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19mm"/>
    </style:style>
    <style:style style:name="co2" style:family="table-column">
      <style:table-column-properties fo:break-before="auto" style:column-width="7.41mm"/>
    </style:style>
    <style:style style:name="co3" style:family="table-column">
      <style:table-column-properties fo:break-before="auto" style:column-width="42.33mm"/>
    </style:style>
    <style:style style:name="co4" style:family="table-column">
      <style:table-column-properties fo:break-before="auto" style:column-width="50.01mm"/>
    </style:style>
    <style:style style:name="co5" style:family="table-column">
      <style:table-column-properties fo:break-before="auto" style:column-width="33.87mm"/>
    </style:style>
    <style:style style:name="co6" style:family="table-column">
      <style:table-column-properties fo:break-before="auto" style:column-width="63.24mm"/>
    </style:style>
    <style:style style:name="co7" style:family="table-column">
      <style:table-column-properties fo:break-before="auto" style:column-width="33.34mm"/>
    </style:style>
    <style:style style:name="co48" style:family="table-column">
      <style:table-column-properties fo:break-before="auto" style:column-width="22.49mm"/>
    </style:style>
    <style:style style:name="co49" style:family="table-column">
      <style:table-column-properties fo:break-before="auto" style:column-width="53.92mm"/>
    </style:style>
    <style:style style:name="co50" style:family="table-column">
      <style:table-column-properties fo:break-before="auto" style:column-width="80.06mm"/>
    </style:style>
    <style:style style:name="co51" style:family="table-column">
      <style:table-column-properties fo:break-before="auto" style:column-width="97.75mm"/>
    </style:style>
    <style:style style:name="co52" style:family="table-column">
      <style:table-column-properties fo:break-before="auto" style:column-width="82.23mm"/>
    </style:style>
    <style:style style:name="co53" style:family="table-column">
      <style:table-column-properties fo:break-before="auto" style:column-width="112.47mm"/>
    </style:style>
    <style:style style:name="co54" style:family="table-column">
      <style:table-column-properties fo:break-before="auto" style:column-width="35.45mm"/>
    </style:style>
    <style:style style:name="co55" style:family="table-column">
      <style:table-column-properties fo:break-before="auto" style:column-width="28.31mm"/>
    </style:style>
    <style:style style:name="co56" style:family="table-column">
      <style:table-column-properties fo:break-before="auto" style:column-width="26.72mm"/>
    </style:style>
    <style:style style:name="co37" style:family="table-column">
      <style:table-column-properties fo:break-before="auto" style:column-width="7.66mm"/>
    </style:style>
    <style:style style:name="co38" style:family="table-column">
      <style:table-column-properties fo:break-before="auto" style:column-width="24.75mm"/>
    </style:style>
    <style:style style:name="co39" style:family="table-column">
      <style:table-column-properties fo:break-before="auto" style:column-width="15.56mm"/>
    </style:style>
    <style:style style:name="co40" style:family="table-column">
      <style:table-column-properties fo:break-before="auto" style:column-width="7.14mm"/>
    </style:style>
    <style:style style:name="co41" style:family="table-column">
      <style:table-column-properties fo:break-before="auto" style:column-width="8.93mm"/>
    </style:style>
    <style:style style:name="co42" style:family="table-column">
      <style:table-column-properties fo:break-before="auto" style:column-width="31.38mm"/>
    </style:style>
    <style:style style:name="co43" style:family="table-column">
      <style:table-column-properties fo:break-before="auto" style:column-width="71.19mm"/>
    </style:style>
    <style:style style:name="co24" style:family="table-column">
      <style:table-column-properties fo:break-before="auto" style:column-width="21.17mm"/>
    </style:style>
    <style:style style:name="co25" style:family="table-column">
      <style:table-column-properties fo:break-before="auto" style:column-width="47.71mm"/>
    </style:style>
    <style:style style:name="co26" style:family="table-column">
      <style:table-column-properties fo:break-before="auto" style:column-width="20.66mm"/>
    </style:style>
    <style:style style:name="co27" style:family="table-column">
      <style:table-column-properties fo:break-before="auto" style:column-width="38.28mm"/>
    </style:style>
    <style:style style:name="co28" style:family="table-column">
      <style:table-column-properties fo:break-before="auto" style:column-width="32.4mm"/>
    </style:style>
    <style:style style:name="co29" style:family="table-column">
      <style:table-column-properties fo:break-before="auto" style:column-width="24.99mm"/>
    </style:style>
    <style:style style:name="co30" style:family="table-column">
      <style:table-column-properties fo:break-before="auto" style:column-width="33.94mm"/>
    </style:style>
    <style:style style:name="co31" style:family="table-column">
      <style:table-column-properties fo:break-before="auto" style:column-width="23.72mm"/>
    </style:style>
    <style:style style:name="co32" style:family="table-column">
      <style:table-column-properties fo:break-before="auto" style:column-width="8.15mm"/>
    </style:style>
    <style:style style:name="co33" style:family="table-column">
      <style:table-column-properties fo:break-before="auto" style:column-width="17.85mm"/>
    </style:style>
    <style:style style:name="co34" style:family="table-column">
      <style:table-column-properties fo:break-before="auto" style:column-width="23.46mm"/>
    </style:style>
    <style:style style:name="co35" style:family="table-column">
      <style:table-column-properties fo:break-before="auto" style:column-width="36.48mm"/>
    </style:style>
    <style:style style:name="co36" style:family="table-column">
      <style:table-column-properties fo:break-before="auto" style:column-width="22.58mm"/>
    </style:style>
    <style:style style:name="co44" style:family="table-column">
      <style:table-column-properties fo:break-before="auto" style:column-width="51.33mm"/>
    </style:style>
    <style:style style:name="co45" style:family="table-column">
      <style:table-column-properties fo:break-before="auto" style:column-width="18.26mm"/>
    </style:style>
    <style:style style:name="co46" style:family="table-column">
      <style:table-column-properties fo:break-before="auto" style:column-width="39.69mm"/>
    </style:style>
    <style:style style:name="co47" style:family="table-column">
      <style:table-column-properties fo:break-before="auto" style:column-width="23.02mm"/>
    </style:style>
    <style:style style:name="co57" style:family="table-column">
      <style:table-column-properties fo:break-before="auto" style:column-width="16.93mm"/>
    </style:style>
    <style:style style:name="co58" style:family="table-column">
      <style:table-column-properties fo:break-before="auto" style:column-width="21.9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10.3mm" fo:break-before="auto" style:use-optimal-row-height="false"/>
    </style:style>
    <style:style style:name="ro7" style:family="table-row">
      <style:table-row-properties style:row-height="9.24mm" fo:break-before="auto" style:use-optimal-row-height="false"/>
    </style:style>
    <style:style style:name="ro9" style:family="table-row">
      <style:table-row-properties style:row-height="8.45mm" fo:break-before="auto" style:use-optimal-row-height="false"/>
    </style:style>
    <style:style style:name="ro8" style:family="table-row">
      <style:table-row-properties style:row-height="5.29mm" fo:break-before="auto" style:use-optimal-row-height="true"/>
    </style:style>
    <style:style style:name="ro11" style:family="table-row">
      <style:table-row-properties style:row-height="5.7mm" fo:break-before="auto" style:use-optimal-row-height="true"/>
    </style:style>
    <style:style style:name="ta1" style:family="table" style:master-page-name="PageStyle_5f_NEP2035_5f_confirmed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style:style style:name="ta4" style:family="table" style:master-page-name="PageStyle_5f_Tabelle3">
      <style:table-properties table:display="true" style:writing-mode="lr-tb"/>
    </style:style>
    <style:style style:name="ta5" style:family="table" style:master-page-name="PageStyle_5f_Tabelle1">
      <style:table-properties table:display="true" style:writing-mode="lr-tb"/>
    </style:style>
    <style:style style:name="ta6" style:family="table" style:master-page-name="PageStyle_5f_Rückbau_20_nach_20_sql">
      <style:table-properties table:display="true" style:writing-mode="lr-tb"/>
    </style:style>
    <style:style style:name="ta8" style:family="table" style:master-page-name="PageStyle_5f_NEP2035_5f_B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ackground-color="#99ff99" style:rotation-align="none"/>
      <style:text-properties style:text-position=""/>
    </style:style>
    <style:style style:name="ce11" style:family="table-cell" style:parent-style-name="Default">
      <style:table-cell-properties fo:background-color="#99ff99"/>
      <style:text-properties style:text-position=""/>
    </style:style>
    <style:style style:name="ce12" style:family="table-cell" style:parent-style-name="Default">
      <style:table-cell-properties fo:background-color="#99ffff" style:rotation-align="none"/>
      <style:text-properties style:text-position=""/>
    </style:style>
    <style:style style:name="ce13" style:family="table-cell" style:parent-style-name="Default">
      <style:table-cell-properties fo:background-color="#99ffff"/>
      <style:text-properties style:text-position=""/>
    </style:style>
    <style:style style:name="ce14" style:family="table-cell" style:parent-style-name="Default">
      <style:table-cell-properties fo:background-color="#66ccff"/>
      <style:text-properties style:text-position=""/>
    </style:style>
    <style:style style:name="ce15" style:family="table-cell" style:parent-style-name="Default">
      <style:table-cell-properties fo:background-color="#ff9999"/>
      <style:text-properties style:text-position=""/>
    </style:style>
    <style:style style:name="ce16" style:family="table-cell" style:parent-style-name="Default">
      <style:table-cell-properties fo:background-color="#ff9999" style:rotation-align="none"/>
      <style:text-properties style:text-position=""/>
    </style:style>
    <style:style style:name="ce17" style:family="table-cell" style:parent-style-name="Default">
      <style:table-cell-properties fo:background-color="#66ccff" style:rotation-align="none"/>
      <style:text-properties style:text-position=""/>
    </style:style>
    <style:style style:name="ce18" style:family="table-cell" style:parent-style-name="Default">
      <style:table-cell-properties fo:background-color="#99ffff" style:rotation-align="none"/>
      <style:text-properties style:use-window-font-color="true" style:text-position=""/>
    </style:style>
    <style:style style:name="ce19" style:family="table-cell" style:parent-style-name="Default">
      <style:table-cell-properties fo:background-color="transparent"/>
      <style:text-properties style:text-position=""/>
    </style:style>
    <style:style style:name="ce2" style:family="table-cell" style:parent-style-name="Default">
      <style:table-cell-properties fo:background-color="#e7e6e6" style:rotation-align="none"/>
      <style:text-properties style:text-position=""/>
    </style:style>
    <style:style style:name="ce20" style:family="table-cell" style:parent-style-name="Default">
      <style:table-cell-properties fo:background-color="#eeeeee" style:rotation-align="none"/>
      <style:text-properties style:text-position="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text-position=""/>
    </style:style>
    <style:style style:name="ce22" style:family="table-cell" style:parent-style-name="Default">
      <style:table-cell-properties fo:background-color="#99ff33"/>
      <style:text-properties style:text-position=""/>
    </style:style>
    <style:style style:name="ce23" style:family="table-cell" style:parent-style-name="Default">
      <style:table-cell-properties fo:background-color="#e7e6e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text-position=""/>
    </style:style>
    <style:style style:name="ce24" style:family="table-cell" style:parent-style-name="Default">
      <style:text-properties fo:color="#ff0000" style:text-position=""/>
    </style:style>
    <style:style style:name="ce25" style:family="table-cell" style:parent-style-name="Default">
      <style:table-cell-properties fo:background-color="#808080"/>
      <style:text-properties fo:color="#000000" style:text-position=""/>
    </style:style>
    <style:style style:name="ce26" style:family="table-cell" style:parent-style-name="Default">
      <style:table-cell-properties fo:background-color="#e7e6e6" style:rotation-align="none"/>
      <style:text-properties fo:color="#000000" style:text-position=""/>
    </style:style>
    <style:style style:name="ce27" style:family="table-cell" style:parent-style-name="Default">
      <style:text-properties fo:color="#000000" style:text-position=""/>
    </style:style>
    <style:style style:name="ce3" style:family="table-cell" style:parent-style-name="Default">
      <style:table-cell-properties fo:background-color="#808080"/>
      <style:text-properties style:text-position=""/>
    </style:style>
    <style:style style:name="ce4" style:family="table-cell" style:parent-style-name="Default">
      <style:table-cell-properties fo:background-color="#808080" style:rotation-align="none"/>
      <style:text-properties style:text-position=""/>
    </style:style>
    <style:style style:name="ce5" style:family="table-cell" style:parent-style-name="Default">
      <style:table-cell-properties fo:background-color="#dddddd"/>
      <style:text-properties style:text-position=""/>
    </style:style>
    <style:style style:name="ce6" style:family="table-cell" style:parent-style-name="Default">
      <style:table-cell-properties fo:background-color="#ffff66" style:rotation-align="none"/>
      <style:text-properties style:text-position=""/>
    </style:style>
    <style:style style:name="ce7" style:family="table-cell" style:parent-style-name="Default">
      <style:table-cell-properties fo:background-color="transparent" style:rotation-align="none"/>
      <style:text-properties style:text-position=""/>
    </style:style>
    <style:style style:name="ce8" style:family="table-cell" style:parent-style-name="Default">
      <style:table-cell-properties fo:background-color="#ffff66"/>
      <style:text-properties style:text-position=""/>
    </style:style>
    <style:style style:name="ce9" style:family="table-cell" style:parent-style-name="Default">
      <style:text-properties fo:color="#808080" style:text-position=""/>
    </style:style>
    <style:style style:name="ce100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fo:border-bottom="0.06pt solid #000000" fo:background-color="#fdeada" style:text-align-source="fix" style:repeat-content="false" fo:border-left="none" fo:border-right="none" style:rotation-align="none" fo:border-top="0.06pt solid #000000"/>
      <style:paragraph-properties fo:text-align="center" fo:margin-left="0mm"/>
      <style:text-properties style:text-position=""/>
    </style:style>
    <style:style style:name="ce102" style:family="table-cell" style:parent-style-name="Default">
      <style:table-cell-properties fo:border-bottom="0.06pt solid #000000" fo:background-color="#fdeada" fo:border-left="none" fo:border-right="0.06pt solid #000000" style:rotation-align="none" fo:border-top="0.06pt solid #000000"/>
      <style:text-properties style:text-position="" fo:font-size="9pt" style:font-size-asian="9pt" style:font-size-complex="9pt"/>
    </style:style>
    <style:style style:name="ce103" style:family="table-cell" style:parent-style-name="Default">
      <style:table-cell-properties fo:border-bottom="0.06pt solid #000000" fo:background-color="#fdeada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text-position="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04" style:family="table-cell" style:parent-style-name="Default">
      <style:table-cell-properties fo:border-bottom="0.06pt solid #000000" fo:background-color="#fdeada" fo:border-left="none" fo:border-right="0.06pt solid #000000" style:rotation-align="none" fo:border-top="0.06pt solid #000000"/>
      <style:text-properties style:text-position=""/>
    </style:style>
    <style:style style:name="ce105" style:family="table-cell" style:parent-style-name="Default">
      <style:table-cell-properties fo:background-color="#fdeada" fo:border="none" style:rotation-align="none"/>
      <style:text-properties style:text-position=""/>
    </style:style>
    <style:style style:name="ce106" style:family="table-cell" style:parent-style-name="Default">
      <style:table-cell-properties fo:border-bottom="0.06pt solid #000000" fo:background-color="#fdeada" fo:border-left="none" fo:border-right="none" style:rotation-align="none" fo:border-top="0.06pt solid #000000"/>
      <style:text-properties style:text-position=""/>
    </style:style>
    <style:style style:name="ce107" style:family="table-cell" style:parent-style-name="Default">
      <style:table-cell-properties fo:border-bottom="0.06pt solid #000000" fo:background-color="#cfe7f5" fo:border-left="none" fo:border-right="none" style:rotation-align="none" fo:border-top="0.06pt solid #000000"/>
      <style:text-properties style:text-position=""/>
    </style:style>
    <style:style style:name="ce108" style:family="table-cell" style:parent-style-name="Default">
      <style:table-cell-properties fo:border-bottom="0.06pt solid #000000" fo:background-color="#cfe7f5" fo:border-left="none" fo:border-right="none" style:rotation-align="none" fo:border-top="0.06pt solid #000000"/>
      <style:text-properties style:text-position="" fo:font-size="9pt" style:font-size-asian="9pt" style:font-size-complex="9pt"/>
    </style:style>
    <style:style style:name="ce109" style:family="table-cell" style:parent-style-name="Default">
      <style:table-cell-properties fo:border-bottom="0.06pt solid #000000" fo:background-color="#cfe7f5" fo:border-left="none" fo:border-right="none" style:rotation-align="none" fo:border-top="0.06pt solid #000000"/>
      <style:text-properties fo:color="#000000" style:text-outline="false" style:text-line-through-style="none" style:text-line-through-type="none" style:text-position="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0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fo:color="#000000" style:text-position=""/>
    </style:style>
    <style:style style:name="ce111" style:family="table-cell" style:parent-style-name="Default">
      <style:table-cell-properties fo:border-bottom="0.06pt solid #000000" fo:background-color="#e6e6ff" fo:border-left="none" fo:border-right="none" style:rotation-align="none" fo:border-top="0.06pt solid #000000"/>
      <style:text-properties fo:color="#000000" style:text-position="" fo:font-size="9pt" style:font-size-asian="9pt" style:font-size-complex="9pt"/>
    </style:style>
    <style:style style:name="ce112" style:family="table-cell" style:parent-style-name="Default">
      <style:table-cell-properties fo:border-bottom="0.06pt solid #000000" fo:background-color="#e6e6ff" fo:border-left="none" fo:border-right="none" style:rotation-align="none" fo:border-top="0.06pt solid #000000"/>
      <style:text-properties fo:color="#000000" style:text-outline="false" style:text-line-through-style="none" style:text-line-through-type="none" style:text-position="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3" style:family="table-cell" style:parent-style-name="Default">
      <style:table-cell-properties fo:border-bottom="0.06pt solid #000000" fo:background-color="#e6e6ff" fo:border-left="none" fo:border-right="none" style:rotation-align="none" fo:border-top="0.06pt solid #000000"/>
      <style:text-properties fo:color="#000000" style:text-position=""/>
    </style:style>
    <style:style style:name="ce114" style:family="table-cell" style:parent-style-name="Default">
      <style:table-cell-properties fo:border-bottom="0.06pt solid #000000" fo:background-color="#e6e6ff" fo:border-left="none" fo:border-right="none" style:rotation-align="none" fo:border-top="0.06pt solid #000000"/>
      <style:text-properties fo:color="#000000" style:text-outline="false" style:text-line-through-style="none" style:text-line-through-type="none" style:text-position="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fo:border-bottom="0.06pt solid #000000" fo:background-color="#fdead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Default">
      <style:table-cell-properties fo:background-color="#fdeada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text-position=""/>
    </style:style>
    <style:style style:name="ce118" style:family="table-cell" style:parent-style-name="Default">
      <style:table-cell-properties fo:background-color="#fdeada" style:diagonal-bl-tr="none" style:diagonal-tl-br="none" fo:border="0.06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Excel_20_Built-in_20_Currency" style:data-style-name="N1">
      <style:table-cell-properties fo:background-color="#fdeada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0" style:family="table-cell" style:parent-style-name="Excel_20_Built-in_20_Currency" style:data-style-name="N2">
      <style:table-cell-properties fo:background-color="#fdeada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1" style:family="table-cell" style:parent-style-name="Excel_20_Built-in_20_Currency" style:data-style-name="N2">
      <style:table-cell-properties fo:background-color="#fdeada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2" style:family="table-cell" style:parent-style-name="Default">
      <style:table-cell-properties fo:border-bottom="0.06pt solid #000000" fo:background-color="#cfe7f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3" style:family="table-cell" style:parent-style-name="Default">
      <style:table-cell-properties fo:background-color="#cfe7f5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text-position=""/>
    </style:style>
    <style:style style:name="ce124" style:family="table-cell" style:parent-style-name="Default">
      <style:table-cell-properties fo:background-color="#cfe7f5" style:diagonal-bl-tr="none" style:diagonal-tl-br="none" fo:border="0.06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5" style:family="table-cell" style:parent-style-name="Excel_20_Built-in_20_Currency" style:data-style-name="N2">
      <style:table-cell-properties fo:background-color="#cfe7f5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6" style:family="table-cell" style:parent-style-name="Excel_20_Built-in_20_Currency" style:data-style-name="N2">
      <style:table-cell-properties fo:background-color="#cfe7f5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7" style:family="table-cell" style:parent-style-name="Default">
      <style:table-cell-properties fo:background-color="#e6e6ff" fo:border="0.06pt solid #000000"/>
      <style:text-properties fo:color="#000000" style:text-position=""/>
    </style:style>
    <style:style style:name="ce128" style:family="table-cell" style:parent-style-name="Excel_20_Built-in_20_Currency" style:data-style-name="N2">
      <style:table-cell-properties fo:background-color="#e6e6ff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Excel_20_Built-in_20_Currency" style:data-style-name="N2">
      <style:table-cell-properties fo:background-color="#e6e6ff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0" style:family="table-cell" style:parent-style-name="Default">
      <style:table-cell-properties fo:border-bottom="0.06pt solid #000000" fo:background-color="#cfe7f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>
      <style:table-cell-properties fo:border-bottom="0.06pt solid #000000" fo:background-color="#cfe7f5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2" style:family="table-cell" style:parent-style-name="Default">
      <style:table-cell-properties fo:border-bottom="none" fo:background-color="#cfe7f5" fo:border-left="none" fo:border-right="0.06pt solid #000000" style:rotation-align="none" fo:border-top="none"/>
      <style:text-properties style:text-position=""/>
    </style:style>
    <style:style style:name="ce133" style:family="table-cell" style:parent-style-name="Default">
      <style:table-cell-properties fo:border-bottom="0.06pt solid #000000" fo:background-color="#cfe7f5" fo:border-left="none" fo:border-right="0.06pt solid #000000" style:rotation-align="none" fo:border-top="none"/>
      <style:text-properties style:text-position=""/>
    </style:style>
    <style:style style:name="ce134" style:family="table-cell" style:parent-style-name="Default">
      <style:table-cell-properties fo:border-bottom="0.06pt solid #000000" fo:background-color="#fdeada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5" style:family="table-cell" style:parent-style-name="Default">
      <style:table-cell-properties fo:border-bottom="none" fo:background-color="#fdeada" fo:border-left="none" fo:border-right="0.06pt solid #000000" style:rotation-align="none" fo:border-top="none"/>
      <style:text-properties style:text-position=""/>
    </style:style>
    <style:style style:name="ce13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7" style:family="table-cell" style:parent-style-name="Default">
      <style:table-cell-properties style:diagonal-bl-tr="none" style:diagonal-tl-br="none" fo:background-color="transparent" fo:border="none" style:rotation-align="none"/>
      <style:text-properties style:text-position=""/>
    </style:style>
    <style:style style:name="ce13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Excel_20_Built-in_20_Currency" style:data-style-name="N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0" style:family="table-cell" style:parent-style-name="Excel_20_Built-in_20_Currency" style:data-style-name="N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fo:background-color="transparent" style:rotation-align="none"/>
      <style:text-properties style:text-position=""/>
    </style:style>
    <style:style style:name="ce62" style:family="table-cell" style:parent-style-name="Default">
      <style:table-cell-properties fo:background-color="transparent"/>
      <style:text-properties style:text-position=""/>
    </style:style>
    <style:style style:name="ce7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0" style:family="table-cell" style:parent-style-name="Default">
      <style:table-cell-properties fo:background-color="#fdeada"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>
      <style:table-cell-properties fo:border-bottom="0.06pt solid #000000" fo:background-color="#fdeada" fo:border-left="0.06pt solid #000000" fo:border-right="none" style:rotation-align="none" fo:border-top="0.06pt solid #000000"/>
      <style:text-properties style:text-position=""/>
    </style:style>
    <style:style style:name="ce82" style:family="table-cell" style:parent-style-name="Default">
      <style:table-cell-properties fo:border-bottom="0.06pt solid #000000" fo:background-color="#fdeada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>
      <style:table-cell-properties fo:border-bottom="none" fo:background-color="#fdeada" fo:border-left="0.06pt solid #000000" fo:border-right="none" style:rotation-align="none" fo:border-top="none"/>
      <style:text-properties style:text-position=""/>
    </style:style>
    <style:style style:name="ce84" style:family="table-cell" style:parent-style-name="Default">
      <style:table-cell-properties fo:background-color="#cfe7f5" style:text-align-source="fix" style:repeat-content="false" fo:border="0.06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fo:border-bottom="0.06pt solid #000000" fo:background-color="#cfe7f5" fo:border-left="0.06pt solid #000000" fo:border-right="none" style:rotation-align="none" fo:border-top="0.06pt solid #000000"/>
      <style:text-properties style:text-position=""/>
    </style:style>
    <style:style style:name="ce86" style:family="table-cell" style:parent-style-name="Default">
      <style:table-cell-properties fo:border-bottom="0.06pt solid #000000" fo:background-color="#cfe7f5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fo:background-color="#cfe7f5" fo:border="none" style:rotation-align="none"/>
      <style:text-properties style:text-position=""/>
    </style:style>
    <style:style style:name="ce88" style:family="table-cell" style:parent-style-name="Default">
      <style:table-cell-properties fo:border-bottom="0.06pt solid #000000" fo:background-color="#cfe7f5" fo:border-left="none" fo:border-right="none" style:rotation-align="none" fo:border-top="none"/>
      <style:text-properties style:text-position=""/>
    </style:style>
    <style:style style:name="ce89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98" style:family="table-cell" style:parent-style-name="Default">
      <style:table-cell-properties fo:border-bottom="0.06pt solid #000000" fo:background-color="#e6e6ff" fo:border-left="0.06pt solid #000000" fo:border-right="none" style:rotation-align="none" fo:border-top="0.06pt solid #000000"/>
      <style:text-properties fo:color="#000000" style:text-position=""/>
    </style:style>
    <style:style style:name="ce99" style:family="table-cell" style:parent-style-name="Default">
      <style:table-cell-properties fo:border-bottom="0.06pt solid #000000" fo:background-color="#e6e6ff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>
      <style:table-cell-properties fo:background-color="#ff66cc"/>
      <style:text-properties style:text-position=""/>
    </style:style>
    <style:style style:name="ce97" style:family="table-cell" style:parent-style-name="Default">
      <style:table-cell-properties fo:background-color="#ff66ff"/>
      <style:text-properties style:text-position=""/>
    </style:style>
    <style:style style:name="ce14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Default">
      <style:table-cell-properties fo:background-color="#e7e6e6" style:rotation-align="none"/>
    </style:style>
    <style:style style:name="ce143" style:family="table-cell" style:parent-style-name="Default">
      <style:table-cell-properties fo:background-color="#808080"/>
    </style:style>
    <style:style style:name="ce144" style:family="table-cell" style:parent-style-name="Default">
      <style:table-cell-properties fo:background-color="#808080" style:rotation-align="none"/>
    </style:style>
    <style:style style:name="ce145" style:family="table-cell" style:parent-style-name="Default">
      <style:table-cell-properties fo:background-color="#dddddd"/>
    </style:style>
    <style:style style:name="ce146" style:family="table-cell" style:parent-style-name="Default">
      <style:table-cell-properties fo:background-color="#ffff66" style:rotation-align="none"/>
    </style:style>
    <style:style style:name="ce147" style:family="table-cell" style:parent-style-name="Default">
      <style:table-cell-properties fo:background-color="transparent" style:rotation-align="none"/>
    </style:style>
    <style:style style:name="ce148" style:family="table-cell" style:parent-style-name="Default">
      <style:table-cell-properties fo:background-color="#ffff66"/>
    </style:style>
    <style:style style:name="ce149" style:family="table-cell" style:parent-style-name="Default">
      <style:text-properties fo:color="#808080"/>
    </style:style>
    <style:style style:name="ce150" style:family="table-cell" style:parent-style-name="Default">
      <style:table-cell-properties fo:background-color="#99ff99" style:rotation-align="none"/>
    </style:style>
    <style:style style:name="ce151" style:family="table-cell" style:parent-style-name="Default">
      <style:table-cell-properties fo:background-color="#99ff99"/>
    </style:style>
    <style:style style:name="ce152" style:family="table-cell" style:parent-style-name="Default">
      <style:table-cell-properties fo:background-color="#99ffff" style:rotation-align="none"/>
    </style:style>
    <style:style style:name="ce153" style:family="table-cell" style:parent-style-name="Default">
      <style:table-cell-properties fo:background-color="#99ffff"/>
    </style:style>
    <style:style style:name="ce154" style:family="table-cell" style:parent-style-name="Default">
      <style:table-cell-properties fo:background-color="#66ccff"/>
    </style:style>
    <style:style style:name="ce155" style:family="table-cell" style:parent-style-name="Default">
      <style:table-cell-properties fo:background-color="#ff9999"/>
    </style:style>
    <style:style style:name="ce156" style:family="table-cell" style:parent-style-name="Default">
      <style:table-cell-properties fo:background-color="#ff9999" style:rotation-align="none"/>
    </style:style>
    <style:style style:name="ce157" style:family="table-cell" style:parent-style-name="Default">
      <style:table-cell-properties fo:background-color="#66ccff" style:rotation-align="none"/>
    </style:style>
    <style:style style:name="ce158" style:family="table-cell" style:parent-style-name="Default">
      <style:table-cell-properties fo:background-color="#99ffff" style:rotation-align="none"/>
      <style:text-properties style:use-window-font-color="true"/>
    </style:style>
    <style:style style:name="ce159" style:family="table-cell" style:parent-style-name="Default">
      <style:table-cell-properties fo:background-color="transparent"/>
    </style:style>
    <style:style style:name="ce160" style:family="table-cell" style:parent-style-name="Default">
      <style:table-cell-properties fo:background-color="#eeeeee" style:rotation-align="none"/>
    </style:style>
    <style:style style:name="ce16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62" style:family="table-cell" style:parent-style-name="Default">
      <style:table-cell-properties fo:background-color="#99ff33"/>
    </style:style>
    <style:style style:name="ce163" style:family="table-cell" style:parent-style-name="Default">
      <style:table-cell-properties fo:background-color="#e7e6e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64" style:family="table-cell" style:parent-style-name="Default">
      <style:text-properties fo:color="#ff0000"/>
    </style:style>
    <style:style style:name="ce165" style:family="table-cell" style:parent-style-name="Default">
      <style:table-cell-properties fo:background-color="#808080"/>
      <style:text-properties fo:color="#000000"/>
    </style:style>
    <style:style style:name="ce166" style:family="table-cell" style:parent-style-name="Default">
      <style:table-cell-properties fo:background-color="#e7e6e6" style:rotation-align="none"/>
      <style:text-properties fo:color="#000000"/>
    </style:style>
    <style:style style:name="ce167" style:family="table-cell" style:parent-style-name="Default">
      <style:text-properties fo:color="#000000"/>
    </style:style>
    <style:style style:name="ce16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69" style:family="table-cell" style:parent-style-name="Default">
      <style:text-properties fo:font-weight="bold" style:font-weight-asian="bold" style:font-weight-complex="bold"/>
    </style:style>
    <style:style style:name="ce170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71" style:family="table-cell" style:parent-style-name="Default">
      <style:table-cell-properties fo:background-color="#ffff99"/>
    </style:style>
    <style:style style:name="ce17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3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74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175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7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7" style:family="table-cell" style:parent-style-name="Default">
      <style:table-cell-properties fo:background-color="#fdeada"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8" style:family="table-cell" style:parent-style-name="Default">
      <style:table-cell-properties fo:border-bottom="0.06pt solid #000000" fo:background-color="#fdeada" fo:border-left="0.06pt solid #000000" fo:border-right="none" style:rotation-align="none" fo:border-top="0.06pt solid #000000"/>
    </style:style>
    <style:style style:name="ce179" style:family="table-cell" style:parent-style-name="Default">
      <style:table-cell-properties fo:border-bottom="0.06pt solid #000000" fo:background-color="#fdeada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0" style:family="table-cell" style:parent-style-name="Default">
      <style:table-cell-properties fo:border-bottom="none" fo:background-color="#fdeada" fo:border-left="0.06pt solid #000000" fo:border-right="none" style:rotation-align="none" fo:border-top="none"/>
    </style:style>
    <style:style style:name="ce181" style:family="table-cell" style:parent-style-name="Default">
      <style:table-cell-properties fo:background-color="#cfe7f5" style:text-align-source="fix" style:repeat-content="false" fo:border="0.06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>
      <style:table-cell-properties fo:border-bottom="0.06pt solid #000000" fo:background-color="#cfe7f5" fo:border-left="0.06pt solid #000000" fo:border-right="none" style:rotation-align="none" fo:border-top="0.06pt solid #000000"/>
    </style:style>
    <style:style style:name="ce183" style:family="table-cell" style:parent-style-name="Default">
      <style:table-cell-properties fo:border-bottom="0.06pt solid #000000" fo:background-color="#cfe7f5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4" style:family="table-cell" style:parent-style-name="Default">
      <style:table-cell-properties fo:background-color="#cfe7f5" fo:border="none" style:rotation-align="none"/>
    </style:style>
    <style:style style:name="ce185" style:family="table-cell" style:parent-style-name="Default">
      <style:table-cell-properties fo:border-bottom="0.06pt solid #000000" fo:background-color="#cfe7f5" fo:border-left="none" fo:border-right="none" style:rotation-align="none" fo:border-top="none"/>
    </style:style>
    <style:style style:name="ce186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87" style:family="table-cell" style:parent-style-name="Default">
      <style:table-cell-properties fo:border-bottom="0.06pt solid #000000" fo:background-color="#e6e6ff" fo:border-left="0.06pt solid #000000" fo:border-right="none" style:rotation-align="none" fo:border-top="0.06pt solid #000000"/>
      <style:text-properties fo:color="#000000"/>
    </style:style>
    <style:style style:name="ce188" style:family="table-cell" style:parent-style-name="Default">
      <style:table-cell-properties fo:border-bottom="0.06pt solid #000000" fo:background-color="#e6e6ff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9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0" style:family="table-cell" style:parent-style-name="Default">
      <style:table-cell-properties fo:border-bottom="0.06pt solid #000000" fo:background-color="#fdeada" style:text-align-source="fix" style:repeat-content="false" fo:border-left="none" fo:border-right="none" style:rotation-align="none" fo:border-top="0.06pt solid #000000"/>
      <style:paragraph-properties fo:text-align="center" fo:margin-left="0mm"/>
    </style:style>
    <style:style style:name="ce191" style:family="table-cell" style:parent-style-name="Default">
      <style:table-cell-properties fo:border-bottom="0.06pt solid #000000" fo:background-color="#fdeada" fo:border-left="none" fo:border-right="0.06pt solid #000000" style:rotation-align="none" fo:border-top="0.06pt solid #000000"/>
      <style:text-properties fo:font-size="9pt" style:font-size-asian="9pt" style:font-size-complex="9pt"/>
    </style:style>
    <style:style style:name="ce192" style:family="table-cell" style:parent-style-name="Default">
      <style:table-cell-properties fo:border-bottom="0.06pt solid #000000" fo:background-color="#fdeada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93" style:family="table-cell" style:parent-style-name="Default">
      <style:table-cell-properties fo:border-bottom="0.06pt solid #000000" fo:background-color="#fdeada" fo:border-left="none" fo:border-right="0.06pt solid #000000" style:rotation-align="none" fo:border-top="0.06pt solid #000000"/>
    </style:style>
    <style:style style:name="ce194" style:family="table-cell" style:parent-style-name="Default">
      <style:table-cell-properties fo:background-color="#fdeada" fo:border="none" style:rotation-align="none"/>
    </style:style>
    <style:style style:name="ce195" style:family="table-cell" style:parent-style-name="Default">
      <style:table-cell-properties fo:border-bottom="0.06pt solid #000000" fo:background-color="#fdeada" fo:border-left="none" fo:border-right="none" style:rotation-align="none" fo:border-top="0.06pt solid #000000"/>
    </style:style>
    <style:style style:name="ce196" style:family="table-cell" style:parent-style-name="Default">
      <style:table-cell-properties fo:border-bottom="0.06pt solid #000000" fo:background-color="#cfe7f5" fo:border-left="none" fo:border-right="none" style:rotation-align="none" fo:border-top="0.06pt solid #000000"/>
    </style:style>
    <style:style style:name="ce197" style:family="table-cell" style:parent-style-name="Default">
      <style:table-cell-properties fo:border-bottom="0.06pt solid #000000" fo:background-color="#cfe7f5" fo:border-left="none" fo:border-right="none" style:rotation-align="none" fo:border-top="0.06pt solid #000000"/>
      <style:text-properties fo:font-size="9pt" style:font-size-asian="9pt" style:font-size-complex="9pt"/>
    </style:style>
    <style:style style:name="ce198" style:family="table-cell" style:parent-style-name="Default">
      <style:table-cell-properties fo:border-bottom="0.06pt solid #000000" fo:background-color="#cfe7f5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99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fo:color="#000000"/>
    </style:style>
    <style:style style:name="ce200" style:family="table-cell" style:parent-style-name="Default">
      <style:table-cell-properties fo:border-bottom="0.06pt solid #000000" fo:background-color="#e6e6ff" fo:border-left="none" fo:border-right="none" style:rotation-align="none" fo:border-top="0.06pt solid #000000"/>
      <style:text-properties fo:color="#000000" fo:font-size="9pt" style:font-size-asian="9pt" style:font-size-complex="9pt"/>
    </style:style>
    <style:style style:name="ce201" style:family="table-cell" style:parent-style-name="Default">
      <style:table-cell-properties fo:border-bottom="0.06pt solid #000000" fo:background-color="#e6e6ff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02" style:family="table-cell" style:parent-style-name="Default">
      <style:table-cell-properties fo:border-bottom="0.06pt solid #000000" fo:background-color="#e6e6ff" fo:border-left="none" fo:border-right="none" style:rotation-align="none" fo:border-top="0.06pt solid #000000"/>
      <style:text-properties fo:color="#000000"/>
    </style:style>
    <style:style style:name="ce203" style:family="table-cell" style:parent-style-name="Default">
      <style:table-cell-properties fo:border-bottom="0.06pt solid #000000" fo:background-color="#e6e6ff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0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5" style:family="table-cell" style:parent-style-name="Default">
      <style:table-cell-properties fo:border-bottom="0.06pt solid #000000" fo:background-color="#fdead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6" style:family="table-cell" style:parent-style-name="Default">
      <style:table-cell-properties fo:background-color="#fdeada" style:diagonal-bl-tr="none" style:diagonal-tl-br="none" style:text-align-source="fix" style:repeat-content="false" fo:border="0.06pt solid #000000" style:rotation-align="none"/>
      <style:paragraph-properties fo:text-align="center" fo:margin-left="0mm"/>
    </style:style>
    <style:style style:name="ce207" style:family="table-cell" style:parent-style-name="Default">
      <style:table-cell-properties fo:background-color="#fdeada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8" style:family="table-cell" style:parent-style-name="Excel_20_Built-in_20_Currency" style:data-style-name="N1">
      <style:table-cell-properties fo:background-color="#fdeada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9" style:family="table-cell" style:parent-style-name="Excel_20_Built-in_20_Currency" style:data-style-name="N2">
      <style:table-cell-properties fo:background-color="#fdeada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0" style:family="table-cell" style:parent-style-name="Excel_20_Built-in_20_Currency" style:data-style-name="N2">
      <style:table-cell-properties fo:background-color="#fdeada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1" style:family="table-cell" style:parent-style-name="Default">
      <style:table-cell-properties fo:border-bottom="0.06pt solid #000000" fo:background-color="#cfe7f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2" style:family="table-cell" style:parent-style-name="Default">
      <style:table-cell-properties fo:background-color="#cfe7f5" style:diagonal-bl-tr="none" style:diagonal-tl-br="none" style:text-align-source="fix" style:repeat-content="false" fo:border="0.06pt solid #000000" style:rotation-align="none"/>
      <style:paragraph-properties fo:text-align="center" fo:margin-left="0mm"/>
    </style:style>
    <style:style style:name="ce213" style:family="table-cell" style:parent-style-name="Default">
      <style:table-cell-properties fo:background-color="#cfe7f5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4" style:family="table-cell" style:parent-style-name="Excel_20_Built-in_20_Currency" style:data-style-name="N2">
      <style:table-cell-properties fo:background-color="#cfe7f5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5" style:family="table-cell" style:parent-style-name="Excel_20_Built-in_20_Currency" style:data-style-name="N2">
      <style:table-cell-properties fo:background-color="#cfe7f5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6" style:family="table-cell" style:parent-style-name="Default">
      <style:table-cell-properties fo:background-color="#e6e6ff" fo:border="0.06pt solid #000000"/>
      <style:text-properties fo:color="#000000"/>
    </style:style>
    <style:style style:name="ce217" style:family="table-cell" style:parent-style-name="Excel_20_Built-in_20_Currency" style:data-style-name="N2">
      <style:table-cell-properties fo:background-color="#e6e6ff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8" style:family="table-cell" style:parent-style-name="Excel_20_Built-in_20_Currency" style:data-style-name="N2">
      <style:table-cell-properties fo:background-color="#e6e6ff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9" style:family="table-cell" style:parent-style-name="Default">
      <style:table-cell-properties fo:border-bottom="0.06pt solid #000000" fo:background-color="#cfe7f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0" style:family="table-cell" style:parent-style-name="Default">
      <style:table-cell-properties fo:border-bottom="0.06pt solid #000000" fo:background-color="#cfe7f5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1" style:family="table-cell" style:parent-style-name="Default">
      <style:table-cell-properties fo:border-bottom="none" fo:background-color="#cfe7f5" fo:border-left="none" fo:border-right="0.06pt solid #000000" style:rotation-align="none" fo:border-top="none"/>
    </style:style>
    <style:style style:name="ce222" style:family="table-cell" style:parent-style-name="Default">
      <style:table-cell-properties fo:border-bottom="0.06pt solid #000000" fo:background-color="#cfe7f5" fo:border-left="none" fo:border-right="0.06pt solid #000000" style:rotation-align="none" fo:border-top="none"/>
    </style:style>
    <style:style style:name="ce223" style:family="table-cell" style:parent-style-name="Default">
      <style:table-cell-properties fo:border-bottom="0.06pt solid #000000" fo:background-color="#fdeada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4" style:family="table-cell" style:parent-style-name="Default">
      <style:table-cell-properties fo:border-bottom="none" fo:background-color="#fdeada" fo:border-left="none" fo:border-right="0.06pt solid #000000" style:rotation-align="none" fo:border-top="none"/>
    </style:style>
    <style:style style:name="ce2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6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227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8" style:family="table-cell" style:parent-style-name="Excel_20_Built-in_20_Currency" style:data-style-name="N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9" style:family="table-cell" style:parent-style-name="Excel_20_Built-in_20_Currency" style:data-style-name="N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0" style:family="table-cell" style:parent-style-name="Default">
      <style:table-cell-properties fo:background-color="#ffe699" style:rotation-align="none"/>
    </style:style>
    <style:style style:name="ce2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2" style:family="table-cell" style:parent-style-name="Default">
      <style:table-cell-properties fo:background-color="#ffff00" style:rotation-align="none"/>
    </style:style>
    <style:style style:name="ce233" style:family="table-cell" style:parent-style-name="Default">
      <style:table-cell-properties fo:background-color="#ffff00"/>
    </style:style>
    <style:style style:name="ce23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6" style:family="table-cell" style:parent-style-name="Default">
      <style:table-cell-properties fo:background-color="#ff66cc"/>
    </style:style>
    <style:style style:name="ce237" style:family="table-cell" style:parent-style-name="Default">
      <style:table-cell-properties fo:background-color="#ff66ff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EP2035_confirm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Projekt</text:p>
          </table:table-cell>
          <table:table-cell table:style-name="ce1" office:value-type="string" calcext:value-type="string">
            <text:p>Abschnitt</text:p>
          </table:table-cell>
          <table:table-cell table:style-name="ce1" office:value-type="string" calcext:value-type="string">
            <text:p>Startpunkt</text:p>
          </table:table-cell>
          <table:table-cell table:style-name="ce1" office:value-type="string" calcext:value-type="string">
            <text:p>Endpunkt</text:p>
          </table:table-cell>
          <table:table-cell table:style-name="ce1" office:value-type="string" calcext:value-type="string">
            <text:p>Leitungstyp</text:p>
          </table:table-cell>
          <table:table-cell table:style-name="ce1" office:value-type="string" calcext:value-type="string">
            <text:p>Spannung</text:p>
          </table:table-cell>
          <table:table-cell table:style-name="ce1" office:value-type="string" calcext:value-type="string">
            <text:p>Leistung (MW)</text:p>
          </table:table-cell>
          <table:table-cell table:style-name="ce1" office:value-type="string" calcext:value-type="string">
            <text:p>Technik</text:p>
          </table:table-cell>
          <table:table-cell table:style-name="ce1" office:value-type="string" calcext:value-type="string">
            <text:p>Erdkabelpilot</text:p>
          </table:table-cell>
          <table:table-cell table:style-name="ce1" office:value-type="string" calcext:value-type="string">
            <text:p>NOVA</text:p>
          </table:table-cell>
          <table:table-cell table:style-name="ce1" office:value-type="string" calcext:value-type="string">
            <text:p>Rückbau</text:p>
          </table:table-cell>
          <table:table-cell table:style-name="ce1" office:value-type="string" calcext:value-type="string">
            <text:p>Anzahl Kabel</text:p>
          </table:table-cell>
          <table:table-cell table:style-name="ce1" office:value-type="string" calcext:value-type="string">
            <text:p>Anmerkung</text:p>
          </table:table-cell>
          <table:table-cell table:style-name="ce1" office:value-type="string" calcext:value-type="string">
            <text:p>Kosten pro km</text:p>
          </table:table-cell>
          <table:table-cell table:style-name="ce1" table:number-columns-repeated="1010"/>
        </table:table-row>
        <table:table-row table:style-name="ro1">
          <table:table-cell table:style-name="ce2" office:value-type="string" calcext:value-type="string">
            <text:p>BBPlG1</text:p>
          </table:table-cell>
          <table:table-cell table:style-name="ce2"/>
          <table:table-cell table:style-name="ce2" office:value-type="string" calcext:value-type="string">
            <text:p>Emden Ost</text:p>
          </table:table-cell>
          <table:table-cell table:style-name="ce2" office:value-type="string" calcext:value-type="string">
            <text:p>Osterath</text:p>
          </table:table-cell>
          <table:table-cell table:style-name="ce2"/>
          <table:table-cell table:style-name="ce2" office:value-type="string" calcext:value-type="string">
            <text:p>320 oder 525 kV</text:p>
          </table:table-cell>
          <table:table-cell table:style-name="ce10" office:value-type="float" office:value="2000" calcext:value-type="float">
            <text:p>2000</text:p>
          </table:table-cell>
          <table:table-cell table:style-name="ce2" office:value-type="string" calcext:value-type="string">
            <text:p>D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ubau</text:p>
          </table:table-cell>
          <table:table-cell table:style-name="ce2" table:number-columns-repeated="3"/>
          <table:table-cell table:style-name="ce2" office:value-type="float" office:value="1500000" calcext:value-type="float">
            <text:p>150000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BBPlG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lmirstedt</text:p>
          </table:table-cell>
          <table:table-cell office:value-type="string" calcext:value-type="string">
            <text:p>Helmstedt</text:p>
          </table:table-cell>
          <table:table-cell/>
          <table:table-cell office:value-type="string" calcext:value-type="string">
            <text:p>380 kV</text:p>
          </table:table-cell>
          <table:table-cell table:style-name="ce11" office:value-type="float" office:value="2370" calcext:value-type="float">
            <text:p>2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table:style-name="ce19" office:value-type="string" calcext:value-type="string">
            <text:p>Netzverstärkung: Neubau in bestehender Trasse</text:p>
          </table:table-cell>
          <table:table-cell office:value-type="string" calcext:value-type="string">
            <text:p>nein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office:value-type="float" office:value="1150000" calcext:value-type="float">
            <text:p>115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PlG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mstedt</text:p>
          </table:table-cell>
          <table:table-cell office:value-type="string" calcext:value-type="string">
            <text:p>Wahle</text:p>
          </table:table-cell>
          <table:table-cell/>
          <table:table-cell office:value-type="string" calcext:value-type="string">
            <text:p>380 kV</text:p>
          </table:table-cell>
          <table:table-cell table:style-name="ce11" office:value-type="float" office:value="2370" calcext:value-type="float">
            <text:p>2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table:style-name="ce19" office:value-type="string" calcext:value-type="string">
            <text:p>Netzverstärkung: Neubau in bestehender Trasse</text:p>
          </table:table-cell>
          <table:table-cell office:value-type="string" calcext:value-type="string">
            <text:p>nein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office:value-type="float" office:value="1150000" calcext:value-type="float">
            <text:p>1150000</text:p>
          </table:table-cell>
          <table:table-cell table:style-name="ce11" office:value-type="string" calcext:value-type="string">
            <text:p>NE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BPlG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lmirstedt</text:p>
          </table:table-cell>
          <table:table-cell office:value-type="string" calcext:value-type="string">
            <text:p>Wahle</text:p>
          </table:table-cell>
          <table:table-cell/>
          <table:table-cell office:value-type="string" calcext:value-type="string">
            <text:p>380 kV</text:p>
          </table:table-cell>
          <table:table-cell table:style-name="ce11" office:value-type="float" office:value="2370" calcext:value-type="float">
            <text:p>2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/>
          <table:table-cell table:style-name="ce15" office:value-type="float" office:value="6" calcext:value-type="float">
            <text:p>6</text:p>
          </table:table-cell>
          <table:table-cell/>
          <table:table-cell office:value-type="float" office:value="1150000" calcext:value-type="float">
            <text:p>1150000</text:p>
          </table:table-cell>
          <table:table-cell table:style-name="ce15" office:value-type="string" calcext:value-type="string">
            <text:p>Anzahl neuer Systeme = Anzahl Rückgebauter Systeme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BPlG11</text:p>
          </table:table-cell>
          <table:table-cell table:style-name="ce2"/>
          <table:table-cell table:style-name="ce2" office:value-type="string" calcext:value-type="string">
            <text:p>Bertikow</text:p>
          </table:table-cell>
          <table:table-cell table:style-name="ce2" office:value-type="string" calcext:value-type="string">
            <text:p>Pasewalk</text:p>
          </table:table-cell>
          <table:table-cell table:style-name="ce2" office:value-type="string" calcext:value-type="string">
            <text:p>2x3x4x435AL1/55ST1A</text:p>
          </table:table-cell>
          <table:table-cell table:style-name="ce2" office:value-type="string" calcext:value-type="string">
            <text:p>380 kV</text:p>
          </table:table-cell>
          <table:table-cell table:style-name="ce12" office:value-type="float" office:value="4740" calcext:value-type="float">
            <text:p>474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10" office:value-type="float" office:value="6" calcext:value-type="float">
            <text:p>6</text:p>
          </table:table-cell>
          <table:table-cell table:style-name="ce2" office:value-type="string" calcext:value-type="string">
            <text:p>Hochstrombeseilung</text:p>
          </table:table-cell>
          <table:table-cell table:style-name="ce2" office:value-type="float" office:value="1500000" calcext:value-type="float">
            <text:p>1500000</text:p>
          </table:table-cell>
          <table:table-cell table:style-name="ce17" office:value-type="string" calcext:value-type="string">
            <text:p>ÜNB</text:p>
          </table:table-cell>
          <table:table-cell table:style-name="ce2" table:number-columns-repeated="1009"/>
        </table:table-row>
        <table:table-row table:style-name="ro1">
          <table:table-cell office:value-type="string" calcext:value-type="string">
            <text:p>BBPlG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eselbach</text:p>
          </table:table-cell>
          <table:table-cell office:value-type="string" calcext:value-type="string">
            <text:p>Punkt Sonneborn</text:p>
          </table:table-cell>
          <table:table-cell table:style-name="ce2" office:value-type="string" calcext:value-type="string">
            <text:p>4x3x4x435AL1/55ST1A</text:p>
          </table:table-cell>
          <table:table-cell office:value-type="string" calcext:value-type="string">
            <text:p>380 kV</text:p>
          </table:table-cell>
          <table:table-cell table:style-name="ce13" table:formula="of:=2*4070" office:value-type="float" office:value="8140" calcext:value-type="float">
            <text:p>814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office:value-type="string" calcext:value-type="string">
            <text:p>Ersatz 380</text:p>
          </table:table-cell>
          <table:table-cell table:style-name="ce11" office:value-type="float" office:value="12" calcext:value-type="float">
            <text:p>12</text:p>
          </table:table-cell>
          <table:table-cell office:value-type="string" calcext:value-type="string">
            <text:p>Hochstrombeseilung, dann 4 Systeme</text:p>
          </table:table-cell>
          <table:table-cell table:formula="of:= 2* 1600000" office:value-type="float" office:value="3200000" calcext:value-type="float">
            <text:p>3200000</text:p>
          </table:table-cell>
          <table:table-cell table:style-name="ce13" office:value-type="string" calcext:value-type="string">
            <text:p>Planfeststelungsbeschlu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BPlG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kt Sonneborn</text:p>
          </table:table-cell>
          <table:table-cell office:value-type="string" calcext:value-type="string">
            <text:p>Mecklar</text:p>
          </table:table-cell>
          <table:table-cell table:style-name="ce2" office:value-type="string" calcext:value-type="string">
            <text:p>2x3x4x435AL1/55ST1A4</text:p>
          </table:table-cell>
          <table:table-cell office:value-type="string" calcext:value-type="string">
            <text:p>380 kV</text:p>
          </table:table-cell>
          <table:table-cell table:style-name="ce13" table:formula="of:=2*4070" office:value-type="float" office:value="8140" calcext:value-type="float">
            <text:p>814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office:value-type="string" calcext:value-type="string">
            <text:p>Ersatz 380</text:p>
          </table:table-cell>
          <table:table-cell table:style-name="ce11" office:value-type="float" office:value="12" calcext:value-type="float">
            <text:p>12</text:p>
          </table:table-cell>
          <table:table-cell/>
          <table:table-cell table:formula="of:= 2* 1600000" office:value-type="float" office:value="3200000" calcext:value-type="float">
            <text:p>320000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BPlG13</text:p>
          </table:table-cell>
          <table:table-cell table:style-name="ce2"/>
          <table:table-cell table:style-name="ce2" office:value-type="string" calcext:value-type="string">
            <text:p>Pulgar</text:p>
          </table:table-cell>
          <table:table-cell table:style-name="ce2" office:value-type="string" calcext:value-type="string">
            <text:p>Vieselbach</text:p>
          </table:table-cell>
          <table:table-cell office:value-type="string" calcext:value-type="string">
            <text:p>2x3x4x565AL1/72ST1A</text:p>
          </table:table-cell>
          <table:table-cell table:style-name="ce2" office:value-type="string" calcext:value-type="string">
            <text:p>380 kV</text:p>
          </table:table-cell>
          <table:table-cell table:style-name="ce12" table:formula="of:=2*268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0" office:value-type="string" calcext:value-type="string">
            <text:p>Netzverstärkung: Neubau in bestehender Trasse</text:p>
          </table:table-cell>
          <table:table-cell table:style-name="ce2" office:value-type="float" office:value="380" calcext:value-type="float">
            <text:p>380</text:p>
          </table:table-cell>
          <table:table-cell table:style-name="ce16" office:value-type="float" office:value="6" calcext:value-type="float">
            <text:p>6</text:p>
          </table:table-cell>
          <table:table-cell table:style-name="ce2" office:value-type="string" calcext:value-type="string">
            <text:p>Hochstrombeseilung</text:p>
          </table:table-cell>
          <table:table-cell table:style-name="ce2" table:formula="of:= 1600000/2" office:value-type="float" office:value="800000" calcext:value-type="float">
            <text:p>80000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BBPlG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da</text:p>
          </table:table-cell>
          <table:table-cell office:value-type="string" calcext:value-type="string">
            <text:p>Remptendorf</text:p>
          </table:table-cell>
          <table:table-cell table:style-name="ce9" office:value-type="string" calcext:value-type="string">
            <text:p>2x3x4x565AL1/72ST1A</text:p>
          </table:table-cell>
          <table:table-cell office:value-type="string" calcext:value-type="string">
            <text:p>380 kV</text:p>
          </table:table-cell>
          <table:table-cell table:style-name="ce13" table:formula="of:=2*2685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office:value-type="float" office:value="380" calcext:value-type="float">
            <text:p>380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Hochstrombeseilung</text:p>
          </table:table-cell>
          <table:table-cell table:formula="of:= 1.5*1600000" office:value-type="float" office:value="2400000" calcext:value-type="float">
            <text:p>240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PlG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öhrsdorf</text:p>
          </table:table-cell>
          <table:table-cell office:value-type="string" calcext:value-type="string">
            <text:p>Weida</text:p>
          </table:table-cell>
          <table:table-cell table:style-name="ce9" office:value-type="string" calcext:value-type="string">
            <text:p>2x3x4x565AL1/72ST1A</text:p>
          </table:table-cell>
          <table:table-cell office:value-type="string" calcext:value-type="string">
            <text:p>380 kV</text:p>
          </table:table-cell>
          <table:table-cell table:style-name="ce13" table:formula="of:=2*2685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office:value-type="float" office:value="380" calcext:value-type="float">
            <text:p>380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Hochstrombeseilung</text:p>
          </table:table-cell>
          <table:table-cell table:formula="of:= 1.5*1600000" office:value-type="float" office:value="2400000" calcext:value-type="float">
            <text:p>240000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BPlG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unkt Metternich</text:p>
          </table:table-cell>
          <table:table-cell table:style-name="ce2" office:value-type="string" calcext:value-type="string">
            <text:p>Punkt Pillig</text:p>
          </table:table-cell>
          <table:table-cell office:value-type="string" calcext:value-type="string">
            <text:p>2x3x4x565AL1/72ST1A</text:p>
          </table:table-cell>
          <table:table-cell table:style-name="ce2" office:value-type="string" calcext:value-type="string">
            <text:p>380 kV</text:p>
          </table:table-cell>
          <table:table-cell table:style-name="ce13" table:formula="of:=2*268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17" office:value-type="float" office:value="220" calcext:value-type="float">
            <text:p>220</text:p>
          </table:table-cell>
          <table:table-cell table:style-name="ce16" office:value-type="float" office:value="6" calcext:value-type="float">
            <text:p>6</text:p>
          </table:table-cell>
          <table:table-cell table:style-name="ce2"/>
          <table:table-cell table:style-name="ce2" office:value-type="float" office:value="1600000" calcext:value-type="float">
            <text:p>1600000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BBPlG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unkt Pillig</text:p>
          </table:table-cell>
          <table:table-cell table:style-name="ce2" office:value-type="string" calcext:value-type="string">
            <text:p>Wengerohr</text:p>
          </table:table-cell>
          <table:table-cell office:value-type="string" calcext:value-type="string">
            <text:p>2x3x4x565AL1/72ST1A</text:p>
          </table:table-cell>
          <table:table-cell table:style-name="ce2" office:value-type="string" calcext:value-type="string">
            <text:p>380 kV</text:p>
          </table:table-cell>
          <table:table-cell table:style-name="ce13" table:formula="of:=2*268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17" office:value-type="float" office:value="220" calcext:value-type="float">
            <text:p>220</text:p>
          </table:table-cell>
          <table:table-cell table:style-name="ce16" office:value-type="float" office:value="6" calcext:value-type="float">
            <text:p>6</text:p>
          </table:table-cell>
          <table:table-cell table:style-name="ce2"/>
          <table:table-cell table:style-name="ce2" office:value-type="float" office:value="1600000" calcext:value-type="float">
            <text:p>1600000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BBPlG1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Wengerohr</text:p>
          </table:table-cell>
          <table:table-cell table:style-name="ce2" office:value-type="string" calcext:value-type="string">
            <text:p>Niederstedem</text:p>
          </table:table-cell>
          <table:table-cell office:value-type="string" calcext:value-type="string">
            <text:p>2x3x4x565AL1/72ST1A</text:p>
          </table:table-cell>
          <table:table-cell table:style-name="ce2" office:value-type="string" calcext:value-type="string">
            <text:p>380 kV</text:p>
          </table:table-cell>
          <table:table-cell table:style-name="ce13" table:formula="of:=2*268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14" office:value-type="float" office:value="220" calcext:value-type="float">
            <text:p>220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2" office:value-type="float" office:value="1600000" calcext:value-type="float">
            <text:p>160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PlG17</text:p>
          </table:table-cell>
          <table:table-cell/>
          <table:table-cell office:value-type="string" calcext:value-type="string">
            <text:p>Mecklar</text:p>
          </table:table-cell>
          <table:table-cell office:value-type="string" calcext:value-type="string">
            <text:p>Grafenrheinfeld</text:p>
          </table:table-cell>
          <table:table-cell/>
          <table:table-cell office:value-type="string" calcext:value-type="string">
            <text:p>380 kV</text:p>
          </table:table-cell>
          <table:table-cell table:style-name="ce14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nein</text:p>
          </table:table-cell>
          <table:table-cell table:style-name="ce14" office:value-type="float" office:value="6" calcext:value-type="float">
            <text:p>6</text:p>
          </table:table-cell>
          <table:table-cell/>
          <table:table-cell office:value-type="float" office:value="1400000" calcext:value-type="float">
            <text:p>140000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BPlG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dwitz</text:p>
          </table:table-cell>
          <table:table-cell table:style-name="ce2" office:value-type="string" calcext:value-type="string">
            <text:p>Mechlenreuth</text:p>
          </table:table-cell>
          <table:table-cell table:style-name="ce2"/>
          <table:table-cell table:style-name="ce2" office:value-type="string" calcext:value-type="string">
            <text:p>380 kV</text:p>
          </table:table-cell>
          <table:table-cell table:style-name="ce10" office:value-type="float" office:value="1790" calcext:value-type="float">
            <text:p>179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/>
          <table:table-cell table:style-name="ce10" office:value-type="float" office:value="3" calcext:value-type="float">
            <text:p>3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BBPlG1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echlenreuth</text:p>
          </table:table-cell>
          <table:table-cell table:style-name="ce2" office:value-type="string" calcext:value-type="string">
            <text:p>Etzenricht</text:p>
          </table:table-cell>
          <table:table-cell table:style-name="ce2"/>
          <table:table-cell table:style-name="ce2" office:value-type="string" calcext:value-type="string">
            <text:p>380 kV</text:p>
          </table:table-cell>
          <table:table-cell table:style-name="ce10" office:value-type="float" office:value="1790" calcext:value-type="float">
            <text:p>179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 x 1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formula="of:=1600000/2" office:value-type="float" office:value="800000" calcext:value-type="float">
            <text:p>80000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BPlG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tzenricht</text:p>
          </table:table-cell>
          <table:table-cell table:style-name="ce2" office:value-type="string" calcext:value-type="string">
            <text:p>Schwandorf</text:p>
          </table:table-cell>
          <table:table-cell table:style-name="ce2"/>
          <table:table-cell table:style-name="ce2" office:value-type="string" calcext:value-type="string">
            <text:p>380 kV</text:p>
          </table:table-cell>
          <table:table-cell table:style-name="ce10" office:value-type="float" office:value="1790" calcext:value-type="float">
            <text:p>179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 x 1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formula="of:=1600000/2" office:value-type="float" office:value="800000" calcext:value-type="float">
            <text:p>80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PlG19</text:p>
          </table:table-cell>
          <table:table-cell/>
          <table:table-cell office:value-type="string" calcext:value-type="string">
            <text:p>Urberach</text:p>
          </table:table-cell>
          <table:table-cell office:value-type="string" calcext:value-type="string">
            <text:p>Pfungstadt</text:p>
          </table:table-cell>
          <table:table-cell/>
          <table:table-cell office:value-type="string" calcext:value-type="string">
            <text:p>380 kV</text:p>
          </table:table-cell>
          <table:table-cell table:style-name="ce15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nein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office:value-type="float" office:value="1400000" calcext:value-type="float">
            <text:p>140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BPlG19</text:p>
          </table:table-cell>
          <table:table-cell/>
          <table:table-cell office:value-type="string" calcext:value-type="string">
            <text:p>Weinheim</text:p>
          </table:table-cell>
          <table:table-cell office:value-type="string" calcext:value-type="string">
            <text:p>Daxlanden</text:p>
          </table:table-cell>
          <table:table-cell/>
          <table:table-cell office:value-type="string" calcext:value-type="string">
            <text:p>380 kV</text:p>
          </table:table-cell>
          <table:table-cell table:style-name="ce15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style-name="ce7" office:value-type="string" calcext:value-type="string">
            <text:p>Ersatz 220</text:p>
          </table:table-cell>
          <table:table-cell/>
          <table:table-cell office:value-type="string" calcext:value-type="string">
            <text:p>weg!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BPlG19</text:p>
          </table:table-cell>
          <table:table-cell/>
          <table:table-cell office:value-type="string" calcext:value-type="string">
            <text:p>Altlußheim</text:p>
          </table:table-cell>
          <table:table-cell office:value-type="string" calcext:value-type="string">
            <text:p>Daxlanden</text:p>
          </table:table-cell>
          <table:table-cell/>
          <table:table-cell office:value-type="string" calcext:value-type="string">
            <text:p>380 kV</text:p>
          </table:table-cell>
          <table:table-cell table:style-name="ce15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style-name="ce7" office:value-type="string" calcext:value-type="string">
            <text:p>Ersatz 22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BPlG19</text:p>
          </table:table-cell>
          <table:table-cell/>
          <table:table-cell office:value-type="string" calcext:value-type="string">
            <text:p>G380</text:p>
          </table:table-cell>
          <table:table-cell office:value-type="string" calcext:value-type="string">
            <text:p>Altlußheim</text:p>
          </table:table-cell>
          <table:table-cell/>
          <table:table-cell office:value-type="string" calcext:value-type="string">
            <text:p>380 kV</text:p>
          </table:table-cell>
          <table:table-cell table:style-name="ce15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style-name="ce7" office:value-type="string" calcext:value-type="string">
            <text:p>Ersatz 22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BPlG19</text:p>
          </table:table-cell>
          <table:table-cell/>
          <table:table-cell office:value-type="string" calcext:value-type="string">
            <text:p>Weinheim</text:p>
          </table:table-cell>
          <table:table-cell office:value-type="string" calcext:value-type="string">
            <text:p>G380</text:p>
          </table:table-cell>
          <table:table-cell/>
          <table:table-cell office:value-type="string" calcext:value-type="string">
            <text:p>380 kV</text:p>
          </table:table-cell>
          <table:table-cell table:style-name="ce15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style-name="ce7" office:value-type="string" calcext:value-type="string">
            <text:p>Ersatz 22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BPlG19</text:p>
          </table:table-cell>
          <table:table-cell/>
          <table:table-cell office:value-type="string" calcext:value-type="string">
            <text:p>Pfungstadt</text:p>
          </table:table-cell>
          <table:table-cell office:value-type="string" calcext:value-type="string">
            <text:p>Weinheim</text:p>
          </table:table-cell>
          <table:table-cell/>
          <table:table-cell office:value-type="string" calcext:value-type="string">
            <text:p>380 kV</text:p>
          </table:table-cell>
          <table:table-cell table:style-name="ce15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Stromkreisauflage/Umbeseilung</text:p>
          </table:table-cell>
          <table:table-cell office:value-type="string" calcext:value-type="string">
            <text:p>nein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BPlG2</text:p>
          </table:table-cell>
          <table:table-cell table:style-name="ce2"/>
          <table:table-cell table:style-name="ce2" office:value-type="string" calcext:value-type="string">
            <text:p>Osterath</text:p>
          </table:table-cell>
          <table:table-cell table:style-name="ce2" office:value-type="string" calcext:value-type="string">
            <text:p>Philippsburg</text:p>
          </table:table-cell>
          <table:table-cell table:style-name="ce2"/>
          <table:table-cell table:style-name="ce2" office:value-type="string" calcext:value-type="string">
            <text:p>380 kV</text:p>
          </table:table-cell>
          <table:table-cell table:style-name="ce10" office:value-type="float" office:value="2000" calcext:value-type="float">
            <text:p>2000</text:p>
          </table:table-cell>
          <table:table-cell table:style-name="ce2" office:value-type="string" calcext:value-type="string">
            <text:p>DC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Netzverstärkung</text:p>
          </table:table-cell>
          <table:table-cell table:style-name="ce6" office:value-type="string" calcext:value-type="string">
            <text:p>380x1</text:p>
          </table:table-cell>
          <table:table-cell table:style-name="ce2" table:number-columns-repeated="1013"/>
        </table:table-row>
        <table:table-row table:style-name="ro2">
          <table:table-cell office:value-type="string" calcext:value-type="string">
            <text:p>BBPlG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enrheinfeld</text:p>
          </table:table-cell>
          <table:table-cell office:value-type="string" calcext:value-type="string">
            <text:p>Kupferzell</text:p>
          </table:table-cell>
          <table:table-cell/>
          <table:table-cell office:value-type="string" calcext:value-type="string">
            <text:p>380 kV</text:p>
          </table:table-cell>
          <table:table-cell table:style-name="ce11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table:style-name="ce21" office:value-type="string" calcext:value-type="string">
            <text:p>Netzverstärkung: Stromkreisauflage/Umbeseilung</text:p>
          </table:table-cell>
          <table:table-cell office:value-type="string" calcext:value-type="string">
            <text:p>nein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BPlG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pferzell</text:p>
          </table:table-cell>
          <table:table-cell office:value-type="string" calcext:value-type="string">
            <text:p>Großgartach</text:p>
          </table:table-cell>
          <table:table-cell/>
          <table:table-cell office:value-type="string" calcext:value-type="string">
            <text:p>380 kV</text:p>
          </table:table-cell>
          <table:table-cell table:style-name="ce11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table:style-name="ce22" office:value-type="float" office:value="4740" calcext:value-type="float">
            <text:p>4740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BPlG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axlanden</text:p>
          </table:table-cell>
          <table:table-cell table:style-name="ce2" office:value-type="string" calcext:value-type="string">
            <text:p>Kuppenheim</text:p>
          </table:table-cell>
          <table:table-cell table:style-name="ce2"/>
          <table:table-cell table:style-name="ce2" office:value-type="string" calcext:value-type="string">
            <text:p>380 kV</text:p>
          </table:table-cell>
          <table:table-cell table:style-name="ce16" table:formula="of:= 2*1790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16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BBPlG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Kuppenheim</text:p>
          </table:table-cell>
          <table:table-cell table:style-name="ce2" office:value-type="string" calcext:value-type="string">
            <text:p>Bühl</text:p>
          </table:table-cell>
          <table:table-cell table:style-name="ce2"/>
          <table:table-cell table:style-name="ce2" office:value-type="string" calcext:value-type="string">
            <text:p>380 kV</text:p>
          </table:table-cell>
          <table:table-cell table:style-name="ce16" table:formula="of:= 2*1790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16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BBPlG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ast 145</text:p>
          </table:table-cell>
          <table:table-cell table:style-name="ce2" office:value-type="string" calcext:value-type="string">
            <text:p>Eichstetten</text:p>
          </table:table-cell>
          <table:table-cell table:style-name="ce2"/>
          <table:table-cell table:style-name="ce2" office:value-type="string" calcext:value-type="string">
            <text:p>380 kV</text:p>
          </table:table-cell>
          <table:table-cell table:style-name="ce16" table:formula="of:= 2*1790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16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BBPlG2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ühl</text:p>
          </table:table-cell>
          <table:table-cell table:style-name="ce2" office:value-type="string" calcext:value-type="string">
            <text:p>Mast 145</text:p>
          </table:table-cell>
          <table:table-cell table:style-name="ce2"/>
          <table:table-cell table:style-name="ce2" office:value-type="string" calcext:value-type="string">
            <text:p>380 kV</text:p>
          </table:table-cell>
          <table:table-cell table:style-name="ce16" table:formula="of:= 2*1790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BPlG24</text:p>
          </table:table-cell>
          <table:table-cell/>
          <table:table-cell office:value-type="string" calcext:value-type="string">
            <text:p>Punkt Rommelsbach</text:p>
          </table:table-cell>
          <table:table-cell office:value-type="string" calcext:value-type="string">
            <text:p>Herbertingen</text:p>
          </table:table-cell>
          <table:table-cell office:value-type="string" calcext:value-type="string">
            <text:p>2x3x4x550Al/70St</text:p>
          </table:table-cell>
          <table:table-cell office:value-type="string" calcext:value-type="string">
            <text:p>380 kV</text:p>
          </table:table-cell>
          <table:table-cell table:style-name="ce13" office:value-type="float" office:value="2370" calcext:value-type="float">
            <text:p>2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style-name="ce14" office:value-type="string" calcext:value-type="string">
            <text:p>220 x 1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BPlG25</text:p>
          </table:table-cell>
          <table:table-cell table:style-name="ce2"/>
          <table:table-cell table:style-name="ce2" office:value-type="string" calcext:value-type="string">
            <text:p>Punkt Wullenstetten</text:p>
          </table:table-cell>
          <table:table-cell table:style-name="ce2" office:value-type="string" calcext:value-type="string">
            <text:p>Punkt Niederwangen</text:p>
          </table:table-cell>
          <table:table-cell table:style-name="ce2"/>
          <table:table-cell table:style-name="ce2" office:value-type="string" calcext:value-type="string">
            <text:p>380 kV</text:p>
          </table:table-cell>
          <table:table-cell table:style-name="ce17" office:value-type="float" office:value="1790" calcext:value-type="float">
            <text:p>179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Stromkreisauflage/Umbeseilung</text:p>
          </table:table-cell>
          <table:table-cell table:style-name="ce2"/>
          <table:table-cell table:style-name="ce17" office:value-type="float" office:value="3" calcext:value-type="float">
            <text:p>3</text:p>
          </table:table-cell>
          <table:table-cell table:style-name="ce2" office:value-type="string" calcext:value-type="string">
            <text:p>zwei Teile, Dellmensingen</text:p>
          </table:table-cell>
          <table:table-cell table:style-name="ce2" table:number-columns-repeated="1011"/>
        </table:table-row>
        <table:table-row table:style-name="ro1">
          <table:table-cell table:style-name="ce3" office:value-type="string" calcext:value-type="string">
            <text:p>BBPlG26</text:p>
          </table:table-cell>
          <table:table-cell table:style-name="ce3"/>
          <table:table-cell table:style-name="ce3" office:value-type="string" calcext:value-type="string">
            <text:p>Bärwalde</text:p>
          </table:table-cell>
          <table:table-cell table:style-name="ce3" office:value-type="string" calcext:value-type="string">
            <text:p>Schmölln</text:p>
          </table:table-cell>
          <table:table-cell table:style-name="ce3"/>
          <table:table-cell table:style-name="ce3" office:value-type="string" calcext:value-type="string">
            <text:p>380 kV</text:p>
          </table:table-cell>
          <table:table-cell table:style-name="ce3"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nein</text:p>
          </table:table-cell>
          <table:table-cell table:style-name="ce3" office:value-type="string" calcext:value-type="string">
            <text:p>Netzverstärkung</text:p>
          </table:table-cell>
          <table:table-cell table:style-name="ce3" table:number-columns-repeated="2"/>
          <table:table-cell office:value-type="string" calcext:value-type="string">
            <text:p>nach qGis schon da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BBPlG27</text:p>
          </table:table-cell>
          <table:table-cell table:style-name="ce4"/>
          <table:table-cell table:style-name="ce4" office:value-type="string" calcext:value-type="string">
            <text:p>Abzweig Welsleben</text:p>
          </table:table-cell>
          <table:table-cell table:style-name="ce4" office:value-type="string" calcext:value-type="string">
            <text:p>Förderstedt</text:p>
          </table:table-cell>
          <table:table-cell table:style-name="ce4"/>
          <table:table-cell table:style-name="ce4" office:value-type="string" calcext:value-type="string">
            <text:p>380 kV</text:p>
          </table:table-cell>
          <table:table-cell table:style-name="ce4" table:formula="of:= 4*1790" office:value-type="float" office:value="7160" calcext:value-type="float">
            <text:p>7160</text:p>
          </table:table-cell>
          <table:table-cell table:style-name="ce4" office:value-type="string" calcext:value-type="string">
            <text:p>AC</text:p>
          </table:table-cell>
          <table:table-cell table:style-name="ce4" office:value-type="string" calcext:value-type="string">
            <text:p>nein</text:p>
          </table:table-cell>
          <table:table-cell table:style-name="ce4" office:value-type="string" calcext:value-type="string">
            <text:p>Netzverstärkung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nach qGis schon da</text:p>
          </table:table-cell>
          <table:table-cell table:style-name="ce2" table:number-columns-repeated="1011"/>
        </table:table-row>
        <table:table-row table:style-name="ro1">
          <table:table-cell table:style-name="ce3" office:value-type="string" calcext:value-type="string">
            <text:p>BBPlG28</text:p>
          </table:table-cell>
          <table:table-cell table:style-name="ce3"/>
          <table:table-cell table:style-name="ce3" office:value-type="string" calcext:value-type="string">
            <text:p>Abzweig Parchim Süd</text:p>
          </table:table-cell>
          <table:table-cell table:style-name="ce3" office:value-type="string" calcext:value-type="string">
            <text:p>Neuburg</text:p>
          </table:table-cell>
          <table:table-cell table:style-name="ce3"/>
          <table:table-cell table:style-name="ce3" office:value-type="string" calcext:value-type="string">
            <text:p>380 kV</text:p>
          </table:table-cell>
          <table:table-cell table:style-name="ce3"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nein</text:p>
          </table:table-cell>
          <table:table-cell table:style-name="ce3" office:value-type="string" calcext:value-type="string">
            <text:p>Netzverstärkung</text:p>
          </table:table-cell>
          <table:table-cell table:style-name="ce3" table:number-columns-repeated="2"/>
          <table:table-cell office:value-type="string" calcext:value-type="string">
            <text:p>nach qGis schon da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BPlG29</text:p>
          </table:table-cell>
          <table:table-cell table:style-name="ce2"/>
          <table:table-cell table:style-name="ce2" office:value-type="string" calcext:value-type="string">
            <text:p>OWP Kriegers Flak (DK)</text:p>
          </table:table-cell>
          <table:table-cell table:style-name="ce2" office:value-type="string" calcext:value-type="string">
            <text:p>OWP Baltic 2 (Combined Grid Solution)</text:p>
          </table:table-cell>
          <table:table-cell table:style-name="ce2"/>
          <table:table-cell table:style-name="ce2" office:value-type="string" calcext:value-type="string">
            <text:p>380 kV</text:p>
          </table:table-cell>
          <table:table-cell table:style-name="ce17" office:value-type="float" office:value="400" calcext:value-type="float">
            <text:p>400</text:p>
          </table:table-cell>
          <table:table-cell table:style-name="ce2" office:value-type="string" calcext:value-type="string">
            <text:p>DC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Neubau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BBPlG3</text:p>
          </table:table-cell>
          <table:table-cell/>
          <table:table-cell office:value-type="string" calcext:value-type="string">
            <text:p>Brunsbüttel</text:p>
          </table:table-cell>
          <table:table-cell office:value-type="string" calcext:value-type="string">
            <text:p>Großgartach</text:p>
          </table:table-cell>
          <table:table-cell/>
          <table:table-cell office:value-type="string" calcext:value-type="string">
            <text:p>320 oder 525 kV</text:p>
          </table:table-cell>
          <table:table-cell table:style-name="ce11" office:value-type="float" office:value="2000" calcext:value-type="float">
            <text:p>20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eubau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BPlG30</text:p>
          </table:table-cell>
          <table:table-cell table:style-name="ce2"/>
          <table:table-cell table:style-name="ce2" office:value-type="string" calcext:value-type="string">
            <text:p>Oberzier</text:p>
          </table:table-cell>
          <table:table-cell table:style-name="ce6" office:value-type="string" calcext:value-type="string">
            <text:p>Bundesgrenze (BE)</text:p>
          </table:table-cell>
          <table:table-cell table:style-name="ce6"/>
          <table:table-cell table:style-name="ce2" office:value-type="string" calcext:value-type="string">
            <text:p>320 kV</text:p>
          </table:table-cell>
          <table:table-cell table:style-name="ce10" office:value-type="float" office:value="1000" calcext:value-type="float">
            <text:p>1000</text:p>
          </table:table-cell>
          <table:table-cell table:style-name="ce2" office:value-type="string" calcext:value-type="string">
            <text:p>DC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Neubau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BBPlG31</text:p>
          </table:table-cell>
          <table:table-cell/>
          <table:table-cell office:value-type="string" calcext:value-type="string">
            <text:p>Wilhelmshaven</text:p>
          </table:table-cell>
          <table:table-cell office:value-type="string" calcext:value-type="string">
            <text:p>Conneforde</text:p>
          </table:table-cell>
          <table:table-cell/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k.A. 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BPlG32</text:p>
          </table:table-cell>
          <table:table-cell table:style-name="ce2"/>
          <table:table-cell table:style-name="ce6" office:value-type="string" calcext:value-type="string">
            <text:p>Bundesgrenze (AT)</text:p>
          </table:table-cell>
          <table:table-cell table:style-name="ce2" office:value-type="string" calcext:value-type="string">
            <text:p>Punkt Matzenhof</text:p>
          </table:table-cell>
          <table:table-cell office:value-type="string" calcext:value-type="string">
            <text:p>2x3x4x565AL1/72ST1A</text:p>
          </table:table-cell>
          <table:table-cell table:style-name="ce2" office:value-type="string" calcext:value-type="string">
            <text:p>380 kV</text:p>
          </table:table-cell>
          <table:table-cell table:style-name="ce12" table:formula="of:= 2*268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10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BBPlG32</text:p>
          </table:table-cell>
          <table:table-cell table:style-name="ce2"/>
          <table:table-cell table:style-name="ce2" office:value-type="string" calcext:value-type="string">
            <text:p>Punkt Matzenhof</text:p>
          </table:table-cell>
          <table:table-cell table:style-name="ce2" office:value-type="string" calcext:value-type="string">
            <text:p>Simbach</text:p>
          </table:table-cell>
          <table:table-cell office:value-type="string" calcext:value-type="string">
            <text:p>2x3x4x565AL1/72ST1A</text:p>
          </table:table-cell>
          <table:table-cell table:style-name="ce2" office:value-type="string" calcext:value-type="string">
            <text:p>380 kV</text:p>
          </table:table-cell>
          <table:table-cell table:style-name="ce12" table:formula="of:= 2*268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taz 220</text:p>
          </table:table-cell>
          <table:table-cell table:style-name="ce10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BBPlG32</text:p>
          </table:table-cell>
          <table:table-cell table:style-name="ce2"/>
          <table:table-cell table:style-name="ce6" office:value-type="string" calcext:value-type="string">
            <text:p>Bundesgrenze (AT)</text:p>
          </table:table-cell>
          <table:table-cell table:style-name="ce2" office:value-type="string" calcext:value-type="string">
            <text:p>Pleinting</text:p>
          </table:table-cell>
          <table:table-cell office:value-type="string" calcext:value-type="string">
            <text:p>2x3x4x565AL1/72ST1A</text:p>
          </table:table-cell>
          <table:table-cell table:style-name="ce2" office:value-type="string" calcext:value-type="string">
            <text:p>380 kV</text:p>
          </table:table-cell>
          <table:table-cell table:style-name="ce12" table:formula="of:= 2*268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BPlG32</text:p>
          </table:table-cell>
          <table:table-cell table:style-name="ce5"/>
          <table:table-cell table:style-name="ce2" office:value-type="string" calcext:value-type="string">
            <text:p>Simhar</text:p>
          </table:table-cell>
          <table:table-cell table:style-name="ce2" office:value-type="string" calcext:value-type="string">
            <text:p>Pirach</text:p>
          </table:table-cell>
          <table:table-cell office:value-type="string" calcext:value-type="string">
            <text:p>2x3x4x565AL1/72ST1A</text:p>
          </table:table-cell>
          <table:table-cell table:style-name="ce2" office:value-type="string" calcext:value-type="string">
            <text:p>380 kV</text:p>
          </table:table-cell>
          <table:table-cell table:style-name="ce12" table:formula="of:= 2*268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taz 22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BPlG32</text:p>
          </table:table-cell>
          <table:table-cell table:style-name="ce5"/>
          <table:table-cell table:style-name="ce2" office:value-type="string" calcext:value-type="string">
            <text:p>Adelkofen</text:p>
          </table:table-cell>
          <table:table-cell table:style-name="ce2" office:value-type="string" calcext:value-type="string">
            <text:p>Punkt Matzenhof</text:p>
          </table:table-cell>
          <table:table-cell office:value-type="string" calcext:value-type="string">
            <text:p>2x3x4x565AL1/72ST1A</text:p>
          </table:table-cell>
          <table:table-cell table:style-name="ce2" office:value-type="string" calcext:value-type="string">
            <text:p>380 kV</text:p>
          </table:table-cell>
          <table:table-cell table:style-name="ce12" table:formula="of:= 2*268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BPlG32</text:p>
          </table:table-cell>
          <table:table-cell table:style-name="ce5"/>
          <table:table-cell table:style-name="ce2" office:value-type="string" calcext:value-type="string">
            <text:p>Altheim</text:p>
          </table:table-cell>
          <table:table-cell table:style-name="ce2" office:value-type="string" calcext:value-type="string">
            <text:p>Adelkofen</text:p>
          </table:table-cell>
          <table:table-cell office:value-type="string" calcext:value-type="string">
            <text:p>2x3x4x565AL1/72ST1A</text:p>
          </table:table-cell>
          <table:table-cell table:style-name="ce2" office:value-type="string" calcext:value-type="string">
            <text:p>380 kV</text:p>
          </table:table-cell>
          <table:table-cell table:style-name="ce12" table:formula="of:= 2*268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BPlG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ster</text:p>
          </table:table-cell>
          <table:table-cell office:value-type="string" calcext:value-type="string">
            <text:p>Grenzkorridor IV</text:p>
          </table:table-cell>
          <table:table-cell/>
          <table:table-cell office:value-type="string" calcext:value-type="string">
            <text:p>380 kV</text:p>
          </table:table-cell>
          <table:table-cell table:style-name="ce11" office:value-type="float" office:value="2000" calcext:value-type="float">
            <text:p>20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eubau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BPlG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nzkorridor IV</text:p>
          </table:table-cell>
          <table:table-cell table:style-name="ce8" office:value-type="string" calcext:value-type="string">
            <text:p>AWZ</text:p>
          </table:table-cell>
          <table:table-cell table:style-name="ce8"/>
          <table:table-cell office:value-type="string" calcext:value-type="string">
            <text:p>380 kV</text:p>
          </table:table-cell>
          <table:table-cell table:style-name="ce11" office:value-type="float" office:value="2000" calcext:value-type="float">
            <text:p>20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eubau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BPlG34</text:p>
          </table:table-cell>
          <table:table-cell table:style-name="ce2"/>
          <table:table-cell table:style-name="ce2" office:value-type="string" calcext:value-type="string">
            <text:p>Emden Ost</text:p>
          </table:table-cell>
          <table:table-cell table:style-name="ce2" office:value-type="string" calcext:value-type="string">
            <text:p>Conneforde</text:p>
          </table:table-cell>
          <table:table-cell table:style-name="ce2"/>
          <table:table-cell table:style-name="ce2" office:value-type="string" calcext:value-type="string">
            <text:p>380 kV</text:p>
          </table:table-cell>
          <table:table-cell table:style-name="ce10" table:formula="of:=4*925" office:value-type="float" office:value="3700" calcext:value-type="float">
            <text:p>370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10" office:value-type="float" office:value="12" calcext:value-type="float">
            <text:p>12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BBPlG35</text:p>
          </table:table-cell>
          <table:table-cell/>
          <table:table-cell office:value-type="string" calcext:value-type="string">
            <text:p>Birkenfeld</text:p>
          </table:table-cell>
          <table:table-cell office:value-type="string" calcext:value-type="string">
            <text:p>Mast 115A</text:p>
          </table:table-cell>
          <table:table-cell/>
          <table:table-cell office:value-type="string" calcext:value-type="string">
            <text:p>380 kV</text:p>
          </table:table-cell>
          <table:table-cell table:style-name="ce14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nein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BPlG37</text:p>
          </table:table-cell>
          <table:table-cell table:style-name="ce2"/>
          <table:table-cell table:style-name="ce2" office:value-type="string" calcext:value-type="string">
            <text:p>Emden Ost</text:p>
          </table:table-cell>
          <table:table-cell table:style-name="ce2" office:value-type="string" calcext:value-type="string">
            <text:p>Halbemond</text:p>
          </table:table-cell>
          <table:table-cell table:style-name="ce2"/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BBPlG38</text:p>
          </table:table-cell>
          <table:table-cell/>
          <table:table-cell office:value-type="string" calcext:value-type="string">
            <text:p>Dollern</text:p>
          </table:table-cell>
          <table:table-cell office:value-type="string" calcext:value-type="string">
            <text:p>Elsfleth West</text:p>
          </table:table-cell>
          <table:table-cell/>
          <table:table-cell office:value-type="string" calcext:value-type="string">
            <text:p>380 kV</text:p>
          </table:table-cell>
          <table:table-cell table:style-name="ce11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office:value-type="string" calcext:value-type="string">
            <text:p>nein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BPlG3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üstrow</text:p>
          </table:table-cell>
          <table:table-cell table:style-name="ce2" office:value-type="string" calcext:value-type="string">
            <text:p>Parchim Süd</text:p>
          </table:table-cell>
          <table:table-cell table:style-name="ce2"/>
          <table:table-cell table:style-name="ce2" office:value-type="string" calcext:value-type="string">
            <text:p>380 kV</text:p>
          </table:table-cell>
          <table:table-cell table:style-name="ce12" office:value-type="float" office:value="4070" calcext:value-type="float">
            <text:p>40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16" office:value-type="float" office:value="6" calcext:value-type="float">
            <text:p>6</text:p>
          </table:table-cell>
          <table:table-cell table:style-name="ce2" office:value-type="string" calcext:value-type="string">
            <text:p>Hochstrombeseilung!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BBPlG3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archim Süd</text:p>
          </table:table-cell>
          <table:table-cell table:style-name="ce2" office:value-type="string" calcext:value-type="string">
            <text:p>Perleberg</text:p>
          </table:table-cell>
          <table:table-cell table:style-name="ce2" office:value-type="string" calcext:value-type="string">
            <text:p>I = 3600 A, daher 2x3x4x435AL1/55ST1A</text:p>
          </table:table-cell>
          <table:table-cell table:style-name="ce2" office:value-type="string" calcext:value-type="string">
            <text:p>380 kV</text:p>
          </table:table-cell>
          <table:table-cell table:style-name="ce12" office:value-type="float" office:value="4070" calcext:value-type="float">
            <text:p>40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15" office:value-type="float" office:value="6" calcext:value-type="float">
            <text:p>6</text:p>
          </table:table-cell>
          <table:table-cell table:style-name="ce2" office:value-type="string" calcext:value-type="string">
            <text:p>Hochstrombeseilung!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BPlG3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erleberg</text:p>
          </table:table-cell>
          <table:table-cell table:style-name="ce2" office:value-type="string" calcext:value-type="string">
            <text:p>Landesgrenze BB/ST</text:p>
          </table:table-cell>
          <table:table-cell table:style-name="ce2" office:value-type="string" calcext:value-type="string">
            <text:p>I = 3600 A, daher 2x3x4x435AL1/55ST1A</text:p>
          </table:table-cell>
          <table:table-cell table:style-name="ce2" office:value-type="string" calcext:value-type="string">
            <text:p>380 kV</text:p>
          </table:table-cell>
          <table:table-cell table:style-name="ce12" office:value-type="float" office:value="4070" calcext:value-type="float">
            <text:p>40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16" office:value-type="float" office:value="6" calcext:value-type="float">
            <text:p>6</text:p>
          </table:table-cell>
          <table:table-cell table:style-name="ce2" office:value-type="string" calcext:value-type="string">
            <text:p>Hochstrombeseilung!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BPlG3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andesgrenze BB/ST</text:p>
          </table:table-cell>
          <table:table-cell table:style-name="ce2" office:value-type="string" calcext:value-type="string">
            <text:p>Stendal West</text:p>
          </table:table-cell>
          <table:table-cell table:style-name="ce2" office:value-type="string" calcext:value-type="string">
            <text:p>I = 3600 A, daher 2x3x4x435AL1/55ST1A</text:p>
          </table:table-cell>
          <table:table-cell table:style-name="ce2" office:value-type="string" calcext:value-type="string">
            <text:p>380 kV</text:p>
          </table:table-cell>
          <table:table-cell table:style-name="ce12" office:value-type="float" office:value="4070" calcext:value-type="float">
            <text:p>40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15" office:value-type="float" office:value="6" calcext:value-type="float">
            <text:p>6</text:p>
          </table:table-cell>
          <table:table-cell table:style-name="ce2" office:value-type="string" calcext:value-type="string">
            <text:p>Hochstrombeseilung!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BPlG3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tendal West</text:p>
          </table:table-cell>
          <table:table-cell table:style-name="ce2" office:value-type="string" calcext:value-type="string">
            <text:p>Wolmirstedt</text:p>
          </table:table-cell>
          <table:table-cell table:style-name="ce2" office:value-type="string" calcext:value-type="string">
            <text:p>I = 3600 A, daher 2x3x4x435AL1/55ST1A</text:p>
          </table:table-cell>
          <table:table-cell table:style-name="ce2" office:value-type="string" calcext:value-type="string">
            <text:p>380 kV</text:p>
          </table:table-cell>
          <table:table-cell table:style-name="ce12" office:value-type="float" office:value="4070" calcext:value-type="float">
            <text:p>40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16" office:value-type="float" office:value="6" calcext:value-type="float">
            <text:p>6</text:p>
          </table:table-cell>
          <table:table-cell table:style-name="ce2" office:value-type="string" calcext:value-type="string">
            <text:p>Hochstrombeseilung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BPlG4</text:p>
          </table:table-cell>
          <table:table-cell/>
          <table:table-cell office:value-type="string" calcext:value-type="string">
            <text:p>Wilster</text:p>
          </table:table-cell>
          <table:table-cell office:value-type="string" calcext:value-type="string">
            <text:p>Grafenrheinfeld</text:p>
          </table:table-cell>
          <table:table-cell/>
          <table:table-cell office:value-type="string" calcext:value-type="string">
            <text:p>320 oder 525 kV</text:p>
          </table:table-cell>
          <table:table-cell table:style-name="ce11" office:value-type="float" office:value="2000" calcext:value-type="float">
            <text:p>20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eubau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BPlG40</text:p>
          </table:table-cell>
          <table:table-cell table:style-name="ce2"/>
          <table:table-cell table:style-name="ce2" office:value-type="string" calcext:value-type="string">
            <text:p>Punkt Neuravensburg</text:p>
          </table:table-cell>
          <table:table-cell table:style-name="ce6" office:value-type="string" calcext:value-type="string">
            <text:p>Bundesgrenze (AT)</text:p>
          </table:table-cell>
          <table:table-cell table:style-name="ce6"/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BBPlG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itersaich</text:p>
          </table:table-cell>
          <table:table-cell office:value-type="string" calcext:value-type="string">
            <text:p>Ludersheim</text:p>
          </table:table-cell>
          <table:table-cell/>
          <table:table-cell office:value-type="string" calcext:value-type="string">
            <text:p>380 kV</text:p>
          </table:table-cell>
          <table:table-cell table:style-name="ce15" table:formula="of:=2*1790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office:value-type="string" calcext:value-type="string">
            <text:p>Ersatz 22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BPlG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dersheim</text:p>
          </table:table-cell>
          <table:table-cell office:value-type="string" calcext:value-type="string">
            <text:p>Altheim</text:p>
          </table:table-cell>
          <table:table-cell/>
          <table:table-cell office:value-type="string" calcext:value-type="string">
            <text:p>380 kV</text:p>
          </table:table-cell>
          <table:table-cell table:style-name="ce11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office:value-type="string" calcext:value-type="string">
            <text:p>?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BPlG42</text:p>
          </table:table-cell>
          <table:table-cell table:style-name="ce2"/>
          <table:table-cell table:style-name="ce2" office:value-type="string" calcext:value-type="string">
            <text:p>Lübeck</text:p>
          </table:table-cell>
          <table:table-cell table:style-name="ce2" office:value-type="string" calcext:value-type="string">
            <text:p>Göhl</text:p>
          </table:table-cell>
          <table:table-cell table:style-name="ce2" office:value-type="string" calcext:value-type="string">
            <text:p>2x3x4x435AL1/55ST1A</text:p>
          </table:table-cell>
          <table:table-cell table:style-name="ce2" office:value-type="string" calcext:value-type="string">
            <text:p>380 kV</text:p>
          </table:table-cell>
          <table:table-cell table:style-name="ce12" office:value-type="float" office:value="4740" calcext:value-type="float">
            <text:p>474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 office:value-type="string" calcext:value-type="string">
            <text:p>nein</text:p>
          </table:table-cell>
          <table:table-cell table:style-name="ce17" office:value-type="float" office:value="6" calcext:value-type="float">
            <text:p>6</text:p>
          </table:table-cell>
          <table:table-cell table:style-name="ce2" office:value-type="string" calcext:value-type="string">
            <text:p>Annahme, da I = 3600</text:p>
          </table:table-cell>
          <table:table-cell table:style-name="ce2" table:number-columns-repeated="1011"/>
        </table:table-row>
        <table:table-row table:style-name="ro3">
          <table:table-cell table:style-name="ce2" office:value-type="string" calcext:value-type="string">
            <text:p>BBPlG42</text:p>
          </table:table-cell>
          <table:table-cell table:style-name="ce2"/>
          <table:table-cell table:style-name="ce2" office:value-type="string" calcext:value-type="string">
            <text:p>Lübeck</text:p>
          </table:table-cell>
          <table:table-cell table:style-name="ce2" office:value-type="string" calcext:value-type="string">
            <text:p>Siems</text:p>
          </table:table-cell>
          <table:table-cell table:style-name="ce2" office:value-type="string" calcext:value-type="string">
            <text:p>2x3x4x435AL1/55ST1A</text:p>
          </table:table-cell>
          <table:table-cell table:style-name="ce2" office:value-type="string" calcext:value-type="string">
            <text:p>380 kV</text:p>
          </table:table-cell>
          <table:table-cell table:style-name="ce12" office:value-type="float" office:value="4740" calcext:value-type="float">
            <text:p>474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3" office:value-type="string" calcext:value-type="string">
            <text:p>Ersatz der bestehenden Verbindung von Siems über Abzweigmast</text:p>
            <text:p>nach Lübeck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BPlG42</text:p>
          </table:table-cell>
          <table:table-cell/>
          <table:table-cell table:style-name="ce2" office:value-type="string" calcext:value-type="string">
            <text:p>Kreis Segeberg</text:p>
          </table:table-cell>
          <table:table-cell table:style-name="ce2" office:value-type="string" calcext:value-type="string">
            <text:p>Lübeck</text:p>
          </table:table-cell>
          <table:table-cell table:style-name="ce2"/>
          <table:table-cell table:style-name="ce2" office:value-type="string" calcext:value-type="string">
            <text:p>380 kV</text:p>
          </table:table-cell>
          <table:table-cell table:style-name="ce15" office:value-type="float" office:value="1850" calcext:value-type="float">
            <text:p>185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BPlG43</text:p>
          </table:table-cell>
          <table:table-cell/>
          <table:table-cell office:value-type="string" calcext:value-type="string">
            <text:p>Borken</text:p>
          </table:table-cell>
          <table:table-cell office:value-type="string" calcext:value-type="string">
            <text:p>Mecklar</text:p>
          </table:table-cell>
          <table:table-cell/>
          <table:table-cell office:value-type="string" calcext:value-type="string">
            <text:p>380 kV</text:p>
          </table:table-cell>
          <table:table-cell table:style-name="ce11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Stromkreisauflage/Umbeseilung</text:p>
          </table:table-cell>
          <table:table-cell office:value-type="string" calcext:value-type="string">
            <text:p>nein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BPlG44</text:p>
          </table:table-cell>
          <table:table-cell table:style-name="ce2"/>
          <table:table-cell table:style-name="ce2" office:value-type="string" calcext:value-type="string">
            <text:p>Lauchstädt</text:p>
          </table:table-cell>
          <table:table-cell table:style-name="ce2" office:value-type="string" calcext:value-type="string">
            <text:p>Vieselbach</text:p>
          </table:table-cell>
          <table:table-cell table:style-name="ce2"/>
          <table:table-cell table:style-name="ce2" office:value-type="string" calcext:value-type="string">
            <text:p>380 kV</text:p>
          </table:table-cell>
          <table:table-cell table:style-name="ce2"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</text:p>
          </table:table-cell>
          <table:table-cell table:style-name="ce2" table:number-columns-repeated="2"/>
          <table:table-cell table:style-name="ce2" office:value-type="string" calcext:value-type="string">
            <text:p>bereits da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BBPlG45</text:p>
          </table:table-cell>
          <table:table-cell/>
          <table:table-cell office:value-type="string" calcext:value-type="string">
            <text:p>Borken</text:p>
          </table:table-cell>
          <table:table-cell office:value-type="string" calcext:value-type="string">
            <text:p>Twistetal</text:p>
          </table:table-cell>
          <table:table-cell/>
          <table:table-cell office:value-type="string" calcext:value-type="string">
            <text:p>380 kV</text:p>
          </table:table-cell>
          <table:table-cell table:style-name="ce11" office:value-type="float" office:value="1790" calcext:value-type="float">
            <text:p>179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office:value-type="string" calcext:value-type="string">
            <text:p>nein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BPlG46</text:p>
          </table:table-cell>
          <table:table-cell table:style-name="ce2"/>
          <table:table-cell table:style-name="ce2" office:value-type="string" calcext:value-type="string">
            <text:p>Redwitz</text:p>
          </table:table-cell>
          <table:table-cell table:style-name="ce2" office:value-type="string" calcext:value-type="string">
            <text:p>Punkt Tschirn</text:p>
          </table:table-cell>
          <table:table-cell table:style-name="ce2" office:value-type="string" calcext:value-type="string">
            <text:p>1x3x4x435AL1/55ST1A</text:p>
          </table:table-cell>
          <table:table-cell table:style-name="ce2" office:value-type="string" calcext:value-type="string">
            <text:p>380 kV</text:p>
          </table:table-cell>
          <table:table-cell table:style-name="ce12" office:value-type="float" office:value="2370" calcext:value-type="float">
            <text:p>2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Stromkreisauflage/Umbeseilung</text:p>
          </table:table-cell>
          <table:table-cell table:style-name="ce2" office:value-type="string" calcext:value-type="string">
            <text:p>nein</text:p>
          </table:table-cell>
          <table:table-cell table:style-name="ce10" office:value-type="float" office:value="3" calcext:value-type="float">
            <text:p>3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BBPlG47</text:p>
          </table:table-cell>
          <table:table-cell/>
          <table:table-cell office:value-type="string" calcext:value-type="string">
            <text:p>Oberbachern</text:p>
          </table:table-cell>
          <table:table-cell office:value-type="string" calcext:value-type="string">
            <text:p>Ottenhofen</text:p>
          </table:table-cell>
          <table:table-cell table:style-name="ce2" office:value-type="string" calcext:value-type="string">
            <text:p>2x3x4x435AL1/55ST1A</text:p>
          </table:table-cell>
          <table:table-cell office:value-type="string" calcext:value-type="string">
            <text:p>380 kV</text:p>
          </table:table-cell>
          <table:table-cell table:style-name="ce13" office:value-type="float" office:value="4740" calcext:value-type="float">
            <text:p>474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number-columns-repeated="2"/>
          <table:table-cell office:value-type="string" calcext:value-type="string">
            <text:p>nicht in Szenario B2!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BPlG5</text:p>
          </table:table-cell>
          <table:table-cell table:style-name="ce2"/>
          <table:table-cell table:style-name="ce2" office:value-type="string" calcext:value-type="string">
            <text:p>Wolmirstedt</text:p>
          </table:table-cell>
          <table:table-cell table:style-name="ce2" office:value-type="string" calcext:value-type="string">
            <text:p>Isar</text:p>
          </table:table-cell>
          <table:table-cell table:style-name="ce2"/>
          <table:table-cell table:style-name="ce2" office:value-type="string" calcext:value-type="string">
            <text:p>320 oder 525 kV</text:p>
          </table:table-cell>
          <table:table-cell table:style-name="ce10" office:value-type="float" office:value="2000" calcext:value-type="float">
            <text:p>2000</text:p>
          </table:table-cell>
          <table:table-cell table:style-name="ce2" office:value-type="string" calcext:value-type="string">
            <text:p>DC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BBPlG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forde</text:p>
          </table:table-cell>
          <table:table-cell office:value-type="string" calcext:value-type="string">
            <text:p>Cloppenburg Ost</text:p>
          </table:table-cell>
          <table:table-cell/>
          <table:table-cell office:value-type="string" calcext:value-type="string">
            <text:p>380 kV</text:p>
          </table:table-cell>
          <table:table-cell table:style-name="ce15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tzverstärkung: Neubau in bestehender Trasse</text:p>
          </table:table-cell>
          <table:table-cell office:value-type="string" calcext:value-type="string">
            <text:p>Ersatz 22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BPlG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ppenburg Ost</text:p>
          </table:table-cell>
          <table:table-cell office:value-type="string" calcext:value-type="string">
            <text:p>Merzen</text:p>
          </table:table-cell>
          <table:table-cell/>
          <table:table-cell office:value-type="string" calcext:value-type="string">
            <text:p>380 kV</text:p>
          </table:table-cell>
          <table:table-cell table:style-name="ce14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Ersatz 220 zwischen Conneforde und Cloppenburg/Ost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BPlG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ade</text:p>
          </table:table-cell>
          <table:table-cell table:style-name="ce2" office:value-type="string" calcext:value-type="string">
            <text:p>Dollern</text:p>
          </table:table-cell>
          <table:table-cell office:value-type="string" calcext:value-type="string">
            <text:p>2x3x4x565AL1/72ST1A</text:p>
          </table:table-cell>
          <table:table-cell table:style-name="ce2" office:value-type="string" calcext:value-type="string">
            <text:p>380 kV</text:p>
          </table:table-cell>
          <table:table-cell table:style-name="ce12" table:formula="of:= 2*268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16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BBPlG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ollern</text:p>
          </table:table-cell>
          <table:table-cell table:style-name="ce2" office:value-type="string" calcext:value-type="string">
            <text:p>Sottrum</text:p>
          </table:table-cell>
          <table:table-cell office:value-type="string" calcext:value-type="string">
            <text:p>2x3x4x565AL1/72ST1A</text:p>
          </table:table-cell>
          <table:table-cell table:style-name="ce2" office:value-type="string" calcext:value-type="string">
            <text:p>380 kV</text:p>
          </table:table-cell>
          <table:table-cell table:style-name="ce12" table:formula="of:= 2*268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16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BBPlG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ottrum</text:p>
          </table:table-cell>
          <table:table-cell table:style-name="ce2" office:value-type="string" calcext:value-type="string">
            <text:p>Wechold</text:p>
          </table:table-cell>
          <table:table-cell office:value-type="string" calcext:value-type="string">
            <text:p>2x3x4x565AL1/72ST1A</text:p>
          </table:table-cell>
          <table:table-cell table:style-name="ce2" office:value-type="string" calcext:value-type="string">
            <text:p>380 kV</text:p>
          </table:table-cell>
          <table:table-cell table:style-name="ce12" table:formula="of:= 2*268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16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BBPlG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Wechold</text:p>
          </table:table-cell>
          <table:table-cell table:style-name="ce2" office:value-type="string" calcext:value-type="string">
            <text:p>Landesbergen</text:p>
          </table:table-cell>
          <table:table-cell office:value-type="string" calcext:value-type="string">
            <text:p>2x3x4x565AL1/72ST1A</text:p>
          </table:table-cell>
          <table:table-cell table:style-name="ce2" office:value-type="string" calcext:value-type="string">
            <text:p>380 kV</text:p>
          </table:table-cell>
          <table:table-cell table:style-name="ce12" table:formula="of:= 2*268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16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BBPlG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unsbüttel</text:p>
          </table:table-cell>
          <table:table-cell office:value-type="string" calcext:value-type="string">
            <text:p>Barlt</text:p>
          </table:table-cell>
          <table:table-cell office:value-type="string" calcext:value-type="string">
            <text:p>2x3x4x565AL1/72ST1A</text:p>
          </table:table-cell>
          <table:table-cell office:value-type="string" calcext:value-type="string">
            <text:p>380 kV</text:p>
          </table:table-cell>
          <table:table-cell table:style-name="ce12" table:formula="of:= 2*2685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Ersatz 11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BPlG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lt</text:p>
          </table:table-cell>
          <table:table-cell office:value-type="string" calcext:value-type="string">
            <text:p>Heide</text:p>
          </table:table-cell>
          <table:table-cell office:value-type="string" calcext:value-type="string">
            <text:p>2x3x4x565AL1/72ST1A</text:p>
          </table:table-cell>
          <table:table-cell office:value-type="string" calcext:value-type="string">
            <text:p>380 kV</text:p>
          </table:table-cell>
          <table:table-cell table:style-name="ce12" table:formula="of:= 2*2685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Ersatz 11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BPlG8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Heide</text:p>
          </table:table-cell>
          <table:table-cell office:value-type="string" calcext:value-type="string">
            <text:p>Husum</text:p>
          </table:table-cell>
          <table:table-cell office:value-type="string" calcext:value-type="string">
            <text:p>2x3x4x565AL1/72ST1A</text:p>
          </table:table-cell>
          <table:table-cell office:value-type="string" calcext:value-type="string">
            <text:p>380 kV</text:p>
          </table:table-cell>
          <table:table-cell table:style-name="ce12" table:formula="of:= 2*2685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Ersatz 11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BPlG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usum</text:p>
          </table:table-cell>
          <table:table-cell office:value-type="string" calcext:value-type="string">
            <text:p>Niebüll</text:p>
          </table:table-cell>
          <table:table-cell office:value-type="string" calcext:value-type="string">
            <text:p>2x3x4x565AL1/72ST1A</text:p>
          </table:table-cell>
          <table:table-cell office:value-type="string" calcext:value-type="string">
            <text:p>380 kV</text:p>
          </table:table-cell>
          <table:table-cell table:style-name="ce12" table:formula="of:= 2*2685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Ersatz 11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BPlG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iebüll</text:p>
          </table:table-cell>
          <table:table-cell table:style-name="ce8" office:value-type="string" calcext:value-type="string">
            <text:p>Bundesgrenze (DK)</text:p>
          </table:table-cell>
          <table:table-cell office:value-type="string" calcext:value-type="string">
            <text:p>2x3x4x565AL1/72ST1A</text:p>
          </table:table-cell>
          <table:table-cell office:value-type="string" calcext:value-type="string">
            <text:p>380 kV</text:p>
          </table:table-cell>
          <table:table-cell table:style-name="ce12" table:formula="of:= 2*2685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Ersatz 11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BPlG9</text:p>
          </table:table-cell>
          <table:table-cell table:style-name="ce2"/>
          <table:table-cell table:style-name="ce2" office:value-type="string" calcext:value-type="string">
            <text:p>Hamm/Uentrop</text:p>
          </table:table-cell>
          <table:table-cell table:style-name="ce2" office:value-type="string" calcext:value-type="string">
            <text:p>Kruckel</text:p>
          </table:table-cell>
          <table:table-cell table:style-name="ce2"/>
          <table:table-cell table:style-name="ce2" office:value-type="string" calcext:value-type="string">
            <text:p>380 kV</text:p>
          </table:table-cell>
          <table:table-cell table:style-name="ce10" office:value-type="float" office:value="1790" calcext:value-type="float">
            <text:p>179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Stromkreisauflage/Umbeseilung</text:p>
          </table:table-cell>
          <table:table-cell table:style-name="ce2" office:value-type="string" calcext:value-type="string">
            <text:p>Ersatz 22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EnLAG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llern</text:p>
          </table:table-cell>
          <table:table-cell office:value-type="string" calcext:value-type="string">
            <text:p>Elbekreuzung/Haseldorf</text:p>
          </table:table-cell>
          <table:table-cell office:value-type="string" calcext:value-type="string">
            <text:p>2x3x4x565AL1/72ST1A</text:p>
          </table:table-cell>
          <table:table-cell office:value-type="string" calcext:value-type="string">
            <text:p>380 kV</text:p>
          </table:table-cell>
          <table:table-cell table:style-name="ce13" table:formula="of:= 2*2685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office:value-type="string" calcext:value-type="string">
            <text:p>Erstaz 220</text:p>
          </table:table-cell>
          <table:table-cell table:style-name="ce15" office:value-type="float" office:value="6" calcext:value-type="float">
            <text:p>6</text:p>
          </table:table-cell>
          <table:table-cell office:value-type="float" office:value="1600000" calcext:value-type="float">
            <text:p>16000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nLAG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bekreuzung/Haseldorf</text:p>
          </table:table-cell>
          <table:table-cell office:value-type="string" calcext:value-type="string">
            <text:p>Hamburg Nord</text:p>
          </table:table-cell>
          <table:table-cell office:value-type="string" calcext:value-type="string">
            <text:p>2x3x4x565AL1/72ST1A</text:p>
          </table:table-cell>
          <table:table-cell office:value-type="string" calcext:value-type="string">
            <text:p>380 kV</text:p>
          </table:table-cell>
          <table:table-cell table:style-name="ce13" table:formula="of:= 2*2685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office:value-type="string" calcext:value-type="string">
            <text:p>Ersatz 220</text:p>
          </table:table-cell>
          <table:table-cell table:style-name="ce15" office:value-type="float" office:value="6" calcext:value-type="float">
            <text:p>6</text:p>
          </table:table-cell>
          <table:table-cell office:value-type="float" office:value="1600000" calcext:value-type="float">
            <text:p>16000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nLAG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mburg Nord</text:p>
          </table:table-cell>
          <table:table-cell office:value-type="string" calcext:value-type="string">
            <text:p>Audorf</text:p>
          </table:table-cell>
          <table:table-cell office:value-type="string" calcext:value-type="string">
            <text:p>2x3x4x565AL1/72ST1A</text:p>
          </table:table-cell>
          <table:table-cell office:value-type="string" calcext:value-type="string">
            <text:p>380 kV</text:p>
          </table:table-cell>
          <table:table-cell table:style-name="ce13" table:formula="of:= 2*2685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office:value-type="string" calcext:value-type="string">
            <text:p>Erstaz 22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LAG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dorf</text:p>
          </table:table-cell>
          <table:table-cell office:value-type="string" calcext:value-type="string">
            <text:p>Flensburg</text:p>
          </table:table-cell>
          <table:table-cell office:value-type="string" calcext:value-type="string">
            <text:p>2x3x4x565AL1/72ST1A</text:p>
          </table:table-cell>
          <table:table-cell office:value-type="string" calcext:value-type="string">
            <text:p>380 kV</text:p>
          </table:table-cell>
          <table:table-cell table:style-name="ce13" table:formula="of:= 2*2685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office:value-type="string" calcext:value-type="string">
            <text:p>Erstaz 22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LAG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ensburg</text:p>
          </table:table-cell>
          <table:table-cell table:style-name="ce8" office:value-type="string" calcext:value-type="string">
            <text:p>Kassø/Bundesgrenze</text:p>
          </table:table-cell>
          <table:table-cell office:value-type="string" calcext:value-type="string">
            <text:p>2x3x4x565AL1/72ST1A</text:p>
          </table:table-cell>
          <table:table-cell office:value-type="string" calcext:value-type="string">
            <text:p>380 kV</text:p>
          </table:table-cell>
          <table:table-cell table:style-name="ce13" table:formula="of:= 2*2685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/>
          <table:table-cell table:style-name="ce15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EnLAG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edwitz</text:p>
          </table:table-cell>
          <table:table-cell table:style-name="ce4" office:value-type="string" calcext:value-type="string">
            <text:p>Regierungsbezirksgrenze Oberfranken/Unterfranken</text:p>
          </table:table-cell>
          <table:table-cell table:style-name="ce4"/>
          <table:table-cell table:style-name="ce4" office:value-type="string" calcext:value-type="string">
            <text:p>380 kV</text:p>
          </table:table-cell>
          <table:table-cell table:style-name="ce4"/>
          <table:table-cell table:style-name="ce4" office:value-type="string" calcext:value-type="string">
            <text:p>AC</text:p>
          </table:table-cell>
          <table:table-cell table:style-name="ce4" office:value-type="string" calcext:value-type="string">
            <text:p>nein</text:p>
          </table:table-cell>
          <table:table-cell table:style-name="ce4" office:value-type="string" calcext:value-type="string">
            <text:p>Netzverstärkung: Umbeseilung/Stromkreisauflage</text:p>
          </table:table-cell>
          <table:table-cell table:style-name="ce4" office:value-type="string" calcext:value-type="string">
            <text:p>Ersatz 220</text:p>
          </table:table-cell>
          <table:table-cell table:style-name="ce4"/>
          <table:table-cell table:style-name="ce2" office:value-type="string" calcext:value-type="string">
            <text:p>nach qGis schon da</text:p>
          </table:table-cell>
          <table:table-cell table:style-name="ce2" table:number-columns-repeated="1011"/>
        </table:table-row>
        <table:table-row table:style-name="ro1">
          <table:table-cell table:style-name="ce4" office:value-type="string" calcext:value-type="string">
            <text:p>EnLAG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egierungsbezirksgrenze Oberfranken/Unterfranken</text:p>
          </table:table-cell>
          <table:table-cell table:style-name="ce4" office:value-type="string" calcext:value-type="string">
            <text:p>Grafenrheinfeld</text:p>
          </table:table-cell>
          <table:table-cell table:style-name="ce4"/>
          <table:table-cell table:style-name="ce4" office:value-type="string" calcext:value-type="string">
            <text:p>380 kV</text:p>
          </table:table-cell>
          <table:table-cell table:style-name="ce4"/>
          <table:table-cell table:style-name="ce4" office:value-type="string" calcext:value-type="string">
            <text:p>AC</text:p>
          </table:table-cell>
          <table:table-cell table:style-name="ce4" office:value-type="string" calcext:value-type="string">
            <text:p>nein</text:p>
          </table:table-cell>
          <table:table-cell table:style-name="ce4" office:value-type="string" calcext:value-type="string">
            <text:p>Netzverstärkung: Umbeseilung/Stromkreisauflage</text:p>
          </table:table-cell>
          <table:table-cell table:style-name="ce4" office:value-type="string" calcext:value-type="string">
            <text:p>Ersatz 220</text:p>
          </table:table-cell>
          <table:table-cell table:style-name="ce4"/>
          <table:table-cell table:style-name="ce2" office:value-type="string" calcext:value-type="string">
            <text:p>nach qGis schon da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EnLAG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ustermark</text:p>
          </table:table-cell>
          <table:table-cell office:value-type="string" calcext:value-type="string">
            <text:p>Punkt Birkenwerder</text:p>
          </table:table-cell>
          <table:table-cell office:value-type="string" calcext:value-type="string">
            <text:p>2x3x4x434/AL156/ST1A</text:p>
          </table:table-cell>
          <table:table-cell office:value-type="string" calcext:value-type="string">
            <text:p>380 kV</text:p>
          </table:table-cell>
          <table:table-cell table:style-name="ce11" office:value-type="float" office:value="4740" calcext:value-type="float">
            <text:p>474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Ersatz 220 x 1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LAG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kt Birkenwerder</text:p>
          </table:table-cell>
          <table:table-cell office:value-type="string" calcext:value-type="string">
            <text:p>Neuenhagen</text:p>
          </table:table-cell>
          <table:table-cell office:value-type="string" calcext:value-type="string">
            <text:p>2x3x4x434/AL156/ST1A</text:p>
          </table:table-cell>
          <table:table-cell office:value-type="string" calcext:value-type="string">
            <text:p>380 kV</text:p>
          </table:table-cell>
          <table:table-cell table:style-name="ce11" office:value-type="float" office:value="4740" calcext:value-type="float">
            <text:p>474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Ersatz 220 x 1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nLAG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isenhüttenstadt</text:p>
          </table:table-cell>
          <table:table-cell table:style-name="ce6" office:value-type="string" calcext:value-type="string">
            <text:p>Baczyna/Bundesgrenze</text:p>
          </table:table-cell>
          <table:table-cell table:style-name="ce6"/>
          <table:table-cell table:style-name="ce2" office:value-type="string" calcext:value-type="string">
            <text:p>380 kV</text:p>
          </table:table-cell>
          <table:table-cell table:style-name="ce17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/>
          <table:table-cell table:style-name="ce17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EnLAG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ederrhein</text:p>
          </table:table-cell>
          <table:table-cell office:value-type="string" calcext:value-type="string">
            <text:p>Punkt Wittenhorst</text:p>
          </table:table-cell>
          <table:table-cell/>
          <table:table-cell office:value-type="string" calcext:value-type="string">
            <text:p>380 kV</text:p>
          </table:table-cell>
          <table:table-cell table:style-name="ce14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/>
          <table:table-cell table:style-name="ce14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LAG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nkt Wittenhorst</text:p>
          </table:table-cell>
          <table:table-cell table:style-name="ce8" office:value-type="string" calcext:value-type="string">
            <text:p>Doetinchem/Bundesgrenze</text:p>
          </table:table-cell>
          <table:table-cell table:style-name="ce8"/>
          <table:table-cell office:value-type="string" calcext:value-type="string">
            <text:p>380 kV</text:p>
          </table:table-cell>
          <table:table-cell table:style-name="ce14" office:value-type="float" office:value="3580" calcext:value-type="float">
            <text:p>358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/>
          <table:table-cell table:style-name="ce14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nLAG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iederrhein</text:p>
          </table:table-cell>
          <table:table-cell table:style-name="ce2" office:value-type="string" calcext:value-type="string">
            <text:p>Utfort</text:p>
          </table:table-cell>
          <table:table-cell table:style-name="ce2" office:value-type="string" calcext:value-type="string">
            <text:p>da r = 3,4cm 2x3x4x653-AL 1/45-ST1A</text:p>
          </table:table-cell>
          <table:table-cell table:style-name="ce2" office:value-type="string" calcext:value-type="string">
            <text:p>380 kV</text:p>
          </table:table-cell>
          <table:table-cell table:style-name="ce12" office:value-type="float" office:value="5900" calcext:value-type="float">
            <text:p>590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16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EnLAG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tfort</text:p>
          </table:table-cell>
          <table:table-cell table:style-name="ce2" office:value-type="string" calcext:value-type="string">
            <text:p>Punkt Hüls West</text:p>
          </table:table-cell>
          <table:table-cell table:style-name="ce2" office:value-type="string" calcext:value-type="string">
            <text:p>da r = 3,4cm 2x3x4x653-AL 1/45-ST1A</text:p>
          </table:table-cell>
          <table:table-cell table:style-name="ce2" office:value-type="string" calcext:value-type="string">
            <text:p>380 kV</text:p>
          </table:table-cell>
          <table:table-cell table:style-name="ce12" office:value-type="float" office:value="5900" calcext:value-type="float">
            <text:p>590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16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EnLAG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unkt St. Tönis</text:p>
          </table:table-cell>
          <table:table-cell table:style-name="ce2" office:value-type="string" calcext:value-type="string">
            <text:p>Punkt Fellerhöfe</text:p>
          </table:table-cell>
          <table:table-cell table:style-name="ce2" office:value-type="string" calcext:value-type="string">
            <text:p>da r = 3,4cm 2x3x4x653-AL 1/45-ST1A</text:p>
          </table:table-cell>
          <table:table-cell table:style-name="ce2" office:value-type="string" calcext:value-type="string">
            <text:p>380 kV</text:p>
          </table:table-cell>
          <table:table-cell table:style-name="ce12" office:value-type="float" office:value="5900" calcext:value-type="float">
            <text:p>590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ausbau:Neubau in neuer Trasse</text:p>
          </table:table-cell>
          <table:table-cell table:style-name="ce2" office:value-type="string" calcext:value-type="string">
            <text:p>Ersatz 220</text:p>
          </table:table-cell>
          <table:table-cell table:style-name="ce16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EnLAG1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unkt Hüls West</text:p>
          </table:table-cell>
          <table:table-cell table:style-name="ce2" office:value-type="string" calcext:value-type="string">
            <text:p>Punkt St. Tönis</text:p>
          </table:table-cell>
          <table:table-cell table:style-name="ce2" office:value-type="string" calcext:value-type="string">
            <text:p>da r = 3,4cm 2x3x4x653-AL 1/45-ST1A</text:p>
          </table:table-cell>
          <table:table-cell table:style-name="ce2" office:value-type="string" calcext:value-type="string">
            <text:p>380 kV</text:p>
          </table:table-cell>
          <table:table-cell table:style-name="ce12" office:value-type="float" office:value="5900" calcext:value-type="float">
            <text:p>590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Stromkreisauflage/Umbeseilung</text:p>
          </table:table-cell>
          <table:table-cell table:style-name="ce2" office:value-type="string" calcext:value-type="string">
            <text:p>Ersatz 220</text:p>
          </table:table-cell>
          <table:table-cell table:style-name="ce16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EnLAG1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unkt Fellerhöfe</text:p>
          </table:table-cell>
          <table:table-cell table:style-name="ce2" office:value-type="string" calcext:value-type="string">
            <text:p>Osterath</text:p>
          </table:table-cell>
          <table:table-cell table:style-name="ce2" office:value-type="string" calcext:value-type="string">
            <text:p>da r = 3,4cm 2x3x4x653-AL 1/45-ST1A</text:p>
          </table:table-cell>
          <table:table-cell table:style-name="ce2" office:value-type="string" calcext:value-type="string">
            <text:p>380 kV</text:p>
          </table:table-cell>
          <table:table-cell table:style-name="ce12" office:value-type="float" office:value="5900" calcext:value-type="float">
            <text:p>590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Stromkreisauflage/Umbeseilung</text:p>
          </table:table-cell>
          <table:table-cell table:style-name="ce2" office:value-type="string" calcext:value-type="string">
            <text:p>Ersatz 220</text:p>
          </table:table-cell>
          <table:table-cell table:style-name="ce16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EnLAG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terath</text:p>
          </table:table-cell>
          <table:table-cell office:value-type="string" calcext:value-type="string">
            <text:p>Gohrpunkt</text:p>
          </table:table-cell>
          <table:table-cell office:value-type="string" calcext:value-type="string">
            <text:p>2x3x4x550Al/70St</text:p>
          </table:table-cell>
          <table:table-cell office:value-type="string" calcext:value-type="string">
            <text:p>380 kV</text:p>
          </table:table-cell>
          <table:table-cell table:style-name="ce13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/>
          <table:table-cell table:style-name="ce14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LAG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hrpunkt</text:p>
          </table:table-cell>
          <table:table-cell office:value-type="string" calcext:value-type="string">
            <text:p>Rommerskirchen</text:p>
          </table:table-cell>
          <table:table-cell office:value-type="string" calcext:value-type="string">
            <text:p>2x3x4x550Al/70St</text:p>
          </table:table-cell>
          <table:table-cell office:value-type="string" calcext:value-type="string">
            <text:p>380 kV</text:p>
          </table:table-cell>
          <table:table-cell table:style-name="ce13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Neubau in neuer Trasse</text:p>
          </table:table-cell>
          <table:table-cell/>
          <table:table-cell table:style-name="ce14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LAG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mmerskirchen</text:p>
          </table:table-cell>
          <table:table-cell office:value-type="string" calcext:value-type="string">
            <text:p>Sechtem</text:p>
          </table:table-cell>
          <table:table-cell office:value-type="string" calcext:value-type="string">
            <text:p>2x3x4x550Al/70St</text:p>
          </table:table-cell>
          <table:table-cell office:value-type="string" calcext:value-type="string">
            <text:p>380 kV</text:p>
          </table:table-cell>
          <table:table-cell table:style-name="ce13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Neubau in bestehender Trasse</text:p>
          </table:table-cell>
          <table:table-cell/>
          <table:table-cell table:style-name="ce14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LAG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chtem</text:p>
          </table:table-cell>
          <table:table-cell office:value-type="string" calcext:value-type="string">
            <text:p>Landesgrenze NW/RP</text:p>
          </table:table-cell>
          <table:table-cell office:value-type="string" calcext:value-type="string">
            <text:p>2x3x4x550Al/70St</text:p>
          </table:table-cell>
          <table:table-cell office:value-type="string" calcext:value-type="string">
            <text:p>380 kV</text:p>
          </table:table-cell>
          <table:table-cell table:style-name="ce13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/>
          <table:table-cell table:style-name="ce14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LAG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ndesgrenze NW/RP</text:p>
          </table:table-cell>
          <table:table-cell office:value-type="string" calcext:value-type="string">
            <text:p>Punkt Neuenahr</text:p>
          </table:table-cell>
          <table:table-cell office:value-type="string" calcext:value-type="string">
            <text:p>2x3x4x550Al/70St</text:p>
          </table:table-cell>
          <table:table-cell office:value-type="string" calcext:value-type="string">
            <text:p>380 kV</text:p>
          </table:table-cell>
          <table:table-cell table:style-name="ce13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 table:style-name="ce24" office:value-type="string" calcext:value-type="string">
            <text:p>220 Pkt. Edelstahlwerk – Pkt. Mörterfeld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LAG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unkt Neuenahr</text:p>
          </table:table-cell>
          <table:table-cell office:value-type="string" calcext:value-type="string">
            <text:p>Weißenthurm</text:p>
          </table:table-cell>
          <table:table-cell office:value-type="string" calcext:value-type="string">
            <text:p>2x3x4x550Al/70St</text:p>
          </table:table-cell>
          <table:table-cell office:value-type="string" calcext:value-type="string">
            <text:p>380 kV</text:p>
          </table:table-cell>
          <table:table-cell table:style-name="ce13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ausbau: Neubau in neuer Trasse</text:p>
          </table:table-cell>
          <table:table-cell/>
          <table:table-cell table:style-name="ce14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nLAG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hrendorf</text:p>
          </table:table-cell>
          <table:table-cell table:style-name="ce2" office:value-type="string" calcext:value-type="string">
            <text:p>Lüstringen</text:p>
          </table:table-cell>
          <table:table-cell office:value-type="string" calcext:value-type="string">
            <text:p>2x3x4x565AL1/72ST1A</text:p>
          </table:table-cell>
          <table:table-cell table:style-name="ce2" office:value-type="string" calcext:value-type="string">
            <text:p>380 kV</text:p>
          </table:table-cell>
          <table:table-cell table:style-name="ce12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EnLAG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üstringen</text:p>
          </table:table-cell>
          <table:table-cell table:style-name="ce2" office:value-type="string" calcext:value-type="string">
            <text:p>Landesgrenze NI/NW</text:p>
          </table:table-cell>
          <table:table-cell office:value-type="string" calcext:value-type="string">
            <text:p>2x3x4x565AL1/72ST1A</text:p>
          </table:table-cell>
          <table:table-cell table:style-name="ce2" office:value-type="string" calcext:value-type="string">
            <text:p>380 kV</text:p>
          </table:table-cell>
          <table:table-cell table:style-name="ce12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nLAG1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Landesgrenze NI/NW</text:p>
          </table:table-cell>
          <table:table-cell table:style-name="ce2" office:value-type="string" calcext:value-type="string">
            <text:p>Gütersloh</text:p>
          </table:table-cell>
          <table:table-cell office:value-type="string" calcext:value-type="string">
            <text:p>2x3x4x565AL1/72ST1A</text:p>
          </table:table-cell>
          <table:table-cell table:style-name="ce2" office:value-type="string" calcext:value-type="string">
            <text:p>380 kV</text:p>
          </table:table-cell>
          <table:table-cell table:style-name="ce12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verstärkung: Neubau in bestehender Trasse</text:p>
          </table:table-cell>
          <table:table-cell table:style-name="ce2" office:value-type="string" calcext:value-type="string">
            <text:p>Ersatz 22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EnLAG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Gütersloh</text:p>
          </table:table-cell>
          <table:table-cell table:style-name="ce3" office:value-type="string" calcext:value-type="string">
            <text:p>Punkt Friedrichsdorf</text:p>
          </table:table-cell>
          <table:table-cell table:style-name="ce3"/>
          <table:table-cell table:style-name="ce3" office:value-type="string" calcext:value-type="string">
            <text:p>380 kV</text:p>
          </table:table-cell>
          <table:table-cell table:style-name="ce3"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nein</text:p>
          </table:table-cell>
          <table:table-cell table:style-name="ce3" office:value-type="string" calcext:value-type="string">
            <text:p>Netzausbau: Neubau in neuer Trasse</text:p>
          </table:table-cell>
          <table:table-cell table:style-name="ce25" office:value-type="float" office:value="220" calcext:value-type="float">
            <text:p>220</text:p>
          </table:table-cell>
          <table:table-cell table:style-name="ce3"/>
          <table:table-cell office:value-type="string" calcext:value-type="string">
            <text:p>nach qGis schon da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EnLAG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unkt Friedrichsdorf</text:p>
          </table:table-cell>
          <table:table-cell table:style-name="ce3" office:value-type="string" calcext:value-type="string">
            <text:p>Bechterdissen</text:p>
          </table:table-cell>
          <table:table-cell table:style-name="ce3"/>
          <table:table-cell table:style-name="ce3" office:value-type="string" calcext:value-type="string">
            <text:p>380 kV</text:p>
          </table:table-cell>
          <table:table-cell table:style-name="ce3"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nein</text:p>
          </table:table-cell>
          <table:table-cell table:style-name="ce3" office:value-type="string" calcext:value-type="string">
            <text:p>Netzausbau: Neubau in neuer Trasse</text:p>
          </table:table-cell>
          <table:table-cell table:style-name="ce25" office:value-type="float" office:value="220" calcext:value-type="float">
            <text:p>220</text:p>
          </table:table-cell>
          <table:table-cell table:style-name="ce3"/>
          <table:table-cell office:value-type="string" calcext:value-type="string">
            <text:p>nach qGis schon da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EnLAG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üstringen</text:p>
          </table:table-cell>
          <table:table-cell table:style-name="ce2" office:value-type="string" calcext:value-type="string">
            <text:p>Punkt Gaste</text:p>
          </table:table-cell>
          <table:table-cell table:style-name="ce2" office:value-type="string" calcext:value-type="string">
            <text:p>Aus Durchmesser folgt: 2x3x4x339-AL 1/30-ST1 A</text:p>
          </table:table-cell>
          <table:table-cell table:style-name="ce2" office:value-type="string" calcext:value-type="string">
            <text:p>380 kV</text:p>
          </table:table-cell>
          <table:table-cell table:style-name="ce12" office:value-type="float" office:value="4160" calcext:value-type="float">
            <text:p>416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Stromkreisauflage/Umbeseilung</text:p>
          </table:table-cell>
          <table:table-cell table:style-name="ce26" office:value-type="string" calcext:value-type="string">
            <text:p>Erstaz 220</text:p>
          </table:table-cell>
          <table:table-cell table:style-name="ce16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EnLAG1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unkt Gaste</text:p>
          </table:table-cell>
          <table:table-cell table:style-name="ce2" office:value-type="string" calcext:value-type="string">
            <text:p>Punkt Hambüren</text:p>
          </table:table-cell>
          <table:table-cell table:style-name="ce2" office:value-type="string" calcext:value-type="string">
            <text:p>Aus Durchmesser folgt: 2x3x4x339-AL 1/30-ST1 A</text:p>
          </table:table-cell>
          <table:table-cell table:style-name="ce2" office:value-type="string" calcext:value-type="string">
            <text:p>380 kV</text:p>
          </table:table-cell>
          <table:table-cell table:style-name="ce12" office:value-type="float" office:value="4160" calcext:value-type="float">
            <text:p>416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Stromkreisauflage/Umbeseilung</text:p>
          </table:table-cell>
          <table:table-cell table:style-name="ce26" office:value-type="string" calcext:value-type="string">
            <text:p>Ersatz 220</text:p>
          </table:table-cell>
          <table:table-cell table:style-name="ce16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EnLAG1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unkt Hambüren</text:p>
          </table:table-cell>
          <table:table-cell table:style-name="ce2" office:value-type="string" calcext:value-type="string">
            <text:p>Westerkappeln</text:p>
          </table:table-cell>
          <table:table-cell table:style-name="ce2" office:value-type="string" calcext:value-type="string">
            <text:p>Aus Durchmesser folgt: 2x3x4x339-AL 1/30-ST1 A</text:p>
          </table:table-cell>
          <table:table-cell table:style-name="ce2" office:value-type="string" calcext:value-type="string">
            <text:p>380 kV</text:p>
          </table:table-cell>
          <table:table-cell table:style-name="ce12" office:value-type="float" office:value="4160" calcext:value-type="float">
            <text:p>416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verstärkung: Stromkreisauflage/Umbeseilung</text:p>
          </table:table-cell>
          <table:table-cell table:style-name="ce26" office:value-type="string" calcext:value-type="string">
            <text:p>Ersatz 220</text:p>
          </table:table-cell>
          <table:table-cell table:style-name="ce16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EnLAG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uckel</text:p>
          </table:table-cell>
          <table:table-cell office:value-type="string" calcext:value-type="string">
            <text:p>Garenfeld</text:p>
          </table:table-cell>
          <table:table-cell office:value-type="string" calcext:value-type="string">
            <text:p>2x3x4x550Al/70St</text:p>
          </table:table-cell>
          <table:table-cell office:value-type="string" calcext:value-type="string">
            <text:p>380 kV</text:p>
          </table:table-cell>
          <table:table-cell table:style-name="ce18" table:formula="of:= 2*2685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style-name="ce27" office:value-type="float" office:value="220" calcext:value-type="float">
            <text:p>220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LAG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renfeld</text:p>
          </table:table-cell>
          <table:table-cell office:value-type="string" calcext:value-type="string">
            <text:p>Punkt Ochsenkopf</text:p>
          </table:table-cell>
          <table:table-cell office:value-type="string" calcext:value-type="string">
            <text:p>2x3x4x550Al/70St</text:p>
          </table:table-cell>
          <table:table-cell office:value-type="string" calcext:value-type="string">
            <text:p>380 kV</text:p>
          </table:table-cell>
          <table:table-cell table:style-name="ce18" table:formula="of:= 2*2685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style-name="ce27" office:value-type="float" office:value="220" calcext:value-type="float">
            <text:p>220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LAG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nkt Ochsenkopf</text:p>
          </table:table-cell>
          <table:table-cell office:value-type="string" calcext:value-type="string">
            <text:p>Punkt Attendorn</text:p>
          </table:table-cell>
          <table:table-cell office:value-type="string" calcext:value-type="string">
            <text:p>2x3x4x550Al/70St</text:p>
          </table:table-cell>
          <table:table-cell office:value-type="string" calcext:value-type="string">
            <text:p>380 kV</text:p>
          </table:table-cell>
          <table:table-cell table:style-name="ce18" table:formula="of:= 2*2685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style-name="ce27" office:value-type="float" office:value="220" calcext:value-type="float">
            <text:p>220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LAG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nkt Attendorn</text:p>
          </table:table-cell>
          <table:table-cell office:value-type="string" calcext:value-type="string">
            <text:p>Landesgrenze NW/RP</text:p>
          </table:table-cell>
          <table:table-cell office:value-type="string" calcext:value-type="string">
            <text:p>2x3x4x550Al/70St</text:p>
          </table:table-cell>
          <table:table-cell office:value-type="string" calcext:value-type="string">
            <text:p>380 kV</text:p>
          </table:table-cell>
          <table:table-cell table:style-name="ce18" table:formula="of:= 2*2685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style-name="ce27" office:value-type="float" office:value="220" calcext:value-type="float">
            <text:p>220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LAG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ndesgrenze RP/NW</text:p>
          </table:table-cell>
          <table:table-cell office:value-type="string" calcext:value-type="string">
            <text:p>Eiserfeld</text:p>
          </table:table-cell>
          <table:table-cell office:value-type="string" calcext:value-type="string">
            <text:p>2x3x4x550Al/70St</text:p>
          </table:table-cell>
          <table:table-cell office:value-type="string" calcext:value-type="string">
            <text:p>380 kV</text:p>
          </table:table-cell>
          <table:table-cell table:style-name="ce18" table:formula="of:= 2*2685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style-name="ce27" office:value-type="float" office:value="220" calcext:value-type="float">
            <text:p>220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LAG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ndesgrenze NW/RP</text:p>
          </table:table-cell>
          <table:table-cell office:value-type="string" calcext:value-type="string">
            <text:p>Dauersberg</text:p>
          </table:table-cell>
          <table:table-cell office:value-type="string" calcext:value-type="string">
            <text:p>2x3x4x550Al/70St</text:p>
          </table:table-cell>
          <table:table-cell office:value-type="string" calcext:value-type="string">
            <text:p>380 kV</text:p>
          </table:table-cell>
          <table:table-cell table:style-name="ce18" table:formula="of:= 2*2685" office:value-type="float" office:value="5370" calcext:value-type="float">
            <text:p>537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Neubau in bestehender Trasse</text:p>
          </table:table-cell>
          <table:table-cell table:style-name="ce27" office:value-type="float" office:value="220" calcext:value-type="float">
            <text:p>220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nLAG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andesgrenze NW/NI</text:p>
          </table:table-cell>
          <table:table-cell table:style-name="ce2" office:value-type="string" calcext:value-type="string">
            <text:p>St. Hülfe</text:p>
          </table:table-cell>
          <table:table-cell office:value-type="string" calcext:value-type="string">
            <text:p>4x3x4x550Al/70St</text:p>
          </table:table-cell>
          <table:table-cell table:style-name="ce2" office:value-type="string" calcext:value-type="string">
            <text:p>380 kV</text:p>
          </table:table-cell>
          <table:table-cell table:style-name="ce12" table:formula="of:=4*1790" office:value-type="float" office:value="7160" calcext:value-type="float">
            <text:p>716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6" office:value-type="float" office:value="220" calcext:value-type="float">
            <text:p>220</text:p>
          </table:table-cell>
          <table:table-cell table:style-name="ce10" office:value-type="float" office:value="12" calcext:value-type="float">
            <text:p>12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EnLAG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ehrendorf</text:p>
          </table:table-cell>
          <table:table-cell table:style-name="ce2" office:value-type="string" calcext:value-type="string">
            <text:p>Landesgrenze NW/NI</text:p>
          </table:table-cell>
          <table:table-cell office:value-type="string" calcext:value-type="string">
            <text:p>4x3x4x550Al/70St</text:p>
          </table:table-cell>
          <table:table-cell table:style-name="ce2" office:value-type="string" calcext:value-type="string">
            <text:p>380 kV</text:p>
          </table:table-cell>
          <table:table-cell table:style-name="ce12" table:formula="of:=4*1790" office:value-type="float" office:value="7160" calcext:value-type="float">
            <text:p>716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6" office:value-type="string" calcext:value-type="string">
            <text:p>Ersatz 220</text:p>
          </table:table-cell>
          <table:table-cell table:style-name="ce10" office:value-type="float" office:value="12" calcext:value-type="float">
            <text:p>12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EnLAG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t. Hülfe</text:p>
          </table:table-cell>
          <table:table-cell table:style-name="ce2" office:value-type="string" calcext:value-type="string">
            <text:p>Ganderkesee</text:p>
          </table:table-cell>
          <table:table-cell office:value-type="string" calcext:value-type="string">
            <text:p>4x3x4x550Al/70St</text:p>
          </table:table-cell>
          <table:table-cell table:style-name="ce2" office:value-type="string" calcext:value-type="string">
            <text:p>380 kV</text:p>
          </table:table-cell>
          <table:table-cell table:style-name="ce12" table:formula="of:=4*1790" office:value-type="float" office:value="7160" calcext:value-type="float">
            <text:p>716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7"/>
          <table:table-cell table:number-columns-repeated="1013"/>
        </table:table-row>
        <table:table-row table:style-name="ro1">
          <table:table-cell table:style-name="ce3" office:value-type="string" calcext:value-type="string">
            <text:p>EnLAG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auersberg</text:p>
          </table:table-cell>
          <table:table-cell table:style-name="ce3" office:value-type="string" calcext:value-type="string">
            <text:p>Landesgrenze RP/HE</text:p>
          </table:table-cell>
          <table:table-cell table:style-name="ce3"/>
          <table:table-cell table:style-name="ce3" office:value-type="string" calcext:value-type="string">
            <text:p>380 kV</text:p>
          </table:table-cell>
          <table:table-cell table:style-name="ce3"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nein</text:p>
          </table:table-cell>
          <table:table-cell table:style-name="ce3" office:value-type="string" calcext:value-type="string">
            <text:p>Netzausbau: Neubau in neuer Trasse</text:p>
          </table:table-cell>
          <table:table-cell table:style-name="ce25" office:value-type="float" office:value="220" calcext:value-type="float">
            <text:p>220</text:p>
          </table:table-cell>
          <table:table-cell table:style-name="ce3"/>
          <table:table-cell table:style-name="ce3" office:value-type="string" calcext:value-type="string">
            <text:p>nach qGis schon da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ce3" office:value-type="string" calcext:value-type="string">
            <text:p>EnLAG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andesgrenze RP/HE</text:p>
          </table:table-cell>
          <table:table-cell table:style-name="ce3" office:value-type="string" calcext:value-type="string">
            <text:p>Limburg</text:p>
          </table:table-cell>
          <table:table-cell table:style-name="ce3"/>
          <table:table-cell table:style-name="ce3" office:value-type="string" calcext:value-type="string">
            <text:p>380 kV</text:p>
          </table:table-cell>
          <table:table-cell table:style-name="ce3"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nein</text:p>
          </table:table-cell>
          <table:table-cell table:style-name="ce3" office:value-type="string" calcext:value-type="string">
            <text:p>Netzausbau: Neubau in neuer Trasse</text:p>
          </table:table-cell>
          <table:table-cell table:style-name="ce25" office:value-type="float" office:value="220" calcext:value-type="float">
            <text:p>220</text:p>
          </table:table-cell>
          <table:table-cell table:style-name="ce3"/>
          <table:table-cell table:style-name="ce3" office:value-type="string" calcext:value-type="string">
            <text:p>nach qGis schon da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ce3" office:value-type="string" calcext:value-type="string">
            <text:p>EnLAG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imburg</text:p>
          </table:table-cell>
          <table:table-cell table:style-name="ce3" office:value-type="string" calcext:value-type="string">
            <text:p>Punkt Hünfelden</text:p>
          </table:table-cell>
          <table:table-cell table:style-name="ce3"/>
          <table:table-cell table:style-name="ce3" office:value-type="string" calcext:value-type="string">
            <text:p>380 kV</text:p>
          </table:table-cell>
          <table:table-cell table:style-name="ce3"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nein</text:p>
          </table:table-cell>
          <table:table-cell table:style-name="ce3" office:value-type="string" calcext:value-type="string">
            <text:p>Netzausbau: Neubau in neuer Trasse</text:p>
          </table:table-cell>
          <table:table-cell table:style-name="ce25" office:value-type="float" office:value="220" calcext:value-type="float">
            <text:p>220</text:p>
          </table:table-cell>
          <table:table-cell table:style-name="ce3"/>
          <table:table-cell table:style-name="ce3" office:value-type="string" calcext:value-type="string">
            <text:p>nach qGis schon da</text:p>
          </table:table-cell>
          <table:table-cell table:style-name="ce3"/>
          <table:table-cell table:number-columns-repeated="1010"/>
        </table:table-row>
        <table:table-row table:style-name="ro1">
          <table:table-cell table:style-name="ce4" office:value-type="string" calcext:value-type="string">
            <text:p>EnLAG2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arxheim</text:p>
          </table:table-cell>
          <table:table-cell table:style-name="ce4" office:value-type="string" calcext:value-type="string">
            <text:p>Kelsterbach</text:p>
          </table:table-cell>
          <table:table-cell table:style-name="ce4"/>
          <table:table-cell table:style-name="ce4" office:value-type="string" calcext:value-type="string">
            <text:p>380 kV</text:p>
          </table:table-cell>
          <table:table-cell table:style-name="ce4"/>
          <table:table-cell table:style-name="ce4" office:value-type="string" calcext:value-type="string">
            <text:p>AC</text:p>
          </table:table-cell>
          <table:table-cell table:style-name="ce4" office:value-type="string" calcext:value-type="string">
            <text:p>nein</text:p>
          </table:table-cell>
          <table:table-cell table:style-name="ce4" office:value-type="string" calcext:value-type="string">
            <text:p>Netzausbau: Neubau in neuer Trasse</text:p>
          </table:table-cell>
          <table:table-cell table:style-name="ce4" table:number-columns-repeated="2"/>
          <table:table-cell table:style-name="ce3" office:value-type="string" calcext:value-type="string">
            <text:p>nach qGis schon da</text:p>
          </table:table-cell>
          <table:table-cell table:style-name="ce4"/>
          <table:table-cell table:style-name="ce2" table:number-columns-repeated="1010"/>
        </table:table-row>
        <table:table-row table:style-name="ro1">
          <table:table-cell office:value-type="string" calcext:value-type="string">
            <text:p>EnLAG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ckarwestheim</text:p>
          </table:table-cell>
          <table:table-cell office:value-type="string" calcext:value-type="string">
            <text:p>Mühlhausen</text:p>
          </table:table-cell>
          <table:table-cell/>
          <table:table-cell office:value-type="string" calcext:value-type="string">
            <text:p>380 kV</text:p>
          </table:table-cell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Stromkreisauflage/Umbeseilung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nLAG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euenhagen</text:p>
          </table:table-cell>
          <table:table-cell table:style-name="ce2" office:value-type="string" calcext:value-type="string">
            <text:p>Bertikow</text:p>
          </table:table-cell>
          <table:table-cell table:style-name="ce2"/>
          <table:table-cell table:style-name="ce2" office:value-type="string" calcext:value-type="string">
            <text:p>380 kV</text:p>
          </table:table-cell>
          <table:table-cell table:style-name="ce10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 office:value-type="string" calcext:value-type="string">
            <text:p>Ersatz 220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EnLAG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ierraden</text:p>
          </table:table-cell>
          <table:table-cell table:style-name="ce6" office:value-type="string" calcext:value-type="string">
            <text:p>Krajnik/Bundesgrenze</text:p>
          </table:table-cell>
          <table:table-cell table:style-name="ce6"/>
          <table:table-cell table:style-name="ce2" office:value-type="string" calcext:value-type="string">
            <text:p>380 kV</text:p>
          </table:table-cell>
          <table:table-cell table:style-name="ce10" office:value-type="float" office:value="3580" calcext:value-type="float">
            <text:p>358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nein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 office:value-type="string" calcext:value-type="string">
            <text:p>Schon da? </text:p>
          </table:table-cell>
          <table:table-cell table:style-name="ce2" table:number-columns-repeated="1013"/>
        </table:table-row>
        <table:table-row table:style-name="ro1">
          <table:table-cell table:style-name="ce3" office:value-type="string" calcext:value-type="string">
            <text:p>EnLAG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auchstädt</text:p>
          </table:table-cell>
          <table:table-cell table:style-name="ce3" office:value-type="string" calcext:value-type="string">
            <text:p>Landesgrenze ST/TH</text:p>
          </table:table-cell>
          <table:table-cell table:style-name="ce3"/>
          <table:table-cell table:style-name="ce3" office:value-type="string" calcext:value-type="string">
            <text:p>380 kV</text:p>
          </table:table-cell>
          <table:table-cell table:style-name="ce3"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nein</text:p>
          </table:table-cell>
          <table:table-cell table:style-name="ce3" office:value-type="string" calcext:value-type="string">
            <text:p>Netzausbau: Neubau in neuer Trasse</text:p>
          </table:table-cell>
          <table:table-cell table:style-name="ce3" table:number-columns-repeated="2"/>
          <table:table-cell table:style-name="ce3" office:value-type="string" calcext:value-type="string">
            <text:p>nach qGis schon da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EnLAG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Landesgrenze ST/TH</text:p>
          </table:table-cell>
          <table:table-cell table:style-name="ce3" office:value-type="string" calcext:value-type="string">
            <text:p>Vieselbach</text:p>
          </table:table-cell>
          <table:table-cell table:style-name="ce3"/>
          <table:table-cell table:style-name="ce3" office:value-type="string" calcext:value-type="string">
            <text:p>380 kV</text:p>
          </table:table-cell>
          <table:table-cell table:style-name="ce3"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nein</text:p>
          </table:table-cell>
          <table:table-cell table:style-name="ce3" office:value-type="string" calcext:value-type="string">
            <text:p>Netzausbau: Neubau in neuer Trasse</text:p>
          </table:table-cell>
          <table:table-cell table:style-name="ce3" table:number-columns-repeated="2"/>
          <table:table-cell table:style-name="ce3" office:value-type="string" calcext:value-type="string">
            <text:p>nach qGis schon da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EnLAG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ieselbach</text:p>
          </table:table-cell>
          <table:table-cell table:style-name="ce3" office:value-type="string" calcext:value-type="string">
            <text:p>Altenfeld</text:p>
          </table:table-cell>
          <table:table-cell table:style-name="ce3"/>
          <table:table-cell table:style-name="ce3" office:value-type="string" calcext:value-type="string">
            <text:p>380 kV</text:p>
          </table:table-cell>
          <table:table-cell table:style-name="ce3"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nein</text:p>
          </table:table-cell>
          <table:table-cell table:style-name="ce3" office:value-type="string" calcext:value-type="string">
            <text:p>Netzausbau: Neubau in neuer Trasse</text:p>
          </table:table-cell>
          <table:table-cell table:style-name="ce3" table:number-columns-repeated="2"/>
          <table:table-cell table:style-name="ce3" office:value-type="string" calcext:value-type="string">
            <text:p>nach qGis schon da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EnLAG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ltenfeld</text:p>
          </table:table-cell>
          <table:table-cell table:style-name="ce3" office:value-type="string" calcext:value-type="string">
            <text:p>Landesgrenze TH/BY</text:p>
          </table:table-cell>
          <table:table-cell table:style-name="ce3"/>
          <table:table-cell table:style-name="ce3" office:value-type="string" calcext:value-type="string">
            <text:p>380 kV</text:p>
          </table:table-cell>
          <table:table-cell table:style-name="ce3"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ja</text:p>
          </table:table-cell>
          <table:table-cell table:style-name="ce3" office:value-type="string" calcext:value-type="string">
            <text:p>Netzausbau: Neubau in neuer Trasse</text:p>
          </table:table-cell>
          <table:table-cell table:style-name="ce3" table:number-columns-repeated="2"/>
          <table:table-cell table:style-name="ce3" office:value-type="string" calcext:value-type="string">
            <text:p>nach qGis schon da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EnLAG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Landesgrenze TH/BY</text:p>
          </table:table-cell>
          <table:table-cell table:style-name="ce3" office:value-type="string" calcext:value-type="string">
            <text:p>Redwitz</text:p>
          </table:table-cell>
          <table:table-cell table:style-name="ce3"/>
          <table:table-cell table:style-name="ce3" office:value-type="string" calcext:value-type="string">
            <text:p>380 kV</text:p>
          </table:table-cell>
          <table:table-cell table:style-name="ce3"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ja</text:p>
          </table:table-cell>
          <table:table-cell table:style-name="ce3" office:value-type="string" calcext:value-type="string">
            <text:p>Netzausbau: Neubau in neuer Trasse</text:p>
          </table:table-cell>
          <table:table-cell table:style-name="ce3" table:number-columns-repeated="2"/>
          <table:table-cell table:style-name="ce3" office:value-type="string" calcext:value-type="string">
            <text:p>nach qGis schon da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EnLAG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örpen West</text:p>
          </table:table-cell>
          <table:table-cell table:style-name="ce2" office:value-type="string" calcext:value-type="string">
            <text:p>Meppen</text:p>
          </table:table-cell>
          <table:table-cell office:value-type="string" calcext:value-type="string">
            <text:p>2x3x4x565AL1/72ST1A</text:p>
          </table:table-cell>
          <table:table-cell table:style-name="ce2" office:value-type="string" calcext:value-type="string">
            <text:p>380 kV</text:p>
          </table:table-cell>
          <table:table-cell table:style-name="ce12" table:formula="of:= 2*268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/>
          <table:table-cell table:style-name="ce17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EnLAG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iederrhein</text:p>
          </table:table-cell>
          <table:table-cell table:style-name="ce2" office:value-type="string" calcext:value-type="string">
            <text:p>Punkt Bredenwinkel</text:p>
          </table:table-cell>
          <table:table-cell office:value-type="string" calcext:value-type="string">
            <text:p>2x3x4x565AL1/72ST1A</text:p>
          </table:table-cell>
          <table:table-cell table:style-name="ce2" office:value-type="string" calcext:value-type="string">
            <text:p>380 kV</text:p>
          </table:table-cell>
          <table:table-cell table:style-name="ce12" table:formula="of:= 2*268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/>
          <table:table-cell table:style-name="ce17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EnLAG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unkt Bredenwinkel</text:p>
          </table:table-cell>
          <table:table-cell table:style-name="ce2" office:value-type="string" calcext:value-type="string">
            <text:p>Punkt Borken Süd</text:p>
          </table:table-cell>
          <table:table-cell office:value-type="string" calcext:value-type="string">
            <text:p>2x3x4x565AL1/72ST1A</text:p>
          </table:table-cell>
          <table:table-cell table:style-name="ce2" office:value-type="string" calcext:value-type="string">
            <text:p>380 kV</text:p>
          </table:table-cell>
          <table:table-cell table:style-name="ce12" table:formula="of:= 2*268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/>
          <table:table-cell table:style-name="ce17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EnLAG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unkt Borken Süd</text:p>
          </table:table-cell>
          <table:table-cell table:style-name="ce2" office:value-type="string" calcext:value-type="string">
            <text:p>Punkt Nordvelen</text:p>
          </table:table-cell>
          <table:table-cell office:value-type="string" calcext:value-type="string">
            <text:p>2x3x4x565AL1/72ST1A</text:p>
          </table:table-cell>
          <table:table-cell table:style-name="ce2" office:value-type="string" calcext:value-type="string">
            <text:p>380 kV</text:p>
          </table:table-cell>
          <table:table-cell table:style-name="ce12" table:formula="of:= 2*268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/>
          <table:table-cell table:style-name="ce17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EnLAG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unkt Nordvelen</text:p>
          </table:table-cell>
          <table:table-cell table:style-name="ce2" office:value-type="string" calcext:value-type="string">
            <text:p>Punkt Legden Süd</text:p>
          </table:table-cell>
          <table:table-cell office:value-type="string" calcext:value-type="string">
            <text:p>2x3x4x565AL1/72ST1A</text:p>
          </table:table-cell>
          <table:table-cell table:style-name="ce2" office:value-type="string" calcext:value-type="string">
            <text:p>380 kV</text:p>
          </table:table-cell>
          <table:table-cell table:style-name="ce12" table:formula="of:= 2*268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/>
          <table:table-cell table:style-name="ce17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EnLAG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unkt Legden Süd</text:p>
          </table:table-cell>
          <table:table-cell table:style-name="ce2" office:value-type="string" calcext:value-type="string">
            <text:p>Punkt Asbeck</text:p>
          </table:table-cell>
          <table:table-cell office:value-type="string" calcext:value-type="string">
            <text:p>2x3x4x565AL1/72ST1A</text:p>
          </table:table-cell>
          <table:table-cell table:style-name="ce2" office:value-type="string" calcext:value-type="string">
            <text:p>380 kV</text:p>
          </table:table-cell>
          <table:table-cell table:style-name="ce12" table:formula="of:= 2*268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/>
          <table:table-cell table:style-name="ce17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EnLAG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unkt Asbeck</text:p>
          </table:table-cell>
          <table:table-cell table:style-name="ce2" office:value-type="string" calcext:value-type="string">
            <text:p>Punkt Haddorfer See</text:p>
          </table:table-cell>
          <table:table-cell office:value-type="string" calcext:value-type="string">
            <text:p>2x3x4x565AL1/72ST1A</text:p>
          </table:table-cell>
          <table:table-cell table:style-name="ce2" office:value-type="string" calcext:value-type="string">
            <text:p>380 kV</text:p>
          </table:table-cell>
          <table:table-cell table:style-name="ce12" table:formula="of:= 2*268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/>
          <table:table-cell table:style-name="ce17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EnLAG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unkt Haddorfer See</text:p>
          </table:table-cell>
          <table:table-cell table:style-name="ce2" office:value-type="string" calcext:value-type="string">
            <text:p>Meppen</text:p>
          </table:table-cell>
          <table:table-cell office:value-type="string" calcext:value-type="string">
            <text:p>2x3x4x565AL1/72ST1A</text:p>
          </table:table-cell>
          <table:table-cell table:style-name="ce2" office:value-type="string" calcext:value-type="string">
            <text:p>380 kV</text:p>
          </table:table-cell>
          <table:table-cell table:style-name="ce12" table:formula="of:= 2*2685" office:value-type="float" office:value="5370" calcext:value-type="float">
            <text:p>5370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Netzausbau: Neubau in neuer Trasse</text:p>
          </table:table-cell>
          <table:table-cell table:style-name="ce2"/>
          <table:table-cell table:style-name="ce17" office:value-type="float" office:value="6" calcext:value-type="float">
            <text:p>6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EnLAG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hle</text:p>
          </table:table-cell>
          <table:table-cell office:value-type="string" calcext:value-type="string">
            <text:p>Lamspringe</text:p>
          </table:table-cell>
          <table:table-cell office:value-type="string" calcext:value-type="string">
            <text:p>1x3x4x565AL1/72ST1A</text:p>
          </table:table-cell>
          <table:table-cell office:value-type="string" calcext:value-type="string">
            <text:p>380 kV</text:p>
          </table:table-cell>
          <table:table-cell table:style-name="ce13" table:formula="of:= 2685" office:value-type="float" office:value="2685" calcext:value-type="float">
            <text:p>2685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tzausbau: Neubau in neuer Trasse</text:p>
          </table:table-cell>
          <table:table-cell office:value-type="string" calcext:value-type="string">
            <text:p>220-kV-Leitung Lehrte – Hardegsen – Sandershausen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LAG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mspringe</text:p>
          </table:table-cell>
          <table:table-cell office:value-type="string" calcext:value-type="string">
            <text:p>Hardegsen</text:p>
          </table:table-cell>
          <table:table-cell office:value-type="string" calcext:value-type="string">
            <text:p>1x3x4x565AL1/72ST1A</text:p>
          </table:table-cell>
          <table:table-cell office:value-type="string" calcext:value-type="string">
            <text:p>380 kV</text:p>
          </table:table-cell>
          <table:table-cell table:style-name="ce13" office:value-type="float" office:value="2685" calcext:value-type="float">
            <text:p>2685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tzausbau: Neubau in neuer Trasse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LAG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egsen</text:p>
          </table:table-cell>
          <table:table-cell office:value-type="string" calcext:value-type="string">
            <text:p>Landesgrenze NI/HE</text:p>
          </table:table-cell>
          <table:table-cell office:value-type="string" calcext:value-type="string">
            <text:p>1x3x4x565AL1/72ST1A</text:p>
          </table:table-cell>
          <table:table-cell office:value-type="string" calcext:value-type="string">
            <text:p>380 kV</text:p>
          </table:table-cell>
          <table:table-cell table:style-name="ce13" office:value-type="float" office:value="2685" calcext:value-type="float">
            <text:p>2685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tzausbau: Neubau in neuer Trasse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LAG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desgrenze NI/HE</text:p>
          </table:table-cell>
          <table:table-cell office:value-type="string" calcext:value-type="string">
            <text:p>Mecklar</text:p>
          </table:table-cell>
          <table:table-cell office:value-type="string" calcext:value-type="string">
            <text:p>1x3x4x565AL1/72ST1A</text:p>
          </table:table-cell>
          <table:table-cell office:value-type="string" calcext:value-type="string">
            <text:p>380 kV</text:p>
          </table:table-cell>
          <table:table-cell table:style-name="ce13" office:value-type="float" office:value="2685" calcext:value-type="float">
            <text:p>2685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Netzausbau: Neubau in neuer Trasse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EnLAG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ergkamen</text:p>
          </table:table-cell>
          <table:table-cell table:style-name="ce4" office:value-type="string" calcext:value-type="string">
            <text:p>Gersteinwerk</text:p>
          </table:table-cell>
          <table:table-cell table:style-name="ce4"/>
          <table:table-cell table:style-name="ce4" office:value-type="string" calcext:value-type="string">
            <text:p>380 kV</text:p>
          </table:table-cell>
          <table:table-cell table:style-name="ce4"/>
          <table:table-cell table:style-name="ce4" office:value-type="string" calcext:value-type="string">
            <text:p>AC</text:p>
          </table:table-cell>
          <table:table-cell table:style-name="ce4" office:value-type="string" calcext:value-type="string">
            <text:p>nein</text:p>
          </table:table-cell>
          <table:table-cell table:style-name="ce4" office:value-type="string" calcext:value-type="string">
            <text:p>Netzverstärkung</text:p>
          </table:table-cell>
          <table:table-cell table:style-name="ce4" table:number-columns-repeated="2"/>
          <table:table-cell table:style-name="ce2" office:value-type="string" calcext:value-type="string">
            <text:p>nach qGis schon da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EnLAG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iftel</text:p>
          </table:table-cell>
          <table:table-cell office:value-type="string" calcext:value-type="string">
            <text:p>Punkt Eschborn</text:p>
          </table:table-cell>
          <table:table-cell/>
          <table:table-cell office:value-type="string" calcext:value-type="string">
            <text:p>380 kV</text:p>
          </table:table-cell>
          <table:table-cell table:style-name="ce11"/>
          <table:table-cell office:value-type="string" calcext:value-type="string">
            <text:p>AC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Netzverstärkung: Stromkreisauflage/Umbeseilung</text:p>
          </table:table-cell>
          <table:table-cell office:value-type="string" calcext:value-type="string">
            <text:p>Schon da? 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EnLAG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andesgrenze SH/MV</text:p>
          </table:table-cell>
          <table:table-cell table:style-name="ce4" office:value-type="string" calcext:value-type="string">
            <text:p>Görries</text:p>
          </table:table-cell>
          <table:table-cell table:style-name="ce4"/>
          <table:table-cell table:style-name="ce4" office:value-type="string" calcext:value-type="string">
            <text:p>380 kV</text:p>
          </table:table-cell>
          <table:table-cell table:style-name="ce4"/>
          <table:table-cell table:style-name="ce4" office:value-type="string" calcext:value-type="string">
            <text:p>AC</text:p>
          </table:table-cell>
          <table:table-cell table:style-name="ce4" office:value-type="string" calcext:value-type="string">
            <text:p>nein</text:p>
          </table:table-cell>
          <table:table-cell table:style-name="ce4" office:value-type="string" calcext:value-type="string">
            <text:p>Netzausbau: Neubau in neuer Trasse</text:p>
          </table:table-cell>
          <table:table-cell table:style-name="ce4" table:number-columns-repeated="2"/>
          <table:table-cell table:style-name="ce2" office:value-type="string" calcext:value-type="string">
            <text:p>nach qGis schon da</text:p>
          </table:table-cell>
          <table:table-cell table:style-name="ce2" table:number-columns-repeated="1011"/>
        </table:table-row>
        <table:table-row table:style-name="ro1">
          <table:table-cell table:style-name="ce4" office:value-type="string" calcext:value-type="string">
            <text:p>EnLAG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Krümmel</text:p>
          </table:table-cell>
          <table:table-cell table:style-name="ce4" office:value-type="string" calcext:value-type="string">
            <text:p>Landesgrenze SH/MV</text:p>
          </table:table-cell>
          <table:table-cell table:style-name="ce4"/>
          <table:table-cell table:style-name="ce4" office:value-type="string" calcext:value-type="string">
            <text:p>380 kV</text:p>
          </table:table-cell>
          <table:table-cell table:style-name="ce4"/>
          <table:table-cell table:style-name="ce4" office:value-type="string" calcext:value-type="string">
            <text:p>AC</text:p>
          </table:table-cell>
          <table:table-cell table:style-name="ce4" office:value-type="string" calcext:value-type="string">
            <text:p>nein</text:p>
          </table:table-cell>
          <table:table-cell table:style-name="ce4" office:value-type="string" calcext:value-type="string">
            <text:p>Netzausbau: Neubau in neuer Trasse</text:p>
          </table:table-cell>
          <table:table-cell table:style-name="ce4" table:number-columns-repeated="2"/>
          <table:table-cell table:style-name="ce2" office:value-type="string" calcext:value-type="string">
            <text:p>nach qGis schon da</text:p>
          </table:table-cell>
          <table:table-cell table:style-name="ce2" table:number-columns-repeated="1011"/>
        </table:table-row>
        <table:table-row table:style-name="ro1">
          <table:table-cell table:style-name="ce3" table:number-columns-repeated="12"/>
          <table:table-cell table:number-columns-repeated="1012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rechnung Leitungsparameter " table:style-name="ta7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ce159"/>
        <table:table-column table:style-name="co35" table:default-cell-style-name="Default"/>
        <table:table-column table:style-name="co36" table:number-columns-repeated="1012" table:default-cell-style-name="Default"/>
        <table:table-row table:style-name="ro11">
          <table:table-cell table:style-name="ce168" office:value-type="string" calcext:value-type="string" table:number-columns-spanned="11" table:number-rows-spanned="1">
            <text:p>Eingangsdaten</text:p>
          </table:table-cell>
          <table:covered-table-cell table:number-columns-repeated="9" table:style-name="ce170"/>
          <table:covered-table-cell table:style-name="ce172"/>
          <table:table-cell table:style-name="ce173" office:value-type="string" calcext:value-type="string" table:number-columns-spanned="3" table:number-rows-spanned="1">
            <text:p>Berechnete Größen</text:p>
          </table:table-cell>
          <table:covered-table-cell table:number-columns-repeated="2" table:style-name="ce174"/>
          <table:table-cell table:style-name="ce169" table:number-columns-repeated="2"/>
          <table:table-cell table:style-name="ce169" office:value-type="string" calcext:value-type="string">
            <text:p>Konstanten</text:p>
          </table:table-cell>
          <table:table-cell table:style-name="ce169" table:number-columns-repeated="3"/>
          <table:table-cell table:style-name="ce169" office:value-type="string" calcext:value-type="string">
            <text:p>Quellen</text:p>
          </table:table-cell>
          <table:table-cell table:style-name="ce169" table:number-columns-repeated="1003"/>
        </table:table-row>
        <table:table-row table:style-name="ro1">
          <table:table-cell table:style-name="ce169"/>
          <table:table-cell table:style-name="ce169" office:value-type="string" calcext:value-type="string">
            <text:p>Leitungsseil</text:p>
          </table:table-cell>
          <table:table-cell table:style-name="ce169" office:value-type="string" calcext:value-type="string">
            <text:p>Systeme</text:p>
          </table:table-cell>
          <table:table-cell table:style-name="ce169" office:value-type="string" calcext:value-type="string">
            <text:p>Leiter im Bündel</text:p>
          </table:table-cell>
          <table:table-cell table:style-name="ce169" office:value-type="string" calcext:value-type="string">
            <text:p>Spannung (V)</text:p>
          </table:table-cell>
          <table:table-cell table:style-name="ce169" office:value-type="string" calcext:value-type="string">
            <text:p>Masttyp</text:p>
          </table:table-cell>
          <table:table-cell table:style-name="ce169" office:value-type="string" calcext:value-type="string">
            <text:p>Grenzstrom (A)</text:p>
          </table:table-cell>
          <table:table-cell table:style-name="ce169" office:value-type="string" calcext:value-type="string">
            <text:p>d_gmi (m)</text:p>
          </table:table-cell>
          <table:table-cell table:style-name="ce169" office:value-type="string" calcext:value-type="string">
            <text:p>a</text:p>
          </table:table-cell>
          <table:table-cell table:style-name="ce169" office:value-type="string" calcext:value-type="string">
            <text:p>k</text:p>
          </table:table-cell>
          <table:table-cell table:style-name="ce172" office:value-type="string" calcext:value-type="string">
            <text:p>r (m)</text:p>
          </table:table-cell>
          <table:table-cell table:style-name="ce169" office:value-type="string" calcext:value-type="string">
            <text:p>s_therm (MVA)</text:p>
          </table:table-cell>
          <table:table-cell table:style-name="ce169" office:value-type="string" calcext:value-type="string">
            <text:p>L‘ (H/km)</text:p>
          </table:table-cell>
          <table:table-cell table:style-name="ce169" office:value-type="string" calcext:value-type="string">
            <text:p>X‘ (Ohm/km)</text:p>
          </table:table-cell>
          <table:table-cell table:style-name="ce169" table:number-columns-repeated="2"/>
          <table:table-cell table:style-name="ce169" office:value-type="string" calcext:value-type="string">
            <text:p><text:s/>µ_0</text:p>
          </table:table-cell>
          <table:table-cell table:style-name="ce169" table:formula="of:=4*PI()*10^-7" office:value-type="float" office:value="0.00000125663706143592" calcext:value-type="float">
            <text:p>1,25663706143592E-06</text:p>
          </table:table-cell>
          <table:table-cell table:style-name="ce169" table:number-columns-repeated="2"/>
          <table:table-cell table:style-name="ce175" office:value-type="string" calcext:value-type="string">
            <text:p>Floßdorff Hilgarth</text:p>
          </table:table-cell>
          <table:table-cell table:style-name="ce169" table:number-columns-repeated="1003"/>
        </table:table-row>
        <table:table-row table:style-name="ro1">
          <table:table-cell office:value-type="string" calcext:value-type="string">
            <text:p>Freileitung</text:p>
          </table:table-cell>
          <table:table-cell office:value-type="string" calcext:value-type="string">
            <text:p>2x3x4x550AL1/70ST1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80000" calcext:value-type="float">
            <text:p>380000</text:p>
          </table:table-cell>
          <table:table-cell office:value-type="string" calcext:value-type="string">
            <text:p>Donaumast</text:p>
          </table:table-cell>
          <table:table-cell table:style-name="ce171" table:formula="of:= [.D3] * 1020" office:value-type="float" office:value="4080" calcext:value-type="float">
            <text:p>4080</text:p>
          </table:table-cell>
          <table:table-cell office:value-type="float" office:value="8.551627" calcext:value-type="float">
            <text:p>8,551627</text:p>
          </table:table-cell>
          <table:table-cell table:style-name="ce171" office:value-type="float" office:value="0.4" calcext:value-type="float">
            <text:p>0,4</text:p>
          </table:table-cell>
          <table:table-cell table:formula="of:=SQRT(2)" office:value-type="float" office:value="1.4142135623731" calcext:value-type="float">
            <text:p>1,4142135624</text:p>
          </table:table-cell>
          <table:table-cell table:style-name="ce171" table:formula="of:=16.2*10^-6" office:value-type="float" office:value="0.0000162" calcext:value-type="float">
            <text:p>0,0000162</text:p>
          </table:table-cell>
          <table:table-cell table:formula="of:= (SQRT(3) * [.E3] * [.G3] *[.C3])/1000000" office:value-type="float" office:value="5370.74314410957" calcext:value-type="float">
            <text:p>5370,7431441096</text:p>
          </table:table-cell>
          <table:table-cell table:formula="of:= ([.$R$2]/(2*PI())) *( LN([.H3]/([.J3]*[.K3]*[.I3]^([.D3]-1))^1/[.D3])+0.25/[.D3])/[.C3]*1000" office:value-type="float" office:value="0.00142551251171916" calcext:value-type="float">
            <text:p>0,0014255125</text:p>
          </table:table-cell>
          <table:table-cell table:formula="of:= 2* PI() * 50 *[.M3]" office:value-type="float" office:value="0.447837963441725" calcext:value-type="float">
            <text:p>0,4478379634</text:p>
          </table:table-cell>
          <table:table-cell table:number-columns-repeated="6"/>
          <table:table-cell table:style-name="ce155" office:value-type="string" calcext:value-type="string">
            <text:p>Transmission Line Parameter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reileitung</text:p>
          </table:table-cell>
          <table:table-cell office:value-type="string" calcext:value-type="string">
            <text:p>1x3x4x550AL1/70ST1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0000" calcext:value-type="float">
            <text:p>380000</text:p>
          </table:table-cell>
          <table:table-cell office:value-type="string" calcext:value-type="string">
            <text:p>Donaumast</text:p>
          </table:table-cell>
          <table:table-cell table:style-name="ce171" table:formula="of:= [.D4] * 1020" office:value-type="float" office:value="4080" calcext:value-type="float">
            <text:p>4080</text:p>
          </table:table-cell>
          <table:table-cell office:value-type="float" office:value="8.551627" calcext:value-type="float">
            <text:p>8,551627</text:p>
          </table:table-cell>
          <table:table-cell table:style-name="ce171" office:value-type="float" office:value="0.4" calcext:value-type="float">
            <text:p>0,4</text:p>
          </table:table-cell>
          <table:table-cell table:formula="of:=SQRT(2)" office:value-type="float" office:value="1.4142135623731" calcext:value-type="float">
            <text:p>1,4142135624</text:p>
          </table:table-cell>
          <table:table-cell table:style-name="ce171" table:formula="of:=16.2*10^-6" office:value-type="float" office:value="0.0000162" calcext:value-type="float">
            <text:p>0,0000162</text:p>
          </table:table-cell>
          <table:table-cell table:formula="of:= (SQRT(3) * [.E4] * [.G4] *[.C4])/1000000" office:value-type="float" office:value="2685.37157205479" calcext:value-type="float">
            <text:p>2685,3715720548</text:p>
          </table:table-cell>
          <table:table-cell table:formula="of:= ([.$R$2]/(2*PI())) *( LN([.H4]/([.J4]*[.K4]*[.I4]^([.D4]-1))^1/[.D4])+0.25/[.D4])/[.C4]*1000" office:value-type="float" office:value="0.00285102502343832" calcext:value-type="float">
            <text:p>0,002851025</text:p>
          </table:table-cell>
          <table:table-cell table:formula="of:= 2* PI() * 50 *[.M4]" office:value-type="float" office:value="0.895675926883449" calcext:value-type="float">
            <text:p>0,89567592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eileitung</text:p>
          </table:table-cell>
          <table:table-cell table:style-name="ce147" office:value-type="string" calcext:value-type="string">
            <text:p>2x3x4x435AL1/55ST1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80000" calcext:value-type="float">
            <text:p>380000</text:p>
          </table:table-cell>
          <table:table-cell office:value-type="string" calcext:value-type="string">
            <text:p>Donaumast</text:p>
          </table:table-cell>
          <table:table-cell table:style-name="ce171" table:formula="of:= [.D5] * 900" office:value-type="float" office:value="3600" calcext:value-type="float">
            <text:p>3600</text:p>
          </table:table-cell>
          <table:table-cell office:value-type="float" office:value="8.551627" calcext:value-type="float">
            <text:p>8,551627</text:p>
          </table:table-cell>
          <table:table-cell table:style-name="ce171" office:value-type="float" office:value="0.4" calcext:value-type="float">
            <text:p>0,4</text:p>
          </table:table-cell>
          <table:table-cell table:formula="of:=SQRT(2)" office:value-type="float" office:value="1.4142135623731" calcext:value-type="float">
            <text:p>1,4142135624</text:p>
          </table:table-cell>
          <table:table-cell table:style-name="ce171" table:formula="of:=14.4*10^-6" office:value-type="float" office:value="0.0000144" calcext:value-type="float">
            <text:p>0,0000144</text:p>
          </table:table-cell>
          <table:table-cell table:formula="of:= (SQRT(3) * [.E5] * [.G5] *[.C5])/1000000" office:value-type="float" office:value="4738.89100950845" calcext:value-type="float">
            <text:p>4738,8910095085</text:p>
          </table:table-cell>
          <table:table-cell table:formula="of:= ([.$R$2]/(2*PI())) *( LN([.H5]/([.J5]*[.K5]*[.I5]^([.D5]-1))^1/[.D5])+0.25/[.D5])/[.C5]*1000" office:value-type="float" office:value="0.0014372908152848" calcext:value-type="float">
            <text:p>0,0014372908</text:p>
          </table:table-cell>
          <table:table-cell table:formula="of:= 2* PI() * 50 *[.M5]" office:value-type="float" office:value="0.451538226637081" calcext:value-type="float">
            <text:p>0,45153822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eileitung</text:p>
          </table:table-cell>
          <table:table-cell table:style-name="ce147" office:value-type="string" calcext:value-type="string">
            <text:p>1x3x4x435AL1/55ST1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0000" calcext:value-type="float">
            <text:p>380000</text:p>
          </table:table-cell>
          <table:table-cell office:value-type="string" calcext:value-type="string">
            <text:p>Donaumast</text:p>
          </table:table-cell>
          <table:table-cell table:style-name="ce171" table:formula="of:= [.D6] * 900" office:value-type="float" office:value="3600" calcext:value-type="float">
            <text:p>3600</text:p>
          </table:table-cell>
          <table:table-cell office:value-type="float" office:value="8.551627" calcext:value-type="float">
            <text:p>8,551627</text:p>
          </table:table-cell>
          <table:table-cell table:style-name="ce171" office:value-type="float" office:value="0.4" calcext:value-type="float">
            <text:p>0,4</text:p>
          </table:table-cell>
          <table:table-cell table:formula="of:=SQRT(2)" office:value-type="float" office:value="1.4142135623731" calcext:value-type="float">
            <text:p>1,4142135624</text:p>
          </table:table-cell>
          <table:table-cell table:style-name="ce171" table:formula="of:=14.4*10^-6" office:value-type="float" office:value="0.0000144" calcext:value-type="float">
            <text:p>0,0000144</text:p>
          </table:table-cell>
          <table:table-cell table:formula="of:= (SQRT(3) * [.E6] * [.G6] *[.C6])/1000000" office:value-type="float" office:value="2369.44550475422" calcext:value-type="float">
            <text:p>2369,4455047542</text:p>
          </table:table-cell>
          <table:table-cell table:formula="of:= ([.$R$2]/(2*PI())) *( LN([.H6]/([.J6]*[.K6]*[.I6]^([.D6]-1))^1/[.D6])+0.25/[.D6])/[.C6]*1000" office:value-type="float" office:value="0.0028745816305696" calcext:value-type="float">
            <text:p>0,0028745816</text:p>
          </table:table-cell>
          <table:table-cell table:formula="of:= 2* PI() * 50 *[.M6]" office:value-type="float" office:value="0.903076453274161" calcext:value-type="float">
            <text:p>0,90307645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eileitung</text:p>
          </table:table-cell>
          <table:table-cell office:value-type="string" calcext:value-type="string">
            <text:p>2x3x4x653AL1/45ST1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80000" calcext:value-type="float">
            <text:p>380000</text:p>
          </table:table-cell>
          <table:table-cell office:value-type="string" calcext:value-type="string">
            <text:p>Donaumast</text:p>
          </table:table-cell>
          <table:table-cell table:style-name="ce171" table:formula="of:= [.D7] * 1150" office:value-type="float" office:value="4600" calcext:value-type="float">
            <text:p>4600</text:p>
          </table:table-cell>
          <table:table-cell office:value-type="float" office:value="8.551627" calcext:value-type="float">
            <text:p>8,551627</text:p>
          </table:table-cell>
          <table:table-cell table:style-name="ce171" office:value-type="float" office:value="0.4" calcext:value-type="float">
            <text:p>0,4</text:p>
          </table:table-cell>
          <table:table-cell table:formula="of:=SQRT(2)" office:value-type="float" office:value="1.4142135623731" calcext:value-type="float">
            <text:p>1,4142135624</text:p>
          </table:table-cell>
          <table:table-cell table:style-name="ce171" office:value-type="float" office:value="0.000018" calcext:value-type="float">
            <text:p>0,000018</text:p>
          </table:table-cell>
          <table:table-cell table:formula="of:= (SQRT(3) * [.E7] * [.G7] *[.C7])/1000000" office:value-type="float" office:value="6055.2496232608" calcext:value-type="float">
            <text:p>6055,2496232608</text:p>
          </table:table-cell>
          <table:table-cell table:formula="of:= ([.$R$2]/(2*PI())) *( LN([.H7]/([.J7]*[.K7]*[.I7]^([.D7]-1))^1/[.D7])+0.25/[.D7])/[.C7]*1000" office:value-type="float" office:value="0.00141497646015338" calcext:value-type="float">
            <text:p>0,0014149765</text:p>
          </table:table-cell>
          <table:table-cell table:formula="of:= 2* PI() * 50 *[.M7]" office:value-type="float" office:value="0.444527965222034" calcext:value-type="float">
            <text:p>0,44452796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eileitung</text:p>
          </table:table-cell>
          <table:table-cell office:value-type="string" calcext:value-type="string">
            <text:p>2x3x4x339AL1/30ST1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80000" calcext:value-type="float">
            <text:p>380000</text:p>
          </table:table-cell>
          <table:table-cell office:value-type="string" calcext:value-type="string">
            <text:p>Donaumast</text:p>
          </table:table-cell>
          <table:table-cell table:style-name="ce171" table:formula="of:=[.D8]*790" office:value-type="float" office:value="3160" calcext:value-type="float">
            <text:p>3160</text:p>
          </table:table-cell>
          <table:table-cell office:value-type="float" office:value="8.551627" calcext:value-type="float">
            <text:p>8,551627</text:p>
          </table:table-cell>
          <table:table-cell table:style-name="ce171" office:value-type="float" office:value="0.4" calcext:value-type="float">
            <text:p>0,4</text:p>
          </table:table-cell>
          <table:table-cell table:formula="of:=SQRT(2)" office:value-type="float" office:value="1.4142135623731" calcext:value-type="float">
            <text:p>1,4142135624</text:p>
          </table:table-cell>
          <table:table-cell table:style-name="ce171" office:value-type="float" office:value="0.0000125" calcext:value-type="float">
            <text:p>0,0000125</text:p>
          </table:table-cell>
          <table:table-cell table:formula="of:= (SQRT(3) * [.E8] * [.G8] *[.C8])/1000000" office:value-type="float" office:value="4159.69321945742" calcext:value-type="float">
            <text:p>4159,6932194574</text:p>
          </table:table-cell>
          <table:table-cell table:formula="of:= ([.$R$2]/(2*PI())) *( LN([.H8]/([.J8]*[.K8]*[.I8]^([.D8]-1))^1/[.D8])+0.25/[.D8])/[.C8]*1000" office:value-type="float" office:value="0.00145144077151217" calcext:value-type="float">
            <text:p>0,0014514408</text:p>
          </table:table-cell>
          <table:table-cell table:formula="of:= 2* PI() * 50 *[.M8]" office:value-type="float" office:value="0.455983566490333" calcext:value-type="float">
            <text:p>0,45598356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eileitung</text:p>
          </table:table-cell>
          <table:table-cell office:value-type="string" calcext:value-type="string">
            <text:p>4x3x4x565AL1/72ST1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80000" calcext:value-type="float">
            <text:p>380000</text:p>
          </table:table-cell>
          <table:table-cell office:value-type="string" calcext:value-type="string">
            <text:p>Donaumast</text:p>
          </table:table-cell>
          <table:table-cell table:style-name="ce155" table:formula="of:= [.D9] * 1110" office:value-type="float" office:value="4440" calcext:value-type="float">
            <text:p>4440</text:p>
          </table:table-cell>
          <table:table-cell office:value-type="float" office:value="8.551627" calcext:value-type="float">
            <text:p>8,551627</text:p>
          </table:table-cell>
          <table:table-cell table:style-name="ce171" office:value-type="float" office:value="0.4" calcext:value-type="float">
            <text:p>0,4</text:p>
          </table:table-cell>
          <table:table-cell table:formula="of:=SQRT(2)" office:value-type="float" office:value="1.4142135623731" calcext:value-type="float">
            <text:p>1,4142135624</text:p>
          </table:table-cell>
          <table:table-cell table:style-name="ce155" table:formula="of:=16.45*10^-6" office:value-type="float" office:value="0.00001645" calcext:value-type="float">
            <text:p>0,00001645</text:p>
          </table:table-cell>
          <table:table-cell table:formula="of:= (SQRT(3) * [.E9] * [.G9] *[.C9])/1000000" office:value-type="float" office:value="11689.2644901208" calcext:value-type="float">
            <text:p>11689,2644901208</text:p>
          </table:table-cell>
          <table:table-cell table:formula="of:= ([.$R$2]/(2*PI())) *( LN([.H9]/([.J9]*[.K9]*[.I9]^([.D9]-1))^1/[.D9])+0.25/[.D9])/[.C9]*1000" office:value-type="float" office:value="0.000711990544110928" calcext:value-type="float">
            <text:p>0,0007119905</text:p>
          </table:table-cell>
          <table:table-cell table:formula="of:= 2* PI() * 50 *[.M9]" office:value-type="float" office:value="0.223678426280429" calcext:value-type="float">
            <text:p>0,22367842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eileitung</text:p>
          </table:table-cell>
          <table:table-cell table:style-name="ce147" office:value-type="string" calcext:value-type="string">
            <text:p>4x3x4x435AL1/55ST1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80000" calcext:value-type="float">
            <text:p>380000</text:p>
          </table:table-cell>
          <table:table-cell office:value-type="string" calcext:value-type="string">
            <text:p>Donaumast</text:p>
          </table:table-cell>
          <table:table-cell table:style-name="ce171" table:formula="of:= [.D10] * 900" office:value-type="float" office:value="3600" calcext:value-type="float">
            <text:p>3600</text:p>
          </table:table-cell>
          <table:table-cell office:value-type="float" office:value="8.551627" calcext:value-type="float">
            <text:p>8,551627</text:p>
          </table:table-cell>
          <table:table-cell table:style-name="ce171" office:value-type="float" office:value="0.4" calcext:value-type="float">
            <text:p>0,4</text:p>
          </table:table-cell>
          <table:table-cell table:formula="of:=SQRT(2)" office:value-type="float" office:value="1.4142135623731" calcext:value-type="float">
            <text:p>1,4142135624</text:p>
          </table:table-cell>
          <table:table-cell table:style-name="ce171" table:formula="of:=14.4*10^-6" office:value-type="float" office:value="0.0000144" calcext:value-type="float">
            <text:p>0,0000144</text:p>
          </table:table-cell>
          <table:table-cell table:formula="of:= (SQRT(3) * [.E10] * [.G10] *[.C10])/1000000" office:value-type="float" office:value="9477.7820190169" calcext:value-type="float">
            <text:p>9477,7820190169</text:p>
          </table:table-cell>
          <table:table-cell table:formula="of:= ([.$R$2]/(2*PI())) *( LN([.H10]/([.J10]*[.K10]*[.I10]^([.D10]-1))^1/[.D10])+0.25/[.D10])/[.C10]*1000" office:value-type="float" office:value="0.000718645407642399" calcext:value-type="float">
            <text:p>0,0007186454</text:p>
          </table:table-cell>
          <table:table-cell table:formula="of:= 2* PI() * 50 *[.M10]" office:value-type="float" office:value="0.22576911331854" calcext:value-type="float">
            <text:p>0,22576911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eileitung</text:p>
          </table:table-cell>
          <table:table-cell office:value-type="string" calcext:value-type="string">
            <text:p>2x3x4x565AL1/72ST1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80000" calcext:value-type="float">
            <text:p>380000</text:p>
          </table:table-cell>
          <table:table-cell office:value-type="string" calcext:value-type="string">
            <text:p>Donaumast</text:p>
          </table:table-cell>
          <table:table-cell table:style-name="ce155" table:formula="of:= [.D11] * 1110" office:value-type="float" office:value="4440" calcext:value-type="float">
            <text:p>4440</text:p>
          </table:table-cell>
          <table:table-cell office:value-type="float" office:value="8.551627" calcext:value-type="float">
            <text:p>8,551627</text:p>
          </table:table-cell>
          <table:table-cell table:style-name="ce171" office:value-type="float" office:value="1.4" calcext:value-type="float">
            <text:p>1,4</text:p>
          </table:table-cell>
          <table:table-cell table:formula="of:=SQRT(2)" office:value-type="float" office:value="1.4142135623731" calcext:value-type="float">
            <text:p>1,4142135624</text:p>
          </table:table-cell>
          <table:table-cell table:style-name="ce155" table:formula="of:=16.45*10^-6" office:value-type="float" office:value="0.00001645" calcext:value-type="float">
            <text:p>0,00001645</text:p>
          </table:table-cell>
          <table:table-cell table:formula="of:= (SQRT(3) * [.E11] * [.G11] *[.C11])/1000000" office:value-type="float" office:value="5844.63224506042" calcext:value-type="float">
            <text:p>5844,6322450604</text:p>
          </table:table-cell>
          <table:table-cell table:formula="of:= ([.$R$2]/(2*PI())) *( LN([.H11]/([.J11]*[.K11]*[.I11]^([.D11]-1))^1/[.D11])+0.25/[.D11])/[.C11]*1000" office:value-type="float" office:value="0.00104815219767324" calcext:value-type="float">
            <text:p>0,0010481522</text:p>
          </table:table-cell>
          <table:table-cell table:formula="of:= 2* PI() * 50 *[.M11]" office:value-type="float" office:value="0.329286724405426" calcext:value-type="float">
            <text:p>0,32928672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eileitung</text:p>
          </table:table-cell>
          <table:table-cell office:value-type="string" calcext:value-type="string">
            <text:p>1x3x4x565AL1/72ST1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0000" calcext:value-type="float">
            <text:p>380000</text:p>
          </table:table-cell>
          <table:table-cell office:value-type="string" calcext:value-type="string">
            <text:p>Donaumast</text:p>
          </table:table-cell>
          <table:table-cell table:style-name="ce155" table:formula="of:= [.D12] * 1110" office:value-type="float" office:value="4440" calcext:value-type="float">
            <text:p>4440</text:p>
          </table:table-cell>
          <table:table-cell office:value-type="float" office:value="8.551627" calcext:value-type="float">
            <text:p>8,551627</text:p>
          </table:table-cell>
          <table:table-cell table:style-name="ce171" office:value-type="float" office:value="2.4" calcext:value-type="float">
            <text:p>2,4</text:p>
          </table:table-cell>
          <table:table-cell table:formula="of:=SQRT(2)" office:value-type="float" office:value="1.4142135623731" calcext:value-type="float">
            <text:p>1,4142135624</text:p>
          </table:table-cell>
          <table:table-cell table:style-name="ce155" table:formula="of:=16.45*10^-6" office:value-type="float" office:value="0.00001645" calcext:value-type="float">
            <text:p>0,00001645</text:p>
          </table:table-cell>
          <table:table-cell table:formula="of:= (SQRT(3) * [.E12] * [.G12] *[.C12])/1000000" office:value-type="float" office:value="2922.31612253021" calcext:value-type="float">
            <text:p>2922,3161225302</text:p>
          </table:table-cell>
          <table:table-cell table:formula="of:= ([.$R$2]/(2*PI())) *( LN([.H12]/([.J12]*[.K12]*[.I12]^([.D12]-1))^1/[.D12])+0.25/[.D12])/[.C12]*1000" office:value-type="float" office:value="0.00177290649490688" calcext:value-type="float">
            <text:p>0,0017729065</text:p>
          </table:table-cell>
          <table:table-cell table:formula="of:= 2* PI() * 50 *[.M12]" office:value-type="float" office:value="0.556975001990107" calcext:value-type="float">
            <text:p>0,556975002</text:p>
          </table:table-cell>
          <table:table-cell table:number-columns-repeated="101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pital_cost Berechnung" table:style-name="ta7">
        <office:forms form:automatic-focus="false" form:apply-design-mode="false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number-columns-repeated="2" table:default-cell-style-name="Default"/>
        <table:table-column table:style-name="co56" table:default-cell-style-name="Default"/>
        <table:table-column table:style-name="co1" table:number-columns-repeated="101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79"/>
          <table:table-cell table:style-name="ce100"/>
          <table:table-cell table:style-name="ce115" table:number-columns-repeated="8"/>
          <table:table-cell table:style-name="ce62" table:number-columns-repeated="3"/>
          <table:table-cell table:number-columns-repeated="1011"/>
        </table:table-row>
        <table:table-row table:style-name="ro6">
          <table:table-cell table:style-name="ce80" office:value-type="string" calcext:value-type="string" table:number-columns-spanned="6" table:number-rows-spanned="1">
            <text:p>AC-Freileitungen</text:p>
          </table:table-cell>
          <table:covered-table-cell table:style-name="ce101"/>
          <table:covered-table-cell table:number-columns-repeated="3" table:style-name="ce116"/>
          <table:covered-table-cell table:style-name="ce134"/>
          <table:table-cell table:style-name="ce136"/>
          <table:table-cell table:style-name="ce136" table:number-columns-spanned="3" table:number-rows-spanned="1"/>
          <table:covered-table-cell table:number-columns-repeated="2" table:style-name="ce136"/>
          <table:table-cell table:number-columns-repeated="1014"/>
        </table:table-row>
        <table:table-row table:style-name="ro1">
          <table:table-cell table:style-name="ce81"/>
          <table:table-cell table:style-name="ce102" office:value-type="string" calcext:value-type="string">
            <text:p>NOVA-Kategorie</text:p>
          </table:table-cell>
          <table:table-cell table:style-name="ce117" office:value-type="string" calcext:value-type="string">
            <text:p>Neubautrasse, Hochstrom</text:p>
          </table:table-cell>
          <table:table-cell table:style-name="ce117" office:value-type="string" calcext:value-type="string">
            <text:p>220kV-Stromkreisauflage/Umbeseilung</text:p>
          </table:table-cell>
          <table:table-cell table:style-name="ce117" office:value-type="string" calcext:value-type="string">
            <text:p>380kV-Stromkreisauflage/Umbeseilung</text:p>
          </table:table-cell>
          <table:table-cell table:style-name="ce117" office:value-type="string" calcext:value-type="string">
            <text:p>380kV Neubau in bestehender Trasse Doppelleitung</text:p>
          </table:table-cell>
          <table:table-cell table:style-name="ce137" table:number-columns-repeated="3"/>
          <table:table-cell table:style-name="ce62"/>
          <table:table-cell table:number-columns-repeated="1014"/>
        </table:table-row>
        <table:table-row table:style-name="ro1">
          <table:table-cell table:style-name="ce82" office:value-type="string" calcext:value-type="string">
            <text:p>C_p</text:p>
          </table:table-cell>
          <table:table-cell table:style-name="ce103" office:value-type="string" calcext:value-type="string">
            <text:p>Preis pro km</text:p>
          </table:table-cell>
          <table:table-cell table:style-name="ce118" office:value-type="float" office:value="1500000" calcext:value-type="float">
            <text:p>1500000</text:p>
          </table:table-cell>
          <table:table-cell table:style-name="ce118" office:value-type="float" office:value="150000" calcext:value-type="float">
            <text:p>150000</text:p>
          </table:table-cell>
          <table:table-cell table:style-name="ce118" office:value-type="float" office:value="200000" calcext:value-type="float">
            <text:p>200000</text:p>
          </table:table-cell>
          <table:table-cell table:style-name="ce118" office:value-type="float" office:value="1600000" calcext:value-type="float">
            <text:p>1600000</text:p>
          </table:table-cell>
          <table:table-cell table:style-name="ce138" table:number-columns-repeated="3"/>
          <table:table-cell table:style-name="ce137"/>
          <table:table-cell table:number-columns-repeated="1014"/>
        </table:table-row>
        <table:table-row table:style-name="ro1">
          <table:table-cell table:style-name="ce82" office:value-type="string" calcext:value-type="string">
            <text:p>s_max</text:p>
          </table:table-cell>
          <table:table-cell table:style-name="ce103" office:value-type="string" calcext:value-type="string">
            <text:p>max. Nennleistung</text:p>
          </table:table-cell>
          <table:table-cell table:style-name="ce118" office:value-type="float" office:value="4740" calcext:value-type="float">
            <text:p>4740</text:p>
          </table:table-cell>
          <table:table-cell table:style-name="ce118" office:value-type="float" office:value="1555" calcext:value-type="float">
            <text:p>1555</text:p>
          </table:table-cell>
          <table:table-cell table:style-name="ce118" office:value-type="float" office:value="2370" calcext:value-type="float">
            <text:p>2370</text:p>
          </table:table-cell>
          <table:table-cell table:style-name="ce118" office:value-type="float" office:value="4740" calcext:value-type="float">
            <text:p>4740</text:p>
          </table:table-cell>
          <table:table-cell table:style-name="ce138" table:number-columns-repeated="4"/>
          <table:table-cell table:number-columns-repeated="1014"/>
        </table:table-row>
        <table:table-row table:style-name="ro1">
          <table:table-cell table:style-name="ce82" office:value-type="string" calcext:value-type="string">
            <text:p>T</text:p>
          </table:table-cell>
          <table:table-cell table:style-name="ce103" office:value-type="string" calcext:value-type="string">
            <text:p>Jahre</text:p>
          </table:table-cell>
          <table:table-cell table:number-columns-repeated="4" table:style-name="ce118" office:value-type="float" office:value="40" calcext:value-type="float">
            <text:p>40</text:p>
          </table:table-cell>
          <table:table-cell table:style-name="ce138" table:number-columns-repeated="4"/>
          <table:table-cell table:number-columns-repeated="1014"/>
        </table:table-row>
        <table:table-row table:style-name="ro1">
          <table:table-cell table:style-name="ce82" office:value-type="string" calcext:value-type="string">
            <text:p>i</text:p>
          </table:table-cell>
          <table:table-cell table:style-name="ce103" office:value-type="string" calcext:value-type="string">
            <text:p>Zinssatz</text:p>
          </table:table-cell>
          <table:table-cell table:number-columns-repeated="4" table:style-name="ce118" office:value-type="float" office:value="0.05" calcext:value-type="float">
            <text:p>0,05</text:p>
          </table:table-cell>
          <table:table-cell table:style-name="ce138" table:number-columns-repeated="4"/>
          <table:table-cell table:number-columns-repeated="1014"/>
        </table:table-row>
        <table:table-row table:style-name="ro1">
          <table:table-cell table:style-name="ce81"/>
          <table:table-cell table:style-name="ce104"/>
          <table:table-cell table:style-name="ce119" table:number-columns-repeated="4"/>
          <table:table-cell table:style-name="ce139" table:number-columns-repeated="4"/>
          <table:table-cell table:number-columns-repeated="1014"/>
        </table:table-row>
        <table:table-row table:style-name="ro1">
          <table:table-cell table:style-name="ce82" office:value-type="string" calcext:value-type="string">
            <text:p>RBF</text:p>
          </table:table-cell>
          <table:table-cell table:style-name="ce103" office:value-type="string" calcext:value-type="string">
            <text:p>Rentenbarwertfaktor</text:p>
          </table:table-cell>
          <table:table-cell table:style-name="ce120" table:formula="of:=1/[.C9]-1/([.C9]*POWER((1+[.C9]);[.C8]))" office:value-type="float" office:value="17.1590863539944" calcext:value-type="float">
            <text:p>17,16</text:p>
          </table:table-cell>
          <table:table-cell table:style-name="ce120" table:formula="of:=1/[.D9]-1/([.D9]*POWER((1+[.D9]);[.D8]))" office:value-type="float" office:value="17.1590863539944" calcext:value-type="float">
            <text:p>17,16</text:p>
          </table:table-cell>
          <table:table-cell table:style-name="ce120" table:formula="of:=1/[.E9]-1/([.E9]*POWER((1+[.E9]);[.E8]))" office:value-type="float" office:value="17.1590863539944" calcext:value-type="float">
            <text:p>17,16</text:p>
          </table:table-cell>
          <table:table-cell table:style-name="ce120" table:formula="of:=1/[.F9]-1/([.F9]*POWER((1+[.F9]);[.F8]))" office:value-type="float" office:value="17.1590863539944" calcext:value-type="float">
            <text:p>17,16</text:p>
          </table:table-cell>
          <table:table-cell table:style-name="ce139" table:number-columns-repeated="4"/>
          <table:table-cell table:number-columns-repeated="1014"/>
        </table:table-row>
        <table:table-row table:style-name="ro1">
          <table:table-cell table:style-name="ce82" office:value-type="string" calcext:value-type="string">
            <text:p>C_inv</text:p>
          </table:table-cell>
          <table:table-cell table:style-name="ce103" office:value-type="string" calcext:value-type="string">
            <text:p>Capital_cost (EUR/MVA/a/km)</text:p>
          </table:table-cell>
          <table:table-cell table:style-name="ce120" table:formula="of:=[.C6]/([.C11]*[.C7])" office:value-type="float" office:value="18.4424560652009" calcext:value-type="float">
            <text:p>18,44</text:p>
          </table:table-cell>
          <table:table-cell table:style-name="ce120" table:formula="of:=[.D6]/([.D11]*[.D7])" office:value-type="float" office:value="5.62168757228633" calcext:value-type="float">
            <text:p>5,62</text:p>
          </table:table-cell>
          <table:table-cell table:style-name="ce120" table:formula="of:=[.E6]/([.E11]*[.E7])" office:value-type="float" office:value="4.91798828405359" calcext:value-type="float">
            <text:p>4,92</text:p>
          </table:table-cell>
          <table:table-cell table:style-name="ce120" table:formula="of:=[.F6]/([.F11]*[.F7])" office:value-type="float" office:value="19.6719531362143" calcext:value-type="float">
            <text:p>19,67</text:p>
          </table:table-cell>
          <table:table-cell table:style-name="ce139" table:number-columns-repeated="4"/>
          <table:table-cell table:number-columns-repeated="1014"/>
        </table:table-row>
        <table:table-row table:style-name="ro1">
          <table:table-cell table:style-name="ce82" office:value-type="string" calcext:value-type="string">
            <text:p>Cap_cost</text:p>
          </table:table-cell>
          <table:table-cell table:style-name="ce103" office:value-type="string" calcext:value-type="string">
            <text:p>Finale Kosten f. PyPSA</text:p>
          </table:table-cell>
          <table:table-cell table:style-name="ce121" table:formula="of:=[.C12]" office:value-type="float" office:value="18.4424560652009" calcext:value-type="float">
            <text:p>18,44</text:p>
          </table:table-cell>
          <table:table-cell table:style-name="ce121" table:formula="of:=[.D12]" office:value-type="float" office:value="5.62168757228633" calcext:value-type="float">
            <text:p>5,62</text:p>
          </table:table-cell>
          <table:table-cell table:style-name="ce121" table:formula="of:=[.E12]" office:value-type="float" office:value="4.91798828405359" calcext:value-type="float">
            <text:p>4,92</text:p>
          </table:table-cell>
          <table:table-cell table:style-name="ce121" table:formula="of:=[.F12]" office:value-type="float" office:value="19.6719531362143" calcext:value-type="float">
            <text:p>19,67</text:p>
          </table:table-cell>
          <table:table-cell table:style-name="ce140" table:number-columns-repeated="4"/>
          <table:table-cell table:number-columns-repeated="1014"/>
        </table:table-row>
        <table:table-row table:style-name="ro1">
          <table:table-cell table:style-name="ce83" office:value-type="string" calcext:value-type="string">
            <text:p>Betriebsjahre aus StromNEV Anlage 1</text:p>
          </table:table-cell>
          <table:table-cell table:style-name="ce105" table:number-columns-repeated="4"/>
          <table:table-cell table:style-name="ce135"/>
          <table:table-cell table:style-name="ce50" table:number-columns-repeated="4"/>
          <table:table-cell table:number-columns-repeated="1014"/>
        </table:table-row>
        <table:table-row table:style-name="ro1">
          <table:table-cell table:style-name="ce83" office:value-type="string" calcext:value-type="string">
            <text:p>Preise pro km aus NEP 2015</text:p>
          </table:table-cell>
          <table:table-cell table:style-name="ce105" table:number-columns-repeated="4"/>
          <table:table-cell table:style-name="ce135"/>
          <table:table-cell table:style-name="ce50" table:number-columns-repeated="4"/>
          <table:table-cell table:number-columns-repeated="1014"/>
        </table:table-row>
        <table:table-row table:style-name="ro1">
          <table:table-cell table:style-name="ce83" office:value-type="string" calcext:value-type="string">
            <text:p>max. Nennleistung des Leitungs-Typs der am häufigsten eingesetzt wird : 3x4x565AL1/72ST1A</text:p>
          </table:table-cell>
          <table:table-cell table:style-name="ce105" office:value-type="string" calcext:value-type="string">
            <text:p>4.9218.44</text:p>
          </table:table-cell>
          <table:table-cell table:style-name="ce105" table:number-columns-repeated="3"/>
          <table:table-cell table:style-name="ce135"/>
          <table:table-cell table:style-name="ce50" table:number-columns-repeated="4"/>
          <table:table-cell table:number-columns-repeated="1014"/>
        </table:table-row>
        <table:table-row table:style-name="ro1">
          <table:table-cell table:style-name="ce81" office:value-type="string" calcext:value-type="string">
            <text:p>Kosten für Erdkabel jeweils 6x so hoch (TenneT und Pilotprojekt)</text:p>
          </table:table-cell>
          <table:table-cell table:style-name="ce106" table:number-columns-repeated="4"/>
          <table:table-cell table:style-name="ce104"/>
          <table:table-cell table:style-name="ce50"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7">
          <table:table-cell table:style-name="ce84" office:value-type="string" calcext:value-type="string" table:number-columns-spanned="5" table:number-rows-spanned="1">
            <text:p>DC-Leitungen</text:p>
          </table:table-cell>
          <table:covered-table-cell table:style-name="ce107"/>
          <table:covered-table-cell table:style-name="ce122"/>
          <table:covered-table-cell table:style-name="ce130"/>
          <table:covered-table-cell table:style-name="ce131"/>
          <table:table-cell table:number-columns-repeated="1019"/>
        </table:table-row>
        <table:table-row table:style-name="ro1">
          <table:table-cell table:style-name="ce85"/>
          <table:table-cell table:style-name="ce108" office:value-type="string" calcext:value-type="string">
            <text:p>NOVA-Kategorie</text:p>
          </table:table-cell>
          <table:table-cell table:style-name="ce123" office:value-type="string" calcext:value-type="string">
            <text:p>Freileitung Neubau</text:p>
          </table:table-cell>
          <table:table-cell table:style-name="ce123" office:value-type="string" calcext:value-type="string">
            <text:p>Umstellung Freileitung AC-DC</text:p>
          </table:table-cell>
          <table:table-cell table:style-name="ce123" office:value-type="string" calcext:value-type="string">
            <text:p>Erdkabel Neubau mit bis zu 2GW</text:p>
          </table:table-cell>
          <table:table-cell table:style-name="ce136" table:number-columns-repeated="2"/>
          <table:table-cell table:number-columns-repeated="1017"/>
        </table:table-row>
        <table:table-row table:style-name="ro1">
          <table:table-cell table:style-name="ce86" office:value-type="string" calcext:value-type="string">
            <text:p>C_p</text:p>
          </table:table-cell>
          <table:table-cell table:style-name="ce109" office:value-type="string" calcext:value-type="string">
            <text:p>Preis pro km</text:p>
          </table:table-cell>
          <table:table-cell table:style-name="ce124" office:value-type="float" office:value="1500000" calcext:value-type="float">
            <text:p>1500000</text:p>
          </table:table-cell>
          <table:table-cell table:style-name="ce124" office:value-type="float" office:value="200000" calcext:value-type="float">
            <text:p>200000</text:p>
          </table:table-cell>
          <table:table-cell table:style-name="ce124" office:value-type="float" office:value="4000000" calcext:value-type="float">
            <text:p>4000000</text:p>
          </table:table-cell>
          <table:table-cell table:style-name="ce137" table:number-columns-repeated="2"/>
          <table:table-cell table:number-columns-repeated="1017"/>
        </table:table-row>
        <table:table-row table:style-name="ro1">
          <table:table-cell table:style-name="ce86" office:value-type="string" calcext:value-type="string">
            <text:p>p_max</text:p>
          </table:table-cell>
          <table:table-cell table:style-name="ce109" office:value-type="string" calcext:value-type="string">
            <text:p>max. Nennleistung</text:p>
          </table:table-cell>
          <table:table-cell table:style-name="ce124" office:value-type="float" office:value="4000" calcext:value-type="float">
            <text:p>4000</text:p>
          </table:table-cell>
          <table:table-cell table:number-columns-repeated="2" table:style-name="ce124" office:value-type="float" office:value="2000" calcext:value-type="float">
            <text:p>2000</text:p>
          </table:table-cell>
          <table:table-cell table:style-name="ce138" table:number-columns-repeated="2"/>
          <table:table-cell table:number-columns-repeated="1017"/>
        </table:table-row>
        <table:table-row table:style-name="ro1">
          <table:table-cell table:style-name="ce86" office:value-type="string" calcext:value-type="string">
            <text:p>C_Konv</text:p>
          </table:table-cell>
          <table:table-cell table:style-name="ce109" office:value-type="string" calcext:value-type="string">
            <text:p>Kosten Koverter/MW </text:p>
          </table:table-cell>
          <table:table-cell table:number-columns-repeated="3" table:style-name="ce124" office:value-type="float" office:value="200000" calcext:value-type="float">
            <text:p>200000</text:p>
          </table:table-cell>
          <table:table-cell table:style-name="ce138" table:number-columns-repeated="2"/>
          <table:table-cell table:number-columns-repeated="1017"/>
        </table:table-row>
        <table:table-row table:style-name="ro1">
          <table:table-cell table:style-name="ce86" office:value-type="string" calcext:value-type="string">
            <text:p>T</text:p>
          </table:table-cell>
          <table:table-cell table:style-name="ce109" office:value-type="string" calcext:value-type="string">
            <text:p>Jahre</text:p>
          </table:table-cell>
          <table:table-cell table:number-columns-repeated="3" table:style-name="ce124" office:value-type="float" office:value="40" calcext:value-type="float">
            <text:p>40</text:p>
          </table:table-cell>
          <table:table-cell table:style-name="ce138" table:number-columns-repeated="2"/>
          <table:table-cell table:number-columns-repeated="1017"/>
        </table:table-row>
        <table:table-row table:style-name="ro1">
          <table:table-cell table:style-name="ce86" office:value-type="string" calcext:value-type="string">
            <text:p>i</text:p>
          </table:table-cell>
          <table:table-cell table:style-name="ce109" office:value-type="string" calcext:value-type="string">
            <text:p>Zinssatz</text:p>
          </table:table-cell>
          <table:table-cell table:number-columns-repeated="3" table:style-name="ce124" office:value-type="float" office:value="0.05" calcext:value-type="float">
            <text:p>0,05</text:p>
          </table:table-cell>
          <table:table-cell table:style-name="ce138" table:number-columns-repeated="2"/>
          <table:table-cell table:number-columns-repeated="1017"/>
        </table:table-row>
        <table:table-row table:style-name="ro1">
          <table:table-cell table:style-name="ce85"/>
          <table:table-cell table:style-name="ce107"/>
          <table:table-cell table:style-name="ce125" table:number-columns-repeated="3"/>
          <table:table-cell table:style-name="ce138" table:number-columns-repeated="2"/>
          <table:table-cell table:number-columns-repeated="1017"/>
        </table:table-row>
        <table:table-row table:style-name="ro1">
          <table:table-cell table:style-name="ce86" office:value-type="string" calcext:value-type="string">
            <text:p>RBF</text:p>
          </table:table-cell>
          <table:table-cell table:style-name="ce109" office:value-type="string" calcext:value-type="string">
            <text:p>Rentenbarwertfaktor</text:p>
          </table:table-cell>
          <table:table-cell table:style-name="ce125" table:formula="of:=1/[.C25]-1/([.C25]*POWER((1+[.C25]);[.C24]))" office:value-type="float" office:value="17.1590863539944" calcext:value-type="float">
            <text:p>17,16</text:p>
          </table:table-cell>
          <table:table-cell table:style-name="ce125" table:formula="of:=1/[.D25]-1/([.D25]*POWER((1+[.D25]);[.D24]))" office:value-type="float" office:value="17.1590863539944" calcext:value-type="float">
            <text:p>17,16</text:p>
          </table:table-cell>
          <table:table-cell table:style-name="ce125" table:formula="of:=1/[.E25]-1/([.E25]*POWER((1+[.E25]);[.E24]))" office:value-type="float" office:value="17.1590863539944" calcext:value-type="float">
            <text:p>17,16</text:p>
          </table:table-cell>
          <table:table-cell table:style-name="ce139" table:number-columns-repeated="2"/>
          <table:table-cell table:number-columns-repeated="1017"/>
        </table:table-row>
        <table:table-row table:style-name="ro1">
          <table:table-cell table:style-name="ce86" office:value-type="string" calcext:value-type="string">
            <text:p>C_inv</text:p>
          </table:table-cell>
          <table:table-cell table:style-name="ce109" office:value-type="string" calcext:value-type="string">
            <text:p>Capital_cost (EUR/MW/a/km)</text:p>
          </table:table-cell>
          <table:table-cell table:style-name="ce125" table:formula="of:=([.C21]+2*[.C23])/([.C27]*[.C22])" office:value-type="float" office:value="27.6821265538666" calcext:value-type="float">
            <text:p>27,68</text:p>
          </table:table-cell>
          <table:table-cell table:style-name="ce125" table:formula="of:=([.D21]+2*[.D23])/([.D27]*[.D22])" office:value-type="float" office:value="17.4834483498105" calcext:value-type="float">
            <text:p>17,48</text:p>
          </table:table-cell>
          <table:table-cell table:style-name="ce125" table:formula="of:=([.E21]+2*[.E23])/([.E27]*[.E22])" office:value-type="float" office:value="128.211954565277" calcext:value-type="float">
            <text:p>128,21</text:p>
          </table:table-cell>
          <table:table-cell table:style-name="ce139" table:number-columns-repeated="2"/>
          <table:table-cell table:number-columns-repeated="1017"/>
        </table:table-row>
        <table:table-row table:style-name="ro1">
          <table:table-cell table:style-name="ce86" office:value-type="string" calcext:value-type="string">
            <text:p>Cap_cost</text:p>
          </table:table-cell>
          <table:table-cell table:style-name="ce109" office:value-type="string" calcext:value-type="string">
            <text:p>Finale Kosten f. PyPSA</text:p>
          </table:table-cell>
          <table:table-cell table:style-name="ce126" table:formula="of:=[.C28]" office:value-type="float" office:value="27.6821265538666" calcext:value-type="float">
            <text:p>27,68</text:p>
          </table:table-cell>
          <table:table-cell table:style-name="ce126" table:formula="of:=[.D28]" office:value-type="float" office:value="17.4834483498105" calcext:value-type="float">
            <text:p>17,48</text:p>
          </table:table-cell>
          <table:table-cell table:style-name="ce126" table:formula="of:=[.E28]" office:value-type="float" office:value="128.211954565277" calcext:value-type="float">
            <text:p>128,21</text:p>
          </table:table-cell>
          <table:table-cell table:style-name="ce139" table:number-columns-repeated="2"/>
          <table:table-cell table:number-columns-repeated="1017"/>
        </table:table-row>
        <table:table-row table:style-name="ro1">
          <table:table-cell table:style-name="ce87" office:value-type="string" calcext:value-type="string">
            <text:p>Betriebsjahre aus StromNEV Anlage 1</text:p>
          </table:table-cell>
          <table:table-cell table:style-name="ce87" table:number-columns-repeated="3"/>
          <table:table-cell table:style-name="ce132"/>
          <table:table-cell table:style-name="ce140" table:number-columns-repeated="2"/>
          <table:table-cell table:number-columns-repeated="1017"/>
        </table:table-row>
        <table:table-row table:style-name="ro1">
          <table:table-cell table:style-name="ce88" office:value-type="string" calcext:value-type="string">
            <text:p>Preise pro km aus NEP 2015</text:p>
          </table:table-cell>
          <table:table-cell table:style-name="ce88" table:number-columns-repeated="3"/>
          <table:table-cell table:style-name="ce133"/>
          <table:table-cell table:style-name="ce50" table:number-columns-repeated="2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89" office:value-type="string" calcext:value-type="string" table:number-columns-spanned="4" table:number-rows-spanned="1">
            <text:p>Transformatoren</text:p>
          </table:table-cell>
          <table:covered-table-cell table:number-columns-repeated="3" table:style-name="ce110"/>
          <table:table-cell table:number-columns-repeated="1020"/>
        </table:table-row>
        <table:table-row table:style-name="ro1">
          <table:table-cell table:style-name="ce98"/>
          <table:table-cell table:style-name="ce111"/>
          <table:table-cell table:style-name="ce127" office:value-type="string" calcext:value-type="string">
            <text:p>380kV/220kV</text:p>
          </table:table-cell>
          <table:table-cell table:style-name="ce127" office:value-type="string" calcext:value-type="string">
            <text:p>380kV/110kV</text:p>
          </table:table-cell>
          <table:table-cell table:number-columns-repeated="1020"/>
        </table:table-row>
        <table:table-row table:style-name="ro1">
          <table:table-cell table:style-name="ce99" office:value-type="string" calcext:value-type="string">
            <text:p>C_p</text:p>
          </table:table-cell>
          <table:table-cell table:style-name="ce112" office:value-type="string" calcext:value-type="string">
            <text:p>Preis pro Stück</text:p>
          </table:table-cell>
          <table:table-cell table:style-name="ce127" office:value-type="float" office:value="8500000" calcext:value-type="float">
            <text:p>8500000</text:p>
          </table:table-cell>
          <table:table-cell table:style-name="ce127" office:value-type="float" office:value="5200000" calcext:value-type="float">
            <text:p>5200000</text:p>
          </table:table-cell>
          <table:table-cell table:number-columns-repeated="1020"/>
        </table:table-row>
        <table:table-row table:style-name="ro1">
          <table:table-cell table:style-name="ce99" office:value-type="string" calcext:value-type="string">
            <text:p>s_nom</text:p>
          </table:table-cell>
          <table:table-cell table:style-name="ce112" office:value-type="string" calcext:value-type="string">
            <text:p>Nennleistung je Stück in MVA</text:p>
          </table:table-cell>
          <table:table-cell table:style-name="ce127" office:value-type="float" office:value="600" calcext:value-type="float">
            <text:p>600</text:p>
          </table:table-cell>
          <table:table-cell table:style-name="ce127" office:value-type="float" office:value="300" calcext:value-type="float">
            <text:p>300</text:p>
          </table:table-cell>
          <table:table-cell table:number-columns-repeated="1020"/>
        </table:table-row>
        <table:table-row table:style-name="ro1">
          <table:table-cell table:style-name="ce99" office:value-type="string" calcext:value-type="string">
            <text:p>T</text:p>
          </table:table-cell>
          <table:table-cell table:style-name="ce112" office:value-type="string" calcext:value-type="string">
            <text:p>Jahre</text:p>
          </table:table-cell>
          <table:table-cell table:number-columns-repeated="2" table:style-name="ce127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99" office:value-type="string" calcext:value-type="string">
            <text:p>i</text:p>
          </table:table-cell>
          <table:table-cell table:style-name="ce112" office:value-type="string" calcext:value-type="string">
            <text:p>Zinssatz</text:p>
          </table:table-cell>
          <table:table-cell table:number-columns-repeated="2" table:style-name="ce127" office:value-type="float" office:value="0.05" calcext:value-type="float">
            <text:p>0,05</text:p>
          </table:table-cell>
          <table:table-cell table:number-columns-repeated="1020"/>
        </table:table-row>
        <table:table-row table:style-name="ro1">
          <table:table-cell table:style-name="ce98"/>
          <table:table-cell table:style-name="ce113"/>
          <table:table-cell table:style-name="ce127" table:number-columns-repeated="2"/>
          <table:table-cell table:number-columns-repeated="1020"/>
        </table:table-row>
        <table:table-row table:style-name="ro1">
          <table:table-cell table:style-name="ce99" office:value-type="string" calcext:value-type="string">
            <text:p>RBF</text:p>
          </table:table-cell>
          <table:table-cell table:style-name="ce112" office:value-type="string" calcext:value-type="string">
            <text:p>Rentenbarwertfaktor</text:p>
          </table:table-cell>
          <table:table-cell table:style-name="ce128" table:formula="of:=1/[.C39]-1/([.C39]*POWER((1+[.C39]);[.C38]))" office:value-type="float" office:value="17.1590863539944" calcext:value-type="float">
            <text:p>17,16</text:p>
          </table:table-cell>
          <table:table-cell table:style-name="ce128" table:formula="of:=1/[.D39]-1/([.D39]*POWER((1+[.D39]);[.D38]))" office:value-type="float" office:value="17.1590863539944" calcext:value-type="float">
            <text:p>17,16</text:p>
          </table:table-cell>
          <table:table-cell table:number-columns-repeated="1020"/>
        </table:table-row>
        <table:table-row table:style-name="ro1">
          <table:table-cell table:style-name="ce99" office:value-type="string" calcext:value-type="string">
            <text:p>C_inv</text:p>
          </table:table-cell>
          <table:table-cell table:style-name="ce112" office:value-type="string" calcext:value-type="string">
            <text:p>Capital_cost (EUR/MVA/a)</text:p>
          </table:table-cell>
          <table:table-cell table:style-name="ce128" table:formula="of:=([.C36])/([.C41]*[.C37])" office:value-type="float" office:value="825.607283185496" calcext:value-type="float">
            <text:p>825,61</text:p>
          </table:table-cell>
          <table:table-cell table:style-name="ce128" table:formula="of:=([.D36])/([.D41]*[.D37])" office:value-type="float" office:value="1010.15479354461" calcext:value-type="float">
            <text:p>1010,15</text:p>
          </table:table-cell>
          <table:table-cell table:number-columns-repeated="1020"/>
        </table:table-row>
        <table:table-row table:style-name="ro1">
          <table:table-cell table:style-name="ce99" office:value-type="string" calcext:value-type="string">
            <text:p>Cap_cost</text:p>
          </table:table-cell>
          <table:table-cell table:style-name="ce114" office:value-type="string" calcext:value-type="string">
            <text:p>Finale Kosten f. PyPSA</text:p>
          </table:table-cell>
          <table:table-cell table:style-name="ce129" table:formula="of:=[.C42]" office:value-type="float" office:value="825.607283185496" calcext:value-type="float">
            <text:p>825,61</text:p>
          </table:table-cell>
          <table:table-cell table:style-name="ce129" table:formula="of:=[.D42]" office:value-type="float" office:value="1010.15479354461" calcext:value-type="float">
            <text:p>1010,15</text:p>
          </table:table-cell>
          <table:table-cell table:number-columns-repeated="102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P2035_B2" table:style-name="ta8">
        <office:forms form:automatic-focus="false" form:apply-design-mode="false"/>
        <table:table-column table:style-name="co44" table:default-cell-style-name="Default"/>
        <table:table-column table:style-name="co45" table:default-cell-style-name="Default"/>
        <table:table-column table:style-name="co32" table:default-cell-style-name="Default"/>
        <table:table-column table:style-name="co46" table:default-cell-style-name="Default"/>
        <table:table-column table:style-name="co7" table:default-cell-style-name="Default"/>
        <table:table-column table:style-name="co47" table:default-cell-style-name="Default"/>
        <table:table-column table:style-name="co57" table:default-cell-style-name="Default"/>
        <table:table-column table:style-name="co58" table:number-columns-repeated="2" table:default-cell-style-name="Default"/>
        <table:table-column table:style-name="co1" table:number-columns-repeated="1015" table:default-cell-style-name="Default"/>
        <table:table-row table:style-name="ro1">
          <table:table-cell table:style-name="ce141" office:value-type="string" calcext:value-type="string">
            <text:p>scn_name</text:p>
          </table:table-cell>
          <table:table-cell table:style-name="ce141" office:value-type="string" calcext:value-type="string">
            <text:p>Projekt</text:p>
          </table:table-cell>
          <table:table-cell table:style-name="ce141" office:value-type="string" calcext:value-type="string">
            <text:p>Projekt_id</text:p>
          </table:table-cell>
          <table:table-cell table:style-name="ce141" office:value-type="string" calcext:value-type="string">
            <text:p>Startpunkt</text:p>
          </table:table-cell>
          <table:table-cell table:style-name="ce141" office:value-type="string" calcext:value-type="string">
            <text:p>Endpunkt</text:p>
          </table:table-cell>
          <table:table-cell table:style-name="ce141" office:value-type="string" calcext:value-type="string">
            <text:p>Spannung</text:p>
          </table:table-cell>
          <table:table-cell table:style-name="ce141" office:value-type="string" calcext:value-type="string">
            <text:p>s_nom </text:p>
          </table:table-cell>
          <table:table-cell table:style-name="ce141" office:value-type="string" calcext:value-type="string">
            <text:p>cables</text:p>
          </table:table-cell>
          <table:table-cell table:style-name="ce141" office:value-type="string" calcext:value-type="string">
            <text:p>NOVA</text:p>
          </table:table-cell>
          <table:table-cell table:style-name="ce141" office:value-type="string" calcext:value-type="string">
            <text:p>geom</text:p>
          </table:table-cell>
          <table:table-cell table:style-name="ce141" office:value-type="string" calcext:value-type="string">
            <text:p>s_min</text:p>
          </table:table-cell>
          <table:table-cell table:style-name="ce141" table:number-columns-repeated="1010"/>
          <table:table-cell table:number-columns-repeated="3"/>
        </table:table-row>
        <table:table-row table:style-name="ro1">
          <table:table-cell office:value-type="string" calcext:value-type="string">
            <text:p>extension_NEP2035_B2</text:p>
          </table:table-cell>
          <table:table-cell table:style-name="ce231" office:value-type="string" calcext:value-type="string">
            <text:p>P22</text:p>
          </table:table-cell>
          <table:table-cell table:style-name="ce231"/>
          <table:table-cell table:style-name="ce231" office:value-type="string" calcext:value-type="string">
            <text:p>Conneforde</text:p>
          </table:table-cell>
          <table:table-cell table:style-name="ce231" office:value-type="string" calcext:value-type="string">
            <text:p>Unterweser</text:p>
          </table:table-cell>
          <table:table-cell table:style-name="ce231" office:value-type="float" office:value="380" calcext:value-type="float">
            <text:p>380</text:p>
          </table:table-cell>
          <table:table-cell table:style-name="ce231" office:value-type="float" office:value="1790" calcext:value-type="float">
            <text:p>1790</text:p>
          </table:table-cell>
          <table:table-cell table:style-name="ce231" office:value-type="float" office:value="3" calcext:value-type="float">
            <text:p>3</text:p>
          </table:table-cell>
          <table:table-cell table:style-name="ce159" office:value-type="string" calcext:value-type="string">
            <text:p>Netzverstärkung: Neubau in bestehender Trasse</text:p>
          </table:table-cell>
          <table:table-cell/>
          <table:table-cell office:value-type="float" office:value="3580" calcext:value-type="float">
            <text:p>35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table:style-name="ce231" office:value-type="string" calcext:value-type="string">
            <text:p>P22</text:p>
          </table:table-cell>
          <table:table-cell table:style-name="ce231"/>
          <table:table-cell table:style-name="ce231" office:value-type="string" calcext:value-type="string">
            <text:p>Unterweser</text:p>
          </table:table-cell>
          <table:table-cell table:style-name="ce233" office:value-type="string" calcext:value-type="string">
            <text:p>Elsfleth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float" office:value="3" calcext:value-type="float">
            <text:p>3</text:p>
          </table:table-cell>
          <table:table-cell table:style-name="ce159" office:value-type="string" calcext:value-type="string">
            <text:p>Netzverstärkung: Neubau in bestehender Trasse</text:p>
          </table:table-cell>
          <table:table-cell/>
          <table:table-cell office:value-type="float" office:value="3580" calcext:value-type="float">
            <text:p>35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6</text:p>
          </table:table-cell>
          <table:table-cell/>
          <table:table-cell office:value-type="string" calcext:value-type="string">
            <text:p>Umspannwerk Kernkraftwerk Brunsbüttel</text:p>
          </table:table-cell>
          <table:table-cell office:value-type="string" calcext:value-type="string">
            <text:p>Konverterstation Büttel</text:p>
          </table:table-cell>
          <table:table-cell office:value-type="float" office:value="380" calcext:value-type="float">
            <text:p>380</text:p>
          </table:table-cell>
          <table:table-cell office:value-type="float" office:value="2340" calcext:value-type="float">
            <text:p>2340</text:p>
          </table:table-cell>
          <table:table-cell table:style-name="ce231" office:value-type="float" office:value="3" calcext:value-type="float">
            <text:p>3</text:p>
          </table:table-cell>
          <table:table-cell table:style-name="ce159" office:value-type="string" calcext:value-type="string">
            <text:p>Netzverstärkung: Neubau in bestehender Trasse</text:p>
          </table:table-cell>
          <table:table-cell/>
          <table:table-cell office:value-type="float" office:value="3580" calcext:value-type="float">
            <text:p>35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6</text:p>
          </table:table-cell>
          <table:table-cell/>
          <table:table-cell office:value-type="string" calcext:value-type="string">
            <text:p>Konverterstation Büttel</text:p>
          </table:table-cell>
          <table:table-cell office:value-type="string" calcext:value-type="string">
            <text:p>Umspannwerk Wilster</text:p>
          </table:table-cell>
          <table:table-cell office:value-type="float" office:value="380" calcext:value-type="float">
            <text:p>380</text:p>
          </table:table-cell>
          <table:table-cell office:value-type="float" office:value="2340" calcext:value-type="float">
            <text:p>2340</text:p>
          </table:table-cell>
          <table:table-cell office:value-type="float" office:value="3" calcext:value-type="float">
            <text:p>3</text:p>
          </table:table-cell>
          <table:table-cell table:style-name="ce159" office:value-type="string" calcext:value-type="string">
            <text:p>Netzverstärkung: Neubau in bestehender Trasse</text:p>
          </table:table-cell>
          <table:table-cell table:style-name="ce234"/>
          <table:table-cell office:value-type="float" office:value="3580" calcext:value-type="float">
            <text:p>35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6</text:p>
          </table:table-cell>
          <table:table-cell/>
          <table:table-cell office:value-type="string" calcext:value-type="string">
            <text:p>Umspannwerk Wilster</text:p>
          </table:table-cell>
          <table:table-cell office:value-type="string" calcext:value-type="string">
            <text:p>Dollern</text:p>
          </table:table-cell>
          <table:table-cell office:value-type="float" office:value="380" calcext:value-type="float">
            <text:p>380</text:p>
          </table:table-cell>
          <table:table-cell office:value-type="float" office:value="2340" calcext:value-type="float">
            <text:p>2340</text:p>
          </table:table-cell>
          <table:table-cell table:style-name="ce231" office:value-type="float" office:value="3" calcext:value-type="float">
            <text:p>3</text:p>
          </table:table-cell>
          <table:table-cell table:style-name="ce159" office:value-type="string" calcext:value-type="string">
            <text:p>Netzverstärkung: Neubau in bestehender Trasse</text:p>
          </table:table-cell>
          <table:table-cell/>
          <table:table-cell office:value-type="float" office:value="3580" calcext:value-type="float">
            <text:p>35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40</text:p>
          </table:table-cell>
          <table:table-cell/>
          <table:table-cell office:value-type="string" calcext:value-type="string">
            <text:p>Graustein</text:p>
          </table:table-cell>
          <table:table-cell office:value-type="string" calcext:value-type="string">
            <text:p>Umspannwerk Bärwalde</text:p>
          </table:table-cell>
          <table:table-cell office:value-type="float" office:value="380" calcext:value-type="float">
            <text:p>380</text:p>
          </table:table-cell>
          <table:table-cell table:formula="of:=2*1790*1.5" office:value-type="float" office:value="5370" calcext:value-type="float">
            <text:p>53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/>
          <table:table-cell office:value-type="float" office:value="1040" calcext:value-type="float">
            <text:p>10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44</text:p>
          </table:table-cell>
          <table:table-cell/>
          <table:table-cell office:value-type="string" calcext:value-type="string">
            <text:p>Umspannwerk Altenfeld</text:p>
          </table:table-cell>
          <table:table-cell office:value-type="string" calcext:value-type="string">
            <text:p>Landesgrenze TH/BY</text:p>
          </table:table-cell>
          <table:table-cell office:value-type="float" office:value="380" calcext:value-type="float">
            <text:p>380</text:p>
          </table:table-cell>
          <table:table-cell table:formula="of:=2*1790*1.5" office:value-type="float" office:value="5370" calcext:value-type="float">
            <text:p>5370</text:p>
          </table:table-cell>
          <table:table-cell office:value-type="float" office:value="6" calcext:value-type="float">
            <text:p>6</text:p>
          </table:table-cell>
          <table:table-cell table:style-name="ce159" office:value-type="string" calcext:value-type="string">
            <text:p>Netzverstärkung: Stromkreisauflage/Umbeseil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44</text:p>
          </table:table-cell>
          <table:table-cell/>
          <table:table-cell office:value-type="string" calcext:value-type="string">
            <text:p>Landesgrenze TH/BY</text:p>
          </table:table-cell>
          <table:table-cell office:value-type="string" calcext:value-type="string">
            <text:p>Grafenrheinfeld</text:p>
          </table:table-cell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office:value-type="float" office:value="6" calcext:value-type="float">
            <text:p>6</text:p>
          </table:table-cell>
          <table:table-cell table:style-name="ce159" office:value-type="string" calcext:value-type="string">
            <text:p>Netzausbau: Neubau in neuer Tr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113</text:p>
          </table:table-cell>
          <table:table-cell/>
          <table:table-cell office:value-type="string" calcext:value-type="string">
            <text:p>Krümmel</text:p>
          </table:table-cell>
          <table:table-cell office:value-type="string" calcext:value-type="string">
            <text:p>Lüneburg</text:p>
          </table:table-cell>
          <table:table-cell office:value-type="float" office:value="380" calcext:value-type="float">
            <text:p>380</text:p>
          </table:table-cell>
          <table:table-cell office:value-type="float" office:value="4740" calcext:value-type="float">
            <text:p>4740</text:p>
          </table:table-cell>
          <table:table-cell office:value-type="float" office:value="6" calcext:value-type="float">
            <text:p>6</text:p>
          </table:table-cell>
          <table:table-cell table:style-name="ce159" office:value-type="string" calcext:value-type="string">
            <text:p>Netzverstärkung: Neubau in bestehender Trasse</text:p>
          </table:table-cell>
          <table:table-cell/>
          <table:table-cell office:value-type="float" office:value="3580" calcext:value-type="float">
            <text:p>35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113</text:p>
          </table:table-cell>
          <table:table-cell/>
          <table:table-cell office:value-type="string" calcext:value-type="string">
            <text:p>Lüneburg</text:p>
          </table:table-cell>
          <table:table-cell office:value-type="string" calcext:value-type="string">
            <text:p>Stadorf</text:p>
          </table:table-cell>
          <table:table-cell office:value-type="float" office:value="380" calcext:value-type="float">
            <text:p>380</text:p>
          </table:table-cell>
          <table:table-cell office:value-type="float" office:value="4740" calcext:value-type="float">
            <text:p>4740</text:p>
          </table:table-cell>
          <table:table-cell office:value-type="float" office:value="6" calcext:value-type="float">
            <text:p>6</text:p>
          </table:table-cell>
          <table:table-cell table:style-name="ce159" office:value-type="string" calcext:value-type="string">
            <text:p>Netzverstärkung: Neubau in bestehender Trasse</text:p>
          </table:table-cell>
          <table:table-cell/>
          <table:table-cell office:value-type="float" office:value="3580" calcext:value-type="float">
            <text:p>35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113</text:p>
          </table:table-cell>
          <table:table-cell/>
          <table:table-cell office:value-type="string" calcext:value-type="string">
            <text:p>Stadorf</text:p>
          </table:table-cell>
          <table:table-cell office:value-type="string" calcext:value-type="string">
            <text:p>Wahle</text:p>
          </table:table-cell>
          <table:table-cell office:value-type="float" office:value="380" calcext:value-type="float">
            <text:p>380</text:p>
          </table:table-cell>
          <table:table-cell office:value-type="float" office:value="4740" calcext:value-type="float">
            <text:p>4740</text:p>
          </table:table-cell>
          <table:table-cell office:value-type="float" office:value="6" calcext:value-type="float">
            <text:p>6</text:p>
          </table:table-cell>
          <table:table-cell table:style-name="ce159" office:value-type="string" calcext:value-type="string">
            <text:p>Netzverstärkung: Neubau in bestehender Trasse</text:p>
          </table:table-cell>
          <table:table-cell/>
          <table:table-cell office:value-type="float" office:value="3580" calcext:value-type="float">
            <text:p>35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123</text:p>
          </table:table-cell>
          <table:table-cell/>
          <table:table-cell office:value-type="string" calcext:value-type="string">
            <text:p>Umspannwerk DD-Süd</text:p>
          </table:table-cell>
          <table:table-cell office:value-type="string" calcext:value-type="string">
            <text:p>Umspannwerk Schmölln</text:p>
          </table:table-cell>
          <table:table-cell office:value-type="float" office:value="380" calcext:value-type="float">
            <text:p>380</text:p>
          </table:table-cell>
          <table:table-cell table:formula="of:=1790*1.5" office:value-type="float" office:value="2685" calcext:value-type="float">
            <text:p>2685</text:p>
          </table:table-cell>
          <table:table-cell office:value-type="float" office:value="3" calcext:value-type="float">
            <text:p>3</text:p>
          </table:table-cell>
          <table:table-cell table:style-name="ce159" office:value-type="string" calcext:value-type="string">
            <text:p>Netzverstärkung: Neubau in bestehender Trasse</text:p>
          </table:table-cell>
          <table:table-cell/>
          <table:table-cell office:value-type="float" office:value="3580" calcext:value-type="float">
            <text:p>35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133</text:p>
          </table:table-cell>
          <table:table-cell/>
          <table:table-cell office:value-type="string" calcext:value-type="string">
            <text:p>Umspannwerk Borken</text:p>
          </table:table-cell>
          <table:table-cell office:value-type="string" calcext:value-type="string">
            <text:p>Umspannwerk Gießen Nord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zverstärkung: Stromkreisauflage/Umbeseil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159</text:p>
          </table:table-cell>
          <table:table-cell/>
          <table:table-cell office:value-type="string" calcext:value-type="string">
            <text:p>Station Bürstadt</text:p>
          </table:table-cell>
          <table:table-cell table:style-name="ce232" office:value-type="string" calcext:value-type="string">
            <text:p>BASF</text:p>
          </table:table-cell>
          <table:table-cell office:value-type="float" office:value="380" calcext:value-type="float">
            <text:p>380</text:p>
          </table:table-cell>
          <table:table-cell table:formula="of:=2 *1790" office:value-type="float" office:value="3580" calcext:value-type="float">
            <text:p>35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/>
          <table:table-cell office:value-type="float" office:value="1040" calcext:value-type="float">
            <text:p>10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161</text:p>
          </table:table-cell>
          <table:table-cell/>
          <table:table-cell office:value-type="string" calcext:value-type="string">
            <text:p>Umspannwerk Großkrotzenburg</text:p>
          </table:table-cell>
          <table:table-cell office:value-type="string" calcext:value-type="string">
            <text:p>Umspannwerk Urberach</text:p>
          </table:table-cell>
          <table:table-cell office:value-type="float" office:value="380" calcext:value-type="float">
            <text:p>380</text:p>
          </table:table-cell>
          <table:table-cell table:formula="of:=2 *1790" office:value-type="float" office:value="3580" calcext:value-type="float">
            <text:p>35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/>
          <table:table-cell office:value-type="float" office:value="3580" calcext:value-type="float">
            <text:p>3580</text:p>
          </table:table-cell>
          <table:table-cell table:number-columns-repeated="2"/>
          <table:table-cell table:style-name="ce162" office:value-type="string" calcext:value-type="string">
            <text:p>RÜCKBAU !!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172</text:p>
          </table:table-cell>
          <table:table-cell/>
          <table:table-cell office:value-type="string" calcext:value-type="string">
            <text:p>Umspannwerk Gundelfingen</text:p>
          </table:table-cell>
          <table:table-cell office:value-type="string" calcext:value-type="string">
            <text:p>Vöhringen Amprion</text:p>
          </table:table-cell>
          <table:table-cell office:value-type="float" office:value="380" calcext:value-type="float">
            <text:p>380</text:p>
          </table:table-cell>
          <table:table-cell table:formula="of:=1 *1790" office:value-type="float" office:value="1790" calcext:value-type="float">
            <text:p>1790</text:p>
          </table:table-cell>
          <table:table-cell table:style-name="ce155" office:value-type="float" office:value="6" calcext:value-type="float">
            <text:p>6</text:p>
          </table:table-cell>
          <table:table-cell table:style-name="ce159" office:value-type="string" calcext:value-type="string">
            <text:p>Netzverstärkung: Neubau in bestehender Trasse</text:p>
          </table:table-cell>
          <table:table-cell/>
          <table:table-cell office:value-type="float" office:value="3580" calcext:value-type="float">
            <text:p>3580</text:p>
          </table:table-cell>
          <table:table-cell table:number-columns-repeated="2"/>
          <table:table-cell table:style-name="ce162"/>
          <table:table-cell table:number-columns-repeated="1010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173</text:p>
          </table:table-cell>
          <table:table-cell/>
          <table:table-cell office:value-type="string" calcext:value-type="string">
            <text:p>Vöhringen Amprion</text:p>
          </table:table-cell>
          <table:table-cell office:value-type="string" calcext:value-type="string">
            <text:p>Umspannwerk Dellmensingen</text:p>
          </table:table-cell>
          <table:table-cell office:value-type="float" office:value="380" calcext:value-type="float">
            <text:p>380</text:p>
          </table:table-cell>
          <table:table-cell table:formula="of:=1 *1790" office:value-type="float" office:value="1790" calcext:value-type="float">
            <text:p>1790</text:p>
          </table:table-cell>
          <table:table-cell table:style-name="ce155" office:value-type="float" office:value="6" calcext:value-type="float">
            <text:p>6</text:p>
          </table:table-cell>
          <table:table-cell table:style-name="ce159" office:value-type="string" calcext:value-type="string">
            <text:p>Netzverstärkung: Neubau in bestehender Trasse</text:p>
          </table:table-cell>
          <table:table-cell/>
          <table:table-cell office:value-type="float" office:value="3580" calcext:value-type="float">
            <text:p>35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176</text:p>
          </table:table-cell>
          <table:table-cell/>
          <table:table-cell office:value-type="string" calcext:value-type="string">
            <text:p>380-kV-Umspannwerk Eichstetten</text:p>
          </table:table-cell>
          <table:table-cell office:value-type="string" calcext:value-type="string">
            <text:p>FR</text:p>
          </table:table-cell>
          <table:table-cell office:value-type="float" office:value="380" calcext:value-type="float">
            <text:p>380</text:p>
          </table:table-cell>
          <table:table-cell table:formula="of:=1 *1790" office:value-type="float" office:value="1790" calcext:value-type="float">
            <text:p>1790</text:p>
          </table:table-cell>
          <table:table-cell office:value-type="float" office:value="3" calcext:value-type="float">
            <text:p>3</text:p>
          </table:table-cell>
          <table:table-cell table:style-name="ce159"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180</text:p>
          </table:table-cell>
          <table:table-cell/>
          <table:table-cell office:value-type="string" calcext:value-type="string">
            <text:p>Umspannwerk Marzahn</text:p>
          </table:table-cell>
          <table:table-cell office:value-type="string" calcext:value-type="string">
            <text:p>Umspannwerk Freidrichshain</text:p>
          </table:table-cell>
          <table:table-cell office:value-type="float" office:value="380" calcext:value-type="float">
            <text:p>380</text:p>
          </table:table-cell>
          <table:table-cell table:formula="of:=2*1100" office:value-type="float" office:value="2200" calcext:value-type="float">
            <text:p>2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/>
          <table:table-cell office:value-type="float" office:value="1850" calcext:value-type="float">
            <text:p>18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180</text:p>
          </table:table-cell>
          <table:table-cell/>
          <table:table-cell office:value-type="string" calcext:value-type="string">
            <text:p>Umspannwerk Freidrichshain</text:p>
          </table:table-cell>
          <table:table-cell office:value-type="string" calcext:value-type="string">
            <text:p>Berlin/Mitte</text:p>
          </table:table-cell>
          <table:table-cell office:value-type="float" office:value="380" calcext:value-type="float">
            <text:p>380</text:p>
          </table:table-cell>
          <table:table-cell table:formula="of:=2*1100" office:value-type="float" office:value="2200" calcext:value-type="float">
            <text:p>2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/>
          <table:table-cell office:value-type="float" office:value="1850" calcext:value-type="float">
            <text:p>18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180</text:p>
          </table:table-cell>
          <table:table-cell/>
          <table:table-cell office:value-type="string" calcext:value-type="string">
            <text:p>Berlin/Mitte</text:p>
          </table:table-cell>
          <table:table-cell office:value-type="string" calcext:value-type="string">
            <text:p>Umspannwerk Charlottenburg</text:p>
          </table:table-cell>
          <table:table-cell office:value-type="float" office:value="380" calcext:value-type="float">
            <text:p>380</text:p>
          </table:table-cell>
          <table:table-cell table:formula="of:=2*1100" office:value-type="float" office:value="2200" calcext:value-type="float">
            <text:p>2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/>
          <table:table-cell office:value-type="float" office:value="1850" calcext:value-type="float">
            <text:p>18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180</text:p>
          </table:table-cell>
          <table:table-cell/>
          <table:table-cell office:value-type="string" calcext:value-type="string">
            <text:p>Umspannwerk Charlottenburg</text:p>
          </table:table-cell>
          <table:table-cell office:value-type="string" calcext:value-type="string">
            <text:p>Umspannwerk Reuter</text:p>
          </table:table-cell>
          <table:table-cell office:value-type="float" office:value="380" calcext:value-type="float">
            <text:p>380</text:p>
          </table:table-cell>
          <table:table-cell table:formula="of:=2*1100" office:value-type="float" office:value="2200" calcext:value-type="float">
            <text:p>2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/>
          <table:table-cell office:value-type="float" office:value="1850" calcext:value-type="float">
            <text:p>18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180</text:p>
          </table:table-cell>
          <table:table-cell/>
          <table:table-cell office:value-type="string" calcext:value-type="string">
            <text:p>Umspannwerk Reuter</text:p>
          </table:table-cell>
          <table:table-cell office:value-type="string" calcext:value-type="string">
            <text:p>Teufelsbruch</text:p>
          </table:table-cell>
          <table:table-cell office:value-type="float" office:value="380" calcext:value-type="float">
            <text:p>380</text:p>
          </table:table-cell>
          <table:table-cell table:formula="of:=2*1100" office:value-type="float" office:value="2200" calcext:value-type="float">
            <text:p>2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/>
          <table:table-cell office:value-type="float" office:value="1850" calcext:value-type="float">
            <text:p>1850</text:p>
          </table:table-cell>
          <table:table-cell table:number-columns-repeated="1013"/>
        </table:table-row>
        <table:table-row table:style-name="ro1">
          <table:table-cell table:style-name="ce230" office:value-type="string" calcext:value-type="string">
            <text:p>extension_NEP2035_B2</text:p>
          </table:table-cell>
          <table:table-cell table:style-name="ce230" office:value-type="string" calcext:value-type="string">
            <text:p>P200</text:p>
          </table:table-cell>
          <table:table-cell table:style-name="ce230"/>
          <table:table-cell table:style-name="ce230" office:value-type="string" calcext:value-type="string">
            <text:p>Punkt Blatzheim</text:p>
          </table:table-cell>
          <table:table-cell table:style-name="ce230" office:value-type="string" calcext:value-type="string">
            <text:p>Station Oberzier</text:p>
          </table:table-cell>
          <table:table-cell table:style-name="ce230" office:value-type="float" office:value="380" calcext:value-type="float">
            <text:p>380</text:p>
          </table:table-cell>
          <table:table-cell table:style-name="ce230" office:value-type="float" office:value="3580" calcext:value-type="float">
            <text:p>3580</text:p>
          </table:table-cell>
          <table:table-cell table:style-name="ce230" office:value-type="float" office:value="6" calcext:value-type="float">
            <text:p>6</text:p>
          </table:table-cell>
          <table:table-cell table:style-name="ce230" office:value-type="string" calcext:value-type="string">
            <text:p>Netzverstärkung: Neubau in bestehender Trasse</text:p>
          </table:table-cell>
          <table:table-cell table:style-name="ce230" table:number-columns-repeated="1012"/>
          <table:table-cell table:number-columns-repeated="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01</text:p>
          </table:table-cell>
          <table:table-cell/>
          <table:table-cell office:value-type="string" calcext:value-type="string">
            <text:p>Station Sankt Peter 380 kV</text:p>
          </table:table-cell>
          <table:table-cell office:value-type="string" calcext:value-type="string">
            <text:p>Station Norf</text:p>
          </table:table-cell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 table:style-name="ce159" office:value-type="string" calcext:value-type="string">
            <text:p>Netzverstärkung: Neubau in bestehender Tr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02</text:p>
          </table:table-cell>
          <table:table-cell/>
          <table:table-cell office:value-type="string" calcext:value-type="string">
            <text:p>Station Hattingen</text:p>
          </table:table-cell>
          <table:table-cell table:style-name="ce232" office:value-type="string" calcext:value-type="string">
            <text:p>Station Wanne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zverstärkung: Stromkreisauflage/Umbeseil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03</text:p>
          </table:table-cell>
          <table:table-cell/>
          <table:table-cell table:style-name="ce232" office:value-type="string" calcext:value-type="string">
            <text:p>Amelsbüren</text:p>
          </table:table-cell>
          <table:table-cell office:value-type="string" calcext:value-type="string">
            <text:p>Station Gersteinwerk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zverstärkung: Neubau in bestehender Trasse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04</text:p>
          </table:table-cell>
          <table:table-cell/>
          <table:table-cell office:value-type="string" calcext:value-type="string">
            <text:p>Tiengen</text:p>
          </table:table-cell>
          <table:table-cell office:value-type="string" calcext:value-type="string">
            <text:p>CH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zverstärkung: Neubau in bestehender Trasse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05</text:p>
          </table:table-cell>
          <table:table-cell/>
          <table:table-cell office:value-type="string" calcext:value-type="string">
            <text:p>380-kV-Umspannwerk Eichstetten</text:p>
          </table:table-cell>
          <table:table-cell office:value-type="string" calcext:value-type="string">
            <text:p>Lastverteilung/Schaltanlage Kühmoos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style-name="ce155" office:value-type="float" office:value="6" calcext:value-type="float">
            <text:p>6</text:p>
          </table:table-cell>
          <table:table-cell table:style-name="ce159" office:value-type="string" calcext:value-type="string">
            <text:p>Netzverstärkung: Neubau in bestehender Trasse</text:p>
          </table:table-cell>
          <table:table-cell/>
          <table:table-cell office:value-type="float" office:value="3580" calcext:value-type="float">
            <text:p>35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06</text:p>
          </table:table-cell>
          <table:table-cell/>
          <table:table-cell table:style-name="ce232" office:value-type="string" calcext:value-type="string">
            <text:p>Umspannwerk Gurtweil</text:p>
          </table:table-cell>
          <table:table-cell table:style-name="ce232" office:value-type="string" calcext:value-type="string">
            <text:p>Umspannwerk Stockach</text:p>
          </table:table-cell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/>
          <table:table-cell office:value-type="float" office:value="1040" calcext:value-type="float">
            <text:p>10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06</text:p>
          </table:table-cell>
          <table:table-cell/>
          <table:table-cell table:style-name="ce232" office:value-type="string" calcext:value-type="string">
            <text:p>Umspannwerk Stockach</text:p>
          </table:table-cell>
          <table:table-cell table:style-name="ce232" office:value-type="string" calcext:value-type="string">
            <text:p>Beuren</text:p>
          </table:table-cell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/>
          <table:table-cell office:value-type="float" office:value="1040" calcext:value-type="float">
            <text:p>10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11</text:p>
          </table:table-cell>
          <table:table-cell/>
          <table:table-cell office:value-type="string" calcext:value-type="string">
            <text:p>Umspannwerk Gießen/Nord</text:p>
          </table:table-cell>
          <table:table-cell office:value-type="string" calcext:value-type="string">
            <text:p>Umspannwerk Karben</text:p>
          </table:table-cell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style-name="ce155" office:value-type="float" office:value="6" calcext:value-type="float">
            <text:p>6</text:p>
          </table:table-cell>
          <table:table-cell table:style-name="ce159" office:value-type="string" calcext:value-type="string">
            <text:p>Netzverstärkung: Neubau in bestehender Trasse</text:p>
          </table:table-cell>
          <table:table-cell/>
          <table:table-cell office:value-type="float" office:value="3580" calcext:value-type="float">
            <text:p>35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1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mspannwerk Röhrsdorf</text:p>
          </table:table-cell>
          <table:table-cell office:value-type="float" office:value="380" calcext:value-type="float">
            <text:p>380</text:p>
          </table:table-cell>
          <table:table-cell table:formula="of:=1790*1.5" office:value-type="float" office:value="2685" calcext:value-type="float">
            <text:p>2685</text:p>
          </table:table-cell>
          <table:table-cell table:style-name="ce155" office:value-type="float" office:value="6" calcext:value-type="float">
            <text:p>6</text:p>
          </table:table-cell>
          <table:table-cell table:style-name="ce159" office:value-type="string" calcext:value-type="string">
            <text:p>Netzverstärkung: Neubau in bestehender Trasse</text:p>
          </table:table-cell>
          <table:table-cell/>
          <table:table-cell office:value-type="float" office:value="3580" calcext:value-type="float">
            <text:p>3580</text:p>
          </table:table-cell>
          <table:table-cell table:number-columns-repeated="1013"/>
        </table:table-row>
        <table:table-row table:style-name="ro1">
          <table:table-cell table:style-name="ce230" office:value-type="string" calcext:value-type="string">
            <text:p>extension_NEP2035_B2</text:p>
          </table:table-cell>
          <table:table-cell table:style-name="ce230" office:value-type="string" calcext:value-type="string">
            <text:p>P215</text:p>
          </table:table-cell>
          <table:table-cell table:style-name="ce230"/>
          <table:table-cell table:style-name="ce230" office:value-type="string" calcext:value-type="string">
            <text:p>Bentwisch HGÜ</text:p>
          </table:table-cell>
          <table:table-cell table:style-name="ce230" office:value-type="string" calcext:value-type="string">
            <text:p>Güstrow</text:p>
          </table:table-cell>
          <table:table-cell table:style-name="ce230" office:value-type="float" office:value="380" calcext:value-type="float">
            <text:p>380</text:p>
          </table:table-cell>
          <table:table-cell table:style-name="ce230" table:formula="of:=2* 1790*1.5" office:value-type="float" office:value="5370" calcext:value-type="float">
            <text:p>5370</text:p>
          </table:table-cell>
          <table:table-cell table:style-name="ce230" office:value-type="float" office:value="6" calcext:value-type="float">
            <text:p>6</text:p>
          </table:table-cell>
          <table:table-cell table:style-name="ce230" office:value-type="string" calcext:value-type="string">
            <text:p>Netzverstärkung: Neubau in bestehender Trasse</text:p>
          </table:table-cell>
          <table:table-cell/>
          <table:table-cell office:value-type="float" office:value="1040" calcext:value-type="float">
            <text:p>10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16</text:p>
          </table:table-cell>
          <table:table-cell/>
          <table:table-cell office:value-type="string" calcext:value-type="string">
            <text:p>Güstrow</text:p>
          </table:table-cell>
          <table:table-cell office:value-type="string" calcext:value-type="string">
            <text:p>Siedenbrünzow</text:p>
          </table:table-cell>
          <table:table-cell office:value-type="float" office:value="380" calcext:value-type="float">
            <text:p>380</text:p>
          </table:table-cell>
          <table:table-cell table:style-name="ce147" table:formula="of:=2* 1790*1.5" office:value-type="float" office:value="5370" calcext:value-type="float">
            <text:p>5370</text:p>
          </table:table-cell>
          <table:table-cell table:style-name="ce147"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/>
          <table:table-cell office:value-type="float" office:value="1040" calcext:value-type="float">
            <text:p>10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16</text:p>
          </table:table-cell>
          <table:table-cell/>
          <table:table-cell office:value-type="string" calcext:value-type="string">
            <text:p>Siedenbrünzow</text:p>
          </table:table-cell>
          <table:table-cell office:value-type="string" calcext:value-type="string">
            <text:p>Umspannwerk Windpark Iven</text:p>
          </table:table-cell>
          <table:table-cell office:value-type="float" office:value="380" calcext:value-type="float">
            <text:p>380</text:p>
          </table:table-cell>
          <table:table-cell table:style-name="ce147" table:formula="of:=2* 1790*1.5" office:value-type="float" office:value="5370" calcext:value-type="float">
            <text:p>5370</text:p>
          </table:table-cell>
          <table:table-cell table:style-name="ce147"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/>
          <table:table-cell office:value-type="float" office:value="1040" calcext:value-type="float">
            <text:p>10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16</text:p>
          </table:table-cell>
          <table:table-cell/>
          <table:table-cell office:value-type="string" calcext:value-type="string">
            <text:p>Umspannwerk Windpark Iven</text:p>
          </table:table-cell>
          <table:table-cell office:value-type="string" calcext:value-type="string">
            <text:p>Umspannwerk Lubmin</text:p>
          </table:table-cell>
          <table:table-cell office:value-type="float" office:value="380" calcext:value-type="float">
            <text:p>380</text:p>
          </table:table-cell>
          <table:table-cell table:style-name="ce147" table:formula="of:=2* 1790*1.5" office:value-type="float" office:value="5370" calcext:value-type="float">
            <text:p>5370</text:p>
          </table:table-cell>
          <table:table-cell table:style-name="ce147"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/>
          <table:table-cell office:value-type="float" office:value="1040" calcext:value-type="float">
            <text:p>10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16</text:p>
          </table:table-cell>
          <table:table-cell/>
          <table:table-cell office:value-type="string" calcext:value-type="string">
            <text:p>Umspannwerk Windpark Iven</text:p>
          </table:table-cell>
          <table:table-cell table:style-name="ce232" office:value-type="string" calcext:value-type="string">
            <text:p>Pasewalk</text:p>
          </table:table-cell>
          <table:table-cell office:value-type="float" office:value="380" calcext:value-type="float">
            <text:p>380</text:p>
          </table:table-cell>
          <table:table-cell table:style-name="ce147" table:formula="of:=2* 1790*1.5" office:value-type="float" office:value="5370" calcext:value-type="float">
            <text:p>5370</text:p>
          </table:table-cell>
          <table:table-cell table:style-name="ce147"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/>
          <table:table-cell office:value-type="float" office:value="1040" calcext:value-type="float">
            <text:p>10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17</text:p>
          </table:table-cell>
          <table:table-cell/>
          <table:table-cell office:value-type="string" calcext:value-type="string">
            <text:p>UW Jessen Nord</text:p>
          </table:table-cell>
          <table:table-cell office:value-type="string" calcext:value-type="string">
            <text:p>Umspannwerk Ragow</text:p>
          </table:table-cell>
          <table:table-cell office:value-type="float" office:value="380" calcext:value-type="float">
            <text:p>380</text:p>
          </table:table-cell>
          <table:table-cell table:formula="of:=1 * 1790*1.5" office:value-type="float" office:value="2685" calcext:value-type="float">
            <text:p>2685</text:p>
          </table:table-cell>
          <table:table-cell table:style-name="ce155" office:value-type="float" office:value="6" calcext:value-type="float">
            <text:p>6</text:p>
          </table:table-cell>
          <table:table-cell table:style-name="ce159" office:value-type="string" calcext:value-type="string">
            <text:p>Netzverstärkung: Neubau in bestehender Trasse</text:p>
          </table:table-cell>
          <table:table-cell/>
          <table:table-cell office:value-type="float" office:value="3580" calcext:value-type="float">
            <text:p>35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18</text:p>
          </table:table-cell>
          <table:table-cell/>
          <table:table-cell office:value-type="string" calcext:value-type="string">
            <text:p>Umspannwerk Weida</text:p>
          </table:table-cell>
          <table:table-cell office:value-type="string" calcext:value-type="string">
            <text:p>Eula</text:p>
          </table:table-cell>
          <table:table-cell office:value-type="float" office:value="380" calcext:value-type="float">
            <text:p>380</text:p>
          </table:table-cell>
          <table:table-cell table:formula="of:=1790* 2" office:value-type="float" office:value="3580" calcext:value-type="float">
            <text:p>35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/>
          <table:table-cell office:value-type="float" office:value="1040" calcext:value-type="float">
            <text:p>10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18</text:p>
          </table:table-cell>
          <table:table-cell/>
          <table:table-cell office:value-type="string" calcext:value-type="string">
            <text:p>Eula</text:p>
          </table:table-cell>
          <table:table-cell office:value-type="string" calcext:value-type="string">
            <text:p>Umspannwerk Röhrsdorf</text:p>
          </table:table-cell>
          <table:table-cell office:value-type="float" office:value="380" calcext:value-type="float">
            <text:p>380</text:p>
          </table:table-cell>
          <table:table-cell table:formula="of:=1790* 2" office:value-type="float" office:value="3580" calcext:value-type="float">
            <text:p>35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zverstärkung: Neubau in bestehender Trasse</text:p>
          </table:table-cell>
          <table:table-cell/>
          <table:table-cell office:value-type="float" office:value="1040" calcext:value-type="float">
            <text:p>10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19</text:p>
          </table:table-cell>
          <table:table-cell/>
          <table:table-cell office:value-type="string" calcext:value-type="string">
            <text:p>Umspannwerk Lauchstädt</text:p>
          </table:table-cell>
          <table:table-cell office:value-type="string" calcext:value-type="string">
            <text:p>Umspannwerk Marke</text:p>
          </table:table-cell>
          <table:table-cell office:value-type="float" office:value="380" calcext:value-type="float">
            <text:p>380</text:p>
          </table:table-cell>
          <table:table-cell table:formula="of:=1 * 1790*1.5" office:value-type="float" office:value="2685" calcext:value-type="float">
            <text:p>2685</text:p>
          </table:table-cell>
          <table:table-cell table:style-name="ce155" office:value-type="float" office:value="6" calcext:value-type="float">
            <text:p>6</text:p>
          </table:table-cell>
          <table:table-cell table:style-name="ce159" office:value-type="string" calcext:value-type="string">
            <text:p>Netzverstärkung: Neubau in bestehender Trasse</text:p>
          </table:table-cell>
          <table:table-cell/>
          <table:table-cell office:value-type="float" office:value="3580" calcext:value-type="float">
            <text:p>35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19</text:p>
          </table:table-cell>
          <table:table-cell/>
          <table:table-cell office:value-type="string" calcext:value-type="string">
            <text:p>UW Jessen Nord</text:p>
          </table:table-cell>
          <table:table-cell office:value-type="string" calcext:value-type="string">
            <text:p>Umspannwerk Lauchstädt</text:p>
          </table:table-cell>
          <table:table-cell office:value-type="float" office:value="380" calcext:value-type="float">
            <text:p>380</text:p>
          </table:table-cell>
          <table:table-cell table:formula="of:=1 * 1790*1.5" office:value-type="float" office:value="2685" calcext:value-type="float">
            <text:p>2685</text:p>
          </table:table-cell>
          <table:table-cell table:style-name="ce155" office:value-type="float" office:value="6" calcext:value-type="float">
            <text:p>6</text:p>
          </table:table-cell>
          <table:table-cell table:style-name="ce159" office:value-type="string" calcext:value-type="string">
            <text:p>Netzverstärkung: Neubau in bestehender Trasse</text:p>
          </table:table-cell>
          <table:table-cell/>
          <table:table-cell office:value-type="float" office:value="3580" calcext:value-type="float">
            <text:p>35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xtension_NEP2035_B2</text:p>
          </table:table-cell>
          <table:table-cell office:value-type="string" calcext:value-type="string">
            <text:p>P220</text:p>
          </table:table-cell>
          <table:table-cell/>
          <table:table-cell office:value-type="string" calcext:value-type="string">
            <text:p>Umspannwerk Streumen</text:p>
          </table:table-cell>
          <table:table-cell office:value-type="string" calcext:value-type="string">
            <text:p>Eula</text:p>
          </table:table-cell>
          <table:table-cell office:value-type="float" office:value="380" calcext:value-type="float">
            <text:p>380</text:p>
          </table:table-cell>
          <table:table-cell table:formula="of:=1* 1790*1.5" office:value-type="float" office:value="2685" calcext:value-type="float">
            <text:p>2685</text:p>
          </table:table-cell>
          <table:table-cell table:style-name="ce155" office:value-type="float" office:value="6" calcext:value-type="float">
            <text:p>6</text:p>
          </table:table-cell>
          <table:table-cell table:style-name="ce159" office:value-type="string" calcext:value-type="string">
            <text:p>Netzverstärkung: Neubau in bestehender Trasse</text:p>
          </table:table-cell>
          <table:table-cell/>
          <table:table-cell office:value-type="float" office:value="3580" calcext:value-type="float">
            <text:p>35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39000000151450F234F22C40A86219D12CC74940151450F234F22C40A86219D12CC74940566FC3DE7AF32C40F657D98871C749401C9E5E29CBF42C4078B6476FB8C74940C841AE79FAF52C40B14DCF60F8C74940CB98CCC2E8F72C4014460E6CF0C749402EB3637EC9F92C406C62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47000000A349BD022C492A408FB16E17F5F34A40A349BD022C492A408FB16E17F5F34A40042B3D89BE492A40F3E670ADF6F34A408BA3175A424B2A408FB9217CDEF34A40059376FE484C2A40E58810B287F34A408E51E806544D2A40370994032CF34A4081E5AD5F554E2A40BCFA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5DFB7C5EB6CC2A404AA85A77B0E54A405E9FDE31E1CC2A4007859C52B9E54A40D969FF5E65CC2A40D79B621FAEE54A40E3B08FA916CC2A401650A8A78FE54A40BDD0B76004CC2A40D1AF52E68BE54A40BDD0B76004CC2A40D1AF52E68BE5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955FABA9D1442A4022BDF26ACAF34A40955FABA9D1442A4022BDF26ACAF34A40F7C9F6C6B5462A40646BC71EEBF34A40F7C9F6C6B5462A40646BC71EEBF3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128AADA069112C40E29A96B3D2C04A40128AADA069112C40E29A96B3D2C04A40B7EFF6C54A112C408855174BECC04A4063F19BC24A112C405A428875F4C04A40C86E55C84B112C405DBF057EF9C04A40069D11A840112C40C725AAD601C1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F7C9F6C6B5462A40646BC71EEBF34A40F7C9F6C6B5462A40646BC71EEBF34A40A349BD022C492A408FB16E17F5F34A40A349BD022C492A408FB16E17F5F3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D60000002319C27ABC5F2840572718526BE84A4059D06A37B05F2840948C9C853DE84A402001ED58B660284087318E3633E84A40323CF6B358622840847291312DE84A40D6BECAEBD264284056421C9029E84A40DB0BBBDEEC65284029F114CD5EE84A401CD0D2156C672840F3B9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C8000000BDD0B76004CC2A40D1AF52E68BE54A40BDD0B76004CC2A40D1AF52E68BE54A4071404B57B0CD2A403D60C37872E54A40A3B5A2CD71CE2A400DD3AD8D67E54A4043A8F7F994D02A40AE872F1345E54A40D839BCD694D22A402988708225E54A40B1805369D5D42A40406D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7000000151450F234F22C40A86219D12CC74940151450F234F22C40A86219D12CC74940A046109D54F22C40F5064E6CF4C649401EBE96A13BF22C409A6A1CA0EAC649403BE2355431F22C4002704793E6C64940C88D6CF827F22C406F0498E8E2C649408F5F2377A5F12C4059D3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4000000FF6B7DE426042D40EE046F76F4B44940E9F7FD9B17032D401A6B24AE08B54940BBFF7EE7CD032D403BEBAE473CB54940BBFF7EE7CD032D403BEBAE473CB5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3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50C35CF7FB721E40C871F101CBF2494050C35CF7FB721E40C871F101CBF2494003AB3473926F1E4099709EA003F34940B49DA51AAC6E1E409008D7EDFDF24940DB0CF7DCAF6D1E4097A6FE7905F3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5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40F032CFB7D620404B549F401ED14840559D1F9095D52040DD24ABC722D14840916DCFE27BD5204004AC55BB26D148405C960A8563D520408B0D277A2AD14840284FB4064AD520404E5997642ED14840D82E6D382CD52040169051F932D14840670E492D94D42040744D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61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D000000FB233CDADBEA21408A0562E4920A49404607C9A76CE92140C11C3D7E6F0A49402790C82D9CEA21404D73863D480A4940CA17B49080ED2140C4BD8D28480A4940FBCE2F4AD0EF2140D0F57D38480A4940C9AD49B725F2214010B1C1C2490A4940F7CB272B86F3214086AE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61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string" calcext:value-type="string">
            <text:p>2 von 3</text:p>
          </table:table-cell>
          <table:table-cell office:value-type="string" calcext:value-type="string">
            <text:p>0105000020E610000001000000010200000034000000364E548039F42140273F98CA91074940364E548039F42140273F98CA91074940C6A52A6D71F1214089128832AF0749405B3DCC03FDEE214023C32ADEC8074940BD14C37A48ED214034F5BA4560074940FB3DB14E95EB2140B8BA5285F5064940230736F80CEA2140DDAE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5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34000000670E492D94D42040744DDC8541D14840670E492D94D42040744DDC8541D1484098851B9540D32040BB0CFFE906D14840D6C0A09630D4204081BCB266BFD048403DD3F0D2F2D420402DB1D76086D0484018EDF1423AD42040E6D76A6A34D04840E7A6727F9AD32040EC00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6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B00000046EF7DADDC0622403B22336234EC47407D128E0F690622403561FBC918EC474038E4FAD236052240F93E0BF8EBEB4740F38986D6D4032240223B6F63B3EB4740D3399A7EE4012240F06A5E7AA0EB47407668A219D5FF21406BA22A018CEB4740AFBE709D35FE2140EBCC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6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CD00000067E613C31FF721402F94A70760EB474067E613C31FF721402F94A70760EB47408490E2D2E7F52140293229F4B0EB4740A3A135F570F4214097C3938213EC4740BAFF232E5BF221403152DE7D44EC4740FD3ED29629F02140C38D4AA077EC47402EF53D343DEE21402F76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9E222CCF282229406B5496D7008A49409E222CCF282229406B5496D7008A494099DA520779212940256717C2208A494099DA520779212940256717C2208A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84520F2CA2092940C12154A9D993494084520F2CA2092940C12154A9D9934940159E865E35092940F0DFBC38F193494050920953EF082940FAE06BBE0094494033473C6954092940DF1664F41A94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70000007A45A6327B9F29404DD3B194766D49407A45A6327B9F29404DD3B194766D49400AD40737BE9F294061DB4713946D494017269D92BD9F2940039A081B9E6D4940F34FBA3EBD9F29408FFA905CA36D494082806BDDBC9F29407472D06FA96D4940749AEA52A6A029400310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300000084520F2CA2092940C12154A9D993494084520F2CA2092940C12154A9D99349400DF8A177CF0A294001FBE8D4959349407234EC9C0B0C29403E3D5BAC4D934940616413AAE50C2940DAC1D20A1D93494057C334C2910E294049B3C3A920934940DAD59A9C901029404D64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850000007A45A6327B9F29404DD3B194766D49407A45A6327B9F29404DD3B194766D49408465112FF49D2940B0343A31356D49401BDE077B6E9C294072FA1F05F46C494087AB0320EE9A2940574E31BDB36C4940CA833EA253992940AA5038166F6C4940F0D23C36B897294080A7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9F63F668601A284007E28629DB6449409F63F668601A284007E28629DB6449406D1A80B2CE1928401E13CE1374644940BFFCA94C8C1828409DF6949C136449402657E5F407172840D232BA380064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AB0000009F63F668601A284007E28629DB6449409F63F668601A284007E28629DB6449406D825E6EE61A2840EE974F560C65494005E51137021C2840D26751E9716549402C0BCB44B61C284065085B47B06549405F1BE038DF1E2840A8041FDECE654940755DF8C1F92028402F9A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table:number-columns-repeated="2"/>
          <table:table-cell office:value-type="string" calcext:value-type="string">
            <text:p>0105000020E610000001000000010200000005000000CBFF3FA9517F2A40A35C1ABFF0434A40CBFF3FA9517F2A40A35C1ABFF0434A404281D2AB5C7F2A401B4CC3F011444A407D2EAE4C537F2A40054AAF720D444A4050A702A7807F2A40CF26C3400C44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string" calcext:value-type="string">
            <text:p>0105000020E61000000100000001020000000A0000003EB12ACB670C2B40D4D67E6A90444A402701C5234C0C2B4033ED516E91444A4031009EFEFD0B2B40FEB73764A8444A406229DC3C1F0B2B40D41BA4969C444A40B76A323E27002B40C18CCE9E70444A4087D91544EEFB2A4062DD787764444A40513C1D7EEDF32A4078E4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6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100000035B8AD2D3CF72140F73C242136EB474035B8AD2D3CF72140F73C242136EB4740DCB3F85E8DF521406444FD8925EB4740FAC21A1D46F3214046A9CEB40EEB4740CF4653E2DFF02140F370A719F7EA47405F807D74EAEE2140CD4E50D4E3EA4740CB7D175BADEC21409D2E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069D11A840112C40C725AAD601C14A4084C1903067112C40EC4BDB64F9C04A4013AA8A5F67112C40D7917E56F4C04A403033C74D68112C40ED623F30ECC04A40128AADA069112C40E29A96B3D2C04A40128AADA069112C40E29A96B3D2C0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4000000BBFF7EE7CD032D403BEBAE473CB54940BBFF7EE7CD032D403BEBAE473CB5494099EDAFC33D032D40491DD3C908B54940FF6B7DE426042D40EE046F76F4B4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70000008F5F2377A5F12C4059D31456E3C6494079FD930909F22C40809763C3E4C649402784B30012F22C40A1BDFA78E8C649409990C5EC1BF22C409FF3098FECC64940276BD44334F22C40BE2FD39BF6C64940151450F234F22C40A86219D12CC74940151450F234F22C40A862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61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4000000DD7C23BA67F521409A47FE60E0074940DD7C23BA67F521409A47FE60E0074940364E548039F42140273F98CA91074940364E548039F42140273F98CA9107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5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40F032CFB7D620404B549F401ED148401D3EE94482D52040C792286A1FD14840AD0CF49A68D52040719CCA5823D1484078352F3D50D52040A5FF401427D14840261DE56036D520406146C2082BD14840E2067C7E18D5204000FECE9B2FD14840670E492D94D42040744D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6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471273FF47F82140920A630B41EB4740471273FF47F82140920A630B41EB474035B8AD2D3CF72140F73C242136EB474035B8AD2D3CF72140F73C242136EB47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99DA520779212940256717C2208A494099DA520779212940256717C2208A49404197152FBB20294096DFB3BFFD8949404197152FBB20294096DFB3BFFD89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7000000749AEA52A6A029400310E345CF6D49409D03BAE5D99F294098BE7C57A96D494091419369D99F29407185C146A36D4940267733FED89F29400FA4E6069E6D494044D8953BD89F29406DE525FF936D49407A45A6327B9F29404DD3B194766D49407A45A6327B9F29404DD3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9E222CCF282229406B5496D7008A49409E222CCF282229406B5496D7008A49404197152FBB20294096DFB3BFFD8949404197152FBB20294096DFB3BFFD89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office:value-type="string" calcext:value-type="string">
            <text:p>0105000020E61000000100000001020000001800000050A702A7807F2A40CF26C3400C444A40446BEAE1707F2A40E4D06C6814444A407F648401957F2A408DDA58E432444A402F3311DB827E2A40ABFFBD254A444A405CA2693F087F2A40BDFCF3D9A6444A409568C9E3697D2A4093FA57FBE0444A40798FD89365792A404616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500000050A702A7807F2A40CF26C3400C444A40968334BE8A7F2A40A12E52280B444A40FC15D79D937F2A405109997510444A40CBFF3FA9517F2A40A35C1ABFF0434A40CBFF3FA9517F2A40A35C1ABFF043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string" calcext:value-type="string">
            <text:p>0105000020E610000001000000010200000003000000BA6E374D8BA12A40EB264CE0D0424A40A2DE420D95A12A40CDB22781CD424A408A2BE2364F9E2A40DB7005E2E942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string" calcext:value-type="string">
            <text:p>0105000020E610000001000000010200000003000000E3B613292FC22A40B1E8C0DCB5404A402AD31EE516BD2A407164D46B69404A40E138A139C0BC2A40EFDBCB236740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string" calcext:value-type="string">
            <text:p>0105000020E61000000100000001020000000F000000E7857489E2CF2A409A34675C7D414A4004E5B67D8FCA2A40DD346C4A68414A409D18ED4CFCC82A40939B977961414A4060402FDCB9C82A40C03225485B414A40E9A1B60DA3C82A40F8E7FDDA55414A4050296508B6C82A4042FC0D2439414A4024B31FCE68C82A40CCE5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string" calcext:value-type="string">
            <text:p>0105000020E610000001000000010200000003000000BA6E374D8BA12A40EB264CE0D0424A40A2DE420D95A12A40CDB22781CD424A40740B2781B4A72A40D1CD47A54542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string" calcext:value-type="string">
            <text:p>0105000020E610000001000000010200000003000000740B2781B4A72A40D1CD47A545424A406DDE82B6E6BC2A40B0B14B546F404A40E138A139C0BC2A40EFDBCB236740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string" calcext:value-type="string">
            <text:p>0105000020E61000000100000001020000000C00000077D58BA0B1E92A40269F551FBF424A40EE9BFBABC7E92A40D41632B2BF424A40434AA24DC4E92A4040A54A94BD424A4099D06E3EBFE92A404269030BBB424A40E2E7BF07AFE92A404BB4E4F1B4424A4008043A9336E92A4018A8D60CBA424A40EB84E16DEFE82A40F547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string" calcext:value-type="string">
            <text:p>0105000020E610000001000000010200000009000000303BBA6AEEDF2A40A32C1DF444424A402BBA3F2839DD2A406F2CCD5257424A40BD491D2E83DB2A400DDB60F250424A40B63176C24BD82A40991249F432424A403E29931ADAD42A407BEC1D24FA414A403763E2A0CED22A40D012BFBDC6414A4054CFDD0951D12A406288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table:number-columns-repeated="2"/>
          <table:table-cell office:value-type="string" calcext:value-type="string">
            <text:p>0105000020E610000001000000010200000005000000CBFF3FA9517F2A40A35C1ABFF0434A40738CBF48C3802A4059D81D9C99434A4092538550EF832A407817DE9B95434A401D1E673FF7862A40ACA3F496BC434A401EC0292044872A40D32493B9BD43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table:number-columns-repeated="2"/>
          <table:table-cell office:value-type="string" calcext:value-type="string">
            <text:p>0105000020E6100000010000000102000000050000001EC0292044872A40D32493B9BD434A40190E3AD7E6892A40D6592DB0C7434A40A15FA5CC178D2A40EBABAB02B5434A40B6262724E38E2A40C07EE3C688434A4071A076AEDE8F2A407E8E8F166743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string" calcext:value-type="string">
            <text:p>0105000020E6100000010000000102000000020000008A2BE2364F9E2A40DB7005E2E9424A40EBE940183B952A4091D0669A3843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string" calcext:value-type="string">
            <text:p>0105000020E610000001000000010200000002000000EBE940183B952A4091D0669A38434A4071A076AEDE8F2A407E8E8F166743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4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200000001020000000A0000006112D32A9F822040B1FECF61BED04740420702092F822040B06D9BF39DD0474069F8BB1C1B822040D95E0B7A6FD04740094E2267068220404BAE073829D04740EEE7B92AF5812040BEE1992BDECF47403F4FA84CD68120408F25620097CF4740CA0DD0C7C68120408EA1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3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50000000102000000050000004BF9FF2735D21E40ACCEC53AB0D649409B3A34D18CD21E40CCB09B638AD649400E96FB2EB6D21E409B93179980D64940EB0BD759E3D21E4040DD408177D649407808237351D51E40826B74D48DD6494001020000002900000004A1061DBEAE1E40F85A2B35D6E4494026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4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2000000CC34F5A862612040F35A1E0B14624740B0AD9FFEB37E2040C7212C746FCE47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4</text:p>
          </table:table-cell>
          <table:table-cell table:style-name="ce147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9000000082E45A8084E1A405AB9BCDEA2B64940082E45A8084E1A405AB9BCDEA2B649404B1C1E673F4F1A400BC160EDDEB64940A4DEF87F7A501A403FCFFAEF1CB74940E2E1E24D23521A40B82407EC6AB749405FD72FD80D531A4012D66B1F97B74940AF0CAA0D4E541A409B92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12</text:p>
          </table:table-cell>
          <table:table-cell table:style-name="ce147" office:value-type="float" office:value="12" calcext:value-type="float">
            <text:p>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5000000DB31B57C077E2340187642035B7549403723DE95B87D2340D01BDDF75E754940C9E9EBF99A7D23409459187D6075494038B41204D97C2340E8E8A7EE8075494038B41204D97C2340E8E8A7EE8075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9</text:p>
          </table:table-cell>
          <table:table-cell table:style-name="ce147" office:value-type="float" office:value="9" calcext:value-type="float">
            <text:p>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3886B57EB5AA1D40C4FE8BAF80BA49401FF7ADD689AB1D405C35745886BA49406F51C13CBFAB1D40F621140088BA49400232CFA513AC1D40A8EE25E88ABA49403FC2D5A656AC1D40A77224E18CBA4940F45FD67A75AC1D40B2BE81C98DBA49406E6C1BEB87AD1D407B8B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9</text:p>
          </table:table-cell>
          <table:table-cell table:style-name="ce147" office:value-type="float" office:value="9" calcext:value-type="float">
            <text:p>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6E6C1BEB87AD1D407B8BE2B08FBA49406E6C1BEB87AD1D407B8BE2B08FBA49407F38A34165AF1D403395D97B4CBA49407F38A34165AF1D403395D97B4CBA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9</text:p>
          </table:table-cell>
          <table:table-cell table:style-name="ce147" office:value-type="float" office:value="9" calcext:value-type="float">
            <text:p>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54C14DEBDBB61D40423D224B8BBA494054C14DEBDBB61D40423D224B8BBA4940D2AA967494B31D403C51121269BA4940D2AA967494B31D403C51121269BA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9</text:p>
          </table:table-cell>
          <table:table-cell table:style-name="ce147" office:value-type="float" office:value="9" calcext:value-type="float">
            <text:p>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D2AA967494B31D403C51121269BA4940D2AA967494B31D403C51121269BA49407F38A34165AF1D403395D97B4CBA49407F38A34165AF1D403395D97B4CBA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9</text:p>
          </table:table-cell>
          <table:table-cell table:style-name="ce147" office:value-type="float" office:value="9" calcext:value-type="float">
            <text:p>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E00000054C14DEBDBB61D40423D224B8BBA494054C14DEBDBB61D40423D224B8BBA49400F588341E3BB1D4081A8458EBEBA494027A94C3107C11D40785B3343F4BA4940F312526D26C51D40B295E1896ABB494046C88A2B78CB1D40503750E09DBB49409BF342F0AED11D40FA38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4</text:p>
          </table:table-cell>
          <table:table-cell table:style-name="ce147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B000000EAACBB1EF1181A4055F99E9108A94940EAACBB1EF1181A4055F99E9108A94940792FAD3C371B1A4082881E42A6A84940A48A879C631D1A40FBAEAD4445A84940D8C45D18441F1A4077137CD3F4A74940388D486F13211A4083667C04A3A7494072885D8022231A40E15A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4</text:p>
          </table:table-cell>
          <table:table-cell table:style-name="ce147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A8469EDACF281A4024731BC352A64940A8469EDACF281A4024731BC352A6494012D033AC98281A408833BF9A03A6494012D033AC98281A408833BF9A03A6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4</text:p>
          </table:table-cell>
          <table:table-cell table:style-name="ce147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5000000082E45A8084E1A405AB9BCDEA2B64940082E45A8084E1A405AB9BCDEA2B64940017CA64D8B481A40F9A23D5E48B649408DBB9C6DC9451A408E5E0D501AB64940D8947549E6421A40C417DCC5EAB549404EF96B0D00401A4024980FADBAB5494002B38C1E093D1A401363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4</text:p>
          </table:table-cell>
          <table:table-cell table:style-name="ce147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EAACBB1EF1181A4055F99E9108A94940EAACBB1EF1181A4055F99E9108A9494019247D5A45171A40B8CD548847A9494019247D5A45171A40B8CD548847A9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4</text:p>
          </table:table-cell>
          <table:table-cell table:style-name="ce147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AE4786C1A1741A409120A68E9FBC4940AE4786C1A1741A409120A68E9FBC4940ECDFF599B3761A4049895DDBDBBC4940FF5B6ED51A771A4013BE52F1DABC4940042AD2B30F781A40EDE6F39BD3BC494030DAE2C432781A4073BAC7B7E6BC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4</text:p>
          </table:table-cell>
          <table:table-cell table:style-name="ce147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70000003AE40BFF8E551A40B7A62F3A0FB849403AE40BFF8E551A40B7A62F3A0FB849406F4A79AD84561A40826962CB3CB849402AB1C6342E571A400DD06C0D5BB849405BD5928E72581A4053EDD3F198B84940BACB3450CF591A40B5D5F6C0D8B84940CA6BCABA245B1A40EE9A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8</text:p>
          </table:table-cell>
          <table:table-cell table:style-name="ce147" office:value-type="float" office:value="18" calcext:value-type="float">
            <text:p>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3 von 4</text:p>
          </table:table-cell>
          <table:table-cell office:value-type="string" calcext:value-type="string">
            <text:p>0105000020E610000001000000010200000006000000ADEE47403B861F40B54016FDFC214A40ADEE47403B861F40B54016FDFC214A4017D3F13DC8871F40DA5C908884224A409663B2B8FF881F40CD6B36A0EF224A4033E54350358A1F40F6A7435D5A234A4033E54350358A1F40F6A7435D5A23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12</text:p>
          </table:table-cell>
          <table:table-cell table:style-name="ce147" office:value-type="float" office:value="12" calcext:value-type="float">
            <text:p>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C10000001C3E8E8B0FC824400FF62686E48049401C3E8E8B0FC824400FF62686E4804940FDFB8C0B07CA2440B64DF1B8A8804940D83A27AC43CC24402CDE23F664804940F8359204E1CE2440AEE584BF158049408ED948C8F6D02440AAEBF593D67F4940EB3DF08C11D424408E92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12</text:p>
          </table:table-cell>
          <table:table-cell table:style-name="ce147" office:value-type="float" office:value="12" calcext:value-type="float">
            <text:p>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1A0000005707E52263C22340EF844D53BA7E49405707E52263C22340EF844D53BA7E4940C770D0B936BF2340DE6575615A7E49404BA9F00CBFBC234072FBE593157E494032D582CDEFBA2340DF2F0B92E37D4940FBD577D90AB92340E82E2EFAAF7D494050BC1468C1B52340E754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12</text:p>
          </table:table-cell>
          <table:table-cell table:style-name="ce147" office:value-type="float" office:value="12" calcext:value-type="float">
            <text:p>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string" calcext:value-type="string">
            <text:p>3 von 4</text:p>
          </table:table-cell>
          <table:table-cell office:value-type="string" calcext:value-type="string">
            <text:p>0105000020E61000000100000001020000001E000000F0A65B7688F72340DDA799A4E87D4940F0A65B7688F72340DDA799A4E87D4940C28A53AD85F52340BD93AA48E07D494019F2BEE089F32340C289E8D7D67D49406C9BE27151F1234020042ED9C27D494070A24C593CEF2340D61F6118B07D494043B74DA72BEE234006A0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12</text:p>
          </table:table-cell>
          <table:table-cell table:style-name="ce147" office:value-type="float" office:value="12" calcext:value-type="float">
            <text:p>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2100000075305173A82D2440BC59283EE37F494075305173A82D2440BC59283EE37F4940C821872DE22C2440D7581D948B7F4940B7099C114A2C24406AE85553487F49403D3FD69D382A2440A89D503EF37E4940CB5C2A807328244074B44F6CAA7E494046B75ED3832624404F35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12</text:p>
          </table:table-cell>
          <table:table-cell table:style-name="ce147" office:value-type="float" office:value="12" calcext:value-type="float">
            <text:p>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7000000829A1029BC9223404A3E1B5EB5794940829A1029BC9223404A3E1B5EB579494003F1153834902340929CA7959D794940302DEA93DC8D234062D80693877949405AD3612AA28B23404FCBB4A2727949408E61A989998823403A059E20567949408E61A989998823403A05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12</text:p>
          </table:table-cell>
          <table:table-cell table:style-name="ce147" office:value-type="float" office:value="12" calcext:value-type="float">
            <text:p>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E0000008E61A989998823403A059E20567949408E61A989998823403A059E2056794940641CC81FB18623404D8B55DEE97849409A34FC5D8E8523406235F169A9784940C5138B29A284234089F2052D247849409C487A62E78323403C08F0CCBA77494066CA3D13508323400E21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12</text:p>
          </table:table-cell>
          <table:table-cell table:style-name="ce147" office:value-type="float" office:value="12" calcext:value-type="float">
            <text:p>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170000009846DD184C5124404406A85FD88149409846DD184C5124404406A85FD8814940CA7CF612195024407A9274CDE4814940AB460AC09A4E24404805A96FF48149400BFB2C85F64C2440AA317C9F05824940ED1AE3795F4B2440DDC545FF158249409A42E7357649244080A7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12</text:p>
          </table:table-cell>
          <table:table-cell table:style-name="ce147" office:value-type="float" office:value="12" calcext:value-type="float">
            <text:p>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E000000D80638CEB767244026B1FF95F0804940D80638CEB767244026B1FF95F08049405E4A5D328E652440475854C4E980494084B64192FE632440B387516BF5804940884A2366F6612440DBBB500A04814940A230838CDB5F24402CF933171381494092F76008EF5D2440E4D3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12</text:p>
          </table:table-cell>
          <table:table-cell table:style-name="ce147" office:value-type="float" office:value="12" calcext:value-type="float">
            <text:p>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2D0000009F0D542179C62440FCB6161C148149409F0D542179C62440FCB6161C1481494057CCADB59CC4244009CE740A4D814940FC7A19202CC22440544F30AD97814940551454F943C024400C34E900D2814940BF66B96C74BE244043D02C640982494026E9F582AABC24409235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1</text:p>
          </table:table-cell>
          <table:table-cell table:style-name="ce147" office:value-type="float" office:value="11" calcext:value-type="float">
            <text:p>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D68ADB0D47E42940919F8D5C37484A40D68ADB0D47E42940919F8D5C37484A4045042D6EEDE2294065AFD2382F484A409956F95404E22940FADE3A5A30484A40FC3670821FE22940FF90185DF347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1</text:p>
          </table:table-cell>
          <table:table-cell table:style-name="ce147" office:value-type="float" office:value="11" calcext:value-type="float">
            <text:p>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52000000D68ADB0D47E42940919F8D5C37484A40D68ADB0D47E42940919F8D5C37484A4088365BD482E6294059F4F34B69484A40959AE21698E62940E2FE6D60BC484A40150E7338A9E629406C1ED14E17494A40B9043B59C5E62940E6B6D8486D494A40B30E4757E9E629400E5A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21</text:p>
          </table:table-cell>
          <table:table-cell table:style-name="ce147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9000000BF61478897A020407CA1DBA6D3804840BF61478897A020407CA1DBA6D3804840AB3BBB2132A1204002C4B876FD804840689CE16135A1204038B81913078148402C22D45636A120400DD1D7E209814840EEF77AAD3AA1204042E7DABC16814840F8C19E1B3FA120404DDA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21</text:p>
          </table:table-cell>
          <table:table-cell table:style-name="ce147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43000000BE512B4CDF7F20404CC054D8B16C4840BE512B4CDF7F20404CC054D8B16C48401D1549055F7E20406967E2676D6C4840B33E8ADFB97C20401D098F91476C48408F22C6C6177C2040F0DD8BD4206C48400FA4E6069E7A20409665E31CD06B4840D3ECCBE37A792040EB3A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21</text:p>
          </table:table-cell>
          <table:table-cell table:style-name="ce147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45000000BF61478897A020407CA1DBA6D3804840BF61478897A020407CA1DBA6D3804840F1B9B8324DA12040A69AFE918E804840D5A535BC0FA2204068CD340642804840BEA19520C8A22040BC65E2B1FA7F48406724E76965A3204053729879BC7F48408C8E3FAC92A32040E6B6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21</text:p>
          </table:table-cell>
          <table:table-cell table:style-name="ce147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900000018ECE2C2BE3D204057E7F385495A484058B5FF5C8F3D204018EDF1423A5A48404C0D7E2C8E3C204062CE7D83405A4840B4999E0B7E3A2040E4D7B4F74E5A4840EFD176A79638204055C4E9245B5A48402280E552A636204012007734695A48400230F9FAB5342040DC31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21</text:p>
          </table:table-cell>
          <table:table-cell table:style-name="ce147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A211B33C96A41F402EDD78372A4048406DF019E489A31F400C2252D32E404840380E61A17BA31F40096DDEDD6F404840380E61A17BA31F40096DDEDD6F40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21</text:p>
          </table:table-cell>
          <table:table-cell table:style-name="ce147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BAD1FE6A597F204099FEDC19546C48407D934B885E7F2040541AD6F95C6C484022F2A7D7777F204081CE4994626C4840805D972BCD7F204036A094FF7F6C4840805D972BCD7F204036A094FF7F6C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21</text:p>
          </table:table-cell>
          <table:table-cell table:style-name="ce147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ED4749216EA020402DA9255628814840F0045669E6A020401F12BEF737814840B70BCD751AA120409B2FE53224814840AE41A90716A12040FB7C94111781484027E60FBC10A12040860DAA68078148406B85E97B0DA12040BA5972CBFD804840BF61478897A020407CA1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21</text:p>
          </table:table-cell>
          <table:table-cell table:style-name="ce147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360000007B698A00A7172140BC0276DABFB748407B698A00A7172140BC0276DABFB74840FCA71B28F0162140F712190C64B74840B3B96A9E231621400F95905907B748405487269A51152140FEE54988A8B6484018737C597F142140A0B998B047B648403817DA9486152140E67D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1</text:p>
          </table:table-cell>
          <table:table-cell table:style-name="ce147" office:value-type="float" office:value="11" calcext:value-type="float">
            <text:p>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100000015AA40D24C6C2A401BCE46F828574A4015AA40D24C6C2A401BCE46F828574A40E08A1FBEA76D2A400D99E1F54F574A40DE150B8D716F2A4093B0CAE083574A401092AA926D712A40B8239C16BC574A40BB87DFA870732A40B10518F1F8574A400FD76A0F7B752A4086A1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1</text:p>
          </table:table-cell>
          <table:table-cell table:style-name="ce147" office:value-type="float" office:value="11" calcext:value-type="float">
            <text:p>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076BF706BAF52A401C1252126D504A40076BF706BAF52A401C1252126D504A40E113460E6CF82A40925ACDDF29504A40F06888CF42FB2A40725303CDE74F4A40651D8EAED2FD2A40F00687CDB64F4A405A6034D021012B40AF89BB30884F4A40B32781CD39042B40549F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1</text:p>
          </table:table-cell>
          <table:table-cell table:style-name="ce147" office:value-type="float" office:value="11" calcext:value-type="float">
            <text:p>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3E000000B32781CD39042B40549F9A81804F4A40B32781CD39042B40549F9A81804F4A40A64BFF9254062B40CBF78C44684F4A4026A13E13AB082B40F9382E3E604F4A40FEE4DEB2F90A2B40D3753CC1594F4A40286C9AD2550D2B40604F8589504F4A405C5B785E2A0E2B40F68A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1</text:p>
          </table:table-cell>
          <table:table-cell table:style-name="ce147" office:value-type="float" office:value="11" calcext:value-type="float">
            <text:p>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360000008D2AC3B81B942A4061F3BBFAC2594A408D2AC3B81B942A4061F3BBFAC2594A404662821ABE952A40938E72309B594A400CDB0539DE972A407649E6A26B594A406839758AFA992A40F05F0FDC37594A40C4B1D3B4309C2A40220CF26904594A4031D461855B9E2A406910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1</text:p>
          </table:table-cell>
          <table:table-cell table:style-name="ce147" office:value-type="float" office:value="11" calcext:value-type="float">
            <text:p>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DF14FB7035872A4039883144A9594A40DF14FB7035872A4039883144A9594A4020FF16AE58892A40100FBCB5A7594A40783DE2A1398C2A407C9DD497A5594A402A3E3E213B8F2A4069AD68739C594A4006114EB0A4912A40F00BF9B193594A408D2AC3B81B942A4061F3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0105000020E61000000100000001020000000400000054D1B3B4AEF82340A26C25CF50E24A4054D1B3B4AEF82340A26C25CF50E24A40044AF9FF27F9234059D878550CE24A40F7CBC97921FA2340B9ED066315E2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0105000020E6100000010000000102000000AA0000007E025765387423408D1F37484D254B409639A7A32D74234068F5C42929254B4002E77BFC94752340C5CDA96400254B405FD9603CDE772340526C6006BE244B404F1CE5057D7A2340BA6702EA72244B40363C6299237C2340DE9B3AEA43244B4045B86EEFBF7E23408379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0105000020E610000001000000010200000004000000F7CBC97921FA2340B9ED066315E24A40B1C22D1F49F92340D5D97F530EE24A4054D1B3B4AEF82340A26C25CF50E24A4054D1B3B4AEF82340A26C25CF50E2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F7CBC97921FA2340B9ED066315E24A40307EBF3D74FA2340C761D5C512E24A408399000D80FA23401DFC0E8F0EE24A406825ADF886FA23408900F1040CE24A400B4F43AF9AFA2340D49CBCC804E24A4071299DFEA2FA234041BB438A01E24A40F35597F848FB2340E595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37CC2B3295F52340B461A81EC4DF4A4037CC2B3295F52340B461A81EC4DF4A4037EB426271F623408C72C4B535E04A400C1A9F6E45F723401263E30BA4E04A40AAB3FFA61CF82340BB3D528E13E14A40D0AD2182BBF92340C4BE53B769E14A40F35597F848FB2340E595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C0000006F7143424A922340C1E5B16664DA4A406F7143424A922340C1E5B16664DA4A40AF9C18ED4C942340D03A996EC8DA4A4073497ABDA09623409DDD5A26C3DA4A40438E52AE95992340162D8A6885DA4A40647EC9213D9C234050D65EFA4DDA4A40A8F45D5B899E2340564D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C13E952E588D2340F35597F848D94A40C13E952E588D2340F35597F848D94A40702AAD1ADF8E23406E3656629ED94A4045C1E7E2CA9023400B7778190FDA4A406F7143424A922340C1E5B16664DA4A406F7143424A922340C1E5B16664DA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6E8F392A92F2234055D68052FEDE4A406E8F392A92F2234055D68052FEDE4A40715CC64D0DF42340ED003E2E60DF4A4037CC2B3295F52340B461A81EC4DF4A4037CC2B3295F52340B461A81EC4DF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1000000152411757A892340DB1B7C6132D94A40152411757A892340DB1B7C6132D94A40F84086E9D6862340B9EC6BB823D94A40F19183C8D8832340A32996B613D94A40F4B6E3970B8223403DCFE9C3C4D84A401A8057152B8023403E80A03770D84A40D82AC1E2707E23405A32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4</text:p>
          </table:table-cell>
          <table:table-cell table:style-name="ce147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31293E3E217B1A404E2EC6C03AA1494031293E3E217B1A404E2EC6C03AA14940FC92E8C0CD7D1A409D983FF042A14940D4AFBECB56801A40A888789043A149405C9EBDE94C801A40AEBEBA2A50A149401CC5CB54D9801A4042A17AB55BA1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11</text:p>
          </table:table-cell>
          <table:table-cell table:style-name="ce147" office:value-type="float" office:value="11" calcext:value-type="float">
            <text:p>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700000012EEDF06C6EB2B406713BB1171A04A4012EEDF06C6EB2B406713BB1171A04A40E48B513294EA2B40D7C79E9850A04A402B093F2773EA2B40FCD703F74DA04A40FBDCBF6845EA2B40572F75464AA04A4072BFE8972DEA2B405378753348A04A405D4885A3FCE92B406760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11</text:p>
          </table:table-cell>
          <table:table-cell table:style-name="ce147" office:value-type="float" office:value="11" calcext:value-type="float">
            <text:p>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6000000012EEDF06C6EB2B406713BB1171A04A4012EEDF06C6EB2B406713BB1171A04A40C9AEB48CD4EB2B404F779E78CEA04A409EF8C500E4EB2B402843FA9232A14A408DB62A89ECEB2B403B57941282A14A408816D9CEF7EB2B40CDECF318E5A14A40B73066A60FEC2B404FB3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3</text:p>
          </table:table-cell>
          <table:table-cell table:style-name="ce147" office:value-type="float" office:value="3" calcext:value-type="float">
            <text:p>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D424C2D0346A2B408E09319754454A40D424C2D0346A2B408E09319754454A404CA88537106B2B40226F5E413F454A405A0520A45D6B2B40493547B137454A40E1021AB6776B2B40B0D815E934454A407771C1D4596B2B40B98A9B021845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3</text:p>
          </table:table-cell>
          <table:table-cell table:style-name="ce147" office:value-type="float" office:value="3" calcext:value-type="float">
            <text:p>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7A000000D424C2D0346A2B408E09319754454A40D424C2D0346A2B408E09319754454A40499748B3C3692B40A11DCB16A4454A4007F357C85C692B40B7D9B342EC454A400184B46BE7682B401E68AACC39464A4048286CF58B682B40D875B9D27C464A40AC8207BC82672B40729A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3</text:p>
          </table:table-cell>
          <table:table-cell table:style-name="ce147" office:value-type="float" office:value="3" calcext:value-type="float">
            <text:p>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7D00000068EA758BC0882B4026547078416D4A4068EA758BC0882B4026547078416D4A40BED2437E478A2B40948B31B08E6D4A4014BB1171CE8B2B4095206D2DDD6D4A4046685FD4498D2B40B151D66F266E4A404D987A27B08E2B40DAA6C2E96E6E4A40D7C3978922902B408564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6</text:p>
          </table:table-cell>
          <table:table-cell table:style-name="ce147" office:value-type="float" office:value="16" calcext:value-type="float">
            <text:p>1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8541064D7CBA2040BE8083E2ABF64940AEABB827FEBA20401F189BB1C3F64940B2A3CC6152BB204093A6E617CAF64940B2A3CC6152BB204093A6E617CAF6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6</text:p>
          </table:table-cell>
          <table:table-cell table:style-name="ce147" office:value-type="float" office:value="6" calcext:value-type="float">
            <text:p>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9A00000041B8020AF594234049BC3C9D2B004A4041B8020AF594234049BC3C9D2B004A40CADFBDA3C6942340DFA63FFB91004A40A053909F8D942340E57FF277EF004A4012A3E716BA922340C6FD47A643014A4087C77E164B912340A741D13C80014A409A982EC4EA8F23407D3F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39</text:p>
          </table:table-cell>
          <table:table-cell table:style-name="ce147" office:value-type="float" office:value="39" calcext:value-type="float">
            <text:p>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7000000E6E37F97BE4427400D40FE2D5C224A40E6E37F97BE4427400D40FE2D5C224A409E68B2DA574527405342B0AA5E224A4062C7DA3A934527400A2E56D460224A40FD304278B44527402813B70A62224A40EB515D6512462740B51D537765224A400695148E1F472740DC45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39</text:p>
          </table:table-cell>
          <table:table-cell table:style-name="ce147" office:value-type="float" office:value="39" calcext:value-type="float">
            <text:p>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963A6D324FC327405CBA38E0A98A4A40963A6D324FC327405CBA38E0A98A4A40E59F747D7AC327409EB0694A578A4A40E59F747D7AC327409EB0694A578A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39</text:p>
          </table:table-cell>
          <table:table-cell table:style-name="ce147" office:value-type="float" office:value="39" calcext:value-type="float">
            <text:p>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7657D17A53B42740AFEBBC32148C4A407657D17A53B42740AFEBBC32148C4A40C59272F739B627402B6629FE948B4A40C59272F739B627402B6629FE948B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39</text:p>
          </table:table-cell>
          <table:table-cell table:style-name="ce147" office:value-type="float" office:value="39" calcext:value-type="float">
            <text:p>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795FF0C4075D2840126A865451E84A40795FF0C4075D2840126A865451E84A405B3FA2AE5A5E284038A04A7265E84A402319C27ABC5F2840572718526BE8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39</text:p>
          </table:table-cell>
          <table:table-cell table:style-name="ce147" office:value-type="float" office:value="39" calcext:value-type="float">
            <text:p>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A0100007657D17A53B42740AFEBBC32148C4A407657D17A53B42740AFEBBC32148C4A409114EC1A88B42740D484ED27638C4A400443B170EDB32740927D9065C18C4A40A0573CF548B3274013109370218D4A40433EE8D9ACB22740C68EC6A17E8D4A4096F661180BB22740FAB7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39</text:p>
          </table:table-cell>
          <table:table-cell table:style-name="ce147" office:value-type="float" office:value="39" calcext:value-type="float">
            <text:p>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5D010000E6E37F97BE4427400D40FE2D5C224A40E6E37F97BE4427400D40FE2D5C224A4061A7583508432740237FD5366A224A40F259434E04422740FD44AF50B5224A4048E8C2A3E840274045F6419605234A401E75CF1500422740950ED6FF39234A4093E0B2AFE1422740E01E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6</text:p>
          </table:table-cell>
          <table:table-cell table:style-name="ce147" office:value-type="float" office:value="6" calcext:value-type="float">
            <text:p>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63000000FCCA83F414B523402DC9A60128D34940FCCA83F414B523402DC9A60128D34940D03EA07DF6B523404EB6813B50D34940DD9E7B6A50B723402A6BE56F8CD34940BE83447F0DB92340B4CFBE4DDAD34940DEA74F17CEBA2340BCC50D0929D44940C1F4AC5A88BC234030EE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8</text:p>
          </table:table-cell>
          <table:table-cell table:style-name="ce147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2500000034491737E0272240077FDE21ED414B4032900CDEFC2722405136E50AEF414B4066790DB04525224041F50F2219424B40CE6F986890222240333674B33F424B400E28E5FF9F202240D17D39B35D424B40075E2D77661E224019A7C6F07D424B40498E2A792B1D2240DA27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8</text:p>
          </table:table-cell>
          <table:table-cell table:style-name="ce147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1600000017CA504549312240342D73AE813C4B4049C0E8F2E6302240B1DDE286843C4B40228A6E62ED3022409EC02ACD9C3C4B40E15927D30D3122406BE33E28DE3C4B40A7BB46263B312240B1CAE083323D4B40377AEBB24E33224096687F564F3D4B402ADDA7F45D33224067FD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6</text:p>
          </table:table-cell>
          <table:table-cell table:style-name="ce147" office:value-type="float" office:value="6" calcext:value-type="float">
            <text:p>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DEDCA9CA08B523403AC14879F7D24940DEDCA9CA08B523403AC14879F7D2494024EDEB6580B4234050B2309F07D34940710D220846B42340C10BB66C08D34940F8A177CF26B4234038E0F3C308D349409022A8DDE9B32340454421DD16D3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6</text:p>
          </table:table-cell>
          <table:table-cell table:style-name="ce147" office:value-type="float" office:value="6" calcext:value-type="float">
            <text:p>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33000000DEDCA9CA08B523403AC14879F7D24940DEDCA9CA08B523403AC14879F7D24940A001F566D4B423405661D80693D24940FBA58F0AADB42340D30D5E0542D249403D693C6C7DB42340DD2E8F90DCD14940ADA92C0ABBB42340A4EF24D86ED1494076351E11F8B4234083C4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14</text:p>
          </table:table-cell>
          <table:table-cell table:style-name="ce147" office:value-type="float" office:value="14" calcext:value-type="float">
            <text:p>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50000002279420AF917284002767F06E56549402279420AF917284002767F06E56549402B7E9DE5C3192840FC3FE2B2656549409F63F668601A284007E28629DB6449409F63F668601A284007E28629DB64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14</text:p>
          </table:table-cell>
          <table:table-cell table:style-name="ce147" office:value-type="float" office:value="14" calcext:value-type="float">
            <text:p>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4000000749AEA52A6A029400310E345CF6D494018A7107E989F29406401B8FE026E4940909F32A3C49F2940B8D507ED306E4940909F32A3C49F2940B8D507ED306E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6</text:p>
          </table:table-cell>
          <table:table-cell table:style-name="ce147" office:value-type="float" office:value="6" calcext:value-type="float">
            <text:p>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C5E043860D1B20407F385F9CBCAA4A40D38A6F287C1A204057C334C291AA4A403546EBA86A1A204091E91A7794AA4A405266834C321A2040159568249DAA4A402B2BF290CE19204048AAEFFCA2AA4A402B2BF290CE19204048AAEFFCA2AA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6</text:p>
          </table:table-cell>
          <table:table-cell table:style-name="ce147" office:value-type="float" office:value="6" calcext:value-type="float">
            <text:p>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3014B01D8C2820408ACF9D60FF6D4A403014B01D8C2820408ACF9D60FF6D4A40F8713447562A20406B76EE87E96D4A40946342FBCA292040A83068D5E76D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34</text:p>
          </table:table-cell>
          <table:table-cell table:style-name="ce147" office:value-type="float" office:value="34" calcext:value-type="float">
            <text:p>3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37B7C6C29EE51C40C3F6BF69CAAC4A40F8E461A1D6E41C40593E8166C6AC4A40AACF1FE406E51C40708E84C7C8AC4A4025A0788489E51C40F09C77ADCEAC4A4032E884D041E71C40E37B35F6DBAC4A4032E884D041E71C40E37B35F6DBAC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34</text:p>
          </table:table-cell>
          <table:table-cell table:style-name="ce147" office:value-type="float" office:value="34" calcext:value-type="float">
            <text:p>3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DECCE847C31920408A58C4B0C3AA4A40DECCE847C31920408A58C4B0C3AA4A40CECA51DBE11A2040FC52E4B5B7AA4A409F0B7E761B1B20401224A58FAFAA4A40957B26A02E1B2040BAB601E9ACAA4A40C5E043860D1B20407F385F9CBCAA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34</text:p>
          </table:table-cell>
          <table:table-cell table:style-name="ce147" office:value-type="float" office:value="34" calcext:value-type="float">
            <text:p>3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9B00000032E884D041E71C40E37B35F6DBAC4A4032E884D041E71C40E37B35F6DBAC4A40CE4B0F54D7EB1C406B46ABFF18AD4A40305A3629BBEF1C40B7C71C1549AD4A40782CB64945F31C40A6040EB276AD4A40DA3F4F0306F91C40ED4B361E6CAD4A406D1FF296ABFF1C407B87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14</text:p>
          </table:table-cell>
          <table:table-cell table:style-name="ce147" office:value-type="float" office:value="14" calcext:value-type="float">
            <text:p>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B6000000E53FEE6CD91728409FFA511E27664940E53FEE6CD91728409FFA511E276649403FC516276319284032D527147D6649402F83D668DE1A284037774F79CF664940DD065A26681C2840EEE588C624674940B714EBAFB21D2840E1F9A0C26C674940D447E00F3F1F2840E419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14</text:p>
          </table:table-cell>
          <table:table-cell table:style-name="ce147" office:value-type="float" office:value="14" calcext:value-type="float">
            <text:p>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4000000E53FEE6CD91728409FFA511E27664940E53FEE6CD91728409FFA511E276649402279420AF917284002767F06E56549402279420AF917284002767F06E565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6</text:p>
          </table:table-cell>
          <table:table-cell table:style-name="ce147" office:value-type="float" office:value="6" calcext:value-type="float">
            <text:p>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990000003014B01D8C2820408ACF9D60FF6D4A403014B01D8C2820408ACF9D60FF6D4A40952D9276A32720402ECA6C90496E4A40B952CF8250262040BC96900F7A6E4A4033FB3C4679262040871A8524B36E4A4008E8BE9CD9262040F35A09DD256F4A4018467A51BB27204055A6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14</text:p>
          </table:table-cell>
          <table:table-cell table:style-name="ce147" office:value-type="float" office:value="14" calcext:value-type="float">
            <text:p>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5000000FFBD2A26F24A2740D0D751D9764449408D22B59ABF4B2740E5709CCA58444940A14ACD1E684D2740F665C4605944494084369435454F27400BC50C439A44494084369435454F27400BC50C439A44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14</text:p>
          </table:table-cell>
          <table:table-cell table:style-name="ce147" office:value-type="float" office:value="14" calcext:value-type="float">
            <text:p>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8C00000084369435454F27400BC50C439A44494084369435454F27400BC50C439A444940AED62E127F512740E24856348C444940109B23867853274043E2C391AC4449404B992F8A795527400A617F23CB444940528AB1A778572740B8F99001EA444940281FCC37EC582740543E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8</text:p>
          </table:table-cell>
          <table:table-cell table:style-name="ce147" office:value-type="float" office:value="18" calcext:value-type="float">
            <text:p>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4000000C639EAE8B8BA1F4025EEB1F4A1214A40C639EAE8B8BA1F4025EEB1F4A1214A40DDC47F70F4BF1F408F84C7C8A3214A4030719AF4ADC51F40ED86C844A5214A40E447A1D1C2CA1F404CFF9254A6214A4011C8258E3CD01F40DA3D7958A8214A4069E388B5F8D41F406E53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8</text:p>
          </table:table-cell>
          <table:table-cell table:style-name="ce147" office:value-type="float" office:value="18" calcext:value-type="float">
            <text:p>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500000075F0A721050A2040E191C20655204A4075F0A721050A2040E191C20655204A4046C4DED5BC0C2040DCD6BBE424204A4020F69DBA4D0F20402F2D3421F71F4A400E7DC1B865112040E6EE737CB41F4A409B9317998013204055601278711F4A4092393BBE62162040F584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8</text:p>
          </table:table-cell>
          <table:table-cell table:style-name="ce147" office:value-type="float" office:value="18" calcext:value-type="float">
            <text:p>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E40C6A64FC342040146058FE7C214A40E40C6A64FC342040146058FE7C214A40FFB27BF2B03420400796C8AAAD214A406A41391B3C352040AE5CB928C4214A40DD257156443520400F322482CC214A4059723845BD3520405F945851D321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8</text:p>
          </table:table-cell>
          <table:table-cell table:style-name="ce147" office:value-type="float" office:value="18" calcext:value-type="float">
            <text:p>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E000000C639EAE8B8BA1F4025EEB1F4A1214A40C639EAE8B8BA1F4025EEB1F4A1214A40BA30D28BDAB51F4073CBFDC4B7214A40E57FF277EFB01F4053A92391C7214A4072F4424B68AC1F40BCFAC275D6214A400B9B012EC8A61F409C2ED516E8214A40A530EF71A6A11F40219E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8</text:p>
          </table:table-cell>
          <table:table-cell table:style-name="ce147" office:value-type="float" office:value="18" calcext:value-type="float">
            <text:p>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CE0358E4D7871F40497DA367C4214A40CE0358E4D7871F40497DA367C4214A40ADEE47403B861F40B54016FDFC214A40ADEE47403B861F40B54016FDFC21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6</text:p>
          </table:table-cell>
          <table:table-cell table:style-name="ce147" office:value-type="float" office:value="6" calcext:value-type="float">
            <text:p>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690000006A3708EEFEC32340B20C7826FCC14940E852B70E69C32340BB25DEA6E4C14940BEE02E562FC2234014FA4FEDC2C14940D83F999020C22340429EB87768C14940936EF02A10C22340BA1A344F09C149409CDE6A42FFC1234023B42FEAA4C04940CE1EC3BEF8C12340CA3C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32</text:p>
          </table:table-cell>
          <table:table-cell table:style-name="ce147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EDD8F4A96C012A40815A502D882148402D17E07140012A40B2A4DC7D8E214840C8A64BB505022A40B6053A49A9214840C8A64BB505022A40B6053A49A921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32</text:p>
          </table:table-cell>
          <table:table-cell table:style-name="ce147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C8A64BB505022A40B6053A49A9214840C8A64BB505022A40B6053A49A9214840F07A1FFDE5012A40E5DB16C0EF214840C419B27048012A400A1C64ED4A224840F96FB9556B002A405AB44AFAC5224840F96FB9556B002A405AB44AFAC522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32</text:p>
          </table:table-cell>
          <table:table-cell table:style-name="ce147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17D6B568B37E2940AFD461160A13484002D5E4CEF17E29403D612E4E21134840753BA011117F2940B70E0EF6261348407DF20B0ADE7F29405D3C17A1331348407DF20B0ADE7F29405D3C17A13313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21</text:p>
          </table:table-cell>
          <table:table-cell table:style-name="ce147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0105000020E61000000100000001020000000600000018CF45E80C011F4030116F9D7F0C484018CF45E80C011F4030116F9D7F0C4840F7C6B546A9011F40CFCDED14610C4840E1A018B4EB011F40CD00BCAA580C4840B13FE48810021F40C35E72ED550C48402950C741E8011F407F2F0906570C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41</text:p>
          </table:table-cell>
          <table:table-cell table:style-name="ce147" office:value-type="float" office:value="41" calcext:value-type="float">
            <text:p>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0105000020E61000000100000001020000000600000007DC4EB6DCB02540C43F11305FB0484007DC4EB6DCB02540C43F11305FB048405A8121AB5BB12540C60C9E53DAB04840B55950734DB025407480608E1EB148405332EF2719AF254016F3BDD06DB148405332EF2719AF254016F3BDD06DB1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41</text:p>
          </table:table-cell>
          <table:table-cell table:style-name="ce147" office:value-type="float" office:value="41" calcext:value-type="float">
            <text:p>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0105000020E61000000100000001020000000400000041AF0B24ADAF25403422400079B048400FD6FF39CCAF25401CD8857A55B0484007DC4EB6DCB02540C43F11305FB0484007DC4EB6DCB02540C43F11305FB0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32</text:p>
          </table:table-cell>
          <table:table-cell table:style-name="ce147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E000000EAEF00AA13FF29406EAAEE91CD254840EAEF00AA13FF29406EAAEE91CD2548405A7336D373012A404923B08394254840A4ECE35762042A4050A84CD64D254840E5E434FA87072A400B60CAC00125484071523D3EC6092A4046C71F56C9244840E0015427560C2A4024EA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32</text:p>
          </table:table-cell>
          <table:table-cell table:style-name="ce147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550000007DF20B0ADE7F29405D3C17A1331348407DF20B0ADE7F29405D3C17A133134840E93A43273A812940F7AD7BD058134840D5415E0F26812940A8E67283A11348400D457012397F294050D88F5E1E144840FC97FFEB377E294088DFA8705F14484002E264D12A7D2940A193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32</text:p>
          </table:table-cell>
          <table:table-cell table:style-name="ce147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7400000030AC43C5F4342A40D8CA9DE3575548401961E52BDC352A40833E479A2E554840D008DBF40C362A408A20CEC309554840C5628A28DC352A40B41E6393A15448407D17A53AD3362A402682829C41544840D7112CB3AD372A4041F10813EB5348403F912749D7382A40EEA2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32</text:p>
          </table:table-cell>
          <table:table-cell table:style-name="ce147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A824462AE71A2A406B7418DD8B224840A824462AE71A2A406B7418DD8B224840FA163147EA1C2A4092C547D5C0224840FA163147EA1C2A4092C547D5C022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32</text:p>
          </table:table-cell>
          <table:table-cell table:style-name="ce147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D00000054FB1983F3BA2940EEEE01BA2F2A484054FB1983F3BA2940EEEE01BA2F2A4840B6CE09EB10BD2940286D05A8042A4840DF7EAFD7AABF2940D163EF20D1294840D0D556EC2FC32940DC43673E8C294840C9A7114427C52940204A0F9E642948402FDA88CC01C72940C823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32</text:p>
          </table:table-cell>
          <table:table-cell table:style-name="ce147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B00000086611B4C1E1E2A40AFF83C354D22484086611B4C1E1E2A40AFF83C354D224840411768D201202A40FC404D8814224840A43E24D7A8222A4031B19EFFC3214840DE640A8CAB242A40EBA7A4F3862148400C3554D680262A40DE2EEA494F214840A9B3493437292A402FBC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32</text:p>
          </table:table-cell>
          <table:table-cell table:style-name="ce147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A000000F96FB9556B002A405AB44AFAC5224840F96FB9556B002A405AB44AFAC52248402A386167AFFF2940B29A536E472348405431DF0BDDFE294010CB0B55D6234840BE1AFBED46FE29404751B17B3C244840858FD2B6ABFD2940A11DCB16A4244840BE6A65C22FFD2940A393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9FACBDF49BA2224083B5204A6A5B4B409FACBDF49BA2224083B5204A6A5B4B40C3A85AC125A22240F1B84D5D9E5B4B40015130630AA22240CDE5AB89AA5B4B404850A15F00A22240BF3FEFD7AE5B4B40F229077EEAA22240E65B0382A75B4B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70000007A32A42F29732340D69695815E254B407A32A42F29732340D69695815E254B401AD8CF07707323403BA92F4B3B254B405FA9786D80732340F0A7C64B37254B40CE72D9E89C732340F96871C630254B40C08DDEBAAC7323405592D0F12C254B407E025765387423408D1F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8</text:p>
          </table:table-cell>
          <table:table-cell table:style-name="ce147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06000000A7EE25E88A4D22401313D4F02D214B40A7EE25E88A4D22401313D4F02D214B40B9BC83E9C54E22404743215DC7204B40C344285BC94F2240BA2583ED71204B40E8363C180C5122403EA363BD07204B40E8363C180C5122403EA363BD07204B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8</text:p>
          </table:table-cell>
          <table:table-cell table:style-name="ce147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24000000A2702B3816372240F520DF54E9174B4037E0980A963722404BC164F4ED174B4098E4DB16C03722409C1DA9BEF3174B40E84EB0FF3A3B22406E1393DC06184B4052538149E03D224007BBBC9415184B403F236CD333402240C52A943B22184B40AB0C3E2883422240839A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8</text:p>
          </table:table-cell>
          <table:table-cell table:style-name="ce147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2A000000A7EE25E88A4D22401313D4F02D214B40A7EE25E88A4D22401313D4F02D214B404DD3B194764C2240F797DD9387214B40AF0D709C6F4B2240B353BD46DC214B40045F2C674A4A22404DFA7B293C224B4003E55BC41C492240A435ABE39D224B40B8A0AD39F6462240361B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6</text:p>
          </table:table-cell>
          <table:table-cell table:style-name="ce147" office:value-type="float" office:value="16" calcext:value-type="float">
            <text:p>1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C342F7F6F89A2A40EF192E17961D4A40C342F7F6F89A2A40EF192E17961D4A40409F6DDA319A2A40316B18F4941D4A40409F6DDA319A2A40316B18F4941D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A0000000E6C9560714823400A151C5E102D4B400E6C9560714823400A151C5E102D4B40857CD0B359452340A87686A92D2D4B4055F833BC59432340221FF46C562D4B40EE4108C8974023408ECEF9298E2D4B4066941DD1F33D234001FFEFE3C32D4B40D28DB0A8883B2340B902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30000004AA4236F6F752340126C5CFFAE254B404AA4236F6F752340126C5CFFAE254B402D095053CB762340F81BEDB8E1254B40607AFB73D1782340919C4CDC2A264B40736A6798DA7A2340A70A462575264B4039B709F7CA7C23405A83F755B9264B4023C32ADEC87C2340E8F7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7A32A42F29732340D69695815E254B407A32A42F29732340D69695815E254B40A011B6E91974234054E751F17F254B404AA4236F6F752340126C5CFFAE254B404AA4236F6F752340126C5CFFAE254B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72000000BA6B09F9A0072340F14C689258304B40BA6B09F9A0072340F14C689258304B4041D5E8D500052340CEA96400A8304B40E5D70FB1C102234082221631EC304B404A2A53CC41002340AE84EE9238314B40925CFE43FAFD22407FE200FA7D314B404A0F43AB93FB22403B39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8</text:p>
          </table:table-cell>
          <table:table-cell table:style-name="ce147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0C00000051EFF329116E22404B9869FB57F44A4051EFF329116E22404B9869FB57F44A400EEBD7E77B6F224032F43E4459F44A404406A85FD8702240BB8F920D5AF44A4000C80913467322403D821B295BF44A4096B6B8C66776224006ABA0585DF44A40487CDDD8A2772240507B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8</text:p>
          </table:table-cell>
          <table:table-cell table:style-name="ce147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070000000BB7249E42632240A75CB6AC70F44A40167AB3BC61652240774364A252F44A40B029464C3F672240177DAAAF53F44A40B07F8DDAB36922406414BA0155F44A40929158F7346C2240CE4EAB8D56F44A4051EFF329116E22404B9869FB57F44A4051EFF329116E22404B98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41</text:p>
          </table:table-cell>
          <table:table-cell table:style-name="ce147" office:value-type="float" office:value="41" calcext:value-type="float">
            <text:p>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493B246BC3A72640CF818A4FA6B24840493B246BC3A72640CF818A4FA6B248405CB45B261EA726409211AB9A7BB24840840AB37515A72640A0EBB1E375B24840CA460A8B66A726408171CA985DB2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42</text:p>
          </table:table-cell>
          <table:table-cell table:style-name="ce147" office:value-type="float" office:value="42" calcext:value-type="float">
            <text:p>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00000005B3DCC03FDFA2340EC34D25279E24A405B3DCC03FDFA2340EC34D25279E24A400863FA14B6FD23402BE8AC05ACE24A403B675595C7002440A3AFC513E6E24A40906F4AD466032440A8C6F07D16E34A40387D87ECCD052440C0DEB36444E34A400E00B0952B0724402034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42</text:p>
          </table:table-cell>
          <table:table-cell table:style-name="ce147" office:value-type="float" office:value="42" calcext:value-type="float">
            <text:p>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7300000069458AB7841224400992D2C7D7E64A4069458AB7841224400992D2C7D7E64A40E1E69EBF1A1524401937DA160AE74A4097CCB1BCAB162440E73686A526E74A40826ED4AF19192440298C779153E74A4091AEE309CE1A244090728B5473E74A40C803DBD2B41D244045C0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42</text:p>
          </table:table-cell>
          <table:table-cell table:style-name="ce147" office:value-type="float" office:value="42" calcext:value-type="float">
            <text:p>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706C2C17E0452540DFCFDF3AB5F54A40706C2C17E0452540DFCFDF3AB5F54A40FA7486F3BA4725405C8F673CB6F54A406380D3776E4825406764811FA7F5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42</text:p>
          </table:table-cell>
          <table:table-cell table:style-name="ce147" office:value-type="float" office:value="42" calcext:value-type="float">
            <text:p>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F7CBC97921FA2340B9ED066315E24A400E0D309864F923406FC61FFB0FE24A40F934272F32F92340BD5EF5DB32E24A40F934272F32F92340BD5EF5DB32E2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42</text:p>
          </table:table-cell>
          <table:table-cell table:style-name="ce147" office:value-type="float" office:value="42" calcext:value-type="float">
            <text:p>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F934272F32F92340BD5EF5DB32E24A40F934272F32F92340BD5EF5DB32E24A405B3DCC03FDFA2340EC34D25279E24A405B3DCC03FDFA2340EC34D25279E2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8</text:p>
          </table:table-cell>
          <table:table-cell table:style-name="ce147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100000001954FC7A67EC2140F817BC009A564B40CC2665F789EC214038482D3993564B40016A0F20E8ED2140ACA690D03B564B40D365D6F786EF2140E9AE3610DC554B408084BC7905F12140B5290DEB7C554B40DC0CDC2681F2214013865C0421554B4040AEC387C8F3214089DF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8</text:p>
          </table:table-cell>
          <table:table-cell table:style-name="ce147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31000000E9482465B4B821400F0985DA6C654B4005CB6CEB02B92140765D537B6C654B406C49A2F20ABB21400C433FAE68654B40D6613BCE23BD2140E059716028654B402BD1A3F32BBF21401D1B26BFEA644B40E5AC99C640C02140720CB73297644B4055EFBAC84EC12140B977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12</text:p>
          </table:table-cell>
          <table:table-cell table:style-name="ce147" office:value-type="float" office:value="12" calcext:value-type="float">
            <text:p>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500000038B41204D97C2340E8E8A7EE8075494038B41204D97C2340E8E8A7EE807549407FB5B4649F7D23407947212466754940C11BD2A8C07D2340BCFA67BC63754940DB31B57C077E2340187642035B75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1</text:p>
          </table:table-cell>
          <table:table-cell table:style-name="ce147" office:value-type="float" office:value="11" calcext:value-type="float">
            <text:p>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FC3670821FE22940FF90185DF3474A40C85E944506E22940076E934039484A40F275638BEEE22940553F259D37484A40D68ADB0D47E42940919F8D5C37484A40D68ADB0D47E42940919F8D5C3748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21</text:p>
          </table:table-cell>
          <table:table-cell table:style-name="ce147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BE512B4CDF7F20404CC054D8B16C4840BE512B4CDF7F20404CC054D8B16C4840805D972BCD7F204036A094FF7F6C4840805D972BCD7F204036A094FF7F6C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21</text:p>
          </table:table-cell>
          <table:table-cell table:style-name="ce147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56000000D3270351413320400C6366FA805A4840D3270351413320400C6366FA805A4840100C7B359B3220405A35632C2E5A48400CC79860DD312040F495F6BCD1594840611278712C312040444651B17B594840C4FD91335E302040A8FD7B95215948400F7F4DD6A82F2040D20A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21</text:p>
          </table:table-cell>
          <table:table-cell table:style-name="ce147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380E61A17BA31F40096DDEDD6F404840380E61A17BA31F40096DDEDD6F40484022753BFBCAA31F40608209922D404840A211B33C96A41F402EDD78372A40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1</text:p>
          </table:table-cell>
          <table:table-cell table:style-name="ce147" office:value-type="float" office:value="11" calcext:value-type="float">
            <text:p>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62C32EE5D76A2A404F475BF0FD564A4062C32EE5D76A2A404F475BF0FD564A4015AA40D24C6C2A401BCE46F828574A4015AA40D24C6C2A401BCE46F82857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F35597F848FB2340E59590B4C0E14A40F35597F848FB2340E59590B4C0E14A400B15771783FA2340BFB44D96FFE14A405789682A7AFA2340114B146B02E24A40C66E9F5566FA23401937DA160AE24A4005B9D5BD5FFA2340D6B1A5A20CE24A40059CEFF153FA234016D7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0105000020E610000001000000010200000005000000C13E952E588D2340F35597F848D94A40C13E952E588D2340F35597F848D94A4070EF1AF4A58B23409FBE54223FD94A40152411757A892340DB1B7C6132D94A40152411757A892340DB1B7C6132D9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4</text:p>
          </table:table-cell>
          <table:table-cell table:style-name="ce147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B00000012D033AC98281A408833BF9A03A6494012D033AC98281A408833BF9A03A649403CAAF5D95C281A40FE5B131CA8A54940C494EDE824281A40EC39443756A54940EA899DDFE62B1A40D1E9793716A549400F886B1041301A40429CE2CC0AA54940C36A2C616D341A40D752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4</text:p>
          </table:table-cell>
          <table:table-cell table:style-name="ce147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7000000AE4786C1A1741A409120A68E9FBC4940AE4786C1A1741A409120A68E9FBC4940FBA01D26D0761A4087E7001CD6BC4940D019074D01771A404B3FE1ECD6BC4940FF8062BF82771A403B70CE88D2BC4940C94D1E60F7771A40619AD832CFBC494030DAE2C432781A4073BA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3</text:p>
          </table:table-cell>
          <table:table-cell table:style-name="ce147" office:value-type="float" office:value="3" calcext:value-type="float">
            <text:p>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F000000A5DC7D8E8FEE2B406BF5D55581964A40A5DC7D8E8FEE2B406BF5D55581964A40DED506825BEE2B40DDB8C5FCDC964A40C09B6ED921EE2B408C67D0D03F974A401BDB6B41EFED2B40C3F869DC9B974A400573F4F8BDED2B40BD152E50F7974A40906AD8EF89ED2B40D603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11</text:p>
          </table:table-cell>
          <table:table-cell table:style-name="ce147" office:value-type="float" office:value="11" calcext:value-type="float">
            <text:p>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70000005D4885A3FCE92B4067602E2947A04A40B700231E3FEA2B405BBD1EA743A04A4009A9DBD957EA2B4095FDA9A745A04A4016472FB484EA2B407634B33B49A04A405FD218ADA3EA2B4080D6FCF84BA04A4012EEDF06C6EB2B406713BB1171A04A4012EEDF06C6EB2B406713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3</text:p>
          </table:table-cell>
          <table:table-cell table:style-name="ce147" office:value-type="float" office:value="3" calcext:value-type="float">
            <text:p>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7771C1D4596B2B40B98A9B0218454A404FC87322666B2B4082F057B730454A40F7AA3A504C6B2B40513239B533454A40E228D42E016B2B401E90847D3B454A40D424C2D0346A2B408E09319754454A40D424C2D0346A2B408E0931975445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6</text:p>
          </table:table-cell>
          <table:table-cell table:style-name="ce147" office:value-type="float" office:value="6" calcext:value-type="float">
            <text:p>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D0000009727C6E86FB42340CB23C9BD0AF349409727C6E86FB42340CB23C9BD0AF3494003CA4BA36EB423403F16478A6DF349406E043D2F70B423401777CDF5C7F34940F06E6589CEB22340F80890FC1CF44940E9B1D2495BB123408AC67F2667F449401A8634CFB6AF23404840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39</text:p>
          </table:table-cell>
          <table:table-cell table:style-name="ce147" office:value-type="float" office:value="39" calcext:value-type="float">
            <text:p>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0695148E1F472740DC45A3EF65224A4043C81E46AD4527409C1D047866224A404109D8B38C45274050B4064A65224A40D73D682C50452740FE7964BD62224A40E6E37F97BE4427400D40FE2D5C224A40E6E37F97BE4427400D40FE2D5C22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39</text:p>
          </table:table-cell>
          <table:table-cell table:style-name="ce147" office:value-type="float" office:value="39" calcext:value-type="float">
            <text:p>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2319C27ABC5F2840572718526BE84A4036B973BC5D5E28404646072461E84A40795FF0C4075D2840126A865451E84A40795FF0C4075D2840126A865451E8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34</text:p>
          </table:table-cell>
          <table:table-cell table:style-name="ce147" office:value-type="float" office:value="34" calcext:value-type="float">
            <text:p>3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32E884D041E71C40E37B35F6DBAC4A4032E884D041E71C40E37B35F6DBAC4A406B662D05A4E51C40E6CC1BCCCBAC4A403D1FAF5120E51C404E2036A2C5AC4A4097AE601BF1E41C40CC61F71DC3AC4A4037B7C6C29EE51C40C3F6BF69CAAC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34</text:p>
          </table:table-cell>
          <table:table-cell table:style-name="ce147" office:value-type="float" office:value="34" calcext:value-type="float">
            <text:p>3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C5E043860D1B20407F385F9CBCAA4A40A06120BE021B2040704B3F3CA6AA4A40D9898164F01A204027EF2DF6A8AA4A402BD780ADB71A20407082CA53B1AA4A40DECCE847C31920408A58C4B0C3AA4A40DECCE847C31920408A58C4B0C3AA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14</text:p>
          </table:table-cell>
          <table:table-cell table:style-name="ce147" office:value-type="float" office:value="14" calcext:value-type="float">
            <text:p>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40000002279420AF917284002767F06E56549402279420AF917284002767F06E565494096BABFD595162840C3082B5FE165494096BABFD595162840C3082B5FE165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14</text:p>
          </table:table-cell>
          <table:table-cell table:style-name="ce147" office:value-type="float" office:value="14" calcext:value-type="float">
            <text:p>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4000000909F32A3C49F2940B8D507ED306E4940909F32A3C49F2940B8D507ED306E494008944DB9C29F2940761085E0026E4940749AEA52A6A029400310E345CF6D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6</text:p>
          </table:table-cell>
          <table:table-cell table:style-name="ce147" office:value-type="float" office:value="6" calcext:value-type="float">
            <text:p>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2B2BF290CE19204048AAEFFCA2AA4A402B2BF290CE19204048AAEFFCA2AA4A40367FA724461A204037D5A425A0AA4A4054B93FCD7F1A204024CB93B597AA4A4045B467E0911A2040611DC70F95AA4A40C5E043860D1B20407F385F9CBCAA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6</text:p>
          </table:table-cell>
          <table:table-cell table:style-name="ce147" office:value-type="float" office:value="6" calcext:value-type="float">
            <text:p>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946342FBCA292040A83068D5E76D4A408764123F102A204068F62FFFD76D4A403014B01D8C2820408ACF9D60FF6D4A403014B01D8C2820408ACF9D60FF6D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14</text:p>
          </table:table-cell>
          <table:table-cell table:style-name="ce147" office:value-type="float" office:value="14" calcext:value-type="float">
            <text:p>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string" calcext:value-type="string">
            <text:p>0105000020E61000000100000001020000000400000096BABFD595162840C3082B5FE165494096BABFD595162840C3082B5FE1654940E53FEE6CD91728409FFA511E27664940E53FEE6CD91728409FFA511E2766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41</text:p>
          </table:table-cell>
          <table:table-cell table:style-name="ce147" office:value-type="float" office:value="41" calcext:value-type="float">
            <text:p>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8A0000005332EF2719AF254016F3BDD06DB148405332EF2719AF254016F3BDD06DB148401F903AF020B02540F92E4A75A6B14840DE2FB0D870B22540B586F7C19EB1484017F0D709D4B3254059141B9881B14840A59B69673DB52540E0BCDD3763B148405C36DF2D35B72540A00C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32</text:p>
          </table:table-cell>
          <table:table-cell table:style-name="ce147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9B0645F300FE2940AB2C65749B2548409B0645F300FE2940AB2C65749B2548400FD8D5E429FF2940DA380774CB254840EAEF00AA13FF29406EAAEE91CD254840EAEF00AA13FF29406EAAEE91CD25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32</text:p>
          </table:table-cell>
          <table:table-cell table:style-name="ce147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86611B4C1E1E2A40AFF83C354D22484086611B4C1E1E2A40AFF83C354D224840A824462AE71A2A406B7418DD8B224840A824462AE71A2A406B7418DD8B22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32</text:p>
          </table:table-cell>
          <table:table-cell table:style-name="ce147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F000000A824462AE71A2A406B7418DD8B224840A824462AE71A2A406B7418DD8B22484078859911391C2A40E7E7E15F5F224840699FD854271D2A4045CF770140224840A56DFC89CA1E2A40C69ADBCE08224840D6EF784952202A408DD88239D5214840F7F29606D9212A409605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32</text:p>
          </table:table-cell>
          <table:table-cell table:style-name="ce147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7DF20B0ADE7F29405D3C17A1331348407DF20B0ADE7F29405D3C17A1331348408A754FC35C7F2940349D42531B1348408D9B1A683E7F294054104DEA1513484017D6B568B37E2940AFD461160A13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32</text:p>
          </table:table-cell>
          <table:table-cell table:style-name="ce147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FA163147EA1C2A4092C547D5C0224840FA163147EA1C2A4092C547D5C022484086611B4C1E1E2A40AFF83C354D22484086611B4C1E1E2A40AFF83C354D22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32</text:p>
          </table:table-cell>
          <table:table-cell table:style-name="ce147" office:value-type="float" office:value="32" calcext:value-type="float">
            <text:p>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9B0645F300FE2940AB2C65749B2548409B0645F300FE2940AB2C65749B254840B468F0ADFEFE29405BF10D85CF254840EAEF00AA13FF29406EAAEE91CD254840EAEF00AA13FF29406EAAEE91CD25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8</text:p>
          </table:table-cell>
          <table:table-cell table:style-name="ce147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240000007A84E4AE6F392240155D7237E32F4B407A84E4AE6F392240155D7237E32F4B406D4D04BBAB382240A5E9A2D755304B40EE43DE72F5372240802C4487C0304B40CD261B6A6F372240C3F8C4950E314B4020402BD5AA362240B72A89EC83314B40C1FFFBF8F0352240CD6B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9FACBDF49BA2224083B5204A6A5B4B409FACBDF49BA2224083B5204A6A5B4B403877AA3242A222406759411DA05B4B4097FD5F1A2BA222407FE60709AC5B4B40D162844B22A222403556AC2BB05B4B40F229077EEAA22240E65B0382A75B4B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70000007A32A42F29732340D69695815E254B407A32A42F29732340D69695815E254B40EB31DB5F877323408E87AD8F3D254B403A5D16139B732340B3F96EA939254B405570D3FAB6732340EC3EB61B33254B40F48C7DC9C6732340A79E605A2F254B407E025765387423408D1F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42</text:p>
          </table:table-cell>
          <table:table-cell table:style-name="ce147" office:value-type="float" office:value="42" calcext:value-type="float">
            <text:p>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706C2C17E0452540DFCFDF3AB5F54A40706C2C17E0452540DFCFDF3AB5F54A40BFD29E37BA4725402FDBF3A1B0F54A406380D3776E4825406764811FA7F5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42</text:p>
          </table:table-cell>
          <table:table-cell table:style-name="ce147" office:value-type="float" office:value="42" calcext:value-type="float">
            <text:p>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F934272F32F92340BD5EF5DB32E24A40F934272F32F92340BD5EF5DB32E24A40CA17B49080F92340B0AF75A911E24A40F7CBC97921FA2340B9ED066315E2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8</text:p>
          </table:table-cell>
          <table:table-cell table:style-name="ce147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130000003D85B762DAFE21408E4DE1F725524B403D85B762DAFE21408E4DE1F725524B40AABDE36FD6FF2140E8C41EDAC7514B40D10F7E3DBA002240D119620674514B40F80379D1B20122400650E7E50B514B406C7E575FB80222406AA2748EA6504B4038CAB040AA032240C255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8</text:p>
          </table:table-cell>
          <table:table-cell table:style-name="ce147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07000000FE4AE7C3B36422408D2C996379F44A40FE4AE7C3B36422408D2C996379F44A4003637D03936322406C85443580F44A40AF473C34876322405A48652F80F44A408D2C99637963224089CC012780F44A40410E4A98696322404E10751F80F44A400BB7249E42632240A75C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8</text:p>
          </table:table-cell>
          <table:table-cell table:style-name="ce147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07000000FE4AE7C3B36422408D2C996379F44A40FE4AE7C3B36422408D2C996379F44A40C778DED7926322403D693C6C7DF44A406E10F7A287632240B4E1557B7DF44A40BC0C5AA379632240A8A9656B7DF44A40C4EC65DB69632240D82D02637DF44A400BB7249E42632240A75C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2</text:p>
          </table:table-cell>
          <table:table-cell table:style-name="ce147" office:value-type="float" office:value="2" calcext:value-type="float">
            <text:p>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3D000000A0D2348F68CE20400C63E3D0084E4A40543D997FF4CD204060251FBB0B4E4A40C0AD60C037CE2040E8BFACF5EA4D4A40DBC01DA853CE2040467C2766BD4D4A40BC96900F7ACE204008E6E8F17B4D4A40D89E5912A0CE2040053411363C4D4A409F93DE37BECE2040E5B9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8</text:p>
          </table:table-cell>
          <table:table-cell table:style-name="ce147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2000000588E90813C3722406C73AD07DD174B40588E90813C3722406C73AD07DD174B404DEF2C8BD3362240879D730179174B403C889D29743622408ED4D6E319174B40931B45D61A3622408B02D8DBC1164B40740580CFB4352240927241C758164B40E0652BD43F3522406529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8</text:p>
          </table:table-cell>
          <table:table-cell table:style-name="ce147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5FE68585A460224085BB0E304EF44A405FE68585A460224085BB0E304EF44A403B8F8AFF3B6222409058E60874F44A403B8F8AFF3B6222409058E60874F4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8</text:p>
          </table:table-cell>
          <table:table-cell table:style-name="ce147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1FCC37EC08592240E12E562F1AF54A401FCC37EC08592240E12E562F1AF54A4006CBC7A4755A2240542E9E8BD0F44A40FE4BAD52D55B22405D07623486F44A4065B9B601E95C22400902BFA14BF44A4023D0AAE0015F224009A062E64CF44A405FE68585A460224085BB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8</text:p>
          </table:table-cell>
          <table:table-cell table:style-name="ce147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070000000BB7249E42632240A75CB6AC70F44A40410E4A98696322404E10751F80F44A401A0E9590596322407D94111780F44A405186AA984A6322407D94111780F44A40C95DDFE23C632240CB5F6B0080F44A403B8F8AFF3B6222409058E60874F44A403B8F8AFF3B6222409058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8</text:p>
          </table:table-cell>
          <table:table-cell table:style-name="ce147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10000000102000000070000000BB7249E42632240A75CB6AC70F44A40C4EC65DB69632240D82D02637DF44A4043E966DA596322409D71755B7DF44A407A19C5724B632240D82D02637DF44A407012DE793D6322409139854B7DF44A403B8F8AFF3B6222409058E60874F44A403B8F8AFF3B6222409058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8</text:p>
          </table:table-cell>
          <table:table-cell table:style-name="ce147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50000004AE93EA5EF3A224038E5C06158FA4A404AE93EA5EF3A224038E5C06158FA4A400426CBA4E13B2240AFB9A3FFE5F94A40588BF447BD3C224000A13F7E80F94A4027B8A2DE9D3E22409D2BEF4F4EF94A400BB37515F74022405EFF09890FF94A4081EAC48ABF422240E788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8</text:p>
          </table:table-cell>
          <table:table-cell table:style-name="ce147" office:value-type="float" office:value="18" calcext:value-type="float">
            <text:p>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33E54350358A1F40F6A7435D5A234A4033E54350358A1F40F6A7435D5A234A406FC1AD16338D1F40D2AF085971234A40CFD12535ED8E1F409FB4C3BC8123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6</text:p>
          </table:table-cell>
          <table:table-cell table:style-name="ce147" office:value-type="float" office:value="6" calcext:value-type="float">
            <text:p>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9022A8DDE9B32340454421DD16D349409DEEE1372AB4234034AE6EAB0FD34940FE45D09849B42340E72ACC310FD34940AD18AE0E80B42340525788580ED34940DEDCA9CA08B523403AC14879F7D24940DEDCA9CA08B523403AC14879F7D2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21</text:p>
          </table:table-cell>
          <table:table-cell table:style-name="ce147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2950C741E8011F407F2F0906570C4840D038C3C36A021F4041A9AC5C5E0C48401E6BEB4C46021F40BDBE2033610C484080D6A13FD9011F40205E7C76650C484018CF45E80C011F4030116F9D7F0C484018CF45E80C011F4030116F9D7F0C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8</text:p>
          </table:table-cell>
          <table:table-cell table:style-name="ce147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0BB7249E42632240A75CB6AC70F44A40167AB3BC61652240774364A252F44A40FE4AE7C3B36422408D2C996379F44A40FE4AE7C3B36422408D2C996379F4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8</text:p>
          </table:table-cell>
          <table:table-cell table:style-name="ce147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B0000004B1A48BCE1332240139D6516A1FD4A404B1A48BCE1332240139D6516A1FD4A407E6BCC90CF342240F366C3503DFD4A4095B48762973522404D82DCEADEFC4A40A11749168B36224034B67CC96BFC4A40F4CC261B6A372240114B146B02FC4A4065202AE8513822409173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8</text:p>
          </table:table-cell>
          <table:table-cell table:style-name="ce147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A0000006000868A162D2240C7AEA3607C004B406000868A162D2240C7AEA3607C004B40BAA46ABB092E2240D8C68E7C14004B406E5E8BCC122F22407CB779E3A4FF4A4001906EDFFE2F22407A52CB7B41FF4A401FD72BD1FE3022407BF18F08D7FE4A40398485EEED312240E9BD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8</text:p>
          </table:table-cell>
          <table:table-cell table:style-name="ce147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F00000030CE29125D152240AFC623021F0B4B4030CE29125D152240AFC623021F0B4B4045B3FC0AE314224005E67C0CB10A4B40E593BA09631422403AB764B03D0A4B40903E9C76E7132240FC4A3151CE094B40B582F0B270132240DAB7EE4163094B4006D7DCD1FF122240253E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8</text:p>
          </table:table-cell>
          <table:table-cell table:style-name="ce147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B000000EB1AD24D071B22408A624DC00A154B40EB1AD24D071B22408A624DC00A154B4060747973B81A224008E1760D9F144B40032670EB6E1A224004C93B8732144B409BA5AEC6231A2240FD982034CC134B40CF577F3AD4192240D289A9995A134B40576D48ED8F1922400B9F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9</text:p>
          </table:table-cell>
          <table:table-cell table:style-name="ce147" office:value-type="float" office:value="9" calcext:value-type="float">
            <text:p>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3886B57EB5AA1D40C4FE8BAF80BA49409D723BEA9EAB1D40769D578682BA4940B8770DFAD2AB1D402EFFC64384BA4940C29CEADA28AC1D40EB03C93B87BA4940E15BFD7D6BAC1D40D245F93889BA49400EEE186888AC1D4078561C188ABA49406E6C1BEB87AD1D407B8B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8</text:p>
          </table:table-cell>
          <table:table-cell table:style-name="ce147" office:value-type="float" office:value="18" calcext:value-type="float">
            <text:p>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33E54350358A1F40F6A7435D5A234A4033E54350358A1F40F6A7435D5A234A40113AE8120E8D1F407710E09975234A40CFD12535ED8E1F409FB4C3BC8123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4</text:p>
          </table:table-cell>
          <table:table-cell table:style-name="ce147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B4FA34385BF21940E83D84A746B04940A0AE4912DFF41940633F30ECD5AF49409DB6EB4A70F71940FDA776E162AF49402F2EFAAF18FA1940531A7B40EAAE494098A7D1B7BBFC1940BCC9CC6572AE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4</text:p>
          </table:table-cell>
          <table:table-cell table:style-name="ce147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F00000098A7D1B7BBFC1940BCC9CC6572AE494056850662D9FC1940938A6B216DAE494041571124A5FF1940B5577AC8EFAD49403AF306F3B2011A40768071BA76AD49402CB6EE8BF0031A40D5997B48F8AC49408DA3CDCC27061A4099220A7778AC494065D46B6924081A40C3EF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41</text:p>
          </table:table-cell>
          <table:table-cell table:style-name="ce147" office:value-type="float" office:value="41" calcext:value-type="float">
            <text:p>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340000005332EF2719AF254016F3BDD06DB148401F903AF020B02540F92E4A75A6B14840DE2FB0D870B22540B586F7C19EB1484017F0D709D4B3254059141B9881B14840A59B69673DB52540E0BCDD3763B148405C36DF2D35B72540A00C44053DB14840B2DE03CF18B92540577E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41</text:p>
          </table:table-cell>
          <table:table-cell table:style-name="ce147" office:value-type="float" office:value="41" calcext:value-type="float">
            <text:p>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55000000CA4BA36E0C0E26409C85E2337EAD4840C270091BF90F26401B7739DB92AD484007F1811DFF112640B01AF09EA8AD48407CB94F8E02142640EDD401B5BDAD484051F1C9D46E1526405CC933D4CDAD48408ECAF21A601726408C4A8F4BC1AD484097A88361651926401B16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6</text:p>
          </table:table-cell>
          <table:table-cell table:style-name="ce147" office:value-type="float" office:value="16" calcext:value-type="float">
            <text:p>1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C0000006D0CF09359AB2040F79A79CD06094A40B5BCBC4A88AB2040667330F6B9084A40B9B0C975AEAB20408591031B7C084A40B9D1B650E8AB2040AC2D86BC2F084A4017BE199018AC20408B901557F0074A4098F1006086AC20401347C3CEB9074A407FD470DB08AD20404E7D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6</text:p>
          </table:table-cell>
          <table:table-cell table:style-name="ce147" office:value-type="float" office:value="16" calcext:value-type="float">
            <text:p>1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60000009D3C2C4DACBB20404410B9E4FE014A40042ED9C23DBC204085D21742CE014A40A022E2410EBD2040F164DC7987014A40D514B7C0D4BD20409C64F55844014A400A078C3F9BBE2040881F52C202014A40BE82D9A95EBF204027B330FAC0004A40F60A0BEE07C020408CB9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8</text:p>
          </table:table-cell>
          <table:table-cell table:style-name="ce147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0105000020E610000003000000010200000002000000E5057D8E347922408A86D6D4C3F24A40DCED1FB0177B2240B11303C9E0F24A40010200000004000000AB42FB06A16722406CE0F4C8A1F24A407A47D7964B6822401CA4969CC9F24A40EA99B91B9F682240C7511443CDF24A40183CF14174692240808868CFC0F24A4001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9</text:p>
          </table:table-cell>
          <table:table-cell table:style-name="ce147" office:value-type="float" office:value="9" calcext:value-type="float">
            <text:p>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7000000010200000029000000E9EB4F4C182C1E40878BC76003BA4940BB8509FE122C1E40DC37521102BA49406685C7235D301E40F312526D26BA4940EEF9505898341E40FAD687F546BA49404FF4AF9B08391E4069A961646EBA49403122F6AEE63D1E40B3FB445497BA4940CE5E6C109C411E4061A8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4</text:p>
          </table:table-cell>
          <table:table-cell table:style-name="ce147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3000000010200000016000000C447C494489A1A40291C8BB7DFC6494016342DB1329A1A40A5D299C5D5C649405057772CB6991A407F50172994C6494084F34EAA22991A40D32A44D14DC64940959169238D981A402D3EAA0606C6494069E1575128981A400CCC0A45BAC54940626FBD01C1971A40E626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4</text:p>
          </table:table-cell>
          <table:table-cell table:style-name="ce147" office:value-type="float" office:value="14" calcext:value-type="float">
            <text:p>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400000001020000000E0000008A592F8672A21A402298593AD5CA49406BECB71BE9A11A40220A1CBFA6CA4940A8D71CD60AA11A40AC1C5A643BCA49406153E751F19F1A40A366FE87AAC949406043CB15399F1A407685E39E53C94940E502E154B59E1A40B2BBE58F0EC949407EACE0B7219E1A40F698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EnLAG16</text:p>
          </table:table-cell>
          <table:table-cell table:style-name="ce147" office:value-type="float" office:value="16" calcext:value-type="float">
            <text:p>1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40000000102000000020000006A6391CB24AB2040A08B868C47094A406D0CF09359AB2040F79A79CD06094A4001020000000600000059723845BD3520405F945851D3214A408671DCCE63352040B04390DECB214A4084CF7B084F352040B6B28EF4B3214A40467BBC900E3720400E17B9A7AB214A402A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21</text:p>
          </table:table-cell>
          <table:table-cell table:style-name="ce147" office:value-type="float" office:value="21" calcext:value-type="float">
            <text:p>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0105000020E61000000200000001020000001700000018CF45E80C011F4030116F9D7F0C48408768BE94CB001F4012B2E20ADE0C4840DBE3857478001F4087962B723E0D4840781211FE45001F407742F9CCA30D4840202E94A707001F402A125D610B0E4840FC41B85DC3FF1E4039DD0DFD6E0E4840CB68E4F38AFF1E40C545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18</text:p>
          </table:table-cell>
          <table:table-cell table:style-name="ce147" office:value-type="float" office:value="18" calcext:value-type="float">
            <text:p>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4000000010200000007000000D38668194E2628406EE34F5436A648405FCF7C73242828409E7B0F971CA64840CA2C8C3E30292840F271B73533A648402155B9F53F292840F8A4B84F33A64840A279A5D1892928401CA9ADC733A648409DA38E8EAB292840636F18BB33A64840BBEF0B431D2A28402306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147" office:value-type="string" calcext:value-type="string">
            <text:p>BBPlG18</text:p>
          </table:table-cell>
          <table:table-cell table:style-name="ce147" office:value-type="float" office:value="18" calcext:value-type="float">
            <text:p>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90000000102000000030000007E07C21FC33A28406D829D98C9D048407B8505F7033A28408A6F7209D1D048401A94C4ED2B3A2840B6E276C311D1484001020000000B000000FFB1B5638F292840A30B451559D54840B5EACE6E882C28402E02637D03D54840DFC83CF2072F2840019A52A8B8D4484096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BC86CF8C349F20402EAC1BEF8E814840BC86CF8C349F20402EAC1BEF8E81484080A1478C9E9F20402CDBE27558814840ED4749216EA020402DA925562881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D000000BC86CF8C349F20402EAC1BEF8E814840BC86CF8C349F20402EAC1BEF8E814840ACD2CC49DE9F20404703780B248248403C45589E51A02040607072648A824840FCF37EEDAAA12040F01582C1DA824840CB4DD4D2DCA22040E70874812683484005CC327A24A420402A8D3D2075834840498446B071A520408EC1D4E0C7834840658401953BA52040669B65602E844840F1283A3712A5204010289B728584484048832568DDA4204004290C25EE8448406D054D4BACA420404B427D26568548406D054D4BACA420404B427D265685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4E00000068CCC93093D120404D237722D28B484068CCC93093D120404D237722D28B48402DD560753FD2204069684D3D1C8C4840B2D58ADB0DD320400401D7BA798C4840F121F2A7D7D32040F1AB2814D88C4840657BE35AA3D42040809C3061348D4840DFD9C3036FD52040213AA9D4918D48403CCC4D8A45D6204042EC4CA1F38D4840D6E830BA17D7204059B4EF40538E48400CB32B88DCD72040AE3C92DCAB8E4840F6C07DD3AAD82040491DD3C9088F4840573E703A6ED92040BC140D08638F484065C0FE9023DA2040928EBCBDB58F4840AF1E413BF1DA2040081D195014904840AC504942C7DB2040719B5F83749048401E6A807797DC2040A10D654DD1904840E250099975DC2040D44F9374289148404897EDF950DC204009A7AA758791484036316EB42DDC2040DD14EA44DD9148400C27C4B70BDC2040718EDF803B924840EBA97A9EE4DB2040A1377062A39248404E0350D6B9DB2040A75B1BCF0C934840F610E8A793DB2040B2E0D979769348403F86D8AA6EDB2040241DD434DE934840CEB2823A40DB20400A7EC0A84994484002744EA214DB204052C543CEB19448409B2386787FDB20407151D26817954840BE6E1118EBDB20403D0D18247D954840B76E394D55DC20405646C8E5E49548408573B279C1DC2040D9637D5E4C964840C01AB1602CDD2040AC3E575BB1964840D19E268E97DD2040AC49A6F919974840E242797A00DE2040FA6D3E6480974840DD627E6E68DE2040977D0D77E497484071804F62C6DE2040F773AF3841984840F9D802E731DF2040E6A37B8CA8984840ABE4AD049CDF2040B87E55890D99484079E9263108E020400C8E379E74994840199E4DFD72E0204055C7855EDA994840FB19283ADCE02040047058BF3E9A48406F298CD24AE220404D0D7E2C8E9A4840E7D54A32BCE32040FA9D2633DE9A48403801E19E42E52040C968D3C7329B48404163CB97BCE62040582250FD839B48408419AE6939E720404DCA935ADE9B48403492F3B4B2E7204079495288369C484095F1EF332EE820408795C09C8F9C48401355AEA6A1E82040AAEE3614E39C484060E003858BEA2040D462F030ED9C4840BC00A02F62EC2040DA3C0E83F99C48406B0DA5F622EE2040C28DEFE6049D48404795BC9580EF20403C702942459D48406B4B1DE4F5F02040F5A512F9899D48401C2F38DE78F220409BDA6333D19D4840D50F45DCF7F32040DCED1FB0179E484045B1266085F5204087AB5ED9609E4840E70DE66503F72040CF95F727A79E4840AF8E2D1565F82040EF5A423EE89E4840662085A1C4F9204021A523CA289F4840ED08F19249FB2040685B7281709F48400FBC5AEECCFC2040310A82C7B79F48400FAECACF57FE2040FB14B655FF9F4840BC1F5CA6CBFF20406C98A1F144A0484060D67A7544002140244AD63CA2A0484029AB3308BD002140834EAD6301A14840137EA99F37012140F9AEF7D15FA14840E6643D10B40121409389004CBEA14840D137B3A72E022140828241881AA24840D0F41263990221400E10711871A24840FDF3D9A61D032140E224CD1FD3A24840E20918B8970321404CEBCAC232A34840F69782DA140421401B1B159392A34840F159E894910421405F89F667F5A34840D09211610D0521406414BA0155A44840D37943D087052140EC83D151B3A44840FD8BFBEA05062140BBFBD29112A548400691FB0C5E062140BE31A94654A548400691FB0C5E062140BE31A94654A5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9DA8007388CB20407117AB178D8B48409DA8007388CB20407117AB178D8B48408D4E4CCDD4CE2040AF354A4D718B484042881A3B97D02040E65DF580798B484068CCC93093D120404D237722D28B484068CCC93093D120404D237722D28B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E0000006D054D4BACA420404B427D26568548406D054D4BACA420404B427D26568548408F8CD5E6FFA520407C1B51908E8548406528DD4C3BA72040FACB3857DE854840085A8121ABA72040F7D9B749FB854840651069650CA920400A81012956864840F5763A4668AA204029C297D3AF8648401F882CD2C4AB2040085C57CC088748401F6BA1BF2BAD20403303F0AA62874840002B76EA80AE204088855AD3BC874840470D5CD4DDAF20402544F982168848407C94B65D0DB1204069BA8DBC6288484093A6E617CAB22040BEEF294A538848407EE13A6B5CB42040E9FB04AB45884840A03B1CB85EB6204039D6C56D34884840615DCB1AABB7204027625B5029884840608CED5AE7B820401334C1CB67884840D5AD43DA6BBA20409F149CB0B3884840B04F4A52E3BB20402B57D350FE8848407E0F4D8F5CBD2040ED50A8024989484044280010C1BE20405859DB148F8948409938A8B349C02040F5B814FCDB894840CFBC1C76DFC1204061E4654D2C8A484030BABC395CC320405EAE34DF778A4840C1A50815C1C4204046065ED2BD8A4840B4869C082CC620408156AA55058B48403DBDAD4F94C72040A4C684984B8B48408D83A6800FC9204060CFD72C978B48409DA8007388CB20407117AB178D8B48409DA8007388CB20407117AB178D8B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B000000D64F49E70D691E40923534AF34AC4940D64F49E70D691E40923534AF34AC4940F73E5585066A1E4065856C6AEAAB49406045A1C0966A1E40C7AAF70AC1AB49402F2350583D6B1E405254EC1E8FAB49403C7606FCD06B1E409E9F3DF262AB494082B861CA766C1E40BDC0519731AB4940959F54FB746C1E4088F13F9E02AB49408F52AE95756C1E4029F62BF8C8AA49404B76114B6F6C1E40E3F2695F8AAA49404B76114B6F6C1E40E3F2695F8AAA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35000000785ECF7C736C1E4052FC732C4AAA4940785ECF7C736C1E4052FC732C4AAA4940947F773C776C1E405602188513AA49406457FF8C776C1E408F88CED7D1A949405D7AEA47796C1E4074CBB3379DA94940633722CE796C1E40BA2D36525BA94940FA94AD3FD36C1E403143E38920A94940E8285140246D1E402EDC03BEECA8494050D1EC15716D1E40F4661E0AB0A849402D4BCF4FCC6D1E403895568D6FA8494081632A583E6E1E40DEEBA4BE2CA84940AB7CCF48846E1E40B9C08AF8F3A7494065A3BD0BA5701E4066039FD5B8A749402820370D9B721E40778F222180A749409A40B6D1A5741E4042D13C8045A74940E90FCD3CB9761E400D8920730AA749402838ABF4C9781E408442A962CFA649408EDAB39DA57A1E40DB8827BB99A649405883E629617C1E408992358F68A649407BBBCA7FED7D1E40FF00101C3CA64940320972AB7B7F1E4058563FDB0FA649402516E75E16811E4028FCADF8E1A54940D95EB0C0FC821E4049D345AFABA54940633F30ECD5841E401D7D27C176A54940E8429BD2B0861E403EC4509841A549406DD910D209871E400E7BEB0D08A54940D9CF622992871E40463470F6BDA449403D52335AFD871E400D3B8C497FA449406E4CF49E6F881E40760360973CA44940AE3DA2F8E7881E4070DD83C602A449401DCA501553891E40E2218C9FC6A349409C4DEC46C4891E40F1506FA186A34940A36CDB41368A1E403C0ECD8646A349407F198C11898A1E4071ADF6B017A349402D184B47EF8A1E400C23BDA8DDA249400EF6CBCC718B1E401338C8DA95A2494045A165DD3F8E1E40F038454772A249404143A44BA4911E404DA7D0D446A2494051BFB0A140941E405982D60D25A249404C8B9F6B04971E4082D8E3CF01A24940771C9A0D8D9A1E4094C90457D4A149409093782FAD9C1E401FF57C72B9A149408D1CD8E033A01E4016DD1F949CA14940B773AB3132A21E403675C35B8CA14940855BE3D81FA51E40D1D1AA9674A14940CF8EAF986CA71E4081A0377062A14940A9A624EB70AC1E4007AF0221FEA04940CF50DCF126AF1E40A631B500C8A0494005DC9843F7B11E40BDD6941A90A0494056D39A8B64B41E40CAA0246E5FA04940EC2983B410B61E402860E05E3EA049404277EEE2A2B71E406E1F4D501EA049404277EEE2A2B71E406E1F4D501EA0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4277EEE2A2B71E406E1F4D501EA049404277EEE2A2B71E406E1F4D501EA0494059607E5D3CBA1E40EE6877A3EA9F4940B5A041542BBD1E40A0C4E74EB09F4940B5A041542BBD1E40A0C4E74EB09F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AB000000B5A041542BBD1E40A0C4E74EB09F4940B5A041542BBD1E40A0C4E74EB09F4940183D5C1723BF1E406100E143899F494098C7F54AB4BF1E4052949570329F4940C06A1B3515C01E40F3E0383AF89E49402AE4EF8398C01E40380C303DAB9E4940AEEAF6A3F2C01E4039002C3C799E4940B5B2333B41C11E402D7C7DAD4B9E4940ABD4473BC9C11E4014494FECFC9D4940B636E8A628C21E403EC1B45EC29D4940C9320E3F49C31E40BFD4CF9B8A9D4940A30ADA3FAAC41E40A70C7789459D4940B8B2446799C51E40FA34DDA1179D494091F2936A9FC61E406108EF61E59C4940192C8B78A1C71E40040E57BDB29C4940594F520548C91E40A5349BC7619C4940E989422674CA1E40E4631CC81F9C4940C4B3A95F8ECB1E4027529ACDE39B4940164ACBED03CD1E40F1259EFD929B49401AD8744EFDCD1E401E914A0C5D9B494041A19E3E02CF1E402FD516E8249B494076B4609802D01E40E5C7A9E7EE9A4940F6262B2BF2D01E4076BE4461BC9A49406425E65949D31E40DB43B1CBA69A49407F541E38C2D51E40BD32B962909A4940A39927D714D81E40FD3D67C17A9A49405F08DE358DDA1E40EB92718C649A49403303F0AA62DD1E40DADF7E654A9A494065ABCB2901E11E40683744262A9A49405D55F65D11E41E4040AC9223F8994940DF9C5B32D8E61E40FDE0D7A3CB9949400950F81164E91E4018546529A3994940380BC567FCEC1E40E26135F169994940EEE64E5546F01E40FDFF931A35994940FF9600FC53F21E40A9E6CD3C14994940DE9D1095A1F51E403BCF3351DF9849407A5FF0C407F91E4039883144A99849401E424B0D23FB1E406E58AE12879849400442469B3EFE1E400496B77E55984940781E262BD0001F40A22F18B72C984940B78DF5C3BE031F40FC90B75CFD97494083DEC0898D061F40D6517A4BDE9749404835913E52091F408D0E48C2BE97494099E2056C620C1F402E3993DB9B97494094437A408F0F1F406FD16E9978974940ED6C23F9A5111F40BD34EAC66097494005EA831BDF151F405EE62ACC31974940D2B99168B8171F40399CF9D51C974940B497C860201B1F408E4F125CF6964940B3C755760B1E1F40FE79BF76D5964940F16CEA97E3201F404A3E1B5EB5964940DB1A118C83231F4095E29986979649405BBFF451A1251F40D5287F524896494091AADCFA9F2A1F407115D56C2F96494096ED43DE722D1F405575EA2521964940A59C798379311F4041C4BC7D0C964940D908693288341F40089B9548FD954940AD24688297371F40B0CE8CD9ED954940B923F7CF2E3A1F407629649DE09549402644AFF5FB3C1F4065C16966D295494071A884CC3A401F4085590D2EC29549409BE4EC4218441F4095922FB2AE954940F05B63867C461F40E9BB5B59A2954940E9C880A2684C1F407863416150954940F9B7150CF84E1F4096253ACB2C954940AAB46A7CCB511F4075A8F0B105954940E893CB35BB541F405A64E025DD944940018C67D0D0571F40D52D967DB294494012D9AC9FA35A1F40E334E95B8B9449408460FA038A5D1F40E0BCDD37639449409A2DB4CE53601F408EFD76233D944940EDCA1DEC03671F4020E39BB7FB9349402660CF32E6691F404D3A257BDF9349405DF28986D66C1F40558DB9C6C2934940BBFF7EE7CD6F1F409A40B6D1A5934940D6FD0868C7721F40E4F8A1D2889349401636035C90751F40C8DFAC776E934940781CF5C6FF7B1F4089DE9854239349406BD212D0E97E1F404DD98E4E02934940D08250DEC7811F4075232C2AE292494085C65DCEB6841F4091D9B4ADC1924940F9BF232A54871F403B6CC779A492494041D42247DF891F408BE1EA00889249405EED725B6C8C1F406AE3E36E6B924940EC93371B86921F40F4250AE35D9249402056C9117C951F40B4A382D437924940AE516A8A5B981F40A4E716BA12924940676897CA369B1F40F275638BEE914940679C2BEF4F9E1F40F4E8A111C791494063CAD12D85A11F409E8CE0359E914940DBA3DC22D5A41F40E95B30027491494060F93DFBDBA71F4097E4805D4D9149401985138722AB1F403C6F63B32391494002028C1D43AE1F40AF415F7AFB9049409D2FF65E7CB11F40F91EE4ABD3904940C830822106B51F40632D3E05C09049401E8B12995EB71F40D03F0B53A5904940C3757BFFD5B91F409098EA138A904940B24F5B7E3BBC1F404A8A7E23709049406CEAE1708BBE1F40630E828E569049400ECB55E2F0C01F407779292B3C904940552EF94443C31F400D7B359B2290494083F68F2A2FC61F40056F48A30290494006B6943D53C91F4064BE7273E08F4940AC06BC276ACC1F40E7875B4FBE8F4940B249230B3DCF1F404A884DBF9F8F4940FC4E3860FCD11F400011D19E818F4940623832EAB5D41F40B63D3036638F4940F2738DE090D71F40CC4AEE0B438F4940346ABE4A3ED61F40E5F8FC8BFB8E494037B11B11E7D41F4097EFCFFBB58E4940262B757FABD31F4013ADCBDF738E4940080B822271D21F401D9B7862318E4940EC9ADA6333D11F4074C410EFEF8D49402D544843D7CF1F40EC7A585EA88D4940D31ADE077BCE1F40E7FB4E38608D4940D5EBBBC73ECD1F4003695ABD1E8D49409E407D70E3CB1F40B1AE658DD58C4940B5650AE764CB1F40210FD8309E8C4940D3A1783AFCCA1F409596DB076A8C49403340FDC286CA1F40DAD3C4F1328C49408644358012CA1F40BBD573D2FB8B494061AC6F6072CB1F40DBB1C7FABC8B4940329D3127C3CC1F40FBFDAC437F8B4940BADE365321CE1F403570F6BD3C8B494046BA9F5390CF1F40C2C6F5EFFA8A494079E860A2E6D01F4035A1A41BBC8A494004A7E3D649D21F40FDC79D2D7B8A4940936F5B00BFD31F406EA1D057358A49404B13A57334D51F406E776A89F08949409D195822ABD61F40C784984BAA8949407978CF81E5D81F40046674F684894940BCB1A03028DB1F40CA30934D5E89494094CE763BB1DD1F405DC64D0D34894940512047CE1DE01F4089A4CCBC0B894940F017B325ABE21F407629649DE088494020FE501F37E21F4081C1244B9C884940FB60191BBAE11F40A3F19FC95988494054B2F73D45E11F402544F982168849408378B878D3E01F40A696523CD3874940AC11B00C60E01F40841B8414978749405EF34F15F8DF1F4091F63FC05A874940BAA46ABB09DE1F409D7818A42A874940C8AFC4A810DC1F403917354EF986494071ADF6B017DA1F401DAACE0FC8864940A873452921D81F406045A1C096864940207CCD1720D61F4026F3D94B64864940F69782DA14D41F4099D0C9F73186494035EB313619D21F4001BE8003FF85494056302AA913D01F402746E059CC8549409DD3765D09CE1F40767BFFD599854940793D3D5BACCD1F40F26C455156854940CB259F6868CD1F40F39947591A854940302BB92F0CCD1F400A28791AD5844940CD029255B6CC1F409FEBFB7090844940358529255FCC1F40F0E192E34E84494092AA37B412CC1F40357227220D844940C8A7B68AB4CB1F4040941E3CC983494092BAF83658CB1F409E6CB9E985834940ADF078A40BCB1F40F50B1B0A44834940DF509DB3AACA1F40A7165B52FF824940D428C9DF62CA1F4017FEC2E1BB8249407871D17FC5C81F40FC2603F687824940C10644882BC71F4088D62F7D54824940BF558D1480C51F405C9AB6DA1E824940CBCE914BD2C31F40F42BE79CE98149409F36F4609CC11F4060347568A2814940FE86E4BF9BC11F400798F90E7E8149401368B0A9F3C01F40F5763A4668814940380D9B125AC01F406C7649415C814940DE53828BA4C01F402D5D8ABF5D81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A000000FAF202ECA3631E408C602D8892AC4940FAF202ECA3631E408C602D8892AC49409D37A9C365601E401629DE12CAAC4940EB7D99DEB45F1E40947DA19119AD49404F7CB5A3385F1E4047EDD9CE52AD494017A1D80A9A5E1E403A2F04EF9AAD49403346DA7C125E1E40440070ECD9AD4940D9E3CF01935D1E4074EDB02E13AE49409BF5189B0C5D1E40950D107118AE494000613B736A5A1E40650BF7802FAE494050F344C659571E40459039854BAE4940805FC88F9D541E40A370E25064AE49409E96C4FE57521E402853BB1578AE49408D4061F5EC4E1E40E98A08B595AE494062AB5F44364B1E40E0C1AAD5B2AE49407D78962023481E40D4D7F335CBAE4940BD4681F403451E4015D33BCBE2AE4940040E57BDB2411E40D23F1C7FFDAE4940097BC9B5573D1E405B80118F1FAF4940BA2AF5D14E3A1E4062F0D53329AF4940431B255415371E40FEA9A74533AF494026C4019942341E40290AF4893CAF49408BCF53D3E4301E4050F003464DAF49407F8747872C2F1E40D1C9F7318BAF4940FAEF66B2242D1E40ECF42801D6AF49403E1E447C712B1E40BB23AD4214B04940C3548E249C291E403F8E8B0F58B0494019A023A8D0271E402A2CA7F397B049403FDC1F39E3251E4053B5DD04DFB0494036EF93FEB9231E409F02058310B149400A32022A1C211E4031B77BB94FB1494020D26F5F071E1E4066EE6B6E96B149405A5BC2EB441B1E406381AFE8D6B14940A367695D59181E40CE1951DA1BB249402980BD1D3C161E403E997FF44DB2494019AE0E80B8131E40AD4F39268BB24940A832D6485C111E403994EBB7C0B249402E5338279B0F1E4083700514EAB24940A167B3EA730D1E4086EB51B81EB3494002953B7D4E0B1E401AA9F7544EB34940BD4C5EAE8F081E40612BB2E77CB34940BD4C5EAE8F081E40612BB2E77CB3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BD4C5EAE8F081E40612BB2E77CB34940BD4C5EAE8F081E40612BB2E77CB34940DBAC5516E0061E40A741D13C80B34940B03500C056061E40F3E3D47377B349409AE412971F061E40F85047AB67B3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9000000D034176EAF2321400FA03AB1E2BF4840D034176EAF2321400FA03AB1E2BF4840BA9D222CCF2421406D21C84109C0484036F74663A3262140D67036C247C0484072CD78B6A228214056EB0E7393C04840A7391ED8962A2140E91EC830DDC04840AAC2FA9A402C2140113D29931AC14840C39A6FE93D2E2140255D33F966C148403B730F09DF2F21406B7A9ADDA4C14840C15B7BFA63312140E88E5951DEC1484072AF2715E8322140C5D963D817C24840F349DD84313421407F726FD97CC248403E9A45836F352140D51D30B4DFC24840E08D603EB43621404FFBF72A43C348405B75C2F0B637214032433E4393C34840D0F9844776382140A82CF98ED0C348406D414A4794392140D5B1EF2F27C4484007465ED6C43A214045F9DDCF84C448407474A61A073C21403621AD31E8C44840831953B0C63D2140520FD1E80EC54840679E5C53203F214007239B502DC54840FB65E6B80941214056D0590B58C5484069CBB91457412140947F773C77C548403119D8744E4121402EA3A2FB83C54840591D93491B4121405C42AA8794C5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C000000D691239D810121404E49D6E1E8B84840D691239D810121404E49D6E1E8B8484048C08D3974032140AD94545C0BB94840B8C60CF90C0521409E98F56228B948405EB642FDD3062140C419B27048B94840BDE5EAC7260921403DD68C0C72B948402898D64BF80A21408660B0766FB9484051BDDAF6E20C21402864E76D6CB948401A6B24AE080F214036A8476469B948403DB02D4D5B11214030979EFA51B948402DB5DE6FB413214024AF18BF3AB948402DB5DE6FB413214024AF18BF3AB9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400000020AFACD96F162140F16B2409C2B9484020AFACD96F162140F16B2409C2B948403D6EAE505A1621406F579EF64ABA4840E04092A34A162140E9908AB5AEBA48405C17C8FD581621405750076811BB48404F52AA8E66162140C02A72E371BB4840D89A5203721621403BDD1E29C7BB48405401F73C7F162140CB5D955522BC484094ED8D6B8D1621409A620E828EBC4840854776001F1721406E8ECE54E3BC4840C2B4B97BCA172140A634513A47BD4840A73E90BC7318214086AFAF75A9BD4840B410D3742C192140E3546B6116BE48401891CDFA391A2140386A85E97BBE4840139557F8441C214058321180C9BE4840016432665C1E21403B38D89B18BF4840665DED725B202140385ECB7564BF4840A8A388B1F1212140A8A4F386A0BF4840D034176EAF2321400FA03AB1E2BF4840D034176EAF2321400FA03AB1E2BF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2DB5DE6FB413214024AF18BF3AB948402DB5DE6FB413214024AF18BF3AB948400AE35DE454152140F9BEB854A5B9484020AFACD96F162140F16B2409C2B9484020AFACD96F162140F16B2409C2B9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AA3EA1E8CB8C21404311418B5BFC4840AA3EA1E8CB8C21404311418B5BFC4840AFE0C84D1E8C214042237DFF8BFC48403C879DA67D8B214014AE4DF1C1FC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680696C8AAE5194015DE2FB0D8F54840680696C8AAE5194015DE2FB0D8F548406843FE9941E419407795FFDA0BF6484054684F3222E619407B3E537913F6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2 von 3</text:p>
          </table:table-cell>
          <table:table-cell office:value-type="string" calcext:value-type="string">
            <text:p>0105000020E610000001000000010200000004000000F7E39B12B5E919408B2CE3F093F54840F7E39B12B5E919408B2CE3F093F54840680696C8AAE5194015DE2FB0D8F54840680696C8AAE5194015DE2FB0D8F5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7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9DA223B9FC372240E964A9F57E454A409DA223B9FC372240E964A9F57E454A4097C1621E43392240E49304977D454A40CC5E5BE443392240F76F03E385454A40860AC2ACF6392240457C96FC9C45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7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72000000FC51D890878022403562D7B7A58E4A40E9482EFF21812240C507D1B58A8E4A4051DEC7D11C812240E4FC4D28448E4A4054AEF02E178122409EB1D41F068E4A4029965B5A0D812240E9F527F1B98D4A40A1FA07910C8122409855D80C708D4A40ABB35A608F8122401B69A9BC1D8D4A407A008BFCFA812240414AECDADE8C4A40AFBA698E07822240FA81AB3C818C4A40D702D6051782224024B7CB23248C4A40C4F0113125822240B98E71C5C58B4A40D5449F8F328222400D8BF61D688B4A4074F1B73D418222404FAF39AC158B4A409E094D124B822240F5BD86E0B88A4A4038F92D3A598222403B538D03548A4A403259DC7F64822240D671A197F6894A405AA148F773822240C2C41F459D894A40104240BE84822240944A1D893C894A403A5AD5928E822240EB025E66D8884A4062A2410A9E822240ABE91FE978884A4036EC527EAD822240E4631CC81F884A407C82C476F7802240EE1E454200884A40F6B52E35427F22408DEF3092E2874A40812B346B847D2240A98B14CAC2874A4094516518777B2240E0DDCA129D874A40F0E3C3471F7A22409B3A34D18C874A407D957CEC2E7822406021736550874A40CD3CB9A6407622409F5E29CB10874A4080869224637422402E5A80B6D5864A40D3FDF73B6F722240AC1E300F99864A4035F9C1548E702240DD4598A25C864A40AA471ADCD66E2240FF7854A126864A40FD321823126D2240B02479AEEF854A4083328D26176B224036423F53AF854A400F46EC13406922405911DA1775854A407BE3FFE9616722403888D68A36854A40F00280BE88652240AC06616EF7844A4049490F43AB6322402ACB10C7BA844A407A8CF2CCCB6122402CD670917B844A4041FA8106F65F22408882BE993D844A409B232BBF0C5E22408A8D1E64FE834A40AEF4DA6CAC5C224079245E9ECE834A4029B4ACFBC75A2240EDA2E8818F834A409AF1118CDE58224048C5FF1D51834A40A41B615111572240459D5ECE11834A40399F3A56295522401E15A4BED1824A40B6A2CD716E5322402AFE94CF97824A40BBEF181EFB5122403445251A49824A40B22C98F8A3502240DE5D6743FE814A402CF180B2294F2240C636A968AC814A4040A54A94BD4D2240CA8CB7955E814A40676BD84A434C22407733A31F0D814A405F46B1DCD24A2240D929560DC2804A40D90A9A965849224033AA0CE36E804A40E359DD45F34722405B0A48FB1F804A40FADDCF8481462240A874B0FECF7F4A40F588D1730B452240D70D25A47F7F4A40FFE9060ABC432240A918E76F427F4A40EEB60BCD75422240EB76F695077F4A40249F573CF54022405C3CBCE7C07E4A403B5453927540224094AA48E06A7E4A4039FD8F02FA3F224088E354C61A7E4A4083E4F8FC8B3F2240F48FBE49D37D4A402CF180B2293F2240678412C1937D4A405A130B7C453F224077BE9F1A2F7D4A400744882B673F224036711706D17C4A40540438BD8B3F22408B8D791D717C4A40153C855CA93F224024CE2FEF167C4A40C26C020CCB3F224040541A31B37B4A40E4141DC9E53F22400E18247D5A7B4A40788192020B402240BC09BE69FA7A4A401DB1169F02402240B856201F997A4A40098D60E3FA3F224069774831407A4A40E91615CCF33F22408BC91B60E6794A400F2DB29DEF3F2240F4C7B4368D794A400AD80E46EC3F22403E8DC58036794A4038A3E6ABE43F2240E484AEE9E6784A40C30E63D2DF3F2240C10067CE9F784A4097FECAEFD93F2240630E828E56784A403AC6BA5DD43F2240C45A21510D784A4096517644CF3F2240B991B245D2774A40EECF4543C63F2240D6B6BCCD76774A401A3E7D5FB73F22405516855D14774A407826D98FB93F22401E9320B7BA764A406E5CB521B53F224036D6598869764A4048C49448A23F2240FDD6F3DA11764A40EA23F0879F3F224065E3C116BB754A4022AEF776A63F22408B146F0965754A404DC68C4BB03F22403F05C07806754A403AB4C876BE3F2240DB159FA7A6744A40F5F411F8C33F2240E0B65B374A744A40F224E99AC93F2240C8B4368DED734A401D3D7E6FD33F22407C2FBE688F734A406A36EA7CD33F22408486FE092E734A40B72C5F97E13F22401FBFB7E9CF724A40B45C363AE73F22402B51F69672724A40ECE63D29EE3F2240CBB6781D16724A4016FFD2FDF73F2240CC441152B7714A40E0A69AB404402240912A8A5759714A40DDD671570A402240460DA661F8704A408CA548BE124022402670EB6E9E704A40B6BDDD921C402240B249230B3D704A40024FB5711F402240C8D11C59F96F4A40653733FAD1402240DDF0BBE9966F4A4011B287516B412240D23538B6436F4A401C9AB2D30F422240825660C8EA6E4A4070438CD7BC422240009013268C6E4A408D823BAB604322407D613255306E4A4093CA14731044224030DCB930D26D4A40145CACA8C1442240DE578A89726D4A409F5DBEF56145224005A9143B1A6D4A409184D8F4FB452240DC4AAFCDC66C4A40E318C91EA14622401DEA77616B6C4A40E318C91EA14622401DEA77616B6C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7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8D000000E318C91EA14622401DEA77616B6C4A40E318C91EA14622401DEA77616B6C4A404053AF5B04462240692096CD1C6C4A40E609849D62452240159337C0CC6B4A40CFC4CFDAC8442240CA59338D816B4A402FA704C4244422407EAF21382E6B4A409C35785F9543224032CC09DAE46A4A40A33F34F3E4422240BD38F1D58E6A4A401C0E4B033F422240CA1B60E63B6A4A4014B1886187412240F25EB532E1694A408D7F9F71E1402240C898BB9690694A40064EB6813B4022405AF624B039694A4029ECA2E8813F2240A743A7E7DD684A40D272A087DA3E2240723788D68A684A40983A23A5343E2240719F0BD92F684A40AEC15664CF3D22402C908FCCD9674A40FF4F0F1B763D22408D88BDAB79674A40BEA02A4B193D22406054F76D2D674A40D65416855D3C2240D693F947DF664A40F722DA8EA93B22407845F0BF95664A40F64883DBDA3A22400AA359D93E664A401F87C1FC153A2240473EAF78EA654A40F5F57CCD723922403A7AFCDEA6654A40EE7BD45FAF382240D02C095053654A4050E27327D837224021CF2EDFFA644A40E8F7FD9B173722401522E010AA644A40A573D943563622401BA43BE356644A40749CDB847B352240D2E3F736FD634A4088BB7A151935224034DAAA24B2634A401D925A289934224070F085C954634A40DD80CF0F23342240A96A82A8FB624A40FA0FE9B7AF3322405F9ECE15A5624A403D1A3D6D433322409DFDDC2B4E624A40D68D7747C6322240DCA4A2B1F6614A40D2A34EE55932224002D64FA4A0614A40C1E2152DE5312240B7DB89ED49614A40CDCAF6216F3122401825E82FF4604A40E889E76C0131224026FA21DB9E604A40007CA64D8B3022409603E21A44604A40C40776FC173022402A76340EF55F4A40B77EFACF9A2F2240D867CEFA945F4A40793D98141F2F22408ECF64FF3C5F4A40365CE49EAE2E2240D9B45208E45E4A40F54A5986382E2240D0D72C978D5E4A40707A17EFC72D2240CE1FD3DA345E4A40FFB0A547532D22401FF64201DB5D4A40A8E49CD8432B224045F46BEBA75D4A400FEF39B01C2922406669A7E6725D4A40DA39CD02ED26224053D158FB3B5D4A40A3B437F8C2242240FD153257065D4A405458A9A0A22222402A05DD5ED25C4A40C1559E40D8212240CDEA1D6E875C4A404834812216212240249BABE6395C4A40A22AA6D24F202240A2F14410E75B4A4043B0AA5E7E1F224057F146E6915B4A40ABB69BE09B1E2240AFB8382A375B4A40B51CE8A1B61D224014967840D95A4A400612143FC61C224039B874CC795A4A40001FBC76691B22403D2B69C5375A4A40F75B3B51121A2240C2E09A3BFA594A4055185B08721822402082AAD1AB594A405534D6FECE162240308672A25D594A40B534B7425815224072C79BFC16594A40F75CA626C1132240B6A4A31CCC584A406E6A45402A122240A21408967E584A404C5645B8C91022400AA359D93E584A40F38F6390600F2240C82D41A1F9574A40A9B17389D90D22408EF79969B1574A40A05D7468470C224079BDEAB765574A407B884677100B224067BB421F2C574A400E85CFD6C1092240B62FA017EE564A40AA2B9FE579082240539D691DB0564A40B58F15FC3608224092161D7F58564A40EB0E18DAEF07224055C2137AFD554A40A204A2CCAB07224005392861A6554A4025157C8967072240D977EA364D554A40D335EE2829072240C649AB6BFE544A404D0C1357DF06224044E5BA849E544A40ADAE9EEE9706224013F7B3B343544A401B84B9DDCB052240083C3080F0534A40A2629CBF0905224073BF4351A0534A40C7681D554D042240613B18B14F534A40D066D5E76A03224073D87DC7F0524A40D15CA79196022240E563778192524A40A56ABB09BE0122404E62105839524A40DC2C5E2C0C012240B77D8FFAEB514A40CDCEA2772A002240E12879758E514A40FF7C5BB054FF214056A1815836514A4055A3570394FE2140D42B6519E2504A407941446ADAFD21405307793D98504A40990F087426FD21400403081F4A504A402507EC6AF2FC2140C61858C7F14F4A4083161230BAFC2140D446753A904F4A400F0EF62686FC214054E8BCC62E4F4A40E2B19FC552FC2140344B02D4D44E4A40849D62D520FC214058056A31784E4A4024B9FC87F4FB2140E65E6056284E4A4096ECD808C4FB21405DC47762D64D4A40AA7F10C990FB2140E8DF2EFB754D4A40503BFC3559FB21404EF1B8A8164D4A40AB7AF99D26FB2140A12FBDFDB94C4A40672AC423F1FA21402D7FBE2D584C4A40F321A81ABDFA2140FAF19716F54B4A4016C0948103FA214045A33B889D4B4A40C5E6E3DA50F9214021CEC3094C4B4A40FCA886FD9EF8214045D95BCAF94A4A40E73BF88903F82140B1E1E995B24A4A40D1B1834A5CF721402813B70A624A4A407386E28E37F92140C558A65F224A4A40BC5AEECC04FB21405CAD1397E3494A402BA73D25E7FC21401EFD2FD7A2494A4052D32EA699FE2140A83B4F3C67494A40FAB660A92E00224094A3005130494A4041BB438A010222403D635FB2F1484A40365A0EF450032240685F79909E484A4089997D1EA3042240B0743E3C4B484A40ED2C7AA7020622407DD0B359F5474A40ACFF73982F0722400269FF03AC474A406DC779A4660822409F49511D61474A401CBD7559A709224003942B6112474A40419DF2E8460C2240E0394A1410474A4027E77A91BF0E2240C4126AE10D474A40461F98480E112240B3F5679A0B474A400E4C6E14591322406CED7DAA0A474A404F1AB4A1AC152240EBECBF2907474A40863FC39B35182240EBAA402D06474A40DACC21A9851A224010E9B7AF03474A40399A232BBF1C2240C908A87004474A40C3F352B1311F22404209336DFF464A400EA2B5A2CD21224014ED2AA4FC464A40C8B3CBB73E24224009A7052FFA464A40C440D7BE8026224025B03907CF464A40D7DEA7AAD0282240954737C2A2464A404260E5D0222B2240FA64C57075464A402D996379572D2240B63176C24B464A400CAF2479AE2F22401B4F04711E464A400B0C59DDEA312240A8CB6262F3454A407179AC19193422407046CD57C9454A40B056ED9A90362240EDF318E599454A409DA223B9FC372240E964A9F57E454A409DA223B9FC372240E964A9F57E45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F9FFFBAF36AE1B404CF223073CFC48401790ACB2A5AD1B403EC791184EFC484025B03907CFAC1B4062D4FF8359FC4840FE9B1727BEAA1B4005943C8D6AFC4840FE9B1727BEAA1B4005943C8D6AFC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38D66AB4C1BE1F40E92917CF4581494038D66AB4C1BE1F40E92917CF4581494016AF0D709CBF1F4004626DE75681494027D1DC54EEBF1F401C237E6A61814940DE53828BA4C01F402D5D8ABF5D81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88631688B5F01F400E09700BCE6B49406C57321180F11F40D23B1570CF6B4940C6D9194BFDF11F408AB72979D06B49403C84961A46EE1F40D261742FE66B49403C84961A46EE1F40D261742FE66B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2CB759619FC51F403341C351A86C49402CB759619FC51F403341C351A86C4940F12B7BB71EC21F40E27DB0E7C66C4940F12B7BB71EC21F40E27DB0E7C66C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97790668B6EE1F40801FC484876C494097790668B6EE1F40801FC484876C49405C9CE73EEFEC1F405ADAA9B9DC6C49405C9CE73EEFEC1F405ADAA9B9DC6C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A0000005C9CE73EEFEC1F405ADAA9B9DC6C49405C9CE73EEFEC1F405ADAA9B9DC6C4940FFF801FEDFE71F403DC7365FDB6C494084763D87E8DE1F40C1690B19D96C4940C899266C3FD91F408685A460D76C49409C406C448BCF1F401DAACE0FC86C4940DAB8B4D084CC1F402E20B41EBE6C49400CE654D746C91F40047EE8DDB36C49402CB759619FC51F403341C351A86C49402CB759619FC51F403341C351A86C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10000003C3F7BE4C5E01F406DA34B49207A49403C3F7BE4C5E01F406DA34B49207A4940C7151747E5DE1F40350F60915F7A494094FF249930DD1F4065E2FB87997A4940853D923765DB1F40C8BCE9F1D67A49401885B8CDAFD91F40AA205047117B49400460973CF9D71F4028350FBB4A7B4940C982781332D61F403E8C5AAB877B4940E9E96D7DA2D41F40B2321AF9BC7B4940BBC788FA13D31F4067F6798CF27B494053793BC269D11F403E42CD902A7C49400D795FF0C4CF1F40097E0A36647C49401862F54718CE1F402834A4E59B7C4940B0496D9857CC1F407B956BC0D67C4940FF9D488B8EC71F40E23895B1467D4940CA439550B0C51F400D9DE8047E7D49404DCA935ADEC31F40335EA91DB47D4940223A048E04C21F40E1867368EC7D4940432C51AC09C01F40B11D8CD8277E49400B34338EECBD1F40E9E225EE677E49405C142CC4D9BB1F4047D2C9ADA47E494073593B40E6B91F4064D817BFDF7E49402F3E6079EBB71F401CA32BC71A7F4940D469DD06B5B71F40D8570D784F7F494015387E4D7BB71F402C24AA01947F494078E4FED945B71F40E35817B7D17F494097F1A5A613B71F40BF13B35E0C804940085850BDDAB61F40BEA4315A478049400214234BE6B81F40A2EF6E65898049404ED944C1E7BA1F40103E9468C9804940F957EAB4C9BC1F407A1D71C80681494038D66AB4C1BE1F40E92917CF4581494038D66AB4C1BE1F40E92917CF4581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3C84961A46EE1F40D261742FE66B49403C84961A46EE1F40D261742FE66B4940BC0622307BEE1F40D5B1EF2F276C494097790668B6EE1F40801FC484876C494097790668B6EE1F40801FC484876C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36000000F12B7BB71EC21F40E27DB0E7C66C4940F12B7BB71EC21F40E27DB0E7C66C494036559C0F74C11F407C29E1AE036D4940FF5CD9AAC9C01F40F31E0CE13D6D4940D307814BB6C01F4089450C3B8C6D4940328E36339FC01F40D2B41F84DB6D494068C988B086C01F40454DF4F9286E49408300193A76C01F40C00D8C17666E4940A127AFDF5DC01F4049940733B76E4940054BBF8E49C01F40457D3782F96E49404E1A59E839C01F40E6289BCD3E6F494041097DFA19C01F40E30F502B966F4940062DC9A601C01F40DF156646E46F494020DD6344FDC11F40E7BD7B911A70494012B92A9A18C41F40DBA6785C54704940884446AC6AC61F402B3817DA94704940BED7B56224C81F405A16A7B5C470494097EA5D17D9C91F4089981249F47049406771B504CFCB1F403F004E9429714940B86CBE5B6ACE1F40EA67A0E870714940E9A1B60DA3D01F4035289A07B07149404D7A2986F5D01F40E2B77C7FDE714940943BC7DBA5D01F40D7F1A9AD22724940F95DC76E55D01F4064997E897872494022C1F979F8CF1F4036E7E099D07249404A91C6B2AACF1F405480DE0A1773494023B8DB3F60CF1F40F6D555815A7349407C606CC60ECF1F409C4132D3AC7349406511D43ABBCE1F403DAE57A2FD7349409891D50858CE1F40951DD1F35D744940E7FCB90D0FCE1F40D103C4C9A27449409B3BFA5FAECD1F409E691DB0067549408BE65CE564CD1F40F4BD2B2746754940452DCDAD10CE1F4041CA993798754940F1D2F2A89DCE1F405AF44E05DC7549409F28644227CF1F40758698011D7649406F60BC30E3CF1F4027A9A7EA797649401821E120C6D01F406520CF2EDF764940160AC7E2EDCF1F407505DB8827774940E60AEF7211CF1F40DD0FD31973774940D316D7F84CCE1F40A80CD242B8774940E79DF98B8FCD1F40A9DA13C9FC774940483B6EF8DDCC1F40305DD2623A7849408D4C1B6904CE1F40BEA83869757849405083B3A558CF1F4060402FDCB97849400806103E94D01F40FE4003FBF9784940DD20A4B8F4D11F40B642A21A4079494000FAC78C01D31F40E855F88E75794940455F8B27CCD51F407D58141B98794940EAD9626D42D81F4026BE24DFB6794940FEDAFAE93FDB1F40E31F11AEDB79494037E73B5343DE1F40FA6AA22A017A49403C3F7BE4C5E01F406DA34B49207A49403C3F7BE4C5E01F406DA34B49207A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C0000001192054CE08E1F40EB4A15D6D76249401192054CE08E1F40EB4A15D6D76249405D7E969D34931F40889FFF1EBC624940877AB07BE19C1F403AECBE637862494050AC53E57B9E1F40B05C6F9BA96249403547567E19A41F40A517B5FB556349402693533BC3A41F40A62FDF556A634940F01582C1DAA51F4095D920938C6349409217E30D7AA81F40CAD1D2CBDE6349404C77329303A91F4022FFCC203E64494014526D2695A71F4068FF4D397064494014526D2695A71F4068FF4D397064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8D310B4856791F409B1D4E05816249408D310B4856791F409B1D4E0581624940355882D60D7D1F40C24E56B19D624940355882D60D7D1F40C24E56B19D62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8D310B4856791F409B1D4E05816249408D310B4856791F409B1D4E0581624940881CB68883771F4054516111686249403BBF72CE99761F4052EC0D6377624940C75B9D5214761F40CAE369F9816249404C04EB2EAE741F409FBDE7BF5562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8000000355882D60D7D1F40C24E56B19D624940355882D60D7D1F40C24E56B19D624940A63B99C981801F4049049953B8624940AD81F79F46831F40C7DB4AAFCD6249408F064BD0BA891F40CD029255B6624940D63439C65F8C1F407194BC3AC76249401192054CE08E1F40EB4A15D6D76249401192054CE08E1F40EB4A15D6D762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C00000014526D2695A71F4068FF4D397064494014526D2695A71F4068FF4D3970644940C4E050AEDFA21F402412E04FE8644940D12C6409C69C1F40523706538365494051A73CBA119E1F40AB4D524FD565494014BDE71B2C9F1F405937DE1D1966494051B4BCBC4AA01F40073B0F385C6649406BE8B00CBBA11F406C088ECBB8664940FD9419259EA21F406E910FD5EF664940CB671E6569A41F40BC8B4171116749402837401F1BA71F40A8B68AB443674940C6C14AAA5BAA1F40B8C02F3F8167494027D824E428AD1F40F7C9F6C6B5674940DAEB38D961AF1F402FC55565DF6749403E18C27B58B11F40918A5AF51468494091813CBB7CB31F4066B098C750684940C4D0EAE40CB51F40867D96427B684940D87ED70C15B81F40737B93F0CE684940338573B279B91F40304D11E0F468494001F9B770C5BA1F401D508072256949403992150D63BC1F40691CEA77616949408F098C50C7BE1F40D1292389B9694940F56DC1525DC01F4042BE3A7DF36949406CA22A018CC21F4030383932456A49405D284F0FC0C41F4047A17609986A49406885D84FB5C41F40DA44C1E7E26A4940DA7FF854A9C41F4021EDDA39286B4940DA7FF854A9C41F4021EDDA39286B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6000000FE9B1727BEAA1B4005943C8D6AFC4840FE9B1727BEAA1B4005943C8D6AFC4840DA290C80A7A71B405E2D776682FC4840CE3637A627A41B4057FABFD99CFC484036EF93FEB9A31B406182644BA0FC484036EF93FEB9A31B406182644BA0FC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ED4749216EA020402DA9255628814840E6DC3708849F2040A339573959814840BC86CF8C349F20402EAC1BEF8E814840BC86CF8C349F20402EAC1BEF8E81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0691FB0C5E062140BE31A94654A548400691FB0C5E062140BE31A94654A54840FC97FFEB3706214061B5E8537DA548405BD8AF82330621409B416CB2A0A5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D64F49E70D691E40923534AF34AC4940D64F49E70D691E40923534AF34AC494083774DA324671E409F9CFC7156AC4940FAF202ECA3631E408C602D8892AC4940FAF202ECA3631E408C602D8892AC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40000006EABB420EF681E40AFF83C354DAC49406EABB420EF681E40AFF83C354DAC4940FAF202ECA3631E408C602D8892AC4940FAF202ECA3631E408C602D8892AC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BD4C5EAE8F081E40612BB2E77CB34940BD4C5EAE8F081E40612BB2E77CB34940D04BC5C6BC061E40A5BF97C283B349407B692F4734061E40158035BD7AB349409AE412971F061E40F85047AB67B3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26000000E91E23EA4F0C1A40F4FBA31419F14840E91E23EA4F0C1A40F4FBA31419F148406A9D5D633C0F1A40F731D582CDF048402D87CC4BB4121A40A9B4B409E6F048409B17714BF5161A40FF6959AD02F148409699D2FA5B1A1A40D06740BD19F14840E138DF3E611F1A40EEC330163CF14840E861B2028D231A409D34684359F14840E792AAED26281A4070754A5178F1484071C394EDE82C1A40B842B34698F14840C6DE307667321A40DF2FB0D870F14840D5F434BB49371A40321F10E84CF148406843FE99413C1A4038B3A72E2AF14840A7AE21DD74401A40A733411E0BF14840503F034587431A4053F5E10FF5F0484028501FDCF8461A40E474482014F14840999C7F60334D1A405B80118F1FF1484081666BD84A531A406204430C2AF1484096E6FB4E38581A40B186302361F148400DBE7A26455D1A4036DA609797F14840FC3669BF5A621A40269CCC2ECEF148409760CCF165651A405C9CE73EEFF1484067B2C92B21711A40E8DEC325C7F148408DF9145B9C741A4071ED9F02BBF14840F48B12F4177A1A4099DE5916A7F148402D70C339347E1A40A6FF9BCD99F148407FDFBF7971821A404EBDC9CA8AF148404ADB53CD07871A406EB191DA7AF14840166F641EF98B1A400CE1E2F269F14840BA2D36525B8F1A40EA3F10C589F14840C454449781941A40A65C86A4BBF14840F8938CF73E981A40A1C8EE5DDEF14840F6C99B0D439D1A40B2930BDF0CF24840884215489AA11A405BA038DB37F248407949528836A61A405C7C653964F248409B0D8D823BAB1A40AEBA0ED594F2484018299485AFAF1A4046ECB886BEF2484018299485AFAF1A4046ECB886BEF2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12000000F7E39B12B5E919408B2CE3F093F54840F7E39B12B5E919408B2CE3F093F548409068A78BB9E81940C7003F9935F548409FDED627CAE71940FB8FF1CDDBF448405E914E136CEA1940E99E758D96F4484059B8F64F81ED19403C0ECD8646F448402BE7E6768AF019403B37120DF7F34840762ACF728FF31940D5586721A6F3484043A38515B8F619407DD2890453F348403809EFBC9EF9194009AA46AF06F3484010B633A726FC19404F266E15C4F2484030302B14E9FE1940E53D18C27BF24840F25F200890011A40A943B81336F24840DD1445FE4F041A4034993B44EDF1484040A2AE5A3E071A404912842BA0F14840BD827EF0EB091A40D4C32BA457F14840E91E23EA4F0C1A40F4FBA31419F14840E91E23EA4F0C1A40F4FBA31419F1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7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9DA223B9FC372240E964A9F57E454A409DA223B9FC372240E964A9F57E454A406CF76173C4382240651EF98381454A40825BD2ACC7382240630C512A86454A40860AC2ACF6392240457C96FC9C45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38D66AB4C1BE1F40E92917CF4581494038D66AB4C1BE1F40E92917CF45814940E03DF669CBBF1F406A61606754814940D1BEA89322C01F40EE629AE95E814940DE53828BA4C01F402D5D8ABF5D81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A000000DA7FF854A9C41F4021EDDA39286B4940DA7FF854A9C41F4021EDDA39286B49400FB853DF9EC41F40C11F7EFE7B6B4940C51E7F0E98C41F407687B949B16B49408262BF828FC41F4005A50D2CEC6B494020FFBBF4E5C31F404CE88942266C494014B2F33636C31F4015EA44DD626C49408EB5BFB33DC21F407706FCD0BB6C4940F12B7BB71EC21F40E27DB0E7C66C4940F12B7BB71EC21F40E27DB0E7C66C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1000000010200000005000000FE9B1727BEAA1B4005943C8D6AFC4840FE9B1727BEAA1B4005943C8D6AFC4840177F805AB1AC1B401C4E4F0E55FC48407BEC78DD6CAD1B40FEDAFAE93FFC4840F9FFFBAF36AE1B404CF223073CFC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2000000010200000010000000CAF9073653EE1F406DB1DB67956B494090F172220BEA1F40657506A1176B49407DB779E3A4E81F40F65DB642FD6A494097F03AD164E51F403FCD2445BF6A49402F0A719B5FE31F40D6B7825C986A494062156F641EE11F4069C306B06D6A4940D0D325885FDE1F40F5D48FF2386A4940F0C91EFC1FDB1F40E8FD7F9C306A4940DB006C4084D81F4086C6B887296A4940EC5A311290D51F40B3BFA211226A49403F100F176FD21F405DBE9AA84A6A4940BA02C067DACC1F408A9FB591A16A4940C4EC65DB69CB1F40ADAF647DB96A494029FE391625CA1F40327898F6CD6A494029BBF48A02C81F40790B7FE1F06A4940DA7FF854A9C41F4021EDDA39286B494001020000000500000088631688B5F01F400E09700BCE6B494097AC8A7093F11F406319D12CBF6B49408CBA7B2535F11F40A5F4F175BE6B49406F71E888D7F01F401C599EACBD6B4940CAF9073653EE1F406DB1DB67956B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200000001020000003B000000A72F3A0FDDA21B40D93BED3A65FC4840B352F7B7BAA21B40963DAEB25BFC4840DD8B1EAE8BA11B4067086C7308FC484004CB1132909F1B4088889B53C9FB484037CAFACDC49C1B40734BAB2171FB4840D9BC056DCD991B409ECEBAEB11FB48401430702F1F971B40CEE33098BFFA4840A9A624EB70941B4041DAFF006BFA484093510A5F04921B40E50D30F31DFA4840306F6990DD901B4000E48409A3F9484014E6E214C28F1B401C7B9BA333F948404D50C3B7B08E1B40802C4487C0F84840986BD102B48D1B40700D6C9560F84840C402A95EC88C1B4006195CCE00F848404A2E5ADB6F881B40D3133BBFCDF7484085F3041D08841B4035BA83D899F7484088776FFBD47F1B40A95379967BF74840B8FAFBD698791B40CC0BB08F4EF748401F903AF020741B4030B1434651F7484031BF89D7AB6E1B402944C02154F74840AAE111CB1C691B403F8E8B0F58F7484003F797384D621B403D9688015CF748408D800A47905A1B4093B53CC560F748409541FF4EA4551B4013036E275BF7484001474C9A50521B40633C94B256F74840EC8F8BC5CA4B1B409740A5A54DF74840CE6D6704C0451B40D734EF3845F7484094ED8D6B8D421B40F104B12259F74840D919958A7C3D1B4002E1F9FB7BF74840D26B58F89F391B40F42C527298F748407A71E2AB1D351B4004B23275B2F74840D7B3D606DD2C1B40E941E66FE7F7484069A4EF7F91291B40AD2DE175A2F74840CDC529841F261B40A9AED74F5AF748401DAED51EF6221B40EE3E6C8E18F748403EDD2F551F1E1B40FFF4FAEEB1F648406F3777AA321A1B40402DAB5560F64840DA31BFE490161B403831242713F6484027F84B3041121B4079FEFEDEB7F548404D199359180D1B4020C720C19EF548402A464C3F97071B407156E99381F548405218EF22A7021B40A15E3AF768F548401EF928C874FD1A40FC4DCD8A4DF54840A9EF46301FFA1A40481F4EBBF3F4484001982144E8F61A40EBB35E679EF44840433A3C84F1F31A40DF20B5E44CF448403711476815EF1A407FFD101B2CF44840FBF087FAB8E91A40AFCED66608F44840D973E3271FE41A4039A91E1FE3F34840167CE42032DE1A404EEFE2FDB8F34840742DB53929D71A40B3A6689BD1F34840B12A0CDB60D21A402791D849D8F348401592CCEA1DCE1A40F4226EA9DEF348404BF0E1ED9CC91A40165FA39BB3F34840140DADA987C31A404B6B1D6679F3484035B8AD2D3CBF1A40A785819D51F34840694183A856BA1A408920185124F348401F80796DDBB41A40623F7A79F0F2484018299485AFAF1A4046ECB886BEF2484001020000000200000036EF93FEB9A31B406182644BA0FC4840A72F3A0FDDA21B40D93BED3A65FC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0105000020E61000000500000001020000000200000036EF93FEB9A31B406182644BA0FC48403CDEE4B7E8A41B403D2F151BF3FC48400102000000200000003BF59210F6271C40437AE5D5940249405BE7847588241C409CCD99A37D024940921B8F63351F1C40209DBAF259024940A0A7A6C9311E1C4023CF3F0B530249406B7011CE5D191C406475502E32024940BBB2B04C64131C404873BF9E0A024940957FD2F5E90D1C4068F9707FE401494042D3122BA3091C400B6DEF09C8014940D18B248B45051C404F907D35AC014940E9F0B50CDD011C40479B3E96990149402FA0617B77FD1B40B2B2C755760149400D54C6BFCFF81B40BAE23D624F0149402FFB1AEEC8F51B408BC0FD254E014940ACEBAB06BCEF1B4062D1BE034D014940E606431D56E81B4014BEADAA4D014940A97004A914E31B4075D7C86427014940864A123A9EDD1B40607E0283FF004940277F411C35D81B40D2448E63DA0049401A5245F12AD31B400ED87A2BB70049403C20BF6D5CCD1B402FE065868D004940BE8D2848C7C81B406F9AE3816D00494036E785E05DC31B4083305CC246004940136AE10DC4BD1B40F616C5611F004940065BDBCA01B91B4025F6BF12FEFF4840988345EAE2B31B40A364CD23DAFF48405BB0F95D7DB11B40D8BFEB3367FF484009BA07324CAF1B405A379490FEFE4840D6CDC5DFF6AC1B40468C8D2F90FE4840AED282BCC3AA1B407CCE82F524FE48403AFAA93B60A81B407A4CEEC1B5FD48400868114020A61B400B229C6049FD48403CDEE4B7E8A41B403D2F151BF3FC4840010200000002000000C466DBC424F71D40028AECDEE52C494033DA4F6B3FF61D4016623FD5322D494001020000005C0000008D497F2F853F1D4006D61643DE1D49403547567E193C1D40FEC3F1D7BF1D494048663F9CD1381D400DACE3F8A11D494060EEEE5C73321D40B916D286681D4940CFF8BEB8542D1D4054C32396391D4940B18C0DDDEC271D4020420180081D4940EC2CC4341D231D408417D8BEDB1C4940C75FA461421E1D40CAFBDDE0B01C4940124CDAF923191D407DBCEBC7811C4940E3ADF36F97151D4016F07C50611C4940010C152D8A101D40C8F20934331C49402CDCF291940C1D400B7778190F1C4940E7BBA5E6BC081D407C93F0CEEB1B4940F769CB6F87041D4095B88E71C51B49404817409D97FF1C40CA518028981B49404148BB760EFA1C40444E0416651B494082035ABA82F51C403BA92F4B3B1B49404F05813A8AF01C40ACFEAD090E1B49401E8535DFD2EB1C403FC8B260E21A49406A74626AA6E61C409F2E41FCB21A4940396D2123FBE31C40C4375ECB751A494081AB860ECBE01C405B3B9B9F2C1A4940FCCCB458E5DD1C40536232B0E9194940413C0103F7DA1C40B2F84D61A5194940C76C24647BD81C4081F167D36C1949400F8FB39F7BD51C402E9B94DD27194940EC0E739362D11C4052A3EB1DC9184940484B8A3496CD1C40D92AC1E2701849402CB418E192C81C401F97827F5B18494006476EF200C31C40071BE8EB431849407A2C6CBC2ABE1C4065AFD2382F184940F2F4A512F9B91C40DA1DF7521D184940493140A209B41C405A6B28B517184940D515229683AF1C40741BC35213184940BC004576EFAA1C40051665DB0E1849404032C280CAA51C408AAA04300A184940862AEBED85A01C407B7FCD83051849406AA09EE3489C1C40578D6F39A8174940B4F9C962AC981C401B70F14B581749400B22F719BC941C4018B25F1C011749403B0AC67718911C40AC2AEA82B01649401E37FC6EBA8D1C4044064DA665164940D034BCB43C8A1C4006F7031E181649409631F43E44811C40C7980524AB15494050C532A2597E1C405047B6A97015494001DCD1A4B97A1C403FECE0BB281549405EFF09890F771C405858703FE0144940BA1798158A741C40653CA5DEAE14494032EBC5504E741C40FCE82F4F42144940D30957F613741C4074E6689FD8134940B637537CD7731C40ACB58BC45F1349405FE3440598731C40CD37EC08F1124940F44AA31353731C40C4AD275F7512494097900F7A36731C400AAB0C3E281249408A0FA26B15731C40CA1AF5108D114940EAF81EE4AB731C40A6304A2B19114940D003691030741C402FF598EDAF1049401CC92FCDBE741C400AEB10493E104940D57B2AA73D751C40CE099057D60F49400E52F01472751C406CBD95DBAC0F49404F9C37A9C3751C40204D501E710F494063CF431262731C4099B624AC320F4940A1E293A9DD6A1C40E55C2FF2570E494099439C983F681C4057C6D0FB100E494076A7E095C9651C40F44D3F4DD20D4940AC110BC6D2611C400560F2F56B0D4940F50C86DFF25D1C40C710A562080D49408E0B62FB245A1C4099261186A60C49408ECCC8C5BD561C4061CB86904E0C4940798258912C531C40BF631D33F50B4940A72E7480BB4F1C4075136BA79C0B4940D0C59569EA4B1C40D00F2384470B4940559E8A65444B1C40994FB1C5C90A4940D873886EAC4A1C4071BDB7335D0A4940EC9227FF494A1C40E7E84C350E0A49401E7FB3DEB9491C40C40D53B6A3094940B2FFF0A952491C409E0C8E92570949404A5C6CFF6F491C4056F7C8E6AA084940C5419D4DA2491C40CDBFA7830608494037D03241C3491C407005B930770749403B17EBC0DE491C40DB3A93910E0749404B68812CFA491C4077734C71B0064940E14CA7D0D4461C40E0F8DA334B06494003D770EC34451C40A1038184170649401867672CF53F1C40E66E21D96D054940E0556A51FA3D1C40C5D1B0732E054940C14EFBF72A3B1C40C4F17C06D40449403FCDC98B4C381C40633722CE79044940EFA9413D22331C40DC813AE5D1034940B381CF6ADC2E1C4094DDCCE847034940225C5C3EED2B1C40240CA8DCE90249403BF59210F6271C40437AE5D5940249400102000000520000008D497F2F853F1D4006D61643DE1D4940CB87A06AF4421D40FA394F86F41D4940C41F8F2AD4441D407561FFD0271E4940529A722ABE461D40D10DA8925C1E494000B78201DF481D4012047E43971E4940148DFF4CCE4A1D402B9B83B1CF1E494082BC68D9A44C1D40A0D7E951021F494097E99788B74E1D404CC631923D1F49405ECAAFD5D4501D40643D5A41781F4940393F0FFFFA521D40A4135333B51F4940A8716F7EC3541D40DD932CCCE71F4940278689AB6F551D4018E071400120494063D927DB1B571D40F6B52E354220494025856863DB581D40E58810B287204940A881D547965A1D40278E97C9CB204940A7F2D13D465C1D40C881B28410214940BCFD03F6E25D1D403C31EBC550214940722FD571A15F1D404F84C3C194214940425B73EC45611D40B785425FD52149403DA29D2EE6621D406D6CC03115224940ABDED04A10641D40FCA9F1D24D224940147EA99F37651D405D0D9AA784224940C8A4750AA8661D40C3589533CA224940D80A3FDDE5671D40F10B546B06234940EA3D3A1A2C691D40F5673F52442349409D97D41A946A1D40C713419C872349404D2146BE016C1D400370FD05CC2349401E1A16A3AE6D1D409F4DFD721C244940E86F9DDA746F1D40328A2F24712449400A6CCEC133711D4007FEA666C5244940D757B2BEDC721D402CC5E97F1425494000879A3281741D40BC421F2C632549409D0C33D9E4751D404CFF9254A62549406657B5FF5C771D400471C394ED254940D98640E4E3791D406513AAE518264940F3AE7AC03C7C1D40155F48E240264940CA8A86318E7E1D40187B2FBE6826494076DA649EA6801D40FA2E00E88B264940949FF94102831D40875C0421B4264940891A3B9798851D4082D71D41E02649408B11D3CFE5871D404AAD41A907274940F09F13E74D8A1D40AC13E17030274940C3A8FF07B38C1D400E4C6E1459274940845D5ECA0A8F1D40232F6B628127494052932A9B83911D4020CA6141AB274940895BAA775D941D4072080BDDDB274940AEC497E4DB961D4033CDCF68062849407AA9D898D7991D402A16647039284940F750ECB2A99C1D40410E4A9869284940488AC8B08A9F1D40BE5B0F15992849408A4D1A59E8A11D403EF5FEF5C0284940E6F857456EA41D40163E117AEC2849405DA9674128A71D4088CFE7ED192949403ADE2E4503AA1D40D57E6B274A2949406A392BFDDFAC1D400FBDC5C37B294940A1713CFABAAF1D40311BAE1FAC294940D7D7046223B21D4003171A3ED8294940B686527B11B51D4087B7BD93052A4940C11259B5B5B71D403375B22F342A49400B84F81B48BA1D406BCC35165E2A4940A3B437F8C2BC1D40CDD07822882A494079399105F1BE1D40A154562EAF2A4940C82AA5677AC11D40FC7B84F5DA2A4940340A93F30FC41D40D4B029A1052B4940922F57F5A8C61D4005B5CEAE312B49407B354069A8C91D40C2752046632B494099558E7F55CC1D405B8EA1AD942B49406E60617770CE1D407327220DB82B49400F04125ECCD01D40DC566941DE2B494093C60D64E2D31D40F1564C5B122C4940742D5A80B6D51D4076CCD47F312C49407C8AD29453D91D40541C075E2D2C4940DD84D61E51DC1D4020CDFD7A2A2C4940CE86A17A10DF1D40815770E4262C4940BB29E5B512E21D403A9DBF643E2C4940095ADCDA1DE51D40984F560C572C49400C9F63F668E81D408B8D791D712C494006A62E7480EB1D40E3C4573B8A2C494029113C1977EE1D400174F3E8A12C4940F01F668A94F11D40B3C8C04BBA2C494093BE5AFFF8F41D408DAA7015D52C4940C466DBC424F71D40028AECDEE52C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23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/>
          <table:table-cell office:value-type="string" calcext:value-type="string">
            <text:p>0105000020E6100000020000000102000000030000001879F2B3696E224000958557186D484079FD9309096E2240013B9226396D4840E285634CB06E2240F48F1903466D484001020000003E000000530031AE5D6B224047A34CB4F5834840AA9212CCE26B22406C75DE6BAD834840F1CD80C4C06C2240627D4D2036834840FD016AC5926D22406C8198DFC4824840D860866B5A6E22408C2BD3D45782484085645CCC2A6F22402A45E169E8814840B264332CEB6F2240601F420180814840B7FFB748907022405D058C892881484053AF004B53712240C974E8F4BC804840776A2E3718722240BE37E1B952804840A153EB5800722240C90567F0F77F4840520BCAD9E0712240CC01CCC6947F48404F379A6DB8712240EBDB93D1127F4840E535655D92712240B4661A03A17E4840FC1A498270712240A5EE14BC327E484059FCA6B052712240AC0892D2C77D4840C85F5AD4277122403A4A1410497D4840D96729B407712240768588E5E07C484026C632FD127122402959F388767C48409ED733DF1C712240E81FD84C197C48405C5E1498A9702240EFB32506DC7B48409D5A6C49FD6F224019D5D8147E7B48408611B177356F2240F7A3F2C0117B484075159C0B6D6E2240B22C98F8A37A4840695F2F03846D2240D619845E247A4840CC54771B8A6D224089618731E9794840D03989528C6D2240891A3B9798794840620F92AA926D2240D81D41E037794840960DC6E3FD6F224043610619B77848407F9CD5A7C1712240722BCE6273784840D72A0B708B732240D8ECED3B2B78484020FF16AE587522403819B03FE4774840FE6E70D86C77224032B907D7927748400E8FB39F7B792240B0F5FBB440774840440C8519647C2240B2097AB999764840BF9CD9AED07B2240CD22145B41764840F629C764717B2240B6D9FDCF067648405481A499387B224003AAC99DE375484047938B31B07A22405DFC6D4F90754840ED9C0BC8037A224093F0733227754840A85DA7EC4F79224025CC5944B9744840C54D57C1B9782240CDF56C0CF0734840B130E994EC792240A8F45D5B89734840C00644882B7B22409C7DD41522734840D74922A0677C2240470C9645BC724840625BF56F4D7C22409B98897D5D7248400074982F2F7C224004159F4CED71484002EA1736147C2240C09A030473714840672D05A4FD7B2240C15CE6CF127148402F69311DDF7B2240905CED17A270484025D5D237C47B22402302C41330704840654DD136A37B2240B3913534AF6F484052370653837B22403620425C396F48407D8857A3687B22407395383CCE6E48404496BB85647B22400517D0B0BD6E484020AEE64A4E7B22400406499F566E48407A1F477364792240BE9877E62F6E48406B6B9FE980772240E43DBD08096E4840884215489A752240F2E8EB9EE16D4840F827A72CF9722240C4633F8BA56D48405CBDD419297122401903EB387E6D4840E285634CB06E2240F48F1903466D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1017"/>
        </table:table-row>
        <table:table-row table:style-name="ro1" table:number-rows-repeated="10482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ückbau neu" table:style-name="ta4">
        <table:table-column table:style-name="co1" table:number-columns-repeated="2" table:default-cell-style-name="Default"/>
        <table:table-column table:style-name="co37" table:number-columns-repeated="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scn_name</text:p>
          </table:table-cell>
          <table:table-cell table:style-name="ce95" office:value-type="string" calcext:value-type="string">
            <text:p>Projekt</text:p>
          </table:table-cell>
          <table:table-cell table:style-name="ce1" office:value-type="string" calcext:value-type="string">
            <text:p>Startpunkt</text:p>
          </table:table-cell>
          <table:table-cell table:style-name="ce1" office:value-type="string" calcext:value-type="string">
            <text:p>Endpunkt</text:p>
          </table:table-cell>
          <table:table-cell table:style-name="ce1" office:value-type="string" calcext:value-type="string">
            <text:p>Spannung</text:p>
          </table:table-cell>
          <table:table-cell table:style-name="ce1" office:value-type="string" calcext:value-type="string">
            <text:p>Leistung (MW)</text:p>
          </table:table-cell>
          <table:table-cell table:style-name="ce1" office:value-type="string" calcext:value-type="string">
            <text:p>Anzahl Kabel installiert</text:p>
          </table:table-cell>
          <table:table-cell table:style-name="ce1" office:value-type="string" calcext:value-type="string">
            <text:p>Anzahl Kabel Rückbau</text:p>
          </table:table-cell>
          <table:table-cell table:style-name="ce1" office:value-type="string" calcext:value-type="string">
            <text:p>line_id in model_draft (neue Daten!)</text:p>
          </table:table-cell>
          <table:table-cell table:style-name="ce1" office:value-type="string" calcext:value-type="string">
            <text:p>geom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0105000020E610000001000000010200000009000000082E45A8084E1A405AB9BCDEA2B64940082E45A8084E1A405AB9BCDEA2B649404B1C1E673F4F1A400BC160EDDEB64940A4DEF87F7A501A403FCFFAEF1CB74940E2E1E24D23521A40B82407EC6AB749405FD72FD80D531A4012D66B1F97B74940AF0CAA0D4E541A409B92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0105000020E610000001000000010200000005000000DB31B57C077E2340187642035B7549403723DE95B87D2340D01BDDF75E754940C9E9EBF99A7D23409459187D6075494038B41204D97C2340E8E8A7EE8075494038B41204D97C2340E8E8A7EE8075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0105000020E6100000010000000102000000080000003886B57EB5AA1D40C4FE8BAF80BA49401FF7ADD689AB1D405C35745886BA49406F51C13CBFAB1D40F621140088BA49400232CFA513AC1D40A8EE25E88ABA49403FC2D5A656AC1D40A77224E18CBA4940F45FD67A75AC1D40B2BE81C98DBA49406E6C1BEB87AD1D407B8B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0105000020E6100000010000000102000000040000006E6C1BEB87AD1D407B8BE2B08FBA49406E6C1BEB87AD1D407B8BE2B08FBA49407F38A34165AF1D403395D97B4CBA49407F38A34165AF1D403395D97B4CBA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0105000020E61000000100000001020000000400000054C14DEBDBB61D40423D224B8BBA494054C14DEBDBB61D40423D224B8BBA4940D2AA967494B31D403C51121269BA4940D2AA967494B31D403C51121269BA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0105000020E610000001000000010200000004000000D2AA967494B31D403C51121269BA4940D2AA967494B31D403C51121269BA49407F38A34165AF1D403395D97B4CBA49407F38A34165AF1D403395D97B4CBA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0105000020E61000000100000001020000001E00000054C14DEBDBB61D40423D224B8BBA494054C14DEBDBB61D40423D224B8BBA49400F588341E3BB1D4081A8458EBEBA494027A94C3107C11D40785B3343F4BA4940F312526D26C51D40B295E1896ABB494046C88A2B78CB1D40503750E09DBB49409BF342F0AED11D40FA38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0105000020E61000000100000001020000000B000000EAACBB1EF1181A4055F99E9108A94940EAACBB1EF1181A4055F99E9108A94940792FAD3C371B1A4082881E42A6A84940A48A879C631D1A40FBAEAD4445A84940D8C45D18441F1A4077137CD3F4A74940388D486F13211A4083667C04A3A7494072885D8022231A40E15A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0105000020E610000001000000010200000004000000A8469EDACF281A4024731BC352A64940A8469EDACF281A4024731BC352A6494012D033AC98281A408833BF9A03A6494012D033AC98281A408833BF9A03A6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0105000020E610000001000000010200000025000000082E45A8084E1A405AB9BCDEA2B64940082E45A8084E1A405AB9BCDEA2B64940017CA64D8B481A40F9A23D5E48B649408DBB9C6DC9451A408E5E0D501AB64940D8947549E6421A40C417DCC5EAB549404EF96B0D00401A4024980FADBAB5494002B38C1E093D1A401363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0105000020E610000001000000010200000004000000EAACBB1EF1181A4055F99E9108A94940EAACBB1EF1181A4055F99E9108A9494019247D5A45171A40B8CD548847A9494019247D5A45171A40B8CD548847A9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0105000020E610000001000000010200000006000000AE4786C1A1741A409120A68E9FBC4940AE4786C1A1741A409120A68E9FBC4940ECDFF599B3761A4049895DDBDBBC4940FF5B6ED51A771A4013BE52F1DABC4940042AD2B30F781A40EDE6F39BD3BC494030DAE2C432781A4073BAC7B7E6BC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0105000020E6100000010000000102000000170000003AE40BFF8E551A40B7A62F3A0FB849403AE40BFF8E551A40B7A62F3A0FB849406F4A79AD84561A40826962CB3CB849402AB1C6342E571A400DD06C0D5BB849405BD5928E72581A4053EDD3F198B84940BACB3450CF591A40B5D5F6C0D8B84940CA6BCABA245B1A40EE9A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style-name="ce96" office:value-type="float" office:value="12" calcext:value-type="float">
            <text:p>12</text:p>
          </table:table-cell>
          <table:table-cell table:style-name="ce96" office:value-type="float" office:value="6" calcext:value-type="float">
            <text:p>6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0105000020E610000001000000010200000006000000ADEE47403B861F40B54016FDFC214A40ADEE47403B861F40B54016FDFC214A4017D3F13DC8871F40DA5C908884224A409663B2B8FF881F40CD6B36A0EF224A4033E54350358A1F40F6A7435D5A234A4033E54350358A1F40F6A7435D5A23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0105000020E6100000010000000102000000C10000001C3E8E8B0FC824400FF62686E48049401C3E8E8B0FC824400FF62686E4804940FDFB8C0B07CA2440B64DF1B8A8804940D83A27AC43CC24402CDE23F664804940F8359204E1CE2440AEE584BF158049408ED948C8F6D02440AAEBF593D67F4940EB3DF08C11D424408E92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0105000020E61000000100000001020000001A0000005707E52263C22340EF844D53BA7E49405707E52263C22340EF844D53BA7E4940C770D0B936BF2340DE6575615A7E49404BA9F00CBFBC234072FBE593157E494032D582CDEFBA2340DF2F0B92E37D4940FBD577D90AB92340E82E2EFAAF7D494050BC1468C1B52340E754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style-name="ce96" office:value-type="float" office:value="12" calcext:value-type="float">
            <text:p>12</text:p>
          </table:table-cell>
          <table:table-cell table:style-name="ce96" office:value-type="float" office:value="6" calcext:value-type="float">
            <text:p>6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0105000020E61000000100000001020000001E000000F0A65B7688F72340DDA799A4E87D4940F0A65B7688F72340DDA799A4E87D4940C28A53AD85F52340BD93AA48E07D494019F2BEE089F32340C289E8D7D67D49406C9BE27151F1234020042ED9C27D494070A24C593CEF2340D61F6118B07D494043B74DA72BEE234006A0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0105000020E61000000100000001020000002100000075305173A82D2440BC59283EE37F494075305173A82D2440BC59283EE37F4940C821872DE22C2440D7581D948B7F4940B7099C114A2C24406AE85553487F49403D3FD69D382A2440A89D503EF37E4940CB5C2A807328244074B44F6CAA7E494046B75ED3832624404F35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0105000020E610000001000000010200000007000000829A1029BC9223404A3E1B5EB5794940829A1029BC9223404A3E1B5EB579494003F1153834902340929CA7959D794940302DEA93DC8D234062D80693877949405AD3612AA28B23404FCBB4A2727949408E61A989998823403A059E20567949408E61A989998823403A05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0105000020E61000000100000001020000000E0000008E61A989998823403A059E20567949408E61A989998823403A059E2056794940641CC81FB18623404D8B55DEE97849409A34FC5D8E8523406235F169A9784940C5138B29A284234089F2052D247849409C487A62E78323403C08F0CCBA77494066CA3D13508323400E21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0105000020E6100000010000000102000000170000009846DD184C5124404406A85FD88149409846DD184C5124404406A85FD8814940CA7CF612195024407A9274CDE4814940AB460AC09A4E24404805A96FF48149400BFB2C85F64C2440AA317C9F05824940ED1AE3795F4B2440DDC545FF158249409A42E7357649244080A7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03" calcext:value-type="float">
            <text:p>1803</text:p>
          </table:table-cell>
          <table:table-cell office:value-type="string" calcext:value-type="string">
            <text:p>0105000020E61000000100000001020000000E000000D80638CEB767244026B1FF95F0804940D80638CEB767244026B1FF95F08049405E4A5D328E652440475854C4E980494084B64192FE632440B387516BF5804940884A2366F6612440DBBB500A04814940A230838CDB5F24402CF933171381494092F76008EF5D2440E4D3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0105000020E61000000100000001020000002D0000009F0D542179C62440FCB6161C148149409F0D542179C62440FCB6161C1481494057CCADB59CC4244009CE740A4D814940FC7A19202CC22440544F30AD97814940551454F943C024400C34E900D2814940BF66B96C74BE244043D02C640982494026E9F582AABC24409235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0105000020E610000001000000010200000004000000BC86CF8C349F20402EAC1BEF8E814840BC86CF8C349F20402EAC1BEF8E81484080A1478C9E9F20402CDBE27558814840ED4749216EA020402DA925562881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0105000020E610000001000000010200000005000000D68ADB0D47E42940919F8D5C37484A40D68ADB0D47E42940919F8D5C37484A4045042D6EEDE2294065AFD2382F484A409956F95404E22940FADE3A5A30484A40FC3670821FE22940FF90185DF347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0105000020E610000001000000010200000052000000D68ADB0D47E42940919F8D5C37484A40D68ADB0D47E42940919F8D5C37484A4088365BD482E6294059F4F34B69484A40959AE21698E62940E2FE6D60BC484A40150E7338A9E629406C1ED14E17494A40B9043B59C5E62940E6B6D8486D494A40B30E4757E9E629400E5A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0105000020E610000001000000010200000009000000BF61478897A020407CA1DBA6D3804840BF61478897A020407CA1DBA6D3804840AB3BBB2132A1204002C4B876FD804840689CE16135A1204038B81913078148402C22D45636A120400DD1D7E209814840EEF77AAD3AA1204042E7DABC16814840F8C19E1B3FA120404DDA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0105000020E610000001000000010200000043000000BE512B4CDF7F20404CC054D8B16C4840BE512B4CDF7F20404CC054D8B16C48401D1549055F7E20406967E2676D6C4840B33E8ADFB97C20401D098F91476C48408F22C6C6177C2040F0DD8BD4206C48400FA4E6069E7A20409665E31CD06B4840D3ECCBE37A792040EB3A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0105000020E610000001000000010200000045000000BF61478897A020407CA1DBA6D3804840BF61478897A020407CA1DBA6D3804840F1B9B8324DA12040A69AFE918E804840D5A535BC0FA2204068CD340642804840BEA19520C8A22040BC65E2B1FA7F48406724E76965A3204053729879BC7F48408C8E3FAC92A32040E6B6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0105000020E61000000100000001020000000900000018ECE2C2BE3D204057E7F385495A484058B5FF5C8F3D204018EDF1423A5A48404C0D7E2C8E3C204062CE7D83405A4840B4999E0B7E3A2040E4D7B4F74E5A4840EFD176A79638204055C4E9245B5A48402280E552A636204012007734695A48400230F9FAB5342040DC31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0105000020E610000001000000010200000004000000A211B33C96A41F402EDD78372A4048406DF019E489A31F400C2252D32E404840380E61A17BA31F40096DDEDD6F404840380E61A17BA31F40096DDEDD6F40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0105000020E610000001000000010200000005000000BAD1FE6A597F204099FEDC19546C48407D934B885E7F2040541AD6F95C6C484022F2A7D7777F204081CE4994626C4840805D972BCD7F204036A094FF7F6C4840805D972BCD7F204036A094FF7F6C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0105000020E610000001000000010200000008000000ED4749216EA020402DA9255628814840F0045669E6A020401F12BEF737814840B70BCD751AA120409B2FE53224814840AE41A90716A12040FB7C94111781484027E60FBC10A12040860DAA68078148406B85E97B0DA12040BA5972CBFD804840BF61478897A020407CA1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0105000020E6100000010000000102000000360000007B698A00A7172140BC0276DABFB748407B698A00A7172140BC0276DABFB74840FCA71B28F0162140F712190C64B74840B3B96A9E231621400F95905907B748405487269A51152140FEE54988A8B6484018737C597F142140A0B998B047B648403817DA9486152140E67D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0105000020E61000000100000001020000000D000000BC86CF8C349F20402EAC1BEF8E814840BC86CF8C349F20402EAC1BEF8E814840ACD2CC49DE9F20404703780B248248403C45589E51A02040607072648A824840FCF37EEDAAA12040F01582C1DA824840CB4DD4D2DCA22040E70874812683484005CC327A24A420402A8D3D2075834840498446B071A520408EC1D4E0C7834840658401953BA52040669B65602E844840F1283A3712A5204010289B728584484048832568DDA4204004290C25EE8448406D054D4BACA420404B427D26568548406D054D4BACA420404B427D265685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0105000020E61000000100000001020000004E00000068CCC93093D120404D237722D28B484068CCC93093D120404D237722D28B48402DD560753FD2204069684D3D1C8C4840B2D58ADB0DD320400401D7BA798C4840F121F2A7D7D32040F1AB2814D88C4840657BE35AA3D42040809C3061348D4840DFD9C3036FD52040213AA9D4918D48403CCC4D8A45D6204042EC4CA1F38D4840D6E830BA17D7204059B4EF40538E48400CB32B88DCD72040AE3C92DCAB8E4840F6C07DD3AAD82040491DD3C9088F4840573E703A6ED92040BC140D08638F484065C0FE9023DA2040928EBCBDB58F4840AF1E413BF1DA2040081D195014904840AC504942C7DB2040719B5F83749048401E6A807797DC2040A10D654DD1904840E250099975DC2040D44F9374289148404897EDF950DC204009A7AA758791484036316EB42DDC2040DD14EA44DD9148400C27C4B70BDC2040718EDF803B924840EBA97A9EE4DB2040A1377062A39248404E0350D6B9DB2040A75B1BCF0C934840F610E8A793DB2040B2E0D979769348403F86D8AA6EDB2040241DD434DE934840CEB2823A40DB20400A7EC0A84994484002744EA214DB204052C543CEB19448409B2386787FDB20407151D26817954840BE6E1118EBDB20403D0D18247D954840B76E394D55DC20405646C8E5E49548408573B279C1DC2040D9637D5E4C964840C01AB1602CDD2040AC3E575BB1964840D19E268E97DD2040AC49A6F919974840E242797A00DE2040FA6D3E6480974840DD627E6E68DE2040977D0D77E497484071804F62C6DE2040F773AF3841984840F9D802E731DF2040E6A37B8CA8984840ABE4AD049CDF2040B87E55890D99484079E9263108E020400C8E379E74994840199E4DFD72E0204055C7855EDA994840FB19283ADCE02040047058BF3E9A48406F298CD24AE220404D0D7E2C8E9A4840E7D54A32BCE32040FA9D2633DE9A48403801E19E42E52040C968D3C7329B48404163CB97BCE62040582250FD839B48408419AE6939E720404DCA935ADE9B48403492F3B4B2E7204079495288369C484095F1EF332EE820408795C09C8F9C48401355AEA6A1E82040AAEE3614E39C484060E003858BEA2040D462F030ED9C4840BC00A02F62EC2040DA3C0E83F99C48406B0DA5F622EE2040C28DEFE6049D48404795BC9580EF20403C702942459D48406B4B1DE4F5F02040F5A512F9899D48401C2F38DE78F220409BDA6333D19D4840D50F45DCF7F32040DCED1FB0179E484045B1266085F5204087AB5ED9609E4840E70DE66503F72040CF95F727A79E4840AF8E2D1565F82040EF5A423EE89E4840662085A1C4F9204021A523CA289F4840ED08F19249FB2040685B7281709F48400FBC5AEECCFC2040310A82C7B79F48400FAECACF57FE2040FB14B655FF9F4840BC1F5CA6CBFF20406C98A1F144A0484060D67A7544002140244AD63CA2A0484029AB3308BD002140834EAD6301A14840137EA99F37012140F9AEF7D15FA14840E6643D10B40121409389004CBEA14840D137B3A72E022140828241881AA24840D0F41263990221400E10711871A24840FDF3D9A61D032140E224CD1FD3A24840E20918B8970321404CEBCAC232A34840F69782DA140421401B1B159392A34840F159E894910421405F89F667F5A34840D09211610D0521406414BA0155A44840D37943D087052140EC83D151B3A44840FD8BFBEA05062140BBFBD29112A548400691FB0C5E062140BE31A94654A548400691FB0C5E062140BE31A94654A5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105000020E6100000010000000102000000060000009DA8007388CB20407117AB178D8B48409DA8007388CB20407117AB178D8B48408D4E4CCDD4CE2040AF354A4D718B484042881A3B97D02040E65DF580798B484068CCC93093D120404D237722D28B484068CCC93093D120404D237722D28B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105000020E61000000100000001020000001E0000006D054D4BACA420404B427D26568548406D054D4BACA420404B427D26568548408F8CD5E6FFA520407C1B51908E8548406528DD4C3BA72040FACB3857DE854840085A8121ABA72040F7D9B749FB854840651069650CA920400A81012956864840F5763A4668AA204029C297D3AF8648401F882CD2C4AB2040085C57CC088748401F6BA1BF2BAD20403303F0AA62874840002B76EA80AE204088855AD3BC874840470D5CD4DDAF20402544F982168848407C94B65D0DB1204069BA8DBC6288484093A6E617CAB22040BEEF294A538848407EE13A6B5CB42040E9FB04AB45884840A03B1CB85EB6204039D6C56D34884840615DCB1AABB7204027625B5029884840608CED5AE7B820401334C1CB67884840D5AD43DA6BBA20409F149CB0B3884840B04F4A52E3BB20402B57D350FE8848407E0F4D8F5CBD2040ED50A8024989484044280010C1BE20405859DB148F8948409938A8B349C02040F5B814FCDB894840CFBC1C76DFC1204061E4654D2C8A484030BABC395CC320405EAE34DF778A4840C1A50815C1C4204046065ED2BD8A4840B4869C082CC620408156AA55058B48403DBDAD4F94C72040A4C684984B8B48408D83A6800FC9204060CFD72C978B48409DA8007388CB20407117AB178D8B48409DA8007388CB20407117AB178D8B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0105000020E61000000100000001020000001100000015AA40D24C6C2A401BCE46F828574A4015AA40D24C6C2A401BCE46F828574A40E08A1FBEA76D2A400D99E1F54F574A40DE150B8D716F2A4093B0CAE083574A401092AA926D712A40B8239C16BC574A40BB87DFA870732A40B10518F1F8574A400FD76A0F7B752A4086A1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0105000020E610000001000000010200000008000000076BF706BAF52A401C1252126D504A40076BF706BAF52A401C1252126D504A40E113460E6CF82A40925ACDDF29504A40F06888CF42FB2A40725303CDE74F4A40651D8EAED2FD2A40F00687CDB64F4A405A6034D021012B40AF89BB30884F4A40B32781CD39042B40549F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0105000020E61000000100000001020000003E000000B32781CD39042B40549F9A81804F4A40B32781CD39042B40549F9A81804F4A40A64BFF9254062B40CBF78C44684F4A4026A13E13AB082B40F9382E3E604F4A40FEE4DEB2F90A2B40D3753CC1594F4A40286C9AD2550D2B40604F8589504F4A405C5B785E2A0E2B40F68A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40" calcext:value-type="float">
            <text:p>2040</text:p>
          </table:table-cell>
          <table:table-cell office:value-type="string" calcext:value-type="string">
            <text:p>0105000020E6100000010000000102000000360000008D2AC3B81B942A4061F3BBFAC2594A408D2AC3B81B942A4061F3BBFAC2594A404662821ABE952A40938E72309B594A400CDB0539DE972A407649E6A26B594A406839758AFA992A40F05F0FDC37594A40C4B1D3B4309C2A40220CF26904594A4031D461855B9E2A406910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0105000020E610000001000000010200000008000000DF14FB7035872A4039883144A9594A40DF14FB7035872A4039883144A9594A4020FF16AE58892A40100FBCB5A7594A40783DE2A1398C2A407C9DD497A5594A402A3E3E213B8F2A4069AD68739C594A4006114EB0A4912A40F00BF9B193594A408D2AC3B81B942A4061F3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12" calcext:value-type="float">
            <text:p>2212</text:p>
          </table:table-cell>
          <table:table-cell office:value-type="string" calcext:value-type="string">
            <text:p>0105000020E61000000100000001020000000400000054D1B3B4AEF82340A26C25CF50E24A4054D1B3B4AEF82340A26C25CF50E24A40044AF9FF27F9234059D878550CE24A40F7CBC97921FA2340B9ED066315E2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13" calcext:value-type="float">
            <text:p>2213</text:p>
          </table:table-cell>
          <table:table-cell office:value-type="string" calcext:value-type="string">
            <text:p>0105000020E6100000010000000102000000AA0000007E025765387423408D1F37484D254B409639A7A32D74234068F5C42929254B4002E77BFC94752340C5CDA96400254B405FD9603CDE772340526C6006BE244B404F1CE5057D7A2340BA6702EA72244B40363C6299237C2340DE9B3AEA43244B4045B86EEFBF7E23408379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14" calcext:value-type="float">
            <text:p>2214</text:p>
          </table:table-cell>
          <table:table-cell office:value-type="string" calcext:value-type="string">
            <text:p>0105000020E610000001000000010200000004000000F7CBC97921FA2340B9ED066315E24A40B1C22D1F49F92340D5D97F530EE24A4054D1B3B4AEF82340A26C25CF50E24A4054D1B3B4AEF82340A26C25CF50E2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61" calcext:value-type="float">
            <text:p>2261</text:p>
          </table:table-cell>
          <table:table-cell office:value-type="string" calcext:value-type="string">
            <text:p>0105000020E610000001000000010200000008000000F7CBC97921FA2340B9ED066315E24A40307EBF3D74FA2340C761D5C512E24A408399000D80FA23401DFC0E8F0EE24A406825ADF886FA23408900F1040CE24A400B4F43AF9AFA2340D49CBCC804E24A4071299DFEA2FA234041BB438A01E24A40F35597F848FB2340E595 (...)</text:p>
          </table:table-cell>
          <table:table-cell/>
          <table:table-cell office:value-type="string" calcext:value-type="string">
            <text:p>NOCH MEHR?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0105000020E61000000100000001020000000800000037CC2B3295F52340B461A81EC4DF4A4037CC2B3295F52340B461A81EC4DF4A4037EB426271F623408C72C4B535E04A400C1A9F6E45F723401263E30BA4E04A40AAB3FFA61CF82340BB3D528E13E14A40D0AD2182BBF92340C4BE53B769E14A40F35597F848FB2340E595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264" calcext:value-type="float">
            <text:p>2264</text:p>
          </table:table-cell>
          <table:table-cell office:value-type="string" calcext:value-type="string">
            <text:p>0105000020E61000000100000001020000002C0000006F7143424A922340C1E5B16664DA4A406F7143424A922340C1E5B16664DA4A40AF9C18ED4C942340D03A996EC8DA4A4073497ABDA09623409DDD5A26C3DA4A40438E52AE95992340162D8A6885DA4A40647EC9213D9C234050D65EFA4DDA4A40A8F45D5B899E2340564D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0105000020E610000001000000010200000006000000C13E952E588D2340F35597F848D94A40C13E952E588D2340F35597F848D94A40702AAD1ADF8E23406E3656629ED94A4045C1E7E2CA9023400B7778190FDA4A406F7143424A922340C1E5B16664DA4A406F7143424A922340C1E5B16664DA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268" calcext:value-type="float">
            <text:p>2268</text:p>
          </table:table-cell>
          <table:table-cell office:value-type="string" calcext:value-type="string">
            <text:p>0105000020E6100000010000000102000000050000006E8F392A92F2234055D68052FEDE4A406E8F392A92F2234055D68052FEDE4A40715CC64D0DF42340ED003E2E60DF4A4037CC2B3295F52340B461A81EC4DF4A4037CC2B3295F52340B461A81EC4DF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0105000020E610000001000000010200000021000000152411757A892340DB1B7C6132D94A40152411757A892340DB1B7C6132D94A40F84086E9D6862340B9EC6BB823D94A40F19183C8D8832340A32996B613D94A40F4B6E3970B8223403DCFE9C3C4D84A401A8057152B8023403E80A03770D84A40D82AC1E2707E23405A32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0105000020E61000000100000001020000000600000031293E3E217B1A404E2EC6C03AA1494031293E3E217B1A404E2EC6C03AA14940FC92E8C0CD7D1A409D983FF042A14940D4AFBECB56801A40A888789043A149405C9EBDE94C801A40AEBEBA2A50A149401CC5CB54D9801A4042A17AB55BA1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326" calcext:value-type="float">
            <text:p>3326</text:p>
          </table:table-cell>
          <table:table-cell office:value-type="string" calcext:value-type="string">
            <text:p>0105000020E61000000100000001020000000B000000D64F49E70D691E40923534AF34AC4940D64F49E70D691E40923534AF34AC4940F73E5585066A1E4065856C6AEAAB49406045A1C0966A1E40C7AAF70AC1AB49402F2350583D6B1E405254EC1E8FAB49403C7606FCD06B1E409E9F3DF262AB494082B861CA766C1E40BDC0519731AB4940959F54FB746C1E4088F13F9E02AB49408F52AE95756C1E4029F62BF8C8AA49404B76114B6F6C1E40E3F2695F8AAA49404B76114B6F6C1E40E3F2695F8AAA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328" calcext:value-type="float">
            <text:p>3328</text:p>
          </table:table-cell>
          <table:table-cell office:value-type="string" calcext:value-type="string">
            <text:p>0105000020E610000001000000010200000035000000785ECF7C736C1E4052FC732C4AAA4940785ECF7C736C1E4052FC732C4AAA4940947F773C776C1E405602188513AA49406457FF8C776C1E408F88CED7D1A949405D7AEA47796C1E4074CBB3379DA94940633722CE796C1E40BA2D36525BA94940FA94AD3FD36C1E403143E38920A94940E8285140246D1E402EDC03BEECA8494050D1EC15716D1E40F4661E0AB0A849402D4BCF4FCC6D1E403895568D6FA8494081632A583E6E1E40DEEBA4BE2CA84940AB7CCF48846E1E40B9C08AF8F3A7494065A3BD0BA5701E4066039FD5B8A749402820370D9B721E40778F222180A749409A40B6D1A5741E4042D13C8045A74940E90FCD3CB9761E400D8920730AA749402838ABF4C9781E408442A962CFA649408EDAB39DA57A1E40DB8827BB99A649405883E629617C1E408992358F68A649407BBBCA7FED7D1E40FF00101C3CA64940320972AB7B7F1E4058563FDB0FA649402516E75E16811E4028FCADF8E1A54940D95EB0C0FC821E4049D345AFABA54940633F30ECD5841E401D7D27C176A54940E8429BD2B0861E403EC4509841A549406DD910D209871E400E7BEB0D08A54940D9CF622992871E40463470F6BDA449403D52335AFD871E400D3B8C497FA449406E4CF49E6F881E40760360973CA44940AE3DA2F8E7881E4070DD83C602A449401DCA501553891E40E2218C9FC6A349409C4DEC46C4891E40F1506FA186A34940A36CDB41368A1E403C0ECD8646A349407F198C11898A1E4071ADF6B017A349402D184B47EF8A1E400C23BDA8DDA249400EF6CBCC718B1E401338C8DA95A2494045A165DD3F8E1E40F038454772A249404143A44BA4911E404DA7D0D446A2494051BFB0A140941E405982D60D25A249404C8B9F6B04971E4082D8E3CF01A24940771C9A0D8D9A1E4094C90457D4A149409093782FAD9C1E401FF57C72B9A149408D1CD8E033A01E4016DD1F949CA14940B773AB3132A21E403675C35B8CA14940855BE3D81FA51E40D1D1AA9674A14940CF8EAF986CA71E4081A0377062A14940A9A624EB70AC1E4007AF0221FEA04940CF50DCF126AF1E40A631B500C8A0494005DC9843F7B11E40BDD6941A90A0494056D39A8B64B41E40CAA0246E5FA04940EC2983B410B61E402860E05E3EA049404277EEE2A2B71E406E1F4D501EA049404277EEE2A2B71E406E1F4D501EA0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329" calcext:value-type="float">
            <text:p>3329</text:p>
          </table:table-cell>
          <table:table-cell office:value-type="string" calcext:value-type="string">
            <text:p>0105000020E6100000010000000102000000050000004277EEE2A2B71E406E1F4D501EA049404277EEE2A2B71E406E1F4D501EA0494059607E5D3CBA1E40EE6877A3EA9F4940B5A041542BBD1E40A0C4E74EB09F4940B5A041542BBD1E40A0C4E74EB09F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336" calcext:value-type="float">
            <text:p>3336</text:p>
          </table:table-cell>
          <table:table-cell office:value-type="string" calcext:value-type="string">
            <text:p>0105000020E6100000010000000102000000AB000000B5A041542BBD1E40A0C4E74EB09F4940B5A041542BBD1E40A0C4E74EB09F4940183D5C1723BF1E406100E143899F494098C7F54AB4BF1E4052949570329F4940C06A1B3515C01E40F3E0383AF89E49402AE4EF8398C01E40380C303DAB9E4940AEEAF6A3F2C01E4039002C3C799E4940B5B2333B41C11E402D7C7DAD4B9E4940ABD4473BC9C11E4014494FECFC9D4940B636E8A628C21E403EC1B45EC29D4940C9320E3F49C31E40BFD4CF9B8A9D4940A30ADA3FAAC41E40A70C7789459D4940B8B2446799C51E40FA34DDA1179D494091F2936A9FC61E406108EF61E59C4940192C8B78A1C71E40040E57BDB29C4940594F520548C91E40A5349BC7619C4940E989422674CA1E40E4631CC81F9C4940C4B3A95F8ECB1E4027529ACDE39B4940164ACBED03CD1E40F1259EFD929B49401AD8744EFDCD1E401E914A0C5D9B494041A19E3E02CF1E402FD516E8249B494076B4609802D01E40E5C7A9E7EE9A4940F6262B2BF2D01E4076BE4461BC9A49406425E65949D31E40DB43B1CBA69A49407F541E38C2D51E40BD32B962909A4940A39927D714D81E40FD3D67C17A9A49405F08DE358DDA1E40EB92718C649A49403303F0AA62DD1E40DADF7E654A9A494065ABCB2901E11E40683744262A9A49405D55F65D11E41E4040AC9223F8994940DF9C5B32D8E61E40FDE0D7A3CB9949400950F81164E91E4018546529A3994940380BC567FCEC1E40E26135F169994940EEE64E5546F01E40FDFF931A35994940FF9600FC53F21E40A9E6CD3C14994940DE9D1095A1F51E403BCF3351DF9849407A5FF0C407F91E4039883144A99849401E424B0D23FB1E406E58AE12879849400442469B3EFE1E400496B77E55984940781E262BD0001F40A22F18B72C984940B78DF5C3BE031F40FC90B75CFD97494083DEC0898D061F40D6517A4BDE9749404835913E52091F408D0E48C2BE97494099E2056C620C1F402E3993DB9B97494094437A408F0F1F406FD16E9978974940ED6C23F9A5111F40BD34EAC66097494005EA831BDF151F405EE62ACC31974940D2B99168B8171F40399CF9D51C974940B497C860201B1F408E4F125CF6964940B3C755760B1E1F40FE79BF76D5964940F16CEA97E3201F404A3E1B5EB5964940DB1A118C83231F4095E29986979649405BBFF451A1251F40D5287F524896494091AADCFA9F2A1F407115D56C2F96494096ED43DE722D1F405575EA2521964940A59C798379311F4041C4BC7D0C964940D908693288341F40089B9548FD954940AD24688297371F40B0CE8CD9ED954940B923F7CF2E3A1F407629649DE09549402644AFF5FB3C1F4065C16966D295494071A884CC3A401F4085590D2EC29549409BE4EC4218441F4095922FB2AE954940F05B63867C461F40E9BB5B59A2954940E9C880A2684C1F407863416150954940F9B7150CF84E1F4096253ACB2C954940AAB46A7CCB511F4075A8F0B105954940E893CB35BB541F405A64E025DD944940018C67D0D0571F40D52D967DB294494012D9AC9FA35A1F40E334E95B8B9449408460FA038A5D1F40E0BCDD37639449409A2DB4CE53601F408EFD76233D944940EDCA1DEC03671F4020E39BB7FB9349402660CF32E6691F404D3A257BDF9349405DF28986D66C1F40558DB9C6C2934940BBFF7EE7CD6F1F409A40B6D1A5934940D6FD0868C7721F40E4F8A1D2889349401636035C90751F40C8DFAC776E934940781CF5C6FF7B1F4089DE9854239349406BD212D0E97E1F404DD98E4E02934940D08250DEC7811F4075232C2AE292494085C65DCEB6841F4091D9B4ADC1924940F9BF232A54871F403B6CC779A492494041D42247DF891F408BE1EA00889249405EED725B6C8C1F406AE3E36E6B924940EC93371B86921F40F4250AE35D9249402056C9117C951F40B4A382D437924940AE516A8A5B981F40A4E716BA12924940676897CA369B1F40F275638BEE914940679C2BEF4F9E1F40F4E8A111C791494063CAD12D85A11F409E8CE0359E914940DBA3DC22D5A41F40E95B30027491494060F93DFBDBA71F4097E4805D4D9149401985138722AB1F403C6F63B32391494002028C1D43AE1F40AF415F7AFB9049409D2FF65E7CB11F40F91EE4ABD3904940C830822106B51F40632D3E05C09049401E8B12995EB71F40D03F0B53A5904940C3757BFFD5B91F409098EA138A904940B24F5B7E3BBC1F404A8A7E23709049406CEAE1708BBE1F40630E828E569049400ECB55E2F0C01F407779292B3C904940552EF94443C31F400D7B359B2290494083F68F2A2FC61F40056F48A30290494006B6943D53C91F4064BE7273E08F4940AC06BC276ACC1F40E7875B4FBE8F4940B249230B3DCF1F404A884DBF9F8F4940FC4E3860FCD11F400011D19E818F4940623832EAB5D41F40B63D3036638F4940F2738DE090D71F40CC4AEE0B438F4940346ABE4A3ED61F40E5F8FC8BFB8E494037B11B11E7D41F4097EFCFFBB58E4940262B757FABD31F4013ADCBDF738E4940080B822271D21F401D9B7862318E4940EC9ADA6333D11F4074C410EFEF8D49402D544843D7CF1F40EC7A585EA88D4940D31ADE077BCE1F40E7FB4E38608D4940D5EBBBC73ECD1F4003695ABD1E8D49409E407D70E3CB1F40B1AE658DD58C4940B5650AE764CB1F40210FD8309E8C4940D3A1783AFCCA1F409596DB076A8C49403340FDC286CA1F40DAD3C4F1328C49408644358012CA1F40BBD573D2FB8B494061AC6F6072CB1F40DBB1C7FABC8B4940329D3127C3CC1F40FBFDAC437F8B4940BADE365321CE1F403570F6BD3C8B494046BA9F5390CF1F40C2C6F5EFFA8A494079E860A2E6D01F4035A1A41BBC8A494004A7E3D649D21F40FDC79D2D7B8A4940936F5B00BFD31F406EA1D057358A49404B13A57334D51F406E776A89F08949409D195822ABD61F40C784984BAA8949407978CF81E5D81F40046674F684894940BCB1A03028DB1F40CA30934D5E89494094CE763BB1DD1F405DC64D0D34894940512047CE1DE01F4089A4CCBC0B894940F017B325ABE21F407629649DE088494020FE501F37E21F4081C1244B9C884940FB60191BBAE11F40A3F19FC95988494054B2F73D45E11F402544F982168849408378B878D3E01F40A696523CD3874940AC11B00C60E01F40841B8414978749405EF34F15F8DF1F4091F63FC05A874940BAA46ABB09DE1F409D7818A42A874940C8AFC4A810DC1F403917354EF986494071ADF6B017DA1F401DAACE0FC8864940A873452921D81F406045A1C096864940207CCD1720D61F4026F3D94B64864940F69782DA14D41F4099D0C9F73186494035EB313619D21F4001BE8003FF85494056302AA913D01F402746E059CC8549409DD3765D09CE1F40767BFFD599854940793D3D5BACCD1F40F26C455156854940CB259F6868CD1F40F39947591A854940302BB92F0CCD1F400A28791AD5844940CD029255B6CC1F409FEBFB7090844940358529255FCC1F40F0E192E34E84494092AA37B412CC1F40357227220D844940C8A7B68AB4CB1F4040941E3CC983494092BAF83658CB1F409E6CB9E985834940ADF078A40BCB1F40F50B1B0A44834940DF509DB3AACA1F40A7165B52FF824940D428C9DF62CA1F4017FEC2E1BB8249407871D17FC5C81F40FC2603F687824940C10644882BC71F4088D62F7D54824940BF558D1480C51F405C9AB6DA1E824940CBCE914BD2C31F40F42BE79CE98149409F36F4609CC11F4060347568A2814940FE86E4BF9BC11F400798F90E7E8149401368B0A9F3C01F40F5763A4668814940380D9B125AC01F406C7649415C814940DE53828BA4C01F402D5D8ABF5D81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546" calcext:value-type="float">
            <text:p>3546</text:p>
          </table:table-cell>
          <table:table-cell office:value-type="string" calcext:value-type="string">
            <text:p>0105000020E61000000100000001020000002A000000FAF202ECA3631E408C602D8892AC4940FAF202ECA3631E408C602D8892AC49409D37A9C365601E401629DE12CAAC4940EB7D99DEB45F1E40947DA19119AD49404F7CB5A3385F1E4047EDD9CE52AD494017A1D80A9A5E1E403A2F04EF9AAD49403346DA7C125E1E40440070ECD9AD4940D9E3CF01935D1E4074EDB02E13AE49409BF5189B0C5D1E40950D107118AE494000613B736A5A1E40650BF7802FAE494050F344C659571E40459039854BAE4940805FC88F9D541E40A370E25064AE49409E96C4FE57521E402853BB1578AE49408D4061F5EC4E1E40E98A08B595AE494062AB5F44364B1E40E0C1AAD5B2AE49407D78962023481E40D4D7F335CBAE4940BD4681F403451E4015D33BCBE2AE4940040E57BDB2411E40D23F1C7FFDAE4940097BC9B5573D1E405B80118F1FAF4940BA2AF5D14E3A1E4062F0D53329AF4940431B255415371E40FEA9A74533AF494026C4019942341E40290AF4893CAF49408BCF53D3E4301E4050F003464DAF49407F8747872C2F1E40D1C9F7318BAF4940FAEF66B2242D1E40ECF42801D6AF49403E1E447C712B1E40BB23AD4214B04940C3548E249C291E403F8E8B0F58B0494019A023A8D0271E402A2CA7F397B049403FDC1F39E3251E4053B5DD04DFB0494036EF93FEB9231E409F02058310B149400A32022A1C211E4031B77BB94FB1494020D26F5F071E1E4066EE6B6E96B149405A5BC2EB441B1E406381AFE8D6B14940A367695D59181E40CE1951DA1BB249402980BD1D3C161E403E997FF44DB2494019AE0E80B8131E40AD4F39268BB24940A832D6485C111E403994EBB7C0B249402E5338279B0F1E4083700514EAB24940A167B3EA730D1E4086EB51B81EB3494002953B7D4E0B1E401AA9F7544EB34940BD4C5EAE8F081E40612BB2E77CB34940BD4C5EAE8F081E40612BB2E77CB3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47" calcext:value-type="float">
            <text:p>3547</text:p>
          </table:table-cell>
          <table:table-cell office:value-type="string" calcext:value-type="string">
            <text:p>0105000020E610000001000000010200000005000000BD4C5EAE8F081E40612BB2E77CB34940BD4C5EAE8F081E40612BB2E77CB34940DBAC5516E0061E40A741D13C80B34940B03500C056061E40F3E3D47377B349409AE412971F061E40F85047AB67B3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94" calcext:value-type="float">
            <text:p>3994</text:p>
          </table:table-cell>
          <table:table-cell office:value-type="string" calcext:value-type="string">
            <text:p>0105000020E61000000100000001020000000700000012EEDF06C6EB2B406713BB1171A04A4012EEDF06C6EB2B406713BB1171A04A40E48B513294EA2B40D7C79E9850A04A402B093F2773EA2B40FCD703F74DA04A40FBDCBF6845EA2B40572F75464AA04A4072BFE8972DEA2B405378753348A04A405D4885A3FCE92B406760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995" calcext:value-type="float">
            <text:p>3995</text:p>
          </table:table-cell>
          <table:table-cell office:value-type="string" calcext:value-type="string">
            <text:p>0105000020E61000000100000001020000006000000012EEDF06C6EB2B406713BB1171A04A4012EEDF06C6EB2B406713BB1171A04A40C9AEB48CD4EB2B404F779E78CEA04A409EF8C500E4EB2B402843FA9232A14A408DB62A89ECEB2B403B57941282A14A408816D9CEF7EB2B40CDECF318E5A14A40B73066A60FEC2B404FB3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0105000020E610000001000000010200000006000000D424C2D0346A2B408E09319754454A40D424C2D0346A2B408E09319754454A404CA88537106B2B40226F5E413F454A405A0520A45D6B2B40493547B137454A40E1021AB6776B2B40B0D815E934454A407771C1D4596B2B40B98A9B021845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0105000020E61000000100000001020000007A000000D424C2D0346A2B408E09319754454A40D424C2D0346A2B408E09319754454A40499748B3C3692B40A11DCB16A4454A4007F357C85C692B40B7D9B342EC454A400184B46BE7682B401E68AACC39464A4048286CF58B682B40D875B9D27C464A40AC8207BC82672B40729A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014" calcext:value-type="float">
            <text:p>4014</text:p>
          </table:table-cell>
          <table:table-cell office:value-type="string" calcext:value-type="string">
            <text:p>0105000020E61000000100000001020000007D00000068EA758BC0882B4026547078416D4A4068EA758BC0882B4026547078416D4A40BED2437E478A2B40948B31B08E6D4A4014BB1171CE8B2B4095206D2DDD6D4A4046685FD4498D2B40B151D66F266E4A404D987A27B08E2B40DAA6C2E96E6E4A40D7C3978922902B408564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305" calcext:value-type="float">
            <text:p>4305</text:p>
          </table:table-cell>
          <table:table-cell office:value-type="string" calcext:value-type="string">
            <text:p>0105000020E610000001000000010200000019000000D034176EAF2321400FA03AB1E2BF4840D034176EAF2321400FA03AB1E2BF4840BA9D222CCF2421406D21C84109C0484036F74663A3262140D67036C247C0484072CD78B6A228214056EB0E7393C04840A7391ED8962A2140E91EC830DDC04840AAC2FA9A402C2140113D29931AC14840C39A6FE93D2E2140255D33F966C148403B730F09DF2F21406B7A9ADDA4C14840C15B7BFA63312140E88E5951DEC1484072AF2715E8322140C5D963D817C24840F349DD84313421407F726FD97CC248403E9A45836F352140D51D30B4DFC24840E08D603EB43621404FFBF72A43C348405B75C2F0B637214032433E4393C34840D0F9844776382140A82CF98ED0C348406D414A4794392140D5B1EF2F27C4484007465ED6C43A214045F9DDCF84C448407474A61A073C21403621AD31E8C44840831953B0C63D2140520FD1E80EC54840679E5C53203F214007239B502DC54840FB65E6B80941214056D0590B58C5484069CBB91457412140947F773C77C548403119D8744E4121402EA3A2FB83C54840591D93491B4121405C42AA8794C5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329" calcext:value-type="float">
            <text:p>4329</text:p>
          </table:table-cell>
          <table:table-cell office:value-type="string" calcext:value-type="string">
            <text:p>0105000020E61000000100000001020000000C000000D691239D810121404E49D6E1E8B84840D691239D810121404E49D6E1E8B8484048C08D3974032140AD94545C0BB94840B8C60CF90C0521409E98F56228B948405EB642FDD3062140C419B27048B94840BDE5EAC7260921403DD68C0C72B948402898D64BF80A21408660B0766FB9484051BDDAF6E20C21402864E76D6CB948401A6B24AE080F214036A8476469B948403DB02D4D5B11214030979EFA51B948402DB5DE6FB413214024AF18BF3AB948402DB5DE6FB413214024AF18BF3AB9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331" calcext:value-type="float">
            <text:p>4331</text:p>
          </table:table-cell>
          <table:table-cell office:value-type="string" calcext:value-type="string">
            <text:p>0105000020E61000000100000001020000001400000020AFACD96F162140F16B2409C2B9484020AFACD96F162140F16B2409C2B948403D6EAE505A1621406F579EF64ABA4840E04092A34A162140E9908AB5AEBA48405C17C8FD581621405750076811BB48404F52AA8E66162140C02A72E371BB4840D89A5203721621403BDD1E29C7BB48405401F73C7F162140CB5D955522BC484094ED8D6B8D1621409A620E828EBC4840854776001F1721406E8ECE54E3BC4840C2B4B97BCA172140A634513A47BD4840A73E90BC7318214086AFAF75A9BD4840B410D3742C192140E3546B6116BE48401891CDFA391A2140386A85E97BBE4840139557F8441C214058321180C9BE4840016432665C1E21403B38D89B18BF4840665DED725B202140385ECB7564BF4840A8A388B1F1212140A8A4F386A0BF4840D034176EAF2321400FA03AB1E2BF4840D034176EAF2321400FA03AB1E2BF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332" calcext:value-type="float">
            <text:p>4332</text:p>
          </table:table-cell>
          <table:table-cell office:value-type="string" calcext:value-type="string">
            <text:p>0105000020E6100000010000000102000000050000002DB5DE6FB413214024AF18BF3AB948402DB5DE6FB413214024AF18BF3AB948400AE35DE454152140F9BEB854A5B9484020AFACD96F162140F16B2409C2B9484020AFACD96F162140F16B2409C2B9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61" calcext:value-type="float">
            <text:p>4461</text:p>
          </table:table-cell>
          <table:table-cell office:value-type="string" calcext:value-type="string">
            <text:p>0105000020E6100000010000000102000000040000008541064D7CBA2040BE8083E2ABF64940AEABB827FEBA20401F189BB1C3F64940B2A3CC6152BB204093A6E617CAF64940B2A3CC6152BB204093A6E617CAF6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6" calcext:value-type="float">
            <text:p>6</text:p>
          </table:table-cell>
          <table:table-cell office:value-type="float" office:value="4626" calcext:value-type="float">
            <text:p>4626</text:p>
          </table:table-cell>
          <table:table-cell office:value-type="string" calcext:value-type="string">
            <text:p>0105000020E610000001000000010200000004000000AA3EA1E8CB8C21404311418B5BFC4840AA3EA1E8CB8C21404311418B5BFC4840AFE0C84D1E8C214042237DFF8BFC48403C879DA67D8B214014AE4DF1C1FC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92" calcext:value-type="float">
            <text:p>4692</text:p>
          </table:table-cell>
          <table:table-cell office:value-type="string" calcext:value-type="string">
            <text:p>0105000020E610000001000000010200000004000000680696C8AAE5194015DE2FB0D8F54840680696C8AAE5194015DE2FB0D8F548406843FE9941E419407795FFDA0BF6484054684F3222E619407B3E537913F6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97" calcext:value-type="float">
            <text:p>4697</text:p>
          </table:table-cell>
          <table:table-cell office:value-type="string" calcext:value-type="string">
            <text:p>0105000020E610000001000000010200000004000000F7E39B12B5E919408B2CE3F093F54840F7E39B12B5E919408B2CE3F093F54840680696C8AAE5194015DE2FB0D8F54840680696C8AAE5194015DE2FB0D8F5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7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745" calcext:value-type="float">
            <text:p>4745</text:p>
          </table:table-cell>
          <table:table-cell office:value-type="string" calcext:value-type="string">
            <text:p>0105000020E6100000010000000102000000050000009DA223B9FC372240E964A9F57E454A409DA223B9FC372240E964A9F57E454A4097C1621E43392240E49304977D454A40CC5E5BE443392240F76F03E385454A40860AC2ACF6392240457C96FC9C45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7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746" calcext:value-type="float">
            <text:p>4746</text:p>
          </table:table-cell>
          <table:table-cell office:value-type="string" calcext:value-type="string">
            <text:p>0105000020E610000001000000010200000072000000FC51D890878022403562D7B7A58E4A40E9482EFF21812240C507D1B58A8E4A4051DEC7D11C812240E4FC4D28448E4A4054AEF02E178122409EB1D41F068E4A4029965B5A0D812240E9F527F1B98D4A40A1FA07910C8122409855D80C708D4A40ABB35A608F8122401B69A9BC1D8D4A407A008BFCFA812240414AECDADE8C4A40AFBA698E07822240FA81AB3C818C4A40D702D6051782224024B7CB23248C4A40C4F0113125822240B98E71C5C58B4A40D5449F8F328222400D8BF61D688B4A4074F1B73D418222404FAF39AC158B4A409E094D124B822240F5BD86E0B88A4A4038F92D3A598222403B538D03548A4A403259DC7F64822240D671A197F6894A405AA148F773822240C2C41F459D894A40104240BE84822240944A1D893C894A403A5AD5928E822240EB025E66D8884A4062A2410A9E822240ABE91FE978884A4036EC527EAD822240E4631CC81F884A407C82C476F7802240EE1E454200884A40F6B52E35427F22408DEF3092E2874A40812B346B847D2240A98B14CAC2874A4094516518777B2240E0DDCA129D874A40F0E3C3471F7A22409B3A34D18C874A407D957CEC2E7822406021736550874A40CD3CB9A6407622409F5E29CB10874A4080869224637422402E5A80B6D5864A40D3FDF73B6F722240AC1E300F99864A4035F9C1548E702240DD4598A25C864A40AA471ADCD66E2240FF7854A126864A40FD321823126D2240B02479AEEF854A4083328D26176B224036423F53AF854A400F46EC13406922405911DA1775854A407BE3FFE9616722403888D68A36854A40F00280BE88652240AC06616EF7844A4049490F43AB6322402ACB10C7BA844A407A8CF2CCCB6122402CD670917B844A4041FA8106F65F22408882BE993D844A409B232BBF0C5E22408A8D1E64FE834A40AEF4DA6CAC5C224079245E9ECE834A4029B4ACFBC75A2240EDA2E8818F834A409AF1118CDE58224048C5FF1D51834A40A41B615111572240459D5ECE11834A40399F3A56295522401E15A4BED1824A40B6A2CD716E5322402AFE94CF97824A40BBEF181EFB5122403445251A49824A40B22C98F8A3502240DE5D6743FE814A402CF180B2294F2240C636A968AC814A4040A54A94BD4D2240CA8CB7955E814A40676BD84A434C22407733A31F0D814A405F46B1DCD24A2240D929560DC2804A40D90A9A965849224033AA0CE36E804A40E359DD45F34722405B0A48FB1F804A40FADDCF8481462240A874B0FECF7F4A40F588D1730B452240D70D25A47F7F4A40FFE9060ABC432240A918E76F427F4A40EEB60BCD75422240EB76F695077F4A40249F573CF54022405C3CBCE7C07E4A403B5453927540224094AA48E06A7E4A4039FD8F02FA3F224088E354C61A7E4A4083E4F8FC8B3F2240F48FBE49D37D4A402CF180B2293F2240678412C1937D4A405A130B7C453F224077BE9F1A2F7D4A400744882B673F224036711706D17C4A40540438BD8B3F22408B8D791D717C4A40153C855CA93F224024CE2FEF167C4A40C26C020CCB3F224040541A31B37B4A40E4141DC9E53F22400E18247D5A7B4A40788192020B402240BC09BE69FA7A4A401DB1169F02402240B856201F997A4A40098D60E3FA3F224069774831407A4A40E91615CCF33F22408BC91B60E6794A400F2DB29DEF3F2240F4C7B4368D794A400AD80E46EC3F22403E8DC58036794A4038A3E6ABE43F2240E484AEE9E6784A40C30E63D2DF3F2240C10067CE9F784A4097FECAEFD93F2240630E828E56784A403AC6BA5DD43F2240C45A21510D784A4096517644CF3F2240B991B245D2774A40EECF4543C63F2240D6B6BCCD76774A401A3E7D5FB73F22405516855D14774A407826D98FB93F22401E9320B7BA764A406E5CB521B53F224036D6598869764A4048C49448A23F2240FDD6F3DA11764A40EA23F0879F3F224065E3C116BB754A4022AEF776A63F22408B146F0965754A404DC68C4BB03F22403F05C07806754A403AB4C876BE3F2240DB159FA7A6744A40F5F411F8C33F2240E0B65B374A744A40F224E99AC93F2240C8B4368DED734A401D3D7E6FD33F22407C2FBE688F734A406A36EA7CD33F22408486FE092E734A40B72C5F97E13F22401FBFB7E9CF724A40B45C363AE73F22402B51F69672724A40ECE63D29EE3F2240CBB6781D16724A4016FFD2FDF73F2240CC441152B7714A40E0A69AB404402240912A8A5759714A40DDD671570A402240460DA661F8704A408CA548BE124022402670EB6E9E704A40B6BDDD921C402240B249230B3D704A40024FB5711F402240C8D11C59F96F4A40653733FAD1402240DDF0BBE9966F4A4011B287516B412240D23538B6436F4A401C9AB2D30F422240825660C8EA6E4A4070438CD7BC422240009013268C6E4A408D823BAB604322407D613255306E4A4093CA14731044224030DCB930D26D4A40145CACA8C1442240DE578A89726D4A409F5DBEF56145224005A9143B1A6D4A409184D8F4FB452240DC4AAFCDC66C4A40E318C91EA14622401DEA77616B6C4A40E318C91EA14622401DEA77616B6C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7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750" calcext:value-type="float">
            <text:p>4750</text:p>
          </table:table-cell>
          <table:table-cell office:value-type="string" calcext:value-type="string">
            <text:p>0105000020E61000000100000001020000008D000000E318C91EA14622401DEA77616B6C4A40E318C91EA14622401DEA77616B6C4A404053AF5B04462240692096CD1C6C4A40E609849D62452240159337C0CC6B4A40CFC4CFDAC8442240CA59338D816B4A402FA704C4244422407EAF21382E6B4A409C35785F9543224032CC09DAE46A4A40A33F34F3E4422240BD38F1D58E6A4A401C0E4B033F422240CA1B60E63B6A4A4014B1886187412240F25EB532E1694A408D7F9F71E1402240C898BB9690694A40064EB6813B4022405AF624B039694A4029ECA2E8813F2240A743A7E7DD684A40D272A087DA3E2240723788D68A684A40983A23A5343E2240719F0BD92F684A40AEC15664CF3D22402C908FCCD9674A40FF4F0F1B763D22408D88BDAB79674A40BEA02A4B193D22406054F76D2D674A40D65416855D3C2240D693F947DF664A40F722DA8EA93B22407845F0BF95664A40F64883DBDA3A22400AA359D93E664A401F87C1FC153A2240473EAF78EA654A40F5F57CCD723922403A7AFCDEA6654A40EE7BD45FAF382240D02C095053654A4050E27327D837224021CF2EDFFA644A40E8F7FD9B173722401522E010AA644A40A573D943563622401BA43BE356644A40749CDB847B352240D2E3F736FD634A4088BB7A151935224034DAAA24B2634A401D925A289934224070F085C954634A40DD80CF0F23342240A96A82A8FB624A40FA0FE9B7AF3322405F9ECE15A5624A403D1A3D6D433322409DFDDC2B4E624A40D68D7747C6322240DCA4A2B1F6614A40D2A34EE55932224002D64FA4A0614A40C1E2152DE5312240B7DB89ED49614A40CDCAF6216F3122401825E82FF4604A40E889E76C0131224026FA21DB9E604A40007CA64D8B3022409603E21A44604A40C40776FC173022402A76340EF55F4A40B77EFACF9A2F2240D867CEFA945F4A40793D98141F2F22408ECF64FF3C5F4A40365CE49EAE2E2240D9B45208E45E4A40F54A5986382E2240D0D72C978D5E4A40707A17EFC72D2240CE1FD3DA345E4A40FFB0A547532D22401FF64201DB5D4A40A8E49CD8432B224045F46BEBA75D4A400FEF39B01C2922406669A7E6725D4A40DA39CD02ED26224053D158FB3B5D4A40A3B437F8C2242240FD153257065D4A405458A9A0A22222402A05DD5ED25C4A40C1559E40D8212240CDEA1D6E875C4A404834812216212240249BABE6395C4A40A22AA6D24F202240A2F14410E75B4A4043B0AA5E7E1F224057F146E6915B4A40ABB69BE09B1E2240AFB8382A375B4A40B51CE8A1B61D224014967840D95A4A400612143FC61C224039B874CC795A4A40001FBC76691B22403D2B69C5375A4A40F75B3B51121A2240C2E09A3BFA594A4055185B08721822402082AAD1AB594A405534D6FECE162240308672A25D594A40B534B7425815224072C79BFC16594A40F75CA626C1132240B6A4A31CCC584A406E6A45402A122240A21408967E584A404C5645B8C91022400AA359D93E584A40F38F6390600F2240C82D41A1F9574A40A9B17389D90D22408EF79969B1574A40A05D7468470C224079BDEAB765574A407B884677100B224067BB421F2C574A400E85CFD6C1092240B62FA017EE564A40AA2B9FE579082240539D691DB0564A40B58F15FC3608224092161D7F58564A40EB0E18DAEF07224055C2137AFD554A40A204A2CCAB07224005392861A6554A4025157C8967072240D977EA364D554A40D335EE2829072240C649AB6BFE544A404D0C1357DF06224044E5BA849E544A40ADAE9EEE9706224013F7B3B343544A401B84B9DDCB052240083C3080F0534A40A2629CBF0905224073BF4351A0534A40C7681D554D042240613B18B14F534A40D066D5E76A03224073D87DC7F0524A40D15CA79196022240E563778192524A40A56ABB09BE0122404E62105839524A40DC2C5E2C0C012240B77D8FFAEB514A40CDCEA2772A002240E12879758E514A40FF7C5BB054FF214056A1815836514A4055A3570394FE2140D42B6519E2504A407941446ADAFD21405307793D98504A40990F087426FD21400403081F4A504A402507EC6AF2FC2140C61858C7F14F4A4083161230BAFC2140D446753A904F4A400F0EF62686FC214054E8BCC62E4F4A40E2B19FC552FC2140344B02D4D44E4A40849D62D520FC214058056A31784E4A4024B9FC87F4FB2140E65E6056284E4A4096ECD808C4FB21405DC47762D64D4A40AA7F10C990FB2140E8DF2EFB754D4A40503BFC3559FB21404EF1B8A8164D4A40AB7AF99D26FB2140A12FBDFDB94C4A40672AC423F1FA21402D7FBE2D584C4A40F321A81ABDFA2140FAF19716F54B4A4016C0948103FA214045A33B889D4B4A40C5E6E3DA50F9214021CEC3094C4B4A40FCA886FD9EF8214045D95BCAF94A4A40E73BF88903F82140B1E1E995B24A4A40D1B1834A5CF721402813B70A624A4A407386E28E37F92140C558A65F224A4A40BC5AEECC04FB21405CAD1397E3494A402BA73D25E7FC21401EFD2FD7A2494A4052D32EA699FE2140A83B4F3C67494A40FAB660A92E00224094A3005130494A4041BB438A010222403D635FB2F1484A40365A0EF450032240685F79909E484A4089997D1EA3042240B0743E3C4B484A40ED2C7AA7020622407DD0B359F5474A40ACFF73982F0722400269FF03AC474A406DC779A4660822409F49511D61474A401CBD7559A709224003942B6112474A40419DF2E8460C2240E0394A1410474A4027E77A91BF0E2240C4126AE10D474A40461F98480E112240B3F5679A0B474A400E4C6E14591322406CED7DAA0A474A404F1AB4A1AC152240EBECBF2907474A40863FC39B35182240EBAA402D06474A40DACC21A9851A224010E9B7AF03474A40399A232BBF1C2240C908A87004474A40C3F352B1311F22404209336DFF464A400EA2B5A2CD21224014ED2AA4FC464A40C8B3CBB73E24224009A7052FFA464A40C440D7BE8026224025B03907CF464A40D7DEA7AAD0282240954737C2A2464A404260E5D0222B2240FA64C57075464A402D996379572D2240B63176C24B464A400CAF2479AE2F22401B4F04711E464A400B0C59DDEA312240A8CB6262F3454A407179AC19193422407046CD57C9454A40B056ED9A90362240EDF318E599454A409DA223B9FC372240E964A9F57E454A409DA223B9FC372240E964A9F57E45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4" calcext:value-type="float">
            <text:p>4874</text:p>
          </table:table-cell>
          <table:table-cell office:value-type="string" calcext:value-type="string">
            <text:p>0105000020E61000000100000001020000009A00000041B8020AF594234049BC3C9D2B004A4041B8020AF594234049BC3C9D2B004A40CADFBDA3C6942340DFA63FFB91004A40A053909F8D942340E57FF277EF004A4012A3E716BA922340C6FD47A643014A4087C77E164B912340A741D13C80014A409A982EC4EA8F23407D3F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96" calcext:value-type="float">
            <text:p>4996</text:p>
          </table:table-cell>
          <table:table-cell office:value-type="string" calcext:value-type="string">
            <text:p>0105000020E610000001000000010200000007000000E6E37F97BE4427400D40FE2D5C224A40E6E37F97BE4427400D40FE2D5C224A409E68B2DA574527405342B0AA5E224A4062C7DA3A934527400A2E56D460224A40FD304278B44527402813B70A62224A40EB515D6512462740B51D537765224A400695148E1F472740DC45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997" calcext:value-type="float">
            <text:p>4997</text:p>
          </table:table-cell>
          <table:table-cell office:value-type="string" calcext:value-type="string">
            <text:p>0105000020E610000001000000010200000004000000963A6D324FC327405CBA38E0A98A4A40963A6D324FC327405CBA38E0A98A4A40E59F747D7AC327409EB0694A578A4A40E59F747D7AC327409EB0694A578A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999" calcext:value-type="float">
            <text:p>4999</text:p>
          </table:table-cell>
          <table:table-cell office:value-type="string" calcext:value-type="string">
            <text:p>0105000020E6100000010000000102000000040000007657D17A53B42740AFEBBC32148C4A407657D17A53B42740AFEBBC32148C4A40C59272F739B627402B6629FE948B4A40C59272F739B627402B6629FE948B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105000020E610000001000000010200000004000000795FF0C4075D2840126A865451E84A40795FF0C4075D2840126A865451E84A405B3FA2AE5A5E284038A04A7265E84A402319C27ABC5F2840572718526BE8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0105000020E61000000100000001020000001A0100007657D17A53B42740AFEBBC32148C4A407657D17A53B42740AFEBBC32148C4A409114EC1A88B42740D484ED27638C4A400443B170EDB32740927D9065C18C4A40A0573CF548B3274013109370218D4A40433EE8D9ACB22740C68EC6A17E8D4A4096F661180BB22740FAB7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65" calcext:value-type="float">
            <text:p>5065</text:p>
          </table:table-cell>
          <table:table-cell office:value-type="string" calcext:value-type="string">
            <text:p>0105000020E61000000100000001020000005D010000E6E37F97BE4427400D40FE2D5C224A40E6E37F97BE4427400D40FE2D5C224A4061A7583508432740237FD5366A224A40F259434E04422740FD44AF50B5224A4048E8C2A3E840274045F6419605234A401E75CF1500422740950ED6FF39234A4093E0B2AFE1422740E01E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66" calcext:value-type="float">
            <text:p>5066</text:p>
          </table:table-cell>
          <table:table-cell office:value-type="string" calcext:value-type="string">
            <text:p>0105000020E610000001000000010200000063000000FCCA83F414B523402DC9A60128D34940FCCA83F414B523402DC9A60128D34940D03EA07DF6B523404EB6813B50D34940DD9E7B6A50B723402A6BE56F8CD34940BE83447F0DB92340B4CFBE4DDAD34940DEA74F17CEBA2340BCC50D0929D44940C1F4AC5A88BC234030EE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53" calcext:value-type="float">
            <text:p>5153</text:p>
          </table:table-cell>
          <table:table-cell office:value-type="string" calcext:value-type="string">
            <text:p>0105000020E610000001000000010200000005000000F9FFFBAF36AE1B404CF223073CFC48401790ACB2A5AD1B403EC791184EFC484025B03907CFAC1B4062D4FF8359FC4840FE9B1727BEAA1B4005943C8D6AFC4840FE9B1727BEAA1B4005943C8D6AFC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192" calcext:value-type="float">
            <text:p>5192</text:p>
          </table:table-cell>
          <table:table-cell office:value-type="string" calcext:value-type="string">
            <text:p>0105000020E61000000100000001020000000500000038D66AB4C1BE1F40E92917CF4581494038D66AB4C1BE1F40E92917CF4581494016AF0D709CBF1F4004626DE75681494027D1DC54EEBF1F401C237E6A61814940DE53828BA4C01F402D5D8ABF5D81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193" calcext:value-type="float">
            <text:p>5193</text:p>
          </table:table-cell>
          <table:table-cell office:value-type="string" calcext:value-type="string">
            <text:p>0105000020E61000000100000001020000000500000088631688B5F01F400E09700BCE6B49406C57321180F11F40D23B1570CF6B4940C6D9194BFDF11F408AB72979D06B49403C84961A46EE1F40D261742FE66B49403C84961A46EE1F40D261742FE66B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194" calcext:value-type="float">
            <text:p>5194</text:p>
          </table:table-cell>
          <table:table-cell office:value-type="string" calcext:value-type="string">
            <text:p>0105000020E6100000010000000102000000040000002CB759619FC51F403341C351A86C49402CB759619FC51F403341C351A86C4940F12B7BB71EC21F40E27DB0E7C66C4940F12B7BB71EC21F40E27DB0E7C66C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195" calcext:value-type="float">
            <text:p>5195</text:p>
          </table:table-cell>
          <table:table-cell office:value-type="string" calcext:value-type="string">
            <text:p>0105000020E61000000100000001020000000400000097790668B6EE1F40801FC484876C494097790668B6EE1F40801FC484876C49405C9CE73EEFEC1F405ADAA9B9DC6C49405C9CE73EEFEC1F405ADAA9B9DC6C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96" calcext:value-type="float">
            <text:p>5196</text:p>
          </table:table-cell>
          <table:table-cell office:value-type="string" calcext:value-type="string">
            <text:p>0105000020E61000000100000001020000000A0000005C9CE73EEFEC1F405ADAA9B9DC6C49405C9CE73EEFEC1F405ADAA9B9DC6C4940FFF801FEDFE71F403DC7365FDB6C494084763D87E8DE1F40C1690B19D96C4940C899266C3FD91F408685A460D76C49409C406C448BCF1F401DAACE0FC86C4940DAB8B4D084CC1F402E20B41EBE6C49400CE654D746C91F40047EE8DDB36C49402CB759619FC51F403341C351A86C49402CB759619FC51F403341C351A86C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197" calcext:value-type="float">
            <text:p>5197</text:p>
          </table:table-cell>
          <table:table-cell office:value-type="string" calcext:value-type="string">
            <text:p>0105000020E6100000010000000102000000210000003C3F7BE4C5E01F406DA34B49207A49403C3F7BE4C5E01F406DA34B49207A4940C7151747E5DE1F40350F60915F7A494094FF249930DD1F4065E2FB87997A4940853D923765DB1F40C8BCE9F1D67A49401885B8CDAFD91F40AA205047117B49400460973CF9D71F4028350FBB4A7B4940C982781332D61F403E8C5AAB877B4940E9E96D7DA2D41F40B2321AF9BC7B4940BBC788FA13D31F4067F6798CF27B494053793BC269D11F403E42CD902A7C49400D795FF0C4CF1F40097E0A36647C49401862F54718CE1F402834A4E59B7C4940B0496D9857CC1F407B956BC0D67C4940FF9D488B8EC71F40E23895B1467D4940CA439550B0C51F400D9DE8047E7D49404DCA935ADEC31F40335EA91DB47D4940223A048E04C21F40E1867368EC7D4940432C51AC09C01F40B11D8CD8277E49400B34338EECBD1F40E9E225EE677E49405C142CC4D9BB1F4047D2C9ADA47E494073593B40E6B91F4064D817BFDF7E49402F3E6079EBB71F401CA32BC71A7F4940D469DD06B5B71F40D8570D784F7F494015387E4D7BB71F402C24AA01947F494078E4FED945B71F40E35817B7D17F494097F1A5A613B71F40BF13B35E0C804940085850BDDAB61F40BEA4315A478049400214234BE6B81F40A2EF6E65898049404ED944C1E7BA1F40103E9468C9804940F957EAB4C9BC1F407A1D71C80681494038D66AB4C1BE1F40E92917CF4581494038D66AB4C1BE1F40E92917CF4581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198" calcext:value-type="float">
            <text:p>5198</text:p>
          </table:table-cell>
          <table:table-cell office:value-type="string" calcext:value-type="string">
            <text:p>0105000020E6100000010000000102000000050000003C84961A46EE1F40D261742FE66B49403C84961A46EE1F40D261742FE66B4940BC0622307BEE1F40D5B1EF2F276C494097790668B6EE1F40801FC484876C494097790668B6EE1F40801FC484876C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199" calcext:value-type="float">
            <text:p>5199</text:p>
          </table:table-cell>
          <table:table-cell office:value-type="string" calcext:value-type="string">
            <text:p>0105000020E610000001000000010200000036000000F12B7BB71EC21F40E27DB0E7C66C4940F12B7BB71EC21F40E27DB0E7C66C494036559C0F74C11F407C29E1AE036D4940FF5CD9AAC9C01F40F31E0CE13D6D4940D307814BB6C01F4089450C3B8C6D4940328E36339FC01F40D2B41F84DB6D494068C988B086C01F40454DF4F9286E49408300193A76C01F40C00D8C17666E4940A127AFDF5DC01F4049940733B76E4940054BBF8E49C01F40457D3782F96E49404E1A59E839C01F40E6289BCD3E6F494041097DFA19C01F40E30F502B966F4940062DC9A601C01F40DF156646E46F494020DD6344FDC11F40E7BD7B911A70494012B92A9A18C41F40DBA6785C54704940884446AC6AC61F402B3817DA94704940BED7B56224C81F405A16A7B5C470494097EA5D17D9C91F4089981249F47049406771B504CFCB1F403F004E9429714940B86CBE5B6ACE1F40EA67A0E870714940E9A1B60DA3D01F4035289A07B07149404D7A2986F5D01F40E2B77C7FDE714940943BC7DBA5D01F40D7F1A9AD22724940F95DC76E55D01F4064997E897872494022C1F979F8CF1F4036E7E099D07249404A91C6B2AACF1F405480DE0A1773494023B8DB3F60CF1F40F6D555815A7349407C606CC60ECF1F409C4132D3AC7349406511D43ABBCE1F403DAE57A2FD7349409891D50858CE1F40951DD1F35D744940E7FCB90D0FCE1F40D103C4C9A27449409B3BFA5FAECD1F409E691DB0067549408BE65CE564CD1F40F4BD2B2746754940452DCDAD10CE1F4041CA993798754940F1D2F2A89DCE1F405AF44E05DC7549409F28644227CF1F40758698011D7649406F60BC30E3CF1F4027A9A7EA797649401821E120C6D01F406520CF2EDF764940160AC7E2EDCF1F407505DB8827774940E60AEF7211CF1F40DD0FD31973774940D316D7F84CCE1F40A80CD242B8774940E79DF98B8FCD1F40A9DA13C9FC774940483B6EF8DDCC1F40305DD2623A7849408D4C1B6904CE1F40BEA83869757849405083B3A558CF1F4060402FDCB97849400806103E94D01F40FE4003FBF9784940DD20A4B8F4D11F40B642A21A4079494000FAC78C01D31F40E855F88E75794940455F8B27CCD51F407D58141B98794940EAD9626D42D81F4026BE24DFB6794940FEDAFAE93FDB1F40E31F11AEDB79494037E73B5343DE1F40FA6AA22A017A49403C3F7BE4C5E01F406DA34B49207A49403C3F7BE4C5E01F406DA34B49207A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212" calcext:value-type="float">
            <text:p>5212</text:p>
          </table:table-cell>
          <table:table-cell office:value-type="string" calcext:value-type="string">
            <text:p>0105000020E61000000100000001020000000C0000001192054CE08E1F40EB4A15D6D76249401192054CE08E1F40EB4A15D6D76249405D7E969D34931F40889FFF1EBC624940877AB07BE19C1F403AECBE637862494050AC53E57B9E1F40B05C6F9BA96249403547567E19A41F40A517B5FB556349402693533BC3A41F40A62FDF556A634940F01582C1DAA51F4095D920938C6349409217E30D7AA81F40CAD1D2CBDE6349404C77329303A91F4022FFCC203E64494014526D2695A71F4068FF4D397064494014526D2695A71F4068FF4D397064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215" calcext:value-type="float">
            <text:p>5215</text:p>
          </table:table-cell>
          <table:table-cell office:value-type="string" calcext:value-type="string">
            <text:p>0105000020E6100000010000000102000000040000008D310B4856791F409B1D4E05816249408D310B4856791F409B1D4E0581624940355882D60D7D1F40C24E56B19D624940355882D60D7D1F40C24E56B19D62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216" calcext:value-type="float">
            <text:p>5216</text:p>
          </table:table-cell>
          <table:table-cell office:value-type="string" calcext:value-type="string">
            <text:p>0105000020E6100000010000000102000000060000008D310B4856791F409B1D4E05816249408D310B4856791F409B1D4E0581624940881CB68883771F4054516111686249403BBF72CE99761F4052EC0D6377624940C75B9D5214761F40CAE369F9816249404C04EB2EAE741F409FBDE7BF5562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217" calcext:value-type="float">
            <text:p>5217</text:p>
          </table:table-cell>
          <table:table-cell office:value-type="string" calcext:value-type="string">
            <text:p>0105000020E610000001000000010200000008000000355882D60D7D1F40C24E56B19D624940355882D60D7D1F40C24E56B19D624940A63B99C981801F4049049953B8624940AD81F79F46831F40C7DB4AAFCD6249408F064BD0BA891F40CD029255B6624940D63439C65F8C1F407194BC3AC76249401192054CE08E1F40EB4A15D6D76249401192054CE08E1F40EB4A15D6D762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218" calcext:value-type="float">
            <text:p>5218</text:p>
          </table:table-cell>
          <table:table-cell office:value-type="string" calcext:value-type="string">
            <text:p>0105000020E61000000100000001020000001C00000014526D2695A71F4068FF4D397064494014526D2695A71F4068FF4D3970644940C4E050AEDFA21F402412E04FE8644940D12C6409C69C1F40523706538365494051A73CBA119E1F40AB4D524FD565494014BDE71B2C9F1F405937DE1D1966494051B4BCBC4AA01F40073B0F385C6649406BE8B00CBBA11F406C088ECBB8664940FD9419259EA21F406E910FD5EF664940CB671E6569A41F40BC8B4171116749402837401F1BA71F40A8B68AB443674940C6C14AAA5BAA1F40B8C02F3F8167494027D824E428AD1F40F7C9F6C6B5674940DAEB38D961AF1F402FC55565DF6749403E18C27B58B11F40918A5AF51468494091813CBB7CB31F4066B098C750684940C4D0EAE40CB51F40867D96427B684940D87ED70C15B81F40737B93F0CE684940338573B279B91F40304D11E0F468494001F9B770C5BA1F401D508072256949403992150D63BC1F40691CEA77616949408F098C50C7BE1F40D1292389B9694940F56DC1525DC01F4042BE3A7DF36949406CA22A018CC21F4030383932456A49405D284F0FC0C41F4047A17609986A49406885D84FB5C41F40DA44C1E7E26A4940DA7FF854A9C41F4021EDDA39286B4940DA7FF854A9C41F4021EDDA39286B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0105000020E610000001000000010200000006000000FE9B1727BEAA1B4005943C8D6AFC4840FE9B1727BEAA1B4005943C8D6AFC4840DA290C80A7A71B405E2D776682FC4840CE3637A627A41B4057FABFD99CFC484036EF93FEB9A31B406182644BA0FC484036EF93FEB9A31B406182644BA0FC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291" calcext:value-type="float">
            <text:p>5291</text:p>
          </table:table-cell>
          <table:table-cell office:value-type="string" calcext:value-type="string">
            <text:p>0105000020E61000000100000001020000002500000034491737E0272240077FDE21ED414B4032900CDEFC2722405136E50AEF414B4066790DB04525224041F50F2219424B40CE6F986890222240333674B33F424B400E28E5FF9F202240D17D39B35D424B40075E2D77661E224019A7C6F07D424B40498E2A792B1D2240DA27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292" calcext:value-type="float">
            <text:p>5292</text:p>
          </table:table-cell>
          <table:table-cell office:value-type="string" calcext:value-type="string">
            <text:p>0105000020E61000000100000001020000001600000017CA504549312240342D73AE813C4B4049C0E8F2E6302240B1DDE286843C4B40228A6E62ED3022409EC02ACD9C3C4B40E15927D30D3122406BE33E28DE3C4B40A7BB46263B312240B1CAE083323D4B40377AEBB24E33224096687F564F3D4B402ADDA7F45D33224067FD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475" calcext:value-type="float">
            <text:p>5475</text:p>
          </table:table-cell>
          <table:table-cell office:value-type="string" calcext:value-type="string">
            <text:p>0105000020E610000001000000010200000006000000DEDCA9CA08B523403AC14879F7D24940DEDCA9CA08B523403AC14879F7D2494024EDEB6580B4234050B2309F07D34940710D220846B42340C10BB66C08D34940F8A177CF26B4234038E0F3C308D349409022A8DDE9B32340454421DD16D3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476" calcext:value-type="float">
            <text:p>5476</text:p>
          </table:table-cell>
          <table:table-cell office:value-type="string" calcext:value-type="string">
            <text:p>0105000020E610000001000000010200000033000000DEDCA9CA08B523403AC14879F7D24940DEDCA9CA08B523403AC14879F7D24940A001F566D4B423405661D80693D24940FBA58F0AADB42340D30D5E0542D249403D693C6C7DB42340DD2E8F90DCD14940ADA92C0ABBB42340A4EF24D86ED1494076351E11F8B4234083C4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529" calcext:value-type="float">
            <text:p>5529</text:p>
          </table:table-cell>
          <table:table-cell office:value-type="string" calcext:value-type="string">
            <text:p>0105000020E6100000010000000102000000050000002279420AF917284002767F06E56549402279420AF917284002767F06E56549402B7E9DE5C3192840FC3FE2B2656549409F63F668601A284007E28629DB6449409F63F668601A284007E28629DB64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532" calcext:value-type="float">
            <text:p>5532</text:p>
          </table:table-cell>
          <table:table-cell office:value-type="string" calcext:value-type="string">
            <text:p>0105000020E610000001000000010200000004000000749AEA52A6A029400310E345CF6D494018A7107E989F29406401B8FE026E4940909F32A3C49F2940B8D507ED306E4940909F32A3C49F2940B8D507ED306E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556" calcext:value-type="float">
            <text:p>5556</text:p>
          </table:table-cell>
          <table:table-cell office:value-type="string" calcext:value-type="string">
            <text:p>0105000020E610000001000000010200000006000000C5E043860D1B20407F385F9CBCAA4A40D38A6F287C1A204057C334C291AA4A403546EBA86A1A204091E91A7794AA4A405266834C321A2040159568249DAA4A402B2BF290CE19204048AAEFFCA2AA4A402B2BF290CE19204048AAEFFCA2AA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557" calcext:value-type="float">
            <text:p>5557</text:p>
          </table:table-cell>
          <table:table-cell office:value-type="string" calcext:value-type="string">
            <text:p>0105000020E6100000010000000102000000040000003014B01D8C2820408ACF9D60FF6D4A403014B01D8C2820408ACF9D60FF6D4A40F8713447562A20406B76EE87E96D4A40946342FBCA292040A83068D5E76D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597" calcext:value-type="float">
            <text:p>5597</text:p>
          </table:table-cell>
          <table:table-cell office:value-type="string" calcext:value-type="string">
            <text:p>0105000020E61000000100000001020000000600000037B7C6C29EE51C40C3F6BF69CAAC4A40F8E461A1D6E41C40593E8166C6AC4A40AACF1FE406E51C40708E84C7C8AC4A4025A0788489E51C40F09C77ADCEAC4A4032E884D041E71C40E37B35F6DBAC4A4032E884D041E71C40E37B35F6DBAC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791" calcext:value-type="float">
            <text:p>5791</text:p>
          </table:table-cell>
          <table:table-cell office:value-type="string" calcext:value-type="string">
            <text:p>0105000020E610000001000000010200000006000000DECCE847C31920408A58C4B0C3AA4A40DECCE847C31920408A58C4B0C3AA4A40CECA51DBE11A2040FC52E4B5B7AA4A409F0B7E761B1B20401224A58FAFAA4A40957B26A02E1B2040BAB601E9ACAA4A40C5E043860D1B20407F385F9CBCAA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47" calcext:value-type="float">
            <text:p>5847</text:p>
          </table:table-cell>
          <table:table-cell office:value-type="string" calcext:value-type="string">
            <text:p>0105000020E61000000100000001020000009B00000032E884D041E71C40E37B35F6DBAC4A4032E884D041E71C40E37B35F6DBAC4A40CE4B0F54D7EB1C406B46ABFF18AD4A40305A3629BBEF1C40B7C71C1549AD4A40782CB64945F31C40A6040EB276AD4A40DA3F4F0306F91C40ED4B361E6CAD4A406D1FF296ABFF1C407B87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93" calcext:value-type="float">
            <text:p>5893</text:p>
          </table:table-cell>
          <table:table-cell office:value-type="string" calcext:value-type="string">
            <text:p>0105000020E6100000010000000102000000B6000000E53FEE6CD91728409FFA511E27664940E53FEE6CD91728409FFA511E276649403FC516276319284032D527147D6649402F83D668DE1A284037774F79CF664940DD065A26681C2840EEE588C624674940B714EBAFB21D2840E1F9A0C26C674940D447E00F3F1F2840E419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94" calcext:value-type="float">
            <text:p>5894</text:p>
          </table:table-cell>
          <table:table-cell office:value-type="string" calcext:value-type="string">
            <text:p>0105000020E610000001000000010200000004000000E53FEE6CD91728409FFA511E27664940E53FEE6CD91728409FFA511E276649402279420AF917284002767F06E56549402279420AF917284002767F06E565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947" calcext:value-type="float">
            <text:p>5947</text:p>
          </table:table-cell>
          <table:table-cell office:value-type="string" calcext:value-type="string">
            <text:p>0105000020E6100000010000000102000000990000003014B01D8C2820408ACF9D60FF6D4A403014B01D8C2820408ACF9D60FF6D4A40952D9276A32720402ECA6C90496E4A40B952CF8250262040BC96900F7A6E4A4033FB3C4679262040871A8524B36E4A4008E8BE9CD9262040F35A09DD256F4A4018467A51BB27204055A6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978" calcext:value-type="float">
            <text:p>5978</text:p>
          </table:table-cell>
          <table:table-cell office:value-type="string" calcext:value-type="string">
            <text:p>0105000020E610000001000000010200000005000000FFBD2A26F24A2740D0D751D9764449408D22B59ABF4B2740E5709CCA58444940A14ACD1E684D2740F665C4605944494084369435454F27400BC50C439A44494084369435454F27400BC50C439A44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979" calcext:value-type="float">
            <text:p>5979</text:p>
          </table:table-cell>
          <table:table-cell office:value-type="string" calcext:value-type="string">
            <text:p>0105000020E61000000100000001020000008C00000084369435454F27400BC50C439A44494084369435454F27400BC50C439A444940AED62E127F512740E24856348C444940109B23867853274043E2C391AC4449404B992F8A795527400A617F23CB444940528AB1A778572740B8F99001EA444940281FCC37EC582740543E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07" calcext:value-type="float">
            <text:p>6007</text:p>
          </table:table-cell>
          <table:table-cell office:value-type="string" calcext:value-type="string">
            <text:p>0105000020E610000001000000010200000014000000C639EAE8B8BA1F4025EEB1F4A1214A40C639EAE8B8BA1F4025EEB1F4A1214A40DDC47F70F4BF1F408F84C7C8A3214A4030719AF4ADC51F40ED86C844A5214A40E447A1D1C2CA1F404CFF9254A6214A4011C8258E3CD01F40DA3D7958A8214A4069E388B5F8D41F406E53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08" calcext:value-type="float">
            <text:p>6008</text:p>
          </table:table-cell>
          <table:table-cell office:value-type="string" calcext:value-type="string">
            <text:p>0105000020E61000000100000001020000001500000075F0A721050A2040E191C20655204A4075F0A721050A2040E191C20655204A4046C4DED5BC0C2040DCD6BBE424204A4020F69DBA4D0F20402F2D3421F71F4A400E7DC1B865112040E6EE737CB41F4A409B9317998013204055601278711F4A4092393BBE62162040F584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009" calcext:value-type="float">
            <text:p>6009</text:p>
          </table:table-cell>
          <table:table-cell office:value-type="string" calcext:value-type="string">
            <text:p>0105000020E610000001000000010200000006000000E40C6A64FC342040146058FE7C214A40E40C6A64FC342040146058FE7C214A40FFB27BF2B03420400796C8AAAD214A406A41391B3C352040AE5CB928C4214A40DD257156443520400F322482CC214A4059723845BD3520405F945851D321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10" calcext:value-type="float">
            <text:p>6010</text:p>
          </table:table-cell>
          <table:table-cell office:value-type="string" calcext:value-type="string">
            <text:p>0105000020E61000000100000001020000000E000000C639EAE8B8BA1F4025EEB1F4A1214A40C639EAE8B8BA1F4025EEB1F4A1214A40BA30D28BDAB51F4073CBFDC4B7214A40E57FF277EFB01F4053A92391C7214A4072F4424B68AC1F40BCFAC275D6214A400B9B012EC8A61F409C2ED516E8214A40A530EF71A6A11F40219E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0105000020E610000001000000010200000004000000CE0358E4D7871F40497DA367C4214A40CE0358E4D7871F40497DA367C4214A40ADEE47403B861F40B54016FDFC214A40ADEE47403B861F40B54016FDFC21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84" calcext:value-type="float">
            <text:p>6084</text:p>
          </table:table-cell>
          <table:table-cell office:value-type="string" calcext:value-type="string">
            <text:p>0105000020E6100000010000000102000000690000006A3708EEFEC32340B20C7826FCC14940E852B70E69C32340BB25DEA6E4C14940BEE02E562FC2234014FA4FEDC2C14940D83F999020C22340429EB87768C14940936EF02A10C22340BA1A344F09C149409CDE6A42FFC1234023B42FEAA4C04940CE1EC3BEF8C12340CA3C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243" calcext:value-type="float">
            <text:p>6243</text:p>
          </table:table-cell>
          <table:table-cell office:value-type="string" calcext:value-type="string">
            <text:p>0105000020E610000001000000010200000004000000EDD8F4A96C012A40815A502D882148402D17E07140012A40B2A4DC7D8E214840C8A64BB505022A40B6053A49A9214840C8A64BB505022A40B6053A49A921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244" calcext:value-type="float">
            <text:p>6244</text:p>
          </table:table-cell>
          <table:table-cell office:value-type="string" calcext:value-type="string">
            <text:p>0105000020E610000001000000010200000006000000C8A64BB505022A40B6053A49A9214840C8A64BB505022A40B6053A49A9214840F07A1FFDE5012A40E5DB16C0EF214840C419B27048012A400A1C64ED4A224840F96FB9556B002A405AB44AFAC5224840F96FB9556B002A405AB44AFAC522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246" calcext:value-type="float">
            <text:p>6246</text:p>
          </table:table-cell>
          <table:table-cell office:value-type="string" calcext:value-type="string">
            <text:p>0105000020E61000000100000001020000000500000017D6B568B37E2940AFD461160A13484002D5E4CEF17E29403D612E4E21134840753BA011117F2940B70E0EF6261348407DF20B0ADE7F29405D3C17A1331348407DF20B0ADE7F29405D3C17A13313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278" calcext:value-type="float">
            <text:p>6278</text:p>
          </table:table-cell>
          <table:table-cell office:value-type="string" calcext:value-type="string">
            <text:p>0105000020E61000000100000001020000000600000018CF45E80C011F4030116F9D7F0C484018CF45E80C011F4030116F9D7F0C4840F7C6B546A9011F40CFCDED14610C4840E1A018B4EB011F40CD00BCAA580C4840B13FE48810021F40C35E72ED550C48402950C741E8011F407F2F0906570C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362" calcext:value-type="float">
            <text:p>6362</text:p>
          </table:table-cell>
          <table:table-cell office:value-type="string" calcext:value-type="string">
            <text:p>0105000020E61000000100000001020000000600000007DC4EB6DCB02540C43F11305FB0484007DC4EB6DCB02540C43F11305FB048405A8121AB5BB12540C60C9E53DAB04840B55950734DB025407480608E1EB148405332EF2719AF254016F3BDD06DB148405332EF2719AF254016F3BDD06DB1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403" calcext:value-type="float">
            <text:p>6403</text:p>
          </table:table-cell>
          <table:table-cell office:value-type="string" calcext:value-type="string">
            <text:p>0105000020E61000000100000001020000000400000041AF0B24ADAF25403422400079B048400FD6FF39CCAF25401CD8857A55B0484007DC4EB6DCB02540C43F11305FB0484007DC4EB6DCB02540C43F11305FB0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431" calcext:value-type="float">
            <text:p>6431</text:p>
          </table:table-cell>
          <table:table-cell office:value-type="string" calcext:value-type="string">
            <text:p>0105000020E61000000100000001020000000E000000EAEF00AA13FF29406EAAEE91CD254840EAEF00AA13FF29406EAAEE91CD2548405A7336D373012A404923B08394254840A4ECE35762042A4050A84CD64D254840E5E434FA87072A400B60CAC00125484071523D3EC6092A4046C71F56C9244840E0015427560C2A4024EA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432" calcext:value-type="float">
            <text:p>6432</text:p>
          </table:table-cell>
          <table:table-cell office:value-type="string" calcext:value-type="string">
            <text:p>0105000020E6100000010000000102000000550000007DF20B0ADE7F29405D3C17A1331348407DF20B0ADE7F29405D3C17A133134840E93A43273A812940F7AD7BD058134840D5415E0F26812940A8E67283A11348400D457012397F294050D88F5E1E144840FC97FFEB377E294088DFA8705F14484002E264D12A7D2940A193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0105000020E61000000100000001020000007400000030AC43C5F4342A40D8CA9DE3575548401961E52BDC352A40833E479A2E554840D008DBF40C362A408A20CEC309554840C5628A28DC352A40B41E6393A15448407D17A53AD3362A402682829C41544840D7112CB3AD372A4041F10813EB5348403F912749D7382A40EEA2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438" calcext:value-type="float">
            <text:p>6438</text:p>
          </table:table-cell>
          <table:table-cell office:value-type="string" calcext:value-type="string">
            <text:p>0105000020E610000001000000010200000004000000A824462AE71A2A406B7418DD8B224840A824462AE71A2A406B7418DD8B224840FA163147EA1C2A4092C547D5C0224840FA163147EA1C2A4092C547D5C022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439" calcext:value-type="float">
            <text:p>6439</text:p>
          </table:table-cell>
          <table:table-cell office:value-type="string" calcext:value-type="string">
            <text:p>0105000020E61000000100000001020000001D00000054FB1983F3BA2940EEEE01BA2F2A484054FB1983F3BA2940EEEE01BA2F2A4840B6CE09EB10BD2940286D05A8042A4840DF7EAFD7AABF2940D163EF20D1294840D0D556EC2FC32940DC43673E8C294840C9A7114427C52940204A0F9E642948402FDA88CC01C72940C823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440" calcext:value-type="float">
            <text:p>6440</text:p>
          </table:table-cell>
          <table:table-cell office:value-type="string" calcext:value-type="string">
            <text:p>0105000020E61000000100000001020000000B00000086611B4C1E1E2A40AFF83C354D22484086611B4C1E1E2A40AFF83C354D224840411768D201202A40FC404D8814224840A43E24D7A8222A4031B19EFFC3214840DE640A8CAB242A40EBA7A4F3862148400C3554D680262A40DE2EEA494F214840A9B3493437292A402FBC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575" calcext:value-type="float">
            <text:p>6575</text:p>
          </table:table-cell>
          <table:table-cell office:value-type="string" calcext:value-type="string">
            <text:p>0105000020E61000000100000001020000000A000000F96FB9556B002A405AB44AFAC5224840F96FB9556B002A405AB44AFAC52248402A386167AFFF2940B29A536E472348405431DF0BDDFE294010CB0B55D6234840BE1AFBED46FE29404751B17B3C244840858FD2B6ABFD2940A11DCB16A4244840BE6A65C22FFD2940A393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996" calcext:value-type="float">
            <text:p>6996</text:p>
          </table:table-cell>
          <table:table-cell office:value-type="string" calcext:value-type="string">
            <text:p>0105000020E6100000010000000102000000060000009FACBDF49BA2224083B5204A6A5B4B409FACBDF49BA2224083B5204A6A5B4B40C3A85AC125A22240F1B84D5D9E5B4B40015130630AA22240CDE5AB89AA5B4B404850A15F00A22240BF3FEFD7AE5B4B40F229077EEAA22240E65B0382A75B4B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997" calcext:value-type="float">
            <text:p>6997</text:p>
          </table:table-cell>
          <table:table-cell office:value-type="string" calcext:value-type="string">
            <text:p>0105000020E6100000010000000102000000070000007A32A42F29732340D69695815E254B407A32A42F29732340D69695815E254B401AD8CF07707323403BA92F4B3B254B405FA9786D80732340F0A7C64B37254B40CE72D9E89C732340F96871C630254B40C08DDEBAAC7323405592D0F12C254B407E025765387423408D1F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073" calcext:value-type="float">
            <text:p>7073</text:p>
          </table:table-cell>
          <table:table-cell office:value-type="string" calcext:value-type="string">
            <text:p>0105000020E610000001000000010200000006000000A7EE25E88A4D22401313D4F02D214B40A7EE25E88A4D22401313D4F02D214B40B9BC83E9C54E22404743215DC7204B40C344285BC94F2240BA2583ED71204B40E8363C180C5122403EA363BD07204B40E8363C180C5122403EA363BD07204B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219" calcext:value-type="float">
            <text:p>7219</text:p>
          </table:table-cell>
          <table:table-cell office:value-type="string" calcext:value-type="string">
            <text:p>0105000020E610000001000000010200000024000000A2702B3816372240F520DF54E9174B4037E0980A963722404BC164F4ED174B4098E4DB16C03722409C1DA9BEF3174B40E84EB0FF3A3B22406E1393DC06184B4052538149E03D224007BBBC9415184B403F236CD333402240C52A943B22184B40AB0C3E2883422240839A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221" calcext:value-type="float">
            <text:p>7221</text:p>
          </table:table-cell>
          <table:table-cell office:value-type="string" calcext:value-type="string">
            <text:p>0105000020E61000000100000001020000002A000000A7EE25E88A4D22401313D4F02D214B40A7EE25E88A4D22401313D4F02D214B404DD3B194764C2240F797DD9387214B40AF0D709C6F4B2240B353BD46DC214B40045F2C674A4A22404DFA7B293C224B4003E55BC41C492240A435ABE39D224B40B8A0AD39F6462240361B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297" calcext:value-type="float">
            <text:p>7297</text:p>
          </table:table-cell>
          <table:table-cell office:value-type="string" calcext:value-type="string">
            <text:p>0105000020E610000001000000010200000004000000C342F7F6F89A2A40EF192E17961D4A40C342F7F6F89A2A40EF192E17961D4A40409F6DDA319A2A40316B18F4941D4A40409F6DDA319A2A40316B18F4941D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333" calcext:value-type="float">
            <text:p>7333</text:p>
          </table:table-cell>
          <table:table-cell office:value-type="string" calcext:value-type="string">
            <text:p>0105000020E61000000100000001020000001A0000000E6C9560714823400A151C5E102D4B400E6C9560714823400A151C5E102D4B40857CD0B359452340A87686A92D2D4B4055F833BC59432340221FF46C562D4B40EE4108C8974023408ECEF9298E2D4B4066941DD1F33D234001FFEFE3C32D4B40D28DB0A8883B2340B902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334" calcext:value-type="float">
            <text:p>7334</text:p>
          </table:table-cell>
          <table:table-cell office:value-type="string" calcext:value-type="string">
            <text:p>0105000020E6100000010000000102000000230000004AA4236F6F752340126C5CFFAE254B404AA4236F6F752340126C5CFFAE254B402D095053CB762340F81BEDB8E1254B40607AFB73D1782340919C4CDC2A264B40736A6798DA7A2340A70A462575264B4039B709F7CA7C23405A83F755B9264B4023C32ADEC87C2340E8F7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335" calcext:value-type="float">
            <text:p>7335</text:p>
          </table:table-cell>
          <table:table-cell office:value-type="string" calcext:value-type="string">
            <text:p>0105000020E6100000010000000102000000050000007A32A42F29732340D69695815E254B407A32A42F29732340D69695815E254B40A011B6E91974234054E751F17F254B404AA4236F6F752340126C5CFFAE254B404AA4236F6F752340126C5CFFAE254B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336" calcext:value-type="float">
            <text:p>7336</text:p>
          </table:table-cell>
          <table:table-cell office:value-type="string" calcext:value-type="string">
            <text:p>0105000020E610000001000000010200000072000000BA6B09F9A0072340F14C689258304B40BA6B09F9A0072340F14C689258304B4041D5E8D500052340CEA96400A8304B40E5D70FB1C102234082221631EC304B404A2A53CC41002340AE84EE9238314B40925CFE43FAFD22407FE200FA7D314B404A0F43AB93FB22403B39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350" calcext:value-type="float">
            <text:p>7350</text:p>
          </table:table-cell>
          <table:table-cell office:value-type="string" calcext:value-type="string">
            <text:p>0105000020E61000000100000001020000000C00000051EFF329116E22404B9869FB57F44A4051EFF329116E22404B9869FB57F44A400EEBD7E77B6F224032F43E4459F44A404406A85FD8702240BB8F920D5AF44A4000C80913467322403D821B295BF44A4096B6B8C66776224006ABA0585DF44A40487CDDD8A2772240507B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351" calcext:value-type="float">
            <text:p>7351</text:p>
          </table:table-cell>
          <table:table-cell office:value-type="string" calcext:value-type="string">
            <text:p>0105000020E6100000010000000102000000070000000BB7249E42632240A75CB6AC70F44A40167AB3BC61652240774364A252F44A40B029464C3F672240177DAAAF53F44A40B07F8DDAB36922406414BA0155F44A40929158F7346C2240CE4EAB8D56F44A4051EFF329116E22404B9869FB57F44A4051EFF329116E22404B98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436" calcext:value-type="float">
            <text:p>7436</text:p>
          </table:table-cell>
          <table:table-cell office:value-type="string" calcext:value-type="string">
            <text:p>0105000020E610000001000000010200000005000000493B246BC3A72640CF818A4FA6B24840493B246BC3A72640CF818A4FA6B248405CB45B261EA726409211AB9A7BB24840840AB37515A72640A0EBB1E375B24840CA460A8B66A726408171CA985DB2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590" calcext:value-type="float">
            <text:p>7590</text:p>
          </table:table-cell>
          <table:table-cell office:value-type="string" calcext:value-type="string">
            <text:p>0105000020E6100000010000000102000000100000005B3DCC03FDFA2340EC34D25279E24A405B3DCC03FDFA2340EC34D25279E24A400863FA14B6FD23402BE8AC05ACE24A403B675595C7002440A3AFC513E6E24A40906F4AD466032440A8C6F07D16E34A40387D87ECCD052440C0DEB36444E34A400E00B0952B0724402034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591" calcext:value-type="float">
            <text:p>7591</text:p>
          </table:table-cell>
          <table:table-cell office:value-type="string" calcext:value-type="string">
            <text:p>0105000020E61000000100000001020000007300000069458AB7841224400992D2C7D7E64A4069458AB7841224400992D2C7D7E64A40E1E69EBF1A1524401937DA160AE74A4097CCB1BCAB162440E73686A526E74A40826ED4AF19192440298C779153E74A4091AEE309CE1A244090728B5473E74A40C803DBD2B41D244045C0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592" calcext:value-type="float">
            <text:p>7592</text:p>
          </table:table-cell>
          <table:table-cell office:value-type="string" calcext:value-type="string">
            <text:p>0105000020E610000001000000010200000004000000706C2C17E0452540DFCFDF3AB5F54A40706C2C17E0452540DFCFDF3AB5F54A40FA7486F3BA4725405C8F673CB6F54A406380D3776E4825406764811FA7F5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593" calcext:value-type="float">
            <text:p>7593</text:p>
          </table:table-cell>
          <table:table-cell office:value-type="string" calcext:value-type="string">
            <text:p>0105000020E610000001000000010200000004000000F7CBC97921FA2340B9ED066315E24A400E0D309864F923406FC61FFB0FE24A40F934272F32F92340BD5EF5DB32E24A40F934272F32F92340BD5EF5DB32E2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594" calcext:value-type="float">
            <text:p>7594</text:p>
          </table:table-cell>
          <table:table-cell office:value-type="string" calcext:value-type="string">
            <text:p>0105000020E610000001000000010200000004000000F934272F32F92340BD5EF5DB32E24A40F934272F32F92340BD5EF5DB32E24A405B3DCC03FDFA2340EC34D25279E24A405B3DCC03FDFA2340EC34D25279E2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778" calcext:value-type="float">
            <text:p>7778</text:p>
          </table:table-cell>
          <table:table-cell office:value-type="string" calcext:value-type="string">
            <text:p>0105000020E6100000010000000102000000100000001954FC7A67EC2140F817BC009A564B40CC2665F789EC214038482D3993564B40016A0F20E8ED2140ACA690D03B564B40D365D6F786EF2140E9AE3610DC554B408084BC7905F12140B5290DEB7C554B40DC0CDC2681F2214013865C0421554B4040AEC387C8F3214089DF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779" calcext:value-type="float">
            <text:p>7779</text:p>
          </table:table-cell>
          <table:table-cell office:value-type="string" calcext:value-type="string">
            <text:p>0105000020E610000001000000010200000031000000E9482465B4B821400F0985DA6C654B4005CB6CEB02B92140765D537B6C654B406C49A2F20ABB21400C433FAE68654B40D6613BCE23BD2140E059716028654B402BD1A3F32BBF21401D1B26BFEA644B40E5AC99C640C02140720CB73297644B4055EFBAC84EC12140B977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50" calcext:value-type="float">
            <text:p>8150</text:p>
          </table:table-cell>
          <table:table-cell office:value-type="string" calcext:value-type="string">
            <text:p>0105000020E61000000100000001020000000500000038B41204D97C2340E8E8A7EE8075494038B41204D97C2340E8E8A7EE807549407FB5B4649F7D23407947212466754940C11BD2A8C07D2340BCFA67BC63754940DB31B57C077E2340187642035B75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94" calcext:value-type="float">
            <text:p>8194</text:p>
          </table:table-cell>
          <table:table-cell office:value-type="string" calcext:value-type="string">
            <text:p>0105000020E610000001000000010200000005000000FC3670821FE22940FF90185DF3474A40C85E944506E22940076E934039484A40F275638BEEE22940553F259D37484A40D68ADB0D47E42940919F8D5C37484A40D68ADB0D47E42940919F8D5C3748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305" calcext:value-type="float">
            <text:p>8305</text:p>
          </table:table-cell>
          <table:table-cell office:value-type="string" calcext:value-type="string">
            <text:p>0105000020E610000001000000010200000004000000BE512B4CDF7F20404CC054D8B16C4840BE512B4CDF7F20404CC054D8B16C4840805D972BCD7F204036A094FF7F6C4840805D972BCD7F204036A094FF7F6C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307" calcext:value-type="float">
            <text:p>8307</text:p>
          </table:table-cell>
          <table:table-cell office:value-type="string" calcext:value-type="string">
            <text:p>0105000020E610000001000000010200000056000000D3270351413320400C6366FA805A4840D3270351413320400C6366FA805A4840100C7B359B3220405A35632C2E5A48400CC79860DD312040F495F6BCD1594840611278712C312040444651B17B594840C4FD91335E302040A8FD7B95215948400F7F4DD6A82F2040D20A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324" calcext:value-type="float">
            <text:p>8324</text:p>
          </table:table-cell>
          <table:table-cell office:value-type="string" calcext:value-type="string">
            <text:p>0105000020E610000001000000010200000004000000380E61A17BA31F40096DDEDD6F404840380E61A17BA31F40096DDEDD6F40484022753BFBCAA31F40608209922D404840A211B33C96A41F402EDD78372A40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390" calcext:value-type="float">
            <text:p>8390</text:p>
          </table:table-cell>
          <table:table-cell office:value-type="string" calcext:value-type="string">
            <text:p>0105000020E610000001000000010200000004000000ED4749216EA020402DA9255628814840E6DC3708849F2040A339573959814840BC86CF8C349F20402EAC1BEF8E814840BC86CF8C349F20402EAC1BEF8E81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391" calcext:value-type="float">
            <text:p>8391</text:p>
          </table:table-cell>
          <table:table-cell office:value-type="string" calcext:value-type="string">
            <text:p>0105000020E6100000010000000102000000040000000691FB0C5E062140BE31A94654A548400691FB0C5E062140BE31A94654A54840FC97FFEB3706214061B5E8537DA548405BD8AF82330621409B416CB2A0A5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421" calcext:value-type="float">
            <text:p>8421</text:p>
          </table:table-cell>
          <table:table-cell office:value-type="string" calcext:value-type="string">
            <text:p>0105000020E61000000100000001020000000400000062C32EE5D76A2A404F475BF0FD564A4062C32EE5D76A2A404F475BF0FD564A4015AA40D24C6C2A401BCE46F828574A4015AA40D24C6C2A401BCE46F82857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633" calcext:value-type="float">
            <text:p>8633</text:p>
          </table:table-cell>
          <table:table-cell office:value-type="string" calcext:value-type="string">
            <text:p>0105000020E610000001000000010200000008000000F35597F848FB2340E59590B4C0E14A40F35597F848FB2340E59590B4C0E14A400B15771783FA2340BFB44D96FFE14A405789682A7AFA2340114B146B02E24A40C66E9F5566FA23401937DA160AE24A4005B9D5BD5FFA2340D6B1A5A20CE24A40059CEFF153FA234016D7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661" calcext:value-type="float">
            <text:p>8661</text:p>
          </table:table-cell>
          <table:table-cell office:value-type="string" calcext:value-type="string">
            <text:p>0105000020E610000001000000010200000005000000C13E952E588D2340F35597F848D94A40C13E952E588D2340F35597F848D94A4070EF1AF4A58B23409FBE54223FD94A40152411757A892340DB1B7C6132D94A40152411757A892340DB1B7C6132D9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213" calcext:value-type="float">
            <text:p>9213</text:p>
          </table:table-cell>
          <table:table-cell office:value-type="string" calcext:value-type="string">
            <text:p>0105000020E61000000100000001020000001B00000012D033AC98281A408833BF9A03A6494012D033AC98281A408833BF9A03A649403CAAF5D95C281A40FE5B131CA8A54940C494EDE824281A40EC39443756A54940EA899DDFE62B1A40D1E9793716A549400F886B1041301A40429CE2CC0AA54940C36A2C616D341A40D752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222" calcext:value-type="float">
            <text:p>9222</text:p>
          </table:table-cell>
          <table:table-cell office:value-type="string" calcext:value-type="string">
            <text:p>0105000020E610000001000000010200000007000000AE4786C1A1741A409120A68E9FBC4940AE4786C1A1741A409120A68E9FBC4940FBA01D26D0761A4087E7001CD6BC4940D019074D01771A404B3FE1ECD6BC4940FF8062BF82771A403B70CE88D2BC4940C94D1E60F7771A40619AD832CFBC494030DAE2C432781A4073BA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585" calcext:value-type="float">
            <text:p>10585</text:p>
          </table:table-cell>
          <table:table-cell office:value-type="string" calcext:value-type="string">
            <text:p>0105000020E610000001000000010200000005000000D64F49E70D691E40923534AF34AC4940D64F49E70D691E40923534AF34AC494083774DA324671E409F9CFC7156AC4940FAF202ECA3631E408C602D8892AC4940FAF202ECA3631E408C602D8892AC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831" calcext:value-type="float">
            <text:p>10831</text:p>
          </table:table-cell>
          <table:table-cell office:value-type="string" calcext:value-type="string">
            <text:p>0105000020E6100000010000000102000000040000006EABB420EF681E40AFF83C354DAC49406EABB420EF681E40AFF83C354DAC4940FAF202ECA3631E408C602D8892AC4940FAF202ECA3631E408C602D8892AC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832" calcext:value-type="float">
            <text:p>10832</text:p>
          </table:table-cell>
          <table:table-cell office:value-type="string" calcext:value-type="string">
            <text:p>0105000020E610000001000000010200000005000000BD4C5EAE8F081E40612BB2E77CB34940BD4C5EAE8F081E40612BB2E77CB34940D04BC5C6BC061E40A5BF97C283B349407B692F4734061E40158035BD7AB349409AE412971F061E40F85047AB67B3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193" calcext:value-type="float">
            <text:p>11193</text:p>
          </table:table-cell>
          <table:table-cell office:value-type="string" calcext:value-type="string">
            <text:p>0105000020E61000000100000001020000001F000000A5DC7D8E8FEE2B406BF5D55581964A40A5DC7D8E8FEE2B406BF5D55581964A40DED506825BEE2B40DDB8C5FCDC964A40C09B6ED921EE2B408C67D0D03F974A401BDB6B41EFED2B40C3F869DC9B974A400573F4F8BDED2B40BD152E50F7974A40906AD8EF89ED2B40D603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194" calcext:value-type="float">
            <text:p>11194</text:p>
          </table:table-cell>
          <table:table-cell office:value-type="string" calcext:value-type="string">
            <text:p>0105000020E6100000010000000102000000070000005D4885A3FCE92B4067602E2947A04A40B700231E3FEA2B405BBD1EA743A04A4009A9DBD957EA2B4095FDA9A745A04A4016472FB484EA2B407634B33B49A04A405FD218ADA3EA2B4080D6FCF84BA04A4012EEDF06C6EB2B406713BB1171A04A4012EEDF06C6EB2B406713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207" calcext:value-type="float">
            <text:p>11207</text:p>
          </table:table-cell>
          <table:table-cell office:value-type="string" calcext:value-type="string">
            <text:p>0105000020E6100000010000000102000000060000007771C1D4596B2B40B98A9B0218454A404FC87322666B2B4082F057B730454A40F7AA3A504C6B2B40513239B533454A40E228D42E016B2B401E90847D3B454A40D424C2D0346A2B408E09319754454A40D424C2D0346A2B408E0931975445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855" calcext:value-type="float">
            <text:p>11855</text:p>
          </table:table-cell>
          <table:table-cell office:value-type="string" calcext:value-type="string">
            <text:p>0105000020E610000001000000010200000026000000E91E23EA4F0C1A40F4FBA31419F14840E91E23EA4F0C1A40F4FBA31419F148406A9D5D633C0F1A40F731D582CDF048402D87CC4BB4121A40A9B4B409E6F048409B17714BF5161A40FF6959AD02F148409699D2FA5B1A1A40D06740BD19F14840E138DF3E611F1A40EEC330163CF14840E861B2028D231A409D34684359F14840E792AAED26281A4070754A5178F1484071C394EDE82C1A40B842B34698F14840C6DE307667321A40DF2FB0D870F14840D5F434BB49371A40321F10E84CF148406843FE99413C1A4038B3A72E2AF14840A7AE21DD74401A40A733411E0BF14840503F034587431A4053F5E10FF5F0484028501FDCF8461A40E474482014F14840999C7F60334D1A405B80118F1FF1484081666BD84A531A406204430C2AF1484096E6FB4E38581A40B186302361F148400DBE7A26455D1A4036DA609797F14840FC3669BF5A621A40269CCC2ECEF148409760CCF165651A405C9CE73EEFF1484067B2C92B21711A40E8DEC325C7F148408DF9145B9C741A4071ED9F02BBF14840F48B12F4177A1A4099DE5916A7F148402D70C339347E1A40A6FF9BCD99F148407FDFBF7971821A404EBDC9CA8AF148404ADB53CD07871A406EB191DA7AF14840166F641EF98B1A400CE1E2F269F14840BA2D36525B8F1A40EA3F10C589F14840C454449781941A40A65C86A4BBF14840F8938CF73E981A40A1C8EE5DDEF14840F6C99B0D439D1A40B2930BDF0CF24840884215489AA11A405BA038DB37F248407949528836A61A405C7C653964F248409B0D8D823BAB1A40AEBA0ED594F2484018299485AFAF1A4046ECB886BEF2484018299485AFAF1A4046ECB886BEF2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857" calcext:value-type="float">
            <text:p>11857</text:p>
          </table:table-cell>
          <table:table-cell office:value-type="string" calcext:value-type="string">
            <text:p>0105000020E610000001000000010200000012000000F7E39B12B5E919408B2CE3F093F54840F7E39B12B5E919408B2CE3F093F548409068A78BB9E81940C7003F9935F548409FDED627CAE71940FB8FF1CDDBF448405E914E136CEA1940E99E758D96F4484059B8F64F81ED19403C0ECD8646F448402BE7E6768AF019403B37120DF7F34840762ACF728FF31940D5586721A6F3484043A38515B8F619407DD2890453F348403809EFBC9EF9194009AA46AF06F3484010B633A726FC19404F266E15C4F2484030302B14E9FE1940E53D18C27BF24840F25F200890011A40A943B81336F24840DD1445FE4F041A4034993B44EDF1484040A2AE5A3E071A404912842BA0F14840BD827EF0EB091A40D4C32BA457F14840E91E23EA4F0C1A40F4FBA31419F14840E91E23EA4F0C1A40F4FBA31419F1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7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906" calcext:value-type="float">
            <text:p>11906</text:p>
          </table:table-cell>
          <table:table-cell office:value-type="string" calcext:value-type="string">
            <text:p>0105000020E6100000010000000102000000050000009DA223B9FC372240E964A9F57E454A409DA223B9FC372240E964A9F57E454A406CF76173C4382240651EF98381454A40825BD2ACC7382240630C512A86454A40860AC2ACF6392240457C96FC9C45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011" calcext:value-type="float">
            <text:p>12011</text:p>
          </table:table-cell>
          <table:table-cell office:value-type="string" calcext:value-type="string">
            <text:p>0105000020E61000000100000001020000002D0000009727C6E86FB42340CB23C9BD0AF349409727C6E86FB42340CB23C9BD0AF3494003CA4BA36EB423403F16478A6DF349406E043D2F70B423401777CDF5C7F34940F06E6589CEB22340F80890FC1CF44940E9B1D2495BB123408AC67F2667F449401A8634CFB6AF23404840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045" calcext:value-type="float">
            <text:p>12045</text:p>
          </table:table-cell>
          <table:table-cell office:value-type="string" calcext:value-type="string">
            <text:p>0105000020E6100000010000000102000000060000000695148E1F472740DC45A3EF65224A4043C81E46AD4527409C1D047866224A404109D8B38C45274050B4064A65224A40D73D682C50452740FE7964BD62224A40E6E37F97BE4427400D40FE2D5C224A40E6E37F97BE4427400D40FE2D5C22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056" calcext:value-type="float">
            <text:p>12056</text:p>
          </table:table-cell>
          <table:table-cell office:value-type="string" calcext:value-type="string">
            <text:p>0105000020E6100000010000000102000000040000002319C27ABC5F2840572718526BE84A4036B973BC5D5E28404646072461E84A40795FF0C4075D2840126A865451E84A40795FF0C4075D2840126A865451E8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232" calcext:value-type="float">
            <text:p>12232</text:p>
          </table:table-cell>
          <table:table-cell office:value-type="string" calcext:value-type="string">
            <text:p>0105000020E61000000100000001020000000500000038D66AB4C1BE1F40E92917CF4581494038D66AB4C1BE1F40E92917CF45814940E03DF669CBBF1F406A61606754814940D1BEA89322C01F40EE629AE95E814940DE53828BA4C01F402D5D8ABF5D81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252" calcext:value-type="float">
            <text:p>12252</text:p>
          </table:table-cell>
          <table:table-cell office:value-type="string" calcext:value-type="string">
            <text:p>0105000020E61000000100000001020000000A000000DA7FF854A9C41F4021EDDA39286B4940DA7FF854A9C41F4021EDDA39286B49400FB853DF9EC41F40C11F7EFE7B6B4940C51E7F0E98C41F407687B949B16B49408262BF828FC41F4005A50D2CEC6B494020FFBBF4E5C31F404CE88942266C494014B2F33636C31F4015EA44DD626C49408EB5BFB33DC21F407706FCD0BB6C4940F12B7BB71EC21F40E27DB0E7C66C4940F12B7BB71EC21F40E27DB0E7C66C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336" calcext:value-type="float">
            <text:p>12336</text:p>
          </table:table-cell>
          <table:table-cell office:value-type="string" calcext:value-type="string">
            <text:p>0105000020E610000001000000010200000005000000FE9B1727BEAA1B4005943C8D6AFC4840FE9B1727BEAA1B4005943C8D6AFC4840177F805AB1AC1B401C4E4F0E55FC48407BEC78DD6CAD1B40FEDAFAE93FFC4840F9FFFBAF36AE1B404CF223073CFC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562" calcext:value-type="float">
            <text:p>12562</text:p>
          </table:table-cell>
          <table:table-cell office:value-type="string" calcext:value-type="string">
            <text:p>0105000020E61000000100000001020000000600000032E884D041E71C40E37B35F6DBAC4A4032E884D041E71C40E37B35F6DBAC4A406B662D05A4E51C40E6CC1BCCCBAC4A403D1FAF5120E51C404E2036A2C5AC4A4097AE601BF1E41C40CC61F71DC3AC4A4037B7C6C29EE51C40C3F6BF69CAAC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564" calcext:value-type="float">
            <text:p>12564</text:p>
          </table:table-cell>
          <table:table-cell office:value-type="string" calcext:value-type="string">
            <text:p>0105000020E610000001000000010200000006000000C5E043860D1B20407F385F9CBCAA4A40A06120BE021B2040704B3F3CA6AA4A40D9898164F01A204027EF2DF6A8AA4A402BD780ADB71A20407082CA53B1AA4A40DECCE847C31920408A58C4B0C3AA4A40DECCE847C31920408A58C4B0C3AA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624" calcext:value-type="float">
            <text:p>12624</text:p>
          </table:table-cell>
          <table:table-cell office:value-type="string" calcext:value-type="string">
            <text:p>0105000020E6100000010000000102000000040000002279420AF917284002767F06E56549402279420AF917284002767F06E565494096BABFD595162840C3082B5FE165494096BABFD595162840C3082B5FE165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627" calcext:value-type="float">
            <text:p>12627</text:p>
          </table:table-cell>
          <table:table-cell office:value-type="string" calcext:value-type="string">
            <text:p>0105000020E610000001000000010200000004000000909F32A3C49F2940B8D507ED306E4940909F32A3C49F2940B8D507ED306E494008944DB9C29F2940761085E0026E4940749AEA52A6A029400310E345CF6D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699" calcext:value-type="float">
            <text:p>12699</text:p>
          </table:table-cell>
          <table:table-cell office:value-type="string" calcext:value-type="string">
            <text:p>0105000020E6100000010000000102000000060000002B2BF290CE19204048AAEFFCA2AA4A402B2BF290CE19204048AAEFFCA2AA4A40367FA724461A204037D5A425A0AA4A4054B93FCD7F1A204024CB93B597AA4A4045B467E0911A2040611DC70F95AA4A40C5E043860D1B20407F385F9CBCAA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701" calcext:value-type="float">
            <text:p>12701</text:p>
          </table:table-cell>
          <table:table-cell office:value-type="string" calcext:value-type="string">
            <text:p>0105000020E610000001000000010200000004000000946342FBCA292040A83068D5E76D4A408764123F102A204068F62FFFD76D4A403014B01D8C2820408ACF9D60FF6D4A403014B01D8C2820408ACF9D60FF6D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727" calcext:value-type="float">
            <text:p>12727</text:p>
          </table:table-cell>
          <table:table-cell office:value-type="string" calcext:value-type="string">
            <text:p>0105000020E61000000100000001020000000400000096BABFD595162840C3082B5FE165494096BABFD595162840C3082B5FE1654940E53FEE6CD91728409FFA511E27664940E53FEE6CD91728409FFA511E2766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994" calcext:value-type="float">
            <text:p>12994</text:p>
          </table:table-cell>
          <table:table-cell office:value-type="string" calcext:value-type="string">
            <text:p>0105000020E61000000100000001020000008A0000005332EF2719AF254016F3BDD06DB148405332EF2719AF254016F3BDD06DB148401F903AF020B02540F92E4A75A6B14840DE2FB0D870B22540B586F7C19EB1484017F0D709D4B3254059141B9881B14840A59B69673DB52540E0BCDD3763B148405C36DF2D35B72540A00C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23" calcext:value-type="float">
            <text:p>13023</text:p>
          </table:table-cell>
          <table:table-cell office:value-type="string" calcext:value-type="string">
            <text:p>0105000020E6100000010000000102000000050000009B0645F300FE2940AB2C65749B2548409B0645F300FE2940AB2C65749B2548400FD8D5E429FF2940DA380774CB254840EAEF00AA13FF29406EAAEE91CD254840EAEF00AA13FF29406EAAEE91CD25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24" calcext:value-type="float">
            <text:p>13024</text:p>
          </table:table-cell>
          <table:table-cell office:value-type="string" calcext:value-type="string">
            <text:p>0105000020E61000000100000001020000000400000086611B4C1E1E2A40AFF83C354D22484086611B4C1E1E2A40AFF83C354D224840A824462AE71A2A406B7418DD8B224840A824462AE71A2A406B7418DD8B22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025" calcext:value-type="float">
            <text:p>13025</text:p>
          </table:table-cell>
          <table:table-cell office:value-type="string" calcext:value-type="string">
            <text:p>0105000020E61000000100000001020000000F000000A824462AE71A2A406B7418DD8B224840A824462AE71A2A406B7418DD8B22484078859911391C2A40E7E7E15F5F224840699FD854271D2A4045CF770140224840A56DFC89CA1E2A40C69ADBCE08224840D6EF784952202A408DD88239D5214840F7F29606D9212A409605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28" calcext:value-type="float">
            <text:p>13028</text:p>
          </table:table-cell>
          <table:table-cell office:value-type="string" calcext:value-type="string">
            <text:p>0105000020E6100000010000000102000000050000007DF20B0ADE7F29405D3C17A1331348407DF20B0ADE7F29405D3C17A1331348408A754FC35C7F2940349D42531B1348408D9B1A683E7F294054104DEA1513484017D6B568B37E2940AFD461160A13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37" calcext:value-type="float">
            <text:p>13037</text:p>
          </table:table-cell>
          <table:table-cell office:value-type="string" calcext:value-type="string">
            <text:p>0105000020E610000001000000010200000004000000FA163147EA1C2A4092C547D5C0224840FA163147EA1C2A4092C547D5C022484086611B4C1E1E2A40AFF83C354D22484086611B4C1E1E2A40AFF83C354D22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145" calcext:value-type="float">
            <text:p>13145</text:p>
          </table:table-cell>
          <table:table-cell office:value-type="string" calcext:value-type="string">
            <text:p>0105000020E6100000010000000102000000050000009B0645F300FE2940AB2C65749B2548409B0645F300FE2940AB2C65749B254840B468F0ADFEFE29405BF10D85CF254840EAEF00AA13FF29406EAAEE91CD254840EAEF00AA13FF29406EAAEE91CD25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497" calcext:value-type="float">
            <text:p>13497</text:p>
          </table:table-cell>
          <table:table-cell office:value-type="string" calcext:value-type="string">
            <text:p>0105000020E6100000010000000102000000240000007A84E4AE6F392240155D7237E32F4B407A84E4AE6F392240155D7237E32F4B406D4D04BBAB382240A5E9A2D755304B40EE43DE72F5372240802C4487C0304B40CD261B6A6F372240C3F8C4950E314B4020402BD5AA362240B72A89EC83314B40C1FFFBF8F0352240CD6B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597" calcext:value-type="float">
            <text:p>13597</text:p>
          </table:table-cell>
          <table:table-cell office:value-type="string" calcext:value-type="string">
            <text:p>0105000020E6100000010000000102000000060000009FACBDF49BA2224083B5204A6A5B4B409FACBDF49BA2224083B5204A6A5B4B403877AA3242A222406759411DA05B4B4097FD5F1A2BA222407FE60709AC5B4B40D162844B22A222403556AC2BB05B4B40F229077EEAA22240E65B0382A75B4B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598" calcext:value-type="float">
            <text:p>13598</text:p>
          </table:table-cell>
          <table:table-cell office:value-type="string" calcext:value-type="string">
            <text:p>0105000020E6100000010000000102000000070000007A32A42F29732340D69695815E254B407A32A42F29732340D69695815E254B40EB31DB5F877323408E87AD8F3D254B403A5D16139B732340B3F96EA939254B405570D3FAB6732340EC3EB61B33254B40F48C7DC9C6732340A79E605A2F254B407E025765387423408D1F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790" calcext:value-type="float">
            <text:p>13790</text:p>
          </table:table-cell>
          <table:table-cell office:value-type="string" calcext:value-type="string">
            <text:p>0105000020E610000001000000010200000004000000706C2C17E0452540DFCFDF3AB5F54A40706C2C17E0452540DFCFDF3AB5F54A40BFD29E37BA4725402FDBF3A1B0F54A406380D3776E4825406764811FA7F5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794" calcext:value-type="float">
            <text:p>13794</text:p>
          </table:table-cell>
          <table:table-cell office:value-type="string" calcext:value-type="string">
            <text:p>0105000020E610000001000000010200000004000000F934272F32F92340BD5EF5DB32E24A40F934272F32F92340BD5EF5DB32E24A40CA17B49080F92340B0AF75A911E24A40F7CBC97921FA2340B9ED066315E2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887" calcext:value-type="float">
            <text:p>13887</text:p>
          </table:table-cell>
          <table:table-cell office:value-type="string" calcext:value-type="string">
            <text:p>0105000020E6100000010000000102000000130000003D85B762DAFE21408E4DE1F725524B403D85B762DAFE21408E4DE1F725524B40AABDE36FD6FF2140E8C41EDAC7514B40D10F7E3DBA002240D119620674514B40F80379D1B20122400650E7E50B514B406C7E575FB80222406AA2748EA6504B4038CAB040AA032240C255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359" calcext:value-type="float">
            <text:p>14359</text:p>
          </table:table-cell>
          <table:table-cell office:value-type="string" calcext:value-type="string">
            <text:p>0105000020E610000001000000010200000007000000FE4AE7C3B36422408D2C996379F44A40FE4AE7C3B36422408D2C996379F44A4003637D03936322406C85443580F44A40AF473C34876322405A48652F80F44A408D2C99637963224089CC012780F44A40410E4A98696322404E10751F80F44A400BB7249E42632240A75C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361" calcext:value-type="float">
            <text:p>14361</text:p>
          </table:table-cell>
          <table:table-cell office:value-type="string" calcext:value-type="string">
            <text:p>0105000020E610000001000000010200000007000000FE4AE7C3B36422408D2C996379F44A40FE4AE7C3B36422408D2C996379F44A40C778DED7926322403D693C6C7DF44A406E10F7A287632240B4E1557B7DF44A40BC0C5AA379632240A8A9656B7DF44A40C4EC65DB69632240D82D02637DF44A400BB7249E42632240A75C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994" calcext:value-type="float">
            <text:p>14994</text:p>
          </table:table-cell>
          <table:table-cell office:value-type="string" calcext:value-type="string">
            <text:p>0105000020E61000000100000001020000003D000000A0D2348F68CE20400C63E3D0084E4A40543D997FF4CD204060251FBB0B4E4A40C0AD60C037CE2040E8BFACF5EA4D4A40DBC01DA853CE2040467C2766BD4D4A40BC96900F7ACE204008E6E8F17B4D4A40D89E5912A0CE2040053411363C4D4A409F93DE37BECE2040E5B9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095" calcext:value-type="float">
            <text:p>15095</text:p>
          </table:table-cell>
          <table:table-cell office:value-type="string" calcext:value-type="string">
            <text:p>0105000020E610000001000000010200000012000000588E90813C3722406C73AD07DD174B40588E90813C3722406C73AD07DD174B404DEF2C8BD3362240879D730179174B403C889D29743622408ED4D6E319174B40931B45D61A3622408B02D8DBC1164B40740580CFB4352240927241C758164B40E0652BD43F3522406529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126" calcext:value-type="float">
            <text:p>15126</text:p>
          </table:table-cell>
          <table:table-cell office:value-type="string" calcext:value-type="string">
            <text:p>0105000020E6100000010000000102000000040000005FE68585A460224085BB0E304EF44A405FE68585A460224085BB0E304EF44A403B8F8AFF3B6222409058E60874F44A403B8F8AFF3B6222409058E60874F4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128" calcext:value-type="float">
            <text:p>15128</text:p>
          </table:table-cell>
          <table:table-cell office:value-type="string" calcext:value-type="string">
            <text:p>0105000020E6100000010000000102000000080000001FCC37EC08592240E12E562F1AF54A401FCC37EC08592240E12E562F1AF54A4006CBC7A4755A2240542E9E8BD0F44A40FE4BAD52D55B22405D07623486F44A4065B9B601E95C22400902BFA14BF44A4023D0AAE0015F224009A062E64CF44A405FE68585A460224085BB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736" calcext:value-type="float">
            <text:p>15736</text:p>
          </table:table-cell>
          <table:table-cell office:value-type="string" calcext:value-type="string">
            <text:p>0105000020E6100000010000000102000000070000000BB7249E42632240A75CB6AC70F44A40410E4A98696322404E10751F80F44A401A0E9590596322407D94111780F44A405186AA984A6322407D94111780F44A40C95DDFE23C632240CB5F6B0080F44A403B8F8AFF3B6222409058E60874F44A403B8F8AFF3B6222409058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528" calcext:value-type="float">
            <text:p>17528</text:p>
          </table:table-cell>
          <table:table-cell office:value-type="string" calcext:value-type="string">
            <text:p>0105000020E6100000010000000102000000070000000BB7249E42632240A75CB6AC70F44A40C4EC65DB69632240D82D02637DF44A4043E966DA596322409D71755B7DF44A407A19C5724B632240D82D02637DF44A407012DE793D6322409139854B7DF44A403B8F8AFF3B6222409058E60874F44A403B8F8AFF3B6222409058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264" calcext:value-type="float">
            <text:p>18264</text:p>
          </table:table-cell>
          <table:table-cell office:value-type="string" calcext:value-type="string">
            <text:p>0105000020E6100000010000000102000000150000004AE93EA5EF3A224038E5C06158FA4A404AE93EA5EF3A224038E5C06158FA4A400426CBA4E13B2240AFB9A3FFE5F94A40588BF447BD3C224000A13F7E80F94A4027B8A2DE9D3E22409D2BEF4F4EF94A400BB37515F74022405EFF09890FF94A4081EAC48ABF422240E788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342" calcext:value-type="float">
            <text:p>18342</text:p>
          </table:table-cell>
          <table:table-cell office:value-type="string" calcext:value-type="string">
            <text:p>0105000020E61000000100000001020000000400000033E54350358A1F40F6A7435D5A234A4033E54350358A1F40F6A7435D5A234A406FC1AD16338D1F40D2AF085971234A40CFD12535ED8E1F409FB4C3BC8123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542" calcext:value-type="float">
            <text:p>18542</text:p>
          </table:table-cell>
          <table:table-cell office:value-type="string" calcext:value-type="string">
            <text:p>0105000020E6100000010000000102000000060000009022A8DDE9B32340454421DD16D349409DEEE1372AB4234034AE6EAB0FD34940FE45D09849B42340E72ACC310FD34940AD18AE0E80B42340525788580ED34940DEDCA9CA08B523403AC14879F7D24940DEDCA9CA08B523403AC14879F7D2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593" calcext:value-type="float">
            <text:p>18593</text:p>
          </table:table-cell>
          <table:table-cell office:value-type="string" calcext:value-type="string">
            <text:p>0105000020E6100000010000000102000000060000002950C741E8011F407F2F0906570C4840D038C3C36A021F4041A9AC5C5E0C48401E6BEB4C46021F40BDBE2033610C484080D6A13FD9011F40205E7C76650C484018CF45E80C011F4030116F9D7F0C484018CF45E80C011F4030116F9D7F0C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905" calcext:value-type="float">
            <text:p>18905</text:p>
          </table:table-cell>
          <table:table-cell office:value-type="string" calcext:value-type="string">
            <text:p>0105000020E6100000010000000102000000040000000BB7249E42632240A75CB6AC70F44A40167AB3BC61652240774364A252F44A40FE4AE7C3B36422408D2C996379F44A40FE4AE7C3B36422408D2C996379F4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944" calcext:value-type="float">
            <text:p>18944</text:p>
          </table:table-cell>
          <table:table-cell office:value-type="string" calcext:value-type="string">
            <text:p>0105000020E61000000100000001020000000B0000004B1A48BCE1332240139D6516A1FD4A404B1A48BCE1332240139D6516A1FD4A407E6BCC90CF342240F366C3503DFD4A4095B48762973522404D82DCEADEFC4A40A11749168B36224034B67CC96BFC4A40F4CC261B6A372240114B146B02FC4A4065202AE8513822409173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352" calcext:value-type="float">
            <text:p>19352</text:p>
          </table:table-cell>
          <table:table-cell office:value-type="string" calcext:value-type="string">
            <text:p>0105000020E61000000100000001020000000A0000006000868A162D2240C7AEA3607C004B406000868A162D2240C7AEA3607C004B40BAA46ABB092E2240D8C68E7C14004B406E5E8BCC122F22407CB779E3A4FF4A4001906EDFFE2F22407A52CB7B41FF4A401FD72BD1FE3022407BF18F08D7FE4A40398485EEED312240E9BD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355" calcext:value-type="float">
            <text:p>19355</text:p>
          </table:table-cell>
          <table:table-cell office:value-type="string" calcext:value-type="string">
            <text:p>0105000020E61000000100000001020000001F00000030CE29125D152240AFC623021F0B4B4030CE29125D152240AFC623021F0B4B4045B3FC0AE314224005E67C0CB10A4B40E593BA09631422403AB764B03D0A4B40903E9C76E7132240FC4A3151CE094B40B582F0B270132240DAB7EE4163094B4006D7DCD1FF122240253E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369" calcext:value-type="float">
            <text:p>19369</text:p>
          </table:table-cell>
          <table:table-cell office:value-type="string" calcext:value-type="string">
            <text:p>0105000020E61000000100000001020000001B000000EB1AD24D071B22408A624DC00A154B40EB1AD24D071B22408A624DC00A154B4060747973B81A224008E1760D9F144B40032670EB6E1A224004C93B8732144B409BA5AEC6231A2240FD982034CC134B40CF577F3AD4192240D289A9995A134B40576D48ED8F1922400B9F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777" calcext:value-type="float">
            <text:p>19777</text:p>
          </table:table-cell>
          <table:table-cell office:value-type="string" calcext:value-type="string">
            <text:p>0105000020E6100000010000000102000000080000003886B57EB5AA1D40C4FE8BAF80BA49409D723BEA9EAB1D40769D578682BA4940B8770DFAD2AB1D402EFFC64384BA4940C29CEADA28AC1D40EB03C93B87BA4940E15BFD7D6BAC1D40D245F93889BA49400EEE186888AC1D4078561C188ABA49406E6C1BEB87AD1D407B8B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969" calcext:value-type="float">
            <text:p>19969</text:p>
          </table:table-cell>
          <table:table-cell office:value-type="string" calcext:value-type="string">
            <text:p>0105000020E61000000100000001020000000400000033E54350358A1F40F6A7435D5A234A4033E54350358A1F40F6A7435D5A234A40113AE8120E8D1F407710E09975234A40CFD12535ED8E1F409FB4C3BC8123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967" calcext:value-type="float">
            <text:p>21967</text:p>
          </table:table-cell>
          <table:table-cell office:value-type="string" calcext:value-type="string">
            <text:p>0105000020E610000001000000010200000005000000B4FA34385BF21940E83D84A746B04940A0AE4912DFF41940633F30ECD5AF49409DB6EB4A70F71940FDA776E162AF49402F2EFAAF18FA1940531A7B40EAAE494098A7D1B7BBFC1940BCC9CC6572AE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968" calcext:value-type="float">
            <text:p>21968</text:p>
          </table:table-cell>
          <table:table-cell office:value-type="string" calcext:value-type="string">
            <text:p>0105000020E61000000100000001020000000F00000098A7D1B7BBFC1940BCC9CC6572AE494056850662D9FC1940938A6B216DAE494041571124A5FF1940B5577AC8EFAD49403AF306F3B2011A40768071BA76AD49402CB6EE8BF0031A40D5997B48F8AC49408DA3CDCC27061A4099220A7778AC494065D46B6924081A40C3EF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205" calcext:value-type="float">
            <text:p>22205</text:p>
          </table:table-cell>
          <table:table-cell office:value-type="string" calcext:value-type="string">
            <text:p>0105000020E6100000010000000102000000340000005332EF2719AF254016F3BDD06DB148401F903AF020B02540F92E4A75A6B14840DE2FB0D870B22540B586F7C19EB1484017F0D709D4B3254059141B9881B14840A59B69673DB52540E0BCDD3763B148405C36DF2D35B72540A00C44053DB14840B2DE03CF18B92540577E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206" calcext:value-type="float">
            <text:p>22206</text:p>
          </table:table-cell>
          <table:table-cell office:value-type="string" calcext:value-type="string">
            <text:p>0105000020E610000001000000010200000055000000CA4BA36E0C0E26409C85E2337EAD4840C270091BF90F26401B7739DB92AD484007F1811DFF112640B01AF09EA8AD48407CB94F8E02142640EDD401B5BDAD484051F1C9D46E1526405CC933D4CDAD48408ECAF21A601726408C4A8F4BC1AD484097A88361651926401B16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273" calcext:value-type="float">
            <text:p>22273</text:p>
          </table:table-cell>
          <table:table-cell office:value-type="string" calcext:value-type="string">
            <text:p>0105000020E61000000100000001020000001C0000006D0CF09359AB2040F79A79CD06094A40B5BCBC4A88AB2040667330F6B9084A40B9B0C975AEAB20408591031B7C084A40B9D1B650E8AB2040AC2D86BC2F084A4017BE199018AC20408B901557F0074A4098F1006086AC20401347C3CEB9074A407FD470DB08AD20404E7D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274" calcext:value-type="float">
            <text:p>22274</text:p>
          </table:table-cell>
          <table:table-cell office:value-type="string" calcext:value-type="string">
            <text:p>0105000020E6100000010000000102000000160000009D3C2C4DACBB20404410B9E4FE014A40042ED9C23DBC204085D21742CE014A40A022E2410EBD2040F164DC7987014A40D514B7C0D4BD20409C64F55844014A400A078C3F9BBE2040881F52C202014A40BE82D9A95EBF204027B330FAC0004A40F60A0BEE07C020408CB9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001" calcext:value-type="float">
            <text:p>23001</text:p>
          </table:table-cell>
          <table:table-cell office:value-type="string" calcext:value-type="string">
            <text:p>0105000020E610000003000000010200000002000000E5057D8E347922408A86D6D4C3F24A40DCED1FB0177B2240B11303C9E0F24A40010200000004000000AB42FB06A16722406CE0F4C8A1F24A407A47D7964B6822401CA4969CC9F24A40EA99B91B9F682240C7511443CDF24A40183CF14174692240808868CFC0F24A4001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011" calcext:value-type="float">
            <text:p>23011</text:p>
          </table:table-cell>
          <table:table-cell office:value-type="string" calcext:value-type="string">
            <text:p>0105000020E610000007000000010200000029000000E9EB4F4C182C1E40878BC76003BA4940BB8509FE122C1E40DC37521102BA49406685C7235D301E40F312526D26BA4940EEF9505898341E40FAD687F546BA49404FF4AF9B08391E4069A961646EBA49403122F6AEE63D1E40B3FB445497BA4940CE5E6C109C411E4061A8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327" calcext:value-type="float">
            <text:p>23327</text:p>
          </table:table-cell>
          <table:table-cell office:value-type="string" calcext:value-type="string">
            <text:p>0105000020E610000003000000010200000016000000C447C494489A1A40291C8BB7DFC6494016342DB1329A1A40A5D299C5D5C649405057772CB6991A407F50172994C6494084F34EAA22991A40D32A44D14DC64940959169238D981A402D3EAA0606C6494069E1575128981A400CCC0A45BAC54940626FBD01C1971A40E626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334" calcext:value-type="float">
            <text:p>23334</text:p>
          </table:table-cell>
          <table:table-cell office:value-type="string" calcext:value-type="string">
            <text:p>0105000020E61000000400000001020000000E0000008A592F8672A21A402298593AD5CA49406BECB71BE9A11A40220A1CBFA6CA4940A8D71CD60AA11A40AC1C5A643BCA49406153E751F19F1A40A366FE87AAC949406043CB15399F1A407685E39E53C94940E502E154B59E1A40B2BBE58F0EC949407EACE0B7219E1A40F698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6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410" calcext:value-type="float">
            <text:p>23410</text:p>
          </table:table-cell>
          <table:table-cell office:value-type="string" calcext:value-type="string">
            <text:p>0105000020E6100000040000000102000000020000006A6391CB24AB2040A08B868C47094A406D0CF09359AB2040F79A79CD06094A4001020000000600000059723845BD3520405F945851D3214A408671DCCE63352040B04390DECB214A4084CF7B084F352040B6B28EF4B3214A40467BBC900E3720400E17B9A7AB214A402A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19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459" calcext:value-type="float">
            <text:p>23459</text:p>
          </table:table-cell>
          <table:table-cell office:value-type="string" calcext:value-type="string">
            <text:p>0105000020E610000002000000010200000010000000CAF9073653EE1F406DB1DB67956B494090F172220BEA1F40657506A1176B49407DB779E3A4E81F40F65DB642FD6A494097F03AD164E51F403FCD2445BF6A49402F0A719B5FE31F40D6B7825C986A494062156F641EE11F4069C306B06D6A4940D0D325885FDE1F40F5D48FF2386A4940F0C91EFC1FDB1F40E8FD7F9C306A4940DB006C4084D81F4086C6B887296A4940EC5A311290D51F40B3BFA211226A49403F100F176FD21F405DBE9AA84A6A4940BA02C067DACC1F408A9FB591A16A4940C4EC65DB69CB1F40ADAF647DB96A494029FE391625CA1F40327898F6CD6A494029BBF48A02C81F40790B7FE1F06A4940DA7FF854A9C41F4021EDDA39286B494001020000000500000088631688B5F01F400E09700BCE6B494097AC8A7093F11F406319D12CBF6B49408CBA7B2535F11F40A5F4F175BE6B49406F71E888D7F01F401C599EACBD6B4940CAF9073653EE1F406DB1DB67956B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486" calcext:value-type="float">
            <text:p>23486</text:p>
          </table:table-cell>
          <table:table-cell office:value-type="string" calcext:value-type="string">
            <text:p>0105000020E61000000200000001020000003B000000A72F3A0FDDA21B40D93BED3A65FC4840B352F7B7BAA21B40963DAEB25BFC4840DD8B1EAE8BA11B4067086C7308FC484004CB1132909F1B4088889B53C9FB484037CAFACDC49C1B40734BAB2171FB4840D9BC056DCD991B409ECEBAEB11FB48401430702F1F971B40CEE33098BFFA4840A9A624EB70941B4041DAFF006BFA484093510A5F04921B40E50D30F31DFA4840306F6990DD901B4000E48409A3F9484014E6E214C28F1B401C7B9BA333F948404D50C3B7B08E1B40802C4487C0F84840986BD102B48D1B40700D6C9560F84840C402A95EC88C1B4006195CCE00F848404A2E5ADB6F881B40D3133BBFCDF7484085F3041D08841B4035BA83D899F7484088776FFBD47F1B40A95379967BF74840B8FAFBD698791B40CC0BB08F4EF748401F903AF020741B4030B1434651F7484031BF89D7AB6E1B402944C02154F74840AAE111CB1C691B403F8E8B0F58F7484003F797384D621B403D9688015CF748408D800A47905A1B4093B53CC560F748409541FF4EA4551B4013036E275BF7484001474C9A50521B40633C94B256F74840EC8F8BC5CA4B1B409740A5A54DF74840CE6D6704C0451B40D734EF3845F7484094ED8D6B8D421B40F104B12259F74840D919958A7C3D1B4002E1F9FB7BF74840D26B58F89F391B40F42C527298F748407A71E2AB1D351B4004B23275B2F74840D7B3D606DD2C1B40E941E66FE7F7484069A4EF7F91291B40AD2DE175A2F74840CDC529841F261B40A9AED74F5AF748401DAED51EF6221B40EE3E6C8E18F748403EDD2F551F1E1B40FFF4FAEEB1F648406F3777AA321A1B40402DAB5560F64840DA31BFE490161B403831242713F6484027F84B3041121B4079FEFEDEB7F548404D199359180D1B4020C720C19EF548402A464C3F97071B407156E99381F548405218EF22A7021B40A15E3AF768F548401EF928C874FD1A40FC4DCD8A4DF54840A9EF46301FFA1A40481F4EBBF3F4484001982144E8F61A40EBB35E679EF44840433A3C84F1F31A40DF20B5E44CF448403711476815EF1A407FFD101B2CF44840FBF087FAB8E91A40AFCED66608F44840D973E3271FE41A4039A91E1FE3F34840167CE42032DE1A404EEFE2FDB8F34840742DB53929D71A40B3A6689BD1F34840B12A0CDB60D21A402791D849D8F348401592CCEA1DCE1A40F4226EA9DEF348404BF0E1ED9CC91A40165FA39BB3F34840140DADA987C31A404B6B1D6679F3484035B8AD2D3CBF1A40A785819D51F34840694183A856BA1A408920185124F348401F80796DDBB41A40623F7A79F0F2484018299485AFAF1A4046ECB886BEF2484001020000000200000036EF93FEB9A31B406182644BA0FC4840A72F3A0FDDA21B40D93BED3A65FC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585" calcext:value-type="float">
            <text:p>23585</text:p>
          </table:table-cell>
          <table:table-cell office:value-type="string" calcext:value-type="string">
            <text:p>0105000020E61000000200000001020000001700000018CF45E80C011F4030116F9D7F0C48408768BE94CB001F4012B2E20ADE0C4840DBE3857478001F4087962B723E0D4840781211FE45001F407742F9CCA30D4840202E94A707001F402A125D610B0E4840FC41B85DC3FF1E4039DD0DFD6E0E4840CB68E4F38AFF1E40C545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692" calcext:value-type="float">
            <text:p>23692</text:p>
          </table:table-cell>
          <table:table-cell office:value-type="string" calcext:value-type="string">
            <text:p>0105000020E610000004000000010200000007000000D38668194E2628406EE34F5436A648405FCF7C73242828409E7B0F971CA64840CA2C8C3E30292840F271B73533A648402155B9F53F292840F8A4B84F33A64840A279A5D1892928401CA9ADC733A648409DA38E8EAB292840636F18BB33A64840BBEF0B431D2A28402306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899" calcext:value-type="float">
            <text:p>23899</text:p>
          </table:table-cell>
          <table:table-cell office:value-type="string" calcext:value-type="string">
            <text:p>0105000020E61000000500000001020000000200000036EF93FEB9A31B406182644BA0FC48403CDEE4B7E8A41B403D2F151BF3FC48400102000000200000003BF59210F6271C40437AE5D5940249405BE7847588241C409CCD99A37D024940921B8F63351F1C40209DBAF259024940A0A7A6C9311E1C4023CF3F0B530249406B7011CE5D191C406475502E32024940BBB2B04C64131C404873BF9E0A024940957FD2F5E90D1C4068F9707FE401494042D3122BA3091C400B6DEF09C8014940D18B248B45051C404F907D35AC014940E9F0B50CDD011C40479B3E96990149402FA0617B77FD1B40B2B2C755760149400D54C6BFCFF81B40BAE23D624F0149402FFB1AEEC8F51B408BC0FD254E014940ACEBAB06BCEF1B4062D1BE034D014940E606431D56E81B4014BEADAA4D014940A97004A914E31B4075D7C86427014940864A123A9EDD1B40607E0283FF004940277F411C35D81B40D2448E63DA0049401A5245F12AD31B400ED87A2BB70049403C20BF6D5CCD1B402FE065868D004940BE8D2848C7C81B406F9AE3816D00494036E785E05DC31B4083305CC246004940136AE10DC4BD1B40F616C5611F004940065BDBCA01B91B4025F6BF12FEFF4840988345EAE2B31B40A364CD23DAFF48405BB0F95D7DB11B40D8BFEB3367FF484009BA07324CAF1B405A379490FEFE4840D6CDC5DFF6AC1B40468C8D2F90FE4840AED282BCC3AA1B407CCE82F524FE48403AFAA93B60A81B407A4CEEC1B5FD48400868114020A61B400B229C6049FD48403CDEE4B7E8A41B403D2F151BF3FC4840010200000002000000C466DBC424F71D40028AECDEE52C494033DA4F6B3FF61D4016623FD5322D494001020000005C0000008D497F2F853F1D4006D61643DE1D49403547567E193C1D40FEC3F1D7BF1D494048663F9CD1381D400DACE3F8A11D494060EEEE5C73321D40B916D286681D4940CFF8BEB8542D1D4054C32396391D4940B18C0DDDEC271D4020420180081D4940EC2CC4341D231D408417D8BEDB1C4940C75FA461421E1D40CAFBDDE0B01C4940124CDAF923191D407DBCEBC7811C4940E3ADF36F97151D4016F07C50611C4940010C152D8A101D40C8F20934331C49402CDCF291940C1D400B7778190F1C4940E7BBA5E6BC081D407C93F0CEEB1B4940F769CB6F87041D4095B88E71C51B49404817409D97FF1C40CA518028981B49404148BB760EFA1C40444E0416651B494082035ABA82F51C403BA92F4B3B1B49404F05813A8AF01C40ACFEAD090E1B49401E8535DFD2EB1C403FC8B260E21A49406A74626AA6E61C409F2E41FCB21A4940396D2123FBE31C40C4375ECB751A494081AB860ECBE01C405B3B9B9F2C1A4940FCCCB458E5DD1C40536232B0E9194940413C0103F7DA1C40B2F84D61A5194940C76C24647BD81C4081F167D36C1949400F8FB39F7BD51C402E9B94DD27194940EC0E739362D11C4052A3EB1DC9184940484B8A3496CD1C40D92AC1E2701849402CB418E192C81C401F97827F5B18494006476EF200C31C40071BE8EB431849407A2C6CBC2ABE1C4065AFD2382F184940F2F4A512F9B91C40DA1DF7521D184940493140A209B41C405A6B28B517184940D515229683AF1C40741BC35213184940BC004576EFAA1C40051665DB0E1849404032C280CAA51C408AAA04300A184940862AEBED85A01C407B7FCD83051849406AA09EE3489C1C40578D6F39A8174940B4F9C962AC981C401B70F14B581749400B22F719BC941C4018B25F1C011749403B0AC67718911C40AC2AEA82B01649401E37FC6EBA8D1C4044064DA665164940D034BCB43C8A1C4006F7031E181649409631F43E44811C40C7980524AB15494050C532A2597E1C405047B6A97015494001DCD1A4B97A1C403FECE0BB281549405EFF09890F771C405858703FE0144940BA1798158A741C40653CA5DEAE14494032EBC5504E741C40FCE82F4F42144940D30957F613741C4074E6689FD8134940B637537CD7731C40ACB58BC45F1349405FE3440598731C40CD37EC08F1124940F44AA31353731C40C4AD275F7512494097900F7A36731C400AAB0C3E281249408A0FA26B15731C40CA1AF5108D114940EAF81EE4AB731C40A6304A2B19114940D003691030741C402FF598EDAF1049401CC92FCDBE741C400AEB10493E104940D57B2AA73D751C40CE099057D60F49400E52F01472751C406CBD95DBAC0F49404F9C37A9C3751C40204D501E710F494063CF431262731C4099B624AC320F4940A1E293A9DD6A1C40E55C2FF2570E494099439C983F681C4057C6D0FB100E494076A7E095C9651C40F44D3F4DD20D4940AC110BC6D2611C400560F2F56B0D4940F50C86DFF25D1C40C710A562080D49408E0B62FB245A1C4099261186A60C49408ECCC8C5BD561C4061CB86904E0C4940798258912C531C40BF631D33F50B4940A72E7480BB4F1C4075136BA79C0B4940D0C59569EA4B1C40D00F2384470B4940559E8A65444B1C40994FB1C5C90A4940D873886EAC4A1C4071BDB7335D0A4940EC9227FF494A1C40E7E84C350E0A49401E7FB3DEB9491C40C40D53B6A3094940B2FFF0A952491C409E0C8E92570949404A5C6CFF6F491C4056F7C8E6AA084940C5419D4DA2491C40CDBFA7830608494037D03241C3491C407005B930770749403B17EBC0DE491C40DB3A93910E0749404B68812CFA491C4077734C71B0064940E14CA7D0D4461C40E0F8DA334B06494003D770EC34451C40A1038184170649401867672CF53F1C40E66E21D96D054940E0556A51FA3D1C40C5D1B0732E054940C14EFBF72A3B1C40C4F17C06D40449403FCDC98B4C381C40633722CE79044940EFA9413D22331C40DC813AE5D1034940B381CF6ADC2E1C4094DDCCE847034940225C5C3EED2B1C40240CA8DCE90249403BF59210F6271C40437AE5D5940249400102000000520000008D497F2F853F1D4006D61643DE1D4940CB87A06AF4421D40FA394F86F41D4940C41F8F2AD4441D407561FFD0271E4940529A722ABE461D40D10DA8925C1E494000B78201DF481D4012047E43971E4940148DFF4CCE4A1D402B9B83B1CF1E494082BC68D9A44C1D40A0D7E951021F494097E99788B74E1D404CC631923D1F49405ECAAFD5D4501D40643D5A41781F4940393F0FFFFA521D40A4135333B51F4940A8716F7EC3541D40DD932CCCE71F4940278689AB6F551D4018E071400120494063D927DB1B571D40F6B52E354220494025856863DB581D40E58810B287204940A881D547965A1D40278E97C9CB204940A7F2D13D465C1D40C881B28410214940BCFD03F6E25D1D403C31EBC550214940722FD571A15F1D404F84C3C194214940425B73EC45611D40B785425FD52149403DA29D2EE6621D406D6CC03115224940ABDED04A10641D40FCA9F1D24D224940147EA99F37651D405D0D9AA784224940C8A4750AA8661D40C3589533CA224940D80A3FDDE5671D40F10B546B06234940EA3D3A1A2C691D40F5673F52442349409D97D41A946A1D40C713419C872349404D2146BE016C1D400370FD05CC2349401E1A16A3AE6D1D409F4DFD721C244940E86F9DDA746F1D40328A2F24712449400A6CCEC133711D4007FEA666C5244940D757B2BEDC721D402CC5E97F1425494000879A3281741D40BC421F2C632549409D0C33D9E4751D404CFF9254A62549406657B5FF5C771D400471C394ED254940D98640E4E3791D406513AAE518264940F3AE7AC03C7C1D40155F48E240264940CA8A86318E7E1D40187B2FBE6826494076DA649EA6801D40FA2E00E88B264940949FF94102831D40875C0421B4264940891A3B9798851D4082D71D41E02649408B11D3CFE5871D404AAD41A907274940F09F13E74D8A1D40AC13E17030274940C3A8FF07B38C1D400E4C6E1459274940845D5ECA0A8F1D40232F6B628127494052932A9B83911D4020CA6141AB274940895BAA775D941D4072080BDDDB274940AEC497E4DB961D4033CDCF68062849407AA9D898D7991D402A16647039284940F750ECB2A99C1D40410E4A9869284940488AC8B08A9F1D40BE5B0F15992849408A4D1A59E8A11D403EF5FEF5C0284940E6F857456EA41D40163E117AEC2849405DA9674128A71D4088CFE7ED192949403ADE2E4503AA1D40D57E6B274A2949406A392BFDDFAC1D400FBDC5C37B294940A1713CFABAAF1D40311BAE1FAC294940D7D7046223B21D4003171A3ED8294940B686527B11B51D4087B7BD93052A4940C11259B5B5B71D403375B22F342A49400B84F81B48BA1D406BCC35165E2A4940A3B437F8C2BC1D40CDD07822882A494079399105F1BE1D40A154562EAF2A4940C82AA5677AC11D40FC7B84F5DA2A4940340A93F30FC41D40D4B029A1052B4940922F57F5A8C61D4005B5CEAE312B49407B354069A8C91D40C2752046632B494099558E7F55CC1D405B8EA1AD942B49406E60617770CE1D407327220DB82B49400F04125ECCD01D40DC566941DE2B494093C60D64E2D31D40F1564C5B122C4940742D5A80B6D51D4076CCD47F312C49407C8AD29453D91D40541C075E2D2C4940DD84D61E51DC1D4020CDFD7A2A2C4940CE86A17A10DF1D40815770E4262C4940BB29E5B512E21D403A9DBF643E2C4940095ADCDA1DE51D40984F560C572C49400C9F63F668E81D408B8D791D712C494006A62E7480EB1D40E3C4573B8A2C494029113C1977EE1D400174F3E8A12C4940F01F668A94F11D40B3C8C04BBA2C494093BE5AFFF8F41D408DAA7015D52C4940C466DBC424F71D40028AECDEE52C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8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917" calcext:value-type="float">
            <text:p>23917</text:p>
          </table:table-cell>
          <table:table-cell office:value-type="string" calcext:value-type="string">
            <text:p>0105000020E6100000090000000102000000030000007E07C21FC33A28406D829D98C9D048407B8505F7033A28408A6F7209D1D048401A94C4ED2B3A2840B6E276C311D1484001020000000B000000FFB1B5638F292840A30B451559D54840B5EACE6E882C28402E02637D03D54840DFC83CF2072F2840019A52A8B8D4484096 (...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ENLAG2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4259" calcext:value-type="float">
            <text:p>24259</text:p>
          </table:table-cell>
          <table:table-cell office:value-type="string" calcext:value-type="string">
            <text:p>0105000020E6100000020000000102000000030000001879F2B3696E224000958557186D484079FD9309096E2240013B9226396D4840E285634CB06E2240F48F1903466D484001020000003E000000530031AE5D6B224047A34CB4F5834840AA9212CCE26B22406C75DE6BAD834840F1CD80C4C06C2240627D4D2036834840FD016AC5926D22406C8198DFC4824840D860866B5A6E22408C2BD3D45782484085645CCC2A6F22402A45E169E8814840B264332CEB6F2240601F420180814840B7FFB748907022405D058C892881484053AF004B53712240C974E8F4BC804840776A2E3718722240BE37E1B952804840A153EB5800722240C90567F0F77F4840520BCAD9E0712240CC01CCC6947F48404F379A6DB8712240EBDB93D1127F4840E535655D92712240B4661A03A17E4840FC1A498270712240A5EE14BC327E484059FCA6B052712240AC0892D2C77D4840C85F5AD4277122403A4A1410497D4840D96729B407712240768588E5E07C484026C632FD127122402959F388767C48409ED733DF1C712240E81FD84C197C48405C5E1498A9702240EFB32506DC7B48409D5A6C49FD6F224019D5D8147E7B48408611B177356F2240F7A3F2C0117B484075159C0B6D6E2240B22C98F8A37A4840695F2F03846D2240D619845E247A4840CC54771B8A6D224089618731E9794840D03989528C6D2240891A3B9798794840620F92AA926D2240D81D41E037794840960DC6E3FD6F224043610619B77848407F9CD5A7C1712240722BCE6273784840D72A0B708B732240D8ECED3B2B78484020FF16AE587522403819B03FE4774840FE6E70D86C77224032B907D7927748400E8FB39F7B792240B0F5FBB440774840440C8519647C2240B2097AB999764840BF9CD9AED07B2240CD22145B41764840F629C764717B2240B6D9FDCF067648405481A499387B224003AAC99DE375484047938B31B07A22405DFC6D4F90754840ED9C0BC8037A224093F0733227754840A85DA7EC4F79224025CC5944B9744840C54D57C1B9782240CDF56C0CF0734840B130E994EC792240A8F45D5B89734840C00644882B7B22409C7DD41522734840D74922A0677C2240470C9645BC724840625BF56F4D7C22409B98897D5D7248400074982F2F7C224004159F4CED71484002EA1736147C2240C09A030473714840672D05A4FD7B2240C15CE6CF127148402F69311DDF7B2240905CED17A270484025D5D237C47B22402302C41330704840654DD136A37B2240B3913534AF6F484052370653837B22403620425C396F48407D8857A3687B22407395383CCE6E48404496BB85647B22400517D0B0BD6E484020AEE64A4E7B22400406499F566E48407A1F477364792240BE9877E62F6E48406B6B9FE980772240E43DBD08096E4840884215489A752240F2E8EB9EE16D4840F827A72CF9722240C4633F8BA56D48405CBDD419297122401903EB387E6D4840E285634CB06E2240F48F1903466D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226" calcext:value-type="float">
            <text:p>2226</text:p>
          </table:table-cell>
          <table:table-cell office:value-type="string" calcext:value-type="string">
            <text:p>0105000020E6100000010000000102000000040000004CC5C6BC8E842540295FD042022F4A404CC5C6BC8E842540295FD042022F4A407E9A498A7E8325408F08217B182F4A407E9A498A7E8325408F08217B182F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231" calcext:value-type="float">
            <text:p>2231</text:p>
          </table:table-cell>
          <table:table-cell office:value-type="string" calcext:value-type="string">
            <text:p>0105000020E61000000100000001020000005100000019CBF44BC46725405EB7ADD2822E4A4019CBF44BC46725405EB7ADD2822E4A4007561F590A6625408F20F01BBA2E4A4019456A357F63254047C9AB730C2F4A40DDC4DA2967612540AD42B923522F4A40B7C887EAF75E254043B170ED9F2F4A40F83D4569CA5D2540E5EC4218E42F4A402F96D86B305B254094ED32B21A304A40728FA50F5D582540AB436E861B304A40257C4A2943582540E6FFFA8D1B304A40105CE509845525402E7EAE111C304A403DC38A0920532540F75E7CD11E304A40A9CFC42A944F254098B89F9D1D304A4015FCDB0A064C2540A44CB4F51D304A40CB3560EBAD482540C9DB5BDB25304A40D73D682C504525409C583BE52C304A405FD9603CDE43254094FF249930304A4024F25D4A5D4225404B13A57334304A40E36190AADC3E2540FFC9840431304A401CFADD2A3E3C2540A123A8D02F304A40BCAC2E4C4B392540FBFE17192E304A40FBF087FAB835254031D692E92B304A401689096AF8322540DCC7C0F000304A4015408C6BD72F25402BC995D5CF2F4A40724001CA952C25400F90792E9D2F4A4076F97BCE822925401C26BFEA6D2F4A40B900344A972625406EBEB623412F4A408523EDEB652425401578279F1E2F4A40910E0F61FC202540FD1301F3352F4A408F97C9CBF51D254068C240214C2F4A40A27C410B091C254020138486592F4A40C7AD388BCD19254066602EF3672F4A40CDCD37A27B162540427C60C77F2F4A401FB9DA2F441325406CF35A64962F4A40767FAB2B551025403221E692AA2F4A402F6695E35F0D2540FE39BB6BBF2F4A40B944E4AA680A2540E14CA7D0D42F4A408FBD288B0C0825402F23AB11B02F4A40170E29AB8E052540620619B7872F4A400BB4E0EAA502254097E7C1DD592F4A40184C570B47FF2440127AEC1D242F4A40C78FE7E912FC2440C8F6B589EE2E4A40524B732B84F92440DE51ADCFE62E4A40008C0C175EF62440A2E8CB1CDC2E4A405D6F9BA910F32440F5E3E59FCF2E4A4060B1868BDCEF24404EF2237EC52E4A40323D618907EC2440BFC4B35FD22E4A40CAD9E0E93AE9244032957EC2D92E4A40A1AB634B45E524406883A7EBE42E4A40BF1FC88B96E1244075E4EDADED2E4A40F71D68AACCDD2440751B79C5F82E4A40339C7CC4F9D92440AB65C636042F4A4094347F4C6BD72440B9C83D5DDD2E4A40BB359F292AD52440455C4AA7BF2E4A408B732F8BE4D224408C0CBCA47B2E4A408DFADAE9BDCF2440D7F1A9AD222E4A4027B73709EFCC24400E881057CE2D4A40BF53B76922CA24405A48652F802D4A404A0A2C8029C724408698A663292D4A4086A28A2CE3C424407F309523092D4A405DAB3DEC85C22440A29520C8E62C4A4006BF0D315EBF24405F20521DBC2C4A40788B76CBC4BB24405BE14C028A2C4A4098A1968B9DB924400BDC15551A2C4A405B666C4320BA24407C07E4B78D2B4A400CD4BDA9A3BA2440958098840B2B4A40F081678C20BB24408C9F6B04872A4A40D81F178B95BB244008003384082A4A40BF2D58AA0BBC24408268F7F58D294A40FD998B097BBC24408ADB57D416294A40613B736AC2BD2440E93125EDA1284A400A3F822C55BF24409973DF2010284A4075AB8CEB84C02440189C1C99A2274A403B9160AA99C12440F731303C40274A404449EDEAFAC224407ACB3049C0264A40CA1242ACA3C3244082DF2B5F3C264A40ED5A8CCB02C3244083EB408CC6254A406C3C7DA944C22440345019FF3E254A40AAEFA1E991BF24407AF71109F0244A40EA036E8214BD2440BC6C85FAA7244A40EA036E8214BD2440BC6C85FAA724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33" calcext:value-type="float">
            <text:p>2233</text:p>
          </table:table-cell>
          <table:table-cell office:value-type="string" calcext:value-type="string">
            <text:p>0105000020E6100000010000000102000000070000004CC5C6BC8E842540295FD042022F4A404CC5C6BC8E842540295FD042022F4A4023916C640D85254050954AD3FB2E4A4030F5F3A6228525401689096AF82E4A404A10AE804285254001738813F32E4A40286C9AD255852540B5858CECEF2E4A40898DFD16A7852540D467BDC1112F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34" calcext:value-type="float">
            <text:p>2234</text:p>
          </table:table-cell>
          <table:table-cell office:value-type="string" calcext:value-type="string">
            <text:p>0105000020E610000001000000010200000006000000FE61C76488BB2440A17AF24D6F244A40F1BA2308FCBA24406CABA3F496244A40A5BDC11726BB2440249D819197244A40ADEA9BEA7FBB2440476D2C7299244A40EA036E8214BD2440BC6C85FAA7244A40EA036E8214BD2440BC6C85FAA724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221" calcext:value-type="float">
            <text:p>6221</text:p>
          </table:table-cell>
          <table:table-cell office:value-type="string" calcext:value-type="string">
            <text:p>0105000020E610000001000000010200000005000000EA72EF86D9AC2840A8B7F589F2984940EA72EF86D9AC2840A8B7F589F29849402572666089AC28404DEB8035189949402F3883BF5FAC2840D619845E24994940CCEE88B3C2AC2840494E64423699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222" calcext:value-type="float">
            <text:p>6222</text:p>
          </table:table-cell>
          <table:table-cell office:value-type="string" calcext:value-type="string">
            <text:p>0105000020E61000000100000001020000000800000053D0ED258DA128406FA296E65698494053D0ED258DA128406FA296E656984940CC0F5CE509A42840897D022846984940E30ADE46B9A628407402E495359849408F401768D2A9284095021C8C22984940F4716DA818AB284033E197FA79984940EA72EF86D9AC2840A8B7F589F2984940EA72EF86D9AC2840A8B7F589F298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368" calcext:value-type="float">
            <text:p>6368</text:p>
          </table:table-cell>
          <table:table-cell office:value-type="string" calcext:value-type="string">
            <text:p>0105000020E610000001000000010200000007000000898DFD16A7852540D467BDC1112F4A40CB38A16BBA8525404399A14CFE2E4A40575F5D15A8852540713FE081012F4A4018BE74498B8525406E895C70062F4A40F4D59F0E75852540B485D6790A2F4A40DF2A99AD068625406368D02BF92E4A40DF2A99AD068625406368D02BF92E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369" calcext:value-type="float">
            <text:p>6369</text:p>
          </table:table-cell>
          <table:table-cell office:value-type="string" calcext:value-type="string">
            <text:p>0105000020E610000001000000010200000004000000363FFED2A2FE2540D71533C2DB194A40363FFED2A2FE2540D71533C2DB194A4063AA4F28FAFE254061B3B7EFAC194A4012D09195A8FF254020A4E7409E19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0105000020E61000000100000001020000000800000012D09195A8FF254020A4E7409E194A406CEA3C2AFEFF2540FF40B96DDF194A40EE0C535BEA002640CE716E13EE194A40C5211B4817032640626BB6F292194A4086CE6BEC120526400BF148BC3C194A402A0307B474052640E0BC38F1D5184A40EDA012D73106264068EBE0606F184A40EDA012D73106264068EBE0606F18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372" calcext:value-type="float">
            <text:p>6372</text:p>
          </table:table-cell>
          <table:table-cell office:value-type="string" calcext:value-type="string">
            <text:p>0105000020E6100000010000000102000000080000000695148E1F472740DC45A3EF65224A40EACD4D40B847274080A1478C9E224A406D4AC33A9F472740EBFB15D79D224A40A0C0E03F824727403FE603029D224A4023F197BB3B47274011CAFB389A224A402670EB6E9E462740F9E351859A224A40742843554C452740810C1D3BA8224A40742843554C452740810C1D3BA822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380" calcext:value-type="float">
            <text:p>6380</text:p>
          </table:table-cell>
          <table:table-cell office:value-type="string" calcext:value-type="string">
            <text:p>0105000020E610000001000000010200000048000000363FFED2A2FE2540D71533C2DB194A40363FFED2A2FE2540D71533C2DB194A4081B6D5AC33FE2540FB07910C391A4A40F6F81807F2FB25407168DB7A971A4A40CB36CBC05CFA254014060A61DA1A4A40E10F3FFF3DF82540AFEC82C1351B4A40B4CA4C69FDF52540BA4E232D951B4A402D465D6BEFF3254003B34291EE1B4A404A60730E9EF12540364069A8511C4A4064CC5D4BC8EF25402C2D23F59E1C4A40923F1878EEED2540685E0EBBEF1C4A40FF0B040132EC254059C2DA183B1D4A40D8D5E429ABE9254055C37E4FAC1D4A40FEF0F3DF83E7254065AE0CAA0D1E4A403E44A33B88E5254090F98040671E4A40D8D64FFF59E32540FFEC478AC81E4A40FFB68201DFE02540FC3BDBA3371F4A405EF415A419DF254086C88E32871F4A401585A7A157DD2540105B7A34D51F4A40979AF342F0DA2540746781D140204A4063F4DC4257DA254010ED6305BF204A4086CC9541B5D92540709C14E63D214A40F7F763A428D92540298E4D3CB1214A40524C39BAA5D82540482E49AF17224A408BB03CA308D825400427367A90224A40B8393A538DD7254016CB8866F9224A401D4938E3EAD625406FA35C7578234A4094AFBAC447D62540B5746094FB234A404990002489D42540F3CEA10C55244A40BBE93B646FD22540CE2BE807BF244A403113A00150D0254048DEDEDA2E254A40A6D7666325CE2540529FE40E9B254A40382394089ECC25409D52B9E413264A409FB8D22126CB25400C1BAF8A81264A40EFC9C342ADC92540A2F48590F3264A400E4BA88537C825408C76CBC463274A40D61EF64201C72540C3CB1D47BD274A4050864FDFD7C525405EA7EC4F3D284A4041248D1BC8C425403D0BE7BFAC284A4038047DD8C1C3254060764F1E16294A40F814A529A7C225405F2283818C294A40941A35BADEC12540F31C3636E0294A40E027582DFAC02540C458F0EC3C2A4A407BFE0F0B10C02540A463BD079E2A4A4045A9184229BD25401BF44AFECC2A4A40F6375783E6B925409A5C31C8022B4A40A33B2DE4B6B6254050E449D2352B4A40D48ED1F01CB42540EE629AE95E2B4A4015110F7228B125408EFC0B4E8E2B4A402EE7525C55AE25400693D1B7BB2B4A40B80375CAA3AB2540C685A867E62B4A40760C7ED1D4A925407EC27EF4F22B4A401DD2037A3CA82540F68BC866FD2B4A40D514B7C0D4A52540061C9D4E0D2C4A4060C54E1D50A32540B550D77F422C4A4054196B24AEA025409A733ADA822C4A40A4F66C67A99E25409294F430B42C4A404908A062E69C2540A63D6F74DF2C4A40A469F57A9C9A25403C9A3457172D4A401BA43BE356982540BBA0BE654E2D4A40C8091346B3962540ACDBEA83762D4A40A6587F958D942540D25A2CA0AB2D4A402AB5CD435C9325407C9862B3C82D4A404F31BDB32C922540F0F0E890E52D4A4069F86063A890254072C45A7C0A2E4A40FD7F4177EE8E2540FDA36FD2342E4A40F908466F028D254009AC1C5A642E4A40FA5976D20C8B25405BA846F9932E4A406DD8A5FC5A89254094EB5C07BD2E4A4078C13B54AE872540EA753007E62E4A40DF2A99AD068625406368D02BF92E4A40DF2A99AD068625406368D02BF92E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472" calcext:value-type="float">
            <text:p>6472</text:p>
          </table:table-cell>
          <table:table-cell office:value-type="string" calcext:value-type="string">
            <text:p>0105000020E610000001000000010200000078000000EDA012D73106264068EBE0606F184A40EDA012D73106264068EBE0606F184A40B5368DEDB5082640E43098BF42184A4086E97B0DC1092640B894F3C5DE174A4051FC1873D70A2640B26A10E676174A40C6DE8B2FDA0B26401AE42EC214174A4045847F11340E264060AE450BD0164A4063B9A5D5901026406DAE9AE788164A4068B62BF4C1122640066B9C4D47164A401E7BACCF8B152640E0E7AEDB56164A40A1C618B380182640A236604667164A40CBE660EC731B264088A3AB7477164A40743D76BC6E1E2640A351CB2088164A40C18EFF0241202640F3CAF5B699164A40DCF3FC69A3222640D61F6118B0164A409700FC53AA242640C68A1A4CC3164A4067101FD8F127264027529ACDE3164A40A06F0B96EA2A2640306AF7AB00174A4078EFA831212E264055336B2920174A40647616BD53312640CF8AA8893E174A4012DE1E848034264042F163CC5D174A405C0531D0B537264067BAD7497D174A40670DDE57E53A26409374CDE49B174A408542041C423D2640CF143AAFB1174A401A9F138C943F264055A86E2EFE174A40517B5BFAE1412640B737AE354A184A4089E30A39004426402EC088C78F184A40D607ED3081462640FDBE7FF3E2184A40FA64C57075482640890CAB7823194A4065AC36FFAF4A264046BF11386D194A404C7155D9774D264039EFFFE384194A409C38B9DFA1502640AEBD4F55A1194A40170E8464015326403EEC8502B6194A40BFD53A7139562640D7C4025FD1194A40062D24607459264069ACFD9DED194A40AEF4DA6CAC5C26402B1895D4091A4A4086747808E35F2640118E59F6241A4A401D5C3AE63C63264014B534B7421A4A40C523F1F2746626406A6AD95A5F1A4A40862348A5D8692640DF3829CC7B1A4A40AA6395D2336D264076A911FA991A4A40CFA3E2FF8E70264086B2F0F5B51A4A40AF7B2B121374264094533BC3D41A4A401EACFF7398772640E4175E49F21A4A40BC94BA641C7B26408602B683111B4A405F2BA1BB247E264061FE0A992B1B4A40A8FFACF9F17F264071EA03C93B1B4A40F8730AF2B381264001FBE8D4951B4A40FC709010E58326406E6FB724071C4A403A9677D503862640A019C407761C4A408BE42B8194882640FDA204FD851C4A40D8DB662AC48B264045BDE0D39C1C4A40FABA0CFFE98E2640DFFDF15EB51C4A403ED34B8C659226407EC7F0D8CF1C4A40D9EBDD1FEF9526405B2BDA1CE71C4A40016BD5AE09992640A9363811FD1C4A406183CF204F9C264031540FE2141D4A40CA4C0E44BB9F264013899D842D1D4A4006C6B0790BA2264064C0481E3E1D4A40803EDBB463A4264037A8FDD64E1D4A402E5BEB8B84A62640D668835D5E1D4A40530ABABDA4A9264084312251681D4A401743DE173CAD264078E805E9731D4A40D1910145D1B0264096C2723A7F1D4A40AE6E505667B42640F58B6DAD8A1D4A4053E45AFE8DB7264014C836BA941D4A40F6775B8EFCBA2640327491E79F1D4A4072EAB93B21BE264080D8D2A3A91D4A40AFE309CE2AC12640A5614216B31D4A40B0EAAC16D8C32640724518F5FF1D4A40E75F819EBCC626405FB9DE36531E4A40A073B7EBA5C92640F95C5C99A61E4A40B53A94FCE3CC26401620651FBF1E4A40840DF4F521D02640928F824CD71E4A409AD4D00660D3264027A3CA30EE1E4A404031B2648ED5264090A67A32FF1E4A4003B859BC58D82640D928EB37131F4A4088D7F50B76DB2640E51071732A1F4A405E876A4AB2DE264038A5BC56421F4A4056D5CBEF34E126409F40D829561F4A407DE9EDCF45E32640E4A1EF6E651F4A40361E11F868E6264008701F5E7C1F4A400F80B8AB57E926405CAE7E6C921F4A404BAFCDC64AEC264086AFAF75A91F4A408F368E588BEF2640F75CA626C11F4A40C9B83D9C1BF226405398F738D31F4A401A53B0C6D9F42640B8EC10FFB01F4A403DB9A64066F72640C3DB8310901F4A4091D78349F1F92640CECAF6216F1F4A40A08D5C37A5FC26406F6B0BCF4B1F4A4060B35C363AFF2640977329AE2A1F4A404A82700514022740D482177D051F4A408981AE7D0105274047072461DF1E4A40FAF02C4146082740A4906456EF1E4A40F7E80DF7910B2740501F813FFC1E4A40F5B814FCDB0E2740C54CECEB0A1F4A404CADF71BED102740CA8CB7955E1F4A40D0F23CB83B132740DEAF027CB71F4A4075EACA677916274061AB048BC31F4A401442075DC21927402B53CC41D01F4A4067D993C0E61C2740B43F506EDB1F4A40975984622B202740373B527DE71F4A40105F268A90222740446E861BF01F4A40F583BA48A12427400AF5F411F81F4A404837C2A222262740174B917C25204A400074982F2F282740B537F8C264204A40790AB952CF2A2740C2189128B4204A4096D05D12672D2740ED12D55B03214A40425E0F26C52F27402D7C7DAD4B214A40EEEBC0392332274032B3CF6394214A408DD8278062342740DF3AFF76D9214A4099D6A6B1BD362740733271AB20224A40CDB1BCAB1E3827408772A25D85224A40B615FBCBEE392740B58EAA2688224A40DC4B1AA3753C27408EB454DE8E224A40A1116C5CFF3E2740611DC70F95224A40533F6F2A5241274023145B41D3224A4091D3D7F33543274050E5B4A7E4224A40742843554C452740810C1D3BA8224A40742843554C452740810C1D3BA822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758" calcext:value-type="float">
            <text:p>6758</text:p>
          </table:table-cell>
          <table:table-cell office:value-type="string" calcext:value-type="string">
            <text:p>0105000020E6100000010000000102000000E7000000E958EF8167402640E435AFEAAC7F4940E958EF8167402640E435AFEAAC7F49405BD5ED47E541264086425FD5B47F4940E59B6D6E4C43264097EA5D17D97F49406F264B523E45264048E350BF0B804940648E8AA482472640BFAA69CD4580494044B2367CC14926408AB8944E7F8049409639A7A32D4C264064C3E457BD804940CEA96400A84E2640FC90B75CFD8049408AD063EF20512640FF70A13C3D81494012B00C6080532640DFAEF25F7B81494044786AE4A9552640A478F06EC0814940C87BD5CA845726409713FE56FC81494001C0B167CF59264083A625564682494013697638155C26404C0746B98F824940136D228ED05E2640B34291EEE7824940BC9E4374636126404D8AEA083B834940CDF9731B1E64264044520B2593834940888D0D38A6662640D9C8BFE0E4834940CC683FADFD682640E8CF6D7830844940E0E23CF7796B26403686EFB380844940DA507B5BFA6D2640CBBA2473D1844940E82510C017702640B4EA73B5158549403F92921E86722640A442D02C64854940573A692B40752640B93F72C68B854940EF89BF3797782640708B4347BC854940EC81A0EDE27B26403429AA23EC854940213D450E117F26404C9D91521A86494088591E5A1A822640E2DC706946864940122510655E852640BE326FD575864940D5C5B7C19A882640B24005D1A486494065C33F11308B2640DAC87553CA8649400798F90E7E8E26402117E64EFA8649404B38995D9C912640997F9994278749400806103E9494264006FE4BAD528749406690717B38972640041B7C06798749400E85CFD6C1992640AA3A9AD99D874940B75A71BBE19C2640D4D7F335CB874940984572439D9F26401F8C33E1F287494030C676AD73A22640C23D85121C884940C233A14962A526406BC07BA24688494053B0C6D974A82640B4BE373C73884940BFD474E217AB264053A51C829988494031D63730B9AD2640243031F1A2884940C34F77F931B1264006627E13AF884940C06A1B3515B426404818062CB988494021CABCFA1DB72640A8CD93C6C3884940824A4B9B60BA26400178FAF7CF88494067EABF18DBBD264089BA6AF9DC884940BC9F090385C0264047D9113DDF8849401A3E7D5FB7C326403F3E7CF4E18849400B2C802903C72640EBD78CC2E4884940B18BA2073ECA26401FF98381E7884940FF16539F9ACD2640178C005DEA88494047CCECF318D12640D4900255ED884940273F98CA91D42640A9D7D248F088494051ACAE9EEED72640372A2625F38849405CCD3AE3FBDA2640ACDE86BDF5884940E2AC2DE175DE26405D1377611089494018EE5C18E9E1264097A13BD22A894940B41FCE6850E52640729D90E7448949407A69D48DC1E826400B348E475F894940A43094B833EC26407546EFAF798949406F5397E71CEF26407314200A668949406DD0F29771F226408A8CB38E4F89494062D9CC21A9F52640AD2292D739894940CBF5B6990AF92640E385BE0523894940A9F0B105CEFB26409FD4F25E10894940E61AB0F556FE264087B8832227894940DC920B8453012740321697F441894940A3FCEE67C20427407C736EC960894940F2BF4B5FBE0727401594A2957B894940F3C418FD0D0B27409A3D7551998949404C1FBAA0BE0D27409A2F8A79B1894940BA556BBCCF10274098715303CD894940132BA391CF1327400741ECF1E7894940B6C99706341727409E0DF967068A4940B3142411751A2740DC3818A0238A4940B054BC36C01D2740E536D032418A4940D109A1832E2127408897F100608A4940A1A932E77424274055AB0A687D8A49406B9B87B8DE2727401020E80D9C8A49401D412AC58E2A27406915472FB48A49405F1CA6C7002E2740B8A51F1ED38A494028F801A326312740334B4C61EF8A4940C26C020CCB33274023B836F9D28A49403F1C2444F93627405988B3C7B08A49406821A6E9583A274078989B148B8A49401682C1DABD3D2740965A947E678A49408133E7CF6D402740F2D995F14A8A49407A66930DB543274057BE1D97278A4940C92E07301B472740229628D6048A4940111A660D834A274011983DBFDE894940088FDBD4E54D274042DFCC9EBA894940DCBDDC27475127406692472696894940BFC6E4C3A2542740733106D671894940CFCC823FB2572740B3D716F9508949401401987CFD5A2740541C075E2D8949409E2D7B6D915F2740BCDBAB45FA8849403494241983642740ACDA7FAEC78849408B2AB28CC3672740F93482E8A4884940CFE04AD1256B274064CDC82077884940C1B057B3296E274007F01648508849403EEDF0D764712740C9A71144278849408951C6AEA3742740732376B7FC874940F92DDF9FF7772740E3A0CE26D1874940132D793C2D7B274034EBD67CA687494057AC2BB0117E2740120C31A880874940436271EE658127400554388254874940EA8BCE43B7842740F14E99F62887494074A37ECD28882740E1DD25CC0F874940CB0D2B81398B2740997B9285F986494068942EFD4B8E2740EC81A0EDE286494026998BAEC19127402E0F88C6C986494048DEDEDA2E952740BEC3EDD0B08649406299C816939827404E7853DB978649404494E5DA069C27405449AEAC7E8649402F1C6382759F2740C7FE0D3565864940370D4059E7A2274003B5183C4C86494047FE052747A62740403D111F338649405FDED220BBA927402F28C23C1A8649406FDA8CD310AD274029D599D601864940738170AA5AAF27409510ACAA978549403F5B62C0EDB02740191989754F854940FBE2F7DB43B327404451A04FE48449405F6633E25DB52740226BB2EB838449400AC21550A8B727401129BCBA19844940543D997FF4B92740DC10E335AF834940494508347DBB2740D1CE691668834940BD00FBE8D4BD2740DE2F551FFE824940A5F386A00FBF27402503E55BC4824940FB7B293C68C2274076A7E095C982494026F03D12E5C5274084FAF1F2CF82494064B0E2546BC92740AB4D524FD58249401A28DF22E6CC274043B8B87CDA82494009DA2E7E64D02740ED5FFEAFDF824940931CB0ABC9D32740D99AADBCE4824940AE4E290A4FD727407D3D04FAE98249409796EC33C2DA2740F12DAC1BEF82494031E24C5D43DE274083932353F48249404EEBDBEE8AE1274034E43334F98249401844A4A65DE42740F68BC866FD82494081A8458EBEE7274064496F6E02834940792FAD3C37EB2740A9B57A9807834940A765FF97C6EE27402F1114E40C8349404A5A965412F22740865EDACB11834940E0089CB690F52740C57D3F9017834940FE84B35BCBF827401B553CE41C834940E83EEF7CF5FB2740D739611D228349402CBCCB457CFF2740F81109F0278349401B6E1BA1FA022840A806F5882C834940FF7D213F7606284005FD851E31834940859DBD8E930928404422235635834940577FDF1A330C28408A3842AB388349405FFEF96CD30E2840A07BC50902834940157FCAE7CB11284061915F3FC4824940A91B83A9C113284028AA6D799B82494072981E036816284074EC455964824940FB9D81EC50182840B2BFEC9E3C824940DBF6E2303D1A284085F6459D14824940071104238A1C2840C158DFC0E48149405F1D119DAF1F28401153C7CFEB8149401D3636E0982228405B907758F2814940D31E8A5D362528409FE2DD36F88149401C0DE02D90282840E9610DBCFF8149403D6F1926092C284074FEDC86078249403A93DB9B842F28407C18B5560F8249409CE271512D32284031DE454E1582494001D99024AD352840C8B205291D82494057F1A19F0439284083493B7F248249407EC85BAE7E3C2840C6F18D322C8249401BD2F24DE43F28408D4AEA043482494005A9143B1A432840D63FE31D3B824940AADE75919D462840BA0D0F06438249407C97F7DD194A28401C2B31CF4A824940DD387359964D28405FB9DE36538249408E210038F6502840D8EABCD75A8249405290E91A77542840A4761AC462824940A8D0D446D0572840EF2994E068824940E21D859098592840011CD6AFCF82494040EE6CD96B5B284050B9782E4283494009C95DDFE25C284091F2936A9F834940ECCCF396615E2840F06C3425FE83494003DF23511E602840C9FF89366C84494070534D5A0262284032B89C01E4844940553B1E8E09642840741A587D64854940F94F3750E0652840A9F92AF9D8854940BFC6E4C3A26828401C60E63BF8854940B80A62A06B6B284024E29CC71786494053A346D73B6E28404F3A36A737864940A4833F0D297028405F8319AE6986494076A50AEB6B7228401DF7F763A486494093BE5AFFF87428404F69B3A0E68649408BC97619597528405C035B2558874940DECCE847C37528401CEF8E8CD5874940FD64315640762840B9FC2C3B6988494065598BAABA762840AAE683AFF98849402CC6AF0E36772840A1736D5E8B894940E3D3522FAE77284023AE5230198A49406FF4311F1078284071BB86CF8C8A494002D6AA5D137A28402CA803B4088B4940A8D4DB55FE7B2840B47FF9BF7E8B4940228C9FC6BD7D28401D91EF52EA8B4940F950A2258F7F2840E43C52335A8C49409BDC39DE2E812840811E0F22BE8C4940D753ABAFAE82284064F9049A198D4940D9F5662F368428406471A4D8768D4940D89C28AECF852840203EFA70DA8D49409E3D3CF0D68628403F1581FB4B8E49405B5DF34F158828407CFDFFEED38E49406C0080AD5C89284052E053EF5F8F4940D847A7AE7C8A284006604DAFDE8F4940C6BB6DF0CF8A2840E09FF76B5790494060C1470E228B28409637D1F8CF904940098CF50D4C8E2840B0C3E281129149401D8C7D6E0D912840AF8273A14D914940D4A7B0ADFA932840A0DDC60B8E9149404B37D3CE7A96284065085B47B091494070A3B72EEB9828405AA31EA2D1914940D6F4EA2D2F9A284051042791339249402FF598EDAF9B2840AA8592C9A992494077F0B84D5D9A28401E92B5E10B934940CBB5B28EF49B2840C1A673EA6F934940FE3BECCF8F9C2840CA35AA78C8934940D86839D0439D2840ADA34F502F9449401138B7AE3D9C28400AF65FE7A6944940445CEFED4C9B28408AB37D23159549405CBE3FEFD79A28400A50AE8449954940850A0E2F88982840393EA4294C9549402459D130C6952840550B36BFAB9549402459D130C6952840550B36BFAB95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759" calcext:value-type="float">
            <text:p>6759</text:p>
          </table:table-cell>
          <table:table-cell office:value-type="string" calcext:value-type="string">
            <text:p>0105000020E610000001000000010200000007000000E958EF8167402640E435AFEAAC7F4940E958EF8167402640E435AFEAAC7F494023B2FE85D43F2640F4CBBB45BB7F4940FE5C7EF1563F264004006CE5CA7F494026265E54413F2640C1A84995CD7F49405BB164332C3F264007D90D36D07F494060E1C0CDE63E264055EC3E40DC7F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611" calcext:value-type="float">
            <text:p>8611</text:p>
          </table:table-cell>
          <table:table-cell office:value-type="string" calcext:value-type="string">
            <text:p>0105000020E610000001000000010200000006000000EA036E8214BD2440BC6C85FAA7244A40EA036E8214BD2440BC6C85FAA7244A404B123A9E85BB24407993DFA293244A40B5441D0C2BBB244045108C2892244A40BE0A3A6B01BB2440331B649291244A40FE61C76488BB2440A17AF24D6F24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612" calcext:value-type="float">
            <text:p>8612</text:p>
          </table:table-cell>
          <table:table-cell office:value-type="string" calcext:value-type="string">
            <text:p>0105000020E61000000100000001020000000D0000007E9A498A7E8325408F08217B182F4A407E9A498A7E8325408F08217B182F4A407CF54C8AEA802540C985B9933E2F4A409BC294922F7E2540C1C4C48B2A2F4A403BB7BF69B07B254030EC7AB3172F4A40B115D9733E7925408156AA55052F4A40B623E6A3D6752540F3391C02EC2E4A402FC786C9AF7225407C87365BD42E4A40CC0061F1E56F2540CEB51E74BF2E4A4091A56A16C36C2540A52AB7FEA72E4A40BFE435655D6A2540A825B1FF952E4A4019CBF44BC46725405EB7ADD2822E4A4019CBF44BC46725405EB7ADD2822E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616" calcext:value-type="float">
            <text:p>8616</text:p>
          </table:table-cell>
          <table:table-cell office:value-type="string" calcext:value-type="string">
            <text:p>0105000020E6100000010000000102000000070000004CC5C6BC8E842540295FD042022F4A404CC5C6BC8E842540295FD042022F4A40A94D9CDCEF842540A5E7CC2CF82E4A40795FF0C4078525408FF92587F42E4A402720DC5328852540B6CD435CEF2E4A40FA71EAB93B852540ABA1C332EC2E4A40898DFD16A7852540D467BDC1112F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981" calcext:value-type="float">
            <text:p>12981</text:p>
          </table:table-cell>
          <table:table-cell office:value-type="string" calcext:value-type="string">
            <text:p>0105000020E610000001000000010200000004000000363FFED2A2FE2540D71533C2DB194A40363FFED2A2FE2540D71533C2DB194A4033D989DC1DFF2540181527ADAE194A4012D09195A8FF254020A4E7409E19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2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3" calcext:value-type="float">
            <text:p>3</text:p>
          </table:table-cell>
          <table:table-cell office:value-type="float" office:value="13045" calcext:value-type="float">
            <text:p>13045</text:p>
          </table:table-cell>
          <table:table-cell office:value-type="string" calcext:value-type="string">
            <text:p>0105000020E61000000100000001020000000700000008A996457E4D22407CA563635A92484029B000A60C4C224060D67A7544924840683403A61D4C22401AC39CA04D924840C22E2F65854B224081118F1F85924840ADF6555E974A2240D3133BBFCD9248404BB20E4757492240FF9B72E0309348404BB20E4757492240FF9B72E03093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057" calcext:value-type="float">
            <text:p>13057</text:p>
          </table:table-cell>
          <table:table-cell office:value-type="string" calcext:value-type="string">
            <text:p>0105000020E610000001000000010200000008000000742843554C452740810C1D3BA8224A40742843554C452740810C1D3BA8224A40026B30687C46274028A2BA14B2224A40C1C1830B1E4727408820BD97B1224A40DB7BA7B86047274004DA0C26B4224A4049FD50C47D47274009217B18B5224A4084D9041896472740BB3B7CE3B5224A400695148E1F472740DC45A3EF6522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274" calcext:value-type="float">
            <text:p>13274</text:p>
          </table:table-cell>
          <table:table-cell office:value-type="string" calcext:value-type="string">
            <text:p>0105000020E610000001000000010200000005000000EA72EF86D9AC2840A8B7F589F2984940EA72EF86D9AC2840A8B7F589F2984940088085274FAC28400EB27625139949403F84020011AC28403B692B4025994940CCEE88B3C2AC2840494E64423699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276" calcext:value-type="float">
            <text:p>13276</text:p>
          </table:table-cell>
          <table:table-cell office:value-type="string" calcext:value-type="string">
            <text:p>0105000020E61000000100000001020000000B0000002459D130C6952840550B36BFAB9549402459D130C6952840550B36BFAB954940EB32A1EEA896284077A1B94E23964940101DA78D8F9728400B4F43AF9A964940FFA2BA6F6B99284010160445E2964940EDFDFCAD539B2840E4384B242C9749402FC72B103D9D2840EE88F9A87597494072C806D2C59E284024FDACE8C5974940F109230736A02840E63E390A1098494053D0ED258DA128406FA296E65698494053D0ED258DA128406FA296E65698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284" calcext:value-type="float">
            <text:p>13284</text:p>
          </table:table-cell>
          <table:table-cell office:value-type="string" calcext:value-type="string">
            <text:p>0105000020E61000000100000001020000000700000060E1C0CDE63E264055EC3E40DC7F49402049490F433F26407C116DC7D47F49405CD54801583F26406565451ED27F4940F821CA726D3F2640AEC15664CF7F4940472A42A0E93F264021E28B9BBF7F4940E958EF8167402640E435AFEAAC7F4940E958EF8167402640E435AFEAAC7F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</text:p>
          </table:table-cell>
          <table:table-cell office:value-type="string" calcext:value-type="string">
            <text:p>BBPlG2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553" calcext:value-type="float">
            <text:p>23553</text:p>
          </table:table-cell>
          <table:table-cell office:value-type="string" calcext:value-type="string">
            <text:p>0105000020E610000005000000010200000004000000CA82D3CCA44722401B3625B440944840AF772403E5472240DC28571DDE9348405899DF1FA54822404B6E5EE6859348404BB20E4757492240FF9B72E030934840010200000017000000560D67237C6C22406450B7FD3C9A4840965F0663446A22407E6DA23B2D9A4840C7342E77C167224034CB54771B9A484031B0332A156522403E2D9A29089A48400E840948A0622240D5CDC5DFF6994840999D45EF54602240FC6A589DE6994840FC1D8A027D5E2240D378D8FAD8994840C8DFAC776E5C2240084EC7AD939948404A6D9857645A2240AE2017E64E994840E100440B1A582240536EEC2301994840D3E6EE29EF552240C09657AEB7984840966E5C10DB5322406036A6CC72984840FCE59315C351224085926EF02A98484012972DA3A24F22405C7F0173E39748404E94298B674D2240590C68339897484096E01E95AC4C2240971705662A974840F72AE8AC054C2240E35E4F2AD0964840802DAF5C6F4B2240A331A4D46F96484087C7D9CFBD4A22405C4645F707964840CE29B7A3EE492240C3B6EADF9A954840506B3FBE2949224030AD3C372395484069BA8DBC6248224083DF8618AF944840CA82D3CCA44722401B3625B4409448400102000000030000002FF5CC01AA6323406724C797C59D4840E835D1425D63234060B1868BDC9D48408A6C3189C46223404E637B2DE89D484001020000000300000087C77E164B7122409AF3E7363C9B484085FFBE901F6F2240ABD4473BC99A4840560D67237C6C22406450B7FD3C9A48400102000000670000008A6C3189C46223404E637B2DE89D484037AEDA90DA5F2340794DFEDDF19D4840496359D5375D234044D32357FB9D484010108244C95A2340B48B0EED089E48405F0D501A6A5823403DD4B661149E4840B0CC5B751D562340C14BBA771E9E4840CBE259DD455323406D08E9842B9E4840D14D51E4FF50234013F17B40459E4840A2293BFDA04E2340E2B4E0455F9E48405DA1B4DC3E4C2340031544937A9E484048D455CBE74A2340FBD813138A9E4840AC85A3F5014A2340D2AA9674949E4840366909E87447234029A8F287B09E4840D6276F360C452340FD3CFCEBCB9E48400B067C235F42234059F15712EA9E4840AECACF57DA3F2340211A27CF069F4840B9944E7F513D2340B35D4656239F4840A17DF66DD23A2340DA603CDE3F9F48405EB3A6C35438234019366F415B9F4840C018DBB5CE3523407B7F283D789F48404AFC40A841332340C02500FF949F4840EBBAA6F6D830234018CD6F3DAF9F4840BC96900F7A2E2340407A79F0C99F4840AD1E8BC80B2C23407F4FAC53E59F4840C524B781962923402A6508B600A048409A3567333D2723406FB5F3A21BA0484068DC8AB3D82423409762FD5536A04840B43401D072222340BF0F070951A048408BAC3594DA1F23400F023CB36EA04840B5BC1704FB1C2340B73302E08EA0484076278EF2821A234080EC3F7CAAA048402F5A3629BB172340D7BA794F8AA048401DDF28C3021523406454BE0C6BA0484054C3239639122340DF967E784CA04840DF420D953510234074EE76BD34A04840800173E3CC0D2340950D107118A0484071896D9C5E0B2340CC54D2D4FC9F4840BC13A232B40823407A573D601EA04840D44B8C65FA052340275AA8EB3FA04840C40545984703234022FA5A3C61A04840C53071F5AD0023407D8ED9A381A048405690550042FE2240142DD4F59FA04840EB7992CF86FB2240DFD220BBC1A04840A8AF422509F922404D68379FDFA048404A3CEAF9E4F62240E5260FB0FBA04840BF79162939F42240289364671BA14840B033CF5B86F122407C1CBC653DA14840D8DC2CB9E5EE2240AD318DCB5DA1484039A91E1FE3EC2240B0308EDB79A148403CCDB85FF4E722403F0DCE9662A14840BE7B911A24E62240E1F31EC253A14840C6DE8B2FDAE3224056C49F9740A14840F6BFB74489E12240AEF13E332DA14840F1805770E4DE2240CB822E8617A14840F23BF2AC49DC22407C9FAA4203A14840EB950DC6E3D922409E013FF4EEA04840C57CD4BA68D72240203EFA70DAA04840B720A523CAD42240AD702601C5A048408A0D710745D22240883A62E3B0A04840FF4A9D3699CF2240A5CB51369BA048406F1E3D34E2CC224010FA884E85A0484090C3BBB77DCA2240200599AE71A04840488FDFDBF4C722408A33D0C65BA048404E5656E421C5224072F9B42F45A04840910F7A36ABC222401D3F541A31A04840DD67F05245C022402D4A647A1DA048403BCA1C2675BD224092A7F63306A04840962C825A67BB2240C772011E07A04840BA3885F0C3B822401AE1ED4108A048404751B17B3CB62240677E350708A048408AD816540AB422409D4940F108A04840742843554CB122406D4FDA6509A0484061AD35EF93AE2240C0BDC6890AA04840F1FA271312AC2240422619390BA048407BDE8D0585A92240122CB3AD0BA048407102D369DDA6224077F123230CA048405F87C50325A4224018FD570C0DA0484002ADAF647DA12240CA5F10470DA048404A021E62CD9E22406A6B44300EA048400F886B10419C22405EEB9CB00EA0484010B3976DA7992240114E55EB0EA04840F134F4AA2998224094162EABB09F484033F1587DBF96224003A4ECE3579F4840593673486A952240BCB1A030289F484098BD1182FA9322409546CCECF39E4840793F6EBF7C922240D54A7C49BE9E4840FBED467AAC9022403293A8177C9E4840B858F6C9F68E224052B17B3C3E9E484095D74AE82E8D2240F01010DDFD9D48407CF5F1D0778B224051F05EFFBF9D4840D4F0D2F2A8892240D727CAEF7E9D4840E18CABDBEA87224051D955ED3F9D484051638C59408622408E0A9C6C039D4840ED212B099A842240CA3BE2EBC69C48401B6A1492CC822240E0D1109F859C484083082758D2802240EC6F09C03F9C48409CAAD61DE67E22403201648D1F9C4840C9563C9A8F7C224028B27B97F79B48408CF678211D7A22404F5DF92CCF9B484043C29C4594772240590FA9B3A49B48402FAE4C535F7522407805ECB47F9B4840BC94BA641C7322403236BE405A9B484087C77E164B7122409AF3E7363C9B484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1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0105000020E61000000100000001020000002000000099BED7101CBF2440D15D1267459C4A4099BED7101CBF2440D15D1267459C4A40B0C91AF510BD2440F12F82C64C9C4A40274F594DD7BB2440D2CABDC0AC9C4A4018EC866D8BBA2440C100C287129D4A402961A6ED5FB924400A3197546D9D4A40297D21E4BCB724407A01F6D1A99D4A40CC0BB08F4EB524400C7A6F0C019E4A40BBD39D279EB32440F246E6913F9E4A40861E317A6EB12440F379C5538F9E4A40CB11329067AF244006D847A7AE9E4A4039BC202235AD24406D5CFFAECF9E4A401BF67B629DAA2440CFDC43C2F79E4A40E08442041CAA2440110533A6609F4A4003B4AD669DA92440AE484C50C39F4A4018D34CF73AA924408A3DB48F15A04A40B519A721AAA82440639CBF0985A04A40919C4CDC2AA824406F83DA6FEDA04A40B43F506EDBA72440C13A8E1F2AA14A40153B1A87FAA524402176A6D079A14A409CC6F65AD0A32440047976F9D6A14A40DB19A6B6D4A124403160C9552CA24A405EBD8A8C0EA0244040DD408177A24A40871C5BCF109E2440929A7631CDA24A4035643C4A259C2440793D98141FA34A40C34CDBBFB29A244007F357C85CA34A4041D7BE805E9824403F3DB665C0A34A401FDC9DB5DB962440A0C37C7901A44A40365B79C9FF9424402BC6F99B50A44A40E717CA2EBD922440E7CCD13EB1A44A402CDA1CE736912440FB3F87F9F2A44A402CDA1CE736912440FB3F87F9F2A4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1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0105000020E610000001000000010200000004000000B267A139EEC12440DA676F2B229C4A40C0EAC891CEC02440F644D7851F9C4A4099BED7101CBF2440D15D1267459C4A4099BED7101CBF2440D15D1267459C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1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0105000020E6100000010000000102000000080000005F72ED5575D42440E4F8A1D288B44A405F72ED5575D42440E4F8A1D288B44A408A213999B8D52440EE3BD05499B44A40C48A64D9DDD52440A91ABD1AA0B44A4042C92E62E9D52440BF0E9C33A2B44A40FE5536621CD62440A9AD6C7AABB44A404B6C883B28D62440A25A8EA1ADB44A40FDF942E479D4244022EC504DD0B4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1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0105000020E61000000100000001020000002D0000002CDA1CE736912440FB3F87F9F2A44A402CDA1CE736912440FB3F87F9F2A44A40B476DB85E6922440D751D50451A54A40588FFB56EB942440CC61F71DC3A54A40A777F17EDC962440FA82161230A64A406CEF5355689824406E162F1686A64A40D15CA791969A244012FA997ADDA64A405D19541B9C9C2440A8902BF52CA74A403E2828452B9F24402CF697DD93A74A4075ADBD4F55A124407DB3CD8DE9A74A40B2BAD573D2A3244080468E194DA84A40B748DA8D3EA624406614CB2DADA84A4036E9B6442EA82440E6D022DBF9A84A40AEB7729B15AA2440180AD80E46A94A40C8D5236827AA244013088552C5A94A4038A27BD635AA24404D4BAC8C46AA4A4049F6083543AA24404F266E15C4AA4A40C36F9E454AAA24404773092C25AB4A409BA9B5D551AA24407A99171692AB4A403546EBA86AAA2440CB822E8617AC4A406BED22F197AB244024B31FCE68AC4A4020758588E5AC24400F9F7422C1AC4A4055DD239BABAE2440574B958334AD4A40D41055F833B02440D736C5E3A2AD4A406652431B80B12440929E7D40FBAD4A40A29E99BBF1B124408FAB915D69AE4A408BCCB79965B22440D66E6017EAAE4A40754584DACAB22440D0A513645FAF4A40B73C201A27B324400127CA94C5AF4A405D21078085B3244015EFB6C13FB04A402F2581BC0DB4244022753BFBCAB04A40C47F153B75B424402832CE3A3EB14A401F752ACF72B724408A26AB7D95B14A405CB631D17BBA2440EEDE4037EAB14A409931056B9CBD2440833A408B00B24A40C56E449CF3C0244001F84C9B16B24A4062F07A7AB6C424400A2A4FC532B24A40B98FDC9A74C7244022EC6F6479B24A406B20A7F974CA244035EC9C0BC8B24A40B6566AACB3CC2440EAE4565238B34A40DEE7F86871CE2440FCFB315294B34A4087808D356DD02440505B7E3BE4B34A408016A64AEFD224408C56A4784BB44A405F72ED5575D42440E4F8A1D288B44A405F72ED5575D42440E4F8A1D288B4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1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0105000020E610000001000000010200000044000000ACAFAE0AD4C224404C378941607F4A40ACAFAE0AD4C224404C378941607F4A40E720E86855C32440780DFAD2DB7F4A40EE0912DBDDC32440265AF2785A804A4012876C205DC424401041D5E8D5804A4017A06D35EBC42440DB722EC555814A4027F911BF62C52440B7F292FFC9814A40B79A75C6F7C52440BD73284355824A40973B33C170C62440BADC60A8C3824A40CFDC43C2F7C62440CCEEC9C342834A409AD4D00660C7244003FFA556A9834A405674DA09E5C7244063669FC728844A4072022E2350C824407DC564BB8C844A408F90813CBBC82440FCBB8800F1844A403BE5D18DB0C824409E465A2A6F854A40C43B65DAA3C824404C998A43EC854A40DC323BE697C824402ECDAD1056864A4010BB4AD290C82440DF509DB3AA864A40CFF68D5484C8244036429A0C22874A407C12D89C83C724401923128596874A409C6C0377A0C624407E21E4BCFF874A4079EA9106B7C524401DEA77616B884A40C70F9546CCC424406F490ED8D5884A4016C1FF56B2C32440757973B856894A40200BD12170C424400CCC0A45BA894A407715527E52C52440E25AED612F8A4A404B07EBFF1CC62440D719DF17978A4A409F4143FF04C7244038312427138B4A4067F3380CE6C724400BD3F71A828B4A40BF620D17B9C72440B45C363AE78B4A4073A25D8594C72440D831AEB8388C4A40F9F9EFC16BC72440D0D72C978D8C4A40107A36AB3EC724409F758D96038D4A403561FBC918C7244038FC6EBA658D4A400BD5CDC5DFC624404AD40B3ECD8D4A405020EC14ABC6244027A5A0DB4B8E4A403318231285C624403E98141F9F8E4A40A0ABADD85FC624407F52EDD3F18E4A404567994528C6244006DCF3FC698F4A40153B1A87FAC524400E51853FC38F4A408A3E1F65C4C524405587DC0C37904A40D25966118AC52440B957E6ADBA904A40492D944C4EC52440008E3D7B2E914A402D2AE27492C52440F73FC05AB5914A409B92ACC3D1C52440E8340BB43B924A4034130CE71AC62440B9A81611C5924A4003ECA35357C6244076C4211B48934A40419C871398C624409F961FB8CA934A40AAF06778B3C624409ED5027B4C944A40DBA84E07B2C624405821E527D5944A4078F4BF5C8BC6244079B130444E954A409DDB847B65C62440BB473657CD954A40501BD5E940C624404DFA7B293C964A401B97BBE01DC62440FC912232AC964A40233DFB80F6C5244022BFC81528974A40876EF607CAC524405057772CB6974A40C3499A3FA6C5244049BC3C9D2B984A408AADA06989C52440E089592F86984A402429E96168C5244063D520CCED984A4022E527D53EC52440A133695375994A40AB0CE36E10C52440F60A0BEE079A4A408B34F10EF0C42440BADDCB7D729A4A40AE4B8DD0CFC424402B6D718DCF9A4A40692101A3CBC324403087DD770C9B4A40A2496249B9C3244044FB58C16F9B4A402BE09EE74FC324405DA79196CA9B4A40D1967329AEC22440C3482F6AF79B4A40D1967329AEC22440C3482F6AF79B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1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0105000020E610000001000000010200000006000000D1967329AEC22440C3482F6AF79B4A40D1967329AEC22440C3482F6AF79B4A40E87B574E8CC22440EF4163810A9C4A40000A890F47C22440AC0727FD189C4A4067AA16C737C224401C6FE12F1C9C4A40B267A139EEC12440DA676F2B229C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1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0105000020E610000001000000010200000006000000ACAFAE0AD4C224404C378941607F4A40ACAFAE0AD4C224404C378941607F4A40C149E4CCC0C22440446161D2297F4A40B7DD5F98A7C224404B35FD231D7F4A40925A28999CC22440E8F7FD9B177F4A40AA65BCDDAFC32440B91F7093227F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1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204" calcext:value-type="float">
            <text:p>6204</text:p>
          </table:table-cell>
          <table:table-cell office:value-type="string" calcext:value-type="string">
            <text:p>0105000020E610000001000000010200000006000000B6BC1704FBBC2440293BA2E7BB244A40B6BC1704FBBC2440293BA2E7BB244A4017C0EF3A76BB244095FF7F52A3244A40FD3B91161DBB2440A2B37169A1244A407FAE111CF2BA2440613AADDBA0244A40FE61C76488BB2440A17AF24D6F24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1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0105000020E6100000010000000102000000070000003EE87EF387C324403DBF83FAF17E4A403EE87EF387C324403DBF83FAF17E4A403346353685C32440DF97E94DFB7E4A402AABE97AA2C3244030BB270F0B7F4A40E920F994ADC3244087EE48AB107F4A40FA49B54FC7C3244092B3B0A71D7F4A40AA65BCDDAFC32440B91F7093227F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1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679" calcext:value-type="float">
            <text:p>6679</text:p>
          </table:table-cell>
          <table:table-cell office:value-type="string" calcext:value-type="string">
            <text:p>0105000020E6100000010000000102000000D30000003EE87EF387C324403DBF83FAF17E4A403EE87EF387C324403DBF83FAF17E4A401CF56B4661C224408F84C7C8A37E4A40FE7E315BB2C22440FA0D130D527E4A40E4BF401020C3244028BD6F7CED7D4A4052B9895A9AC324409019A88C7F7D4A406B82A8FB00C42440FEB7921D1B7D4A40200BD12170C42440B5368DEDB57C4A40B91CAF40F4C42440A6457D923B7C4A404F417E3672C5244082B1BE81C97B4A40A91611C5E4C524408869DFDC5F7B4A40BC3FDEAB56C6244078616BB6F27A4A40E92CB308C5C62440A74412BD8C7A4A40043A933655C72440AF2AFBAE087A4A402ECBD765F8C724402CBCCB457C794A406FDC627E6EC824409F4143FF04794A407C65DEAAEBC82440487023658B784A400937195586C92440250A2DEBFE774A4044A852B307CA244043CD902A8A774A40A93121E692CA2440C66CC9AA08774A40EF77280AF4C92440F33E8EE6C8764A40058D9944BDC82440A071E14048764A40F5F00AE995C724403C14AA40D2754A4051A15F0086C62440201CFD7964754A406917789384C524407F750B13FC744A40C7F99B5088C42440918DF62E94744A40EC34D25279C32440C979FF1F27744A4093E68F696DC22440ADC3D155BA734A4068BDCE3C6FC12440369C8DF051734A40DBA9B9DC60C0244085268925E5724A40F84C9B1661BF244081DA03087A724A407C2876D954BE244017B5A09C0D724A40F50E5C8A50BD2440CB749E67A2714A406693B2FB44BC24400818A76B37714A4076D4E29D8DBA24402643E966DA704A4018080264E8B82440DDD0949D7E704A40514CDE0033B724406784B70721704A401EE0490B97B524409A0D32C9C86F4A40572426A8E1B3244023C154336B6F4A40FF3F4E9830B224409AD53BDC0E6F4A4041F4A44C6AB024404EB857E6AD6E4A4019C8B3CBB7AE2440DE5CFC6D4F6E4A40F56BEBA7FFAC24403E7D04FEF06D4A40D00F238447AB24407BFB73D1906D4A40E27A14AE47A924401E56B8E5236D4A4040C39B3578A72440B687BD50C06C4A4081F0A1444BA62440742B84D5586C4A409679ABAE43A52440D2E3F736FD6B4A400DFFE9060AA4244081B8AB57916B4A401BA4E029E4A22440FBD005F52D6B4A40D3478556CCA12440A631B500C86A4A40C686133D95A02440D63A71395E6A4A40D1162186679F24405FD1ADD7F4694A405603DE13359E2440721DE38A8B694A4087D162DF049D24404865D4C622694A405F74C300D39B2440845EC99FB9684A40B76DCE77A69A24404E12A68350684A40263ED23B70992440540C46DBE7674A40C41671F03B982440B6D320167B674A405F31D92E23972440EC6B02B111674A404580780206962440D65E9F94A4664A40A524DA441C95244098885C154D664A40C3482F6AF7932440B894F3C5DE654A402CBEA1F0D992244095B9F94674654A40147CD3F4D991244008793D9814654A407CF1457BBC9024408EEE2076A6644A40185E49F25C8F2440CC7D721420644A401B2E724F578F244031276893C3634A4009FB7612118E2440A5C343183F634A4042446ADAC58C2440A397512CB7624A400EDDEC0F948B2440A6457D923B624A40AF7AC03C648A244002A3CB9BC3614A4095D74AE82E892440D1436D1B46614A404E77E805E9872440ABF9E06BBE604A4013622EA9DA8624400688821953604A40A14FE449D28524409116C2C5E55F4A40809D9B36E38424408624B37A875F4A40AE7E11D9AC83244028F73B14055F4A40D40FEA22858224404C917C25905E4A400A1D2A7C6C8124400489377C1C5E4A408BEE0F4A4E8024400B100533A65D4A408887307E1A7F244061FE0A992B5D4A4017500361027E2440560042DAB55C4A40E12A4F20EC7C24404D1762F5475C4A4077887FD8D27B24401CD5E940D65B4A405A15E126A37A2440676325E6595B4A40AE669DF17D792440570A815CE25A4A402B37514B737B2440B03F89CF9D5A4A400A4D124BCA7D244086ADD9CA4B5A4A40539ACDE33080244034880FECF8594A401E8CD82780822440B8CF2A33A5594A402E3D9AEAC9842440ECDD1FEF55594A403BAA9A20EA862440BF47FDF50A594A40FD4CBD6E118824400570B378B1584A40AE0FEB8D5A89244069249DDC4A584A403B8E1F2A8D882440BE175FB4C7574A40B9FC87F4DB872440DD42572250574A4008B309302C87244072361D01DC564A407271546EA28624409BADBCE47F564A40CEAB3AAB05862440CAC4AD8218564A40494A7A185A8524409BEAC9FCA3554A401235D1E7A3842440FD6CE4BA29554A40E8FBA9F1D285244096B54DF1B8544A4019761893FE862440E9853B1746544A40EA2807B3098824403F9468C9E3534A404B5B5CE33389244078D4981073534A401F9AC3FF678A2440D76CE525FF524A40DB62C8FB828B24407FC0A84995524A40129E7532DD8C2440AA90E16712524A40BD3AC780EC8D244055C37E4FAC514A40A96E2EFEB68F2440E7E61BD13D514A40CA8B4CC0AF9124400D37E0F3C3504A40EFE714E4679324402B172AFF5A504A40804B00FE2995244063EFC517ED4F4A4008E8BE9CD9962440933A014D844F4A409C1BD31396982440A0E3A3C5194F4A4021E868554B9A24403BE5D18DB04E4A403E433866D99B24404E9CDCEF504E4A40AE58B219969D244033ECE698E24D4A405C74B2D47A9F24407A7077D66E4D4A40B5E386DF4D9F24404CFE277FF74C4A406EC328081E9F2440AFB48CD47B4C4A40FD8A355CE49E244069ACFD9DED4B4A408B5242B0AA9E244058B1F84D614B4A40EA616875729E2440DF718A8EE44A4A4042D13C80459E2440BEE13E726B4A4A4073F8A413099E24404298DBBDDC494A402CD8463CD99D2440B7B9313D61494A40408864C8B19D244032E9EFA5F0484A40CC7F48BF7D9D2440C287122D79484A4027BF45274B9D2440884A2366F6474A40B0E600C11C9D244088A3AB7477474A40255E9ECE159D244078616BB6F2464A40B686527B119D24402D0ABB287A464A40B9567BD80B9D2440A5FB3905F9454A4000E65AB4009D2440BF4C142175454A40615628D2FD9C24405CCD3AE3FB444A406426512FF89C24402A745E6397444A40336E6AA0F99C24406F4BE48233444A40DB6D179AEB9C244007431D56B8434A4061D4A4CAE69C24405ACB530C46434A40B612BA4BE29C244011E26F20C9424A400D71AC8BDB9C24407BC95A9E62424A400FB16609D79C2440672D05A4FD414A406DA34B49209B2440C96768F283414A4062CBE149C199244095021C8C22414A40C22852ABF9972440EDB4DA68A5404A407A04920B2996244024A35E4B23404A402EC5FAAB6C94244003B7EEE6A93F4A40E1777874C8922440D43E671C343F4A403D9D2B4A09912440FCF6BF6DB73E4A40EDD22B0A608F24402C595F6E413E4A40C778DED7928F24403B89AD45B03D4A40D171DAF8B88F2440B7BEA3213E3D4A4025743C0BE78F24405693F139C13C4A401C3E8E8B0F902440DC25BBE35E3C4A406B86AF0A2F90244062BEBC00FB3B4A40613024CC5990244067028FB97C3B4A40AD7D4B4A8B902440D89DEE3CF13A4A404F098849B89024403FA07DF66D3A4A406F0388CCA6912440F2D24D62103A4A409878F64B7A922440653FE65EBB394A40DFC25F387C932440B2E54B5E53394A40D74E39CBD19424409CF4087FD0384A4023A69FCB2F962440EFD2E17C45384A40987B37CC869724405949754BBC374A4042C6EDE1DC982440CE39782634374A40BFB44D96FF992440573D0565BF364A40BADFA128D09B2440D4E98A636E364A40A176AEDE979D244021CABCFA1D364A401CEDB8E1779F24400BDD802AC9354A40B461A81EC4A124405EEA31DB5F354A401E28A6C123A42440DDF29194F4344A402E8C99E903A624401A7A7A5B9F344A40AB0DA9FD31A82440CF763BB13D344A40FC6541727CAA24407B53ECC3D5334A40C22C59BA27AC244043435ABE89334A406BB290CA5EAC2440422619390B334A40B54F6CAA93AC24405FEBF76981324A40AB894F4BBDAC24407B9972CF04324A404CF5AE8BECAC2440AE8383BD89314A40EEA0C84917AD2440073C7A0D0B314A40CA6FD1C952AF2440AA9784B0BF304A404FE0E70995B1244018E0CCF973304A40E37CA0CB8AB32440D5449F8F32304A40BEBB3A6CC7B52440DE239BABE62F4A40A6E9584A3BB624403A0E1714612F4A4053E5208DAFB62440029B1837DA2E4A4006F4C29D0BB72440E4ECE75E712E4A40EC17EC866DB724403C74D597002E4A409EA51AACEEB7244078723C55742D4A40DBF1704C60B82440A35C1ABFF02C4A4019CE35CCD0B8244025389AC8712C4A401B33E43334B924406440F67AF72B4A4099141F9F90B924407E9D8A0A8B2B4A40273108AC1CBA244085211741082B4A406212D32A9FBA24402EFFC643842A4A40F131B32A1DBB2440C1817F00082A4A40D78FA8AB96BB2440E9DDB3098B294A4069EF422910BC2440CC8E9E6C14294A402D955C6A29BD244096DAE621AE284A409A6CF24A48BE244031E24C5D43284A40F5D72B2CB8BF24402D2EE983C0274A40A9C1340C1FC124403BEBAE473C274A4061C614AC71C224407AC5F8D5C1264A406F3777AA32C22440C0828F1C44264A40D356804AF0C12440C7AAF70AC1254A4036E61A0BAFC12440629A33EC41254A40C251F2EA1CBF24406488ADEAF6244A40B6BC1704FBBC2440293BA2E7BB244A40B6BC1704FBBC2440293BA2E7BB24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1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28" calcext:value-type="float">
            <text:p>8128</text:p>
          </table:table-cell>
          <table:table-cell office:value-type="string" calcext:value-type="string">
            <text:p>0105000020E6100000010000000102000000080000005F72ED5575D42440E4F8A1D288B44A405F72ED5575D42440E4F8A1D288B44A40D02B9E7AA4D52440092F66F09CB44A4072E2AB1DC5D52440EFA6A503A3B44A40301004C8D0D52440D011F92EA5B44A4058F7D91203D624404266C28AAEB44A40E3EFCD250BD624408926F50AB0B44A40FDF942E479D4244022EC504DD0B4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1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354" calcext:value-type="float">
            <text:p>8354</text:p>
          </table:table-cell>
          <table:table-cell office:value-type="string" calcext:value-type="string">
            <text:p>0105000020E610000001000000010200000006000000AA65BCDDAFC32440B91F7093227F4A40EC4E779E78C22440B89B3B55197F4A403AAD80E783C2244074DC84D61E7F4A4039C76FC09DC22440A39174722B7F4A40ACAFAE0AD4C224404C378941607F4A40ACAFAE0AD4C224404C378941607F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1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355" calcext:value-type="float">
            <text:p>8355</text:p>
          </table:table-cell>
          <table:table-cell office:value-type="string" calcext:value-type="string">
            <text:p>0105000020E610000001000000010200000006000000B267A139EEC12440DA676F2B229C4A403F8D7BF31BC22440C477071D199C4A40BAFB1C1F2DC22440A237CB1B169C4A406E3887C66EC224406E9DC948079C4A40D1967329AEC22440C3482F6AF79B4A40D1967329AEC22440C3482F6AF79B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1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226" calcext:value-type="float">
            <text:p>13226</text:p>
          </table:table-cell>
          <table:table-cell office:value-type="string" calcext:value-type="string">
            <text:p>0105000020E610000001000000010200000007000000AA65BCDDAFC32440B91F7093227F4A408936B68DF5C32440584513831B7F4A40202A8D98D9C32440FFE263C10E7F4A405C3FFD67CDC3244079CF81E5087F4A40AAB9DC60A8C32440048EA960F97E4A403EE87EF387C324403DBF83FAF17E4A403EE87EF387C324403DBF83FAF17E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1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227" calcext:value-type="float">
            <text:p>13227</text:p>
          </table:table-cell>
          <table:table-cell office:value-type="string" calcext:value-type="string">
            <text:p>0105000020E610000001000000010200000006000000FE61C76488BB2440A17AF24D6F244A402EE57CB1F7BA244004029D499B244A40FBB31F2922BB24408137EEDE9B244A40380E61A17BBB2440B03F89CF9D244A40B6BC1704FBBC2440293BA2E7BB244A40B6BC1704FBBC2440293BA2E7BB24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2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style-name="ce96" office:value-type="float" office:value="12" calcext:value-type="float">
            <text:p>12</text:p>
          </table:table-cell>
          <table:table-cell table:style-name="ce96" office:value-type="float" office:value="6" calcext:value-type="float">
            <text:p>6</text:p>
          </table:table-cell>
          <table:table-cell office:value-type="float" office:value="6536" calcext:value-type="float">
            <text:p>6536</text:p>
          </table:table-cell>
          <table:table-cell office:value-type="string" calcext:value-type="string">
            <text:p>0105000020E61000000100000001020000000600000094E4147882B42B4087E464E2567E494094E4147882B42B4087E464E2567E4940E51BC01193B22B40BFCB56A87F7E4940CE9E15623FB12B40D3A755F4877E4940F21A05D20FB02B4069A5B50EB37E494083333AB3BAAE2B403ACECE15BE7E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2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589" calcext:value-type="float">
            <text:p>18589</text:p>
          </table:table-cell>
          <table:table-cell office:value-type="string" calcext:value-type="string">
            <text:p>0105000020E61000000100000001020000005B00000019E738B33E702C4090BC245C738F494086973B8E7A6F2C40C3A1B778788F4940685DA3E5406F2C402E57E47C568F494072851C00166E2C403F33D29C068F49400A7C8F44796C2C403CA98A04AE8E4940FAAB110BC66A2C40FFBB992C498E4940CA8D226B0D692C40214DABD7E38D4940AB89F4914A672C40BBBE6AC07B8D4940B3614D6551682C408E075BECF68C49409F060C923E692C40CE0182397A8C49400992D2C7D7692C40988DCEF9298C4940BD7D0C0C0F682C40EF8A85C6B88B4940C708F2FD1E662C40E7E61BD13D8B4940DD0253173A642C4048ED3488C58A49402D0549449D622C409A4A9A9A5F8A4940F9CE79D7EA602C40FA394F86F489494038256AB3FB5F2C403DE64D8FB7894940D3E693707C5C2C40F14E3E3DB6894940E4344415FE582C407B522635B4894940C3D43B8155562C406344A2D0B2894940A5D299C5D5522C404DACE7FFB0894940491630815B4F2C402A5206B3AE894940CEDB7D33D64B2C407EFA74E1AC894940D48041D2A7492C40141CA89DAB89494072546EA296462C4062BF27D6A9894940EA5F92CA14432C409363A18CA7894940FD5D8E0D933F2C40FFF1B96EA5894940D0F7AE9C183D2C40A6ACF078A4894940405D9324BE392C40012C3C79A28949409FAAE7493E372C40A2CD16B5A0894940981EA8AED7332C4014BD42D59E894940A646E867EA312C406D9ED96443894940AD962A0769302C409E7A4908FB884940EA2BA3EC882E2C4001BCAA58A1884940151DC9E53F2C2C40C8ECD1C034884940DDB930D28B2A2C40CEF22B8CE3874940C43357BC47282C40C4D5011077874940DA45877604262C407D6CDCAC0B874940DDBEA2B668242C4064D75130BE8649404E29AF95D0212C4020268689AB8649407B3B78DCA61E2C40FC57569A94864940898D68F1181C2C40F44EAA228186494030D406CCE8182C40C4BE53B76986494051D20D5E05162C404615B47F54864940A7E7829FDD122C401DE670523D864940D0E6824424102C4092A2844F298649409C679192C30C2C404B04AA7F1086494031DA3E3FE7092C40A535069D10864940B5E55C8AAB062C408DC5257D10864940040BBB8333032C405722F54311864940AE179EF243002C406931C2251186494039C2FDDBC0FC2B4051A73CBA1186494012233ABA00FA2B40A507F47810864940291E61623DF72B4010481D7810864940A6338BAB25F42B40E6C86F76108649407A4E1F2686F12B405109997510864940BB83D89942EF2B40657BE35AA38549409CB0581EFFEC2B401422855737854940CF5B2B908FEC2B40932DDC03BE844940C04D356909EC2B40F109230736844940EF6998EB7EEB2B40F2DB6B9CA8834940047A3C88F8EA2B40749A05DA1D8349404AD235936FEA2B400129FBF895824940B9DB9A19A2EB2B407487A81D59824940E1E0C1058FED2B40F98903E8F78149402C52BC2594ED2B40B5CAA72270814940F2097EC0A8ED2B40D1059A7400814940DC8D999F76EB2B4098D821A3A88049404C416D0A1AE92B407B7B212E4A804940F3199AFC60E62B40F84BD5873F804940BB0B395BE5E22B409AEA6E4331804940882AA1606BDF2B40AD2A453C23804940459039854BDD2B40B1F1AA18F87F494003B5183C4CDB2B40EA21BF23CF7F4940CAE59A5D52D82B407ADB9612937F4940E93A43273AD52B40FF3ADCB3537F49404C19DDE632D22B4037B52220157F4940E1DD25CC0FCF2B4093DD712FD57E494028C6E86FF8CB2B4044AE2F6D937E494045882B67EFC82B40D34D6210587E4940ADE52906A3C52B404657337C557E4940450A0A2879C22B407DD28904537E4940AE4E290A4FBF2B40675AACF24E7E4940B18F4E5DF9BC2B409E03159F4C7E4940BBAAA22E08BB2B4084FE9D488B7E494030489FFB17B92B40643CEF6BC97E4940086D8324FDB72B40640EDD47C97E4940B0F14F5F85B62B40C25C4189857E4940E5D0C72187B52B409F5A7D75557E494094E4147882B42B4087E464E2567E494094E4147882B42B4087E464E2567E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7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797" calcext:value-type="float">
            <text:p>4797</text:p>
          </table:table-cell>
          <table:table-cell office:value-type="string" calcext:value-type="string">
            <text:p>0105000020E610000001000000010200000007000000300ED363002924400439CDA733224840300ED363002924400439CDA73322484046949B4DEC2624408A9125732C224840CE9E15623F252440FFE1F8EB5F224840637891AE3E232440DF7B6E579E22484030945D7A45212440E6FBF37EED22484030945D7A45212440E6FBF37EED22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7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798" calcext:value-type="float">
            <text:p>4798</text:p>
          </table:table-cell>
          <table:table-cell office:value-type="string" calcext:value-type="string">
            <text:p>0105000020E61000000100000001020000001100000030945D7A45212440E6FBF37EED22484030945D7A45212440E6FBF37EED22484020F532E59E2124405C3920AE412348403D66A032FE212440FA31416898234840DA418067D6212440A1D91AB6D2234840A279A5D1892124408D3FF61F3E24484098AB7A54572124409DD6129788244840CF705EF7B12124407E5AA038DB2448408DF96F140F222440D88A91802C25484003A7881DD7202440F89AD48679254840FAF609FBD11F244036EF93FEB925484037F4609C091F2440B1091F0027264840E0B023C44B1E24401CCB60318F2648409F27F96C781D2440A5D6A0D4032748402B7B5C65B71C2440154FE2186E274840E3BE7A81FE1B2440286F360CD5274840E3BE7A81FE1B2440286F360CD527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7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799" calcext:value-type="float">
            <text:p>4799</text:p>
          </table:table-cell>
          <table:table-cell office:value-type="string" calcext:value-type="string">
            <text:p>0105000020E61000000100000001020000000B0000009DD77D6C37DA2440118D9367033E48409DD77D6C37DA2440118D9367033E484031F8EA9914D924400BE42373763E484052D0926C1AD82440E38FA2CEDC3E4840CD0F1258EFD6244005DE6EEE543F4840975EF64608D6244040E48810B23F48400AF8359204D524403F59315C1D4048406B300DC347D4244013AA8A5F67404840E6B56D73BED32440B47A87DBA14048407EAA0A0DC4D2244035B1659E014148407EAA0A0DC4D2244035B1659E0141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7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0105000020E610000001000000010200000070000000E3BE7A81FE1B2440286F360CD5274840E3BE7A81FE1B2440286F360CD5274840E625FF93BF1B24405D55F65D11284840D1C9F7318B1D24409E3127C34C284840884D64E6021F2440253328E494284840C7890A3087202440C091E5C9DA2848405072874D64222440573BD400EF284840C2830B1E4B242440C97E710404294840B4171B04672624406A26CE401B294840444651B17B2824405823BBD232294840ACC77DAB752A2440A542869F49294840AA9B30067B2C24408DB04DCF60294840B24EF0A88C2E2440898109377429484008A57911B7302440D095AD9A8C294840D34ECDE506332440F842B74DA729484030EB0FDE68352440E0D8582EC029484011A331A4D4372440EF0F4A4EDC294840385ECB75643A244057D4BBD3F8294840768F6CAE9A3B24403F0114234B2A4840C70F9546CC3C2440A084E3439A2A48404742B687183E244021B24813EF2A48406FBC3B32563F244057968D73402B484057CCADB59C40244079D55E9F942B4840E49B12B5D941244084482B63E82B484009FEB7921D432440FA43D8953B2C48409428C5D8534424408A7956D28A2C4840B646A9296E45244082446EE1D42C484024134B259746244077E3384B242D48405FD3838252482440E1E2F2695F2D4840032C4DA5FA492440CA93FF24992D484007CA1242AC4B24407DBB80F2D22D484047F1E0DD804D2440F06481C0142E48409E712BCE624F2440D2F6F9394F2E4840A802EE79FE502440374DE9AA8A2E484007712F7AB8522440E2F3797BC62E4840986B764941542440082B0428FC2E48408CE4863A07562440E9CAB106392F4840D477C8DE9C572440500537AD6F2F4840F2DD9C00795924401E2E837BAF2F4840B3255069695B244093399677D52F48408BDB0D47FC5B2440167D4FF6E02F48409B45DE28685D2440F086D970FD2F4840F235BA394B5F2440B962354C23304840D6276F360C612440E8F5CC3747304840C6BF74FFFD622440683398D06E30484098080A72066524400D4746BD96304840F34C79BEB066244042B28009DC304840A57C5237616824404F8AA07B20314840DFB7109A136A244097F03AD16431484004DE1335E26B24400D25EE0CAE314840009CCD99A36D2440664C6661F4314840A021776C5F6F244082DF2B5F3C32484081142B5904712440B3D5E59480324840A859FB969472244045149337C0324840C99AECFA6074244090F7AA9509334840B4E73235097624407A6FB1474D334840AB66310CB37724400321FE069233484046C71F56C97924404A27B792C2334840838769DFDC7B24402507EC6AF2334840238F96B9AF7D2440209672631F344840F46F97FDBA7F24404897EDF950344840F5CEB238AD81244025B1A4DC7D3448403188FEBFA0832440B52D14FAAA344840CA8745B181852440819A5AB6D63448405B8A9A9E6687244011D54AD702354840DF286849368924403525FECD303548402082058B1E8B2440603E59315C35484027D41DD5FA8C244019969A9889354840960C5B0E4F8E244046F5317AC9354840C80C54C6BF8F2440635AE55311364840485167EE21912440DF5740FC573648408F1B7E37DD922440DC57D4168D3648408A022269DC942440E7069ED6C836484031410DDFC2962440B16AB52C043748401CBA34D99A982440FF428F183D3748402B3410CB669A2440F509EAA573374840B6F3A21B069C244009E23C9CC037484090DA69108B9D244036A671B90B38484068CD3406429F24406BF1CE465338484053C7CFEBF4A024400B557B2299384840E0B42AD379A22440FCF14D89DA3848400DE2033BFEA32440CFA9BFB91A3948406B1E7695A4A5244064A769616039484032A0CD6042A72440BE3676E4A339484096D233BDC4A8244069BD29F6E13948404013060A61AA2440E7087481263A484026B1FF95F0AB24407E607DF2663A4840D50CA9A278AD244087110C31A83A48406C747396FEAE24404E637B2DE83A48408D24E6FE8FB024409F286442273B4840E0B023C44BB22440F7E74768703B4840643612B23DB4244084633B84963B48400275143136B62440A6283C0DBD3B4840CC5B1A6437B82440142928A0E43B4840C6B656C565BA2440B2BBE58F0E3C48407A2B01E77BBC2440F6ACB541373C4840FF6F36678EBE24406AF40FC75F3C484081EF366F9CC0244038876BB5873C484093DCABA0B3C224405EBBB4E1B03C4840C7246DF47BC42440213537F0B43C48402CEB483F2BC62440C1CAA145B63C4840512A2B97D7C7244089EDEE01BA3C4840626A4B1DE4C92440E140ED5CBD3C484060330A93F3CB2440F6903A4BDA3C4840FC404D8814CE24406426512FF83C4840A9EEDB5A70D024407CDFAE4D193D484048ED3488C5D224400C87EF0E3A3D4840E621533E04D5244002CCC694593D484079EBFCDB65D72440EB5CAC037B3D4840F67013FFC1D92440ECD33B269C3D48409DD77D6C37DA2440118D9367033E48409DD77D6C37DA2440118D9367033E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7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801" calcext:value-type="float">
            <text:p>4801</text:p>
          </table:table-cell>
          <table:table-cell office:value-type="string" calcext:value-type="string">
            <text:p>0105000020E610000001000000010200000005000000300ED363002924400439CDA733224840300ED363002924400439CDA7332248408346FAFE172924402FAFB7280E22484023090CA36A292440B4154559092248409816F588102A2440FF41273E0F22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7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916" calcext:value-type="float">
            <text:p>11916</text:p>
          </table:table-cell>
          <table:table-cell office:value-type="string" calcext:value-type="string">
            <text:p>0105000020E6100000010000000102000000040000007EAA0A0DC4D2244035B1659E014148407EAA0A0DC4D2244035B1659E01414840E0675C3810D22440B6EA84E16D414840E0675C3810D22440B6EA84E16D41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7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920" calcext:value-type="float">
            <text:p>11920</text:p>
          </table:table-cell>
          <table:table-cell office:value-type="string" calcext:value-type="string">
            <text:p>0105000020E610000001000000010200000007000000E0675C3810D22440B6EA84E16D414840E0675C3810D22440B6EA84E16D414840A9DA13C9FCD0244037C24769DB41484037621C12ADCF244040CB4E9A6142484006AD7603BBCC2440B4FD75B8674248402560CF32E6C92440CDC4BEAE704248402560CF32E6C92440CDC4BEAE7042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7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951" calcext:value-type="float">
            <text:p>11951</text:p>
          </table:table-cell>
          <table:table-cell office:value-type="string" calcext:value-type="string">
            <text:p>0105000020E6100000010000000102000000050000009816F588102A2440FF41273E0F224840E7B9CF3B5F29244040D532631B224840EB19677858292440AF505A6E1F224840300ED363002924400439CDA733224840300ED363002924400439CDA73322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7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335" calcext:value-type="float">
            <text:p>4335</text:p>
          </table:table-cell>
          <table:table-cell office:value-type="string" calcext:value-type="string">
            <text:p>0105000020E6100000010000000102000000050000004EDD4BD01527244019ACDD1BE82148404EDD4BD01527244019ACDD1BE82148407A6FB1474D282440A077BEFAD3214840772E313B30292440D18C8F60F4214840772E313B30292440D18C8F60F421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7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336" calcext:value-type="float">
            <text:p>4336</text:p>
          </table:table-cell>
          <table:table-cell office:value-type="string" calcext:value-type="string">
            <text:p>0105000020E61000000100000001020000000400000061862E3E62C523409CDBB9E8EB264840A3AC8493D9C523401810B5C8D1264840AC4901B38CC623403464E190B2264840AC4901B38CC623403464E190B226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7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411" calcext:value-type="float">
            <text:p>4411</text:p>
          </table:table-cell>
          <table:table-cell office:value-type="string" calcext:value-type="string">
            <text:p>0105000020E6100000010000000102000000070000009277B3AB352124407DC4F9E5DD2248409277B3AB352124407DC4F9E5DD22484006048420512224404E56FB2AAF2248401BE2B3D02923244054D625998B224840AA34BD1F12252440EE39FAA93B2248404EDD4BD01527244019ACDD1BE82148404EDD4BD01527244019ACDD1BE821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7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412" calcext:value-type="float">
            <text:p>4412</text:p>
          </table:table-cell>
          <table:table-cell office:value-type="string" calcext:value-type="string">
            <text:p>0105000020E610000001000000010200000004000000772E313B30292440D18C8F60F4214840772E313B30292440D18C8F60F42148402C60A7FD7B29244096DFB3BFFD2148409816F588102A2440FF41273E0F22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7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413" calcext:value-type="float">
            <text:p>4413</text:p>
          </table:table-cell>
          <table:table-cell office:value-type="string" calcext:value-type="string">
            <text:p>0105000020E610000001000000010200000031000000AC4901B38CC623403464E190B2264840AC4901B38CC623403464E190B2264840F9AF62A70EC82340EC3C85B76226484036B6323C51C923401A7D16951E264840A29E99BBF1C92340F38986D6D42548400FF5BBB035CB23405FDED220BB2548400C8B9B64F5CC2340F412AD2699254840383701E19ECE234079D78F0365254840AB9E27F96CD02340B366BF492E2548407F3C4F9720D2234041CC6FE2F5244840EF9980BADCD3234081EAC48ABF244840FC027AE1CED523401DF631D582244840B9CDAF41BAD72340EA7706B243244840323ECC5EB6D92340A54632F504244840690EFF9F79DB234017E75E16C92348401F7A9CB34FDD2340945D1F8C8E2348404EEC46C439DF23407E2079E750234840A21EEC5E38E123406F089FF7102348409988128832E3234072B7DA79D122484096140E7338E523400D4B4DCCC42248404D0059E3C7E723401BC0B6D9B3224840FB9EECC1FFE92340A6A6B805A6224840E46FD63B37EC2340428C214AC52248402B172AFF5AEE2340EBDDC435E3224840DA0B60257AF02340536EEC230123484091453FBF94F223407338A91E1F234840A829B80EC4F423404CF443B63D234840BA371A1B15F72340EE629AE95E23484025010FB166F9234072A4D8767F2348402B6629FE94FB234068D542249E23484034D53840D5FD23405EA45016BE2348403FF89A2F400024406A392BFDDF23484085E4AE6F71022440B3F2261AFF234840EF3CF19C2D042440058E5FD3DE234840E4E4D94015062440ADD73E2EBB2348407B5FA637ED072440B2C7FABC98234840D902E7316F0A2440CAC342AD69234840C97322669B0C2440D3CBDE084123484016C9B2BB9B0E2440C673113A43234840835AC2908B102440608EC305452348401286014BAE1224403BF4273B47234840FCC56CC9AA142440280D350A49234840664E97C5C4162440450603194B234840E41B6558201924400325AA5C4D23484091A80650421B244037BC6AAF4F2348402CA85E6D7B1D2440A1DCB6EF512348403D293861671F24400112F2E6152348409277B3AB352124407DC4F9E5DD2248409277B3AB352124407DC4F9E5DD22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7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492" calcext:value-type="float">
            <text:p>11492</text:p>
          </table:table-cell>
          <table:table-cell office:value-type="string" calcext:value-type="string">
            <text:p>0105000020E610000001000000010200000004000000772E313B30292440D18C8F60F4214840772E313B30292440D18C8F60F421484090E854E87229244052D845D1032248409816F588102A2440FF41273E0F22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17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494" calcext:value-type="float">
            <text:p>11494</text:p>
          </table:table-cell>
          <table:table-cell office:value-type="string" calcext:value-type="string">
            <text:p>0105000020E61000000100000001020000000400000061862E3E62C523409CDBB9E8EB2648400463337678C62340E2E58EA3DE264840AC4901B38CC623403464E190B2264840AC4901B38CC623403464E190B226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5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333" calcext:value-type="float">
            <text:p>4333</text:p>
          </table:table-cell>
          <table:table-cell office:value-type="string" calcext:value-type="string">
            <text:p>0105000020E610000001000000010200000004000000F863BA5394031F400C144DB0B70C4840A83CBA1116051F40F3695F8ABC0C48402A62C735F4051F4012C53FC7A20C48402A62C735F4051F4012C53FC7A20C48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5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722" calcext:value-type="float">
            <text:p>4722</text:p>
          </table:table-cell>
          <table:table-cell office:value-type="string" calcext:value-type="string">
            <text:p>0105000020E61000000100000001020000001700000071C4A409257D1F407F068A0E37CD474071C4A409257D1F407F068A0E37CD4740DE0ABCEE08821F4056061F9441CD4740A9DC442DCD851F4076BEE9A749CD4740E3E1E24D238A1F401D9C3EF152CD47401F543DF4388F1F4000A6B1625DCD474017388F79D3931F401F108D9367CD47401056AD9685981F406DD0F29771CD4740A542869F499C1F4099929B9779CD47400FC63EB786A01F40B2B508D682CD474005DFD9C303A71F4022CA17B490CD4740676DAEF5A0AB1F40B42F8FEB95CD474007CCE8EC09AF1F405FD6C4025FCD474038C478CDABB21F400B896A0025CD474062A81EC429B61F406753646314CD47402C56C334C2B91F401B1538D906CD47408AC7EAFB15BF1F404CE6B397C8CC4740376ED685C4C21F4078B240608ACC4740B4AE76B92DC61F4080187CF54CCC4740964EDA0A50C91F401EA2766451CC47407097A20161CC1F40C378173955CC4740243F2CE5C6CE1F40395B8AF557CC47407F483CDA11D51F4074290E9F38CC47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5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726" calcext:value-type="float">
            <text:p>4726</text:p>
          </table:table-cell>
          <table:table-cell office:value-type="string" calcext:value-type="string">
            <text:p>0105000020E6100000010000000102000000D60000002A62C735F4051F4012C53FC7A20C48402A62C735F4051F4012C53FC7A20C4840D33B702942051F409AD942EB3C0C484099CD2DBEB2041F40FF15E8C9EB0B4840ACD106BBBC041F405E24FE72770B4840D8EC9282B8041F4096DD825B2D0B48400258D3ABB7041F40A11E91A5C50A48406F62ED94B3041F4083781332460A48406F62ED94B3041F40234A20CABC094840DBBCBBDFB2041F405B4D8D8642094840F3B391EBA6041F400BE93A9EE008484078746DB944071F407050B12083084840268D768137091F40BE9BB8663C0848406AC93E236C0B1F406FB1EC93ED074840773579CA6A0A1F402AD5F48F740748407BFB73D190091F40246992B30B074840D7F78667AE081F40665309AAA1064840287E3100F9071F40CF09EB1049064840E36A099EE7041F40A3E6502BF105484049F6083543021F40053F60D4A40548403E51233EC1FF1E402BB5CD435C054840E73922DFA5FC1E408E8065000305484093D5631179F91E40BC1061B2A7044840D6A425A0D3F51E403A9DBF643E0448408E075BECF6F11E409D14E63DCE034840D350A39064EE1E4078E5C46867034840ACED81B119EB1E40C66CC9AA08034840E7C017CB99EA1E40C042E6CAA0024840BD49C27410EA1E40517AF02433024840740179C086E91E408A809E61C5014840225F9DBEF9E81E408DD5E6FF55014840B81B8EF85FE81E40AE5406C4DA00484042EB8612D2E71E40502AD0DD640048404599B27856E71E4052A1BAB9F8FF4740F416B435C7E61E403F3FE7C990FF4740D029C8CF46E61E406FE6464728FF4740E0FEB7EDD6E51E408BF1AB83CDFE4740D18B248B45E51E409D627A6759FE47402B86504AADE41E403078E283E8FD474041FFF3EAD2E51E40C48BCFAE8CFD47407484679D4CE71E4084C2FB0516FD4740323784CF7BE81E40EA7129F8B7FC4740B075A911FAE91E4069AB92C83EFC4740270D7F9763EB1E407AA05FA5CCFB4740129BD9F85DEA1E40BE9FBF756AFB4740C02DB3637EE91E405DCBBFF110FB4740211DC30886E81E40F304C24EB1FA47400FEFDEF6A9E71E4050690E5A59FA4740ABCF7A9D79E61E40301CBE3BE8F947403AE004F060E51E40ED681CEA77F94740DDA1BCEA5CE41E408B5D914E13F9474006D8ECED3BE31E4012F351EBA2F8474050786407F0E11E40B3EDB43522F84740D35F9E8488E21E401247C3CEB9F7474023C2BF081AE31E40C4E0AB6752F74740C90160E1C9E31E401228AC9EDDF647407795A42199E41E408459B2744FF64740DDECB4DA68E51E40190D7448C5F54740E30CB4F116E61E40A3EE5E494DF547408579347ADAE61E40A3E8818FC1F4474035D3BD4EEAE31E40D6BB2EB253F447407B7AB6589BE01E40C2CB67D4D7F34740D9A9036A7BDD1E4063CF431262F34740438B112E89D81E40D7FA22A12DF347409CC6F65AD0D31E40B6A8AA2BFAF247403F8ADFB99CCF1E4056DEE929CDF247403F1416269DCA1E40E323BD0397F24740741882D206C61E40C7FE0D3565F247409CF232D472C11E407BB1E6B633F24740265D8EB2D9BC1E40F44B0EE901F24740EF1F0BD121B81E40D8E4DF1DCFF14740D59BACACC8B31E40021E0714A0F1474097FAC3E0ABAF1E409044793073F1474009CC9E5FEFA91E401B47510C35F14740F5A5B73F17A51E40778C86E700F14740D93B48F4D7A01E40687BF486FBF047401C03FC64D69C1E401176E50EF6F04740121EC8D523981E40A3D2E352F0F047403F1D8F19A8941E4052706715ECF04740CB5C2A8073901E40C0380202E7F0474040A4DFBE0E8C1E40C3DA183BE1F047406E76FFB341891E402A20ED7F80F04740C4A85AC125861E406D9AD25515F047404B48FF266F831E409525DF11BAEF474069B0A9F3A8801E404ADAE8F758EF47401AF96129377E1E405B2CA0AB08EF4740307DF9AE527B1E409A6EC8F5A5EE47409CC420B072781E4061C20D9D43EE47403FE0264811761E4090E5B8AEF3ED4740E1DF5630E0731E4092B98D61A9ED47400861C9B0E5701E402BF1CA3F44ED4740A170D1240C6E1E40DF2F0B92E3EC47402BC3B81B446B1E402EFFC64384EC47408626E4DE57681E40F6108DEE20EC47406A087D9F60651E40CA0457D4BBEB4740041775F74A621E405ECD4B0F54EB4740CCE37A25DA5F1E40B2B8A40F02EB4740943E6315255F1E40292BE16476EA4740D470804F625E1E40B5858CECEFE9474063D9CC21A95D1E40E5034C2A64E9474050C8CEDBD85C1E4069FC6772D6E8474086A059C8125C1E40767C6AAB48E847400EF2C4BD435B1E403C229518BAE74740BC4ED99F7A5A1E40B2FE2A1B31E74740EAC59ADBCE581E400CD8C4B8D1E64740CDD13EB1A9561E400FC237A858E64740433F53AF5B541E40993E856DD5E54740400FFFFA32521E40A8A89FDC5BE54740424A479451501E404A1751C9EFE44740BCED42739D4E1E4081ECF5EE8FE44740F1243328E44C1E40F5F928232EE447400D2C91555B4B1E409E45EF54C0E347402BC65455C3491E40E5AFDA464DE347408B19E1ED41481E4038FF0AF4E4E24740970A8563F1461E400AE12C8084E24740F70A66A77A451E40263F3D111FE24740325A475513441E408B27710CB7E147406D567DAEB6421E4086CABF9657E147403CEDDFAB0C411E4046B9347EE1E04740E17AB9F4D43F1E40014E94298BE04740ECF4CD47633E1E40EB40310D1EE04740ACD914D9183D1E4006CA5CCFC6DF47403F3FE7C9903E1E40A5187B8A77DF47404DF6741A0E401E40D08A5EFC23DF4740D5AF1985C9411E40AC22371EC7DE4740B2F09AFCBB431E407916CE7F59DE4740AB07CC43A6441E405220FD4003DE474090F74FDC96451E4022AEF776A6DD4740682B8AB212461E4065B95B4876DD4740C424010FB1461E40373AE7A738DD4740B24D2A1A6B471E4044DE173CF1DC4740522B4CDF6B481E40F543B63D8BDC4740A23C3D00F34A1E403D9F01F566DC4740E67D7786044F1E408B35012B2CDC4740FE0FB056ED521E4089AC7F21F5DB474055B99A86F2571E40F02B20FEABDB474057636424D65D1E402E4377A455DB4740FEC0B057B3611E408CDCD3D51DDB4740333A2009FB661E40018C67D0D0DA4740C3AB9B41326B1E407346393D94DA4740B02AB121EE701E40911ED0E341DA4740B92DDB98E8751E40F3E0383AF8D947407A31395A7A791E4001E54A98C4D94740628731E9EF7D1E40466FA76384D947401C5CDF2CCA811E404AA995534CD947401F74BFF9C3851E40155B41D312D9474060F29AB22E891E405239DCFDE0D84740C6CECAAC948C1E40CBEDA87BAED84740BA77C36CB88E1E409FD3878961D847405A56500768911E4091B2EA18FCD747400BA650CC30941E4074F04C6892D74740EFAF1EF7AD961E407A63F7D335D74740B3B04C648B991E400BF72576C8D64740E273CC1E0D9C1E40ADC43C2B69D64740C9CAD4C9BEA01E408E171C6F3CD64740AD1BEF8E8CA51E40707033260ED6474021D8A7D205AB1E40D8BF46EDD9D547401DB924BD5EB01E40C38B193CA7D547401129BCBA19B41E40B37680CC73D54740B4D771B2C3B61E40DE2EEA494FD547401CFE8980F9BA1E40497C389215D547405880A5A954BF1E4092FF136DD8D447402D2059654BC31E40849AC69BA1D44740239E91ADD3C51E40264BF78436D44740D2393FC571C81E40C871F101CBD347405596D7005BCC1E4060819EBC7ED34740331D3A3DEFCE1E405DA4F55C4BD347400FFC5EF9E2D11E40B081638511D3474057E7BDD64AD51E40AFADE98BCED24740CFBD2C921BDA1E40C130AA5670D2474044F9275D9FDE1E408FF4B3A217D247408DA1F721CAE21E409B75C6F7C5D14740F08403C69FE51E40AD54AB0A68D147409B1F24B0DEE51E40C3537E0860D147408CC635994CE81E4047F185240ED14740273E2DF5E2EA1E40A92CAF01B6D04740EB01F39029EF1E4051E1630B9CD047402F1796E425F41E40BAB2FAD97ED04740893DFE1C30F91E402AC4C83780D0474027A77686A9FD1E4029BE90C481D04740F9A00CFA77021F40E7C8CA2F83D047406DB713DB93061F40C31AC28C84D04740D3776D252A0A1F403FDA498E85D047409193D3E81F0E1F408C4347BC86D04740DE0EC3FD36121F40C7AB62E06FD04740100643C29C151F40B3C6EAA05CD0474052723DC049191F40A071E14048D04740854EBE8F591C1F40CC2D084037D047402D4080B163201F40044BBF8E49D047409024F72AE8241F40E97D88B25CD0474023B2FE85D42B1F40560D67237CD04740B6B4649F112E1F40605B3FFD67D04740DF89FE7513311F401BDD41EC4CD047401749BBD1C7341F40C17C0D1C2BD0474025688297CF381F407A37161406D04740FAC55B9D523C1F40A2DDD737E6CF47406158FE7C5B401F4086178E31C1CF4740A563737A83441F404C9AF5189BCF4740227365506D481F40EDFBCB4983CF4740F4774A62A44A1F40ACADD85F76CF47409928E730044D1F401F6CB1DB67CF4740050D47A176511F403ECDC98B4CCF474077E4A320D3551F4040715BB631CF47405B28999CDA591F40174850FC18CF47405B43A9BD885E1F409789C7EAFBCE47403E84A7469E621F40BCA1DFADE2CE4740DFE6E84C35661F40E7DDFD96A5CE4740C936BA94046A1F40683E8CB564CE47408460FA038A6D1F407A04920B29CE47405F770481DF701F40F65A75C2F0CD4740B61E74BFF9731F408E00135DBCCD4740F136CA5587771F40B4DB1D087FCD474071C4A409257D1F407F068A0E37CD474071C4A409257D1F407F068A0E37CD47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1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807" calcext:value-type="float">
            <text:p>6807</text:p>
          </table:table-cell>
          <table:table-cell office:value-type="string" calcext:value-type="string">
            <text:p>0105000020E61000000100000001020000000C000000ABF875960F9F21402332ACE28D284940ABF875960F9F21402332ACE28D284940A67B421B25A02140EA5C514A08294940E14B3CFB25A1214057D11F9A79294940D39453F135A221401FA0A0B9F3294940B1016C9B3DA32140CB113290672A494099373DDE9AA2214076A911FA992A49407CEB68C130A12140E5FB3D0C082B49409B159BA0979F2140186D44E6802B494069763815049E2140C2C6F5EFFA2B4940ECAA9BE6789C2140C7BFCFB8702C4940ECAA9BE6789C2140C7BFCFB8702C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1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808" calcext:value-type="float">
            <text:p>6808</text:p>
          </table:table-cell>
          <table:table-cell office:value-type="string" calcext:value-type="string">
            <text:p>0105000020E610000001000000010200000007000000DA60BB3536502140519F3CB5884D4940E2FD5D44805021406D1FF296AB4D494086FF194A925021405F70BCF1A44D494094CB35BBA4502140AA96BE219E4D494086CD5BD0D65021402A5778978B4D4940CED8E1F9565121400758F503684D4940CED8E1F9565121400758F503684D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1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809" calcext:value-type="float">
            <text:p>6809</text:p>
          </table:table-cell>
          <table:table-cell office:value-type="string" calcext:value-type="string">
            <text:p>0105000020E6100000010000000102000000060000008E791D71C84E2140971705662A4C49408E791D71C84E2140971705662A4C49404A5DD7D41E4F2140540438BD8B4C49405A51DE228B4F21400D6F7B270B4D4940CED8E1F9565121400758F503684D4940CED8E1F9565121400758F503684D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1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810" calcext:value-type="float">
            <text:p>6810</text:p>
          </table:table-cell>
          <table:table-cell office:value-type="string" calcext:value-type="string">
            <text:p>0105000020E61000000100000001020000003C0000000D0A39A5729921408C3F40AD582D49400D0A39A5729921408C3F40AD582D4940D92038D32998214037A2201DC32D4940D63BDC0E0D972140BB46CB811E2E494070FC9AF6DE952140303F81C17F2E4940559EE51EB794214089A0C5ADDD2E494043194FA9B793214011AB3FC2302F49404B7F8A3E7A922140077069EB962F4940BD06D8A26091214049111956F12F4940CF6FF3210390214022567F84613049405FA74709B08E2140AE3720F8CE3049400E0D3098648D21407E761B2F383149408CEB2983B48C2140D103C4C9A231494019CFFB5AF28B2140F401DC8717324940F6A33C4E2C8B2140FBBE6EC78A3249404262BB7B808A2140679A5544F2324940961D2CADD08921409BF4ADC55D3349401C41CF0B1C892140106CA68CC93349403370404B578821401C9EB9E23D3449406338E85C9B87214059B6C5EBB03449409590FE4DDE862140096E49B31E35494091323DBC428621409EF3AED5793549404C732B84D5842140DFB0C80AD93549403BF768BB53832140419479F53B36494097242AAFF0812140A79542209736494078A686EC72802140578C0464F93649404B181758117F2140D01264045437494043A04495AB7D21402A9485AFAF37494089AE55CC527C2140F6662F3608384940D4878961E27A2140D891D90F67384940EFF08DD77279214001E54A98C4384940DF5BEC5113782140BB884A7E1F39494088D79A5203762140ECFE0CCA8F3949401650A8A78F7421400BC160EDDE394940C2CF6EE3057321404C7B39A2313A49407715527E527121400B7A14538E3A49404AF25CDF876F214026CBA4E1EF3A49401651137D3E6E2140B51F84DB353B494041CB040D476D2140CAA99D616A3B49405F155E38C66C2140AFAAA80BC23B49404DCE9A690C6C21401BACEE47403C4940C264F4ED6E6B2140324FF8B6AA3C49405D31C802CB6A21408F36339F183D4940114F1B7A306A21401739FA4E823D494046D1031F8369214010B22C98F83D494079A3A025D9682140A50F02976C3E49405DE96B4C3E682140ECC616DDD53E49408E1AB8A8BB672140064B75012F3F4940A2C6736CF365214022776C5F9B3F4940002CE1BF2F642140C13F0004074049403584BE4FB062214040F960BE61404940B705F0BB8E612140BE5E5095A54049404FC29668DA5F21405315095C0D414940B859BC58185E21402DDCA8047A414940A4C112B46E5C21407D4E3052DE4149402C41EB86125A2140FDE71F3306424940F6AB4A6C88572140AC6F05B930424940F72D292D125521400E60DBEC594249406B7F677BF45221401A1D90847D4249406B7F677BF45221401A1D90847D42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1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811" calcext:value-type="float">
            <text:p>6811</text:p>
          </table:table-cell>
          <table:table-cell office:value-type="string" calcext:value-type="string">
            <text:p>0105000020E6100000010000000102000000200000006B7F677BF45221401A1D90847D4249406B7F677BF45221401A1D90847D4249407E1B070374502140A3DCC71BAA4249401D401AA9524E21405D797F72CA424940C0870101214C2140487B7203F44249409C82A1B3714921403C6F63B323434940285E0AB4E046214009FC862E4D4349404498ECE934442140B813DB937643494073D13538B643214061F7C209F14349402C9BDE6A424321407C31EFCC5F44494047979240DE42214075E0E69EBF4449401588E8216442214055089A852C45494065E7C825E94121409226DE019E4549402E3BC43F6C41214052859A7C0E46494071BCF1A43B422140DAAF3BDD7946494081C701052843214006E2D0B6F5464940A1BDFA78E843214001C056AE5C474940396F5287CB442140AB61BF27D64749404238B066AE45214034CF5B86494849401E73F96AA24621402B920ABEC44849407D27C1768B47214063BA10AB3F494940D9182AB5CD472140904138B066494940A97A432B414821404F2BE0F9A0494940F0FCA204FD492140692A7A96D6494940E09E8C96A84B2140DDD671570A4A49404B7265F5B34D21407CDD7DE9484A4940BDF20F11ED4D2140548F34B8AD4A49405EE3E94B254E21402FAFB7280E4B49406749809A5A4E21406C51B010674B49406B77595D984E2140C5CFDAC8D04B49408E791D71C84E2140971705662A4C49408E791D71C84E2140971705662A4C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1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812" calcext:value-type="float">
            <text:p>6812</text:p>
          </table:table-cell>
          <table:table-cell office:value-type="string" calcext:value-type="string">
            <text:p>0105000020E610000001000000010200000005000000ECAA9BE6789C2140C7BFCFB8702C4940ECAA9BE6789C2140C7BFCFB8702C49400B822271EA9A2140BF04B86AE82C49400D0A39A5729921408C3F40AD582D49400D0A39A5729921408C3F40AD582D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1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931" calcext:value-type="float">
            <text:p>19931</text:p>
          </table:table-cell>
          <table:table-cell office:value-type="string" calcext:value-type="string">
            <text:p>0105000020E610000001000000010200000023000000B00A19F4869E214022A077760B1A4940DFCC4301369F2140C4E0AB67521A4940C0CD870C509F214082CB63CDC81A4940797B6BBB649F2140445CEFED4C1B49403C1B4D897F9F2140B34A4453D11B4940127A47D7969F21407272BF43511C4940022AC187B79F21402328C819D41C4940341477BCC99F21408B027D224F1D494038EB9D1BE49F2140AC39E576D41D4940BDD0B76004A021400F9A5DF7561E4940E5C578831EA02140AA752C00D71E4940AEB200B738A02140D40BE313571F4940DB1C42F053A021400E49D2DAD91F4940CBAFD5D468A021405A1C846F50204940F40C2B2680A021404B479451C0204940D5601A868FA02140D7D704622321494034EBD67CA6A02140EA173614882149403BDFF4D324A121407FC575E7E42149409D8AAFD1CDA1214041EB2B595F22494034A891F183A22140A50925DDE0224940B485D6790AA32140CDC6EF12412349403890E4A892A32140EF1C6F97A2234940D380E61835A42140A76494C2172449400ABA62EBBEA421406E556D927A24494078DE7CD92CA52140430F6BE0FD2449401B1B159392A52140671EAFF6662549405527B1B508A6214079F1D995F1254940FC3669BF5AA6214022646A5C49264940205D11A1B6A621408B8054D4AA264940C13F000407A7214053B9E4130D274940C6AF0E362BA521402B6222EF66274940267D10B864A32140D0656A12BC2749401880A1A245A12140424C78F821284940ABF875960F9F21402332ACE28D284940ABF875960F9F21402332ACE28D28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1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953" calcext:value-type="float">
            <text:p>19953</text:p>
          </table:table-cell>
          <table:table-cell office:value-type="string" calcext:value-type="string">
            <text:p>0105000020E610000001000000010200000007000000CED8E1F9565121400758F503684D4940CED8E1F9565121400758F503684D4940755DF8C1F95021404C3B90508E4D49406AB7A7F5C85021407F5358A9A04D4940EAD385B3B6502140EC66EB85A74D49407CB779E3A4502140480F8D38AE4D4940DA60BB3536502140519F3CB5884D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523" calcext:value-type="float">
            <text:p>5523</text:p>
          </table:table-cell>
          <table:table-cell office:value-type="string" calcext:value-type="string">
            <text:p>0105000020E610000001000000010200000004000000749AEA52A6A029400310E345CF6D4940C6FB71FBE59F29409A5C31C8026E49404FAAC7C738A02940507FAC962A6E49404FAAC7C738A02940507FAC962A6E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524" calcext:value-type="float">
            <text:p>5524</text:p>
          </table:table-cell>
          <table:table-cell office:value-type="string" calcext:value-type="string">
            <text:p>0105000020E610000001000000010200000008000000291719D302C62A4029AECF413CAD4940291719D302C62A4029AECF413CAD494025896F7209C52A406C8F28FE39AD4940E374ED66A1C42A40464B79083EAD4940B4E6C75F5AC42A403F54BF7740AD49404A6018552BC42A4050159D7642AD49400053AB54F5C32A40D74E948444AD4940B99F3FE6BFC32A404BD2E54791AD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710" calcext:value-type="float">
            <text:p>12710</text:p>
          </table:table-cell>
          <table:table-cell office:value-type="string" calcext:value-type="string">
            <text:p>0105000020E6100000010000000102000000040000004FAAC7C738A02940507FAC962A6E49404FAAC7C738A02940507FAC962A6E4940E4B3869C08A029405268B4B0026E4940749AEA52A6A029400310E345CF6D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712" calcext:value-type="float">
            <text:p>12712</text:p>
          </table:table-cell>
          <table:table-cell office:value-type="string" calcext:value-type="string">
            <text:p>0105000020E610000001000000010200000008000000B99F3FE6BFC32A404BD2E54791AD4940C6ED8623FEC32A40BCF4E5BB4AAD49409F2BA5C233C42A40E1BC93AA48AD4940AA61646E63C42A40242823D346AD49404A4F47B6A9C42A40BA7DA02644AD4940B686527B11C52A400941FD1D40AD4940291719D302C62A4029AECF413CAD4940291719D302C62A4029AECF413CAD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395" calcext:value-type="float">
            <text:p>22395</text:p>
          </table:table-cell>
          <table:table-cell office:value-type="string" calcext:value-type="string">
            <text:p>0105000020E6100000010000000102000000E80000004FAAC7C738A02940507FAC962A6E4940B33DC45098A12940EFE714E4676E49402566ACEC71A129402473767CC56E494001602B572EA229404EE83FB50B6F494009E1D1C611A329405ADD45F35B6F4940DF1225C6D7A32940D01731A2A36F494037D8E5A5ACA42940EB2285B2F06F4940495BA6704EA62940B006280D35704940C3BCC79926A8294059FA754C827049404C6B781FECA929402774F27DCC704940F6AF517BB6AB294012499979177149406D24647B88AD294056BF2DB3637149400B05B6943DAF29403E111F33AB7149406E82B92759B029408D7A2D8D0472494099CB571355B12940881EE7EC53724940B267CF656AB22940A288A0C5AD72494025B4E55C8AB329406ECBDB6C0773494026D7039C94B429403D6EAE505A73494080D591239DB52940B455EEAAAC734940DB55A3B2BCB62940806A172E06744940E4BD6A65C2B729403F0455A357744940473B6EF8DDB8294089F8E2E6AF7449403EA363BD07BA2940F4F862940C754940B2D991EA3BBB29407B1A8B016D754940DF2120BAFBBB2940EB460EC7A97549409E2633DE56BE29407D4E3052DE7549403507AD2C76C02940A66F88A70D764940A8F45D5B89C229401DBE96A13B7649402B21B30EA2C42940E28F47156A76494015D8ADAFBFC62940D06ADCF698764940F64311F7FDC82940519DB3AACA7649401C8EF85FF8CA294065FE767EF676494027D824E428CD294046C9F5002777494099EDAFC33DCF294028863F1E55774940A0E238F06AD129404BB615568577494033E59E09A8D329409D363EEEB6774940254EDD4BD0D52940019E59B7E6774940416A1327F7D7294078144262167849409425299FD4D92940B012E2804C7849409C00C3F2E7DB2940738577B988784940F2643733FADD29401F882CD2C478494052184ADC19E029408EC81C7002794940247EC51A2EE22940C3AEDCC13E79494062F6573442E429407A17940E7B7949405CFAE1314DE6294079043752B67949401201E20918E82940F4114251EA79494053BC259419EA29404188BF81247A4940FE7B952133EC29401C237E6A617A494056FFD60407EE2940D12E956D967A49407DA070D124F029408E0CCDD0D37A4940A3CD716E13F22940E3D528DA0B7B494080E7285140F42940977D0D77E47A494020381DB74EF62940818EA042BF7A4940E30B491C68F8294053A51C82997A4940B6AA80D657FA29400521B479777A494011BA3AB654FC2940A6513706537A4940AC8EC12F9AFE294080A724462A7A4940FD8FA740C1002A40B2EEC4515E7A4940B50A517413032A40DDD6169E977A49400E05227A08052A40DCBA40EEC77A4940A2C2C71638072A40960DC6E3FD7A4940DAFFA5B162092A403AF6A22C327B4940E715F4835F0B2A409986E123627B494071404B57B00D2A409A23D0059A7B49409D24A7C013102A40C980A268D47B494037F6364767122A4035A039460D7C4940C5D78D2DBA132A40DCD20F8F697C4940A60AEB6B02152A4067F8AAF0C27C49402B172AFF5A162A40256717C2207D494037AAD381AC172A4008CC43A67C7D49405E4C33DDEB182A409AE89898D37D4940B255DD7E541A2A4003EBDDC4357E4940BA68C878941A2A40DA3400659D7E4940477AAC74D21A2A4088DDD2C5017F4940B7BA9C12101B2A40D292228D657F49408B08B5954D1B2A400BDD802AC97F494017FABBD28D1B2A401135762E31804940810DE3C9C91B2A4074C23A4492804940C1255BB8071C2A408878358AF680494099D30A783E1C2A40AE7C3B2E4F81494092CF2B9E7A1C2A40D0A4A88EB0814940A53CA9E5BD1C2A40F039B01C2182494016BA5C0E051D2A40D4D0ABA6908249402F7480BB471D2A40A5294C29F98249400AEDE6F39B1F2A40FFDAB05C2583494035EB313619222A4076C7629B54834940DE7DE94889242A4017F142DF828349403BFD4575DF262A4071D0B936AF834940EE4E2D115E292A404D0C1357DF834940F07B8AD2942B2A401F3CC90C0A8449405AEBD511D12D2A407AF365B334844940B6920CEF28302A405DE4F967618449402619DE5108312A4011CBC1C7BB84494046E80C3103322A4086A9D2BB1D85494059C345EEE9322A40B6AB4665798549407C8A77DBE0332A400139BC7BDB854940285591C0D5342A40B2EDFEC23C86494007B3AE76B9352A409B8B643497864940B42A1D07B9362A40F0164850FC8649409F5C5320B3372A40E110058E5F8749404E75125B8B382A404A528836B6874940AABE4E4585392A40E2F20EA61788494032033A387D3A2A40B0027CB779884940D13EFB36693B2A408C14CAC2D7884940365D4F745D3C2A40A2044713398949403E18C27B583D2A40C89BFC169D894940818010244A3E2A4091508E5DFD894940D12F0043453F2A405DE4F967618A494037960BF038402A4044F4B578C28A49405023884E2A412A4036FAE29C228B49408EA6C4BF19422A408822EEFB818B49404CA4D9E154442A4024B1EE69988B494036351A0AE9462A40353C07E0B08B49406949360D40492A402A722DFFC68B4940C28FC591624B2A409C734B06DB8B4940C2B52451794D2A40E0803BF5ED8B4940F0FACC599F4E2A40AD08ED8B3A8C4940E49299C1CE4F2A409C189293898C494079B6A2282B512A406ED04D51E48C494079584D7C5A522A403A9A7EE4318D4940D553F53CC9532A4003F3EBE2918D49409224085740552A404E524FD5F38D4940962941DA5A562A40AB10EA7D3E8E49402FE3A6069A572A409EF930D6928E49403A741F251B582A4001D2EDDBFF8E494044801D4993582A407933B44B658F49408F160C5300592A40B44703D3C48F494017B776476B592A40EF056685229049401B59E839D8592A40C0756AD37D904940BC9289004C5A2A4017CB3ED9DE904940AB0D4E44BF5A2A409C50888043914940C3FE4696275B2A407A9C58969E914940B01177AB9D5B2A4051B86812069249409B3A8F8AFF5B2A4054AA44D95B9249400FA958EB7A5C2A40EDF71FF4C79249401FD72BD1FE5C2A4076B867A730934940962309675C5D2A4088DA368C82934940489451C0D15D2A4059DDEA39E993494033E54350355E2A40B3CB5C85399449404C55DAE21A5F2A405C2F3CE587944940D193D7EF2E602A4085680822E69449402BAF4B4343612A40D6CC5A0A48954940B387AC2468622A40144ABAC1AB954940D5230D6E6B632A401C7DCC07049649402E1CAD0F90642A40B958518369964940BD44AB49A6652A40E7AA798EC89649409714692CAB662A403D331C2A21974940F51CECA8C5672A40E7B45D57829749402F32A605D4682A40E2CBE957DF974940648D1FCFD3692A400EEF833D37984940010BAA57DB6A2A40BCFE6ECB919849402F336C94F56B2A40EFD984C5F298494062681AB9136D2A40A04C48105399494095258458476F2A40210C97B0919949401DBC653D6B712A40C0EAC891CE994940F033D36295732A4077F123230C9A49402948C73082752A40E45EAAE3429A4940A71F798C97772A40250DC9247E9A49409A34FC5D8E792A40146DD800B69A49406FC04241847B2A4069DA0FC2ED9A494089AAA976977D2A400F6844C4289B494095CCFB49C67F2A40E46DA5D7669B4940C31EC99BB2812A40B0E364879D9B4940E334E95B8B832A400C34E900D29B4940A63EDA498E852A4036EE28290B9C4940D386C3D2C0872A409305A799499C4940AC8F87BEBB892A400572E4DC819C494008DC0429C28B2A4022DF4A1BB39C4940C202F3EBE28D2A40D84CBED9E69C494083797E07F58F2A40E2ECD632199D4940AC6CC43824922A40086C184F4E9D49406080D82D5D942A402223FB7B849D4940B12E13EA8E962A4024B2B4F8B99D4940EEFD5767C6982A40086A42A4F09D4940DFC83CF2079B2A40E0597160289E494039AD252E119D2A409C001EAC5A9E49407D06D49B519F2A40E6F3E560919E49407ABEB04687A12A40A1EA460EC79E4940D70341DBC5A32A40F0B4EB94FD9E49402AFD29FAE8A52A4005FD851E319F49408000080E1EA82A40AE2CD159669F49402CD670917BAA2A405222D3EB609F49404A168B3ACEAC2A40851A74F85A9F4940AD1B4A48FFAE2A4099277C5B559F49409C36E33444B12A40378E588B4F9F4940E82BED79A3B32A40BD564277499F4940881B4BB3D4B52A403DA473D9439F49408BB03CA308B82A4016F5EE343E9F4940518479347ABA2A40A294B5F2379F4940DF5D1DB6E3BC2A40232A9EC4319F49400FA2105C40BF2A40E4AE14B82B9F4940F61A71B7DAC12A40C4C2FF0C259F4940469BE3DC26C42A4097B2672A1F9F4940A700625CBBC62A404D47A57D189F4940EA07759142C92A401B1EB1CC119F49405FAA8889BCCB2A40E922CF3F0B9F4940EE5F596952CE2A40071A225D229F4940AC92C83EC8D22A4087B3113E4A9F49405DC1DB2857D52A400A42C3AC619F49405718117B57D72A402073AFDD879F494056E4C6E358D92A40BF599423AE9F4940EAD7310972DB2A40515E752ED69F4940A01C058882DD2A405BF51494FD9F494019575C1C95DF2A40BEEB223B25A04940E9C2A3E8DCE02A40386A85E97BA04940F8B5E4A727E22A4053C6095DD3A04940C671E0D572E32A406D50A0F42AA1494073A59E05A1E42A40EB2E9ADF7AA14940210B2CDBE2E52A40557655FBCFA1494061E124CD1FE72A40BF81C98D22A249406E9F9FF364E82A4011FD7F4177A249402227028BB2E92A405C59A2B3CCA24940A95D02A6C2EA2A40EB515D6512A349402EB2F8A81AEC2A404D5AA7806AA34940C35E72ED55ED2A40B80F2F3EBBA34940EFA18ED838EC2A4034524A630FA44940D323FC4113EB2A40447C163A65A4494025A58FAFF3E92A40E99903A9B9A44940C73B7606FCE82A40D5BC998702A54940B9B4D084DCE72A407B50508A56A5494091741772B6E62A40D845764AACA54940C2548E249CE52A407730629F00A64940A1D4038B68E42A40D9F0F44A59A64940CE42F1193FE32A4065085B47B0A649408644358012E22A4067DA594F08A7494018080264E8E02A4034F5BA4560A74940F834CC75BFDF2A4079324976B6A749400E67237C94DE2A4028BE350B0FA8494078B7B24467DD2A404F38054367A849402BA913D044DC2A40164E7743BFA8494003E2BF8A9DDA2A403C4F3C670BA9494008EE098AD2D92A4032EEC72331A9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396" calcext:value-type="float">
            <text:p>22396</text:p>
          </table:table-cell>
          <table:table-cell office:value-type="string" calcext:value-type="string">
            <text:p>0105000020E61000000100000001020000000F00000008EE098AD2D92A4032EEC72331A949404F475BF0FDD82A40A3810EA958A94940EE45B41D53D72A40A045A5C7A5A949405CA90C88B5D52A40C7A8C6A6F0A949406A0F20E80DD42A404B1C1E673FAA4940EE7C3F355ED22A4065F327E08DAA494026766D6FB7D02A4060F93DFBDBAA4940125553ED2ECF2A4059E432C923AB49403917DA9486CD2A40F657D98871AB49407F15E0BBCDCB2A40F74201DBC1AB49401352126D22CA2A40AB0CE36E10AC49405E2B4602B2C82A409A1947F652AC49405D63E135F9C72A40479C0425BBAC49400B05B6943DC72A40A7E3D64922AD4940291719D302C62A4029AECF413CAD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418" calcext:value-type="float">
            <text:p>22418</text:p>
          </table:table-cell>
          <table:table-cell office:value-type="string" calcext:value-type="string">
            <text:p>0105000020E6100000010000000102000000AF0000004FAAC7C738A02940507FAC962A6E4940B33DC45098A12940EFE714E4676E49402566ACEC71A129402473767CC56E494001602B572EA229404EE83FB50B6F494009E1D1C611A329405ADD45F35B6F4940DF1225C6D7A32940D01731A2A36F494037D8E5A5ACA42940EB2285B2F06F4940495BA6704EA62940B006280D35704940C3BCC79926A8294059FA754C827049404C6B781FECA929402774F27DCC704940F6AF517BB6AB294012499979177149406D24647B88AD294056BF2DB3637149400B05B6943DAF29403E111F33AB7149406E82B92759B029408D7A2D8D0472494099CB571355B12940881EE7EC53724940B267CF656AB22940A288A0C5AD72494025B4E55C8AB329406ECBDB6C0773494026D7039C94B429403D6EAE505A73494080D591239DB52940B455EEAAAC734940DB55A3B2BCB62940806A172E06744940E4BD6A65C2B729403F0455A357744940473B6EF8DDB8294089F8E2E6AF7449403EA363BD07BA2940F4F862940C754940B2D991EA3BBB29407B1A8B016D754940DF2120BAFBBB2940EB460EC7A97549409E2633DE56BE29407D4E3052DE7549403507AD2C76C02940A66F88A70D764940A8F45D5B89C229401DBE96A13B7649402B21B30EA2C42940E28F47156A76494015D8ADAFBFC62940D06ADCF698764940F64311F7FDC82940519DB3AACA7649401C8EF85FF8CA294065FE767EF676494027D824E428CD294046C9F5002777494099EDAFC33DCF294028863F1E55774940A0E238F06AD129404BB615568577494033E59E09A8D329409D363EEEB6774940254EDD4BD0D52940019E59B7E6774940416A1327F7D7294078144262167849409425299FD4D92940B012E2804C7849409C00C3F2E7DB2940738577B988784940F2643733FADD29401F882CD2C478494052184ADC19E029408EC81C7002794940247EC51A2EE22940C3AEDCC13E79494062F6573442E429407A17940E7B7949405CFAE1314DE6294079043752B67949401201E20918E82940F4114251EA79494053BC259419EA29404188BF81247A4940FE7B952133EC29401C237E6A617A494056FFD60407EE2940D12E956D967A49407DA070D124F029408E0CCDD0D37A4940A3CD716E13F22940E3D528DA0B7B494080E7285140F42940977D0D77E47A494020381DB74EF62940818EA042BF7A4940E30B491C68F8294053A51C82997A4940B6AA80D657FA29400521B479777A494011BA3AB654FC2940A6513706537A4940AC8EC12F9AFE294080A724462A7A4940FD8FA740C1002A40B2EEC4515E7A4940B50A517413032A40DDD6169E977A49400E05227A08052A40DCBA40EEC77A4940A2C2C71638072A40960DC6E3FD7A4940DAFFA5B162092A403AF6A22C327B4940E715F4835F0B2A409986E123627B494071404B57B00D2A409A23D0059A7B49409D24A7C013102A40C980A268D47B494037F6364767122A4035A039460D7C4940C5D78D2DBA132A40DCD20F8F697C4940A60AEB6B02152A4067F8AAF0C27C49402B172AFF5A162A40256717C2207D494037AAD381AC172A4008CC43A67C7D49405E4C33DDEB182A409AE89898D37D4940B255DD7E541A2A4003EBDDC4357E4940BA68C878941A2A40DA3400659D7E4940477AAC74D21A2A4088DDD2C5017F4940B7BA9C12101B2A40D292228D657F49408B08B5954D1B2A400BDD802AC97F494017FABBD28D1B2A401135762E31804940810DE3C9C91B2A4074C23A4492804940C1255BB8071C2A408878358AF680494099D30A783E1C2A40AE7C3B2E4F81494092CF2B9E7A1C2A40D0A4A88EB0814940A53CA9E5BD1C2A40F039B01C2182494016BA5C0E051D2A40D4D0ABA6908249402F7480BB471D2A40A5294C29F98249400AEDE6F39B1F2A40FFDAB05C2583494035EB313619222A4076C7629B54834940DE7DE94889242A4017F142DF828349403BFD4575DF262A4071D0B936AF834940EE4E2D115E292A404D0C1357DF834940F07B8AD2942B2A401F3CC90C0A8449405AEBD511D12D2A407AF365B334844940B6920CEF28302A405DE4F967618449402619DE5108312A4011CBC1C7BB84494046E80C3103322A4086A9D2BB1D85494059C345EEE9322A40B6AB4665798549407C8A77DBE0332A400139BC7BDB854940285591C0D5342A40B2EDFEC23C86494007B3AE76B9352A409B8B643497864940B42A1D07B9362A40F0164850FC8649409F5C5320B3372A40E110058E5F8749404E75125B8B382A404A528836B6874940AABE4E4585392A40E2F20EA61788494032033A387D3A2A40B0027CB779884940D13EFB36693B2A408C14CAC2D7884940365D4F745D3C2A40A2044713398949403E18C27B583D2A40C89BFC169D894940818010244A3E2A4091508E5DFD894940D12F0043453F2A405DE4F967618A494037960BF038402A4044F4B578C28A49405023884E2A412A4036FAE29C228B49408EA6C4BF19422A408822EEFB818B49404CA4D9E154442A4024B1EE69988B494036351A0AE9462A40353C07E0B08B49406949360D40492A402A722DFFC68B4940C28FC591624B2A409C734B06DB8B4940C2B52451794D2A40E0803BF5ED8B4940F0FACC599F4E2A40AD08ED8B3A8C4940E49299C1CE4F2A409C189293898C494079B6A2282B512A406ED04D51E48C494079584D7C5A522A403A9A7EE4318D4940D553F53CC9532A4003F3EBE2918D49409224085740552A404E524FD5F38D4940962941DA5A562A40AB10EA7D3E8E49402FE3A6069A572A409EF930D6928E49403A741F251B582A4001D2EDDBFF8E494044801D4993582A407933B44B658F49408F160C5300592A40B44703D3C48F494017B776476B592A40EF056685229049401B59E839D8592A40C0756AD37D904940BC9289004C5A2A4017CB3ED9DE904940AB0D4E44BF5A2A409C50888043914940C3FE4696275B2A407A9C58969E914940B01177AB9D5B2A4051B86812069249409B3A8F8AFF5B2A4054AA44D95B9249400FA958EB7A5C2A40EDF71FF4C79249401FD72BD1FE5C2A4076B867A730934940962309675C5D2A4088DA368C82934940489451C0D15D2A4059DDEA39E993494033E54350355E2A40B3CB5C85399449404C55DAE21A5F2A405C2F3CE587944940D193D7EF2E602A4085680822E69449402BAF4B4343612A40D6CC5A0A48954940B387AC2468622A40144ABAC1AB954940D5230D6E6B632A401C7DCC07049649402E1CAD0F90642A40B958518369964940BD44AB49A6652A40E7AA798EC89649409714692CAB662A403D331C2A21974940F51CECA8C5672A40E7B45D57829749402F32A605D4682A40E2CBE957DF974940648D1FCFD3692A400EEF833D37984940010BAA57DB6A2A40BCFE6ECB919849402F336C94F56B2A40EFD984C5F298494062681AB9136D2A40A04C48105399494095258458476F2A40210C97B0919949401DBC653D6B712A40C0EAC891CE994940F033D36295732A4077F123230C9A49402948C73082752A40E45EAAE3429A4940A71F798C97772A40250DC9247E9A49409A34FC5D8E792A40146DD800B69A49406FC04241847B2A4069DA0FC2ED9A494089AAA976977D2A400F6844C4289B494095CCFB49C67F2A40E46DA5D7669B4940C31EC99BB2812A40B0E364879D9B4940E334E95B8B832A400C34E900D29B4940A63EDA498E852A4036EE28290B9C4940D386C3D2C0872A409305A799499C4940AC8F87BEBB892A400572E4DC819C494008DC0429C28B2A4022DF4A1BB39C4940C202F3EBE28D2A40D84CBED9E69C494083797E07F58F2A40E2ECD632199D4940AC6CC43824922A40086C184F4E9D49406080D82D5D942A402223FB7B849D4940B12E13EA8E962A4024B2B4F8B99D4940EEFD5767C6982A40086A42A4F09D4940F1E13B5FDF9A2A40E0860E76249E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4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2419" calcext:value-type="float">
            <text:p>22419</text:p>
          </table:table-cell>
          <table:table-cell office:value-type="string" calcext:value-type="string">
            <text:p>0105000020E610000001000000010200000048000000F1E13B5FDF9A2A40E0860E76249E4940DFC83CF2079B2A40E0597160289E494039AD252E119D2A409C001EAC5A9E49407D06D49B519F2A40E6F3E560919E49407ABEB04687A12A40A1EA460EC79E4940D70341DBC5A32A40F0B4EB94FD9E49402AFD29FAE8A52A4005FD851E319F49408000080E1EA82A40AE2CD159669F49402CD670917BAA2A405222D3EB609F49404A168B3ACEAC2A40851A74F85A9F4940AD1B4A48FFAE2A4099277C5B559F49409C36E33444B12A40378E588B4F9F4940E82BED79A3B32A40BD564277499F4940881B4BB3D4B52A403DA473D9439F49408BB03CA308B82A4016F5EE343E9F4940518479347ABA2A40A294B5F2379F4940DF5D1DB6E3BC2A40232A9EC4319F49400FA2105C40BF2A40E4AE14B82B9F4940F61A71B7DAC12A40C4C2FF0C259F4940469BE3DC26C42A4097B2672A1F9F4940A700625CBBC62A404D47A57D189F4940EA07759142C92A401B1EB1CC119F49405FAA8889BCCB2A40E922CF3F0B9F4940EE5F596952CE2A40071A225D229F4940AC92C83EC8D22A4087B3113E4A9F49405DC1DB2857D52A400A42C3AC619F49405718117B57D72A402073AFDD879F494056E4C6E358D92A40BF599423AE9F4940EAD7310972DB2A40515E752ED69F4940A01C058882DD2A405BF51494FD9F494019575C1C95DF2A40BEEB223B25A04940E9C2A3E8DCE02A40386A85E97BA04940F8B5E4A727E22A4053C6095DD3A04940C671E0D572E32A406D50A0F42AA1494073A59E05A1E42A40EB2E9ADF7AA14940210B2CDBE2E52A40557655FBCFA1494061E124CD1FE72A40BF81C98D22A249406E9F9FF364E82A4011FD7F4177A249402227028BB2E92A405C59A2B3CCA24940A95D02A6C2EA2A40EB515D6512A349402EB2F8A81AEC2A404D5AA7806AA34940C35E72ED55ED2A40B80F2F3EBBA34940EFA18ED838EC2A4034524A630FA44940D323FC4113EB2A40447C163A65A4494025A58FAFF3E92A40E99903A9B9A44940C73B7606FCE82A40D5BC998702A54940B9B4D084DCE72A407B50508A56A5494091741772B6E62A40D845764AACA54940C2548E249CE52A407730629F00A64940A1D4038B68E42A40D9F0F44A59A64940CE42F1193FE32A4065085B47B0A649408644358012E22A4067DA594F08A7494018080264E8E02A4034F5BA4560A74940F834CC75BFDF2A4079324976B6A749400E67237C94DE2A4028BE350B0FA8494078B7B24467DD2A404F38054367A849402BA913D044DC2A40164E7743BFA8494003E2BF8A9DDA2A403C4F3C670BA949404F475BF0FDD82A40A3810EA958A94940EE45B41D53D72A40A045A5C7A5A949405CA90C88B5D52A40C7A8C6A6F0A949406A0F20E80DD42A404B1C1E673FAA4940EE7C3F355ED22A4065F327E08DAA494026766D6FB7D02A4060F93DFBDBAA4940125553ED2ECF2A4059E432C923AB49403917DA9486CD2A40F657D98871AB49407F15E0BBCDCB2A40F74201DBC1AB49401352126D22CA2A40AB0CE36E10AC49405E2B4602B2C82A409A1947F652AC49405D63E135F9C72A40479C0425BBAC49400B05B6943DC72A40A7E3D64922AD4940291719D302C62A4029AECF413CAD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7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0105000020E61000000100000001020000000600000073B9D0EC0BCE2B40F5DE31F0F6EF49402B638DC415CD2B409E83C2FB05F0494052A7F22CF7CC2B400BBF2F890EF0494065A3BD0BA5CC2B40F3D0D27025F04940836F9A3E3BCC2B407C5688FD54F04940836F9A3E3BCC2B407C5688FD54F0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7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988" calcext:value-type="float">
            <text:p>8988</text:p>
          </table:table-cell>
          <table:table-cell office:value-type="string" calcext:value-type="string">
            <text:p>0105000020E6100000010000000102000000A1000000836F9A3E3BCC2B407C5688FD54F04940836F9A3E3BCC2B407C5688FD54F04940512BF125F9CA2B40DE4FD72489F049401237024C74C92B40C8EAFB15D7F04940B4DAB232D0C72B403EFA15212BF14940D50EDA0649C62B405DD60E9079F1494036F2D47EC6C42B4000C56DD9C6F14940865D6FF662C32B40BE3B8D0F0EF24940AF6EAB0FDAC12B40E34A87985CF249402A386167AFBF2B40512855EC79F24940DF5339ED29BD2B407B60110D9CF24940FFC6E8CAB1BA2B4011F39B78BDF2494040B7E1C160B82B40600DABD3DCF24940251818C3E6B52B407EB1529CFEF249402F6F0ED76AB32B40734C16F71FF349405E78149D1BB12B40BC3324383FF349404561BC8B9CAE2B407097A20161F349402F5F4D5425AC2B40B830C15F82F34940B0AB6E9AE3A92B4043F3EFE9A0F349401BEAC1EE85A72B40033972EEC0F349406E9DC94807A52B4051ED1D7FB3F34940A872DA5372A22B40E7DDFD96A5F3494004DE1335E29F2B408301DFC897F3494078C6AD388B9D2B407ECB9C2E8BF34940F86173C4109B2B407FB4EED57DF3494013A749DF5A982B40D3FDF73B6FF349403055C444DE952B40B16C8BD761F34940E57E87A240932B40B87471C053F3494002B969D894902B401010278B56F34940081F4AB4E48D2B4050690E5A59F34940F5955176448B2B407E9FBB6E5BF349401AD12CBFC2882B400C7C45B75EF34940737A281B20862B40691CEA7761F34940927648D686832B406281542F64F34940AC9B4132D3802B40F5D8960167F3494094066D286B7E2B40E2D7FE8469F349408358912CBB7B2B402231E6536CF34940AAEC05B012792B40920E6A1A6FF349405911DA1775762B40733106D671F349407C7F83F6EA732B40605E807D74F34940BB9976D613722B40BC44509033F3494035ACF3B924702B40E551E053EFF249409ABE8D83016E2B40A7F4A7E8A3F249401C3E8E8B0F6C2B40E2B4E0455FF249406D2D82B5206A2B40467EFD101BF249401C785A2327682B404C451960D5F149405E28AAC832662B401031146690F14940590861246A642B40005BB97251F14940ACEF575C77622B408FEB3AAF0CF14940F0E3688EAC602B406E7CDC6DCDF04940C257CFA4A85E2B40A4FBDE4B86F0494052EBA28DC85C2B4001440B1A44F049404A84A169E45A2B405FD4EE5701F0494067D993C0E6582B40BFE60B10BBEF49409D233CEB64562B40BD169925A6EF49401E5D5B2ED1532B40AB51FEA490EF49406EB0CB4B59512B4032DB5F877BEF4940C7979A4EFC4E2B4001AF2A5668EF49404C4343B5774C2B40B8EA3A5453EF49407A9BEDC0EF492B40ABB4C5353EEF49406429ED6877472B40503D2D9A29EF4940D3702596EF442B40D8C68E7C14EF49406EF0CF566F422B409030B19EFFEE494050A9B7ABFC3F2B40C4A11232EBEE494091FA46CF883D2B40FE1763BBD6EE49405220FD40033B2B40CCC05CE6CFEE4940B6E9BE524C382B4094AC1E8BC8EE49405C9B21B0CD352B402CCC8CC8C1EE494052082EA061332B403B922639BBEE4940FDAC8D0CCD302B408C8F053BB4EE49406EA411D8412E2B404E000F56ADEE4940ADA6EB89AE2B2B4088BB1F5CA6EE4940CD4065FCFB282B407421A00C9FEE494069E0EC7B79262B401246FD3F98EE4940A5654925E1232B406948CB3791EE49404B95287B4B212B40FB0626378AEE494094533BC3D41E2B401CDC8C8983EE494043BDCFA7441C2B40261301987CEE4940018BFCFA211A2B40628495AF70EE4940DD42FC68DD172B4038D4940964EE4940F8DE84E74A152B407B3CE3B155EE49409F32480BE1122B4023F4D83B48EE494035A20FF16A102B40B30DDC813AEE4940469C4EB2D50D2B407FFD101B2CEE494043A1AF6A5A0B2B40B5E5B7431EEE494051A0F42AD7082B40B1E3BF4010EE4940C8629B5434062B4000FAC78C01EE4940A71F798C97032B4025BF34FBF2ED4940CE565EF23F012B40BAC381EBE5ED49400EA5F622DAFE2A4015B01D8CD8ED4940FDB671D586FC2A40F2A8E793CBED4940DB9145F531FA2A40FE254E93BEED494098AA0F7FA8F72A408EB51A6DB0ED494090D552E520F52A40A070766B99ED4940F44185D9BAF22A402E5BEB8B84ED4940AC06BC276AF02A403EAEB25B70ED49400BEF7211DFED2A40AF57A2FD59ED4940DEE632DA4FEB2A4019CE908543ED49401A19E42EC2E82A40A7B805A62EED4940DE6F592A14E62A40D75EFA4D17ED4940301C638275E32A400CC2267C00ED4940C8743282D7E02A40536232B0E9EC494045BE4BA94BDE2A40E8B3F281D3EC494048551344DDDB2A4064056454BEEC49406F0A75A26ED92A4021185124A9EC49400312A859FBD62A40F63EFACB93EC4940C44659BF99D42A403159260D7FEC49403126FDBD14D22A40974C5F1965EC494025366964A1CF2A4092E5C9DA4BEC4940DF0B827D2ACD2A408D50227832EC4940913A4BDA9ECA2A4047E6913F18EC49406851E97129C82A40BAC903ECFEEB4940BF767AEFB9C52A40088FDBD4E5EB4940D0AA85483CC32A402D1DBD2BCCEB4940CB0A8F47BAC02A4081012956B2EB49403367C7574CBE2A40DCFEF04E99EB4940068E5FD3DEBB2A401EBAEA4B80EB49409ECD4F1663B92A40A27E17B666EB4940FAD7F2CAF5B62A40A37895B54DEB49403357618E79B42A40AABFB91A34EB4940B756C56526B22A40B733A7261CEB49406A858EC29AAF2A40C251F2EA1CEB49409C32DC2516AD2A400F31B9AC1DEB49408A93FB1D8AAA2A401B4F04711EEB4940FCAA5CA8FCA72A40BB2C26361FEB4940469737876BA52A40F0C91EFC1FEB4940A425451ACBA22A400D2549C620EB494008AB56CB42A02A408483BD8921EB49400C1A44B5D29D2A40BF25A54522EB49409E465A2A6F9B2A40A7C931FE22EB4940249F573CF5982A40A1AA9DBC23EB4940D08F75278E962A401D0E017624EB4940539ACDE330942A40DC32E02C25EB4940E101AFE0C8912A40589643E625EB49403DB9A640668F2A40AB7AF99D26EB494047F7BD970C8D2A4040202B5327EB4940C150D1A2888A2A406AF8BB1C1BEB494063BF828F1C882A40CF16105A0FEB49409996A2A6A7852A408E0A9C6C03EB4940E1C03F0004832A4053EFA99CF6EA4940367E3C4F97802A40F9CE79D7EAEA49402A7FAD01007E2A4071164042DEEA49403ECB98277C7B2A4030AEA70CD2EA494098A36C36FB782A40A77FA4E3C5EA49408102942B61762A40D1CDFE40B9EA4940EB44DD62D9732A409C6F44F7ACEA4940E41F6C674E712A405BD9999DA0EA494007FEA666C56E2A40143E004E94EA49406E003620426C2A40FC54151A88EA494074F794F7CC692A40FC091D2A7CEA4940A07422C154672A400C60257A74EA4940B06E6182BF642A4052E3946F6CEA4940B8859D1848622A40207821C264EA49405EC367469A5F2A407EE13A6B5CEA4940B84489F1F55C2A40357CB03154EA494006572F75465A2A401568C1D54BEA49406168BFFFA0572A407904DC9843EA4940BA1FA633E6542A40EE81B1193BEA494040749C363E522A401CDDF75E32EA49400509409248512A403C3025372FEA49400509409248512A403C3025372FEA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7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991" calcext:value-type="float">
            <text:p>8991</text:p>
          </table:table-cell>
          <table:table-cell office:value-type="string" calcext:value-type="string">
            <text:p>0105000020E6100000010000000102000000000100000509409248512A403C3025372FEA49400509409248512A403C3025372FEA4940630D17B9A74F2A400EEC42BD2AEA49403D725AA6154D2A40546FB2B222EA494077476BB1804A2A40C976BE9F1AEA4940D3DD7536E4472A40F7894D7512EA49406506859C52452A40668C6A6C0AEA494081913C7C3E432A4052C3126AE1E9494060611CB7F3402A402754CB31B4E949400E96FB2EB63E2A40CDA266FE87E94940F442F0AE693C2A40CC84BAA35AE9494050875FFB133A2A400D422F922CE94940C6C1A563CE372A40A7A091BEFFE84940FF6CF5E681352A4012C30E63D2E84940D717096D39332A408E7E8F55A5E84940C3F8C4950E312A4045D6BF907AE849406169858EC22E2A40EBB4C93C4DE849400F56AD96852C2A40617FC81121E84940D49B51F3552A2A40D08657EDF5E74940B33E8ADFB9282A40508248D0A9E749406CF6F69D15272A40CB7E82305CE74940910832A770252A40DB0C816D0EE749407063B323D5232A40543FCAE3C4E649401C5602733E222A40FA36B34C75E64940C0396DD795202A4035DA05DE24E6494055EC1E8FCF1E2A406A02A0E5D4E54940E5BDC51E351D2A40C0DA070F89E549405CC75D29701B2A40565F025C35E549404EC4115AC5192A40E4FA777DE6E449408807DEDAD3172A4011F05AF8B0E44940042B3D89BE152A40E222F77475E449405F1D119DAF132A4065CCB8043BE44940148ABECCC1112A4099B21D9D04E4494005FAE9E4B10F2A40C871F101CBE3494021D15F43CB0D2A401B4927B792E3494064CC5D4BC80B2A40038A479858E34940467B61D79B092A405817015F1BE34940E28794B080072A40B1B7DE80E0E24940F5D8960167052A40350BB43BA4E24940B3CE9D0546032A4018A941E268E2494087B8832227012A40B43EE5982CE2494020AADF3B20FF2940D2C6116BF1E1494032B32A1D07FD294031AE5D7FB7E14940A59CD43CECFA29401B43A5B679E149405C5029C0C1F829400A61DADC3DE1494025500EB0A0F6294005B7FF1202E149407C9BA333D5F42940CBCB50CBC5E04940CAC859D8D3F22940CF1033A083E04940D5731C89E1F029407347A41243E04940343D17FCECEE2940E7F9788D02E04940F5064E6CF4EC2940AA69728CBFDF49401C711294ECEA2940CC51369B7DDF49403DFEC176E6E82940CB4FAA7D3ADF4940E30EE555E7E62940BDB3D194F8DE4940DFEA94A2F0E42940BBD91F28B7DE494005A50D2CECE22940ADFBC74274DE49409D887E6DFDE0294098DEFE5C34DE49404B43E8FB04DF2940B41DF8BDF2DD4940E38BF67821DD2940872EF2FCB3DD49402983FE9D48DB29402F162B0F77DD4940912E36AD14DA2940EF1692DD16DD4940475854C4E9D8294025FA6B68B9DC494025D5D237C4D72940FBBA67B85CDC4940B8989F1B9AD62940CB4862EEFFDB4940430CCFA67ED529409ACAEC3DA6DB494061A4BCFB88D4294038F92D3A59DB49403E49152065D32940C0E8972DFEDA49408378133246D22940FA0CA837A3DA4940412C9B3924D129405216197849DA49401AFED30D14D029406E7DA2FCEED94940449C983FF0CE29407ED4152296D949402476B7FCD1CD294063D4B5F63ED949401AC40776FCCB294099391389F8D849406003C70A23CA294083B174F4AED84940CBDAA6785CC829403724496B67D849402EA3A2FB83C62940FD3559A31ED84940132ADD02AEC42940D796F03AD1D749409788015CDAC22940E4CA8FAE88D74940E6492DEF05C1294027F84B3041D74940EBB93B212ABF2940354CC862F6D64940EC9EE17261BD29402ADC3C1FAFD649405D4CD82379BB29401B03A1AB63D64940ECDCB419A7B92940EE52D96619D64940D71533C2DBB729401DC7B4DBD3D549404D439E6EEAB52940C970E1E58ED549409C81DB2450B229402D89A2F611D5494042791F4773B02940BF688F17D2D449401B660D839EAE294009CAC8B491D449401F46ADD5C3AC2940FA97497952D4494082B7F6F4C7AA29402497A4D70BD44940A1698995D1A82940879C082CCAD349404192A34ADEA629404098CA9184D3494083B57B03DDA429409A07550F3DD349406F0AD05BE1A229405702CEF7F8D2494089E244AADEA02940DBA84E07B2D2494091BDDEFDF19E29405075C8CD70D2494066C7A1D9D09C2940A4F908A128D249407A6462A9E49A29403755F7C8E6D149408D012379F8982940C5E57805A2D14940FCCFF5D8F1962940E9F351465CD149403FCBF3E0EE942940AD83280417D149402B204839F39229409B36887BD1D0494097F6178BF090294077363F598CD04940D7AE6422008F2940597D642948D04940A74BB5053A8D29406C9159620AD049405B5AB2CF088B29405D51EF4EE3CF49406DA4B61ECF882940A65C86A4BBCF49405AA148F773862940FD91D8A491CF4940D334289A078429401FA0FB7266CF4940C09657AEB7812940529D0E643DCF4940163B75406D7F294091D2116514CF4940B74192FE037D2940E8C5E468E9CE49403268D773887A294045D2133BBFCE4940500E55E707782940EB3A545392CE494026CF5037AB752940A8C585A867CE49404BD466F73F732940A6CFB3FE3BCE4940C094264AE770294056302AA913CE494070754A51786E2940301686C8E9CD4940F3AA73B10E6C2940FEF73B6FBECD494013222A9EC4692940A446D73B92CD49407D7E73DAAE672940ADF24E4F69CD49406B7418DD8B6529407BA0BA5E3FCD4940FC766DCA70632940D7C0560916CD4940EF343E3844612940D50C045CEBCC4940DF4AC0F91E5F29403E51233EC1CC49402D5789C3E35C29403D2D3F7095CC4940D38E7637AA5A2940E83812C369CC4940C76C24647B582940811B73E83ECC494099D87C5C1B56294057E0754710CC49403A443756BD5329407ADA2B3DE4CB49401E5EC60380512940209F909DB7CB4940823E9127494F2940A7BADB508CCB49408BDE4EC7084D294088F3154960CB49404B5CC7B8E24A294062AB5F4436CB49408007509D58492940F069F3A4F1CA4940C2244B9CCB4729400E315EF3AACA49405835ADB948462940A855F48766CA4940B0795567B54429402C8CE3761ECA49408C248B451D432940C9F03389D5C94940B9EB00E37441294078280AF489C9494013C60556C43F2940DB9ABEE83CC949405B1EB5D3203E29404925862EF2C849400D16F3188A3C2940C7CC4FBBA9C8494091BDDEFDF13A2940ED14AB0661C84940BA895A9A5B3929404D75B7A118C84940263D6766C137294096AD9A8CCFC749402E0E1DF11A36294081FD214784C74940BA95140E7334294013EE3AC038C749401D1950148D32294030D7474CF5C64940FC2603F6873029409B3BFA5FAEC649405E83633B842E294048A3A76D68C64940A0EEF263822C2940D1D84DDF21C64940745A5C887A2A294043B8B87CDAC54940C7890A30872829401F70B8EA95C5494048FB1F60AD2629401C06989E55C54940B87A4E7ADF2429403DFC901216C549402DB7B41A122329402769FE98D6C44940251AEE6D44212940EF5BAD1397C449409AE6C2ED751F29405D1D007157C44940050363D8BC1D294076A675C01AC4494024C3E050AE1B2940F44D3F4DD2C34940B577A114081A2940C44C913298C34940BC630C079D17294078989B148BC349409E64ABCB29152940C67A59C97DC3494091662C9ACE122940C71BF40071C34940E045048827102940514AAD9C62C34940D3B30F689F0D2940B7E402E154C3494014CBD2F3130B29405308E41247C34940E5B1B0F1AA082940014FFFFE39C34940B7E33C5233062940073D409C2CC34940D5FC42D9A503294014A639C31EC34940EEBDAE15230129403FB2142411C349406315CA1D91FE2840DBA7E33103C349404EDC8541F4FB2840C53AFA04F5C24940E3E6AFEB72F928402B03626DE7C24940EB45A3F1FAF628400872F508DAC249407571C0536DF42840CDFD1F71D9C24940B5AC5681B5F12840143A54F8D8C24940E2838DA152EF2840FBBD03F2DBC24940730A3C41ACEC28402B148EC5DBC249405664744012EA284066E487A5DCC2494090FCC1C073E728406CA1BF2BDDC2494073C68BE0DAE42840D6C743DFDDC2494003BDCBA035E22840715EF7B1DDC24940E3B66C63A2DF2840AC2EF191DEC249401F1FE340FEDC284017557545DFC24940AF85B4215ADA28408838317FE0C24940E8AD7081BAD72840288C1CD8E0C249402126E1421ED5284023CFE451E0C249403A460D011BD32840D4049B841CC34940FDA2A94313D12840268E3C1059C349401533672211CF2840793183E794C34940DBEF9AA102CD284036FB4D72D1C34940F87A5281EECA2840051665DB0EC4494016E126A3CAC828408A5EA16A4FC44940DB0DEC42BDC6284089E9E7F28BC449409E5F94A0BFC42840AD6AEE8DC6C449400BD1C6B6B1C22840ED6EF9A303C54940CA4B48B599C0284026DEA6E441C549400798F90E7EBE2840F496619280C549408150CD9B79BC2840B2A8E38CBCC54940AE64C74620BA2840E988D750C5C549408E8A49C9BCB72840B556B439CEC54940D59C178277B528402D9CFFB2D6C5494000EFD3A70BB3284011DABCBBDFC54940EE7BD45FAFB0284042B5C189E8C5494049F6083543AE2840BAB25593F1C549404A1751C9EFAB2840D41D7A41FAC549403432C85D84A92840F91CB34703C64940C8B7770DFAA62840EE2186C20CC649408B975DE62AA428409527B5BC17C64940977DB2BD71A128405AEA6A3C22C64940B8C5A1235E9F284007BAF605F4C54940CE902A8A579D284000694991C6C5494032A0CD60429B2840D1FA4AD697C54940E19EE74F1B9928409055A58867C54940F2BD1AFBED962840A3F611AE36C54940F0124141CE942840C13F000407C54940DE955D30B8922840DF9C5B32D8C44940B4F9C962AC902840DFC66647AAC449406EE2E47E878E2840984AE4277AC4494086E2337E868C284009FC862E4DC44940EE8A2A0D468A2840534C947318C44940F32CF7B825882840517B5BFAE1C34940B82AE4A5F68528401D14DE2FB0C34940AF731DF4B68328408BAA5FE97CC34940EB7019DC7B812840BFAA69CD45C34940EDFDFCAD537F28408B2F7F2A13C34940FEDF6CCE1C7D2840EEC15A6BDEC24940558B8862F27A2840A4247F8BA9C24940247E6A61BB782840A7947C9175C2494096671481A0762840E4D4737742C249409B43ADC497742840CDDC8D4F12C249406B5E7AA0BA722840208F2AD4E4C14940497DFE2037702840EE8ACF53D3C149407EFA74E1AC6D2840210A664CC1C14940082692431F6B28404ECCC4BEAEC14940E9143F2196682840B65E1D119DC14940CBBE2B82FF652840DE6344FD89C149405BB56B425A632840A6BC564277C14940E495DA41DB60284073B8FBC165C14940C2B45EC2575E284041CE458D53C149404A055FE2D95B28406E90A4FF40C1494029D42E01535928406CFC789E2EC1494006D3D5C2D156284074E2BC491DC149408F43B3A1515428403D3BCF8E0AC14940C1559E40D851284075779D0DF9C049404BF14CC34B4F2840438DE7D8E6C04940CFB6E402E14C28405F166E5402C14940525C9F83784A2840DF0841FD1DC149402B357BA0154828408AAE0B3F38C14940AC2AEA82B045284041CE458D53C149402FD0A40348432840C2DABD816EC149405DC7B8E2E24028400DBACED089C14940D4CB39C2B33E2840E31291ABA2C14940D4CB39C2B33E2840E31291ABA2C1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7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381" calcext:value-type="float">
            <text:p>9381</text:p>
          </table:table-cell>
          <table:table-cell office:value-type="string" calcext:value-type="string">
            <text:p>0105000020E610000001000000010200000007000000836F9A3E3BCC2B407C5688FD54F04940836F9A3E3BCC2B407C5688FD54F04940DF910C946FCD2B407CB71E2A32F04940FFA6C17E99CD2B40E0E9DF3F27F04940EC94FDA9A7CD2B4095449B8823F04940FD304278B4CD2B4067704A2F20F0494073B9D0EC0BCE2B40F5DE31F0F6EF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9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0105000020E610000001000000010200000004000000D4CB39C2B33E2840E31291ABA2C14940D4CB39C2B33E2840E31291ABA2C14940684DE262FB3B2840628D0EA37BC14940684DE262FB3B2840628D0EA37BC1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9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0105000020E610000001000000010200000044000000684DE262FB3B2840628D0EA37BC14940684DE262FB3B2840628D0EA37BC149402544F982163A2840F559547A5CC149404EB0A481C4372840906B43C538C14940D03582435E3528407A26EABB11C1494050E042C3073328400BD80E46ECC0494090B05EFBB83028408F23319CC6C04940C67D9A498A2E2840A650CC30A4C04940FDE483F9862D2840AB7587B949C049408BF216597C2C28409B8AF95EE8BF49406EABB420EF2C28406159C40B7DBF4940720B4C5DE82C28409E3358271DBF4940682D605D702D2840A1B7C205EABE494040EFD7AE1A2D284061264003A0BE49405204824AA62C284053EBFD463BBE494000EE0D19EA2B2840866BFF14D8BD4940A9401CDAB62A284035886AA56BBD49402C499EEBFB2828400FE555E762BD4940FE73E2BC49252840CB338A4050BD494097B036C64E242840A55D96C0F7BC49408341881A3B2328403DA3080495BC49408C0D82339D222840105D50DF32BC494085A2D4B9FD212840E4D418BECFBB4940DC5C46FB69212840B9A981E673BB49405A30F147511F2840E4EB21D04FBB494050E5B4A7E41C284076C35B8C26BB4940CED02E956D1A28401407D0EFFBBA4940C5F87A08F41728403C7606FCD0BA4940CB9F1452231528403B3C84F1D3BA49408DFA7F304B1228402236FD7ED6BA4940CFFC6A0E10102840723B8FE5B8BA4940B4C23E4BA10D28401FFAEE5696BA4940EDCE24FB310B284036B1C05774BA494096D810775008284064FC451A26BA4940EE68D25C5D042840190A33C8B8B94940874D092D9001284017B776476BB94940605CAAD216FF2740C391F6F532B9494053245F09A4FC274056E2F038FBB8494035DB70B3D3FA2740E2E18794B0B84940C98A2B781BF9274035327ED069B849404161F5EC5EF72740192F27B220B849404002DAB16CF52740292504ABEAB74940294D39155FF327408C61F316B4B74940DAB7EE4163F1274031BB82C87DB749408B0E924FD9EE27404159428875B74940139557F844EC2740EDD56C8A6CB749403ED92846F1E927404BF8945286B749409E9D0C8E92E72740D86A0F7BA1B7494046C318479BE52740FEADAE5461B749408CF3DCE79DE32740B5F9241C1FB749401E1A16A3AEE12740D6DBB0B7DEB64940670C18C9C3DF274098B503649EB64940AA8999D8D7DD27406BE0A2EE5EB649400EE5FA2DF0DB2740618500851FB649408C2C3EAA06DA274052C94ADDDFB5494023B2FE85D4D72740999DEA35E2B549409FF133E48ED52740332E6695E3B549409A6038D730D3274020477364E5B54940454E5FCFD7D02740315008D3E6B549404ED136A38BCE2740A18FE854E8B549406971C63027CC2740B8CB7EDDE9B5494083273E88AEC92740C3595BC2EBB54940BCC6D3974AC8274005AFF1F4A5B549401DFD7964BDC6274001C056AE5CB549403972EEC04AC727408CFBEA05FAB44940DAE55B1FD6C7274011887C3C99B4494009E819564CC82740B1C56E9F55B4494009E819564CC82740B1C56E9F55B4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9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0105000020E61000000100000001020000000700000009E819564CC82740B1C56E9F55B4494009E819564CC82740B1C56E9F55B4494080F0468BD8C827406D2D82B520B44940B85384E519C927404728113C19B449409447DC0830C92740072B4EB516B449405E0C8A8B48C927408510EBE813B4494057507142DDC92740685AF013EEB3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9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0105000020E610000001000000010200000005000000553C8963B88528406D448BC7A0DE4940553C8963B88528406D448BC7A0DE4940B3E43B421786284051A2258FA7DE49403293A8177C862840B307FFC7AEDE4940E68C989C3B86284098C783C0D9DE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9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0105000020E6100000010000000102000000400000008C170B43E43C2840200835E8F0C149408C170B43E43C2840200835E8F0C14940DACFBDE2043D2840603E59315CC2494028F801A3263D284071CB4752D2C24940B492567C433D284006FB0A2D46C34940C8F0D8CF623D2840CE508138B4C349408B20297D7C3D28407D410B0918C449408915246C2E3D2840E816BA1281C44940C5347804DC3C2840F6543D4FF2C44940061CF807803C28402C15AF0D70C54940D4D688601C3C284050A6762BF0C54940F58F74BCB83B28404922EAF472C649403395D97B4C3B28404884EBF6FEC649403B3F202B533B284015AE47E17AC74940E138DF3E613B284000E99B340DC84940AFFB7DB5593B28403188FEBFA0C84940B2DD98F9693B28403A66344D33C949407A28C0666F3B2840446A7F0CC2C949403CB6AF4D743B284091F3FE3F4ECA4940AE9C627A673D28400688DDD2C5CA4940BA0265AE673F2840BE2B27463BCB4940E0B1E9526D412840E2FB2CE0AFCB4940BBA4C5747C4328400829D3C32BCC4940A035E44460452840A4AB74779DCC494094426A2453472840D36BB3B112CD49406E76FFB341492840336E0FE786CD4940CF989361264B28409F9A26C7F8CD4940FF72D2A00D4D2840DBFAE93F6BCE4940FDA71B28F04E2840D729A09ADCCE494072EE6591DC50284048B1924550CF4940CC16FF2DB752284021109EBFBFCF4940D9F15F2008542840B7AD77C949D04940C4A92050475528404AEEB089CCD049402586D3388A5628400DAD4ECE50D149405A59EC40E757284023179CC1DFD14940EE75F7A523592840FEADAE5461D24940EEFEC23C755A2840A0B18A92EBD24940171BA9ADC75B2840FA4A202576D34940341BBF4B045D2840B79A75C6F7D34940ABC07FA9555E284017AFC3E281D44940AA0881A66F5F2840AD545051F5D44940D7A0D4038B6028408373A14D69D54940EF0797E9F261284085324399FCD549409D2A847A9F632840C6AC72FCABD6494057790261A764284071091BF917D74940FA522E43D2652840DF02644392D749405F46B1DCD2662840681FD03EFBD74940B5C70BE9F06828406AD2B71677D849405B9654127E6A2840120BC6D2D1D84940FEB561B94A6C2840F486A00F3BD949408990042B986E2840A31694B3C1D94940BEDBBC7152702840466DD1B826DA494048927B15747228407DBDB156A3DA49405579F1344F7428400458E4D70FDB4940B96BAE3F2E7628401AC16B3C7DDB49402DEFAA07CC772840DD1A22B8DBDB4940972A07697C792840649236FA3DDC4940EC8B84B69C7B2840E99903A9B9DC4940ADC8433A977D284072AB7BBF2CDD49408640892A577F28403862D28492DD494033A8363811812840CF38680AF8DD49404444204DAB8328407593180456DE4940553C8963B88528406D448BC7A0DE4940553C8963B88528406D448BC7A0DE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9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992" calcext:value-type="float">
            <text:p>8992</text:p>
          </table:table-cell>
          <table:table-cell office:value-type="string" calcext:value-type="string">
            <text:p>0105000020E610000001000000010200000004000000684DE262FB3B2840628D0EA37BC14940684DE262FB3B2840628D0EA37BC149408C170B43E43C2840200835E8F0C149408C170B43E43C2840200835E8F0C1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9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993" calcext:value-type="float">
            <text:p>8993</text:p>
          </table:table-cell>
          <table:table-cell office:value-type="string" calcext:value-type="string">
            <text:p>0105000020E61000000100000001020000000700000057507142DDC92740685AF013EEB349409327FF4932C92740F967AB370FB44940231EE4501AC9274086BAFE1312B4494045E2D4BD04C9274014B12DA814B44940552B5D0BC4C827407BD33E671CB4494009E819564CC82740B1C56E9F55B4494009E819564CC82740B1C56E9F55B4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9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745" calcext:value-type="float">
            <text:p>9745</text:p>
          </table:table-cell>
          <table:table-cell office:value-type="string" calcext:value-type="string">
            <text:p>0105000020E610000001000000010200000005000000553C8963B88528406D448BC7A0DE4940553C8963B88528406D448BC7A0DE49403A35E1A8268628403CE8C880A2DE494018EC866D8B862840C7CC4FBBA9DE4940E68C989C3B86284098C783C0D9DE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9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747" calcext:value-type="float">
            <text:p>9747</text:p>
          </table:table-cell>
          <table:table-cell office:value-type="string" calcext:value-type="string">
            <text:p>0105000020E610000001000000010200000004000000D4CB39C2B33E2840E31291ABA2C14940D4CB39C2B33E2840E31291ABA2C149408C170B43E43C2840200835E8F0C149408C170B43E43C2840200835E8F0C1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55" calcext:value-type="float">
            <text:p>2355</text:p>
          </table:table-cell>
          <table:table-cell office:value-type="string" calcext:value-type="string">
            <text:p>0105000020E610000001000000010200000007000000098791CE0CF3204096E6F10ADEB64A404E0D349F73F320401F02FD74F2B64A40B4B8B53B5AF320403744CB70F2B64A402FB3BE373CF32040BAC6C26BF2B64A40C3082B5FE1F22040434EA95CF2B64A40DFE4B7E864F12040C175C58CF0B64A40DFE4B7E864F12040C175C58CF0B6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313" calcext:value-type="float">
            <text:p>16313</text:p>
          </table:table-cell>
          <table:table-cell office:value-type="string" calcext:value-type="string">
            <text:p>0105000020E61000000100000001020000000D000000B427DC86AC091F406EBAAF1413D24740B427DC86AC091F406EBAAF1413D2474044561234C10B1F40DEC2047F09D2474078F4BF5C8B0E1F409AF7938CF7D14740786D252A0A121F4064EC8497E0D1474077AEDE97E9151F4007240626DCD1474060C5F363DD191F405D621BA7D7D14740272FD7474C1D1F4059CBF852D3D14740B37279BD45211F4008B13385CED147403F703A6E9D241F404AA93A9AD9D14740D9E43AD741271F400AE3022BE2D14740B2DB6795992A1F405EA85725ECD14740B2DB6795992A1F405EA85725ECD147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323" calcext:value-type="float">
            <text:p>18323</text:p>
          </table:table-cell>
          <table:table-cell office:value-type="string" calcext:value-type="string">
            <text:p>0105000020E61000000100000001020000004700000030EDE588C6D82040F53B03D9A19D4A4030EDE588C6D82040F53B03D9A19D4A409F4B27C8BED6204093054CE0D69D4A408DB62A89ECD32040AF505A6E1F9E4A4023A12DE752D4204016F4835F8F9E4A40B6BB07E8BED420403179A8120A9F4A404A6650C829D52040F5CDECA98B9F4A408962F20698D5204076B7A1180FA04A40C4FEFC080DD620408BB6195D94A04A40AB7CCF4884D620400CCEE0EF17A14A40EB984E46F0D62040CFA623809BA14A407B736EC960D72040396EE7B11CA24A40BADFA128D0D720403FB8F1DD9CA24A40A20DC00644D82040A4AE10B11CA34A40E25410A8A3D82040A836DD578AA34A40CE0D976604D92040EA25C632FDA34A40B8F6F4C76AD920401914179172A44A409F74C707E2D9204003740415FAA44A40333FEDA64ADA20405FB46C5276A54A40364877C6ADD820405A08BCDDDCA54A4037A1B54714D720407932EEBC43A64A4095939A875DD520406915472FB4A64A4049540328A1D320401EE626C522A74A4053E3EF28DFD12040B449343795A74A40B2158FE623D0204070DD83C602A84A400EC8B9A871CE2040B59C95FE6FA84A40B9E2E2A8DCCC20407063B323D5A84A40996AC1E677CD20409C78623145A94A40CA856F0624CE204006F52D73BAA94A40F56569A7E6CE204053FF6A1F3CAA4A4079C43247A0CF204099744AF6BEAA4A40FA72B0485DD020404994AC7944AB4A40289364671BD120408F379E74C7AB4A4042A50007A3D02040A3A712AFFCAB4A407714E7A8A3CF2040AC06BC276AAC4A405AA54F06A2CE20401526E71FD8AC4A403A668F06A6CD20406CB2463D44AD4A4077EB466980CC20403EF5FEF5C0AD4A409147702365CB20400EDB166536AE4A402A75C93846CA2040462BF702B3AE4A4056F2B1BB40C92040CB2F833122AF4A405BB8ACC266C82040064A0A2C80AF4A406EFDF49F35C720408867093202B04A4081D3BB783FC62040AC764D486BB04A40E3A8DC442DC520402FABB019E0B04A40E8DD585018C420406A334E4354B14A40315F5E807DC420408F53742497B14A400EC1711937C5204054944BE317B24A4059FAD005F5C52040A070766B99B24A406CB41CE8A1C6204039656EBE11B34A40F3E505D847C72040C28A53AD85B34A40E2E995B20CC92040172F1686C8B34A406CCF2C0950CB2040BDE2A9471AB44A40EB7420EBA9CD20406C4084B872B44A40C4EA8F300CD020402B6D718DCFB44A4004C8D0B183D220400EA48B4D2BB54A40ABB5300BEDD420407F33315D88B54A406553AEF02ED7204012143FC6DCB54A403EEFC682C2D820409279E40F06B64A40E7AC4F3926DB20407289230F44B64A406DE8667FA0DC204065CA87A06AB64A406D8E739B70DF2040043C69E1B2B64A40F4346090F4E12040B91CAF40F4B64A4063F030ED9BE3204062A1D634EFB64A402577D84466E62040134BCADDE7B64A4098DC28B2D6E8204063B83A00E2B64A400803CFBD87EB2040E4DD91B1DAB64A4090183DB7D0ED2040BE1AA034D4B64A40C0B4A84F72EF20409032E202D0B64A40DFE4B7E864F12040C175C58CF0B64A40DFE4B7E864F12040C175C58CF0B6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365" calcext:value-type="float">
            <text:p>23365</text:p>
          </table:table-cell>
          <table:table-cell office:value-type="string" calcext:value-type="string">
            <text:p>0105000020E61000000400000001020000000600000084049B58B11B2040DC192CE588AA4A404AAEAC7EB61B2040B8BAF7CB82AA4A4023DDCF29C81B20400CAB1D6A80AA4A405BB39597FC1B2040637FD93D79AA4A4044215DC7131C2040DCD5500F76AA4A407EAB75E2721C2040C219FCFD62AA4A40010200000006000000AB5CA8FC6BF12040333A2009FBB64A40AA1C4938E3F2204088BAB486F7B64A401DA4F1553CF3204017EB6525F7B64A403192E2885AF32040ED3DA6FFF6B64A404E0D349F73F320405850BDDAF6B64A40098791CE0CF3204096E6F10ADEB64A400102000000030000007EAB75E2721C2040C219FCFD62AA4A403048FAB48A1E204093382BA226AA4A4086CB2A6C06202040A46FD23428AA4A4001020000005100000086CB2A6C06202040A46FD23428AA4A407730629F0022204018EE5C18E9A94A40A56B26DF6C2320409B249694BBA94A4033FB3C4679262040904C874ECFA94A4064EAAEEC822920407BFA08FCE1A94A40CA198A3BDE2C2040CFC29E76F8A94A407C478D09312F20408C8862F206AA4A40B79C4B715531204020BB0B9414AA4A40799274CDE4332040C4F0113125AA4A404663EDEF6C372040473D44A33BAA4A40A6F27684D33A20407272BF4351AA4A40A7B05241453D204012DE1E8480AA4A40A2478C9E5B402040D04BC5C6BCAA4A40E7E61BD13D432040D144D8F0F4AA4A409E9CA1B8E34520400FD8D5E429AB4A40295C8FC2F54820404A9BAA7B64AB4A4024F3C81F0C4C204073BF4351A0AB4A406B6281AFE84E204050E27327D8AB4A4059703FE081512040D3BF249529AC4A40C4EC65DB69532040689AB0FD64AC4A406021736550552040DE5B9198A0AC4A4034F790F0BD572040CE8B135FEDAC4A40E9633E20D05920409CC8CC052EAD4A4037E2C96E665C2040CC0BB08F4EAD4A40A1681EC0225F204061E0B9F770AD4A40938FDD054A62204059AA0B7899AD4A4024EF1CCA506520404BEB6F09C0AD4A40081EDFDE3568204050FF59F3E3AD4A40B3B5BE48686B2040F5A276BF0AAE4A40D17B6308006E20407FFD101B2CAE4A40AF795567B5702040267156444DAE4A40DAC87553CA73204012C138B874AE4A40E6D022DBF9762040A4C519C39CAE4A402D280CCA347A20409015FC36C4AE4A4019C748F6087D20405AF78F85E8AE4A4036069D103A8020403291D26C1EAF4A400516C0948183204000B1A54753AF4A4066BD18CA8986204081CF0F2384AF4A401494A2957B892040D369DD06B5AF4A40645B069CA58C204077F69507E9AF4A407063B323D58F2040451669E21DB04A403FE257ACE1922040F0C7ED974FB04A405D397B67B49520409DA1B8E34DB04A403BC8EBC1A4982040D57E6B274AB04A40D066D5E76A9B20400B28D4D347B04A40111E6D1CB19E20405570784144B04A40E6CDE15AEDA1204033022A1C41B04A40B64C86E3F9A420404CC631923DB04A40D5997B48F8A62040B309302C7FB04A40EDC094DCBCA820407FA7C98CB7B04A408A0629780AA92040508E0244C1B04A40A9C29FE1CDAA204004EACDA8F9B04A40DBA7E33103AD20408BFF3BA242B14A40560E2DB29DAF2040AD6C1FF296B14A4046EC134031B22040882D3D9AEAB14A400072C284D1B42040514F1F813FB24A407908E3A771B7204090A1630795B24A408C15359886B920400FD940BAD8B24A40CAA99D616ABB2040A27F828B15B34A40548F34B8ADBD20404E9F1D705DB34A40F20C1AFA27C02040B8205B96AFB34A40371B2B31CFC220403A9677D503B44A408E78B29B19C52040CA552C7E53B44A4090A50F5D50C72040F0FACC599FB44A40202BF86D88C9204070B72407ECB44A401009DFFB1BCC20406CB2463D44B54A40615793A7ACCE2040278A90BA9DB54A4037FDD98F14D12040D42EA699EEB54A409C525E2BA1D320407E03931B45B64A404BB0389CF9D52040BFF1B56796B64A4038BEF6CC92D820406B9DB81CAFB64A40EBC5504EB4DB2040B0E76B96CBB64A4035ED629AE9DE2040475854C4E9B64A40630CACE3F8E12040338B506C05B74A40E60819C8B3E32040DD0F786000B74A40A52E19C748E62040D46531B1F9B64A40A41CCC26C0E82040195932C7F2B64A408B8A389D64EB2040CA022670EBB64A40EBE8B81AD9ED2040C158DFC0E4B64A40155454FD4AEF204081D1E5CDE1B64A40AB5CA8FC6BF12040333A2009FBB6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2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219" calcext:value-type="float">
            <text:p>6219</text:p>
          </table:table-cell>
          <table:table-cell office:value-type="string" calcext:value-type="string">
            <text:p>0105000020E6100000010000000102000000080000008FDF803BF5C52A40D878FA5289AD49408FDF803BF5C52A40D878FA5289AD494044AA285E65C52A406C57321180AD4940DCC7C0F000C52A40933A014D84AD4940402F8100BEC42A406E72535E86AD494072231BFE89C42A401ACAE42F88AD4940F885A11F57C42A409C18929389AD4940B99F3FE6BFC32A404BD2E54791AD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2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0105000020E610000001000000010200000004000000BA241818C30A294050F16E1BFC934940BA241818C30A294050F16E1BFC934940FCAE08FEB70A2940B12EB8301C94494033473C6954092940DF1664F41A94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2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560" calcext:value-type="float">
            <text:p>6560</text:p>
          </table:table-cell>
          <table:table-cell office:value-type="string" calcext:value-type="string">
            <text:p>0105000020E6100000010000000102000000CD0000008FDF803BF5C52A40D878FA5289AD49408FDF803BF5C52A40D878FA5289AD4940303201BF46C62A404EF79562A2AD49400688DDD2C5C52A40379CE8A9C4AD4940E02D35E785C42A40F63CC967C3AD49405A3D714A8AC12A40AF963B33C1AD494025175234C5BE2A407BB7C370BFAD4940E8FD7F9C30BD2A403443F4B578AD49400DD6EE0D74BB2A40D38BDAFD2AAD4940309974A5AFB92A40AEC497E4DBAC4940E21813ACBBB72A40AA7697D585AC4940DCCCD71B6BB52A4014C1EE2A5AAC4940C4F0113125B22A40915154EC1EAC494041CC6FE2F5AE2A40C7151747E5AB49407556B032BFAB2A4038B00BF5AAAB4940F84D06EC0FA92A408C9C2A847AAB4940F830C56691A72A40D25790662CAB49402F6CCD565EA62A405DA21FB2EDAA49406BB3565980A32A401D4C7963F7AA4940792C1103B8A02A4047DAD7CB00AB49404EE7D4DF5C9D2A400CB1FA230CAB494034D53840D5992A40773C1C1318AB4940EAF1D65471962A4027E19DD733AB49408341881A3B932A40C1351C3B4DAB49406AD14C41C88F2A40DC5C46FB69AB49405A2668380A8D2A4042F2295B7FAB49407A5B446F4C8A2A40F566D47C95AB4940DBA2714D26872A406037B6E8AEAB4940CE93C6C3D6832A402EE175A2C9AB4940D64A32BCA3802A407E62539DC4AB49409A68EB3B1A7E2A4021DC5328C1AB494021CCED5EEE7B2A40DB21591BBEAB4940B744D37E107A2A40D470804F62AB4940086D8324FD772A4091E0FC3CFCAA4940DD3C7A68C4752A4094E755F88EAA49404D2723788D732A40A282C30B22AA4940FECA94206D712A4048742A74B9A949406EB53D30366F2A40D9918F824CA9494001E951A7F26C2A40836DC493DDA849407A9D1E25C06A2A4002D8800871A8494030F7C95180682A4087FF740305A84940914F23884E662A408435296096A7494042D6AE6422642A40B5CE53782BA74940F17332271E622A402F15C039C8A64940729D90E744602A4057FCF03D6DA6494010D88B570F5E2A40893F2F8100A64940AE426F96375C2A408803D7CBA5A549406A616067545A2A404021F1E148A54940BFE83C748B5A2A40DA9A632FCAA449405E26D41DD55A2A405CC3561A42A4494036A9B239185B2A4001248914B9A34940A1890B9B5C5B2A40CB94206D2DA3494025EEB1F4A15B2A402C4190CD9FA24940A4FDB4F6E35B2A40EEC8A2FA18A24940027A2B5CA05A2A404F177321A0A14940E08211A04B592A40EAD89CDE20A149408649A764EF572A40506562049EA0494018265305A3562A40077646A522A04940298C779153552A406C24AE08A39F49408833BF9A03542A40E0A128D0279F4940BBC271CFA9522A40B79BE09BA69E4940E729615C60512A40F08AE07F2B9E494090C01F7EFE4F2A406988CF42A79D494067A4390DAC4E2A4039E7F1C5289D49401A170E84644D2A4089FE1A5AAE9C4940A9893E1F654C2A40F0E192E34E9C494033A0281AB54C2A409C2ED516E89B494059237145184D2A402A8AFC9F689B4940C31AC28C844D2A4018FF8870DD9A494034C74D68ED4D2A40C244CDA1569A49400E8EED105A4E2A40693BA6EECA99494057C334C2914E2A402AC4C83780994940DCB9D518194D2A4041EC962E0E994940F0DC20FF714B2A40F892212290984940918FCCD9F1492A40CE6F3DAF1D984940C4F7B479D2482A40035BCA9EA9974940EF867EB78A472A4053ABF93B25974940F0C7ED974F462A401DF1BFF0A5964940CBADFF290B452A40077646A52296494099309A95ED432A40DC6C077EAF9549408E92FC2DA6422A407F17B6662B9549402A988CBEDD412A406DDB4136DA944940074FD7C9CF402A40690BBE1F6D944940BADA2F44F33D2A409E6AE33E28944940C2A8A44E403B2A4060B4C70BE9934940CAC8B49146382A403CBAB65CA2934940D57954FCDF352A40BF2F2E5569934940FD6D4F90D8322A407218CC5F219349405F57DD34C72F2A40D3927D46D89249407715527E522D2A4068D542249E924940E8864B33822A2A40E9DFE46D5B924940B81677CDF5272A406EA983BC1E9249405F2A36E675242A400E11DCED1F9249408671DCCE63212A40198B4BFA209249401DF45B2A251E2A409C7DD415229249402C24AA01941C2A40F1EE6D9FFA914940830BC391511B2A409654B7C4DB914940894FF00346192A4027D588AAA99149404169A85148162A40178623A35E914940331AF9BCE2112A4066A88AA9F4904940682ECB321F0F2A404146E5CBB090494059445E20520D2A4045F9DDCF849049405DA56032FA0A2A406FE1D4624B9049409FDC007D6C082A403B1BF2CF0C904940B0BD6081F9052A40840E5FCBD08F4940CF77A686EC022A40C01B1C36DB8F4940F534BB4967FF2940DDDBE33BE78F4940A2B20694F2FB294072B8A008F38F4940823AE5D18DF829403DF0D69EFE8F4940CDDFCECF1EF52940729648580A9049406AA109B9F7F129404FF7F01B159049401536A8A21DF02940644FF16E1B9049402DEE3F321DEE29409C92077D4490494061B24C1AFEEA2940E8BA95CA809049401D5A643BDFE72940DBAB8F87BE904940DD611399B9E42940A9DA13C9FC9049403371AB2006E22940C9B08A37329149407461A417B5DF2940ADF078A40B9149408228F3EA77DC2940999AA9B5D5904940162301593ED929404912842BA0904940262A0AAAFCD52940D0F643C769904940CC54D2D4FCD229407EE6AC4F399049409A417C60C7CF2940D019074D01904940CF69166877CC294086200725CC8F4940AABE4E4585C9294005920B299A8F4940D5AD43DA6BC629406794788A668F4940CBE660EC73C32940D380E618358F494039D2BE5E06C0294055BDA195208F49405A620A7B7FBC29409B85877A0B8F49406F75EF9705B92940F3E670ADF68E494050B80D5993B52940B1B1A60DE28E4940401DEAD21AB22940D98EF348CD8E4940066A317898AE2940BA49B148B88E49403454200E6DAB294011018750A58E49404075070CEDA72940D474875E908E49400B56E6F747A529401EA04500818E4940A23E13AB50A229403961C268568E49403AD21918799D2940BCD3F8E0108E49407CD1C375319A29400ACF9552E18D4940BFF968CC7F972940A15DCF21BA8D4940EE1C14DE2F942940B412A91F8A8D49409FE74F1BD59129407DCAD69F698D4940D4FB2191118F29400E9CD8E8418D494038C0CC77F08B2940016663CA2C8D494063ABBAFDA88829404EF1B8A8168D494040FED2A23E852940D1F12C9CFF8C4940C1559E40D8812940783E4D77E88C4940743D76BC6E7E2940426150A6D18C4940B5A5B338087B294083FC6CE4BA8C4940EA6CB713DB772940AC6928FFA48C494025438EAD677429404D2723788D8C4940F5E967A0E87029402F30D05A768C4940A3FE1FCC926D29400BECD6D75F8C4940B1EC38341B6A2940C419B270488C4940A305685BCD662940D5BA6823328C4940645FB2F160632940E142C3071B8C4940968B42DCE65F2940F978D78F038C4940BE0FAC4FDE5C2940DFF0CC15EF8B4940700388CCA65929409746825FD98B4940EDDC0FD319572940649E4B27C88B49402BDEC83CF2532940F993E7B0B18B4940A9DE1AD82A5129409887F13F9E8B49402A386167AF4F29405601ADAF648B4940182422A1D24D2940B8F75F9D198B4940A1B5EC5A8C4B29408DCCC8C5BD8A494076FF58880E492940E34A87985C8A4940355DF4BAEA4629402190F062068A49401F4A592B7F4329403B6E9D24028A494035385B8AF53F29402B9F8AC0FD894940A45C7578633C294022D56652F98949406379FC83ED382940EEB9A706F5894940738813F30736294002092F66F08949405C7DD00E133429402143C70E2A8A49409D4429C69E32294017FABBD28D8A4940F7AFAC3429312940AB6D799BED8A49400E38A682E52F294047ADD5C33C8B49405FA74709B02E2940450D4BA8858B494057D9D2FE622D29402989DB57D48B4940E8CF6D78302C2940683403A61D8C4940FCDDE0B0D92A2940381F8DF96F8C49405BEAC5F59429294052F69672BE8C494024DEF0715C2829404F9253E0098D494045B2913534272940C7962F794D8D494062495E42AA252940DE787764AC8D49400AE7093A10242940414EF3E90C8E494019F1530BDB2129406BB702AF3B8E494099A5F8533E1F29408C7F44B86E8E49405B5AB2CF081F2940EBD44B42D88E4940E631B907D71E29402258B0E8318F494072B90BDEA11E294040451F3D8F8F49405A84622B681E29405DEAD621ED8F4940E5EBD742351E294089C8FA175290494088670932021E294040129B34B2904940A323B9FC871C29405C8649021E914940E60AEF72111B2940AC26E3738291494032CA332F871929403197F9B3C49149400B5A924D031829403A3A538D03924940042560CF321629407A6FB1474D924940FA47DFA4691429403C832B4597924940716E5D7BB01229400CF5AA84DD924940153FC6DCB5102940833E479A2E9349409B1D4E05810E29406FC8F5A56D934940FD44AF50B50B2940A0C728CFBC934940BA241818C30A294050F16E1BFC934940BA241818C30A294050F16E1BFC93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2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539" calcext:value-type="float">
            <text:p>18539</text:p>
          </table:table-cell>
          <table:table-cell office:value-type="string" calcext:value-type="string">
            <text:p>0105000020E610000001000000010200000004000000BA241818C30A294050F16E1BFC934940BA241818C30A294050F16E1BFC9349402A2D12C9460A2940C93F33880F94494033473C6954092940DF1664F41A94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2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935" calcext:value-type="float">
            <text:p>18935</text:p>
          </table:table-cell>
          <table:table-cell office:value-type="string" calcext:value-type="string">
            <text:p>0105000020E610000001000000010200000009000000B99F3FE6BFC32A404BD2E54791AD49409CEBEA4438C42A405AE48D8296AD49401F86562767C42A404FB2D5E594AD49403BAB05F698C42A403E4D1C2F93AD4940445953B4CDC42A4027B5615E91AD4940AB549ADE0FC52A40E76FE7678FAD4940EF18688874C52A40245289A18BAD49408FDF803BF5C52A40D878FA5289AD49408FDF803BF5C52A40D878FA5289AD49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6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0105000020E610000001000000010200000004000000AB42FB06A16722406CE0F4C8A1F24A402F217AADDF672240A7118EB4AFF24A402D1BE7806E692240DAFE3ADCB3F24A402D1BE7806E692240DAFE3ADCB3F2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6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0105000020E6100000010000000102000000040000001438FC94EA0023401A05EEF07AC54A404DD5E2F8460123409998D30A78C54A40C645FF1543032340761BD47E6BC54A40C645FF1543032340761BD47E6BC5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6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0105000020E610000001000000010200000004000000C645FF1543032340761BD47E6BC54A40C645FF1543032340761BD47E6BC54A40DCBDDC27470123409CF232D472C54A401438FC94EA0023401A05EEF07AC5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6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51" calcext:value-type="float">
            <text:p>1851</text:p>
          </table:table-cell>
          <table:table-cell office:value-type="string" calcext:value-type="string">
            <text:p>0105000020E6100000010000000102000000090000002D1BE7806E692240DAFE3ADCB3F24A402D1BE7806E692240DAFE3ADCB3F24A40D998D711876C22408D1F741AB3F24A40EF94698F726F2240E6DA06A4B3F24A4059DC24ABC7722240A475AFEEB3F24A4076406DAF60762240DAE49590B4F24A40E35E4F2AD0792240CBAE6AFFB9F24A4037B9292F437D224031E2F1A3D0F24A4037B9292F437D224031E2F1A3D0F2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6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0105000020E61000000100000001020000000400000037B9292F437D224031E2F1A3D0F24A4037B9292F437D224031E2F1A3D0F24A4021578FA09D8022401FE516A9E6F24A4021578FA09D8022401FE516A9E6F2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6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0105000020E61000000100000001020000001500000021578FA09D8022401FE516A9E6F24A4021578FA09D8022401FE516A9E6F24A40DD39DE2E45832240D5F59F90F8F24A40B061E17F868622402F9B4A500DF34A4009EA4ABA1C89224045E856BE1DF34A400AB7216BB28B22408F8EAB915DF34A40AE8B91DBE58D2240CC77955A94F34A40C2B7FAFBD6902240E9386D7CDCF34A4074C64153C0932240775902DF23F44A40B726DD96C895224040DC7AF255F44A40DBF97E6ABC9822409EBAF2599EF44A40C6223C90AB9B22408B9B093CE6F44A408A93FB1D8A9E2240194C0D7E2CF54A40414D88145EA12240A32B6C6171F54A400344C18C29A422407A043752B6F54A402AE384AEE9A6224087432564D6F54A40CAD81A5B19AA224031702F1FFFF54A40EF343E3844AD224052071E8425F64A40B6711F14EFAF224089A29B583BF64A4005B86AE8B0B02240FDBC4E8F12F64A408095758484B02240318ADDC1FEF5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6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3" calcext:value-type="float">
            <text:p>3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0105000020E61000000100000001020000000E000000DFCFDF3AB5B1224071A5E892BBF54A40DFCFDF3AB5B1224071A5E892BBF54A4099970D7C56B322400D88B59D5BF54A401ECD470845B522406F974748EEF44A4006ABA0585DB52240EBC9FCA36FF44A40DB594F0878B52240702DEE9AEBF34A40443E9E4C92B52240240F441669F34A4003D19332A9B52240661B13BDE7F24A40F0236D99C2B522409F0A13A16CF24A40BFCD2C53DDB522401DFE3FF3DEF14A4065744012F6B52240AF601BF164F14A40ED9117E30DB62240CD203EB0E3F04A401E5CF05822B622409314A28D6DF04A401E5CF05822B622409314A28D6DF0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6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993" calcext:value-type="float">
            <text:p>7993</text:p>
          </table:table-cell>
          <table:table-cell office:value-type="string" calcext:value-type="string">
            <text:p>0105000020E6100000010000000102000000040000002D1BE7806E692240DAFE3ADCB3F24A402D1BE7806E692240DAFE3ADCB3F24A40235F5331DF672240D43BCBE2B4F24A40AB42FB06A16722406CE0F4C8A1F2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6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361" calcext:value-type="float">
            <text:p>8361</text:p>
          </table:table-cell>
          <table:table-cell office:value-type="string" calcext:value-type="string">
            <text:p>0105000020E610000001000000010200000004000000DFCFDF3AB5B1224071A5E892BBF54A40DFCFDF3AB5B1224071A5E892BBF54A40F24410E7E1B02240C91F0C3CF7F54A408095758484B02240318ADDC1FEF5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6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704" calcext:value-type="float">
            <text:p>18704</text:p>
          </table:table-cell>
          <table:table-cell office:value-type="string" calcext:value-type="string">
            <text:p>0105000020E610000001000000010200000004000000875451BCCA7E22405F89F667F5F24A40875451BCCA7E22405F89F667F5F24A4021578FA09D8022401FE516A9E6F24A4021578FA09D8022401FE516A9E6F2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6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705" calcext:value-type="float">
            <text:p>18705</text:p>
          </table:table-cell>
          <table:table-cell office:value-type="string" calcext:value-type="string">
            <text:p>0105000020E61000000100000001020000000400000037B9292F437D224031E2F1A3D0F24A4037B9292F437D224031E2F1A3D0F24A40875451BCCA7E22405F89F667F5F24A40875451BCCA7E22405F89F667F5F2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6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942" calcext:value-type="float">
            <text:p>19942</text:p>
          </table:table-cell>
          <table:table-cell office:value-type="string" calcext:value-type="string">
            <text:p>0105000020E610000001000000010200000005000000734D81CCCE7A2240C02C488ECFF44A40734D81CCCE7A2240C02C488ECFF44A40604D54258079224066EBCF3417F54A4077E970BE22792240C9EA56CF49F54A40BB169FDC4B782240A84AC13A5BF5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6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954" calcext:value-type="float">
            <text:p>19954</text:p>
          </table:table-cell>
          <table:table-cell office:value-type="string" calcext:value-type="string">
            <text:p>0105000020E610000001000000010200000005000000734D81CCCE7A2240C02C488ECFF44A40734D81CCCE7A2240C02C488ECFF44A40E3E88596D0782240CE588F5610F54A401C51908E6178224031F6B93544F54A40BB169FDC4B782240A84AC13A5BF5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6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7160" calcext:value-type="float">
            <text:p>71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955" calcext:value-type="float">
            <text:p>19955</text:p>
          </table:table-cell>
          <table:table-cell office:value-type="string" calcext:value-type="string">
            <text:p>0105000020E610000001000000010200000009000000734D81CCCE7A2240C02C488ECFF44A40734D81CCCE7A2240C02C488ECFF44A403D75F6DF947B22406E2123FB7BF44A402AE78BBD177B22409070B5A915F44A40BBB65CA21F7A2240ED2BB418E1F34A40275B13C1EE7A224042F79B3F5CF34A4074E492F47A7D2240F45D00D017F34A40875451BCCA7E22405F89F667F5F24A40875451BCCA7E22405F89F667F5F24A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6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830" calcext:value-type="float">
            <text:p>23830</text:p>
          </table:table-cell>
          <table:table-cell office:value-type="string" calcext:value-type="string">
            <text:p>0105000020E610000007000000010200000011000000C0A21122CF242340C9A76CFD99C94A408FECA584BB222340BBF9A12D42C94A4098A949F0862023404287AF65E8C84A40EE17A2F9521E2340BE80A8458EC84A40D95E0B7A6F1C23407A24B95741C84A408ABAC5B24F1A2340A838B302E8C74A4088669E5C5318234072CA373696C74A4011244AD63C162340464B79083EC74A40040A50AE84152340BB1281EA1FC74A40139557F844142340D2C0D9F7F2C64A40CC26C0B0FC112340DBF8B8DB9AC64A408F5C925E2F1023406A334E4354C64A40274AE768FA0D2340BFE25FBAFFC54A40886A4AB20E0B23409E6B4E14D7C54A406EE75663640823406FD8B628B3C54A40F9BAB145770523404FD76E168AC54A40C645FF1543032340761BD47E6BC54A40010200000006000000D63DB2B96A2A2340880DBB945FCB4A409F9B919CA7292340D9C34DFC07CB4A400814FB157C2823402FADE17DB0CA4A407BDFF8DA332723408B36C7B94DCA4A400E33349E082623404C74F112F7C94A40C0A21122CF242340C9A76CFD99C94A40010200000004000000F586FBC8AD392340079ACFB9DBCD4A4090D14BD6F2342340BEBACF9618CD4A409FF87B73C92E2340A237CB1B16CC4A40D63DB2B96A2A2340880DBB945FCB4A400102000000030000001E5CF05822B622409314A28D6DF04A402CB2E77CC2B72240E33AC61517F04A4022927C8049B92240C06B860AC4EF4A4001020000001100000022927C8049B92240C06B860AC4EF4A409E55B0D705BD22407CF1457BBCEF4A40299A07B0C8BF22405614AFB2B6EF4A402F185C7347C322402AAE2AFBAEEF4A4031B19EFFC3C622401CD1E231A8EF4A40C4C02962C7C922400DDAF51CA2EF4A4093718C648FCC224046A973FB9BEF4A40C60556C49FCF2240C63E5CCD95EF4A40FC219111ABD22240E7F91DD48FEF4A40BEBF417BF5D5224020FDE54988EF4A4053B3075A81D9224057C5652662EF4A4043E966DA59DB2240EF4BEC9051EF4A40015E55ACD0DE2240321E4A592BEF4A40A63EDA498EE122404D6C3EAE0DEF4A40BDE5EAC726E5224073CF04D4E5EE4A406DB87EB042E82240499748B3C3EE4A40FF82386AE0EA2240990C6C3AA7EE4A40010200000009000000DB4A541454452340240C03965CD14A409B728577B9442340CB6DFB1EF5D04A4070DA4246F643234026242DF070D04A400BFAC1AF4743234090FF5DFAF2CF4A40FE3273DC84422340C5F5DECE74CF4A405B1943EF434023405435E61A0BCF4A40D18D55EF153E2340BC3E73D6A7CE4A40F233E48EED3B23402D7304BA40CE4A40F586FBC8AD392340079ACFB9DBCD4A4001020000004D000000FF82386AE0EA2240990C6C3AA7EE4A4084C5973F95ED224044577D0970EE4A409312CCE20FF0224058FE21A23DEE4A406FAB0FDA61F222407C1EEDC90DEE4A40CDB3ED0FEFF422406D7F1DEED9ED4A40286728EE78F722406A60F591A5ED4A40128EB4AF97F92240E3C0502C5CED4A40CC4AEE0B43FB22409BED653623ED4A40813E366ED6FD2240F885FCD8C9EC4A40F73DEAAF57002340672728EA71EC4A4099BB96900F02234086B58C2F35EC4A40721F14EF5B042340B5345C89E5EB4A40F494302EB0062340379E190E95EB4A40CD237F30F008234079149D1B89EB4A4017EAFA4F480C2340D65A988576EB4A40B7EE8BF09B0F2340028D881865EB4A405CBE3FEFD71223405AE839D851EB4A40AD10FBA996152340D600A5A146EB4A4034C40CE8E0182340CDA9094735EB4A400966964E351C2340C4AE923424EB4A409D84D217421E23402E550ED2F8EA4A40F42BE79CE91F2340196BC9F495EA4A4029A95D5D5F2123402E09AB0C3EEA4A4091A80650422323400FBC5AEECCE94A4021D335EE28252340A78EFA905CE94A403E44FEF4FA2623403A14F4CDECE84A403A7E03EED4272340432E275767E84A40643E20D099282340D7BC4FFAE7E74A403B00E2AE5E292340BF77E5C468E74A406800B90E1F2A2340FA5EE8B6E9E64A409370218FE02A2340DC5C46FB69E64A40C190D5AD9E2B2340E6B33C0FEEE54A40ECE0606F622C2340D20B2DA171E54A4055CB8C6D082C234012CA56F20CE54A406762BA10AB2B23403120200489E44A40D4B77130402B2340F42675B80CE44A4088742E7BC82A23408C4347BC86E34A400C36BFAB2F2C23408FEB3AAF0CE34A4002BFA14B932D23404AB31E6393E24A40B7103F5AF72E2340051FDECE19E24A400228EBDC593023408B77DBE09FE14A40D32A9F8AC03123407C1002F225E14A408834852925332340BA2CCB7CACE04A402D8C3E30913423409F1738EA32E04A4016A17D5127352340F0DEF6A9CFDF4A40710A86CEC63523407451E3946FDF4A4001851F419636234058A3682FECDE4A40640C079D6B372340B7323C516DDE4A40172EABB019382340C73EB78608DE4A4042E3D3ADE838234024AEADE98BDD4A4015B58F70B53923407C1EEDC90DDD4A404365B26E723A23409A7FF44D9ADC4A40C41330702F3B2340F3B62D2526DC4A4043C7B370FE3B2340CEEBE3FCA8DB4A4016FE0C6FD63C2340DB745F2926DB4A40EB0F83AF9E3D2340566D927AAADA4A406B03C12D693E2340147B681F2BDA4A40F1CC15EF113F2340243F2CE5C6D94A407EF1FBEDA13F23401FA8AED74FD94A4005DB2D6E48402340584CB6CBC8D84A4094DA30AFC84023401A3FE83466D84A407342322E66412340F7E7A221E3D74A40A758DA4E004223400095850A69D74A403953D7906E4223400622D5C10BD74A40CC42E0EDE642234093EDD7F8A7D64A40EC4A708F4A4223400074982F2FD64A40E7AFEB72A5412340AF42CA4FAAD54A407F7A223E66422340FE16F8E527D54A40DB03087A034323400ACECFC3BFD44A40BE5B0F15994323405568C5DC5AD44A40CA552C7E534423400E5D3FB3DAD34A403DF0D69EFE442340D4CCA49762D34A401CC7592261452340917F66101FD34A409CF05C29154623402280E552A6D24A40AF70DC73AA4623404AFC40A841D24A401558005306462340B2FC5470D3D14A40DB4A541454452340240C03965CD14A40</text:p>
          </table:table-cell>
          <table:table-cell table:number-columns-repeated="1014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ückbau insgesamt" table:style-name="ta5">
        <table:table-column table:style-name="co43" table:default-cell-style-name="Default"/>
        <table:table-column table:style-name="co1" table:number-columns-repeated="1023" table:default-cell-style-name="Default"/>
        <table:table-row table:style-name="ro8">
          <table:table-cell table:style-name="ce1" office:value-type="string" calcext:value-type="string">
            <text:p>scn_name</text:p>
          </table:table-cell>
          <table:table-cell table:style-name="ce1" office:value-type="string" calcext:value-type="string">
            <text:p>Projekt</text:p>
          </table:table-cell>
          <table:table-cell table:style-name="ce1" office:value-type="string" calcext:value-type="string">
            <text:p>Startpunkt</text:p>
          </table:table-cell>
          <table:table-cell table:style-name="ce1"/>
          <table:table-cell table:style-name="ce1" office:value-type="string" calcext:value-type="string">
            <text:p>Endpunkt</text:p>
          </table:table-cell>
          <table:table-cell table:style-name="ce1"/>
          <table:table-cell table:style-name="ce1" office:value-type="string" calcext:value-type="string">
            <text:p>Spannung</text:p>
          </table:table-cell>
          <table:table-cell table:style-name="ce1" office:value-type="string" calcext:value-type="string">
            <text:p>s_nom </text:p>
          </table:table-cell>
          <table:table-cell table:style-name="ce1" office:value-type="string" calcext:value-type="string">
            <text:p>NOVA</text:p>
          </table:table-cell>
          <table:table-cell table:style-name="ce1" office:value-type="string" calcext:value-type="string">
            <text:p>line_id</text:p>
          </table:table-cell>
          <table:table-cell table:style-name="ce1" office:value-type="string" calcext:value-type="string">
            <text:p>topo</text:p>
          </table:table-cell>
          <table:table-cell table:style-name="ce1" office:value-type="string" calcext:value-type="string">
            <text:p>geom</text:p>
          </table:table-cell>
          <table:table-cell table:style-name="ce1"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string" calcext:value-type="string">
            <text:p>0102000020E610000002000000151450F234F22C40A86219D12CC74940BBFF7EE7CD032D403BEBAE473CB54940</text:p>
          </table:table-cell>
          <table:table-cell office:value-type="string" calcext:value-type="string">
            <text:p>0105000020E610000001000000010200000039000000151450F234F22C40A86219D12CC74940151450F234F22C40A86219D12CC74940566FC3DE7AF32C40F657D98871C749401C9E5E29CBF42C4078B6476FB8C74940C841AE79FAF52C40B14DCF60F8C74940CB98CCC2E8F72C4014460E6CF0C749402EB3637EC9F92C406C62 (...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string" calcext:value-type="string">
            <text:p>0102000020E610000002000000A349BD022C492A408FB16E17F5F34A40BDD0B76004CC2A40D1AF52E68BE54A40</text:p>
          </table:table-cell>
          <table:table-cell office:value-type="string" calcext:value-type="string">
            <text:p>0105000020E610000001000000010200000047000000A349BD022C492A408FB16E17F5F34A40A349BD022C492A408FB16E17F5F34A40042B3D89BE492A40F3E670ADF6F34A408BA3175A424B2A408FB9217CDEF34A40059376FE484C2A40E58810B287F34A408E51E806544D2A40370994032CF34A4081E5AD5F554E2A40BCFA (...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string" calcext:value-type="string">
            <text:p>0102000020E6100000020000005DFB7C5EB6CC2A404AA85A77B0E54A40BDD0B76004CC2A40D1AF52E68BE54A40</text:p>
          </table:table-cell>
          <table:table-cell office:value-type="string" calcext:value-type="string">
            <text:p>0105000020E6100000010000000102000000060000005DFB7C5EB6CC2A404AA85A77B0E54A405E9FDE31E1CC2A4007859C52B9E54A40D969FF5E65CC2A40D79B621FAEE54A40E3B08FA916CC2A401650A8A78FE54A40BDD0B76004CC2A40D1AF52E68BE54A40BDD0B76004CC2A40D1AF52E68BE54A40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string" calcext:value-type="string">
            <text:p>0102000020E610000002000000955FABA9D1442A4022BDF26ACAF34A40F7C9F6C6B5462A40646BC71EEBF34A40</text:p>
          </table:table-cell>
          <table:table-cell office:value-type="string" calcext:value-type="string">
            <text:p>0105000020E610000001000000010200000004000000955FABA9D1442A4022BDF26ACAF34A40955FABA9D1442A4022BDF26ACAF34A40F7C9F6C6B5462A40646BC71EEBF34A40F7C9F6C6B5462A40646BC71EEBF34A40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string" calcext:value-type="string">
            <text:p>0102000020E610000002000000128AADA069112C40E29A96B3D2C04A40069D11A840112C40C725AAD601C14A40</text:p>
          </table:table-cell>
          <table:table-cell office:value-type="string" calcext:value-type="string">
            <text:p>0105000020E610000001000000010200000006000000128AADA069112C40E29A96B3D2C04A40128AADA069112C40E29A96B3D2C04A40B7EFF6C54A112C408855174BECC04A4063F19BC24A112C405A428875F4C04A40C86E55C84B112C405DBF057EF9C04A40069D11A840112C40C725AAD601C14A40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string" calcext:value-type="string">
            <text:p>0102000020E610000002000000F7C9F6C6B5462A40646BC71EEBF34A40A349BD022C492A408FB16E17F5F34A40</text:p>
          </table:table-cell>
          <table:table-cell office:value-type="string" calcext:value-type="string">
            <text:p>0105000020E610000001000000010200000004000000F7C9F6C6B5462A40646BC71EEBF34A40F7C9F6C6B5462A40646BC71EEBF34A40A349BD022C492A408FB16E17F5F34A40A349BD022C492A408FB16E17F5F34A40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922" calcext:value-type="float">
            <text:p>922</text:p>
          </table:table-cell>
          <table:table-cell office:value-type="string" calcext:value-type="string">
            <text:p>0102000020E6100000020000002319C27ABC5F2840572718526BE84A40955FABA9D1442A4022BDF26ACAF34A40</text:p>
          </table:table-cell>
          <table:table-cell office:value-type="string" calcext:value-type="string">
            <text:p>0105000020E6100000010000000102000000D60000002319C27ABC5F2840572718526BE84A4059D06A37B05F2840948C9C853DE84A402001ED58B660284087318E3633E84A40323CF6B358622840847291312DE84A40D6BECAEBD264284056421C9029E84A40DB0BBBDEEC65284029F114CD5EE84A401CD0D2156C672840F3B9 (...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0102000020E610000002000000BDD0B76004CC2A40D1AF52E68BE54A40128AADA069112C40E29A96B3D2C04A40</text:p>
          </table:table-cell>
          <table:table-cell office:value-type="string" calcext:value-type="string">
            <text:p>0105000020E6100000010000000102000000C8000000BDD0B76004CC2A40D1AF52E68BE54A40BDD0B76004CC2A40D1AF52E68BE54A4071404B57B0CD2A403D60C37872E54A40A3B5A2CD71CE2A400DD3AD8D67E54A4043A8F7F994D02A40AE872F1345E54A40D839BCD694D22A402988708225E54A40B1805369D5D42A40406D (...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1086" calcext:value-type="float">
            <text:p>1086</text:p>
          </table:table-cell>
          <table:table-cell office:value-type="string" calcext:value-type="string">
            <text:p>0102000020E610000002000000151450F234F22C40A86219D12CC749408F5F2377A5F12C4059D31456E3C64940</text:p>
          </table:table-cell>
          <table:table-cell office:value-type="string" calcext:value-type="string">
            <text:p>0105000020E610000001000000010200000007000000151450F234F22C40A86219D12CC74940151450F234F22C40A86219D12CC74940A046109D54F22C40F5064E6CF4C649401EBE96A13BF22C409A6A1CA0EAC649403BE2355431F22C4002704793E6C64940C88D6CF827F22C406F0498E8E2C649408F5F2377A5F12C4059D3 (...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1087" calcext:value-type="float">
            <text:p>1087</text:p>
          </table:table-cell>
          <table:table-cell office:value-type="string" calcext:value-type="string">
            <text:p>0102000020E610000002000000FF6B7DE426042D40EE046F76F4B44940BBFF7EE7CD032D403BEBAE473CB54940</text:p>
          </table:table-cell>
          <table:table-cell office:value-type="string" calcext:value-type="string">
            <text:p>0105000020E610000001000000010200000004000000FF6B7DE426042D40EE046F76F4B44940E9F7FD9B17032D401A6B24AE08B54940BBFF7EE7CD032D403BEBAE473CB54940BBFF7EE7CD032D403BEBAE473CB54940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246" calcext:value-type="float">
            <text:p>4246</text:p>
          </table:table-cell>
          <table:table-cell office:value-type="string" calcext:value-type="string">
            <text:p>0102000020E61000000200000050C35CF7FB721E40C871F101CBF24940DB0CF7DCAF6D1E4097A6FE7905F34940</text:p>
          </table:table-cell>
          <table:table-cell office:value-type="string" calcext:value-type="string">
            <text:p>0105000020E61000000100000001020000000500000050C35CF7FB721E40C871F101CBF2494050C35CF7FB721E40C871F101CBF2494003AB3473926F1E4099709EA003F34940B49DA51AAC6E1E409008D7EDFDF24940DB0CF7DCAF6D1E4097A6FE7905F34940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15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261" calcext:value-type="float">
            <text:p>4261</text:p>
          </table:table-cell>
          <table:table-cell office:value-type="string" calcext:value-type="string">
            <text:p>0102000020E61000000200000040F032CFB7D620404B549F401ED14840670E492D94D42040744DDC8541D14840</text:p>
          </table:table-cell>
          <table:table-cell office:value-type="string" calcext:value-type="string">
            <text:p>0105000020E61000000100000001020000000800000040F032CFB7D620404B549F401ED14840559D1F9095D52040DD24ABC722D14840916DCFE27BD5204004AC55BB26D148405C960A8563D520408B0D277A2AD14840284FB4064AD520404E5997642ED14840D82E6D382CD52040169051F932D14840670E492D94D42040744D (...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161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4502" calcext:value-type="float">
            <text:p>4502</text:p>
          </table:table-cell>
          <table:table-cell office:value-type="string" calcext:value-type="string">
            <text:p>0102000020E610000002000000FB233CDADBEA21408A0562E4920A4940DD7C23BA67F521409A47FE60E0074940</text:p>
          </table:table-cell>
          <table:table-cell office:value-type="string" calcext:value-type="string">
            <text:p>0105000020E61000000100000001020000000D000000FB233CDADBEA21408A0562E4920A49404607C9A76CE92140C11C3D7E6F0A49402790C82D9CEA21404D73863D480A4940CA17B49080ED2140C4BD8D28480A4940FBCE2F4AD0EF2140D0F57D38480A4940C9AD49B725F2214010B1C1C2490A4940F7CB272B86F3214086AE (...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161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2 von 3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0102000020E610000002000000364E548039F42140273F98CA91074940C7D0FB10658D214064EEB5FBB0FC4840</text:p>
          </table:table-cell>
          <table:table-cell office:value-type="string" calcext:value-type="string">
            <text:p>0105000020E610000001000000010200000034000000364E548039F42140273F98CA91074940364E548039F42140273F98CA91074940C6A52A6D71F1214089128832AF0749405B3DCC03FDEE214023C32ADEC8074940BD14C37A48ED214034F5BA4560074940FB3DB14E95EB2140B8BA5285F5064940230736F80CEA2140DDAE (...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15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765" calcext:value-type="float">
            <text:p>4765</text:p>
          </table:table-cell>
          <table:table-cell office:value-type="string" calcext:value-type="string">
            <text:p>0102000020E610000002000000670E492D94D42040744DDC8541D14840B72BE4390BD120403F6B82EFA9C34840</text:p>
          </table:table-cell>
          <table:table-cell office:value-type="string" calcext:value-type="string">
            <text:p>0105000020E610000001000000010200000034000000670E492D94D42040744DDC8541D14840670E492D94D42040744DDC8541D1484098851B9540D32040BB0CFFE906D14840D6C0A09630D4204081BCB266BFD048403DD3F0D2F2D420402DB1D76086D0484018EDF1423AD42040E6D76A6A34D04840E7A6727F9AD32040EC00 (...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867" calcext:value-type="float">
            <text:p>4867</text:p>
          </table:table-cell>
          <table:table-cell office:value-type="string" calcext:value-type="string">
            <text:p>0102000020E61000000200000046EF7DADDC0622403B22336234EC4740471273FF47F82140920A630B41EB4740</text:p>
          </table:table-cell>
          <table:table-cell office:value-type="string" calcext:value-type="string">
            <text:p>0105000020E61000000100000001020000000B00000046EF7DADDC0622403B22336234EC47407D128E0F690622403561FBC918EC474038E4FAD236052240F93E0BF8EBEB4740F38986D6D4032240223B6F63B3EB4740D3399A7EE4012240F06A5E7AA0EB47407668A219D5FF21406BA22A018CEB4740AFBE709D35FE2140EBCC (...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868" calcext:value-type="float">
            <text:p>4868</text:p>
          </table:table-cell>
          <table:table-cell office:value-type="string" calcext:value-type="string">
            <text:p>0102000020E61000000200000067E613C31FF721402F94A70760EB4740C86B8962FC802040DFF548FAE3D14740</text:p>
          </table:table-cell>
          <table:table-cell office:value-type="string" calcext:value-type="string">
            <text:p>0105000020E6100000010000000102000000CD00000067E613C31FF721402F94A70760EB474067E613C31FF721402F94A70760EB47408490E2D2E7F52140293229F4B0EB4740A3A135F570F4214097C3938213EC4740BAFF232E5BF221403152DE7D44EC4740FD3ED29629F02140C38D4AA077EC47402EF53D343DEE21402F76 (...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5525" calcext:value-type="float">
            <text:p>5525</text:p>
          </table:table-cell>
          <table:table-cell office:value-type="string" calcext:value-type="string">
            <text:p>0102000020E6100000020000009E222CCF282229406B5496D7008A494099DA520779212940256717C2208A4940</text:p>
          </table:table-cell>
          <table:table-cell office:value-type="string" calcext:value-type="string">
            <text:p>0105000020E6100000010000000102000000040000009E222CCF282229406B5496D7008A49409E222CCF282229406B5496D7008A494099DA520779212940256717C2208A494099DA520779212940256717C2208A4940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5526" calcext:value-type="float">
            <text:p>5526</text:p>
          </table:table-cell>
          <table:table-cell office:value-type="string" calcext:value-type="string">
            <text:p>0102000020E61000000200000084520F2CA2092940C12154A9D993494033473C6954092940DF1664F41A944940</text:p>
          </table:table-cell>
          <table:table-cell office:value-type="string" calcext:value-type="string">
            <text:p>0105000020E61000000100000001020000000500000084520F2CA2092940C12154A9D993494084520F2CA2092940C12154A9D9934940159E865E35092940F0DFBC38F193494050920953EF082940FAE06BBE0094494033473C6954092940DF1664F41A944940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5527" calcext:value-type="float">
            <text:p>5527</text:p>
          </table:table-cell>
          <table:table-cell office:value-type="string" calcext:value-type="string">
            <text:p>0102000020E6100000020000007A45A6327B9F29404DD3B194766D4940749AEA52A6A029400310E345CF6D4940</text:p>
          </table:table-cell>
          <table:table-cell office:value-type="string" calcext:value-type="string">
            <text:p>0105000020E6100000010000000102000000070000007A45A6327B9F29404DD3B194766D49407A45A6327B9F29404DD3B194766D49400AD40737BE9F294061DB4713946D494017269D92BD9F2940039A081B9E6D4940F34FBA3EBD9F29408FFA905CA36D494082806BDDBC9F29407472D06FA96D4940749AEA52A6A029400310 (...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5528" calcext:value-type="float">
            <text:p>5528</text:p>
          </table:table-cell>
          <table:table-cell office:value-type="string" calcext:value-type="string">
            <text:p>0102000020E61000000200000084520F2CA2092940C12154A9D993494099DA520779212940256717C2208A4940</text:p>
          </table:table-cell>
          <table:table-cell office:value-type="string" calcext:value-type="string">
            <text:p>0105000020E61000000100000001020000002300000084520F2CA2092940C12154A9D993494084520F2CA2092940C12154A9D99349400DF8A177CF0A294001FBE8D4959349407234EC9C0B0C29403E3D5BAC4D934940616413AAE50C2940DAC1D20A1D93494057C334C2910E294049B3C3A920934940DAD59A9C901029404D64 (...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6066" calcext:value-type="float">
            <text:p>6066</text:p>
          </table:table-cell>
          <table:table-cell office:value-type="string" calcext:value-type="string">
            <text:p>0102000020E6100000020000007A45A6327B9F29404DD3B194766D49409E222CCF282229406B5496D7008A4940</text:p>
          </table:table-cell>
          <table:table-cell office:value-type="string" calcext:value-type="string">
            <text:p>0105000020E6100000010000000102000000850000007A45A6327B9F29404DD3B194766D49407A45A6327B9F29404DD3B194766D49408465112FF49D2940B0343A31356D49401BDE077B6E9C294072FA1F05F46C494087AB0320EE9A2940574E31BDB36C4940CA833EA253992940AA5038166F6C4940F0D23C36B897294080A7 (...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6140" calcext:value-type="float">
            <text:p>6140</text:p>
          </table:table-cell>
          <table:table-cell office:value-type="string" calcext:value-type="string">
            <text:p>0102000020E6100000020000009F63F668601A284007E28629DB6449402657E5F407172840D232BA3800644940</text:p>
          </table:table-cell>
          <table:table-cell office:value-type="string" calcext:value-type="string">
            <text:p>0105000020E6100000010000000102000000050000009F63F668601A284007E28629DB6449409F63F668601A284007E28629DB6449406D1A80B2CE1928401E13CE1374644940BFFCA94C8C1828409DF6949C136449402657E5F407172840D232BA3800644940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6141" calcext:value-type="float">
            <text:p>6141</text:p>
          </table:table-cell>
          <table:table-cell office:value-type="string" calcext:value-type="string">
            <text:p>0102000020E6100000020000009F63F668601A284007E28629DB6449404197152FBB20294096DFB3BFFD894940</text:p>
          </table:table-cell>
          <table:table-cell office:value-type="string" calcext:value-type="string">
            <text:p>0105000020E6100000010000000102000000AB0000009F63F668601A284007E28629DB6449409F63F668601A284007E28629DB6449406D825E6EE61A2840EE974F560C65494005E51137021C2840D26751E9716549402C0BCB44B61C284065085B47B06549405F1BE038DF1E2840A8041FDECE654940755DF8C1F92028402F9A (...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/>
          <table:table-cell office:value-type="float" office:value="6732" calcext:value-type="float">
            <text:p>6732</text:p>
          </table:table-cell>
          <table:table-cell office:value-type="string" calcext:value-type="string">
            <text:p>0102000020E610000002000000CBFF3FA9517F2A40A35C1ABFF0434A4050A702A7807F2A40CF26C3400C444A40</text:p>
          </table:table-cell>
          <table:table-cell office:value-type="string" calcext:value-type="string">
            <text:p>0105000020E610000001000000010200000005000000CBFF3FA9517F2A40A35C1ABFF0434A40CBFF3FA9517F2A40A35C1ABFF0434A404281D2AB5C7F2A401B4CC3F011444A407D2EAE4C537F2A40054AAF720D444A4050A702A7807F2A40CF26C3400C444A40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6845" calcext:value-type="float">
            <text:p>6845</text:p>
          </table:table-cell>
          <table:table-cell office:value-type="string" calcext:value-type="string">
            <text:p>0102000020E6100000020000003EB12ACB670C2B40D4D67E6A90444A4077D58BA0B1E92A40269F551FBF424A40</text:p>
          </table:table-cell>
          <table:table-cell office:value-type="string" calcext:value-type="string">
            <text:p>0105000020E61000000100000001020000000A0000003EB12ACB670C2B40D4D67E6A90444A402701C5234C0C2B4033ED516E91444A4031009EFEFD0B2B40FEB73764A8444A406229DC3C1F0B2B40D41BA4969C444A40B76A323E27002B40C18CCE9E70444A4087D91544EEFB2A4062DD787764444A40513C1D7EEDF32A4078E4 (...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7215" calcext:value-type="float">
            <text:p>7215</text:p>
          </table:table-cell>
          <table:table-cell office:value-type="string" calcext:value-type="string">
            <text:p>0102000020E61000000200000035B8AD2D3CF72140F73C242136EB47402F9CCAE819B921401876114639E74740</text:p>
          </table:table-cell>
          <table:table-cell office:value-type="string" calcext:value-type="string">
            <text:p>0105000020E61000000100000001020000002100000035B8AD2D3CF72140F73C242136EB474035B8AD2D3CF72140F73C242136EB4740DCB3F85E8DF521406444FD8925EB4740FAC21A1D46F3214046A9CEB40EEB4740CF4653E2DFF02140F370A719F7EA47405F807D74EAEE2140CD4E50D4E3EA4740CB7D175BADEC21409D2E (...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9171" calcext:value-type="float">
            <text:p>9171</text:p>
          </table:table-cell>
          <table:table-cell office:value-type="string" calcext:value-type="string">
            <text:p>0102000020E610000002000000069D11A840112C40C725AAD601C14A40128AADA069112C40E29A96B3D2C04A40</text:p>
          </table:table-cell>
          <table:table-cell office:value-type="string" calcext:value-type="string">
            <text:p>0105000020E610000001000000010200000006000000069D11A840112C40C725AAD601C14A4084C1903067112C40EC4BDB64F9C04A4013AA8A5F67112C40D7917E56F4C04A403033C74D68112C40ED623F30ECC04A40128AADA069112C40E29A96B3D2C04A40128AADA069112C40E29A96B3D2C04A40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9287" calcext:value-type="float">
            <text:p>9287</text:p>
          </table:table-cell>
          <table:table-cell office:value-type="string" calcext:value-type="string">
            <text:p>0102000020E610000002000000BBFF7EE7CD032D403BEBAE473CB54940FF6B7DE426042D40EE046F76F4B44940</text:p>
          </table:table-cell>
          <table:table-cell office:value-type="string" calcext:value-type="string">
            <text:p>0105000020E610000001000000010200000004000000BBFF7EE7CD032D403BEBAE473CB54940BBFF7EE7CD032D403BEBAE473CB5494099EDAFC33D032D40491DD3C908B54940FF6B7DE426042D40EE046F76F4B44940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4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9289" calcext:value-type="float">
            <text:p>9289</text:p>
          </table:table-cell>
          <table:table-cell office:value-type="string" calcext:value-type="string">
            <text:p>0102000020E6100000020000008F5F2377A5F12C4059D31456E3C64940151450F234F22C40A86219D12CC74940</text:p>
          </table:table-cell>
          <table:table-cell office:value-type="string" calcext:value-type="string">
            <text:p>0105000020E6100000010000000102000000070000008F5F2377A5F12C4059D31456E3C6494079FD930909F22C40809763C3E4C649402784B30012F22C40A1BDFA78E8C649409990C5EC1BF22C409FF3098FECC64940276BD44334F22C40BE2FD39BF6C64940151450F234F22C40A86219D12CC74940151450F234F22C40A862 (...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161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11646" calcext:value-type="float">
            <text:p>11646</text:p>
          </table:table-cell>
          <table:table-cell office:value-type="string" calcext:value-type="string">
            <text:p>0102000020E610000002000000DD7C23BA67F521409A47FE60E0074940364E548039F42140273F98CA91074940</text:p>
          </table:table-cell>
          <table:table-cell office:value-type="string" calcext:value-type="string">
            <text:p>0105000020E610000001000000010200000004000000DD7C23BA67F521409A47FE60E0074940DD7C23BA67F521409A47FE60E0074940364E548039F42140273F98CA91074940364E548039F42140273F98CA91074940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15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11928" calcext:value-type="float">
            <text:p>11928</text:p>
          </table:table-cell>
          <table:table-cell office:value-type="string" calcext:value-type="string">
            <text:p>0102000020E61000000200000040F032CFB7D620404B549F401ED14840670E492D94D42040744DDC8541D14840</text:p>
          </table:table-cell>
          <table:table-cell office:value-type="string" calcext:value-type="string">
            <text:p>0105000020E61000000100000001020000000800000040F032CFB7D620404B549F401ED148401D3EE94482D52040C792286A1FD14840AD0CF49A68D52040719CCA5823D1484078352F3D50D52040A5FF401427D14840261DE56036D520406146C2082BD14840E2067C7E18D5204000FECE9B2FD14840670E492D94D42040744D (...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12005" calcext:value-type="float">
            <text:p>12005</text:p>
          </table:table-cell>
          <table:table-cell office:value-type="string" calcext:value-type="string">
            <text:p>0102000020E610000002000000471273FF47F82140920A630B41EB474035B8AD2D3CF72140F73C242136EB4740</text:p>
          </table:table-cell>
          <table:table-cell office:value-type="string" calcext:value-type="string">
            <text:p>0105000020E610000001000000010200000004000000471273FF47F82140920A630B41EB4740471273FF47F82140920A630B41EB474035B8AD2D3CF72140F73C242136EB474035B8AD2D3CF72140F73C242136EB4740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12839" calcext:value-type="float">
            <text:p>12839</text:p>
          </table:table-cell>
          <table:table-cell office:value-type="string" calcext:value-type="string">
            <text:p>0102000020E61000000200000099DA520779212940256717C2208A49404197152FBB20294096DFB3BFFD894940</text:p>
          </table:table-cell>
          <table:table-cell office:value-type="string" calcext:value-type="string">
            <text:p>0105000020E61000000100000001020000000400000099DA520779212940256717C2208A494099DA520779212940256717C2208A49404197152FBB20294096DFB3BFFD8949404197152FBB20294096DFB3BFFD894940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12842" calcext:value-type="float">
            <text:p>12842</text:p>
          </table:table-cell>
          <table:table-cell office:value-type="string" calcext:value-type="string">
            <text:p>0102000020E610000002000000749AEA52A6A029400310E345CF6D49407A45A6327B9F29404DD3B194766D4940</text:p>
          </table:table-cell>
          <table:table-cell office:value-type="string" calcext:value-type="string">
            <text:p>0105000020E610000001000000010200000007000000749AEA52A6A029400310E345CF6D49409D03BAE5D99F294098BE7C57A96D494091419369D99F29407185C146A36D4940267733FED89F29400FA4E6069E6D494044D8953BD89F29406DE525FF936D49407A45A6327B9F29404DD3B194766D49407A45A6327B9F29404DD3 (...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2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12929" calcext:value-type="float">
            <text:p>12929</text:p>
          </table:table-cell>
          <table:table-cell office:value-type="string" calcext:value-type="string">
            <text:p>0102000020E6100000020000009E222CCF282229406B5496D7008A49404197152FBB20294096DFB3BFFD894940</text:p>
          </table:table-cell>
          <table:table-cell office:value-type="string" calcext:value-type="string">
            <text:p>0105000020E6100000010000000102000000040000009E222CCF282229406B5496D7008A49409E222CCF282229406B5496D7008A49404197152FBB20294096DFB3BFFD8949404197152FBB20294096DFB3BFFD894940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925" calcext:value-type="float">
            <text:p>925</text:p>
          </table:table-cell>
          <table:table-cell/>
          <table:table-cell office:value-type="float" office:value="13175" calcext:value-type="float">
            <text:p>13175</text:p>
          </table:table-cell>
          <table:table-cell office:value-type="string" calcext:value-type="string">
            <text:p>0102000020E61000000200000050A702A7807F2A40CF26C3400C444A4006245B5B4D6C2A407BEA5403524A4A40</text:p>
          </table:table-cell>
          <table:table-cell office:value-type="string" calcext:value-type="string">
            <text:p>0105000020E61000000100000001020000001800000050A702A7807F2A40CF26C3400C444A40446BEAE1707F2A40E4D06C6814444A407F648401957F2A408DDA58E432444A402F3311DB827E2A40ABFFBD254A444A405CA2693F087F2A40BDFCF3D9A6444A409568C9E3697D2A4093FA57FBE0444A40798FD89365792A404616 (...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float" office:value="18606" calcext:value-type="float">
            <text:p>18606</text:p>
          </table:table-cell>
          <table:table-cell office:value-type="string" calcext:value-type="string">
            <text:p>0102000020E61000000200000050A702A7807F2A40CF26C3400C444A40CBFF3FA9517F2A40A35C1ABFF0434A40</text:p>
          </table:table-cell>
          <table:table-cell office:value-type="string" calcext:value-type="string">
            <text:p>0105000020E61000000100000001020000000500000050A702A7807F2A40CF26C3400C444A40968334BE8A7F2A40A12E52280B444A40FC15D79D937F2A405109997510444A40CBFF3FA9517F2A40A35C1ABFF0434A40CBFF3FA9517F2A40A35C1ABFF0434A40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1479" calcext:value-type="float">
            <text:p>21479</text:p>
          </table:table-cell>
          <table:table-cell office:value-type="string" calcext:value-type="string">
            <text:p>0102000020E610000002000000BA6E374D8BA12A40EB264CE0D0424A40A034005D509E2A4093C4BC00EC424A40</text:p>
          </table:table-cell>
          <table:table-cell office:value-type="string" calcext:value-type="string">
            <text:p>0105000020E610000001000000010200000003000000BA6E374D8BA12A40EB264CE0D0424A40A2DE420D95A12A40CDB22781CD424A408A2BE2364F9E2A40DB7005E2E9424A40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1972" calcext:value-type="float">
            <text:p>21972</text:p>
          </table:table-cell>
          <table:table-cell office:value-type="string" calcext:value-type="string">
            <text:p>0102000020E610000002000000E3B613292FC22A40B1E8C0DCB5404A40E138A139C0BC2A40EFDBCB2367404A40</text:p>
          </table:table-cell>
          <table:table-cell office:value-type="string" calcext:value-type="string">
            <text:p>0105000020E610000001000000010200000003000000E3B613292FC22A40B1E8C0DCB5404A402AD31EE516BD2A407164D46B69404A40E138A139C0BC2A40EFDBCB2367404A40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1981" calcext:value-type="float">
            <text:p>21981</text:p>
          </table:table-cell>
          <table:table-cell office:value-type="string" calcext:value-type="string">
            <text:p>0102000020E610000002000000E7857489E2CF2A409A34675C7D414A40E3B613292FC22A40B1E8C0DCB5404A40</text:p>
          </table:table-cell>
          <table:table-cell office:value-type="string" calcext:value-type="string">
            <text:p>0105000020E61000000100000001020000000F000000E7857489E2CF2A409A34675C7D414A4004E5B67D8FCA2A40DD346C4A68414A409D18ED4CFCC82A40939B977961414A4060402FDCB9C82A40C03225485B414A40E9A1B60DA3C82A40F8E7FDDA55414A4050296508B6C82A4042FC0D2439414A4024B31FCE68C82A40CCE5 (...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2029" calcext:value-type="float">
            <text:p>22029</text:p>
          </table:table-cell>
          <table:table-cell office:value-type="string" calcext:value-type="string">
            <text:p>0102000020E610000002000000BA6E374D8BA12A40EB264CE0D0424A40740B2781B4A72A40D1CD47A545424A40</text:p>
          </table:table-cell>
          <table:table-cell office:value-type="string" calcext:value-type="string">
            <text:p>0105000020E610000001000000010200000003000000BA6E374D8BA12A40EB264CE0D0424A40A2DE420D95A12A40CDB22781CD424A40740B2781B4A72A40D1CD47A545424A40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2030" calcext:value-type="float">
            <text:p>22030</text:p>
          </table:table-cell>
          <table:table-cell office:value-type="string" calcext:value-type="string">
            <text:p>0102000020E610000002000000740B2781B4A72A40D1CD47A545424A40E138A139C0BC2A40EFDBCB2367404A40</text:p>
          </table:table-cell>
          <table:table-cell office:value-type="string" calcext:value-type="string">
            <text:p>0105000020E610000001000000010200000003000000740B2781B4A72A40D1CD47A545424A406DDE82B6E6BC2A40B0B14B546F404A40E138A139C0BC2A40EFDBCB2367404A40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2047" calcext:value-type="float">
            <text:p>22047</text:p>
          </table:table-cell>
          <table:table-cell office:value-type="string" calcext:value-type="string">
            <text:p>0102000020E61000000200000077D58BA0B1E92A40269F551FBF424A40303BBA6AEEDF2A40A32C1DF444424A40</text:p>
          </table:table-cell>
          <table:table-cell office:value-type="string" calcext:value-type="string">
            <text:p>0105000020E61000000100000001020000000C00000077D58BA0B1E92A40269F551FBF424A40EE9BFBABC7E92A40D41632B2BF424A40434AA24DC4E92A4040A54A94BD424A4099D06E3EBFE92A404269030BBB424A40E2E7BF07AFE92A404BB4E4F1B4424A4008043A9336E92A4018A8D60CBA424A40EB84E16DEFE82A40F547 (...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2048" calcext:value-type="float">
            <text:p>22048</text:p>
          </table:table-cell>
          <table:table-cell office:value-type="string" calcext:value-type="string">
            <text:p>0102000020E610000002000000303BBA6AEEDF2A40A32C1DF444424A40E7857489E2CF2A409A34675C7D414A40</text:p>
          </table:table-cell>
          <table:table-cell office:value-type="string" calcext:value-type="string">
            <text:p>0105000020E610000001000000010200000009000000303BBA6AEEDF2A40A32C1DF444424A402BBA3F2839DD2A406F2CCD5257424A40BD491D2E83DB2A400DDB60F250424A40B63176C24BD82A40991249F432424A403E29931ADAD42A407BEC1D24FA414A403763E2A0CED22A40D012BFBDC6414A4054CFDD0951D12A406288 (...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/>
          <table:table-cell office:value-type="float" office:value="22102" calcext:value-type="float">
            <text:p>22102</text:p>
          </table:table-cell>
          <table:table-cell office:value-type="string" calcext:value-type="string">
            <text:p>0102000020E610000002000000CBFF3FA9517F2A40A35C1ABFF0434A401EC0292044872A40D32493B9BD434A40</text:p>
          </table:table-cell>
          <table:table-cell office:value-type="string" calcext:value-type="string">
            <text:p>0105000020E610000001000000010200000005000000CBFF3FA9517F2A40A35C1ABFF0434A40738CBF48C3802A4059D81D9C99434A4092538550EF832A407817DE9B95434A401D1E673FF7862A40ACA3F496BC434A401EC0292044872A40D32493B9BD434A40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3580" calcext:value-type="float">
            <text:p>3580</text:p>
          </table:table-cell>
          <table:table-cell/>
          <table:table-cell office:value-type="float" office:value="22103" calcext:value-type="float">
            <text:p>22103</text:p>
          </table:table-cell>
          <table:table-cell office:value-type="string" calcext:value-type="string">
            <text:p>0102000020E6100000020000001EC0292044872A40D32493B9BD434A4071A076AEDE8F2A407E8E8F1667434A40</text:p>
          </table:table-cell>
          <table:table-cell office:value-type="string" calcext:value-type="string">
            <text:p>0105000020E6100000010000000102000000050000001EC0292044872A40D32493B9BD434A40190E3AD7E6892A40D6592DB0C7434A40A15FA5CC178D2A40EBABAB02B5434A40B6262724E38E2A40C07EE3C688434A4071A076AEDE8F2A407E8E8F1667434A40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2124" calcext:value-type="float">
            <text:p>22124</text:p>
          </table:table-cell>
          <table:table-cell office:value-type="string" calcext:value-type="string">
            <text:p>0102000020E610000002000000A034005D509E2A4093C4BC00EC424A40EBE940183B952A4091D0669A38434A40</text:p>
          </table:table-cell>
          <table:table-cell office:value-type="string" calcext:value-type="string">
            <text:p>0105000020E6100000010000000102000000020000008A2BE2364F9E2A40DB7005E2E9424A40EBE940183B952A4091D0669A38434A40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180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22125" calcext:value-type="float">
            <text:p>22125</text:p>
          </table:table-cell>
          <table:table-cell office:value-type="string" calcext:value-type="string">
            <text:p>0102000020E610000002000000EBE940183B952A4091D0669A38434A4071A076AEDE8F2A407E8E8F1667434A40</text:p>
          </table:table-cell>
          <table:table-cell office:value-type="string" calcext:value-type="string">
            <text:p>0105000020E610000001000000010200000002000000EBE940183B952A4091D0669A38434A4071A076AEDE8F2A407E8E8F1667434A40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3752" calcext:value-type="float">
            <text:p>23752</text:p>
          </table:table-cell>
          <table:table-cell office:value-type="string" calcext:value-type="string">
            <text:p>0102000020E610000002000000B0AD9FFEB37E2040C7212C746FCE47402E784A4C8984204098C5D4D82DD14740</text:p>
          </table:table-cell>
          <table:table-cell office:value-type="string" calcext:value-type="string">
            <text:p>0105000020E61000000200000001020000000A0000006112D32A9F822040B1FECF61BED04740420702092F822040B06D9BF39DD0474069F8BB1C1B822040D95E0B7A6FD04740094E2267068220404BAE073829D04740EEE7B92AF5812040BEE1992BDECF47403F4FA84CD68120408F25620097CF4740CA0DD0C7C68120408EA1 (...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3895" calcext:value-type="float">
            <text:p>23895</text:p>
          </table:table-cell>
          <table:table-cell office:value-type="string" calcext:value-type="string">
            <text:p>0102000020E6100000020000007808237351D51E40826B74D48DD6494050C35CF7FB721E40C871F101CBF24940</text:p>
          </table:table-cell>
          <table:table-cell office:value-type="string" calcext:value-type="string">
            <text:p>0105000020E6100000050000000102000000050000004BF9FF2735D21E40ACCEC53AB0D649409B3A34D18CD21E40CCB09B638AD649400E96FB2EB6D21E409B93179980D64940EB0BD759E3D21E4040DD408177D649407808237351D51E40826B74D48DD6494001020000002900000004A1061DBEAE1E40F85A2B35D6E4494026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2035_B2</text:p>
          </table:table-cell>
          <table:table-cell office:value-type="string" calcext:value-type="string">
            <text:p>P20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32699" calcext:value-type="float">
            <text:p>32699</text:p>
          </table:table-cell>
          <table:table-cell office:value-type="string" calcext:value-type="string">
            <text:p>0102000020E610000002000000CC34F5A862612040F35A1E0B14624740B0AD9FFEB37E2040C7212C746FCE4740</text:p>
          </table:table-cell>
          <table:table-cell office:value-type="string" calcext:value-type="string">
            <text:p>0105000020E610000001000000010200000002000000CC34F5A862612040F35A1E0B14624740B0AD9FFEB37E2040C7212C746FCE47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9000000082E45A8084E1A405AB9BCDEA2B64940082E45A8084E1A405AB9BCDEA2B649404B1C1E673F4F1A400BC160EDDEB64940A4DEF87F7A501A403FCFFAEF1CB74940E2E1E24D23521A40B82407EC6AB749405FD72FD80D531A4012D66B1F97B74940AF0CAA0D4E541A409B92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5000000DB31B57C077E2340187642035B7549403723DE95B87D2340D01BDDF75E754940C9E9EBF99A7D23409459187D6075494038B41204D97C2340E8E8A7EE8075494038B41204D97C2340E8E8A7EE8075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3886B57EB5AA1D40C4FE8BAF80BA49401FF7ADD689AB1D405C35745886BA49406F51C13CBFAB1D40F621140088BA49400232CFA513AC1D40A8EE25E88ABA49403FC2D5A656AC1D40A77224E18CBA4940F45FD67A75AC1D40B2BE81C98DBA49406E6C1BEB87AD1D407B8B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6E6C1BEB87AD1D407B8BE2B08FBA49406E6C1BEB87AD1D407B8BE2B08FBA49407F38A34165AF1D403395D97B4CBA49407F38A34165AF1D403395D97B4CBA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54C14DEBDBB61D40423D224B8BBA494054C14DEBDBB61D40423D224B8BBA4940D2AA967494B31D403C51121269BA4940D2AA967494B31D403C51121269BA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D2AA967494B31D403C51121269BA4940D2AA967494B31D403C51121269BA49407F38A34165AF1D403395D97B4CBA49407F38A34165AF1D403395D97B4CBA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E00000054C14DEBDBB61D40423D224B8BBA494054C14DEBDBB61D40423D224B8BBA49400F588341E3BB1D4081A8458EBEBA494027A94C3107C11D40785B3343F4BA4940F312526D26C51D40B295E1896ABB494046C88A2B78CB1D40503750E09DBB49409BF342F0AED11D40FA38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B000000EAACBB1EF1181A4055F99E9108A94940EAACBB1EF1181A4055F99E9108A94940792FAD3C371B1A4082881E42A6A84940A48A879C631D1A40FBAEAD4445A84940D8C45D18441F1A4077137CD3F4A74940388D486F13211A4083667C04A3A7494072885D8022231A40E15A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A8469EDACF281A4024731BC352A64940A8469EDACF281A4024731BC352A6494012D033AC98281A408833BF9A03A6494012D033AC98281A408833BF9A03A6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25000000082E45A8084E1A405AB9BCDEA2B64940082E45A8084E1A405AB9BCDEA2B64940017CA64D8B481A40F9A23D5E48B649408DBB9C6DC9451A408E5E0D501AB64940D8947549E6421A40C417DCC5EAB549404EF96B0D00401A4024980FADBAB5494002B38C1E093D1A401363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EAACBB1EF1181A4055F99E9108A94940EAACBB1EF1181A4055F99E9108A9494019247D5A45171A40B8CD548847A9494019247D5A45171A40B8CD548847A9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AE4786C1A1741A409120A68E9FBC4940AE4786C1A1741A409120A68E9FBC4940ECDFF599B3761A4049895DDBDBBC4940FF5B6ED51A771A4013BE52F1DABC4940042AD2B30F781A40EDE6F39BD3BC494030DAE2C432781A4073BAC7B7E6BC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70000003AE40BFF8E551A40B7A62F3A0FB849403AE40BFF8E551A40B7A62F3A0FB849406F4A79AD84561A40826962CB3CB849402AB1C6342E571A400DD06C0D5BB849405BD5928E72581A4053EDD3F198B84940BACB3450CF591A40B5D5F6C0D8B84940CA6BCABA245B1A40EE9A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ADEE47403B861F40B54016FDFC214A40ADEE47403B861F40B54016FDFC214A4017D3F13DC8871F40DA5C908884224A409663B2B8FF881F40CD6B36A0EF224A4033E54350358A1F40F6A7435D5A234A4033E54350358A1F40F6A7435D5A23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C10000001C3E8E8B0FC824400FF62686E48049401C3E8E8B0FC824400FF62686E4804940FDFB8C0B07CA2440B64DF1B8A8804940D83A27AC43CC24402CDE23F664804940F8359204E1CE2440AEE584BF158049408ED948C8F6D02440AAEBF593D67F4940EB3DF08C11D424408E92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1A0000005707E52263C22340EF844D53BA7E49405707E52263C22340EF844D53BA7E4940C770D0B936BF2340DE6575615A7E49404BA9F00CBFBC234072FBE593157E494032D582CDEFBA2340DF2F0B92E37D4940FBD577D90AB92340E82E2EFAAF7D494050BC1468C1B52340E754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1E000000F0A65B7688F72340DDA799A4E87D4940F0A65B7688F72340DDA799A4E87D4940C28A53AD85F52340BD93AA48E07D494019F2BEE089F32340C289E8D7D67D49406C9BE27151F1234020042ED9C27D494070A24C593CEF2340D61F6118B07D494043B74DA72BEE234006A0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2100000075305173A82D2440BC59283EE37F494075305173A82D2440BC59283EE37F4940C821872DE22C2440D7581D948B7F4940B7099C114A2C24406AE85553487F49403D3FD69D382A2440A89D503EF37E4940CB5C2A807328244074B44F6CAA7E494046B75ED3832624404F35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7000000829A1029BC9223404A3E1B5EB5794940829A1029BC9223404A3E1B5EB579494003F1153834902340929CA7959D794940302DEA93DC8D234062D80693877949405AD3612AA28B23404FCBB4A2727949408E61A989998823403A059E20567949408E61A989998823403A05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E0000008E61A989998823403A059E20567949408E61A989998823403A059E2056794940641CC81FB18623404D8B55DEE97849409A34FC5D8E8523406235F169A9784940C5138B29A284234089F2052D247849409C487A62E78323403C08F0CCBA77494066CA3D13508323400E21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170000009846DD184C5124404406A85FD88149409846DD184C5124404406A85FD8814940CA7CF612195024407A9274CDE4814940AB460AC09A4E24404805A96FF48149400BFB2C85F64C2440AA317C9F05824940ED1AE3795F4B2440DDC545FF158249409A42E7357649244080A7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E000000D80638CEB767244026B1FF95F0804940D80638CEB767244026B1FF95F08049405E4A5D328E652440475854C4E980494084B64192FE632440B387516BF5804940884A2366F6612440DBBB500A04814940A230838CDB5F24402CF933171381494092F76008EF5D2440E4D3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2D0000009F0D542179C62440FCB6161C148149409F0D542179C62440FCB6161C1481494057CCADB59CC4244009CE740A4D814940FC7A19202CC22440544F30AD97814940551454F943C024400C34E900D2814940BF66B96C74BE244043D02C640982494026E9F582AABC24409235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D68ADB0D47E42940919F8D5C37484A40D68ADB0D47E42940919F8D5C37484A4045042D6EEDE2294065AFD2382F484A409956F95404E22940FADE3A5A30484A40FC3670821FE22940FF90185DF347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52000000D68ADB0D47E42940919F8D5C37484A40D68ADB0D47E42940919F8D5C37484A4088365BD482E6294059F4F34B69484A40959AE21698E62940E2FE6D60BC484A40150E7338A9E629406C1ED14E17494A40B9043B59C5E62940E6B6D8486D494A40B30E4757E9E629400E5A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9000000BF61478897A020407CA1DBA6D3804840BF61478897A020407CA1DBA6D3804840AB3BBB2132A1204002C4B876FD804840689CE16135A1204038B81913078148402C22D45636A120400DD1D7E209814840EEF77AAD3AA1204042E7DABC16814840F8C19E1B3FA120404DDA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43000000BE512B4CDF7F20404CC054D8B16C4840BE512B4CDF7F20404CC054D8B16C48401D1549055F7E20406967E2676D6C4840B33E8ADFB97C20401D098F91476C48408F22C6C6177C2040F0DD8BD4206C48400FA4E6069E7A20409665E31CD06B4840D3ECCBE37A792040EB3A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45000000BF61478897A020407CA1DBA6D3804840BF61478897A020407CA1DBA6D3804840F1B9B8324DA12040A69AFE918E804840D5A535BC0FA2204068CD340642804840BEA19520C8A22040BC65E2B1FA7F48406724E76965A3204053729879BC7F48408C8E3FAC92A32040E6B6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900000018ECE2C2BE3D204057E7F385495A484058B5FF5C8F3D204018EDF1423A5A48404C0D7E2C8E3C204062CE7D83405A4840B4999E0B7E3A2040E4D7B4F74E5A4840EFD176A79638204055C4E9245B5A48402280E552A636204012007734695A48400230F9FAB5342040DC31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A211B33C96A41F402EDD78372A4048406DF019E489A31F400C2252D32E404840380E61A17BA31F40096DDEDD6F404840380E61A17BA31F40096DDEDD6F4048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BAD1FE6A597F204099FEDC19546C48407D934B885E7F2040541AD6F95C6C484022F2A7D7777F204081CE4994626C4840805D972BCD7F204036A094FF7F6C4840805D972BCD7F204036A094FF7F6C48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ED4749216EA020402DA9255628814840F0045669E6A020401F12BEF737814840B70BCD751AA120409B2FE53224814840AE41A90716A12040FB7C94111781484027E60FBC10A12040860DAA68078148406B85E97B0DA12040BA5972CBFD804840BF61478897A020407CA1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360000007B698A00A7172140BC0276DABFB748407B698A00A7172140BC0276DABFB74840FCA71B28F0162140F712190C64B74840B3B96A9E231621400F95905907B748405487269A51152140FEE54988A8B6484018737C597F142140A0B998B047B648403817DA9486152140E67D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100000015AA40D24C6C2A401BCE46F828574A4015AA40D24C6C2A401BCE46F828574A40E08A1FBEA76D2A400D99E1F54F574A40DE150B8D716F2A4093B0CAE083574A401092AA926D712A40B8239C16BC574A40BB87DFA870732A40B10518F1F8574A400FD76A0F7B752A4086A1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076BF706BAF52A401C1252126D504A40076BF706BAF52A401C1252126D504A40E113460E6CF82A40925ACDDF29504A40F06888CF42FB2A40725303CDE74F4A40651D8EAED2FD2A40F00687CDB64F4A405A6034D021012B40AF89BB30884F4A40B32781CD39042B40549F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3E000000B32781CD39042B40549F9A81804F4A40B32781CD39042B40549F9A81804F4A40A64BFF9254062B40CBF78C44684F4A4026A13E13AB082B40F9382E3E604F4A40FEE4DEB2F90A2B40D3753CC1594F4A40286C9AD2550D2B40604F8589504F4A405C5B785E2A0E2B40F68A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360000008D2AC3B81B942A4061F3BBFAC2594A408D2AC3B81B942A4061F3BBFAC2594A404662821ABE952A40938E72309B594A400CDB0539DE972A407649E6A26B594A406839758AFA992A40F05F0FDC37594A40C4B1D3B4309C2A40220CF26904594A4031D461855B9E2A406910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DF14FB7035872A4039883144A9594A40DF14FB7035872A4039883144A9594A4020FF16AE58892A40100FBCB5A7594A40783DE2A1398C2A407C9DD497A5594A402A3E3E213B8F2A4069AD68739C594A4006114EB0A4912A40F00BF9B193594A408D2AC3B81B942A4061F3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office:value-type="string" calcext:value-type="string">
            <text:p>0105000020E61000000100000001020000000400000054D1B3B4AEF82340A26C25CF50E24A4054D1B3B4AEF82340A26C25CF50E24A40044AF9FF27F9234059D878550CE24A40F7CBC97921FA2340B9ED066315E2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office:value-type="string" calcext:value-type="string">
            <text:p>0105000020E6100000010000000102000000AA0000007E025765387423408D1F37484D254B409639A7A32D74234068F5C42929254B4002E77BFC94752340C5CDA96400254B405FD9603CDE772340526C6006BE244B404F1CE5057D7A2340BA6702EA72244B40363C6299237C2340DE9B3AEA43244B4045B86EEFBF7E23408379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office:value-type="string" calcext:value-type="string">
            <text:p>0105000020E610000001000000010200000004000000F7CBC97921FA2340B9ED066315E24A40B1C22D1F49F92340D5D97F530EE24A4054D1B3B4AEF82340A26C25CF50E24A4054D1B3B4AEF82340A26C25CF50E2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F7CBC97921FA2340B9ED066315E24A40307EBF3D74FA2340C761D5C512E24A408399000D80FA23401DFC0E8F0EE24A406825ADF886FA23408900F1040CE24A400B4F43AF9AFA2340D49CBCC804E24A4071299DFEA2FA234041BB438A01E24A40F35597F848FB2340E595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37CC2B3295F52340B461A81EC4DF4A4037CC2B3295F52340B461A81EC4DF4A4037EB426271F623408C72C4B535E04A400C1A9F6E45F723401263E30BA4E04A40AAB3FFA61CF82340BB3D528E13E14A40D0AD2182BBF92340C4BE53B769E14A40F35597F848FB2340E595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2C0000006F7143424A922340C1E5B16664DA4A406F7143424A922340C1E5B16664DA4A40AF9C18ED4C942340D03A996EC8DA4A4073497ABDA09623409DDD5A26C3DA4A40438E52AE95992340162D8A6885DA4A40647EC9213D9C234050D65EFA4DDA4A40A8F45D5B899E2340564D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C13E952E588D2340F35597F848D94A40C13E952E588D2340F35597F848D94A40702AAD1ADF8E23406E3656629ED94A4045C1E7E2CA9023400B7778190FDA4A406F7143424A922340C1E5B16664DA4A406F7143424A922340C1E5B16664DA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6E8F392A92F2234055D68052FEDE4A406E8F392A92F2234055D68052FEDE4A40715CC64D0DF42340ED003E2E60DF4A4037CC2B3295F52340B461A81EC4DF4A4037CC2B3295F52340B461A81EC4DF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21000000152411757A892340DB1B7C6132D94A40152411757A892340DB1B7C6132D94A40F84086E9D6862340B9EC6BB823D94A40F19183C8D8832340A32996B613D94A40F4B6E3970B8223403DCFE9C3C4D84A401A8057152B8023403E80A03770D84A40D82AC1E2707E23405A32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31293E3E217B1A404E2EC6C03AA1494031293E3E217B1A404E2EC6C03AA14940FC92E8C0CD7D1A409D983FF042A14940D4AFBECB56801A40A888789043A149405C9EBDE94C801A40AEBEBA2A50A149401CC5CB54D9801A4042A17AB55BA1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700000012EEDF06C6EB2B406713BB1171A04A4012EEDF06C6EB2B406713BB1171A04A40E48B513294EA2B40D7C79E9850A04A402B093F2773EA2B40FCD703F74DA04A40FBDCBF6845EA2B40572F75464AA04A4072BFE8972DEA2B405378753348A04A405D4885A3FCE92B406760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6000000012EEDF06C6EB2B406713BB1171A04A4012EEDF06C6EB2B406713BB1171A04A40C9AEB48CD4EB2B404F779E78CEA04A409EF8C500E4EB2B402843FA9232A14A408DB62A89ECEB2B403B57941282A14A408816D9CEF7EB2B40CDECF318E5A14A40B73066A60FEC2B404FB3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D424C2D0346A2B408E09319754454A40D424C2D0346A2B408E09319754454A404CA88537106B2B40226F5E413F454A405A0520A45D6B2B40493547B137454A40E1021AB6776B2B40B0D815E934454A407771C1D4596B2B40B98A9B021845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7A000000D424C2D0346A2B408E09319754454A40D424C2D0346A2B408E09319754454A40499748B3C3692B40A11DCB16A4454A4007F357C85C692B40B7D9B342EC454A400184B46BE7682B401E68AACC39464A4048286CF58B682B40D875B9D27C464A40AC8207BC82672B40729A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7D00000068EA758BC0882B4026547078416D4A4068EA758BC0882B4026547078416D4A40BED2437E478A2B40948B31B08E6D4A4014BB1171CE8B2B4095206D2DDD6D4A4046685FD4498D2B40B151D66F266E4A404D987A27B08E2B40DAA6C2E96E6E4A40D7C3978922902B408564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8541064D7CBA2040BE8083E2ABF64940AEABB827FEBA20401F189BB1C3F64940B2A3CC6152BB204093A6E617CAF64940B2A3CC6152BB204093A6E617CAF6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9A00000041B8020AF594234049BC3C9D2B004A4041B8020AF594234049BC3C9D2B004A40CADFBDA3C6942340DFA63FFB91004A40A053909F8D942340E57FF277EF004A4012A3E716BA922340C6FD47A643014A4087C77E164B912340A741D13C80014A409A982EC4EA8F23407D3F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7000000E6E37F97BE4427400D40FE2D5C224A40E6E37F97BE4427400D40FE2D5C224A409E68B2DA574527405342B0AA5E224A4062C7DA3A934527400A2E56D460224A40FD304278B44527402813B70A62224A40EB515D6512462740B51D537765224A400695148E1F472740DC45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963A6D324FC327405CBA38E0A98A4A40963A6D324FC327405CBA38E0A98A4A40E59F747D7AC327409EB0694A578A4A40E59F747D7AC327409EB0694A578A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7657D17A53B42740AFEBBC32148C4A407657D17A53B42740AFEBBC32148C4A40C59272F739B627402B6629FE948B4A40C59272F739B627402B6629FE948B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795FF0C4075D2840126A865451E84A40795FF0C4075D2840126A865451E84A405B3FA2AE5A5E284038A04A7265E84A402319C27ABC5F2840572718526BE8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A0100007657D17A53B42740AFEBBC32148C4A407657D17A53B42740AFEBBC32148C4A409114EC1A88B42740D484ED27638C4A400443B170EDB32740927D9065C18C4A40A0573CF548B3274013109370218D4A40433EE8D9ACB22740C68EC6A17E8D4A4096F661180BB22740FAB7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5D010000E6E37F97BE4427400D40FE2D5C224A40E6E37F97BE4427400D40FE2D5C224A4061A7583508432740237FD5366A224A40F259434E04422740FD44AF50B5224A4048E8C2A3E840274045F6419605234A401E75CF1500422740950ED6FF39234A4093E0B2AFE1422740E01E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63000000FCCA83F414B523402DC9A60128D34940FCCA83F414B523402DC9A60128D34940D03EA07DF6B523404EB6813B50D34940DD9E7B6A50B723402A6BE56F8CD34940BE83447F0DB92340B4CFBE4DDAD34940DEA74F17CEBA2340BCC50D0929D44940C1F4AC5A88BC234030EE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2500000034491737E0272240077FDE21ED414B4032900CDEFC2722405136E50AEF414B4066790DB04525224041F50F2219424B40CE6F986890222240333674B33F424B400E28E5FF9F202240D17D39B35D424B40075E2D77661E224019A7C6F07D424B40498E2A792B1D2240DA27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1600000017CA504549312240342D73AE813C4B4049C0E8F2E6302240B1DDE286843C4B40228A6E62ED3022409EC02ACD9C3C4B40E15927D30D3122406BE33E28DE3C4B40A7BB46263B312240B1CAE083323D4B40377AEBB24E33224096687F564F3D4B402ADDA7F45D33224067FD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DEDCA9CA08B523403AC14879F7D24940DEDCA9CA08B523403AC14879F7D2494024EDEB6580B4234050B2309F07D34940710D220846B42340C10BB66C08D34940F8A177CF26B4234038E0F3C308D349409022A8DDE9B32340454421DD16D3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33000000DEDCA9CA08B523403AC14879F7D24940DEDCA9CA08B523403AC14879F7D24940A001F566D4B423405661D80693D24940FBA58F0AADB42340D30D5E0542D249403D693C6C7DB42340DD2E8F90DCD14940ADA92C0ABBB42340A4EF24D86ED1494076351E11F8B4234083C4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50000002279420AF917284002767F06E56549402279420AF917284002767F06E56549402B7E9DE5C3192840FC3FE2B2656549409F63F668601A284007E28629DB6449409F63F668601A284007E28629DB64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4000000749AEA52A6A029400310E345CF6D494018A7107E989F29406401B8FE026E4940909F32A3C49F2940B8D507ED306E4940909F32A3C49F2940B8D507ED306E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C5E043860D1B20407F385F9CBCAA4A40D38A6F287C1A204057C334C291AA4A403546EBA86A1A204091E91A7794AA4A405266834C321A2040159568249DAA4A402B2BF290CE19204048AAEFFCA2AA4A402B2BF290CE19204048AAEFFCA2AA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3014B01D8C2820408ACF9D60FF6D4A403014B01D8C2820408ACF9D60FF6D4A40F8713447562A20406B76EE87E96D4A40946342FBCA292040A83068D5E76D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37B7C6C29EE51C40C3F6BF69CAAC4A40F8E461A1D6E41C40593E8166C6AC4A40AACF1FE406E51C40708E84C7C8AC4A4025A0788489E51C40F09C77ADCEAC4A4032E884D041E71C40E37B35F6DBAC4A4032E884D041E71C40E37B35F6DBAC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DECCE847C31920408A58C4B0C3AA4A40DECCE847C31920408A58C4B0C3AA4A40CECA51DBE11A2040FC52E4B5B7AA4A409F0B7E761B1B20401224A58FAFAA4A40957B26A02E1B2040BAB601E9ACAA4A40C5E043860D1B20407F385F9CBCAA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9B00000032E884D041E71C40E37B35F6DBAC4A4032E884D041E71C40E37B35F6DBAC4A40CE4B0F54D7EB1C406B46ABFF18AD4A40305A3629BBEF1C40B7C71C1549AD4A40782CB64945F31C40A6040EB276AD4A40DA3F4F0306F91C40ED4B361E6CAD4A406D1FF296ABFF1C407B87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B6000000E53FEE6CD91728409FFA511E27664940E53FEE6CD91728409FFA511E276649403FC516276319284032D527147D6649402F83D668DE1A284037774F79CF664940DD065A26681C2840EEE588C624674940B714EBAFB21D2840E1F9A0C26C674940D447E00F3F1F2840E419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4000000E53FEE6CD91728409FFA511E27664940E53FEE6CD91728409FFA511E276649402279420AF917284002767F06E56549402279420AF917284002767F06E565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990000003014B01D8C2820408ACF9D60FF6D4A403014B01D8C2820408ACF9D60FF6D4A40952D9276A32720402ECA6C90496E4A40B952CF8250262040BC96900F7A6E4A4033FB3C4679262040871A8524B36E4A4008E8BE9CD9262040F35A09DD256F4A4018467A51BB27204055A6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5000000FFBD2A26F24A2740D0D751D9764449408D22B59ABF4B2740E5709CCA58444940A14ACD1E684D2740F665C4605944494084369435454F27400BC50C439A44494084369435454F27400BC50C439A44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8C00000084369435454F27400BC50C439A44494084369435454F27400BC50C439A444940AED62E127F512740E24856348C444940109B23867853274043E2C391AC4449404B992F8A795527400A617F23CB444940528AB1A778572740B8F99001EA444940281FCC37EC582740543E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4000000C639EAE8B8BA1F4025EEB1F4A1214A40C639EAE8B8BA1F4025EEB1F4A1214A40DDC47F70F4BF1F408F84C7C8A3214A4030719AF4ADC51F40ED86C844A5214A40E447A1D1C2CA1F404CFF9254A6214A4011C8258E3CD01F40DA3D7958A8214A4069E388B5F8D41F406E53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500000075F0A721050A2040E191C20655204A4075F0A721050A2040E191C20655204A4046C4DED5BC0C2040DCD6BBE424204A4020F69DBA4D0F20402F2D3421F71F4A400E7DC1B865112040E6EE737CB41F4A409B9317998013204055601278711F4A4092393BBE62162040F584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E40C6A64FC342040146058FE7C214A40E40C6A64FC342040146058FE7C214A40FFB27BF2B03420400796C8AAAD214A406A41391B3C352040AE5CB928C4214A40DD257156443520400F322482CC214A4059723845BD3520405F945851D321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E000000C639EAE8B8BA1F4025EEB1F4A1214A40C639EAE8B8BA1F4025EEB1F4A1214A40BA30D28BDAB51F4073CBFDC4B7214A40E57FF277EFB01F4053A92391C7214A4072F4424B68AC1F40BCFAC275D6214A400B9B012EC8A61F409C2ED516E8214A40A530EF71A6A11F40219E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CE0358E4D7871F40497DA367C4214A40CE0358E4D7871F40497DA367C4214A40ADEE47403B861F40B54016FDFC214A40ADEE47403B861F40B54016FDFC21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690000006A3708EEFEC32340B20C7826FCC14940E852B70E69C32340BB25DEA6E4C14940BEE02E562FC2234014FA4FEDC2C14940D83F999020C22340429EB87768C14940936EF02A10C22340BA1A344F09C149409CDE6A42FFC1234023B42FEAA4C04940CE1EC3BEF8C12340CA3C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EDD8F4A96C012A40815A502D882148402D17E07140012A40B2A4DC7D8E214840C8A64BB505022A40B6053A49A9214840C8A64BB505022A40B6053A49A92148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C8A64BB505022A40B6053A49A9214840C8A64BB505022A40B6053A49A9214840F07A1FFDE5012A40E5DB16C0EF214840C419B27048012A400A1C64ED4A224840F96FB9556B002A405AB44AFAC5224840F96FB9556B002A405AB44AFAC52248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17D6B568B37E2940AFD461160A13484002D5E4CEF17E29403D612E4E21134840753BA011117F2940B70E0EF6261348407DF20B0ADE7F29405D3C17A1331348407DF20B0ADE7F29405D3C17A1331348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office:value-type="string" calcext:value-type="string">
            <text:p>0105000020E61000000100000001020000000600000018CF45E80C011F4030116F9D7F0C484018CF45E80C011F4030116F9D7F0C4840F7C6B546A9011F40CFCDED14610C4840E1A018B4EB011F40CD00BCAA580C4840B13FE48810021F40C35E72ED550C48402950C741E8011F407F2F0906570C48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office:value-type="string" calcext:value-type="string">
            <text:p>0105000020E61000000100000001020000000600000007DC4EB6DCB02540C43F11305FB0484007DC4EB6DCB02540C43F11305FB048405A8121AB5BB12540C60C9E53DAB04840B55950734DB025407480608E1EB148405332EF2719AF254016F3BDD06DB148405332EF2719AF254016F3BDD06DB148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office:value-type="string" calcext:value-type="string">
            <text:p>0105000020E61000000100000001020000000400000041AF0B24ADAF25403422400079B048400FD6FF39CCAF25401CD8857A55B0484007DC4EB6DCB02540C43F11305FB0484007DC4EB6DCB02540C43F11305FB048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E000000EAEF00AA13FF29406EAAEE91CD254840EAEF00AA13FF29406EAAEE91CD2548405A7336D373012A404923B08394254840A4ECE35762042A4050A84CD64D254840E5E434FA87072A400B60CAC00125484071523D3EC6092A4046C71F56C9244840E0015427560C2A4024EA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550000007DF20B0ADE7F29405D3C17A1331348407DF20B0ADE7F29405D3C17A133134840E93A43273A812940F7AD7BD058134840D5415E0F26812940A8E67283A11348400D457012397F294050D88F5E1E144840FC97FFEB377E294088DFA8705F14484002E264D12A7D2940A193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7400000030AC43C5F4342A40D8CA9DE3575548401961E52BDC352A40833E479A2E554840D008DBF40C362A408A20CEC309554840C5628A28DC352A40B41E6393A15448407D17A53AD3362A402682829C41544840D7112CB3AD372A4041F10813EB5348403F912749D7382A40EEA2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A824462AE71A2A406B7418DD8B224840A824462AE71A2A406B7418DD8B224840FA163147EA1C2A4092C547D5C0224840FA163147EA1C2A4092C547D5C02248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D00000054FB1983F3BA2940EEEE01BA2F2A484054FB1983F3BA2940EEEE01BA2F2A4840B6CE09EB10BD2940286D05A8042A4840DF7EAFD7AABF2940D163EF20D1294840D0D556EC2FC32940DC43673E8C294840C9A7114427C52940204A0F9E642948402FDA88CC01C72940C823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B00000086611B4C1E1E2A40AFF83C354D22484086611B4C1E1E2A40AFF83C354D224840411768D201202A40FC404D8814224840A43E24D7A8222A4031B19EFFC3214840DE640A8CAB242A40EBA7A4F3862148400C3554D680262A40DE2EEA494F214840A9B3493437292A402FBC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A000000F96FB9556B002A405AB44AFAC5224840F96FB9556B002A405AB44AFAC52248402A386167AFFF2940B29A536E472348405431DF0BDDFE294010CB0B55D6234840BE1AFBED46FE29404751B17B3C244840858FD2B6ABFD2940A11DCB16A4244840BE6A65C22FFD2940A393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9FACBDF49BA2224083B5204A6A5B4B409FACBDF49BA2224083B5204A6A5B4B40C3A85AC125A22240F1B84D5D9E5B4B40015130630AA22240CDE5AB89AA5B4B404850A15F00A22240BF3FEFD7AE5B4B40F229077EEAA22240E65B0382A75B4B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70000007A32A42F29732340D69695815E254B407A32A42F29732340D69695815E254B401AD8CF07707323403BA92F4B3B254B405FA9786D80732340F0A7C64B37254B40CE72D9E89C732340F96871C630254B40C08DDEBAAC7323405592D0F12C254B407E025765387423408D1F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06000000A7EE25E88A4D22401313D4F02D214B40A7EE25E88A4D22401313D4F02D214B40B9BC83E9C54E22404743215DC7204B40C344285BC94F2240BA2583ED71204B40E8363C180C5122403EA363BD07204B40E8363C180C5122403EA363BD07204B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24000000A2702B3816372240F520DF54E9174B4037E0980A963722404BC164F4ED174B4098E4DB16C03722409C1DA9BEF3174B40E84EB0FF3A3B22406E1393DC06184B4052538149E03D224007BBBC9415184B403F236CD333402240C52A943B22184B40AB0C3E2883422240839A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2A000000A7EE25E88A4D22401313D4F02D214B40A7EE25E88A4D22401313D4F02D214B404DD3B194764C2240F797DD9387214B40AF0D709C6F4B2240B353BD46DC214B40045F2C674A4A22404DFA7B293C224B4003E55BC41C492240A435ABE39D224B40B8A0AD39F6462240361B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C342F7F6F89A2A40EF192E17961D4A40C342F7F6F89A2A40EF192E17961D4A40409F6DDA319A2A40316B18F4941D4A40409F6DDA319A2A40316B18F4941D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A0000000E6C9560714823400A151C5E102D4B400E6C9560714823400A151C5E102D4B40857CD0B359452340A87686A92D2D4B4055F833BC59432340221FF46C562D4B40EE4108C8974023408ECEF9298E2D4B4066941DD1F33D234001FFEFE3C32D4B40D28DB0A8883B2340B902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230000004AA4236F6F752340126C5CFFAE254B404AA4236F6F752340126C5CFFAE254B402D095053CB762340F81BEDB8E1254B40607AFB73D1782340919C4CDC2A264B40736A6798DA7A2340A70A462575264B4039B709F7CA7C23405A83F755B9264B4023C32ADEC87C2340E8F7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7A32A42F29732340D69695815E254B407A32A42F29732340D69695815E254B40A011B6E91974234054E751F17F254B404AA4236F6F752340126C5CFFAE254B404AA4236F6F752340126C5CFFAE254B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72000000BA6B09F9A0072340F14C689258304B40BA6B09F9A0072340F14C689258304B4041D5E8D500052340CEA96400A8304B40E5D70FB1C102234082221631EC304B404A2A53CC41002340AE84EE9238314B40925CFE43FAFD22407FE200FA7D314B404A0F43AB93FB22403B39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0C00000051EFF329116E22404B9869FB57F44A4051EFF329116E22404B9869FB57F44A400EEBD7E77B6F224032F43E4459F44A404406A85FD8702240BB8F920D5AF44A4000C80913467322403D821B295BF44A4096B6B8C66776224006ABA0585DF44A40487CDDD8A2772240507B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070000000BB7249E42632240A75CB6AC70F44A40167AB3BC61652240774364A252F44A40B029464C3F672240177DAAAF53F44A40B07F8DDAB36922406414BA0155F44A40929158F7346C2240CE4EAB8D56F44A4051EFF329116E22404B9869FB57F44A4051EFF329116E22404B98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493B246BC3A72640CF818A4FA6B24840493B246BC3A72640CF818A4FA6B248405CB45B261EA726409211AB9A7BB24840840AB37515A72640A0EBB1E375B24840CA460A8B66A726408171CA985DB248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00000005B3DCC03FDFA2340EC34D25279E24A405B3DCC03FDFA2340EC34D25279E24A400863FA14B6FD23402BE8AC05ACE24A403B675595C7002440A3AFC513E6E24A40906F4AD466032440A8C6F07D16E34A40387D87ECCD052440C0DEB36444E34A400E00B0952B0724402034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7300000069458AB7841224400992D2C7D7E64A4069458AB7841224400992D2C7D7E64A40E1E69EBF1A1524401937DA160AE74A4097CCB1BCAB162440E73686A526E74A40826ED4AF19192440298C779153E74A4091AEE309CE1A244090728B5473E74A40C803DBD2B41D244045C0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706C2C17E0452540DFCFDF3AB5F54A40706C2C17E0452540DFCFDF3AB5F54A40FA7486F3BA4725405C8F673CB6F54A406380D3776E4825406764811FA7F5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F7CBC97921FA2340B9ED066315E24A400E0D309864F923406FC61FFB0FE24A40F934272F32F92340BD5EF5DB32E24A40F934272F32F92340BD5EF5DB32E2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F934272F32F92340BD5EF5DB32E24A40F934272F32F92340BD5EF5DB32E24A405B3DCC03FDFA2340EC34D25279E24A405B3DCC03FDFA2340EC34D25279E2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100000001954FC7A67EC2140F817BC009A564B40CC2665F789EC214038482D3993564B40016A0F20E8ED2140ACA690D03B564B40D365D6F786EF2140E9AE3610DC554B408084BC7905F12140B5290DEB7C554B40DC0CDC2681F2214013865C0421554B4040AEC387C8F3214089DF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31000000E9482465B4B821400F0985DA6C654B4005CB6CEB02B92140765D537B6C654B406C49A2F20ABB21400C433FAE68654B40D6613BCE23BD2140E059716028654B402BD1A3F32BBF21401D1B26BFEA644B40E5AC99C640C02140720CB73297644B4055EFBAC84EC12140B977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2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500000038B41204D97C2340E8E8A7EE8075494038B41204D97C2340E8E8A7EE807549407FB5B4649F7D23407947212466754940C11BD2A8C07D2340BCFA67BC63754940DB31B57C077E2340187642035B75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FC3670821FE22940FF90185DF3474A40C85E944506E22940076E934039484A40F275638BEEE22940553F259D37484A40D68ADB0D47E42940919F8D5C37484A40D68ADB0D47E42940919F8D5C3748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BE512B4CDF7F20404CC054D8B16C4840BE512B4CDF7F20404CC054D8B16C4840805D972BCD7F204036A094FF7F6C4840805D972BCD7F204036A094FF7F6C48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56000000D3270351413320400C6366FA805A4840D3270351413320400C6366FA805A4840100C7B359B3220405A35632C2E5A48400CC79860DD312040F495F6BCD1594840611278712C312040444651B17B594840C4FD91335E302040A8FD7B95215948400F7F4DD6A82F2040D20A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380E61A17BA31F40096DDEDD6F404840380E61A17BA31F40096DDEDD6F40484022753BFBCAA31F40608209922D404840A211B33C96A41F402EDD78372A4048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62C32EE5D76A2A404F475BF0FD564A4062C32EE5D76A2A404F475BF0FD564A4015AA40D24C6C2A401BCE46F828574A4015AA40D24C6C2A401BCE46F82857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F35597F848FB2340E59590B4C0E14A40F35597F848FB2340E59590B4C0E14A400B15771783FA2340BFB44D96FFE14A405789682A7AFA2340114B146B02E24A40C66E9F5566FA23401937DA160AE24A4005B9D5BD5FFA2340D6B1A5A20CE24A40059CEFF153FA234016D7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office:value-type="string" calcext:value-type="string">
            <text:p>0105000020E610000001000000010200000005000000C13E952E588D2340F35597F848D94A40C13E952E588D2340F35597F848D94A4070EF1AF4A58B23409FBE54223FD94A40152411757A892340DB1B7C6132D94A40152411757A892340DB1B7C6132D9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B00000012D033AC98281A408833BF9A03A6494012D033AC98281A408833BF9A03A649403CAAF5D95C281A40FE5B131CA8A54940C494EDE824281A40EC39443756A54940EA899DDFE62B1A40D1E9793716A549400F886B1041301A40429CE2CC0AA54940C36A2C616D341A40D752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7000000AE4786C1A1741A409120A68E9FBC4940AE4786C1A1741A409120A68E9FBC4940FBA01D26D0761A4087E7001CD6BC4940D019074D01771A404B3FE1ECD6BC4940FF8062BF82771A403B70CE88D2BC4940C94D1E60F7771A40619AD832CFBC494030DAE2C432781A4073BA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F000000A5DC7D8E8FEE2B406BF5D55581964A40A5DC7D8E8FEE2B406BF5D55581964A40DED506825BEE2B40DDB8C5FCDC964A40C09B6ED921EE2B408C67D0D03F974A401BDB6B41EFED2B40C3F869DC9B974A400573F4F8BDED2B40BD152E50F7974A40906AD8EF89ED2B40D603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70000005D4885A3FCE92B4067602E2947A04A40B700231E3FEA2B405BBD1EA743A04A4009A9DBD957EA2B4095FDA9A745A04A4016472FB484EA2B407634B33B49A04A405FD218ADA3EA2B4080D6FCF84BA04A4012EEDF06C6EB2B406713BB1171A04A4012EEDF06C6EB2B406713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7771C1D4596B2B40B98A9B0218454A404FC87322666B2B4082F057B730454A40F7AA3A504C6B2B40513239B533454A40E228D42E016B2B401E90847D3B454A40D424C2D0346A2B408E09319754454A40D424C2D0346A2B408E0931975445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2D0000009727C6E86FB42340CB23C9BD0AF349409727C6E86FB42340CB23C9BD0AF3494003CA4BA36EB423403F16478A6DF349406E043D2F70B423401777CDF5C7F34940F06E6589CEB22340F80890FC1CF44940E9B1D2495BB123408AC67F2667F449401A8634CFB6AF23404840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0695148E1F472740DC45A3EF65224A4043C81E46AD4527409C1D047866224A404109D8B38C45274050B4064A65224A40D73D682C50452740FE7964BD62224A40E6E37F97BE4427400D40FE2D5C224A40E6E37F97BE4427400D40FE2D5C22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2319C27ABC5F2840572718526BE84A4036B973BC5D5E28404646072461E84A40795FF0C4075D2840126A865451E84A40795FF0C4075D2840126A865451E8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32E884D041E71C40E37B35F6DBAC4A4032E884D041E71C40E37B35F6DBAC4A406B662D05A4E51C40E6CC1BCCCBAC4A403D1FAF5120E51C404E2036A2C5AC4A4097AE601BF1E41C40CC61F71DC3AC4A4037B7C6C29EE51C40C3F6BF69CAAC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C5E043860D1B20407F385F9CBCAA4A40A06120BE021B2040704B3F3CA6AA4A40D9898164F01A204027EF2DF6A8AA4A402BD780ADB71A20407082CA53B1AA4A40DECCE847C31920408A58C4B0C3AA4A40DECCE847C31920408A58C4B0C3AA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40000002279420AF917284002767F06E56549402279420AF917284002767F06E565494096BABFD595162840C3082B5FE165494096BABFD595162840C3082B5FE165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4000000909F32A3C49F2940B8D507ED306E4940909F32A3C49F2940B8D507ED306E494008944DB9C29F2940761085E0026E4940749AEA52A6A029400310E345CF6D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2B2BF290CE19204048AAEFFCA2AA4A402B2BF290CE19204048AAEFFCA2AA4A40367FA724461A204037D5A425A0AA4A4054B93FCD7F1A204024CB93B597AA4A4045B467E0911A2040611DC70F95AA4A40C5E043860D1B20407F385F9CBCAA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946342FBCA292040A83068D5E76D4A408764123F102A204068F62FFFD76D4A403014B01D8C2820408ACF9D60FF6D4A403014B01D8C2820408ACF9D60FF6D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4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3"/>
          <table:table-cell office:value-type="string" calcext:value-type="string">
            <text:p>0105000020E61000000100000001020000000400000096BABFD595162840C3082B5FE165494096BABFD595162840C3082B5FE1654940E53FEE6CD91728409FFA511E27664940E53FEE6CD91728409FFA511E2766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8A0000005332EF2719AF254016F3BDD06DB148405332EF2719AF254016F3BDD06DB148401F903AF020B02540F92E4A75A6B14840DE2FB0D870B22540B586F7C19EB1484017F0D709D4B3254059141B9881B14840A59B69673DB52540E0BCDD3763B148405C36DF2D35B72540A00C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9B0645F300FE2940AB2C65749B2548409B0645F300FE2940AB2C65749B2548400FD8D5E429FF2940DA380774CB254840EAEF00AA13FF29406EAAEE91CD254840EAEF00AA13FF29406EAAEE91CD2548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86611B4C1E1E2A40AFF83C354D22484086611B4C1E1E2A40AFF83C354D224840A824462AE71A2A406B7418DD8B224840A824462AE71A2A406B7418DD8B2248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F000000A824462AE71A2A406B7418DD8B224840A824462AE71A2A406B7418DD8B22484078859911391C2A40E7E7E15F5F224840699FD854271D2A4045CF770140224840A56DFC89CA1E2A40C69ADBCE08224840D6EF784952202A408DD88239D5214840F7F29606D9212A409605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7DF20B0ADE7F29405D3C17A1331348407DF20B0ADE7F29405D3C17A1331348408A754FC35C7F2940349D42531B1348408D9B1A683E7F294054104DEA1513484017D6B568B37E2940AFD461160A1348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FA163147EA1C2A4092C547D5C0224840FA163147EA1C2A4092C547D5C022484086611B4C1E1E2A40AFF83C354D22484086611B4C1E1E2A40AFF83C354D2248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3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9B0645F300FE2940AB2C65749B2548409B0645F300FE2940AB2C65749B254840B468F0ADFEFE29405BF10D85CF254840EAEF00AA13FF29406EAAEE91CD254840EAEF00AA13FF29406EAAEE91CD2548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240000007A84E4AE6F392240155D7237E32F4B407A84E4AE6F392240155D7237E32F4B406D4D04BBAB382240A5E9A2D755304B40EE43DE72F5372240802C4487C0304B40CD261B6A6F372240C3F8C4950E314B4020402BD5AA362240B72A89EC83314B40C1FFFBF8F0352240CD6B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9FACBDF49BA2224083B5204A6A5B4B409FACBDF49BA2224083B5204A6A5B4B403877AA3242A222406759411DA05B4B4097FD5F1A2BA222407FE60709AC5B4B40D162844B22A222403556AC2BB05B4B40F229077EEAA22240E65B0382A75B4B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70000007A32A42F29732340D69695815E254B407A32A42F29732340D69695815E254B40EB31DB5F877323408E87AD8F3D254B403A5D16139B732340B3F96EA939254B405570D3FAB6732340EC3EB61B33254B40F48C7DC9C6732340A79E605A2F254B407E025765387423408D1F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706C2C17E0452540DFCFDF3AB5F54A40706C2C17E0452540DFCFDF3AB5F54A40BFD29E37BA4725402FDBF3A1B0F54A406380D3776E4825406764811FA7F5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F934272F32F92340BD5EF5DB32E24A40F934272F32F92340BD5EF5DB32E24A40CA17B49080F92340B0AF75A911E24A40F7CBC97921FA2340B9ED066315E2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130000003D85B762DAFE21408E4DE1F725524B403D85B762DAFE21408E4DE1F725524B40AABDE36FD6FF2140E8C41EDAC7514B40D10F7E3DBA002240D119620674514B40F80379D1B20122400650E7E50B514B406C7E575FB80222406AA2748EA6504B4038CAB040AA032240C255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07000000FE4AE7C3B36422408D2C996379F44A40FE4AE7C3B36422408D2C996379F44A4003637D03936322406C85443580F44A40AF473C34876322405A48652F80F44A408D2C99637963224089CC012780F44A40410E4A98696322404E10751F80F44A400BB7249E42632240A75C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07000000FE4AE7C3B36422408D2C996379F44A40FE4AE7C3B36422408D2C996379F44A40C778DED7926322403D693C6C7DF44A406E10F7A287632240B4E1557B7DF44A40BC0C5AA379632240A8A9656B7DF44A40C4EC65DB69632240D82D02637DF44A400BB7249E42632240A75C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3D000000A0D2348F68CE20400C63E3D0084E4A40543D997FF4CD204060251FBB0B4E4A40C0AD60C037CE2040E8BFACF5EA4D4A40DBC01DA853CE2040467C2766BD4D4A40BC96900F7ACE204008E6E8F17B4D4A40D89E5912A0CE2040053411363C4D4A409F93DE37BECE2040E5B9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2000000588E90813C3722406C73AD07DD174B40588E90813C3722406C73AD07DD174B404DEF2C8BD3362240879D730179174B403C889D29743622408ED4D6E319174B40931B45D61A3622408B02D8DBC1164B40740580CFB4352240927241C758164B40E0652BD43F3522406529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5FE68585A460224085BB0E304EF44A405FE68585A460224085BB0E304EF44A403B8F8AFF3B6222409058E60874F44A403B8F8AFF3B6222409058E60874F4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1FCC37EC08592240E12E562F1AF54A401FCC37EC08592240E12E562F1AF54A4006CBC7A4755A2240542E9E8BD0F44A40FE4BAD52D55B22405D07623486F44A4065B9B601E95C22400902BFA14BF44A4023D0AAE0015F224009A062E64CF44A405FE68585A460224085BB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070000000BB7249E42632240A75CB6AC70F44A40410E4A98696322404E10751F80F44A401A0E9590596322407D94111780F44A405186AA984A6322407D94111780F44A40C95DDFE23C632240CB5F6B0080F44A403B8F8AFF3B6222409058E60874F44A403B8F8AFF3B6222409058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10000000102000000070000000BB7249E42632240A75CB6AC70F44A40C4EC65DB69632240D82D02637DF44A4043E966DA596322409D71755B7DF44A407A19C5724B632240D82D02637DF44A407012DE793D6322409139854B7DF44A403B8F8AFF3B6222409058E60874F44A403B8F8AFF3B6222409058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50000004AE93EA5EF3A224038E5C06158FA4A404AE93EA5EF3A224038E5C06158FA4A400426CBA4E13B2240AFB9A3FFE5F94A40588BF447BD3C224000A13F7E80F94A4027B8A2DE9D3E22409D2BEF4F4EF94A400BB37515F74022405EFF09890FF94A4081EAC48ABF422240E788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33E54350358A1F40F6A7435D5A234A4033E54350358A1F40F6A7435D5A234A406FC1AD16338D1F40D2AF085971234A40CFD12535ED8E1F409FB4C3BC8123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9022A8DDE9B32340454421DD16D349409DEEE1372AB4234034AE6EAB0FD34940FE45D09849B42340E72ACC310FD34940AD18AE0E80B42340525788580ED34940DEDCA9CA08B523403AC14879F7D24940DEDCA9CA08B523403AC14879F7D2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60000002950C741E8011F407F2F0906570C4840D038C3C36A021F4041A9AC5C5E0C48401E6BEB4C46021F40BDBE2033610C484080D6A13FD9011F40205E7C76650C484018CF45E80C011F4030116F9D7F0C484018CF45E80C011F4030116F9D7F0C48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0BB7249E42632240A75CB6AC70F44A40167AB3BC61652240774364A252F44A40FE4AE7C3B36422408D2C996379F44A40FE4AE7C3B36422408D2C996379F4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B0000004B1A48BCE1332240139D6516A1FD4A404B1A48BCE1332240139D6516A1FD4A407E6BCC90CF342240F366C3503DFD4A4095B48762973522404D82DCEADEFC4A40A11749168B36224034B67CC96BFC4A40F4CC261B6A372240114B146B02FC4A4065202AE8513822409173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A0000006000868A162D2240C7AEA3607C004B406000868A162D2240C7AEA3607C004B40BAA46ABB092E2240D8C68E7C14004B406E5E8BCC122F22407CB779E3A4FF4A4001906EDFFE2F22407A52CB7B41FF4A401FD72BD1FE3022407BF18F08D7FE4A40398485EEED312240E9BD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F00000030CE29125D152240AFC623021F0B4B4030CE29125D152240AFC623021F0B4B4045B3FC0AE314224005E67C0CB10A4B40E593BA09631422403AB764B03D0A4B40903E9C76E7132240FC4A3151CE094B40B582F0B270132240DAB7EE4163094B4006D7DCD1FF122240253E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B000000EB1AD24D071B22408A624DC00A154B40EB1AD24D071B22408A624DC00A154B4060747973B81A224008E1760D9F144B40032670EB6E1A224004C93B8732144B409BA5AEC6231A2240FD982034CC134B40CF577F3AD4192240D289A9995A134B40576D48ED8F1922400B9F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80000003886B57EB5AA1D40C4FE8BAF80BA49409D723BEA9EAB1D40769D578682BA4940B8770DFAD2AB1D402EFFC64384BA4940C29CEADA28AC1D40EB03C93B87BA4940E15BFD7D6BAC1D40D245F93889BA49400EEE186888AC1D4078561C188ABA49406E6C1BEB87AD1D407B8B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400000033E54350358A1F40F6A7435D5A234A4033E54350358A1F40F6A7435D5A234A40113AE8120E8D1F407710E09975234A40CFD12535ED8E1F409FB4C3BC81234A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5000000B4FA34385BF21940E83D84A746B04940A0AE4912DFF41940633F30ECD5AF49409DB6EB4A70F71940FDA776E162AF49402F2EFAAF18FA1940531A7B40EAAE494098A7D1B7BBFC1940BCC9CC6572AE494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0F00000098A7D1B7BBFC1940BCC9CC6572AE494056850662D9FC1940938A6B216DAE494041571124A5FF1940B5577AC8EFAD49403AF306F3B2011A40768071BA76AD49402CB6EE8BF0031A40D5997B48F8AC49408DA3CDCC27061A4099220A7778AC494065D46B6924081A40C3EF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340000005332EF2719AF254016F3BDD06DB148401F903AF020B02540F92E4A75A6B14840DE2FB0D870B22540B586F7C19EB1484017F0D709D4B3254059141B9881B14840A59B69673DB52540E0BCDD3763B148405C36DF2D35B72540A00C44053DB14840B2DE03CF18B92540577E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4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55000000CA4BA36E0C0E26409C85E2337EAD4840C270091BF90F26401B7739DB92AD484007F1811DFF112640B01AF09EA8AD48407CB94F8E02142640EDD401B5BDAD484051F1C9D46E1526405CC933D4CDAD48408ECAF21A601726408C4A8F4BC1AD484097A88361651926401B16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C0000006D0CF09359AB2040F79A79CD06094A40B5BCBC4A88AB2040667330F6B9084A40B9B0C975AEAB20408591031B7C084A40B9D1B650E8AB2040AC2D86BC2F084A4017BE199018AC20408B901557F0074A4098F1006086AC20401347C3CEB9074A407FD470DB08AD20404E7D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10000000102000000160000009D3C2C4DACBB20404410B9E4FE014A40042ED9C23DBC204085D21742CE014A40A022E2410EBD2040F164DC7987014A40D514B7C0D4BD20409C64F55844014A400A078C3F9BBE2040881F52C202014A40BE82D9A95EBF204027B330FAC0004A40F60A0BEE07C020408CB9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8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3"/>
          <table:table-cell office:value-type="string" calcext:value-type="string">
            <text:p>0105000020E610000003000000010200000002000000E5057D8E347922408A86D6D4C3F24A40DCED1FB0177B2240B11303C9E0F24A40010200000004000000AB42FB06A16722406CE0F4C8A1F24A407A47D7964B6822401CA4969CC9F24A40EA99B91B9F682240C7511443CDF24A40183CF14174692240808868CFC0F24A4001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9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7000000010200000029000000E9EB4F4C182C1E40878BC76003BA4940BB8509FE122C1E40DC37521102BA49406685C7235D301E40F312526D26BA4940EEF9505898341E40FAD687F546BA49404FF4AF9B08391E4069A961646EBA49403122F6AEE63D1E40B3FB445497BA4940CE5E6C109C411E4061A8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3000000010200000016000000C447C494489A1A40291C8BB7DFC6494016342DB1329A1A40A5D299C5D5C649405057772CB6991A407F50172994C6494084F34EAA22991A40D32A44D14DC64940959169238D981A402D3EAA0606C6494069E1575128981A400CCC0A45BAC54940626FBD01C1971A40E626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4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400000001020000000E0000008A592F8672A21A402298593AD5CA49406BECB71BE9A11A40220A1CBFA6CA4940A8D71CD60AA11A40AC1C5A643BCA49406153E751F19F1A40A366FE87AAC949406043CB15399F1A407685E39E53C94940E502E154B59E1A40B2BBE58F0EC949407EACE0B7219E1A40F698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EnLAG16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40000000102000000020000006A6391CB24AB2040A08B868C47094A406D0CF09359AB2040F79A79CD06094A4001020000000600000059723845BD3520405F945851D3214A408671DCCE63352040B04390DECB214A4084CF7B084F352040B6B28EF4B3214A40467BBC900E3720400E17B9A7AB214A402A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21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office:value-type="string" calcext:value-type="string">
            <text:p>0105000020E61000000200000001020000001700000018CF45E80C011F4030116F9D7F0C48408768BE94CB001F4012B2E20ADE0C4840DBE3857478001F4087962B723E0D4840781211FE45001F407742F9CCA30D4840202E94A707001F402A125D610B0E4840FC41B85DC3FF1E4039DD0DFD6E0E4840CB68E4F38AFF1E40C545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4000000010200000007000000D38668194E2628406EE34F5436A648405FCF7C73242828409E7B0F971CA64840CA2C8C3E30292840F271B73533A648402155B9F53F292840F8A4B84F33A64840A279A5D1892928401CA9ADC733A648409DA38E8EAB292840636F18BB33A64840BBEF0B431D2A28402306 (...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commissioning_NEP</text:p>
          </table:table-cell>
          <table:table-cell table:style-name="ce7" office:value-type="string" calcext:value-type="string">
            <text:p>BBPlG18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520" calcext:value-type="float">
            <text:p>520</text:p>
          </table:table-cell>
          <table:table-cell table:number-columns-repeated="3"/>
          <table:table-cell office:value-type="string" calcext:value-type="string">
            <text:p>0105000020E6100000090000000102000000030000007E07C21FC33A28406D829D98C9D048407B8505F7033A28408A6F7209D1D048401A94C4ED2B3A2840B6E276C311D1484001020000000B000000FFB1B5638F292840A30B451559D54840B5EACE6E882C28402E02637D03D54840DFC83CF2072F2840019A52A8B8D4484096 (...)</text:p>
          </table:table-cell>
          <table:table-cell table:number-columns-repeated="1012"/>
        </table:table-row>
        <table:table-row table:style-name="ro8" table:number-rows-repeated="104833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Rückbau nach sql" table:style-name="ta6">
        <table:table-column table:style-name="co1" table:number-columns-repeated="1024" table:default-cell-style-name="Default"/>
        <table:table-row table:style-name="ro8">
          <table:table-cell table:style-name="ce1" office:value-type="string" calcext:value-type="string">
            <text:p>Projekt</text:p>
          </table:table-cell>
          <table:table-cell table:style-name="ce1" office:value-type="string" calcext:value-type="string">
            <text:p>Abschnitt</text:p>
          </table:table-cell>
          <table:table-cell table:style-name="ce1" office:value-type="string" calcext:value-type="string">
            <text:p>Startpunkt</text:p>
          </table:table-cell>
          <table:table-cell table:style-name="ce1" office:value-type="string" calcext:value-type="string">
            <text:p>Endpunkt</text:p>
          </table:table-cell>
          <table:table-cell table:style-name="ce1" office:value-type="string" calcext:value-type="string">
            <text:p>Spannung</text:p>
          </table:table-cell>
          <table:table-cell table:style-name="ce1" office:value-type="string" calcext:value-type="string">
            <text:p>Leistung (MW)</text:p>
          </table:table-cell>
          <table:table-cell table:style-name="ce1" office:value-type="string" calcext:value-type="string">
            <text:p>Technik</text:p>
          </table:table-cell>
          <table:table-cell table:style-name="ce1" office:value-type="string" calcext:value-type="string">
            <text:p>Erdkabelpilot</text:p>
          </table:table-cell>
          <table:table-cell table:style-name="ce1" office:value-type="string" calcext:value-type="string">
            <text:p>NOVA</text:p>
          </table:table-cell>
          <table:table-cell table:style-name="ce1" office:value-type="string" calcext:value-type="string">
            <text:p>Rückbau</text:p>
          </table:table-cell>
          <table:table-cell table:style-name="ce1" office:value-type="string" calcext:value-type="string">
            <text:p>Anzahl Kabel</text:p>
          </table:table-cell>
          <table:table-cell table:style-name="ce1" office:value-type="string" calcext:value-type="string">
            <text:p>topo</text:p>
          </table:table-cell>
          <table:table-cell table:style-name="ce1" table:number-columns-repeated="1012"/>
        </table:table-row>
        <table:table-row table:style-name="ro8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34491737E0272240077FDE21ED414B401C09D91E62FC21405F82AED8BA4C4B40',</text:p>
          </table:table-cell>
          <table:table-cell table:number-columns-repeated="1012"/>
        </table:table-row>
        <table:table-row table:style-name="ro8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17CA504549312240342D73AE813C4B4034491737E0272240077FDE21ED414B40',</text:p>
          </table:table-cell>
          <table:table-cell table:number-columns-repeated="1012"/>
        </table:table-row>
        <table:table-row table:style-name="ro8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A7EE25E88A4D22401313D4F02D214B407A84E4AE6F392240155D7237E32F4B40',</text:p>
          </table:table-cell>
          <table:table-cell table:number-columns-repeated="1012"/>
        </table:table-row>
        <table:table-row table:style-name="ro8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1954FC7A67EC2140F817BC009A564B403D85B762DAFE21408E4DE1F725524B40',</text:p>
          </table:table-cell>
          <table:table-cell table:number-columns-repeated="1012"/>
        </table:table-row>
        <table:table-row table:style-name="ro8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E9482465B4B821400F0985DA6C654B401954FC7A67EC2140F817BC009A564B40',</text:p>
          </table:table-cell>
          <table:table-cell table:number-columns-repeated="1012"/>
        </table:table-row>
        <table:table-row table:style-name="ro8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7A84E4AE6F392240155D7237E32F4B4017CA504549312240342D73AE813C4B40',</text:p>
          </table:table-cell>
          <table:table-cell table:number-columns-repeated="1012"/>
        </table:table-row>
        <table:table-row table:style-name="ro8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3D85B762DAFE21408E4DE1F725524B4029CDE67118FC21404F779E78CE4C4B40',</text:p>
          </table:table-cell>
          <table:table-cell table:number-columns-repeated="1012"/>
        </table:table-row>
        <table:table-row table:style-name="ro8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564589B8733922401DE884E04BFA4A404AE93EA5EF3A224038E5C06158FA4A40',</text:p>
          </table:table-cell>
          <table:table-cell table:number-columns-repeated="1012"/>
        </table:table-row>
        <table:table-row table:style-name="ro8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564589B8733922401DE884E04BFA4A404AE93EA5EF3A224038E5C06158FA4A40',</text:p>
          </table:table-cell>
          <table:table-cell table:number-columns-repeated="1012"/>
        </table:table-row>
        <table:table-row table:style-name="ro8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86123F927D202240BBB93B0FBB0A4B40010AE4C8B91F2240D8BF46EDD90A4B40',</text:p>
          </table:table-cell>
          <table:table-cell table:number-columns-repeated="1012"/>
        </table:table-row>
        <table:table-row table:style-name="ro8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office:value-type="string" calcext:value-type="string">
            <text:p>'0102000020E61000000200000086123F927D202240BBB93B0FBB0A4B40010AE4C8B91F2240D8BF46EDD90A4B40'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076BF706BAF52A401C1252126D504A40B32781CD39042B40549F9A81804F4A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D68ADB0D47E42940919F8D5C37484A4062C32EE5D76A2A404F475BF0FD564A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15AA40D24C6C2A401BCE46F828574A40DF14FB7035872A4039883144A9594A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B32781CD39042B40549F9A81804F4A407771C1D4596B2B40B98A9B0218454A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8D2AC3B81B942A4061F3BBFAC2594A40076BF706BAF52A401C1252126D504A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DF14FB7035872A4039883144A9594A408D2AC3B81B942A4061F3BBFAC2594A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12EEDF06C6EB2B406713BB1171A04A405D8DEC4ACB102C4036B39602D2C04A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5414F93FD10E2140935A28999CED484061BBC50D09312140B4999E0B7EF948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E1D80EA1A58E2140DD572FD0FFFB4840BDF20F11ED5D21400F1DF11AAAF848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61BBC50D09312140B4999E0B7EF948401DE90C8CBC582140ED63AA059BF848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FC51D890878022403562D7B7A58E4A40E318C91EA14622401DEA77616B6C4A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E318C91EA14622401DEA77616B6C4A409DA223B9FC372240E964A9F57E454A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7657D17A53B42740AFEBBC32148C4A40795FF0C4075D2840126A865451E84A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E6E37F97BE4427400D40FE2D5C224A40E59F747D7AC327409EB0694A578A4A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32E884D041E71C40E37B35F6DBAC4A40DECCE847C31920408A58C4B0C3AA4A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3014B01D8C2820408ACF9D60FF6D4A402B2BF290CE19204048AAEFFCA2AA4A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0E6C9560714823400A151C5E102D4B40BA6B09F9A0072340F14C689258304B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4AA4236F6F752340126C5CFFAE254B400E6C9560714823400A151C5E102D4B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BA6B09F9A0072340F14C689258304B409FACBDF49BA2224083B5204A6A5B4B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5B3DCC03FDFA2340EC34D25279E24A4069458AB7841224400992D2C7D7E64A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69458AB7841224400992D2C7D7E64A40706C2C17E0452540DFCFDF3AB5F54A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076BF706BAF52A401C1252126D504A40B32781CD39042B40549F9A81804F4A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4AE93EA5EF3A224038E5C06158FA4A401FCC37EC08592240E12E562F1AF54A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4B1A48BCE1332240139D6516A1FD4A404AE93EA5EF3A224038E5C06158FA4A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6000868A162D2240C7AEA3607C004B404B1A48BCE1332240139D6516A1FD4A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30CE29125D152240AFC623021F0B4B406000868A162D2240C7AEA3607C004B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EB1AD24D071B22408A624DC00A154B4030CE29125D152240AFC623021F0B4B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61862E3E62C523409CDBB9E8EB264840730C6DA57C812340EFD34C52F4D247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D00F4E47BD642240209E89FCDB744840AA3AE6B2C6D922403AF0978F3F0848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3A84E0A7606F22400880E0E0C1014B406000868A162D2240C7AEA3607C004B40',</text:p>
          </table:table-cell>
          <table:table-cell table:number-columns-repeated="1012"/>
        </table:table-row>
        <table:table-row table:style-name="ro8">
          <table:table-cell table:number-columns-repeated="5"/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'0102000020E61000000200000030CE29125D152240AFC623021F0B4B40010AE4C8B91F2240D8BF46EDD90A4B40'</text:p>
          </table:table-cell>
          <table:table-cell table:number-columns-repeated="1012"/>
        </table:table-row>
        <table:table-row table:style-name="ro8"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5"/>
          <table:table-cell office:value-type="string" calcext:value-type="string">
            <text:p>'0102000020E6100000020000007E025765387423408D1F37484D254B4054D1B3B4AEF82340A26C25CF50E24A40',</text:p>
          </table:table-cell>
          <table:table-cell table:number-columns-repeated="1012"/>
        </table:table-row>
        <table:table-row table:style-name="ro8"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5"/>
          <table:table-cell office:value-type="string" calcext:value-type="string">
            <text:p>'0102000020E6100000020000001FCC37EC08592240E12E562F1AF54A405FE68585A460224085BB0E304EF44A40',</text:p>
          </table:table-cell>
          <table:table-cell table:number-columns-repeated="1012"/>
        </table:table-row>
        <table:table-row table:style-name="ro8"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5"/>
          <table:table-cell office:value-type="string" calcext:value-type="string">
            <text:p>'0102000020E61000000200000051AAD8F3908022404323D8B8FE8E4A4030890EDCDCFF2240FD2E1114E4C54A40',</text:p>
          </table:table-cell>
          <table:table-cell table:number-columns-repeated="1012"/>
        </table:table-row>
        <table:table-row table:style-name="ro8"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040" calcext:value-type="float">
            <text:p>1040</text:p>
          </table:table-cell>
          <table:table-cell table:number-columns-repeated="5"/>
          <table:table-cell office:value-type="string" calcext:value-type="string">
            <text:p>'0102000020E6100000020000001438FC94EA0023401A05EEF07AC54A404E3338A517142340F0CE90E0FCC74A40'</text:p>
          </table:table-cell>
          <table:table-cell table:number-columns-repeated="1012"/>
        </table:table-row>
        <table:table-row table:style-name="ro8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E958EF8167402640E435AFEAAC7F49402459D130C6952840550B36BFAB954940',</text:p>
          </table:table-cell>
          <table:table-cell table:number-columns-repeated="1012"/>
        </table:table-row>
        <table:table-row table:style-name="ro8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2279420AF917284002767F06E56549409F63F668601A284007E28629DB644940',</text:p>
          </table:table-cell>
          <table:table-cell table:number-columns-repeated="1012"/>
        </table:table-row>
        <table:table-row table:style-name="ro8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E53FEE6CD91728409FFA511E27664940909F32A3C49F2940B8D507ED306E4940',</text:p>
          </table:table-cell>
          <table:table-cell table:number-columns-repeated="1012"/>
        </table:table-row>
        <table:table-row table:style-name="ro8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E53FEE6CD91728409FFA511E276649402279420AF917284002767F06E5654940',</text:p>
          </table:table-cell>
          <table:table-cell table:number-columns-repeated="1012"/>
        </table:table-row>
        <table:table-row table:style-name="ro8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FFBD2A26F24A2740D0D751D97644494084369435454F27400BC50C439A444940',</text:p>
          </table:table-cell>
          <table:table-cell table:number-columns-repeated="1012"/>
        </table:table-row>
        <table:table-row table:style-name="ro8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84369435454F27400BC50C439A44494096BABFD595162840C3082B5FE1654940',</text:p>
          </table:table-cell>
          <table:table-cell table:number-columns-repeated="1012"/>
        </table:table-row>
        <table:table-row table:style-name="ro8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2459D130C6952840550B36BFAB95494053D0ED258DA128406FA296E656984940',</text:p>
          </table:table-cell>
          <table:table-cell table:number-columns-repeated="1012"/>
        </table:table-row>
        <table:table-row table:style-name="ro8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2279420AF917284002767F06E565494096BABFD595162840C3082B5FE1654940',</text:p>
          </table:table-cell>
          <table:table-cell table:number-columns-repeated="1012"/>
        </table:table-row>
        <table:table-row table:style-name="ro8"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1790" calcext:value-type="float">
            <text:p>1790</text:p>
          </table:table-cell>
          <table:table-cell table:number-columns-repeated="5"/>
          <table:table-cell office:value-type="string" calcext:value-type="string">
            <text:p>'0102000020E61000000200000096BABFD595162840C3082B5FE1654940E53FEE6CD91728409FFA511E27664940'</text:p>
          </table:table-cell>
          <table:table-cell table:number-columns-repeated="1012"/>
        </table:table-row>
        <table:table-row table:style-name="ro8" table:number-rows-repeated="104851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4" table:target-range-address="'Rückbau neu'.A2:'Rückbau neu'.J238" table:contains-header="false">
          <table:sort>
            <table:sort-by table:field-number="8" table:data-type="automatic"/>
          </table:sort>
        </table:database-range>
        <table:database-range table:name="__Anonymous_Sheet_DB__5" table:target-range-address="'Rückbau insgesamt'.A2:'Rückbau insgesamt'.L53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2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2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9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.00.0000</text:date>, <text:time style:data-style-name="N2" text:time-value="16:35:20.15758869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Rückbau_20_nach_20_sql" style:display-name="PageStyle_Rückbau nach sq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P2035_5f_B2" style:display-name="PageStyle_NEP2035_B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P2035_5f_confirmed" style:display-name="PageStyle_NEP2035_confirme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ls</meta:initial-creator>
    <meta:creation-date>2017-12-13T08:49:50</meta:creation-date>
    <dc:date>2018-02-01T16:35:47.043275899</dc:date>
    <meta:editing-duration>PT14H54M21S</meta:editing-duration>
    <meta:generator>LibreOffice/5.1.6.2$Linux_X86_64 LibreOffice_project/10m0$Build-2</meta:generator>
    <meta:editing-cycles>105</meta:editing-cycles>
    <meta:document-statistic meta:table-count="7" meta:cell-count="822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